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22</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Sivershchyna和Slobozhanschyna的指示俄罗斯军队炮击了Chernihiv的Halahanivka ...</text:span>
</text:h>
      <text:p text:style-name="P4">
作者: liveuamap (Language: en)</text:p>
      <text:p text:style-name="P4">
时间: 2023-05-21T-119:46:00</text:p>
      <text:p text:style-name="P4">
地点: Vovchansk (Latitude:50.11827 Longtitude:37.56775)</text:p>
      <text:p text:style-name="P4">
视频: []</text:p>
      <text:p text:style-name="P4">
图片: []</text:p>
      <text:p text:style-name="P4">
标签: ["Russia"]</text:p>
      <text:p text:style-name="P4">
Id: 22564287</text:p>
      <!--METADATA-->
      <text:p text:style-name="P4">
在Sivershchyna和Slobozhanschyna指示Chernihiv地区的俄罗斯军队和Holyshivske，Volfyne，Kindrativka，Yunakivka，Yunakivka，Uhroyidy ofy Sumy地区，也Emlyanky，Ustynivka和Khatnye哈尔基夫地区。 俄罗斯航空诱使哈尔基夫地区的空袭内斯特 - 乌克兰武装部队的总参谋部</text:p>
      <text:p text:style-name="P4">
新闻集链接：<text:a xlink:type="simple" xlink:href="https://liveuamap.com/en/2023/21-may-at-sivershchyna-and-slobozhanschyna-directions-russian" text:style-name="Internet_20_link" text:visited-style-name="Visited_20_Internet_20_Link">
https://liveuamap.com/en/2023/21-may-at-sivershchyna-slobozhanschyna-directions russian</text:a>
</text:p>
      <text:p text:style-name="P4">
News Source: <text:a xlink:type="simple" xlink:href="https://t.me/lumsrc/4853" text:style-name="Internet_20_link" text:visited-style-name="Visited_20_Internet_20_Link">
https://t.me/lumsrc/4853</text:a>
</text:p>
      <!--NEWS-->
      <text:h text:style-name="P10" text:outline-level="1">
<text:span text:style-name="T4">
在库鲁斯局长俄罗斯陆军壳牌托波利，福利夫卡，诺维奥尼斯克，院子，西部，...</text:span>
</text:h>
      <text:p text:style-name="P4">
作者: liveuamap (Language: en)</text:p>
      <text:p text:style-name="P4">
时间: 2023-05-21T-121:46:00</text:p>
      <text:p text:style-name="P4">
地点: Svatove (Latitude:49.46812 Longtitude:37.90575)</text:p>
      <text:p text:style-name="P4">
视频: []</text:p>
      <text:p text:style-name="P4">
图片: []</text:p>
      <text:p text:style-name="P4">
标签: ["Russia"]</text:p>
      <text:p text:style-name="P4">
Id: 22564281</text:p>
      <!--METADATA-->
      <text:p text:style-name="P4">
在Kupiansk的指示，俄罗斯军队炮击了托波利，菲霍利夫卡，诺瓦林斯克，德沃里奇纳，扎帕德纳，扎帕德尼，马苏蒂夫卡，凯斯利夫卡，kotlyarivka，kharkakivka的塔巴耶夫卡，哈尔基夫雷里翁和卢汉斯克地区的Stelmakhivka。 俄罗斯航空在乌克兰的武装部队的武装部队在早上的报告中说</text:p>
      <text:p text:style-name="P4">
新闻集链接：<text:a xlink:type="simple" xlink:href="https://liveuamap.com/en/2023/21-may-at-kupiansk-direction-russian-army-shelled-topoli" text:style-name="Internet_20_link" text:visited-style-name="Visited_20_Internet_20_Link">
https://liveuamap.com/en/2023/21-may-at-kupiansk-direction-russian-army-shelled-topoli</text:a>
</text:p>
      <text:p text:style-name="P4">
News Source: <text:a xlink:type="simple" xlink:href="https://t.me/lumsrc/4854" text:style-name="Internet_20_link" text:visited-style-name="Visited_20_Internet_20_Link">
https://t.me/lumsrc/4854</text:a>
</text:p>
      <!--NEWS-->
      <text:h text:style-name="P10" text:outline-level="1">
<text:span text:style-name="T4">
在莱曼（Lyman）的指示，俄罗斯军队炮击了卢汉斯（Luhansk）地区的北洛洛维卡（Nevske）的马克伊伊夫卡（Makiyivka）； Tor ...</text:span>
</text:h>
      <text:p text:style-name="P4">
作者: liveuamap (Language: en)</text:p>
      <text:p text:style-name="P4">
时间: 2023-05-21T-123:46:00</text:p>
      <text:p text:style-name="P4">
地点: Luhansk (Latitude:48.9375 Longtitude:37.95811)</text:p>
      <text:p text:style-name="P4">
视频: []</text:p>
      <text:p text:style-name="P4">
图片: []</text:p>
      <text:p text:style-name="P4">
标签: ["Russia"]</text:p>
      <text:p text:style-name="P4">
Id: 22564277</text:p>
      <!--METADATA-->
      <text:p text:style-name="P4">
在莱曼(Lyman)的指示，俄罗斯军队炮击了卢汉斯(Luhansk)地区的Nevske，Nevske的Makiyivka； Donetsk地区的Torske，Verkhnokamyanske和Spirne。 俄罗斯武装在乌克兰武装部队的武装部队武装部队中，在Bilohorivka，Dibrova，Yampil，Spirne进行了空袭</text:p>
      <text:p text:style-name="P4">
新闻集链接：<text:a xlink:type="simple" xlink:href="https://liveuamap.com/en/2023/21-may-at-lyman-direction-russian-army-shelled-makiyivka" text:style-name="Internet_20_link" text:visited-style-name="Visited_20_Internet_20_Link">
https://liveuamap.com/en/2023/21-may-at------------------------------- russian-army-shelled-makiyivka</text:a>
</text:p>
      <text:p text:style-name="P4">
News Source: <text:a xlink:type="simple" xlink:href="https://t.me/lumsrc/4855" text:style-name="Internet_20_link" text:visited-style-name="Visited_20_Internet_20_Link">
https://t.me/lumsrc/4855</text:a>
</text:p>
      <!--NEWS-->
      <text:h text:style-name="P10" text:outline-level="1">
<text:span text:style-name="T4">
军队的Bakhmut Directio Rusian炮击Vasukivka，Orikhovo-Vasylivka，Grigorivka，Bogdan ...</text:span>
</text:h>
      <text:p text:style-name="P4">
作者: liveuamap (Language: en)</text:p>
      <text:p text:style-name="P4">
时间: 2023-05-21T-125:46:00</text:p>
      <text:p text:style-name="P4">
地点: Toretsk, Donetsk Oblast (Latitude:48.39126 Longtitude:37.85734)</text:p>
      <text:p text:style-name="P4">
视频: []</text:p>
      <text:p text:style-name="P4">
图片: []</text:p>
      <text:p text:style-name="P4">
标签: ["Russia"]</text:p>
      <text:p text:style-name="P4">
Id: 22564271</text:p>
      <!--METADATA-->
      <text:p text:style-name="P4">
在巴赫穆特方向，俄罗斯军队炮击了Vasukivka，Orikhovo-vasylivka，Hryhorivka，Bohdanivka，Bakhmut，Bakhmut，Ivanivske，Chasiv Yar，Chasiv Yar，Stupochkhach，Stupochkhach，Stupochki，Stupochki。 进行了导弹罢工，阿特洛夫扬斯克，德鲁兹基夫卡的克拉默斯克。 俄罗斯航空通道飞机Atlovyansk，Druzhkivka，Bakhmut，Ivanivske，Bila Hora，Kurdumivka和Toresk</text:p>
      <text:p text:style-name="P4">
新闻集链接：(https://liveuamap.com/en/2023/21-may-at-bakhmut-direction-russian-army-shelled-vasukivka)</text:p>
      <text:p text:style-name="P4">
News Source: <text:a xlink:type="simple" xlink:href="https://t.me/lumsrc/4856" text:style-name="Internet_20_link" text:visited-style-name="Visited_20_Internet_20_Link">
https://t.me/lumsrc/4856</text:a>
</text:p>
      <!--NEWS-->
      <text:h text:style-name="P10" text:outline-level="1">
<text:span text:style-name="T4">
JSC Avdiivka Directio Rusian军队炮击了Novokalinova，Berdyshi，Steppe，Avdiivka，吨...</text:span>
</text:h>
      <text:p text:style-name="P4">
作者: liveuamap (Language: en)</text:p>
      <text:p text:style-name="P4">
时间: 2023-05-21T-127:46:00</text:p>
      <text:p text:style-name="P4">
地点: Donetsk Oblast (Latitude:48.05904 Longtitude:37.57238)</text:p>
      <text:p text:style-name="P4">
视频: []</text:p>
      <text:p text:style-name="P4">
图片: []</text:p>
      <text:p text:style-name="P4">
标签: ["Russia"]</text:p>
      <text:p text:style-name="P4">
Id: 22564264</text:p>
      <!--METADATA-->
      <text:p text:style-name="P4">
在Avdiyivka方向，俄罗斯军队炮击了Novokalynove，Berdychi，Stepove，Avdiyivka，Tonenke，Pervomayske，Karlivka，Karlivka和Donetsk地区的Nevelske。</text:p>
      <text:p text:style-name="P4">
新闻集链接：<text:a xlink:type="simple" xlink:href="https://liveuamap.com/en/2023/21-may-at-avdiyivka-direction-russian-army-shelled-novokalynove" text:style-name="Internet_20_link" text:visited-style-name="Visited_20_Internet_20_Link">
https://liveuamap.com/en/2023/21-may-at-avdiyivka-direction-russian-army-army-shelled-novokalynove</text:a>
</text:p>
      <text:p text:style-name="P4">
News Source: <text:a xlink:type="simple" xlink:href="https://t.me/lumsrc/4857" text:style-name="Internet_20_link" text:visited-style-name="Visited_20_Internet_20_Link">
https://t.me/lumsrc/4857</text:a>
</text:p>
      <!--NEWS-->
      <text:h text:style-name="P10" text:outline-level="1">
<text:span text:style-name="T4">
在玛丽卡（Maryinka）方向，俄罗斯军队炮击了霍斯特（Hostre），Heorhiyivka，Maryinka和Donet的Pobyeda ...</text:span>
</text:h>
      <text:p text:style-name="P4">
作者: liveuamap (Language: en)</text:p>
      <text:p text:style-name="P4">
时间: 2023-05-21T-129:46:00</text:p>
      <text:p text:style-name="P4">
地点: Donets'ka oblast (Latitude:48.01037 Longtitude:37.50114)</text:p>
      <text:p text:style-name="P4">
视频: []</text:p>
      <text:p text:style-name="P4">
图片: []</text:p>
      <text:p text:style-name="P4">
标签: ["Russia"]</text:p>
      <text:p text:style-name="P4">
Id: 22564260</text:p>
      <!--METADATA-->
      <text:p text:style-name="P4">
在玛丽卡(Maryinka)方向，俄罗斯军队炮击霍斯特(Hostre)，Heorhiyivka，Maryinka和Donetsk地区的Pobyeda。 俄罗斯航空进行了Airstrikes Atkrasnohorivka和Maryinka，乌克兰武装部队的总参谋部在早晨的报告中说</text:p>
      <text:p text:style-name="P4">
新闻集链接：<text:a xlink:type="simple" xlink:href="https://liveuamap.com/en/2023/21-may-at-maryinka-direction-russian-army-shelled-hostre" text:style-name="Internet_20_link" text:visited-style-name="Visited_20_Internet_20_Link">
https://liveuamap.com/en/2023/21-may-at-maryinka-direction-russian-army-shelled-hostre</text:a>
</text:p>
      <text:p text:style-name="P4">
News Source: <text:a xlink:type="simple" xlink:href="https://t.me/lumsrc/4858" text:style-name="Internet_20_link" text:visited-style-name="Visited_20_Internet_20_Link">
https://t.me/lumsrc/4858</text:a>
</text:p>
      <!--NEWS-->
      <text:h text:style-name="P10" text:outline-level="1">
<text:span text:style-name="T4">
俄罗斯部队在Lyman，Bakhmut，Avdiivka和Maryinka Directio进行进攻行动...</text:span>
</text:h>
      <text:p text:style-name="P4">
作者: liveuamap (Language: en)</text:p>
      <text:p text:style-name="P4">
时间: 2023-05-21T-132:46:00</text:p>
      <text:p text:style-name="P4">
地点: Donetsk (Latitude:47.85026 Longtitude:37.51282)</text:p>
      <text:p text:style-name="P4">
视频: []</text:p>
      <text:p text:style-name="P4">
图片: []</text:p>
      <text:p text:style-name="P4">
标签: ["Russia"]</text:p>
      <text:p text:style-name="P4">
Id: 22564249</text:p>
      <!--METADATA-->
      <text:p text:style-name="P4">
俄罗斯部队在莱曼，巴赫穆特，阿夫迪夫卡和玛丽卡执行进攻行动。 乌克兰军方与安德鲁斯部队进行了53次战斗。 俄罗斯军队试图在Masutivka，Bakhmut，Bila Hora，Novokalynove，Avdiyivka，Syeverne，Syeverne，Maryinka，Novomykhaylivka，乌克兰军队武装部队的工作人员中说，</text:p>
      <text:p text:style-name="P4">
新闻集链接：<text:a xlink:type="simple" xlink:href="https://liveuamap.com/en/2023/21-may-russian-forces-conducting-offensive-actions-at-lyman" text:style-name="Internet_20_link" text:visited-style-name="Visited_20_Internet_20_Link">
https://liveuamap.com/en/2023/21-may-russian-forces-conducting-contridend-contendion-actions-actions-at-lyman</text:a>
</text:p>
      <text:p text:style-name="P4">
News Source: <text:a xlink:type="simple" xlink:href="https://t.me/lumsrc/4861" text:style-name="Internet_20_link" text:visited-style-name="Visited_20_Internet_20_Link">
https://t.me/lumsrc/4861</text:a>
</text:p>
      <!--NEWS-->
      <text:h text:style-name="P10" text:outline-level="1">
<text:span text:style-name="T4">
Dnipro，Dnipropetrovska Oblast（21:11）。 红色警报：空中威胁。 警笛声。 掩护...</text:span>
</text:h>
      <text:p text:style-name="P4">
作者: liveuamap (Language: en)</text:p>
      <text:p text:style-name="P4">
时间: 2023-05-21T15:11:00</text:p>
      <text:p text:style-name="P4">
地点: Dnipro (Latitude:48.4602 Longtitude:35.03988)</text:p>
      <text:p text:style-name="P4">
视频: []</text:p>
      <text:p text:style-name="P4">
图片: []</text:p>
      <text:p text:style-name="P4">
标签: ["Europe", "Central and Eastern Europe"]</text:p>
      <text:p text:style-name="P4">
Id: 22564413</text:p>
      <!--METADATA-->
      <text:p text:style-name="P4">
dnipro，dnipropetrovsk区域(21:11). Red Alert: aerial threat. Sirenssounding. Take cover now!</text:p>
      <text:p text:style-name="P4">
News Collection Link: <text:a xlink:type="simple" xlink:href="https://liveuamap.com/en/2023/21-may-dnipro-dnipropetrovska-oblast2111-red-g" text:style-name="Internet_20_link" text:visited-style-name="Visited_20_Internet_20_Link">
https://liveuamap.com/en/2023/21-may-dnipro-dnipropetrovska-oblast2111-red-g</text:a>
</text:p>
      <text:p text:style-name="P4">
News Source: <text:a xlink:type="simple" xlink:href="https://t.me/suspilnednipro/15723" text:style-name="Internet_20_link" text:visited-style-name="Visited_20_Internet_20_Link">
https://t.me/suspilnednipro/15723</text:a>
</text:p>
      <!--NEWS-->
      <text:h text:style-name="P10" text:outline-level="1">
<text:span text:style-name="T4">
Kherson，Khersonska Oblast（21:49）。 红色警报：空中威胁。 警笛声。 立即掩盖！</text:span>
</text:h>
      <text:p text:style-name="P4">
作者: liveuamap (Language: en)</text:p>
      <text:p text:style-name="P4">
时间: 2023-05-21T15:51:00</text:p>
      <text:p text:style-name="P4">
地点: Kherson (Latitude:46.65581000 Longtitude:32.61780000)</text:p>
      <text:p text:style-name="P4">
视频: []</text:p>
      <text:p text:style-name="P4">
图片: []</text:p>
      <text:p text:style-name="P4">
标签: ["Europe", "Central and Eastern Europe"]</text:p>
      <text:p text:style-name="P4">
Id: 22564416</text:p>
      <!--METADATA-->
      <text:p text:style-name="P4">
赫尔森，赫森地区(21:49). Red Alert: aerial threat. Sirens sounding.Take cover now!</text:p>
      <text:p text:style-name="P4">
News Collection Link: <text:a xlink:type="simple" xlink:href="https://liveuamap.com/en/2023/21-may-kherson-khersonska-oblast2149-red-alerg" text:style-name="Internet_20_link" text:visited-style-name="Visited_20_Internet_20_Link">
https://liveuamap.com/en/2023/21-may-kherson-khersonska-oblast2149-red-alerg</text:a>
</text:p>
      <text:p text:style-name="P4">
News Source: <text:a xlink:type="simple" xlink:href="https://t.me/air_alert_ua/46169" text:style-name="Internet_20_link" text:visited-style-name="Visited_20_Internet_20_Link">
https://t.me/air_alert_ua/46169</text:a>
</text:p>
      <!--NEWS-->
      <text:h text:style-name="P10" text:outline-level="1">
<text:span text:style-name="T4">
无人机在戈洛夫奇诺村的管理建设中丢下了爆炸装置...</text:span>
</text:h>
      <text:p text:style-name="P4">
作者: liveuamap (Language: en)</text:p>
      <text:p text:style-name="P4">
时间: 2023-05-21T17:32:00</text:p>
      <text:p text:style-name="P4">
地点: Belgorod, Belgorodskaya oblast' (Latitude:50.5305 Longtitude:35.81067)</text:p>
      <text:p text:style-name="P4">
视频: []</text:p>
      <text:p text:style-name="P4">
图片: []</text:p>
      <text:p text:style-name="P4">
标签: ["Russia", "Central and Eastern Europe"]</text:p>
      <text:p text:style-name="P4">
Id: 22564533</text:p>
      <!--METADATA-->
      <text:p text:style-name="P4">
无人机在Belgorod地区的Ingolovchino村庄的建设中丢下了爆炸装置</text:p>
      <text:p text:style-name="P4">
新闻集链接：<text:a xlink:type="simple" xlink:href="https://liveuamap.com/en/2023/21-may-drone-has-dropped-an-explosive-device-at-the-building" text:style-name="Internet_20_link" text:visited-style-name="Visited_20_Internet_20_Link">
https://liveuamap.com/en/2023/21-may-drone-has-dropped-an-explosive-device-at-the-building</text:a>
</text:p>
      <text:p text:style-name="P4">
News Source: <text:a xlink:type="simple" xlink:href="https://t.me/breakingmash/44204" text:style-name="Internet_20_link" text:visited-style-name="Visited_20_Internet_20_Link">
https://t.me/breakingmash/44204</text:a>
</text:p>
      <!--NEWS-->
      <text:h text:style-name="P10" text:outline-level="1">
<text:span text:style-name="T4">
Sumska Oblast，Chernihivska Oblast（23:37）。 红色警报：空中威胁。 警笛声。 带有CO ...</text:span>
</text:h>
      <text:p text:style-name="P4">
作者: liveuamap (Language: en)</text:p>
      <text:p text:style-name="P4">
时间: 2023-05-21T17:38:00</text:p>
      <text:p text:style-name="P4">
地点: Sumska Oblast (Latitude:51.00000000 Longtitude:34.00000000)</text:p>
      <text:p text:style-name="P4">
视频: []</text:p>
      <text:p text:style-name="P4">
图片: []</text:p>
      <text:p text:style-name="P4">
标签: ["Europe", "Central and Eastern Europe"]</text:p>
      <text:p text:style-name="P4">
Id: 22564419</text:p>
      <!--METADATA-->
      <text:p text:style-name="P4">
Chernihiv地区Sumy地区(23:37). Red Alert: aerial threat. Sirenssounding. Take cover now!</text:p>
      <text:p text:style-name="P4">
News Collection Link: <text:a xlink:type="simple" xlink:href="https://liveuamap.com/en/2023/21-may-sumska-oblast-chernihivska-oblast2337-g" text:style-name="Internet_20_link" text:visited-style-name="Visited_20_Internet_20_Link">
https://liveuamap.com/en/2023/21-may-sumska-oblast-chernihivska-oblast2337-g</text:a>
</text:p>
      <text:p text:style-name="P4">
News Source: <text:a xlink:type="simple" xlink:href="https://t.me/air_alert_ua/46175" text:style-name="Internet_20_link" text:visited-style-name="Visited_20_Internet_20_Link">
https://t.me/air_alert_ua/46175</text:a>
</text:p>
      <!--NEWS-->
      <text:h text:style-name="P10" text:outline-level="1">
<text:span text:style-name="T4">
Zaporizka Oblast（23:40）。 红色警报：空中威胁。 警笛声。 立即掩盖！</text:span>
</text:h>
      <text:p text:style-name="P4">
作者: liveuamap (Language: en)</text:p>
      <text:p text:style-name="P4">
时间: 2023-05-21T17:41:00</text:p>
      <text:p text:style-name="P4">
地点: Zaporizka Oblast (Latitude:47.611641 Longtitude:35.765711)</text:p>
      <text:p text:style-name="P4">
视频: []</text:p>
      <text:p text:style-name="P4">
图片: []</text:p>
      <text:p text:style-name="P4">
标签: ["Europe", "Central and Eastern Europe"]</text:p>
      <text:p text:style-name="P4">
Id: 22564420</text:p>
      <!--METADATA-->
      <text:p text:style-name="P4">
Zaporizhzhia地区(23:40). Red Alert: aerial threat. Sirens sounding. Take covernow!</text:p>
      <text:p text:style-name="P4">
News Collection Link: <text:a xlink:type="simple" xlink:href="https://liveuamap.com/en/2023/21-may-zaporizka-oblast2340-red-alert-aerial-g" text:style-name="Internet_20_link" text:visited-style-name="Visited_20_Internet_20_Link">
https://liveuamap.com/en/2023/21-may-zaporizka-oblast2340-red-alert-aerial-g</text:a>
</text:p>
      <text:p text:style-name="P4">
News Source: <text:a xlink:type="simple" xlink:href="https://t.me/air_alert_ua/46176" text:style-name="Internet_20_link" text:visited-style-name="Visited_20_Internet_20_Link">
https://t.me/air_alert_ua/46176</text:a>
</text:p>
      <!--NEWS-->
      <text:h text:style-name="P10" text:outline-level="1">
<text:span text:style-name="T4">
Dnipro，Dnipropetrovska Oblast（00:13）。 红色警报：空中威胁。 警笛声。 掩护...</text:span>
</text:h>
      <text:p text:style-name="P4">
作者: liveuamap (Language: en)</text:p>
      <text:p text:style-name="P4">
时间: 2023-05-21T18:15:00</text:p>
      <text:p text:style-name="P4">
地点: Dnipro (Latitude:48.45984 Longtitude:35.03841)</text:p>
      <text:p text:style-name="P4">
视频: []</text:p>
      <text:p text:style-name="P4">
图片: []</text:p>
      <text:p text:style-name="P4">
标签: ["Europe", "Central and Eastern Europe"]</text:p>
      <text:p text:style-name="P4">
Id: 22564421</text:p>
      <!--METADATA-->
      <text:p text:style-name="P4">
dnipro，dnipropetrovsk区域(00:13). Red Alert: aerial threat. Sirenssounding. Take cover now!</text:p>
      <text:p text:style-name="P4">
News Collection Link: <text:a xlink:type="simple" xlink:href="https://liveuamap.com/en/2023/21-may-dnipro-dnipropetrovska-oblast0013-red-g" text:style-name="Internet_20_link" text:visited-style-name="Visited_20_Internet_20_Link">
https://liveuamap.com/en/2023/21-may-dnipro-dnipropetrovska-oblast0013-red-g</text:a>
</text:p>
      <text:p text:style-name="P4">
News Source: <text:a xlink:type="simple" xlink:href="https://t.me/suspilnednipro/15725" text:style-name="Internet_20_link" text:visited-style-name="Visited_20_Internet_20_Link">
https://t.me/suspilnednipro/15725</text:a>
</text:p>
      <!--NEWS-->
      <text:h text:style-name="P10" text:outline-level="1">
<text:span text:style-name="T4">
Poltavska Oblast（00:16）。 红色警报：空中威胁。 警笛声。 立即掩盖！</text:span>
</text:h>
      <text:p text:style-name="P4">
作者: liveuamap (Language: en)</text:p>
      <text:p text:style-name="P4">
时间: 2023-05-21T18:17:00</text:p>
      <text:p text:style-name="P4">
地点: Poltavska Oblast (Latitude:49.47719 Longtitude:33.8196)</text:p>
      <text:p text:style-name="P4">
视频: []</text:p>
      <text:p text:style-name="P4">
图片: []</text:p>
      <text:p text:style-name="P4">
标签: ["Europe", "Central and Eastern Europe"]</text:p>
      <text:p text:style-name="P4">
Id: 22564422</text:p>
      <!--METADATA-->
      <text:p text:style-name="P4">
poltava(00:16). Red Alert: aerial threat. Sirens sounding. Take covernow!</text:p>
      <text:p text:style-name="P4">
News Collection Link: <text:a xlink:type="simple" xlink:href="https://liveuamap.com/en/2023/21-may-poltavska-oblast0016-red-alert-aerial-g" text:style-name="Internet_20_link" text:visited-style-name="Visited_20_Internet_20_Link">
https://liveuamap.com/en/2023/21-may-poltavska-oblast0016-red-alert-aerial-g</text:a>
</text:p>
      <text:p text:style-name="P4">
News Source: <text:a xlink:type="simple" xlink:href="https://t.me/air_alert_ua/46178" text:style-name="Internet_20_link" text:visited-style-name="Visited_20_Internet_20_Link">
https://t.me/air_alert_ua/46178</text:a>
</text:p>
      <!--NEWS-->
      <text:h text:style-name="P10" text:outline-level="1">
<text:span text:style-name="T4">
Cherkasy地区，Kirovohrad地区（01:22）。 红色ALRT：空中tchretate。 警笛声。 所以...</text:span>
</text:h>
      <text:p text:style-name="P4">
作者: liveuamap (Language: en)</text:p>
      <text:p text:style-name="P4">
时间: 2023-05-21T19:23:00</text:p>
      <text:p text:style-name="P4">
地点: Cherkaska Oblast (Latitude:49.25000000 Longtitude:31.33333000)</text:p>
      <text:p text:style-name="P4">
视频: []</text:p>
      <text:p text:style-name="P4">
图片: []</text:p>
      <text:p text:style-name="P4">
标签: ["Europe", "Central and Eastern Europe"]</text:p>
      <text:p text:style-name="P4">
Id: 22564424</text:p>
      <!--METADATA-->
      <text:p text:style-name="P4">
基洛沃拉德地区Cherkasy地区(01:22). Red Alert: aerial threat.Sirens sounding. Take cover now!</text:p>
      <text:p text:style-name="P4">
News Collection Link: <text:a xlink:type="simple" xlink:href="https://liveuamap.com/en/2023/21-may-cherkaska-oblast-kirovohradska-oblast0g" text:style-name="Internet_20_link" text:visited-style-name="Visited_20_Internet_20_Link">
https://liveuamap.com/en/2023/21-may-cherkaska-oblast-kirovohradska-oblast0g</text:a>
</text:p>
      <text:p text:style-name="P4">
News Source: <text:a xlink:type="simple" xlink:href="https://t.me/air_alert_ua/46182" text:style-name="Internet_20_link" text:visited-style-name="Visited_20_Internet_20_Link">
https://t.me/air_alert_ua/46182</text:a>
</text:p>
      <!--NEWS-->
      <text:h text:style-name="P10" text:outline-level="1">
<text:span text:style-name="T4">
Dnipro，Dnipropetrovska Oblast（01:26）。 红色警报：空中威胁。 警笛声。 掩护...</text:span>
</text:h>
      <text:p text:style-name="P4">
作者: liveuamap (Language: en)</text:p>
      <text:p text:style-name="P4">
时间: 2023-05-21T19:27:00</text:p>
      <text:p text:style-name="P4">
地点: Dnipro (Latitude:48.45865 Longtitude:35.03883)</text:p>
      <text:p text:style-name="P4">
视频: []</text:p>
      <text:p text:style-name="P4">
图片: []</text:p>
      <text:p text:style-name="P4">
标签: ["Europe", "Central and Eastern Europe"]</text:p>
      <text:p text:style-name="P4">
Id: 22564425</text:p>
      <!--METADATA-->
      <text:p text:style-name="P4">
dnipro，dnipropetrovsk区域(01:26). Red Alert: aerial threat. Sirenssounding. Take cover now!</text:p>
      <text:p text:style-name="P4">
News Collection Link: <text:a xlink:type="simple" xlink:href="https://liveuamap.com/en/2023/21-may-dnipro-dnipropetrovska-oblast0126-red-g" text:style-name="Internet_20_link" text:visited-style-name="Visited_20_Internet_20_Link">
https://liveuamap.com/en/2023/21-may-dnipro-dnipropetrovska-oblast0126-red-g</text:a>
</text:p>
      <text:p text:style-name="P4">
News Source: <text:a xlink:type="simple" xlink:href="https://t.me/suspilnednipro/15727" text:style-name="Internet_20_link" text:visited-style-name="Visited_20_Internet_20_Link">
https://t.me/suspilnednipro/15727</text:a>
</text:p>
      <!--NEWS-->
      <text:h text:style-name="P10" text:outline-level="1">
<text:span text:style-name="T4">
Zaporizka Oblast（01:27）。 红色警报：空中威胁。 警笛声。 立即掩盖！</text:span>
</text:h>
      <text:p text:style-name="P4">
作者: liveuamap (Language: en)</text:p>
      <text:p text:style-name="P4">
时间: 2023-05-21T19:28:00</text:p>
      <text:p text:style-name="P4">
地点: Zaporizka Oblast (Latitude:47.612001 Longtitude:35.766441)</text:p>
      <text:p text:style-name="P4">
视频: []</text:p>
      <text:p text:style-name="P4">
图片: []</text:p>
      <text:p text:style-name="P4">
标签: ["Europe", "Central and Eastern Europe"]</text:p>
      <text:p text:style-name="P4">
Id: 22564426</text:p>
      <!--METADATA-->
      <text:p text:style-name="P4">
Zaporizhzhia地区(01:27). Red Alert: aerial threat. Sirens sounding. Take covernow!</text:p>
      <text:p text:style-name="P4">
News Collection Link: <text:a xlink:type="simple" xlink:href="https://liveuamap.com/en/2023/21-may-zaporizka-oblast0127-red-alert-aerial-g" text:style-name="Internet_20_link" text:visited-style-name="Visited_20_Internet_20_Link">
https://liveuamap.com/en/2023/21-may-zaporizka-oblast0127-red-alert-aerial-g</text:a>
</text:p>
      <text:p text:style-name="P4">
News Source: <text:a xlink:type="simple" xlink:href="https://t.me/suspilnezaporizhzhya/13003" text:style-name="Internet_20_link" text:visited-style-name="Visited_20_Internet_20_Link">
https://t.me/suspilnezaporizhzhya/13003</text:a>
</text:p>
      <!--NEWS-->
      <text:h text:style-name="P10" text:outline-level="1">
<text:span text:style-name="T4">
Odesa地区，顿涅茨克地区，哈尔基夫，哈尔基夫地区，赫森，赫森地区，尼古拉斯...</text:span>
</text:h>
      <text:p text:style-name="P4">
作者: liveuamap (Language: en)</text:p>
      <text:p text:style-name="P4">
时间: 2023-05-21T19:30:00</text:p>
      <text:p text:style-name="P4">
地点: Odeska Oblast (Latitude:46.7491 Longtitude:30.24937)</text:p>
      <text:p text:style-name="P4">
视频: []</text:p>
      <text:p text:style-name="P4">
图片: []</text:p>
      <text:p text:style-name="P4">
标签: ["Europe", "Central and Eastern Europe"]</text:p>
      <text:p text:style-name="P4">
Id: 22564427</text:p>
      <!--METADATA-->
      <text:p text:style-name="P4">
ODESA地区，顿涅茨克地区，哈尔基夫，哈尔克夫地区，赫尔森，赫森卡，米科拉夫，mykolaiv oblast(01:29). Red Alert: aerial threat. Sirenssounding. Take cover now!</text:p>
      <text:p text:style-name="P4">
News Collection Link: <text:a xlink:type="simple" xlink:href="https://liveuamap.com/en/2023/21-may-odeska-oblast-donetsk-oblast-kharkiv-kg" text:style-name="Internet_20_link" text:visited-style-name="Visited_20_Internet_20_Link">
https://liveuamap.com/en/2023/21-may-odeska-oblast-donetsk-oblast-kharkiv-kg</text:a>
</text:p>
      <text:p text:style-name="P4">
News Source: <text:a xlink:type="simple" xlink:href="https://t.me/air_alert_ua/46189" text:style-name="Internet_20_link" text:visited-style-name="Visited_20_Internet_20_Link">
https://t.me/air_alert_ua/46189</text:a>
</text:p>
      <!--NEWS-->
      <text:h text:style-name="P10" text:outline-level="1">
<text:span text:style-name="T4">
基辅（01:43）。 红色警报：空中威胁。 警笛声。 立即掩盖！</text:span>
</text:h>
      <text:p text:style-name="P4">
作者: liveuamap (Language: en)</text:p>
      <text:p text:style-name="P4">
时间: 2023-05-21T19:44:00</text:p>
      <text:p text:style-name="P4">
地点: Kyiv (Latitude:50.44343 Longtitude:30.53022)</text:p>
      <text:p text:style-name="P4">
视频: []</text:p>
      <text:p text:style-name="P4">
图片: []</text:p>
      <text:p text:style-name="P4">
标签: ["Europe", "Central and Eastern Europe"]</text:p>
      <text:p text:style-name="P4">
Id: 22564428</text:p>
      <!--METADATA-->
      <text:p text:style-name="P4">
基辅(01:43). Red Alert: aerial threat. Sirens sounding. Take cover now!</text:p>
      <text:p text:style-name="P4">
News Collection Link: <text:a xlink:type="simple" xlink:href="https://liveuamap.com/en/2023/21-may-kyiv0143-red-alert-aerial-threat-sireng" text:style-name="Internet_20_link" text:visited-style-name="Visited_20_Internet_20_Link">
https://liveuamap.com/en/2023/21-may-kyiv0143-red-alert-aerial-threat-sireng</text:a>
</text:p>
      <text:p text:style-name="P4">
News Source: <text:a xlink:type="simple" xlink:href="https://t.me/suspilnenews/20973" text:style-name="Internet_20_link" text:visited-style-name="Visited_20_Internet_20_Link">
https://t.me/suspilnenews/20973</text:a>
</text:p>
      <!--NEWS-->
      <text:h text:style-name="P10" text:outline-level="1">
<text:span text:style-name="T4">
Zhytomyr，Zhytomyr地区，基辅地区（01:45）。 红色ALRT：空中tchretate。 警笛声。 ...</text:span>
</text:h>
      <text:p text:style-name="P4">
作者: liveuamap (Language: en)</text:p>
      <text:p text:style-name="P4">
时间: 2023-05-21T19:45:00</text:p>
      <text:p text:style-name="P4">
地点: Zhytomyr (Latitude:50.26487000 Longtitude:28.67669000)</text:p>
      <text:p text:style-name="P4">
视频: []</text:p>
      <text:p text:style-name="P4">
图片: []</text:p>
      <text:p text:style-name="P4">
标签: ["Europe", "Central and Eastern Europe"]</text:p>
      <text:p text:style-name="P4">
Id: 22564429</text:p>
      <!--METADATA-->
      <text:p text:style-name="P4">
Zhytomyr，Zhytomyr地区，基辅地区(01:45). Red Alert: aerial threat.Sirens sounding. Take cover now!</text:p>
      <text:p text:style-name="P4">
News Collection Link: <text:a xlink:type="simple" xlink:href="https://liveuamap.com/en/2023/21-may-zhytomyr-zhytomyrska-oblast-kyiv-oblasg" text:style-name="Internet_20_link" text:visited-style-name="Visited_20_Internet_20_Link">
https://liveuamap.com/en/2023/21-may-zhytomyr-zhytomyrska-oblast-kyiv-oblasg</text:a>
</text:p>
      <text:p text:style-name="P4">
News Source: <text:a xlink:type="simple" xlink:href="https://t.me/air_alert_ua/46192" text:style-name="Internet_20_link" text:visited-style-name="Visited_20_Internet_20_Link">
https://t.me/air_alert_ua/46192</text:a>
</text:p>
      <!--NEWS-->
      <text:h text:style-name="P10" text:outline-level="1">
<text:span text:style-name="T4">
Vinnytska Oblast（01:45）。 红色警报：空中威胁。 警笛声。 立即掩盖！</text:span>
</text:h>
      <text:p text:style-name="P4">
作者: liveuamap (Language: en)</text:p>
      <text:p text:style-name="P4">
时间: 2023-05-21T19:47:00</text:p>
      <text:p text:style-name="P4">
地点: Vinnytska Oblast (Latitude:48.91667000 Longtitude:28.66667000)</text:p>
      <text:p text:style-name="P4">
视频: []</text:p>
      <text:p text:style-name="P4">
图片: []</text:p>
      <text:p text:style-name="P4">
标签: ["Europe", "Central and Eastern Europe"]</text:p>
      <text:p text:style-name="P4">
Id: 22564430</text:p>
      <!--METADATA-->
      <text:p text:style-name="P4">
Vinnytsia地区(01:45). Red Alert: aerial threat. Sirens sounding. Take covernow!</text:p>
      <text:p text:style-name="P4">
News Collection Link: <text:a xlink:type="simple" xlink:href="https://liveuamap.com/en/2023/21-may-vinnytska-oblast0145-red-alert-aerial-g" text:style-name="Internet_20_link" text:visited-style-name="Visited_20_Internet_20_Link">
https://liveuamap.com/en/2023/21-may-vinnytska-oblast0145-red-alert-aerial-g</text:a>
</text:p>
      <text:p text:style-name="P4">
News Source: <text:a xlink:type="simple" xlink:href="https://t.me/air_alert_ua/46193" text:style-name="Internet_20_link" text:visited-style-name="Visited_20_Internet_20_Link">
https://t.me/air_alert_ua/46193</text:a>
</text:p>
      <!--NEWS-->
      <text:h text:style-name="P10" text:outline-level="1">
<text:span text:style-name="T4">
在dnipro中报道的爆炸</text:span>
</text:h>
      <text:p text:style-name="P4">
作者: liveuamap (Language: en)</text:p>
      <text:p text:style-name="P4">
时间: 2023-05-21T19:54:29</text:p>
      <text:p text:style-name="P4">
地点: Dnipro (Latitude:48.42237 Longtitude:35.09583)</text:p>
      <text:p text:style-name="P4">
视频: []</text:p>
      <text:p text:style-name="P4">
图片: []</text:p>
      <text:p text:style-name="P4">
标签: ["Europe", "Central and Eastern Europe"]</text:p>
      <text:p text:style-name="P4">
Id: 22564431</text:p>
      <!--METADATA-->
      <text:p text:style-name="P4">
在dnipro中报道的爆炸</text:p>
      <text:p text:style-name="P4">
新闻集链接：<text:a xlink:type="simple" xlink:href="https://liveuamap.com/en/2023/22-may-explosions-reported-in-dnipro" text:style-name="Internet_20_link" text:visited-style-name="Visited_20_Internet_20_Link">
https://liveuamap.com/en/2023/22-may-explosions-reported-in-dnipro</text:a>
</text:p>
      <text:p text:style-name="P4">
News Source: <text:a xlink:type="simple" xlink:href="https://t.me/lachentyt/29520" text:style-name="Internet_20_link" text:visited-style-name="Visited_20_Internet_20_Link">
https://t.me/lachentyt/29520</text:a>
</text:p>
      <!--NEWS-->
      <text:h text:style-name="P10" text:outline-level="1">
<text:span text:style-name="T4">
Dnipro City多次强大的爆炸</text:span>
</text:h>
      <text:p text:style-name="P4">
作者: liveuamap (Language: en)</text:p>
      <text:p text:style-name="P4">
时间: 2023-05-21T20:44:05</text:p>
      <text:p text:style-name="P4">
地点: Dnipro (Latitude:48.43991 Longtitude:35.09342)</text:p>
      <text:p text:style-name="P4">
视频: []</text:p>
      <text:p text:style-name="P4">
图片: []</text:p>
      <text:p text:style-name="P4">
标签: ["Europe", "Central and Eastern Europe"]</text:p>
      <text:p text:style-name="P4">
Id: 22564432</text:p>
      <!--METADATA-->
      <text:p text:style-name="P4">
Dnipro City多次强大的爆炸</text:p>
      <text:p text:style-name="P4">
新闻集链接：<text:a xlink:type="simple" xlink:href="https://liveuamap.com/en/2023/22-may-multiple-powerful-explosions-in-dnipro-city-" text:style-name="Internet_20_link" text:visited-style-name="Visited_20_Internet_20_Link">
https://liveuamap.com/en/2023/22-may-may-multiple-powerful-explosions-in-dnipro-city-</text:a>
</text:p>
      <text:p text:style-name="P4">
News Source: <text:a xlink:type="simple" xlink:href="https://t.me/lachentyt/29531" text:style-name="Internet_20_link" text:visited-style-name="Visited_20_Internet_20_Link">
https://t.me/lachentyt/29531</text:a>
</text:p>
      <!--NEWS-->
      <text:h text:style-name="P10" text:outline-level="1">
<text:span text:style-name="T4">
据报道在哈尔基夫附近爆炸</text:span>
</text:h>
      <text:p text:style-name="P4">
作者: liveuamap (Language: en)</text:p>
      <text:p text:style-name="P4">
时间: 2023-05-21T20:45:06</text:p>
      <text:p text:style-name="P4">
地点: Kharkiv (Latitude:50.00873 Longtitude:36.14382)</text:p>
      <text:p text:style-name="P4">
视频: []</text:p>
      <text:p text:style-name="P4">
图片: []</text:p>
      <text:p text:style-name="P4">
标签: []</text:p>
      <text:p text:style-name="P4">
Id: 22564433</text:p>
      <!--METADATA-->
      <text:p text:style-name="P4">
据报道在哈尔基夫附近爆炸</text:p>
      <text:p text:style-name="P4">
新闻集链接：<text:a xlink:type="simple" xlink:href="https://liveuamap.com/en/2023/22-may-explosions-were-reported-near-kharkiv" text:style-name="Internet_20_link" text:visited-style-name="Visited_20_Internet_20_Link">
https://liveuamap.com/en/2023/22-may-explosions-were-reported-near-kharkiv</text:a>
</text:p>
      <text:p text:style-name="P4">
News Source: <text:a xlink:type="simple" xlink:href="https://t.me/lachentyt/29526" text:style-name="Internet_20_link" text:visited-style-name="Visited_20_Internet_20_Link">
https://t.me/lachentyt/29526</text:a>
</text:p>
      <!--NEWS-->
      <text:h text:style-name="P10" text:outline-level="1">
<text:span text:style-name="T4">
利维夫，利维夫地区，跨科帕地区，里凡尼，里凡尼地区，伊万诺·弗兰基夫斯克，伊万诺 - 弗雷...</text:span>
</text:h>
      <text:p text:style-name="P4">
作者: liveuamap (Language: en)</text:p>
      <text:p text:style-name="P4">
时间: 2023-05-21T20:48:00</text:p>
      <text:p text:style-name="P4">
地点: Lviv (Latitude:49.83826000 Longtitude:24.02324000)</text:p>
      <text:p text:style-name="P4">
视频: []</text:p>
      <text:p text:style-name="P4">
图片: []</text:p>
      <text:p text:style-name="P4">
标签: ["Europe", "Central and Eastern Europe"]</text:p>
      <text:p text:style-name="P4">
Id: 22564434</text:p>
      <!--METADATA-->
      <text:p text:style-name="P4">
lviv，lvivska oblast，zakarpattai oblast，里凡尼(Rivne)，里文斯卡(Rivnenska)(02:48). Red Alert: aerial threat.Sirens sounding. Take cover now!</text:p>
      <text:p text:style-name="P4">
News Collection Link: <text:a xlink:type="simple" xlink:href="https://liveuamap.com/en/2023/22-may-lviv-lvivska-oblast-zakarpattia-oblastg" text:style-name="Internet_20_link" text:visited-style-name="Visited_20_Internet_20_Link">
https://liveuamap.com/en/2023/22-may-lviv-lvivska-oblast-zakarpattia-oblastg</text:a>
</text:p>
      <text:p text:style-name="P4">
News Source: <text:a xlink:type="simple" xlink:href="https://t.me/air_alert_ua/46201" text:style-name="Internet_20_link" text:visited-style-name="Visited_20_Internet_20_Link">
https://t.me/air_alert_ua/46201</text:a>
</text:p>
      <!--NEWS-->
      <text:h text:style-name="P10" text:outline-level="1">
<text:span text:style-name="T4">
Zaporizhzhia报告了爆炸</text:span>
</text:h>
      <text:p text:style-name="P4">
作者: liveuamap (Language: en)</text:p>
      <text:p text:style-name="P4">
时间: 2023-05-21T20:49:28</text:p>
      <text:p text:style-name="P4">
地点: Zaporizhzhia, Zaporiz'ka oblast (Latitude:47.81797 Longtitude:35.1384)</text:p>
      <text:p text:style-name="P4">
视频: []</text:p>
      <text:p text:style-name="P4">
图片: []</text:p>
      <text:p text:style-name="P4">
标签: ["Europe", "Central and Eastern Europe"]</text:p>
      <text:p text:style-name="P4">
Id: 22564435</text:p>
      <!--METADATA-->
      <text:p text:style-name="P4">
Zaporizhzhia报告了爆炸</text:p>
      <text:p text:style-name="P4">
新闻集链接：<text:a xlink:type="simple" xlink:href="https://liveuamap.com/en/2023/22-may-explosions-were-reported-in-zaporizhzhia-" text:style-name="Internet_20_link" text:visited-style-name="Visited_20_Internet_20_Link">
https://liveuamap.com/en/2023/22-may-explosions-were-reported-in-zaporizhzhia-</text:a>
</text:p>
      <text:p text:style-name="P4">
News Source: <text:a xlink:type="simple" xlink:href="https://t.me/suspilnezaporizhzhya/13004" text:style-name="Internet_20_link" text:visited-style-name="Visited_20_Internet_20_Link">
https://t.me/suspilnezaporizhzhya/13004</text:a>
</text:p>
      <!--NEWS-->
      <text:h text:style-name="P10" text:outline-level="1">
<text:span text:style-name="T4">
Mykolaiv，Mykolayivska Oblast（04:17）。 红色警报：空中威胁。 警笛声。 立即掩盖！</text:span>
</text:h>
      <text:p text:style-name="P4">
作者: liveuamap (Language: en)</text:p>
      <text:p text:style-name="P4">
时间: 2023-05-21T22:18:00</text:p>
      <text:p text:style-name="P4">
地点: Mykolaiv (Latitude:46.94866 Longtitude:32.00639)</text:p>
      <text:p text:style-name="P4">
视频: []</text:p>
      <text:p text:style-name="P4">
图片: []</text:p>
      <text:p text:style-name="P4">
标签: ["Europe", "Central and Eastern Europe"]</text:p>
      <text:p text:style-name="P4">
Id: 22564436</text:p>
      <!--METADATA-->
      <text:p text:style-name="P4">
Nikolaev，Mykolaiv地区(04:17). Red Alert: aerial threat. Sirenssounding. Take cover now!</text:p>
      <text:p text:style-name="P4">
News Collection Link: <text:a xlink:type="simple" xlink:href="https://liveuamap.com/en/2023/22-may-mykolaiv-mykolayivska-oblast0417-red-ag" text:style-name="Internet_20_link" text:visited-style-name="Visited_20_Internet_20_Link">
https://liveuamap.com/en/2023/22-may-mykolaiv-mykolayivska-oblast0417-red-ag</text:a>
</text:p>
      <text:p text:style-name="P4">
News Source: <text:a xlink:type="simple" xlink:href="https://t.me/air_alert_ua/46222" text:style-name="Internet_20_link" text:visited-style-name="Visited_20_Internet_20_Link">
https://t.me/air_alert_ua/46222</text:a>
</text:p>
      <!--NEWS-->
      <text:h text:style-name="P10" text:outline-level="1">
<text:span text:style-name="T4">
Donetsk Oblast（05:48）。 红色警报：空中威胁。 警笛声。 立即掩盖！</text:span>
</text:h>
      <text:p text:style-name="P4">
作者: liveuamap (Language: en)</text:p>
      <text:p text:style-name="P4">
时间: 2023-05-21T23:50:00</text:p>
      <text:p text:style-name="P4">
地点: Donetsk Oblast (Latitude:48.72682 Longtitude:37.57702)</text:p>
      <text:p text:style-name="P4">
视频: []</text:p>
      <text:p text:style-name="P4">
图片: []</text:p>
      <text:p text:style-name="P4">
标签: ["Europe", "Central and Eastern Europe"]</text:p>
      <text:p text:style-name="P4">
Id: 22564439</text:p>
      <!--METADATA-->
      <text:p text:style-name="P4">
Donetsk Oblast(05:48). Red Alert: aerial threat. Sirens sounding. Take covernow!</text:p>
      <text:p text:style-name="P4">
News Collection Link: <text:a xlink:type="simple" xlink:href="https://liveuamap.com/en/2023/22-may-donetsk-oblast0548-red-alert-aerial-thg" text:style-name="Internet_20_link" text:visited-style-name="Visited_20_Internet_20_Link">
https://liveuamap.com/en/2023/22-may-donetsk-oblast0548-red-alert-aerial-thg</text:a>
</text:p>
      <text:p text:style-name="P4">
News Source: <text:a xlink:type="simple" xlink:href="https://t.me/air_alert_ua/46229" text:style-name="Internet_20_link" text:visited-style-name="Visited_20_Internet_20_Link">
https://t.me/air_alert_ua/46229</text:a>
</text:p>
      <!--NEWS-->
      <text:h text:style-name="P10" text:outline-level="1">
<text:span text:style-name="T4">
暴露了12个亲俄的在线搅拌器</text:span>
</text:h>
      <text:p text:style-name="P4">
作者: ['АРМІЯINFORM']</text:p>
      <text:p text:style-name="P4">
时间: 2023-05-21T39:00:00-04:00</text:p>
      <text:p text:style-name="P4">
描述: 乌克兰中和pidrivna dyalnisty shchel的Bezpeki在Prosyri agitatoriv的12号shel，...与乌克兰2022年的战争，与乌克兰与乌克兰的最新新闻，与乌克兰的新闻，与乌克兰2022年的新闻战争，今天，乌克兰之间将在乌克兰之间进行战争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5/e2738f4f622db6ed17cdf078251a7f80.jpeg" text:style-name="Internet_20_link" text:visited-style-name="Visited_20_Internet_20_Link">
e2738f4f622db6ed17cdf078251a7f80.jpeg</text:a>
']</text:p>
      <text:p text:style-name="P4">
标签: ['STOPRUSSIA', 'КОЛОБОРАНТИ', 'СБУ']</text:p>
      <text:p text:style-name="P4">
类别: News</text:p>
      <!--METADATA-->
      <text:p text:style-name="P4">
<draw:frame draw:style-name="fr1" draw:name="Image2" text:anchor-type="as-char" svg:width="6.9236in" svg:height="4.615733in" draw:z-index="0">
<draw:image xlink:href="../Images/AРМІЯINFORM/2023-05-21T39-00-00-04-00/e2738f4f622db6ed17cdf078251a7f80.jpeg" xlink:type="simple" xlink:show="embed" xlink:actuate="onLoad" draw:mime-type="image/jpeg"/>
</draw:frame>
乌克兰的安全局已经中和了另外12名Pro -russian煽动者的颠覆性活动，他们在互联网上传播了反乌克兰的内容。</text:p>
      <text:p text:style-name="P4">
是的，<text:span text:style-name="T4">
在Poltava地区：</text:span>
</text:p>
      <text:p text:style-name="P4">
根据SBU的材料8年，监狱威胁了两名敌对的宣传员。</text:p>
      <text:p text:style-name="P4">
其中一个是关键基础设施的当地企业的雇员，该企业对乌克兰进行了全面入侵。</text:p>
      <text:p text:style-name="P4">
参与互联网的另一个人的想法是在乌克兰城市建立卡德罗夫。</text:p>
      <text:p text:style-name="P4">
在<text:span text:style-name="T4">
 dnipropetrovsk Opmast：</text:span>
</text:p>
      <text:p text:style-name="P4">
这位前当地商人仇恨了瓦格纳PEC的武装分子，并证明了他们参与乌克兰城市在乌克兰东部的袭击。</text:p>
      <text:p text:style-name="P4">
他通过互联网以及与熟人交流时分发了破坏性的“口号”。</text:p>
      <text:p text:style-name="P4">
<text:span text:style-name="T4">
在顿涅茨克：</text:span>
</text:p>
      <text:p text:style-name="P4">
支持俄罗斯在线搅拌器的整个“细胞”被中和。 它包括该地区的4个居民，他们赞扬了东方阵线的L/DNR恐怖组织。</text:p>
      <text:p text:style-name="P4">
<text:span text:style-name="T4">
在基洛维格拉德地区：</text:span>
</text:p>
      <text:p text:style-name="P4">
Onufrievsky地区的居民被拘留。 在他在社交网络“同学”上的帖子中，他称其为“非法”的霍森罪名。</text:p>
      <text:p text:style-name="P4">
<text:span text:style-name="T4">
在Chernihiv地区：</text:span>
</text:p>
      <text:p text:style-name="P4">
报告了两名敌对的煽动者。 他们自己的帐户发布了被互联网集团困住的宣传帖子。</text:p>
      <text:p text:style-name="P4">
已经确定，涉及的一个人的儿子是一名俄罗斯军队，她与之放心。</text:p>
      <text:p text:style-name="P4">
<text:span text:style-name="T4">
在里文地区：</text:span>
</text:p>
      <text:p text:style-name="P4">
记录了俄罗斯联邦两名公民在乌克兰居住证书的颠覆活动。</text:p>
      <text:p text:style-name="P4">
在禁忌的社交网络中，他们抹黑了乌克兰的捍卫者，责任俄罗斯侵略者对平民的犯罪。</text:p>
      <text:p text:style-name="P4">
在所有暴露的事实中，正在进行调查行动以建立所有情况和起诉肇事者，<text:a xlink:type="simple" xlink:href="https://ssu.gov.ua/novyny/sbu-vykryla-shche-12-internetahitatoriv-rf-sered-nykh-ideolohy-vstanovlennia-v-ukraini-pamiatnykiv-kadyrovu" text:style-name="Internet_20_link" text:visited-style-name="Visited_20_Internet_20_Link">
报告</text:a>
SBU官方网站。</text:p>
      <text:p text:style-name="P4">
该综合措施由Dnipropetrovsk，Kirovograd，Chernihiv，Poltava，Rivne，Rivne，Donetsk Talugansk地区的SBU工作人员与国家警察局一起进行检察官办公室的程序管理。</text:p>
      <text:p text:style-name="P4">
News Source: <text:a xlink:type="simple" xlink:href="https://armyinform.com.ua/2023/05/21/sbu-vykryla-shhe-12-prorosijskyh-internet-agitatoriv/" text:style-name="Internet_20_link" text:visited-style-name="Visited_20_Internet_20_Link">
https://armyinform.com.ua/2023/05/21/sbu-vykryla-shhe-12-prorosijskyh-internet-agitatoriv/</text:a>
</text:p>
      <!--NEWS-->
      <text:h text:style-name="P10" text:outline-level="1">
<text:span text:style-name="T4">
联合部队司令部展示了我们炮兵的日常工作</text:span>
</text:h>
      <text:p text:style-name="P4">
作者: ['АРМІЯINFORM']</text:p>
      <text:p text:style-name="P4">
时间: 2023-05-21T40:00:00-04:00</text:p>
      <text:p text:style-name="P4">
描述: 关于Facebook-Storansi上的模特莫洛尼（Modelomalenni）指挥ZS的obnanny部队……与乌克兰2022年的战争，与乌克兰的最新新闻的战争，《与乌克兰2022年的新闻战》，乌克兰和俄罗斯的最后一场战争，以及战争，战争，这是战争他们说，与乌克兰与乌克兰的战争将在不久是否会在不久的将来与乌克兰战争，他们说，今天与乌克兰的战争，今天的乌克兰新闻，乌克兰新闻，乌克兰媒体在俄罗斯的乌克兰新闻</text:p>
      <text:p text:style-name="P4">
图片: ['<text:a xlink:type="simple" xlink:href="https://armyinform.com.ua/wp-content/uploads/2023/05/348293397_246370754713112_7598494497122639517_n.jpg" text:style-name="Internet_20_link" text:visited-style-name="Visited_20_Internet_20_Link">
348293397_246370754713112_7598494497122639517_n.jpg</text:a>
', '<text:a xlink:type="simple" xlink:href="https://armyinform.com.ua/wp-content/uploads/2023/05/348337698_787675192974340_6001411078677498988_n-150x150.jpg" text:style-name="Internet_20_link" text:visited-style-name="Visited_20_Internet_20_Link">
348337698_787675192974340_6001411078677498988_n-150x150.jpg</text:a>
', '<text:a xlink:type="simple" xlink:href="https://armyinform.com.ua/wp-content/uploads/2023/05/348435717_1447622512658315_1938809302573123550_n-150x150.jpg" text:style-name="Internet_20_link" text:visited-style-name="Visited_20_Internet_20_Link">
348435717_1447622512658315_1938809302573123550_n-150x150.jpg</text:a>
', '<text:a xlink:type="simple" xlink:href="https://armyinform.com.ua/wp-content/uploads/2023/05/348577668_631373631848091_4007575290597131582_n-150x150.jpg" text:style-name="Internet_20_link" text:visited-style-name="Visited_20_Internet_20_Link">
348577668_631373631848091_4007575290597131582_n-150x150.jpg</text:a>
']</text:p>
      <text:p text:style-name="P4">
标签: ['STOPRUSSIA', 'АГРЕСІЯ РФ']</text:p>
      <text:p text:style-name="P4">
类别: News</text:p>
      <!--METADATA-->
      <text:p text:style-name="P4">
<draw:frame draw:style-name="fr1" draw:name="Image3" text:anchor-type="as-char" svg:width="6.9236in" svg:height="6.9236in" draw:z-index="0">
<draw:image xlink:href="../Images/AРМІЯINFORM/2023-05-21T40-00-00-04-00/348293397_246370754713112_7598494497122639517_n.jpg" xlink:type="simple" xlink:show="embed" xlink:actuate="onLoad" draw:mime-type="image/jpeg"/>
</draw:frame>
关于这个<text:a xlink:type="simple" xlink:href="https://www.facebook.com/JointForcesCommandAFU/posts/pfbid0oJxZWPM9r5QXSAHnqWEyaXBLJQj48PA1qThYekKe7D6cFK9DBzyM5SX1PWfi9AmCl" text:style-name="Internet_20_link" text:visited-style-name="Visited_20_Internet_20_Link">
被引用</text:a>
在乌克兰武装部队的Facebook页面上的一条消息中：</text:p>
      <text:p text:style-name="P4">
«单独的炮兵旅的炮兵日常工作。</text:p>
      <text:p text:style-name="P4">
让我们一起赢!”</text:p>
      <text:p text:style-name="P4">
<text:a xlink:type="simple" xlink:href="https://armyinform.com.ua/wp-content/uploads/2023/05/348337698_787675192974340_6001411078677498988_n.jpg" text:style-name="Internet_20_link" text:visited-style-name="Visited_20_Internet_20_Link">
!(Images/AРМІЯINFORM/2023-05-21T40-00-00-04-00/348337698_787675192974340_6001411078677498988_n-150x150.jpg)</text:a>
</text:p>
      <text:p text:style-name="P4">
<text:a xlink:type="simple" xlink:href="https://armyinform.com.ua/wp-content/uploads/2023/05/348435717_1447622512658315_1938809302573123550_n.jpg" text:style-name="Internet_20_link" text:visited-style-name="Visited_20_Internet_20_Link">
<draw:frame draw:style-name="fr1" draw:name="Image4" text:anchor-type="as-char" svg:width="6.9236in" svg:height="6.9236in" draw:z-index="0">
<draw:image xlink:href="../Images/AРМІЯINFORM/2023-05-21T40-00-00-04-00/348435717_1447622512658315_1938809302573123550_n-150x150.jpg" xlink:type="simple" xlink:show="embed" xlink:actuate="onLoad" draw:mime-type="image/jpeg"/>
</draw:frame>
</text:a>
</text:p>
      <text:p text:style-name="P4">
<text:a xlink:type="simple" xlink:href="https://armyinform.com.ua/wp-content/uploads/2023/05/348577668_631373631848091_4007575290597131582_n.jpg" text:style-name="Internet_20_link" text:visited-style-name="Visited_20_Internet_20_Link">
<draw:frame draw:style-name="fr1" draw:name="Image5" text:anchor-type="as-char" svg:width="6.9236in" svg:height="6.9236in" draw:z-index="0">
<draw:image xlink:href="../Images/AРМІЯINFORM/2023-05-21T40-00-00-04-00/348577668_631373631848091_4007575290597131582_n-150x150.jpg" xlink:type="simple" xlink:show="embed" xlink:actuate="onLoad" draw:mime-type="image/jpeg"/>
</draw:frame>
</text:a>
</text:p>
      <text:p text:style-name="P4">
News Source: <text:a xlink:type="simple" xlink:href="https://armyinform.com.ua/2023/05/21/komanduvannya-obyednanyh-syl-pokazalo-shhodennu-robotu-nashyh-artylerystiv/" text:style-name="Internet_20_link" text:visited-style-name="Visited_20_Internet_20_Link">
https://armyinform.com.ua/2023/05/21/komanduvannya-obyednanyh-syl-pokazalo-shhodennu-robotu-nashyh-artylerystiv/</text:a>
</text:p>
      <!--NEWS-->
      <text:h text:style-name="P10" text:outline-level="1">
<text:span text:style-name="T4">
如果亲人失踪该怎么办</text:span>
</text:h>
      <text:p text:style-name="P4">
作者: ['АРМІЯINFORM']</text:p>
      <text:p text:style-name="P4">
时间: 2023-05-21T41:00:00-04:00</text:p>
      <text:p text:style-name="P4">
描述: 关于Facebook-Storansi Minstniy，Rentegrachichichichisovosovo ...与乌克兰2022年的战争，与乌克兰的最新新闻，今天与乌克兰2022年的新闻战争，乌克兰与乌克兰之间的战争，乌克兰和俄罗斯之间的战争以及乌克兰在乌克兰的战争之间这将是不久的</text:p>
      <text:p text:style-name="P4">
图片: ['<text:a xlink:type="simple" xlink:href="https://armyinform.com.ua/wp-content/uploads/2023/05/347223992_1247546455888223_7452590308207034089_n.jpg" text:style-name="Internet_20_link" text:visited-style-name="Visited_20_Internet_20_Link">
347223992_1247546455888223_7452590308207034089_n.jpg</text:a>
']</text:p>
      <text:p text:style-name="P4">
标签: ['STOPRUSSIA', 'АГРЕСІЯ РФ']</text:p>
      <text:p text:style-name="P4">
类别: News</text:p>
      <!--METADATA-->
      <text:p text:style-name="P4">
<draw:frame draw:style-name="fr1" draw:name="Image6" text:anchor-type="as-char" svg:width="6.9236in" svg:height="4.824884in" draw:z-index="0">
<draw:image xlink:href="../Images/AРМІЯINFORM/2023-05-21T41-00-00-04-00/347223992_1247546455888223_7452590308207034089_n.jpg" xlink:type="simple" xlink:show="embed" xlink:actuate="onLoad" draw:mime-type="image/jpeg"/>
</draw:frame>
关于这个<text:a xlink:type="simple" xlink:href="https://www.facebook.com/MReintegration/posts/pfbid02kKXni6HnKjjPpvxezVR6vVfUnjv8rbJew6rMnnoDd2uEKnhSoDSjyooRrXCBf9P8l" text:style-name="Internet_20_link" text:visited-style-name="Visited_20_Internet_20_Link">
被引用</text:a>
在乌克兰暂时占领领土的重返社会部的Facebook页面上：</text:p>
      <text:p text:style-name="P4">
“失踪人员的办公室提醒您在战斗中与亲戚建立关系时如何采取行动。</text:p>
      <text:p text:style-name="P4">
▪项目在这种情况下，有必要向搜查的人报告一个人的失踪。 特别是解决：</text:p>
      <text:p text:style-name="P4">
•向国家警察局带有相关声明并提交DNA材料；</text:p>
      <text:p text:style-name="P4">
•在16-48的24小时热线上向国家信息局致电国家信息局(来自国外+38的电话(044)287-81-65)或通过聊天botte utelegram或Viber；</text:p>
      <text:p text:style-name="P4">
•关于失踪人员的失踪人员：0 800 339 247.您可以将消息发送给Viber并将电报发送到该号码：(095)896-04-21。</text:p>
      <text:p text:style-name="P4">
▪️如果您所爱的人是一名服务员，您还应该参考：</text:p>
      <text:p text:style-name="P4">
•命令被送达的军事部门，要求进行正式调查的结果；</text:p>
      <text:p text:style-name="P4">
•领土收购和社会支持中心，该人被召集到兵役中以提供信息。</text:p>
      <text:p text:style-name="P4">
此外，您可以通过一份声明与红十字国际委员会联系：0 800 300 155”。</text:p>
      <text:p text:style-name="P4">
News Source: <text:a xlink:type="simple" xlink:href="https://armyinform.com.ua/2023/05/21/shho-robyty-yakshho-blyzka-lyudyna-znykla-bezvisty/" text:style-name="Internet_20_link" text:visited-style-name="Visited_20_Internet_20_Link">
https://armyinform.com.ua/2023/05/21/shho-robyty-yakshho-blyzka-lyudyna-znykla-bezvisty/</text:a>
</text:p>
      <!--NEWS-->
      <text:h text:style-name="P10" text:outline-level="1">
<text:span text:style-name="T4">
当海军陆战队摧毁占领者时</text:span>
</text:h>
      <text:p text:style-name="P4">
作者: ['АРМІЯINFORM']</text:p>
      <text:p text:style-name="P4">
时间: 2023-05-21T42:00:00-04:00</text:p>
      <text:p text:style-name="P4">
描述: 关于Facebook-Storansi Morskoi海军ZSU：“恶臭被称为Sini ...与乌克兰2022年的战争，与乌克兰的《今日与乌克兰的最新新闻》，《与乌克兰的新闻战争》，今天最后一次与乌克兰的新闻战，将在乌克兰与俄罗斯与俄罗斯与俄罗斯与俄罗斯和俄罗斯之间发动战争何时，何时，何时，何时，何时，何时，何时，何时，何时，与乌克兰在2022年都将在不久俄罗斯的乌克兰媒体</text:p>
      <text:p text:style-name="P4">
图片: []</text:p>
      <text:p text:style-name="P4">
标签: ['STOPRUSSIA', 'АГРЕСІЯ РФ']</text:p>
      <text:p text:style-name="P4">
类别: News</text:p>
      <!--METADATA-->
      <text:p text:style-name="P4">
关于这个<text:a xlink:type="simple" xlink:href="https://www.facebook.com/watch/" text:style-name="Internet_20_link" text:visited-style-name="Visited_20_Internet_20_Link">
被引用</text:a>
在武装部队海军海军的Facebook页面上：</text:p>
      <text:p text:style-name="P4">
“他们是乌克兰的真正儿子，乌克兰的海军陆战队!在俄罗斯入侵者的胜利之后，他们不会为了看着自己的孩子而感到羞耻，并告诉我们国家的未来是如何与兄弟们站在一起的。 同时，他们竭尽全力赢得胜利，每天冒着生命的危险!”</text:p>
      <text:p text:style-name="P4">
News Source: <text:a xlink:type="simple" xlink:href="https://armyinform.com.ua/2023/05/21/morpihy-pokazaly-yak-nyshhat-okupantiv/" text:style-name="Internet_20_link" text:visited-style-name="Visited_20_Internet_20_Link">
https://armyinform.com.ua/2023/05/21/morpihy-pokazaly-yak-nyshhat-okupantiv/</text:a>
</text:p>
      <!--NEWS-->
      <text:h text:style-name="P10" text:outline-level="1">
<text:span text:style-name="T4">
由于住房战争而获得修理损坏的资金：已启动了续签计划的计划</text:span>
</text:h>
      <text:p text:style-name="P4">
作者: ['АРМІЯINFORM']</text:p>
      <text:p text:style-name="P4">
时间: 2023-05-21T43:00:00-04:00</text:p>
      <text:p text:style-name="P4">
描述: 关于Rintegrazi Timchasovo Okulovani Teritors的谷物谷物...与乌克兰2022年的战争，与乌克兰的最新新闻，《今日与乌克兰的新闻》，今天与乌克兰的新闻战争，今天上次与乌克兰的新闻战争，乌克兰和俄罗斯之间的战争将发生，乌克兰和俄罗斯之间以及何时，当时，当时，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1/obstril-harkova-8.jpg" text:style-name="Internet_20_link" text:visited-style-name="Visited_20_Internet_20_Link">
obstril-harkova-8.jpg</text:a>
']</text:p>
      <text:p text:style-name="P4">
标签: ['STOPRUSSIA', 'АГРЕСІЯ РФ']</text:p>
      <text:p text:style-name="P4">
类别: News</text:p>
      <!--METADATA-->
      <text:p text:style-name="P4">
<draw:frame draw:style-name="fr1" draw:name="Image7" text:anchor-type="as-char" svg:width="6.9236in" svg:height="4.615733in" draw:z-index="0">
<draw:image xlink:href="../Images/AРМІЯINFORM/2023-05-21T43-00-00-04-00/obstril-harkova-8.jpg" xlink:type="simple" xlink:show="embed" xlink:actuate="onLoad" draw:mime-type="image/jpeg"/>
</draw:frame>
说明性照片</text:p>
      <text:p text:style-name="P4">
关于它<text:a xlink:type="simple" xlink:href="https://www.facebook.com/MReintegration/posts/pfbid0igC8Rcwo8RvShZ57mPRsFiST4oHBjNvU2uhyt6YrN6kghUP38Di4VQjy6HNyJT4cl" text:style-name="Internet_20_link" text:visited-style-name="Visited_20_Internet_20_Link">
报告</text:a>
乌克兰暂时占领领土的重新融入部：</text:p>
      <text:p text:style-name="P4">
“要转移资金，有必要在该计划的计划参与者中开设专门的曝光率，请在乌克兰社区，领土和基础设施发展部中解释。 这可以通过两种方式完成：</text:p>
      <ul>
        <li>
          <text:p text:style-name="P4">
访问合作伙伴银行的物理分支，并在机构的工作人员的帮助下打开卡；</text:p>
        </li>
        <li>
          <text:p text:style-name="P4">
在合作伙伴银行的移动应用程序中在线打开卡。</text:p>
        </li>
      </ul>
      <text:p text:style-name="P4">
目前，有5家银行连接到该计划：Monobank，Privatbank，意思是银行，A银行，Pumb。 合作伙伴银行的列表将在连接时得到补充。</text:p>
      <text:p text:style-name="P4">
您也可以选择合适的银行以填写付款时打开卡。</text:p>
      <text:p text:style-name="P4">
▪️如何使用卡？</text:p>
      <text:p text:style-name="P4">
在委员会做出积极决定的情况下，资金将自动归功于Nabankov卡。 您无需采取除上述其他操作。 无需向银行或局外人的员工通知任何机密信息。</text:p>
      <text:p text:style-name="P4">
该卡上的资金只能是该计划参与者的承包商的建筑材料支出。 这些公司的列表可以在该网站上的不久的将来看到。</text:p>
      <text:p text:style-name="P4">
❗️The。 EAD卡中的资金无法撤回现金。 也不可能将它们从经常账户转移到其他帐户或填充平等卡的余额。</text:p>
      <text:p text:style-name="P4">
可以通过联系Nasting政府热线1545来获得有关等分计划的其他信息(按钮2)或通过Facebook电报中政府联络中心的聊天机器人。 您还可以通过向Facebook或Telegram发送消息来参考“行动支持命令”。”</text:p>
      <text:p text:style-name="P4">
News Source: <text:a xlink:type="simple" xlink:href="https://armyinform.com.ua/2023/05/21/otrymaty-koshty-na-remont-poshkodzhenogo-vnaslidok-vijny-zhytla-startuvala-programa-yevidnovlennya/" text:style-name="Internet_20_link" text:visited-style-name="Visited_20_Internet_20_Link">
https://armyinform.com.ua/2023/05/21/otrymaty-koshty-na-remont-poshkodzhenogo-vnaslidok-vijny-zhytla-startuvala-programa-yevidnovlennya/</text:a>
</text:p>
      <!--NEWS-->
      <text:h text:style-name="P10" text:outline-level="1">
<text:span text:style-name="T4">
支持战士参加了三天的战术医学课程</text:span>
</text:h>
      <text:p text:style-name="P4">
作者: ['АРМІЯINFORM']</text:p>
      <text:p text:style-name="P4">
时间: 2023-05-21T44:00:00-04:00</text:p>
      <text:p text:style-name="P4">
描述: 几天来沃伊（Voyn）小组，Zbroyn部队Piditrim部队的hrown团团……与乌克兰2022年的战争，与乌克兰的战争是今天的最新消息，这是与乌克兰的新闻，与乌克兰的新闻战争，与乌克兰的新闻战争，2022年的最后一场为乌克兰和俄罗斯以及乌克兰与乌克兰的战争何时将是与乌克兰的战争，在不久的将来，与乌克兰的战争，今天与乌克兰的战争，乌克兰新闻，乌克兰媒体的乌克兰媒体新闻，俄罗斯的乌克兰新闻在俄罗斯</text:p>
      <text:p text:style-name="P4">
图片: ['<text:a xlink:type="simple" xlink:href="https://armyinform.com.ua/wp-content/uploads/2023/05/347236353_614121830748354_7302270462792038049_n.jpg" text:style-name="Internet_20_link" text:visited-style-name="Visited_20_Internet_20_Link">
347236353_614121830748354_7302270462792038049_n.jpg</text:a>
']</text:p>
      <text:p text:style-name="P4">
标签: ['STOPRUSSIA', 'АГРЕСІЯ РФ']</text:p>
      <text:p text:style-name="P4">
类别: News</text:p>
      <!--METADATA-->
      <text:p text:style-name="P4">
<draw:frame draw:style-name="fr1" draw:name="Image8" text:anchor-type="as-char" svg:width="6.9236in" svg:height="4.613779in" draw:z-index="0">
<draw:image xlink:href="../Images/AРМІЯINFORM/2023-05-21T44-00-00-04-00/347236353_614121830748354_7302270462792038049_n.jpg" xlink:type="simple" xlink:show="embed" xlink:actuate="onLoad" draw:mime-type="image/jpeg"/>
</draw:frame>
前几天，在战术医学上的三天课程与一群单独的支持乌克兰武力的军队的士兵一起举行，这是在战术医学训练中心的指导下“车轮”。 了解正确的动作顺序和形成的技能可以挽救生命，同时在伤口中提供毒品帮助。</text:p>
      <text:p text:style-name="P4">
关于这个<text:a xlink:type="simple" xlink:href="https://www.facebook.com/KSP.ZSU/posts/pfbid02mJ6vSJt94UPYujpLR18ZoeXVE4wNNhqsYEQNuPK5HPcu2tmw2xhXJz8dejcYG532l" text:style-name="Internet_20_link" text:visited-style-name="Visited_20_Internet_20_Link">
报告</text:a>
在武装部队的Facebook页面上支持部队。</text:p>
      <text:p text:style-name="P4">
培训教练ASM的过程(所有服务成员) - 这是TSSS协议的基本，第一级准备(战术 - 战术). Цейпротокол сьогодні в Збройних Силах України є офіційним. Загальна мета TCCCполягає в тому, щоб навчити воїнів ефективно надавати допомогу пораненим убою, водночас запобігаючи додатковим втратам особового складу і є запорукоюуспішного виконання бойового завдання.</text:p>
      <text:p text:style-name="P4">
Одна із засновниць центру тактичної медицини «КоЛеСо», бойовий медик ОльгаОмельчук розповідає:</text:p>
      <text:p text:style-name="P4">
«Ми готуємо інструкторів у військовій частині, яких обираємо середвійськовослужбовців цього військового колективу. Досконало відпрацьовуємо зними перший базовий рівень протоколу, щоб згодом вони навчали іншихвійськовослужбовців. І що найголовніше — кожного тижня тренували особовийсклад своїх підрозділів. Це неможливо забезпечити за допомогою сторонніхінструкторів, які приїжджають на певний час. Кожна військова частина повиннамати власних інструкторів, які будуть здійснювати постійне, системнетренування. Серед усієї групи ми проводимо перший модуль навчання — це тридні, потім ми формуємо програму за якою займаються визначені нами старшігрупи, вони продовжують тренувати майбутніх інструкторів. Коли вони завершатьнавчання, то будуть здійснювати правильну підготовку своїх побратимів длянадання допомоги пораненим на полі бою».</text:p>
      <text:p text:style-name="P4">
News Source: <text:a xlink:type="simple" xlink:href="https://armyinform.com.ua/2023/05/21/voyiny-syl-pidtrymky-projshly-trydenni-kursy-z-taktychnoyi-medyczyny/" text:style-name="Internet_20_link" text:visited-style-name="Visited_20_Internet_20_Link">
https://armyinform.com.ua/2023/05/21/voyiny-syl-pidtrymky-projshly-trydenni-kursy-z-taktychnoyi-medyczyny/</text:a>
</text:p>
      <!--NEWS-->
      <text:h text:style-name="P10" text:outline-level="1">
<text:span text:style-name="T4">
减去敌人的两个“风信子”，一半：计算M777在赫尔森地区工作</text:span>
</text:h>
      <text:p text:style-name="P4">
作者: ['АРМІЯINFORM']</text:p>
      <text:p text:style-name="P4">
时间: 2023-05-21T45:00:00-04:00</text:p>
      <text:p text:style-name="P4">
描述: 关于OS -Ukkhoryya部队指挥的塞斯普尔：“对于罗斯拉胡诺夫（Rosrahunov M777）当天的PIV，与乌克兰2022年的战争，与乌克兰与乌克兰的最新新闻，今天与乌克兰2022年的新闻战争，今天将有一场乌克兰与俄罗斯之间的战争以及2022年与乌克兰的战争将在不久的将来与乌克兰发生战争</text:p>
      <text:p text:style-name="P4">
图片: ['<text:a xlink:type="simple" xlink:href="https://armyinform.com.ua/wp-content/uploads/2023/05/348553752_980432649979075_5112328336899784074_n.jpg" text:style-name="Internet_20_link" text:visited-style-name="Visited_20_Internet_20_Link">
348553752_980432649979075_5112328336899784074_n.jpg</text:a>
', '<text:a xlink:type="simple" xlink:href="https://armyinform.com.ua/wp-content/uploads/2023/05/347129295_3144640855829050_1973233625995449265_n-150x150.jpg" text:style-name="Internet_20_link" text:visited-style-name="Visited_20_Internet_20_Link">
347129295_3144640855829050_1973233625995449265_n-150x150.jpg</text:a>
', '<text:a xlink:type="simple" xlink:href="https://armyinform.com.ua/wp-content/uploads/2023/05/347131816_775415063959797_7408671780884682029_n-150x150.jpg" text:style-name="Internet_20_link" text:visited-style-name="Visited_20_Internet_20_Link">
347131816_775415063959797_7408671780884682029_n-150x150.jpg</text:a>
', '<text:a xlink:type="simple" xlink:href="https://armyinform.com.ua/wp-content/uploads/2023/05/348274221_237787445519294_1248728092844087827_n-150x150.jpg" text:style-name="Internet_20_link" text:visited-style-name="Visited_20_Internet_20_Link">
348274221_237787445519294_1248728092844087827_n-150x150.jpg</text:a>
', '<text:a xlink:type="simple" xlink:href="https://armyinform.com.ua/wp-content/uploads/2023/05/348328544_611258614262236_283534900723945998_n-150x150.jpg" text:style-name="Internet_20_link" text:visited-style-name="Visited_20_Internet_20_Link">
348328544_611258614262236_283534900723945998_n-150x150.jpg</text:a>
', '<text:a xlink:type="simple" xlink:href="https://armyinform.com.ua/wp-content/uploads/2023/05/348435668_1249780002339695_2631229482706562005_n-150x150.jpg" text:style-name="Internet_20_link" text:visited-style-name="Visited_20_Internet_20_Link">
348435668_1249780002339695_2631229482706562005_n-150x150.jpg</text:a>
']</text:p>
      <text:p text:style-name="P4">
标签: ['STOPRUSSIA', 'АГРЕСІЯ РФ']</text:p>
      <text:p text:style-name="P4">
类别: News</text:p>
      <!--METADATA-->
      <text:p text:style-name="P4">
<draw:frame draw:style-name="fr1" draw:name="Image9" text:anchor-type="as-char" svg:width="6.9236in" svg:height="6.9236in" draw:z-index="0">
<draw:image xlink:href="../Images/AРМІЯINFORM/2023-05-21T45-00-00-04-00/348553752_980432649979075_5112328336899784074_n.jpg" xlink:type="simple" xlink:show="embed" xlink:actuate="onLoad" draw:mime-type="image/jpeg"/>
</draw:frame>
关于它<text:a xlink:type="simple" xlink:href="https://www.facebook.com/JointForcesCommandAFU/posts/pfbid0Eq5ph8Xjdb4NNWdqpyfvBzX9GbzAE2K5qDnB1vQKQ95VBcMXXv1F7jTJo1TFRSaZl" text:style-name="Internet_20_link" text:visited-style-name="Visited_20_Internet_20_Link">
报告</text:a>
乌克兰武装部队联合部队的指挥：</text:p>
      <text:p text:style-name="P4">
“在半天内，M777的计算摧毁了赫森地区入侵者的两个“风信子”。</text:p>
      <text:p text:style-name="P4">
这枪拥有高架M982管理的枪支，由大量敌方炮兵，装甲车和仓库组成。”</text:p>
      <text:p text:style-name="P4">
<text:a xlink:type="simple" xlink:href="https://armyinform.com.ua/wp-content/uploads/2023/05/347129295_3144640855829050_1973233625995449265_n.jpg" text:style-name="Internet_20_link" text:visited-style-name="Visited_20_Internet_20_Link">
!(Images/AРМІЯINFORM/2023-05-21T45-00-00-04-00/347129295_3144640855829050_1973233625995449265_n-150x150.jpg)</text:a>
</text:p>
      <text:p text:style-name="P4">
<text:a xlink:type="simple" xlink:href="https://armyinform.com.ua/wp-content/uploads/2023/05/347131816_775415063959797_7408671780884682029_n.jpg" text:style-name="Internet_20_link" text:visited-style-name="Visited_20_Internet_20_Link">
<draw:frame draw:style-name="fr1" draw:name="Image10" text:anchor-type="as-char" svg:width="6.9236in" svg:height="6.9236in" draw:z-index="0">
<draw:image xlink:href="../Images/AРМІЯINFORM/2023-05-21T45-00-00-04-00/347131816_775415063959797_7408671780884682029_n-150x150.jpg" xlink:type="simple" xlink:show="embed" xlink:actuate="onLoad" draw:mime-type="image/jpeg"/>
</draw:frame>
</text:a>
</text:p>
      <text:p text:style-name="P4">
<text:a xlink:type="simple" xlink:href="https://armyinform.com.ua/wp-content/uploads/2023/05/348274221_237787445519294_1248728092844087827_n.jpg" text:style-name="Internet_20_link" text:visited-style-name="Visited_20_Internet_20_Link">
<draw:frame draw:style-name="fr1" draw:name="Image11" text:anchor-type="as-char" svg:width="6.9236in" svg:height="6.9236in" draw:z-index="0">
<draw:image xlink:href="../Images/AРМІЯINFORM/2023-05-21T45-00-00-04-00/348274221_237787445519294_1248728092844087827_n-150x150.jpg" xlink:type="simple" xlink:show="embed" xlink:actuate="onLoad" draw:mime-type="image/jpeg"/>
</draw:frame>
</text:a>
</text:p>
      <text:p text:style-name="P4">
<text:a xlink:type="simple" xlink:href="https://armyinform.com.ua/wp-content/uploads/2023/05/348328544_611258614262236_283534900723945998_n.jpg" text:style-name="Internet_20_link" text:visited-style-name="Visited_20_Internet_20_Link">
<draw:frame draw:style-name="fr1" draw:name="Image12" text:anchor-type="as-char" svg:width="6.9236in" svg:height="6.9236in" draw:z-index="0">
<draw:image xlink:href="../Images/AРМІЯINFORM/2023-05-21T45-00-00-04-00/348328544_611258614262236_283534900723945998_n-150x150.jpg" xlink:type="simple" xlink:show="embed" xlink:actuate="onLoad" draw:mime-type="image/jpeg"/>
</draw:frame>
</text:a>
</text:p>
      <text:p text:style-name="P4">
<text:a xlink:type="simple" xlink:href="https://armyinform.com.ua/wp-content/uploads/2023/05/348435668_1249780002339695_2631229482706562005_n.jpg" text:style-name="Internet_20_link" text:visited-style-name="Visited_20_Internet_20_Link">
<draw:frame draw:style-name="fr1" draw:name="Image13" text:anchor-type="as-char" svg:width="6.9236in" svg:height="6.9236in" draw:z-index="0">
<draw:image xlink:href="../Images/AРМІЯINFORM/2023-05-21T45-00-00-04-00/348435668_1249780002339695_2631229482706562005_n-150x150.jpg" xlink:type="simple" xlink:show="embed" xlink:actuate="onLoad" draw:mime-type="image/jpeg"/>
</draw:frame>
</text:a>
</text:p>
      <text:p text:style-name="P4">
News Source: <text:a xlink:type="simple" xlink:href="https://armyinform.com.ua/2023/05/21/za-piv-dnya-rozrahunok-m777-znyshhyv-dva-giaczynty-okupantiv-na-hersonshhyni-2/" text:style-name="Internet_20_link" text:visited-style-name="Visited_20_Internet_20_Link">
https://armyinform.com.ua/2023/05/21/za-piv-dnya-rozrahunok-m777-znyshhyv-dva-giaczynty-okupantiv-na-hersonshhyni-2/</text:a>
</text:p>
      <!--NEWS-->
      <text:h text:style-name="P10" text:outline-level="1">
<text:span text:style-name="T4">
我们的航空在敌人的集中区域已经进行了10次节拍</text:span>
</text:h>
      <text:p text:style-name="P4">
作者: ['АРМІЯINFORM']</text:p>
      <text:p text:style-name="P4">
时间: 2023-05-21T46:00:00-04:00</text:p>
      <text:p text:style-name="P4">
描述: DOB的AVISAATSYA国防军在尤其是与乌克兰2022年战争的Zserdzhennya地区进行了10次罢工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5/avicziya_udar-1.jpg" text:style-name="Internet_20_link" text:visited-style-name="Visited_20_Internet_20_Link">
avicziya_udar-1.jpg</text:a>
']</text:p>
      <text:p text:style-name="P4">
标签: ['STOPRUSSIA', 'АГРЕСІЯ РФ', 'ВІЙНА', 'ВТОРГНЕННЯ РФ', 'ВТРАТИ ВОРОГА', 'ГШ ЗСУ', 'ХРОНІКА ОБОРОНИ']</text:p>
      <text:p text:style-name="P4">
类别: News</text:p>
      <!--METADATA-->
      <text:p text:style-name="P4">
<draw:frame draw:style-name="fr1" draw:name="Image14" text:anchor-type="as-char" svg:width="6.9236in" svg:height="4.834981in" draw:z-index="0">
<draw:image xlink:href="../Images/AРМІЯINFORM/2023-05-21T46-00-00-04-00/avicziya_udar-1.jpg" xlink:type="simple" xlink:show="embed" xlink:actuate="onLoad" draw:mime-type="image/jpeg"/>
</draw:frame>
<text:span text:style-name="T4">
🔥俄罗斯入侵的情况</text:span>
</text:p>
      <text:p text:style-name="P4">
国防军每天的航空在集中的个人员工和敌方军事装备方面取得了10次跳动。 [报告]还摧毁了4种冲击和7种不同类型的侦察无人机，<text:a xlink:type="simple" xlink:href="https://www.facebook.com/GeneralStaff.ua/posts/pfbid0wjEjTkQcRjPAbJRTSUywJeVCtrM6zMqRuC5ST3Hz5H2GFyXAK6hKYmqJJdiJ9XAel" text:style-name="Internet_20_link" text:visited-style-name="Visited_20_Internet_20_Link">
报告</text:a>
乌克兰武装部队的总参谋部。</text:p>
      <text:p text:style-name="P4">
导弹和​​炮兵部队对4个军事装备，1个弹药，4个炮兵部队，1个防空和1个重要目标感到惊讶。</text:p>
      <text:p text:style-name="P4">
News Source: <text:a xlink:type="simple" xlink:href="https://armyinform.com.ua/2023/05/21/nasha-aviacziya-zavdala-10-udariv-po-rajonah-zoseredzhennya-voroga/" text:style-name="Internet_20_link" text:visited-style-name="Visited_20_Internet_20_Link">
https://armyinform.com.ua/2023/05/21/nasha-aviacziya-zavdala-10-udariv-po-rajonah-zoseredzhennya-voroga/</text:a>
</text:p>
      <!--NEWS-->
      <text:h text:style-name="P10" text:outline-level="1">
<text:span text:style-name="T4">
Bakhmut和Marinka仍然留在敌对行动的中心</text:span>
</text:h>
      <text:p text:style-name="P4">
作者: ['АРМІЯINFORM']</text:p>
      <text:p text:style-name="P4">
时间: 2023-05-21T47:00:00-04:00</text:p>
      <text:p text:style-name="P4">
描述: 敌人是利利亚斯基库普基扬斯基的Zoedzhuvati Basic Zuill的沉没...与乌克兰2022年的战争，与乌克兰的最新新闻战争，今天与乌克兰2022年的新闻战争，今天，乌克兰和俄罗斯之间的战争是否会发生战争与乌克兰与乌克兰的战争将是不可行</text:p>
      <text:p text:style-name="P4">
图片: ['<text:a xlink:type="simple" xlink:href="https://armyinform.com.ua/wp-content/uploads/2023/05/baxmut-1.jpg" text:style-name="Internet_20_link" text:visited-style-name="Visited_20_Internet_20_Link">
baxmut-1.jpg</text:a>
']</text:p>
      <text:p text:style-name="P4">
标签: ['STOPRUSSIA', 'АГРЕСІЯ РФ', 'ВТОРГНЕННЯ РФ', 'ГШ ЗСУ']</text:p>
      <text:p text:style-name="P4">
类别: News</text:p>
      <!--METADATA-->
      <text:p text:style-name="P4">
<draw:frame draw:style-name="fr1" draw:name="Image15" text:anchor-type="as-char" svg:width="6.9236in" svg:height="4.615733in" draw:z-index="0">
<draw:image xlink:href="../Images/AРМІЯINFORM/2023-05-21T47-00-00-04-00/baxmut-1.jpg" xlink:type="simple" xlink:show="embed" xlink:actuate="onLoad" draw:mime-type="image/jpeg"/>
</draw:frame>
**🔥i</text:p>
      <text:p text:style-name="P4">
敌人继续专注于对库平，莱曼，巴赫穆特，阿夫迪夫和玛丽斯基的主要努力。 在最后一天，总共举行了53次战斗冲突(https://www.facebook.com/GeneralStaff.ua/posts/pfbid0wjEjTkQcRjPAbJRTSUywJeVCtrM6zMqRuC5ST3Hz5H2GFyXAK6hKYmqJJdiJ9XAel?<text:span text:style-name="T4">
cft</text:span>
%5b0%5d=AZV0X2YFhgl4GZYraINiEfNCdQZ5IrvNuc5f2lWasaiD6OpZfnWExcBoZ5gxGvEM9NUtw3_xNiBVEwVemaIQPRhr-15AIdiCBhVTM-hRxxM6qc1VndDSEjSqUywErb)乌克兰武装部队的总参谋部。</text:p>
      <text:p text:style-name="P4">
在过去的一天中，敌人击中了7枚导弹和70次航空罢工，并在我们的Yavsk和定居点的位置向火箭发射器炮击了48次。 和平的人，被摧毁和损坏的私人住宅和其他平民基础设施受伤。</text:p>
      <text:p text:style-name="P4">
整个乌克兰的火箭和航空罢工的可能性很高，因为敌人继续使用恐怖策略。</text:p>
      <text:p text:style-name="P4">
News Source: <text:a xlink:type="simple" xlink:href="https://armyinform.com.ua/2023/05/21/bahmut-ta-maryinka-zalyshayutsya-v-epiczentri-bojovyh-dij-3/" text:style-name="Internet_20_link" text:visited-style-name="Visited_20_Internet_20_Link">
https://armyinform.com.ua/2023/05/21/bahmut-ta-maryinka-zalyshayutsya-v-epiczentri-bojovyh-dij-3/</text:a>
</text:p>
      <!--NEWS-->
      <text:h text:style-name="P10" text:outline-level="1">
<text:span text:style-name="T4">
在日本，乌克兰国家元首会见了印度尼西亚总统</text:span>
</text:h>
      <text:p text:style-name="P4">
作者: ['АРМІЯINFORM']</text:p>
      <text:p text:style-name="P4">
时间: 2023-05-21T48:00:00-04:00</text:p>
      <text:p text:style-name="P4">
描述: Pid Hour Robochito Vizit向日本人担任Samiti“粗塞米”总统...与乌克兰2022年的战争，与乌克兰与乌克兰的最新新闻，今天与乌克兰的新闻，今天与乌克兰的新闻战争，今天上次与乌克兰的新闻战争，乌克兰和俄罗斯之间以及俄罗斯和俄罗斯之间的战争，什么时候，何时，何时，何时，何时，何时，何时，何时，与乌克兰在2022年的战争将在不久俄罗斯的媒体</text:p>
      <text:p text:style-name="P4">
图片: ['<text:a xlink:type="simple" xlink:href="https://armyinform.com.ua/wp-content/uploads/2023/05/zelenskyj_vidodo.jpeg" text:style-name="Internet_20_link" text:visited-style-name="Visited_20_Internet_20_Link">
zelenskyj_vidodo.jpeg</text:a>
', '<text:a xlink:type="simple" xlink:href="https://armyinform.com.ua/wp-content/uploads/2023/05/zelenskyj_vidodo-2.jpeg" text:style-name="Internet_20_link" text:visited-style-name="Visited_20_Internet_20_Link">
zelenskyj_vidodo-2.jpeg</text:a>
']</text:p>
      <text:p text:style-name="P4">
标签: ['STOPRUSSIA', 'ВОЛОДИМИР ЗЕЛЕНСЬКИЙ', 'ДЖОКО ВІДОДО', 'ІНДОНЕЗІЯ', 'ОФІС ПРЕЗИДЕНТА УКРАЇНИ', 'САМІТ G7', 'ЯПОНІЯ']</text:p>
      <text:p text:style-name="P4">
类别: News</text:p>
      <!--METADATA-->
      <text:p text:style-name="P4">
<draw:frame draw:style-name="fr1" draw:name="Image16" text:anchor-type="as-char" svg:width="6.9236in" svg:height="4.617948in" draw:z-index="0">
<draw:image xlink:href="../Images/AРМІЯINFORM/2023-05-21T48-00-00-04-00/zelenskyj_vidodo.jpeg" xlink:type="simple" xlink:show="embed" xlink:actuate="onLoad" draw:mime-type="image/jpeg"/>
</draw:frame>
沃迪米尔·泽伦斯基(Volodymyr Zelenskyy)在对日本的工作访问期间与共和国共和国共和国共和国总统七人进行了谈判。</text:p>
      <text:p text:style-name="P4">
关于这个<text:a xlink:type="simple" xlink:href="https://www.president.gov.ua/news/u-yaponiyi-glava-ukrayinskoyi-derzhavi-proviv-zustrich-iz-pr-83049" text:style-name="Internet_20_link" text:visited-style-name="Visited_20_Internet_20_Link">
被引用</text:a>
在乌克兰总裁办公室网站上的出版物中。</text:p>
      <text:p text:style-name="P4">
Volodymyr Zelenskyy向对话者通报了乌克兰战斗的过程。 乌克兰国家的负责人提请注意我们国家的民用基础设施的炮击。</text:p>
      <text:p text:style-name="P4">
<draw:frame draw:style-name="fr1" draw:name="Image17" text:anchor-type="as-char" svg:width="6.9236in" svg:height="4.621503in" draw:z-index="0">
<draw:image xlink:href="../Images/AРМІЯINFORM/2023-05-21T48-00-00-04-00/zelenskyj_vidodo-2.jpeg" xlink:type="simple" xlink:show="embed" xlink:actuate="onLoad" draw:mime-type="image/jpeg"/>
</draw:frame>
他呼吁印度尼西亚总统促进乌克兰在被驱逐的儿童返回方面的努力。</text:p>
      <text:p text:style-name="P4">
乔科赢得了黑海谷物倡议的延续。 各方标志着其扩张的重要性。</text:p>
      <text:p text:style-name="P4">
在会议期间，领导人讨论了乌克兰和平公式的实施。弗拉基米尔·泽伦斯基(Vladimir Zelensky)感谢印度尼西亚总统在2022年11月参加二十个集团峰会的邀请，并在其中呈现了乌克兰和平公式。</text:p>
      <text:p text:style-name="P4">
乌克兰总统还感谢印度尼西亚准备支持我们国家的恢复，特别是在医疗保健方面。</text:p>
      <text:p text:style-name="P4">
News Source: <text:a xlink:type="simple" xlink:href="https://armyinform.com.ua/2023/05/21/u-yaponiyi-glava-ukrayinskoyi-derzhavy-proviv-zustrich-iz-prezydentom-indoneziyi/" text:style-name="Internet_20_link" text:visited-style-name="Visited_20_Internet_20_Link">
https://armyinform.com.ua/2023/05/21/u-yaponiyi-glava-ukrayinskoyi-derzhavy-proviv-zustrich-iz-prezydentom-indoneziyi/</text:a>
</text:p>
      <!--NEWS-->
      <text:h text:style-name="P10" text:outline-level="1">
<text:span text:style-name="T4">
在北部的北方方向，敌人的进攻群体迹象没有被揭示</text:span>
</text:h>
      <text:p text:style-name="P4">
作者: ['АРМІЯINFORM']</text:p>
      <text:p text:style-name="P4">
时间: 2023-05-21T49:00:00-04:00</text:p>
      <text:p text:style-name="P4">
描述: 在沃林斯基（Volinsky），她很快就迅速迅速。没有拱顶Zmin的情况，熟悉...与乌克兰2022年的战争，与乌克兰的战争是今天的最新消息，与乌克兰2022的新闻是今天的最后一条消息，将是今天的。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5/stezhymo-1.jpg" text:style-name="Internet_20_link" text:visited-style-name="Visited_20_Internet_20_Link">
stezhymo-1.jpg</text:a>
']</text:p>
      <text:p text:style-name="P4">
标签: ['STOPRUSSIA', 'АГРЕСІЯ РФ', 'ВІЙНА', 'ВТОРГНЕННЯ РФ', 'ГШ ЗСУ', 'ПІВНІЧНИЙ НАПРЯМОК']</text:p>
      <text:p text:style-name="P4">
类别: News</text:p>
      <!--METADATA-->
      <text:p text:style-name="P4">
<draw:frame draw:style-name="fr1" draw:name="Image18" text:anchor-type="as-char" svg:width="6.9236in" svg:height="4.32725in" draw:z-index="0">
<draw:image xlink:href="../Images/AРМІЯINFORM/2023-05-21T49-00-00-04-00/stezhymo-1.jpg" xlink:type="simple" xlink:show="embed" xlink:actuate="onLoad" draw:mime-type="image/jpeg"/>
</draw:frame>
**🔥i</text:p>
      <text:p text:style-name="P4">
在Volyn和Polissya的指示中，没有发生重大变化的操作情况，未检测到进攻群体的形成迹象，<text:a xlink:type="simple" xlink:href="https://www.facebook.com/GeneralStaff.ua/posts/pfbid0wjEjTkQcRjPAbJRTSUywJeVCtrM6zMqRuC5ST3Hz5H2GFyXAK6hKYmqJJdiJ9XAel" text:style-name="Internet_20_link" text:visited-style-name="Visited_20_Internet_20_Link">
报告</text:a>
乌克兰武装部队的总参谋部。</text:p>
      <text:p text:style-name="P4">
在Siversky和Slobozhansky的指示中，敌人继续在与乌克兰边境地区保留军事存在。 在过去，他在卡尔基夫地区定居点的地区进行了航空罢工，对切尔尼希夫地区定居点Galaghanivka定居点进行了迫击炮和炮击，以及Golishevsk和Golishevsk，volfin，kindrativka，Yunakivka，Yunakivka，ugroida，以及Ugroida，以及井层，不间断，芽，挖洞，Ustinovka和Kharkiv地区的家。</text:p>
      <text:p text:style-name="P4">
News Source: <text:a xlink:type="simple" xlink:href="https://armyinform.com.ua/2023/05/21/na-pivnichnomu-napryamku-oznak-nastupalnyh-ugrupovan-voroga-ne-vyyavleno/" text:style-name="Internet_20_link" text:visited-style-name="Visited_20_Internet_20_Link">
https://armyinform.com.ua/2023/05/21/na-pivnichnomu-napryamku-oznak-nastupalnyh-ugrupovan-voroga-ne-vyyavleno/</text:a>
</text:p>
      <!--NEWS-->
      <text:h text:style-name="P10" text:outline-level="1">
<text:span text:style-name="T4">
在暂时捕获的领土上，占领者甚至将幼儿园变成医院</text:span>
</text:h>
      <text:p text:style-name="P4">
作者: ['АРМІЯINFORM']</text:p>
      <text:p text:style-name="P4">
时间: 2023-05-21T50:00:00-04:00</text:p>
      <text:p text:style-name="P4">
描述: RosiSkeskiki搬运工重新宣告蒂姆加索沃的浪费...与乌克兰2022年的战争，与乌克兰的最新新闻，今天与乌克兰的新闻《与乌克兰的新闻》上次与乌克兰的《新闻战》，乌克兰和俄罗斯之间的战争以及与乌克兰之间的战争将会发生他们说，在2022年是否在不久的将来与乌克兰战争，他们说，与乌克兰的战争，今天的乌克兰新闻，乌克兰的新闻，乌克兰媒体在俄罗斯的媒体</text:p>
      <text:p text:style-name="P4">
图片: ['<text:a xlink:type="simple" xlink:href="https://armyinform.com.ua/wp-content/uploads/2023/05/zagarbnyky.jpg" text:style-name="Internet_20_link" text:visited-style-name="Visited_20_Internet_20_Link">
zagarbnyky.jpg</text:a>
']</text:p>
      <text:p text:style-name="P4">
标签: ['STOPRUSSIA', 'АГРЕСІЯ РФ', 'ВІЙНА', 'ВТОРГНЕННЯ РФ', 'ГШ ЗСУ']</text:p>
      <text:p text:style-name="P4">
类别: News</text:p>
      <!--METADATA-->
      <text:p text:style-name="P4">
<draw:frame draw:style-name="fr1" draw:name="Image19" text:anchor-type="as-char" svg:width="6.9236in" svg:height="3.883237in" draw:z-index="0">
<draw:image xlink:href="../Images/AРМІЯINFORM/2023-05-21T50-00-00-04-00/zagarbnyky.jpg" xlink:type="simple" xlink:show="embed" xlink:actuate="onLoad" draw:mime-type="image/jpeg"/>
</draw:frame>
**🔥i</text:p>
      <text:p text:style-name="P4">
俄罗斯入侵者继续在乌克兰临时加热的定居点向军事医疗机构翻新教育机构。 尤其是阿佐夫村，Zaporizhzhya地区的中学和位于Kherson地区Gladkivka村的学前教育机构，入侵者被转变为现场医院。 [报告]大约有50个累积因素受伤严重程度。(https://www.facebook.com/GeneralStaff.ua/posts/pfbid0wjEjTkQcRjPAbJRTSUywJeVCtrM6zMqRuC5ST3Hz5H2GFyXAK6hKYmqJJdiJ9XAel?<text:span text:style-name="T4">
cft</text:span>
%5b0%5d=AZV0X2YFhgl4GZYraINiEfNCdQZ5IrvNuc5f2lWasaiD6OpZfnWExcBoZ5gxGvEM9NUtw3_xNiBVEwVemaIQPRhr-15AIdiCBhVTM-hRxxM6qc1VndDSEjSqUywErb)乌克兰武装部队的总参谋部。</text:p>
      <text:p text:style-name="P4">
News Source: <text:a xlink:type="simple" xlink:href="https://armyinform.com.ua/2023/05/21/na-tymchasovo-zahoplenyh-terytoriyah-okupanty-peretvoryuyut-na-shpytali-navit-dytyachi-sadochky/" text:style-name="Internet_20_link" text:visited-style-name="Visited_20_Internet_20_Link">
https://armyinform.com.ua/2023/05/21/na-tymchasovo-zahoplenyh-terytoriyah-okupanty-peretvoryuyut-na-shpytali-navit-dytyachi-sadochky/</text:a>
</text:p>
      <!--NEWS-->
      <text:h text:style-name="P10" text:outline-level="1">
<text:span text:style-name="T4">
我们需要全球民主领导 - 总统弗拉基米尔·泽伦斯基（Vladimir Zelensky）在大七和乌克兰峰会的会议上的演讲</text:span>
</text:h>
      <text:p text:style-name="P4">
作者: ['АРМІЯINFORM']</text:p>
      <text:p text:style-name="P4">
时间: 2023-05-21T51:00:00-04:00</text:p>
      <text:p text:style-name="P4">
描述: Pan Kishido，Pan Prem’r-Minesstra，叔叔为Vidvisdati Samit的要求提供。 道路...与乌克兰2022年的战争，与乌克兰的最新消息，今天与乌克兰的新闻战争，2022年的新闻战争，今天的最后一次战争将在乌克兰和俄罗斯之间发生战争，当2022年与乌克兰的战争将是或否，将是他们说，在不久的将来与乌克兰发动了战争</text:p>
      <text:p text:style-name="P4">
图片: ['<text:a xlink:type="simple" xlink:href="https://armyinform.com.ua/wp-content/uploads/2023/05/g7-2.jpeg" text:style-name="Internet_20_link" text:visited-style-name="Visited_20_Internet_20_Link">
g7-2.jpeg</text:a>
', '<text:a xlink:type="simple" xlink:href="https://armyinform.com.ua/wp-content/uploads/2023/05/g7-1.jpeg" text:style-name="Internet_20_link" text:visited-style-name="Visited_20_Internet_20_Link">
g7-1.jpeg</text:a>
', '<text:a xlink:type="simple" xlink:href="https://armyinform.com.ua/wp-content/uploads/2023/05/g7.jpeg" text:style-name="Internet_20_link" text:visited-style-name="Visited_20_Internet_20_Link">
g7.jpeg</text:a>
']</text:p>
      <text:p text:style-name="P4">
标签: ['G7', 'STOPRUSSIA', 'ВИСТУП ПРЕЗИДЕНТА УКРАЇНИ', 'ВОЛОДИМИР ЗЕЛЕНСЬКИЙ', 'ОФІС ПРЕЗИДЕНТА УКРАЇНИ', 'ПРЕЗИДЕНТ УКРАЇНИ']</text:p>
      <text:p text:style-name="P4">
类别: News</text:p>
      <!--METADATA-->
      <text:p text:style-name="P4">
<draw:frame draw:style-name="fr1" draw:name="Image20" text:anchor-type="as-char" svg:width="6.9236in" svg:height="4.612849in" draw:z-index="0">
<draw:image xlink:href="../Images/AРМІЯINFORM/2023-05-21T51-00-00-04-00/g7-2.jpeg" xlink:type="simple" xlink:show="embed" xlink:actuate="onLoad" draw:mime-type="image/jpeg"/>
</draw:frame>
总理基西多先生，感谢您的邀请访问峰会。</text:p>
      <text:p text:style-name="P4">
亲爱的同事们!</text:p>
      <text:p text:style-name="P4">
在这场战争期间，乌克兰参加了七组的会议，但在线参加了六次。 现在 - 稍作感谢。</text:p>
      <text:p text:style-name="P4">
我们与您以及我们所有的盟友和合作伙伴一起达到了为民主，国际法和自由提供的工作水平。</text:p>
      <text:p text:style-name="P4">
在世界上，努力忽略和鄙视我们重视的东西。 但是现在它是固定的。 现在我们的力量正在增长。 任何能够希望反民主国家的侵略的人都会看到答案是什么。 而且，我们与您合作的越多，世界上的某人会发疯。 但这足够了吗？</text:p>
      <text:p text:style-name="P4">
民主需要更多。 我认为我们需要明显的全球民主领导能力。 这是我们提供合作的主要工作。</text:p>
      <text:p text:style-name="P4">
<draw:frame draw:style-name="fr1" draw:name="Image21" text:anchor-type="as-char" svg:width="6.9236in" svg:height="4.612849in" draw:z-index="0">
<draw:image xlink:href="../Images/AРМІЯINFORM/2023-05-21T51-00-00-04-00/g7-1.jpeg" xlink:type="simple" xlink:show="embed" xlink:actuate="onLoad" draw:mime-type="image/jpeg"/>
</draw:frame>
这里有些例子。</text:p>
      <text:p text:style-name="P4">
多年来，我们听说俄罗斯可以用没有被击倒的高超音速导弹袭击任何国家。 俄罗斯想害怕一些时刻背叛我们的价值观。 好吧，已经结束了。 乌克兰人的“石油”已经展示了民主的能力。</text:p>
      <text:p text:style-name="P4">
我们共同证明了问题不是我们国家敌人有多少导弹，而是我们拥有多少个防空系统。 “ petriots”，“ iris-t”，“ nams”，“ class”，“ samp-t”  - 它们保护我们城市的生活并拯救了民主的全球安全品牌。</text:p>
      <text:p text:style-name="P4">
当乌克兰的此类防空系统足以保护所有城市时，世界将看到哪种空气盾能够创造民主。 我们正在移动天空的安全，而不是我们的敌人。</text:p>
      <text:p text:style-name="P4">
我感谢您，亲爱的领导人，他们帮助乌克兰进行了防空!我们一起为乌克兰人的成千上万生命挽救了俄罗斯火箭。</text:p>
      <text:p text:style-name="P4">
我也感谢决定培训我们的飞行员对现代战士的决定。</text:p>
      <text:p text:style-name="P4">
只有当地面系统充满现代飞机空中时，气屏才能完整。 现在，我们将继续消除崩溃。</text:p>
      <text:p text:style-name="P4">
当我们的飞行员知道F-16，而这些机器出现在我们的天空中时，这不仅是乌克兰。 对于欧洲和世界的整个安全建筑来说，这将是一个历史性的时刻。</text:p>
      <text:p text:style-name="P4">
<draw:frame draw:style-name="fr1" draw:name="Image22" text:anchor-type="as-char" svg:width="6.9236in" svg:height="4.613521in" draw:z-index="0">
<draw:image xlink:href="../Images/AРМІЯINFORM/2023-05-21T51-00-00-04-00/g7.jpeg" xlink:type="simple" xlink:show="embed" xlink:actuate="onLoad" draw:mime-type="image/jpeg"/>
</draw:frame>
亲爱的同事们!保护乌克兰和自由的每个决定都确保了基于规则的国际规则。 随着房屋从砖头的发展，与您一起的决定正在越来越自由 - 我们保证。 我们，民主。</text:p>
      <text:p text:style-name="P4">
实际上，我们的答案是防止侵略的强制性规则的基础。</text:p>
      <text:p text:style-name="P4">
乌克兰强调预防安全原则。 这就是为什么我们对乌克兰的安全计划的建议 - 在工作时 - 将成为一个全面的因素。 而不仅仅是我们。</text:p>
      <text:p text:style-name="P4">
世界上有“安全伞”。 当天空变黑时，他们必须打开。但是，当“安全保护伞”扩展到新盟友时，它如何成为一个呢？</text:p>
      <text:p text:style-name="P4">
正如我们与您一起的行动在这场战争期间拯救了塔斯沃博达的国际法一样，我们的安全保证将努力防止战争的悲剧。他们将努力阻止潜在的侵略者。</text:p>
      <text:p text:style-name="P4">
乌克兰希望我们的团队在保证维尔纽斯(Vilnius)的情况下将点放在“ I”上，这是欧洲 - 大西洋的峰会。</text:p>
      <text:p text:style-name="P4">
拜登总统先生，谢谢您，您可以满足民主的全球安全内容!感谢您的领导，武器的决定，决定养空飞行员。 我相信，我们共同自由的翅膀在世界上会更加明显!感谢国会的双方和您的双方，总统先生，一个团队和所有爱的美国人。</text:p>
      <text:p text:style-name="P4">
我感谢您，总理先生，您的决心，改变了民主历史，为乌克兰提供了长期的防御和财政支持，这为我们所有自由欧洲提供了稳定。 我感谢您在政府中的同事，感谢联邦议院和德国的整个人民。</text:p>
      <text:p text:style-name="P4">
我感谢您，总理先生的精力，这给了我们越来越多的远程机会。 我相信，当与我们的伴侣一起，是俄罗斯侵略的妈妈，您的领导能力将有助于赋予明显的法律力量。 感谢您的同事，英国议会和整个英国人民。</text:p>
      <text:p text:style-name="P4">
我感谢您，伊曼纽尔(Emmanuel)，总统先生，保存了价值观，乌克兰法国的支持是对自由人民的尊重，国际关系平等，人之间的兄弟情谊的表现。</text:p>
      <text:p text:style-name="P4">
我感谢乔治·梅洛尼(George Meloni)的角色赋予了我们所有人。 感谢政府，议会和所有支持我们人民保护的意大利人。谢谢查尔斯，谢谢你，乌尔苏洛(Ursulo)在纪念机构领导下成为机构。 曾经说过欧盟是一项大型的。 您证明我们的协会不是持续官僚主义的，而是持久的价值观，这使我们有了很强的路线!</text:p>
      <text:p text:style-name="P4">
谢谢您，总理富米奥(Fumio)在亚洲国际法命运中明显的领导力，感谢您对您所在国家的全面支持。</text:p>
      <text:p text:style-name="P4">
亲爱的同事们!</text:p>
      <text:p text:style-name="P4">
我们由另一个原则 - 理性团结在一起。 我们总是实际行动，保护我们的价值观。 理性的明显表达是乌克兰和平的公式。 我感谢您对我们的公式的支持。</text:p>
      <text:p text:style-name="P4">
在我参加阿拉伯国家联盟的山顶的前一天，我们会尽一切努力将整个世界围绕和平公式联系起来 - 围绕和平的峰会，这将推动一个公式。</text:p>
      <text:p text:style-name="P4">
我想讨论实施公式的步骤以及今天在我们的会议中组织和平峰会的细节。</text:p>
      <text:p text:style-name="P4">
谢谢。</text:p>
      <text:p text:style-name="P4">
News Source: <text:a xlink:type="simple" xlink:href="https://armyinform.com.ua/2023/05/21/nam-potribne-globalne-liderstvo-demokratiyi-vystup-prezydenta-volodymyra-zelenskogo-na-sesiyi-samitu-krayin-velykoyi-simky-ta-ukrayiny/" text:style-name="Internet_20_link" text:visited-style-name="Visited_20_Internet_20_Link">
https://armyinform.com.ua/2023/05/21/nam-potribne-globalne-liderstvo-demokratiyi-vystup-prezydenta-volodymyra-zelenskogo-na-sesiyi-samitu-krayin-velykoyi-simky-ta-ukrayiny/</text:a>
</text:p>
      <!--NEWS-->
      <text:h text:style-name="P10" text:outline-level="1">
<text:span text:style-name="T4">
国防军每天消除了730名入侵者，并摧毁了84架敌方武器</text:span>
</text:h>
      <text:p text:style-name="P4">
作者: ['АРМІЯINFORM']</text:p>
      <text:p text:style-name="P4">
时间: 2023-05-21T52:00:00-04:00</text:p>
      <text:p text:style-name="P4">
描述: Zagalni Boyov，在02.24.22到05/21/23 Orintovo成为：...与乌克兰2022年战争，与乌克兰的战争，今天与乌克兰的最新新闻，今天与乌克兰2022年的新闻战争，今天，乌克兰之间会有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5/vtraty_21-05-2023-scaled.jpg" text:style-name="Internet_20_link" text:visited-style-name="Visited_20_Internet_20_Link">
vtraty_21-05-2023-scaled.jpg</text:a>
']</text:p>
      <text:p text:style-name="P4">
标签: ['STOPRUSSIA', 'АГРЕСІЯ РФ', 'ВІЙНА', 'ВТОРГНЕННЯ РФ', 'ВТРАТИ ВОРОГА', 'ГШ ЗСУ']</text:p>
      <text:p text:style-name="P4">
类别: News</text:p>
      <!--METADATA-->
      <text:p text:style-name="P4">
<draw:frame draw:style-name="fr1" draw:name="Image23" text:anchor-type="as-char" svg:width="6.9236in" svg:height="6.912061in" draw:z-index="0">
<draw:image xlink:href="../Images/AРМІЯINFORM/2023-05-21T52-00-00-04-00/vtraty_21-05-2023-scaled.jpg" xlink:type="simple" xlink:show="embed" xlink:actuate="onLoad" draw:mime-type="image/jpeg"/>
</draw:frame>
敌人从24.02.22到21.05.23的总战斗损失将是指向的：</text:p>
      <text:p text:style-name="P4">
<text:span text:style-name="T4">
<text:span text:style-name="T5">
人员 -  </text:span>
* 203160(+730)淘汰的人</text:span>
<text:span text:style-name="T5">
坦克 -  </text:span>
<text:span text:style-name="T5">
 3783(+2)</text:span>
<text:span text:style-name="T4">
战斗装甲车 -  </text:span>
 7398(+16)<text:span text:style-name="T4">
<text:span text:style-name="T5">
炮兵系统 -  </text:span>
<text:span text:style-name="T5">
 3258(+29)</text:span>
 </text:span>
 rszv- <text:span text:style-name="T4">
 564(0)</text:span>
<text:span text:style-name="T5">
防空 -  </text:span>
<text:span text:style-name="T5">
 327(+2)</text:span>
<text:span text:style-name="T4">
飞机 -  </text:span>
 308(0)<text:span text:style-name="T4">
<text:span text:style-name="T5">
直升机 -  </text:span>
* 294(0)</text:span>
<text:span text:style-name="T5">
无人机手术战术水平 -  </text:span>
<text:span text:style-name="T5">
 2822(+21)</text:span>
<text:span text:style-name="T4">
有翼导弹 -  </text:span>
 1011(0)<text:span text:style-name="T4">
<text:span text:style-name="T5">
船 /船 -  </text:span>
* 18(0)</text:span>
<text:span text:style-name="T5">
汽车设备和坦克 -  </text:span>
<text:span text:style-name="T5">
 6115(+12)</text:span>
<text:span text:style-name="T4">
特殊设备 -  </text:span>
 425(+2)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1.05.23。</text:p>
      <text:p text:style-name="P4">
News Source: <text:a xlink:type="simple" xlink:href="https://armyinform.com.ua/2023/05/21/syly-oborony-za-dobu-likviduvaly-730-okupantiv-ta-znyshhyly-84-odynyczi-vorozhogo-ozbroyennya/" text:style-name="Internet_20_link" text:visited-style-name="Visited_20_Internet_20_Link">
https://armyinform.com.ua/2023/05/21/syly-oborony-za-dobu-likviduvaly-730-okupantiv-ta-znyshhyly-84-odynyczi-vorozhogo-ozbroyennya/</text:a>
</text:p>
      <!--NEWS-->
      <text:h text:style-name="P10" text:outline-level="1">
<text:span text:style-name="T4">
沃罗迪米尔·泽伦斯基（Volodymyr Zelensky）在峰会上的演讲“朝着一个和平，稳定和繁荣的世界”，乌克兰和合作伙伴参与</text:span>
</text:h>
      <text:p text:style-name="P4">
作者: ['АРМІЯINFORM']</text:p>
      <text:p text:style-name="P4">
时间: 2023-05-21T53:00:00-04:00</text:p>
      <text:p text:style-name="P4">
描述: PAN PREM’R-MINESTRA KISHIDO！ 路莱里！ Uli Mim，《 Spials雕像的机会》……与乌克兰2022年的战争，与乌克兰的战争是今天的最新消息，今天与乌克兰2022年的新闻战，今天的最后一场新闻，乌克兰和俄罗斯之间的战争是否会发生战争，与乌克兰的战争将在不久的将来与乌克兰发动战争，他们说，今天与乌克兰的战争，今天的乌克兰新闻，乌克兰新闻，乌克兰媒体在俄罗斯的乌克兰新闻</text:p>
      <text:p text:style-name="P4">
图片: ['<text:a xlink:type="simple" xlink:href="https://armyinform.com.ua/wp-content/uploads/2023/05/f861b75f55a77d6a9cc8d50009867a4f_1684641971_extra_large.jpeg" text:style-name="Internet_20_link" text:visited-style-name="Visited_20_Internet_20_Link">
f861b75f55a77d6a9cc8d50009867a4f_1684641971_extra_large.jpeg</text:a>
']</text:p>
      <text:p text:style-name="P4">
标签: ['STOPRUSSIA', 'АГРЕСІЯ РФ', 'ВІЙНА', 'ВОЛОДИМИР ЗЕЛЕНСЬКИЙ', 'ВТОРГНЕННЯ РФ', 'КРАЇН G7', 'ОФІС ПРЕЗИДЕНТА УКРАЇНИ']</text:p>
      <text:p text:style-name="P4">
类别: News</text:p>
      <!--METADATA-->
      <text:p text:style-name="P4">
<draw:frame draw:style-name="fr1" draw:name="Image24" text:anchor-type="as-char" svg:width="6.9236in" svg:height="4.617948in" draw:z-index="0">
<draw:image xlink:href="../Images/AРМІЯINFORM/2023-05-21T53-00-00-04-00/f861b75f55a77d6a9cc8d50009867a4f_1684641971_extra_large.jpeg" xlink:type="simple" xlink:show="embed" xlink:actuate="onLoad" draw:mime-type="image/jpeg"/>
</draw:frame>
<text:span text:style-name="T4">
总理基希多先生!</text:span>
</text:p>
      <text:p text:style-name="P4">
<text:span text:style-name="T4">
亲爱的领导人!</text:span>
</text:p>
      <text:p text:style-name="P4">
我们都有机会成为和平的合伙人。 这种和平将不适合一个国家，而这场战争不仅对乌克兰有害。 联合国宪章和基于方向的命令被摧毁。</text:p>
      <text:p text:style-name="P4">
世界上每个人都感受到了俄罗斯侵略的破坏性后果。 有人为食物或能量而疯狂地跳了跳跃。 有人会看到，在俄罗斯核电站发生灾难的情况下，风是对土地的宝贵污染。 有人知道，如果俄罗斯设法崩溃了被盗的乌克兰领土，那么在其土地上是接收邻居。</text:p>
      <text:p text:style-name="P4">
我们的世界很大，但我们都在一起。 这是我们的普遍事物 - 和平。</text:p>
      <text:p text:style-name="P4">
一次，直到2月24日，乌克兰以各种格式与俄罗斯一起花了180多轮，以终止侵略。 这些审讯中有尊重的国际中介人，他们看到俄罗斯不是在寻找和平。</text:p>
      <text:p text:style-name="P4">
休战无效。 它持续了七年，在此期间，成千上万的人被杀。 现在什么都没有改变，除了我们捍卫自己时，我们削弱了俄罗斯。 现在，她坦率地寻找战争的霜冻。 不是为了和平，而是为了赢得一段时间，增强力量并再次击中。</text:p>
      <text:p text:style-name="P4">
踏上恐怖之路的人并不来自他。</text:p>
      <text:p text:style-name="P4">
这就是为什么需要我们的和平与国际法的公式。 乌克兰向世界提出了一个和平的公式。 尽管俄罗斯入侵者留在我们地球上，但没有人会坐在与俄罗斯的谈判表中。 殖民者必须消失。 Alesvit具有足以使俄罗斯逐步恢复俄罗斯的能力。 我们已经证明了这一点。</text:p>
      <text:p text:style-name="P4">
例如，食品安全。 这是我们和平公式的要点之一。</text:p>
      <text:p text:style-name="P4">
当俄罗斯封锁我们的大海时，我们找到了出路。 我们同意联合国Iturechyna的商定，为食品出口创建走廊，以便世界上没有人会生气或粮食短缺。</text:p>
      <text:p text:style-name="P4">
我们一起稳定了市场。 因此，我们给了世界一个和平的要素。 从类似的角度来看，它也可以彼此努力，从辐射开始 - 这是非常危险的 - 能源安全，结束了联合国宪章和我们的领土完整性的全部恢复，以便他们俄罗斯侵犯了。</text:p>
      <text:p text:style-name="P4">
我们已经开发了一个和平公式，以便其每个观点都得到决议的支持。 这样世界上的每个人都可以选择可以帮助实现的观点。从日本到阿拉伯国家，从欧洲到拉丁美洲 - 我们找到了对和平式的支持。 我们继续这项工作。</text:p>
      <text:p text:style-name="P4">
很快 - 全面战争的500天，将于7月。 这是一个象征性的时代，是一个收集和平式的好月亮 - 世界的世界。 任何尊重诚实并想结束这场战争的人的峰会。 我要一起加入!</text:p>
      <text:p text:style-name="P4">
即使我们被距离分开，我们也有一个共同的理解：如果敌人来到您的大门，您的孩子陷入了您的家，您似乎是殖民主义者，您似乎不是殖民主义者，您会团结整个世界，您会像我们战斗一样战斗。</text:p>
      <text:p text:style-name="P4">
<text:span text:style-name="T4">
谢谢你!</text:span>
</text:p>
      <text:p text:style-name="P4">
News Source: <text:a xlink:type="simple" xlink:href="https://armyinform.com.ua/2023/05/21/vystup-volodymyra-zelenskogo-na-robochij-sesiyi-samitu-nazustrich-myrnomu-stabilnomu-ta-proczvitayuchomu-svitu-za-uchastyu-krayin-g7-ukrayiny-ta-partneriv/" text:style-name="Internet_20_link" text:visited-style-name="Visited_20_Internet_20_Link">
https://armyinform.com.ua/2023/05/21/vystup-volodymyra-zelenskogo-na-robochij-sesiyi-samitu-nazustrich-myrnomu-stabilnomu-ta-proczvitayuchomu-svitu-za-uchastyu-krayin-g7-ukrayiny-ta-partneriv/</text:a>
</text:p>
      <!--NEWS-->
      <text:h text:style-name="P10" text:outline-level="1">
<text:span text:style-name="T4">
很快 - 暑假。 今年或在优先条件下的地方将能够休息军人的孩子</text:span>
</text:h>
      <text:p text:style-name="P4">
作者: ['Володимир Поліщук']</text:p>
      <text:p text:style-name="P4">
时间: 2023-05-21T89:00:00-04:00</text:p>
      <text:p text:style-name="P4">
描述: Nebobar -Litni Kanikuli。 迷你Costorus已经出现了，Sho Tsoyo Roku Toni ...与乌克兰2022年的战争，与乌克兰与乌克兰的最新新闻战争，与乌克兰的新闻战争，与乌克兰2022年的新闻战争，今天将在乌克兰和俄罗斯之间发生战争，什么时候会发生战争他们在2022年与乌克兰进行战争，他们说，在不久的将来会与乌克兰战争，他们说，今天与乌克兰的战争，今天的乌克兰新闻，乌克兰新闻，乌克兰媒体的乌克兰新闻</text:p>
      <text:p text:style-name="P4">
图片: ['<text:a xlink:type="simple" xlink:href="https://armyinform.com.ua/wp-content/uploads/2023/05/a9b7d4b3-d0dd-4d73-823d-4ed6cd2faf09-scaled.jpg" text:style-name="Internet_20_link" text:visited-style-name="Visited_20_Internet_20_Link">
a9b7d4b3-d0dd-4d73-823d-4ed6cd2faf09-scaled.jpg</text:a>
']</text:p>
      <text:p text:style-name="P4">
标签: ['ВІДПОЧИНОК', 'ДІТИ УЧАСНИКІВ АТО', 'СОЦІАЛЬНИЙ ЗАХИСТ']</text:p>
      <text:p text:style-name="P4">
类别: News</text:p>
      <!--METADATA-->
      <text:p text:style-name="P4">
<draw:frame draw:style-name="fr1" draw:name="Image25" text:anchor-type="as-char" svg:width="6.9236in" svg:height="4.604194in" draw:z-index="0">
<draw:image xlink:href="../Images/AРМІЯINFORM/2023-05-21T89-00-00-04-00/a9b7d4b3-d0dd-4d73-823d-4ed6cd2faf09-scaled.jpg" xlink:type="simple" xlink:show="embed" xlink:actuate="onLoad" draw:mime-type="image/jpeg"/>
</draw:frame>
Edik-camp.com的照片</text:p>
      <text:p text:style-name="P4">
<text:span text:style-name="T4">
很快 - 暑假。 教育部发现这种岩石将于5月25日开始，并将持续到9月1日。</text:span>
</text:p>
      <text:p text:style-name="P4">
<text:span text:style-name="T4">
，尽管乌克兰与俄罗斯侵略性以及其一部分领土的占领的儿童营地数量大大减少，但我们的孩子仍然必须放松并变得健康。 陆军通讯员试图找出今年夏天的儿童营地将是免费的，或者在优先条件下会接待军人的孩子。</text:span>
</text:p>
      <text:h text:style-name="P12" text:outline-level="3">
<text:span text:style-name="T4">
<text:span text:style-name="T4">
夏令营，为军人儿童免费</text:span>
免费</text:span>
</text:h>
      <text:p text:style-name="P4">
<text:a xlink:type="simple" xlink:href="https://www.enableme.com.ua/ua/article/bezkostovni-litni-tabori-dla-ditej-u-2023-roci-9944" text:style-name="Internet_20_link" text:visited-style-name="Visited_20_Internet_20_Link">
列表</text:a>
2023年儿童的免费夏令营提供<text:a xlink:type="simple" xlink:href="http://enableme.com.ua/" text:style-name="Internet_20_link" text:visited-style-name="Visited_20_Internet_20_Link">
enableme.com.ua</text:a>
.</text:p>
      <text:p text:style-name="P4">
У 2023 році кілька організацій відкрили набір у пільгові дитячі літні таборидля реабілітації та відпочинку дітей. У цій статті ви зможете знайтиінформацію про умови отримання безплатного відпочинку, а також контактнуінформацію організаторів таборів.</text:p>
      <text:h text:style-name="P12" text:outline-level="3">
<text:span text:style-name="T4">
<text:span text:style-name="T4">
Ukrainian Gen Camp</text:span>
</text:span>
</text:h>
      <text:p text:style-name="P4">
З 17 квітня у Карпатах почав роботу Gen.Camp — оздоровчо-освітній табір дляпсихологічної реабілітації дітей з гарячих точок України. Це безплатнаініціатива, яку фінансує фундація Олени Зеленської.</text:p>
      <text:p text:style-name="P4">
Участь у таборі безплатна, реабілітація проводиться за кошти українськихмеценатів.</text:p>
      <text:p text:style-name="P4">
Хто може стати учасником Gen.Camp?</text:p>
      <text:p text:style-name="P4">
Діти віком 7-11 років, які мають яскраво виражені ознаки психологічної травми,спричиненої війною, та потребують якнайшвидшої допомоги.</text:p>
      <text:h text:style-name="P12" text:outline-level="3">
<text:span text:style-name="T4">
<text:span text:style-name="T4">
Літній безплатний реабілітаційний табір «Небокрай»</text:span>
</text:span>
</text:h>
      <text:p text:style-name="P4">
Безплатний реабілітаційний табір для дітей був створений за ініціативи КАД«Небокрай», та проводиться за підтримки Благодійної Організації «БФ СЯГАЙНЕБЕС», а також благодійників — фізичних та юридичних осіб як в Україні, так іза її межами.</text:p>
      <text:p text:style-name="P4">
Мета проєкту — надання безплатного відпочинку та створення сприятливих умовдля швидкої реабілітації дітей, що постраждали від збройної агресії російськоїфедерації в Україні.</text:p>
      <text:p text:style-name="P4">
Табір відбудеться влітку 2023 року на Закарпатті в Україні, в дві зміни. Першазміна 1-16 липня, друга зміна 15-30 серпня 2023 року. Кількість дітей на зміні— до 60 дітей. Зміна триває 14 днів.</text:p>
      <text:p text:style-name="P4">
谁能在Skhraray营地度假？</text:p>
      <text:p text:style-name="P4">
如果从2022年2月24日起，您可以免费申请9-16岁儿童的免费康复和娱乐活动。</text:p>
      <text:p text:style-name="P4">
营地接受了因占领而失去亲人的孩子，他们被占领，遭受了巨大的炮击，失去了家园。</text:p>
      <text:p text:style-name="P4">
父母/父母在积极战斗领域战斗的孩子也将免费休息。 如果您有一个营地问题，可以与[组织者]联系(https://www.facebook.com/nebokray.club)通过电话+38(095)277-75-72，+38(096)065-65-04，或向[[EmailProtected] com]发送问题(https://armyinform.com.ua/cdn-cgi/l/email-protection#e6888384898d94879fc8858a9384a6818b878f8ac885898b)### <text:span text:style-name="T4">
牧场“ Edelweiss”营地</text:span>
</text:p>
      <text:p text:style-name="P4">
2022年，喀尔巴阡山脉的Edelweiss牧场营地免费获得了358个孩子。 20123年，营地继续将童年归还给年轻的乌克兰人。</text:p>
      <text:p text:style-name="P4">
谁能在牧场Edelweiss营地免费休息？</text:p>
      <text:p text:style-name="P4">
在2023年夏天，慈善儿童使用娱乐的优先地位：由于俄罗斯侵略而失去了一两个父母的孩子； 此时保护该国的孩子； 具有IDP身份并且出于客观原因的孩子无法回家(被摧毁的住房，被占领的领土或战斗区).</text:p>
      <text:p text:style-name="P4">
Пільговий статус не надається дітям, які вже відпочивали у таборі заблагодійні кошти у 2022-2023 роках. <text:span text:style-name="T4">
Для запису у лист очікування необхіднонадати:</text:span>
</text:p>
      <ul>
        <li>
прізвище та ім’я дитини;  * дату народження;  * місто, інформація про трансфер (基辅/dnipro/odesa/lviv); <text:span text:style-name="T5">
一个父母的名称，带有Weiber的电话号码； </text:span>
一个父母的电子邮件； *文档的切片性确认优先状态。</li>
      </ul>
      <text:p text:style-name="P4">
News Source: <text:a xlink:type="simple" xlink:href="https://armyinform.com.ua/2023/05/21/nezabarom-litni-kanikuly-de-czogo-roku-bezkoshtovno-abo-na-pilgovyh-umovah-zmozhut-vidpochyty-dity-vijskovosluzhbovcziv/" text:style-name="Internet_20_link" text:visited-style-name="Visited_20_Internet_20_Link">
https://armyinform.com.ua/2023/05/21/nezabarom-litni-kanikuly-de-czogo-roku-bezkoshtovno-abo-na-pilgovyh-umovah-zmozhut-vidpochyty-dity-vijskovosluzhbovcziv/</text:a>
</text:p>
      <!--NEWS-->
      <text:h text:style-name="P10" text:outline-level="1">
<text:span text:style-name="T4">
敌人每周损失-4280名入侵者和542个武器和军事装备</text:span>
</text:h>
      <text:p text:style-name="P4">
作者: ['АРМІЯINFORM']</text:p>
      <text:p text:style-name="P4">
时间: 2023-05-21T93:00:00-04:00</text:p>
      <text:p text:style-name="P4">
描述: 关于TSE与他的电报通道有关，写了乌克兰的易腐烂的代祷者...与乌克兰2022年的战争，与乌克兰的最新新闻，今天与乌克兰2022年的新闻战争，今天将在乌克兰和俄罗斯之间发生战争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3/05/ee9dfc8e-0c31-46e2-80bd-d9b03ecf74b1.jpg" text:style-name="Internet_20_link" text:visited-style-name="Visited_20_Internet_20_Link">
ee9dfc8e-0c31-46e2-80bd-d9b03ecf74b1.jpg</text:a>
']</text:p>
      <text:p text:style-name="P4">
标签: ['STOPRUSSIA', 'АГРЕСІЯ РФ', 'ВІЙНА', 'ВТОРГНЕННЯ РФ', 'ВТРАТИ ВОРОГА', 'ОЛЕКСАНДР ПАВЛЮК']</text:p>
      <text:p text:style-name="P4">
类别: News</text:p>
      <!--METADATA-->
      <text:p text:style-name="P4">
<draw:frame draw:style-name="fr1" draw:name="Image26" text:anchor-type="as-char" svg:width="6.9236in" svg:height="5.014077in" draw:z-index="0">
<draw:image xlink:href="../Images/AРМІЯINFORM/2023-05-21T93-00-00-04-00/ee9dfc8e-0c31-46e2-80bd-d9b03ecf74b1.jpg" xlink:type="simple" xlink:show="embed" xlink:actuate="onLoad" draw:mime-type="image/jpeg"/>
</draw:frame>
在您的电报频道中有关它<text:a xlink:type="simple" xlink:href="https://t.me/Pavliuk_KSV/4273" text:style-name="Internet_20_link" text:visited-style-name="Visited_20_Internet_20_Link">
写</text:a>
乌克兰中尉亚历山大·帕夫林(Alexander Pavlyuk)国防第一副部长。</text:p>
      <text:p text:style-name="P4">
<text:span text:style-name="T4">
一周内的敌人损失：</text:span>
</text:p>
      <ul>
        <li>
4280被摧毁的占用者， * 542个武器和军事装备</li>
      </ul>
      <text:p text:style-name="P4">
**在5月15日至21日的一周中，乌克兰国防军摧毁了约4280人的敌人。</text:p>
      <text:p text:style-name="P4">
<text:span text:style-name="T4">
俄罗斯军队的武器/军事装备遭受了重大损失：</text:span>
</text:p>
      <ul>
        <li>
27坦克 * 73战斗装甲车 * 142炮兵系统 * 2 RSZV * 13防空装置 * 97辆汽车设备 * 21个特殊设备单位</li>
      </ul>
      <text:p text:style-name="P4">
此外，我们的后卫击落了41枚敌方火箭和126个无人机。</text:p>
      <text:p text:style-name="P4">
我们保持步伐!在一起胜利!</text:p>
      <text:p text:style-name="P4">
News Source: <text:a xlink:type="simple" xlink:href="https://armyinform.com.ua/2023/05/21/vtraty-voroga-za-tyzhden-4280-osib-ta-542-odynycz-ozbroyennya-ta-vijskovoyi-tehniky/" text:style-name="Internet_20_link" text:visited-style-name="Visited_20_Internet_20_Link">
https://armyinform.com.ua/2023/05/21/vtraty-voroga-za-tyzhden-4280-osib-ta-542-odynycz-ozbroyennya-ta-vijskovoyi-tehniky/</text:a>
</text:p>
      <!--NEWS-->
      <text:h text:style-name="P10" text:outline-level="1">
<text:span text:style-name="T4">
在Sumy地区，宣布了Okhtyr社区的各个定居点的撤离</text:span>
</text:h>
      <text:p text:style-name="P4">
作者: Ukrinform (Person)</text:p>
      <text:p text:style-name="P4">
出版商: Укринформ (Organization)</text:p>
      <text:p text:style-name="P4">
出版时间: 2023-05-22T-120:44:00+03:00</text:p>
      <text:p text:style-name="P4">
修改时间: 2023-05-22T17:44:00+03:00</text:p>
      <text:p text:style-name="P4">
描述: 在苏米地区，宣布了撤离俄克拉tyr社区的各个定居点的平民撤离。  - 乌克林。</text:p>
      <text:p text:style-name="P4">
图片: ['<text:a xlink:type="simple" xlink:href="https://static.ukrinform.com/photos/2022_05/thumb_files/630_360_1653289692-302.jpg" text:style-name="Internet_20_link" text:visited-style-name="Visited_20_Internet_20_Link">
630_360_16532...</text:a>
']</text:p>
      <text:p text:style-name="P4">
标签: ['Евакуація', 'Обстріл', 'Сумщина', 'Війна з Росією']</text:p>
      <text:p text:style-name="P4">
类型: Article</text:p>
      <!--METADATA-->
      <text:p text:style-name="P4">
<draw:frame draw:style-name="fr1" draw:name="Image27" text:anchor-type="as-char" svg:width="6.9236in" svg:height="3.956343in" draw:z-index="0">
<draw:image xlink:href="../Images/yкринформ/2023-05-22T-120-44-00-03-00/630_360_1653289692-302.jpg" xlink:type="simple" xlink:show="embed" xlink:actuate="onLoad" draw:mime-type="image/jpeg"/>
</draw:frame>
宣布了撤离平民从马匹社区的某些定居点中撤离。</text:p>
      <text:p text:style-name="P4">
这是在[]中报道的(http://t.me/Sumy_news_ODA/16338)Sumy Ova，据报道乌克林福姆。</text:p>
      <text:p text:style-name="P4">
声明说：“敌人已大大增加了对各个边境社区领土的火灾影响。为了防止这些社区中的人们的死亡，正在进行保护居民的措施，包括到安全地点的运输。”</text:p>
      <text:p text:style-name="P4">
据报道，这些社区是提供的。</text:p>
      <text:p text:style-name="P4">
<text:span text:style-name="T4">
另请阅读：</text:span>
 <text:a xlink:type="simple" xlink:href="https://www.ukrinform.ua/rubric-regions/3703630-na-dnipropetrovsini-organizuvali-19-evakuacijnih-rejsiv.html" text:style-name="Internet_20_link" text:visited-style-name="Visited_20_Internet_20_Link">
<text:span text:style-name="T4">
疏散</text:span>
</text:a>
OVA还指出，地区军事管理局的管理，代表[]目前正在现场(https://www.ukrinform.ua/tag-policia)。</text:p>
      <text:p text:style-name="P4">
军事政府强调，该地区的局势得到了控制。</text:p>
      <text:p text:style-name="P4">
要求公民保持冷静，仅使用官方资料，绝不传播谣言和假货。</text:p>
      <text:p text:style-name="P4">
<text:span text:style-name="T4">
另请阅读：</text:span>
 <text:a xlink:type="simple" xlink:href="https://www.ukrinform.ua/rubric-ato/3711487-vijska-rf-trici-obstrilali-prikordonna-cernigivsini-i-sumsini.html" text:style-name="Internet_20_link" text:visited-style-name="Visited_20_Internet_20_Link">
<text:span text:style-name="T4">
 sumy region </text:span>
</text:a>
据报道，在5月21日俄罗斯侵略者<text:a xlink:type="simple" xlink:href="https://www.ukrinform.ua/rubric-ato/3712365-vorog-za-den-obstrilav-sim-gromad-sumsini-poskodzeni-zitlovi-budinki.html" text:style-name="Internet_20_link" text:visited-style-name="Visited_20_Internet_20_Link">
</text:a>
 .</text:p>
      <text:p text:style-name="P4">
News Source: <text:a xlink:type="simple" xlink:href="https://www.ukrinform.ua/rubric-regions/3712699-na-sumsini-ogolosuut-evakuaciu-iz-okremih-naselenih-punktiv-ohtirskoi-gromadi.html" text:style-name="Internet_20_link" text:visited-style-name="Visited_20_Internet_20_Link">
https://www.ukrinform.ua/rubric-regions/3712699-na-sumsini-ogolosuut-evakuaciu-iz-okremih-naselenih-punktiv-ohtirskoi-gromadi.html</text:a>
</text:p>
      <!--NEWS-->
      <text:h text:style-name="P10" text:outline-level="1">
<text:span text:style-name="T4">
特殊行动的力量摧毁了俄罗斯联邦的观察综合体，俄罗斯联邦揭示了武装部队的装备和战士</text:span>
</text:h>
      <text:p text:style-name="P4">
作者: Ukrinform (Person)</text:p>
      <text:p text:style-name="P4">
出版商: Укринформ (Organization)</text:p>
      <text:p text:style-name="P4">
出版时间: 2023-05-22T-124:41:00+03:00</text:p>
      <text:p text:style-name="P4">
修改时间: 2023-05-22T17:41:00+03:00</text:p>
      <text:p text:style-name="P4">
描述: 乌克兰武装部队特殊行动的士兵在震惊无人机的帮助下摧毁了俄罗斯光学电子综合体“讽刺”，旨在观察和收集有关各种物体的信息。  - 乌克林。</text:p>
      <text:p text:style-name="P4">
图片: ['<text:a xlink:type="simple" xlink:href="https://static.ukrinform.com/photos/2023_05/thumb_files/630_360_1684766484-610.png" text:style-name="Internet_20_link" text:visited-style-name="Visited_20_Internet_20_Link">
630_360_16847...</text:a>
']</text:p>
      <text:p text:style-name="P4">
标签: ['Безпілотник', 'ССО', 'Війна з Росією']</text:p>
      <text:p text:style-name="P4">
类型: Article</text:p>
      <!--METADATA-->
      <text:p text:style-name="P4">
<draw:frame draw:style-name="fr1" draw:name="Image28" text:anchor-type="as-char" svg:width="6.9236in" svg:height="3.956343in" draw:z-index="0">
<draw:image xlink:href="../Images/yкринформ/2023-05-22T-124-41-00-03-00/630_360_1684766484-610.png" xlink:type="simple" xlink:show="embed" xlink:actuate="onLoad" draw:mime-type="image/png"/>
</draw:frame>
借助俄罗斯俄罗斯光学电子综合体“讽刺”，与乌克兰武装部队的特殊行动作战，旨在保护和收集有关各种物体的信息。</text:p>
      <text:p text:style-name="P4">
根据乌克林福姆的说法，在[]中报道的特种作战部队的新闻服务部队(http://t.me/ukr_sof/562)。</text:p>
      <text:p text:style-name="P4">
该综合大楼是由入侵者安装在其中一个操作区域上的。 据他说，他们收集了有关乌克兰国防军行动的信息，并确定了武装部队的设备和人员。</text:p>
      <text:p text:style-name="P4">
配备了这种复合物的热成像仪和测距仪，以及证明敌人的功能，使敌人能够进行圆形观察，并按时对乌克兰单位的行为做出反应。</text:p>
      <text:p text:style-name="P4">
<text:span text:style-name="T5">
viso：<text:a xlink:type="simple" xlink:href="https://t.me/ukr_sof/562" text:style-name="Internet_20_link" text:visited-style-name="Visited_20_Internet_20_Link">
</text:a>
</text:span>
</text:p>
      <text:p text:style-name="P4">
“乌克兰的SCO集团在震惊无人机的帮助下，在敌人的综合体上进行了工作并摧毁了敌人，剥夺了敌人的重要因素。在SCO勇士的工作期间，他们的封面由友好提供。乌克兰西尔巴隆的单位。”新闻社说。</text:p>
      <text:p text:style-name="P4">
<text:span text:style-name="T4">
另请阅读：</text:span>
 <text:a xlink:type="simple" xlink:href="https://www.ukrinform.ua/rubric-ato/3708202-sili-specoperacij-znisili-dvi-rosijskih-sau-na-hersonskomu-napramku.html" text:style-name="Internet_20_link" text:visited-style-name="Visited_20_Internet_20_Link">
<text:span text:style-name="T4">
力</text:span>
 <text:span text:style-name="T4">
特殊操作</text:span>
</text:a>
正如乌克林福姆报道的，在对乌克兰的全尺度全范围<text:a xlink:type="simple" xlink:href="https://www.ukrinform.ua/rubric-ato/3712403-sili-oboroni-za-dobu-znisili-720-zagarbnikiv-i-litak.html" text:style-name="Internet_20_link" text:visited-style-name="Visited_20_Internet_20_Link">
</text:a>
大约有203,000 880个军事装备。</text:p>
      <text:p text:style-name="P4">
<text:span text:style-name="T5">
foto：Irina Nazarchuk/rfe/rl</text:span>
</text:p>
      <text:p text:style-name="P4">
News Source: <text:a xlink:type="simple" xlink:href="https://www.ukrinform.ua/rubric-ato/3712696-sili-specoperacij-znisili-spostereznij-kompleks-rf-akij-viavlav-tehniku-j-osobovij-sklad-zsu.html" text:style-name="Internet_20_link" text:visited-style-name="Visited_20_Internet_20_Link">
https://www.ukrinform.ua/rubric-ato/3712696-sili-specoperacij-znisili-spostereznij-kompleks-rf-akij-viavlav-tehniku-j-osobovij-sklad-zsu.html</text:a>
</text:p>
      <!--NEWS-->
      <text:h text:style-name="P10" text:outline-level="1">
<text:span text:style-name="T4">
北约议会议会承认俄罗斯针对乌克兰种族灭绝的罪行</text:span>
</text:h>
      <text:p text:style-name="P4">
作者: Ukrinform (Person)</text:p>
      <text:p text:style-name="P4">
出版商: Укринформ (Organization)</text:p>
      <text:p text:style-name="P4">
出版时间: 2023-05-22T-155:53:00+03:00</text:p>
      <text:p text:style-name="P4">
修改时间: 2023-05-22T15:53:00+03:00</text:p>
      <text:p text:style-name="P4">
描述: 北约议会议会认识到俄罗斯联邦对乌克兰的种族灭绝和俄罗斯联邦恐怖主义政权的罪行 - 轻率。  - 乌克林。</text:p>
      <text:p text:style-name="P4">
图片: ['<text:a xlink:type="simple" xlink:href="https://static.ukrinform.com/photos/2023_01/thumb_files/630_360_1673940630-969.jpg" text:style-name="Internet_20_link" text:visited-style-name="Visited_20_Internet_20_Link">
630_360_16739...</text:a>
']</text:p>
      <text:p text:style-name="P4">
标签: ['Геноцид', 'НАТО', 'Війна з Росією', 'Рашизм']</text:p>
      <text:p text:style-name="P4">
类型: Article</text:p>
      <!--METADATA-->
      <text:p text:style-name="P4">
<draw:frame draw:style-name="fr1" draw:name="Image29" text:anchor-type="as-char" svg:width="6.9236in" svg:height="3.956343in" draw:z-index="0">
<draw:image xlink:href="../Images/yкринформ/2023-05-22T-155-53-00-03-00/630_360_1673940630-969.jpg" xlink:type="simple" xlink:show="embed" xlink:actuate="onLoad" draw:mime-type="image/jpeg"/>
</draw:frame>
北约议会议会认识到俄罗斯对乌克兰种族灭绝的罪行以及俄罗斯联邦的恐怖主义政权 - 轻率。</text:p>
      <text:p text:style-name="P4">
乌克兰代表团的负责人在<text:a xlink:type="simple" xlink:href="http://m.facebook.com/story.php" text:style-name="Internet_20_link" text:visited-style-name="Visited_20_Internet_20_Link">
</text:a>
，报道乌克林福姆。</text:p>
      <text:p text:style-name="P4">
“北约议会议会已意识到俄罗斯针对乌克兰的罪行是种族灭绝，是俄罗斯联邦的动脉粥样硬化政权。 一致，”人民代表写道。</text:p>
      <text:p text:style-name="P4">
据他说，北约还呼吁成员国的政府公开宣布在维尔纽斯举行的峰会，乌克兰将成为联盟的成员，并同意乌克兰加入[]的具体步骤(https://www.ukrinform.ua/tag-nato)。</text:p>
      <text:p text:style-name="P4">
<text:span text:style-name="T4">
另请阅读：</text:span>
 <text:a xlink:type="simple" xlink:href="https://www.ukrinform.ua/rubric-polytics/3703692-rada-zvernulas-do-svitu-iz-zaklikom-zasuditi-rasizm-ta-viznati-rf-derzavouteroristom.html" text:style-name="Internet_20_link" text:visited-style-name="Visited_20_Internet_20_Link">
<text:span text:style-name="T4">
 rashism </text:span>
</text:a>
“这是我们的外交胜利。 我们对宣言的最终文本的所有关键愿望都被考虑在内，”政治家说服。</text:p>
      <text:p text:style-name="P4">
Chernev指出，宣言的文本是指胜利前后国际法庭的支持，对乌克兰的援助，谴责Reashism的意识形态，恢复领土完整性以及制裁，修复“ Marshall Plan”。</text:p>
      <text:p text:style-name="P4">
<text:span text:style-name="T4">
另请阅读：</text:span>
 <text:a xlink:type="simple" xlink:href="https://www.ukrinform.ua/rubric-ato/3701763-zelenskij-viroki-za-genocid-budut-ak-i-za-vsi-insi-zlocini-rosii-proti-ukraini.html" text:style-name="Internet_20_link" text:visited-style-name="Visited_20_Internet_20_Link">
<text:span text:style-name="T4">
种族灭绝</text:span>
</text:a>
“奠定了维尔纽斯北约峰会的基础。 表达了联盟国家的议员。 现在这是政府问题，”北约宾夕法尼亚州乌克兰代表团的负责人总结道。</text:p>
      <text:p text:style-name="P4">
据报道，北约峰会将于7月11日至12日在维尔纽斯举行。</text:p>
      <text:p text:style-name="P4">
News Source: <text:a xlink:type="simple" xlink:href="https://www.ukrinform.ua/rubric-polytics/3712643-parlamentska-asamblea-nato-viznala-zlocini-rosii-proti-ukraini-genocidom.html" text:style-name="Internet_20_link" text:visited-style-name="Visited_20_Internet_20_Link">
https://www.ukrinform.ua/rubric-polytics/3712643-parlamentska-asamblea-nato-viznala-zlocini-rosii-proti-ukraini-genocidom.html</text:a>
</text:p>
      <!--NEWS-->
      <text:h text:style-name="P10" text:outline-level="1">
<text:span text:style-name="T4">
Poltavska Oblast（16:30）。 红色警报：空中威胁。 警笛声。 立即掩盖！</text:span>
</text:h>
      <text:p text:style-name="P4">
作者: liveuamap (Language: en)</text:p>
      <text:p text:style-name="P4">
时间: 2023-05-22T-16:31:00</text:p>
      <text:p text:style-name="P4">
地点: Poltavska Oblast (Latitude:49.47606 Longtitude:33.81817)</text:p>
      <text:p text:style-name="P4">
视频: []</text:p>
      <text:p text:style-name="P4">
图片: []</text:p>
      <text:p text:style-name="P4">
标签: ["Europe", "Central and Eastern Europe"]</text:p>
      <text:p text:style-name="P4">
Id: 22564629</text:p>
      <!--METADATA-->
      <text:p text:style-name="P4">
poltava(16:30). Red Alert: aerial threat. Sirens sounding. Take covernow!</text:p>
      <text:p text:style-name="P4">
News Collection Link: <text:a xlink:type="simple" xlink:href="https://liveuamap.com/en/2023/22-may-poltavska-oblast1630-red-alert-aerial-g" text:style-name="Internet_20_link" text:visited-style-name="Visited_20_Internet_20_Link">
https://liveuamap.com/en/2023/22-may-poltavska-oblast1630-red-alert-aerial-g</text:a>
</text:p>
      <text:p text:style-name="P4">
News Source: <text:a xlink:type="simple" xlink:href="https://t.me/suspilnepoltava/11269" text:style-name="Internet_20_link" text:visited-style-name="Visited_20_Internet_20_Link">
https://t.me/suspilnepoltava/11269</text:a>
</text:p>
      <!--NEWS-->
      <text:h text:style-name="P10" text:outline-level="1">
<text:span text:style-name="T4">
A系列：尤文图斯被拆除的罚款</text:span>
</text:h>
      <text:p text:style-name="P4">
作者: Ukrinform (Person)</text:p>
      <text:p text:style-name="P4">
出版商: Укринформ (Organization)</text:p>
      <text:p text:style-name="P4">
出版时间: 2023-05-22T-16:46:03+03:00</text:p>
      <text:p text:style-name="P4">
修改时间: 2023-05-22T23:46:03+03:00</text:p>
      <text:p text:style-name="P4">
描述: 在尤文图斯足球俱乐部举行的金融欺诈案件的新听证会之后，意大利联邦上诉法院决定在系列赛的积分榜上罚款10分10分。</text:p>
      <text:p text:style-name="P4">
图片: ['<text:a xlink:type="simple" xlink:href="https://static.ukrinform.com/photos/2023_05/thumb_files/630_360_1684788316-960.jpg" text:style-name="Internet_20_link" text:visited-style-name="Visited_20_Internet_20_Link">
630_360_16847...</text:a>
']</text:p>
      <text:p text:style-name="P4">
标签: None</text:p>
      <text:p text:style-name="P4">
类型: Article</text:p>
      <!--METADATA-->
      <text:p text:style-name="P4">
<draw:frame draw:style-name="fr1" draw:name="Image30" text:anchor-type="as-char" svg:width="6.9236in" svg:height="3.956343in" draw:z-index="0">
<draw:image xlink:href="../Images/yкринформ/2023-05-22T-16-46-03-03-00/630_360_1684788316-960.jpg" xlink:type="simple" xlink:show="embed" xlink:actuate="onLoad" draw:mime-type="image/jpeg"/>
</draw:frame>
意大利联邦上诉法院在尤文图斯足球俱乐部进行财务欺诈的情况下举行了下午的听证会，决定在A系列赛的积分榜上以10点罚款。</text:p>
      <text:p text:style-name="P4">
如报告<text:a xlink:type="simple" xlink:href="https://www.gazzetta.it/" text:style-name="Internet_20_link" text:visited-style-name="Visited_20_Internet_20_Link">
</text:a>
乌克兰福姆报道，拉加兹塔·德洛斯波特(La Gazzeta Dellosport)在尤文图斯(Juventus)的新决定中以10分的成绩发生了罚款。</text:p>
      <text:p text:style-name="P4">
从第二名开始，罗马“ Lazio”保证了提前前往欧洲橄榄球联赛的门票，而都灵俱乐部跌至第七位，有可能在下个赛季没有欧洲杯的情况下离开。</text:p>
      <text:p text:style-name="P4">
<text:span text:style-name="T4">
另请阅读：</text:span>
 <text:a xlink:type="simple" xlink:href="https://www.ukrinform.ua/rubric-sports/3712493-futbolnij-vidbirkovij-matc-evro2024-italia-ukraina-projde-v-milani.html" text:style-name="Internet_20_link" text:visited-style-name="Visited_20_Internet_20_Link">
<text:span text:style-name="T4">
足球</text:span>
</text:a>
应当指出的是，今天尤文图斯在出口时失去了Empoli(1：4).</text:p>
      <text:p text:style-name="P4">
Фото: Getty Images.</text:p>
      <text:p text:style-name="P4">
News Source: <text:a xlink:type="simple" xlink:href="https://www.ukrinform.ua/rubric-sports/3712814-seria-a-uventus-ostrafuvali-znattam-ocok.html" text:style-name="Internet_20_link" text:visited-style-name="Visited_20_Internet_20_Link">
https://www.ukrinform.ua/rubric-sports/3712814-seria-a-uventus-ostrafuvali-znattam-ocok.html</text:a>
</text:p>
      <!--NEWS-->
      <text:h text:style-name="P10" text:outline-level="1">
<text:span text:style-name="T4">
国家安全局警告说，黑客对乌克兰和六个国家的间谍活动</text:span>
</text:h>
      <text:p text:style-name="P4">
作者: Ukrinform (Person)</text:p>
      <text:p text:style-name="P4">
出版商: Укринформ (Organization)</text:p>
      <text:p text:style-name="P4">
出版时间: 2023-05-22T-18:46:00+03:00</text:p>
      <text:p text:style-name="P4">
修改时间: 2023-05-22T23:46:00+03:00</text:p>
      <text:p text:style-name="P4">
描述: 政府响应小组对乌克兰证书的计算机紧急情况的专家揭示了黑客对乌克兰，哈萨克斯坦，吉尔吉斯斯坦，蒙古，以色列，以色列，伊朗和印度组织的间谍活动。  - 乌克林。</text:p>
      <text:p text:style-name="P4">
图片: ['<text:a xlink:type="simple" xlink:href="https://static.ukrinform.com/photos/2022_01/thumb_files/630_360_1642582753-405.jpg" text:style-name="Internet_20_link" text:visited-style-name="Visited_20_Internet_20_Link">
630_360_16425...</text:a>
']</text:p>
      <text:p text:style-name="P4">
标签: ['Кібератака', 'Україна', "Держспецзв'язку", 'Хакери']</text:p>
      <text:p text:style-name="P4">
类型: Article</text:p>
      <!--METADATA-->
      <text:p text:style-name="P4">
<draw:frame draw:style-name="fr1" draw:name="Image31" text:anchor-type="as-char" svg:width="6.9236in" svg:height="3.951463in" draw:z-index="0">
<draw:image xlink:href="../Images/yкринформ/2023-05-22T-18-46-00-03-00/630_360_1642582753-405.jpg" xlink:type="simple" xlink:show="embed" xlink:actuate="onLoad" draw:mime-type="image/jpeg"/>
</draw:frame>
对乌克兰证书的计算机紧急情况的反应的专业团队 - “对乌克兰，哈萨克斯坦，吉尔吉斯斯坦，蒙古，以色列，以色列，伊朗和印度组织进行了间谍活动。</text:p>
      <text:p text:style-name="P4">
正如乌克林福姆报道的那样，它报告了<text:a xlink:type="simple" xlink:href="https://cip.gov.ua/ua/news/viyavlena-shpigunska-aktivnist-khakeriv-stosovno-organizacii-ukrayini-kazakhstanu-kirgizstanu-mongoliyi-izrayilyu-iranu-ta-indiyi-doslidzhennya-cert-ua" text:style-name="Internet_20_link" text:visited-style-name="Visited_20_Internet_20_Link">
</text:a>
。</text:p>
      <text:p text:style-name="P4">
“政府响应团队的专家对乌克兰塞特 -  UA的计算机紧急情况(在国家通讯秘书处运作)采取了措施来识别和响应<text:a xlink:type="simple" xlink:href="https://www.ukrinform.ua/tag-kiberataka" text:style-name="Internet_20_link" text:visited-style-name="Visited_20_Internet_20_Link">
</text:a>
在乌克兰国家机构之一的信息和通信系统中。</text:p>
      <text:p text:style-name="P4">
值得注意的是，2023年4月18日和20日在塔吉克斯坦大使馆的大使馆乌克兰驻乌克兰大使馆塔吉克斯坦大使馆(可能受到妥协)已收到危险的电子邮件。 其中一个包含带有宏的文档，另一个是对同一文档的引用。 尤其是在间谍程序的设备上引起文档加载和宏激活。</text:p>
      <text:p text:style-name="P4">
“对基础设施和相关文件的进一步研究使专家得出结论，在犯罪集团感兴趣的对象中，蒙古组织，吉尔吉斯斯坦，哈萨克斯坦，以色列，以色列，伊朗，印度，”  - 国家的秘密。”</text:p>
      <text:p text:style-name="P4">
<text:span text:style-name="T4">
另请阅读：</text:span>
 <text:a xlink:type="simple" xlink:href="https://www.ukrinform.ua/rubric-technology/3712173-rosijski-hakeri-zdijsnili-podvijnu-kiberataku-proti-ministerstva-i-zmi-ukraini-derzspeczvazku.html" text:style-name="Internet_20_link" text:visited-style-name="Visited_20_Internet_20_Link">
<text:span text:style-name="T4">
 hacker </text:span>
</text:a>
据报道，俄罗斯人正在寻找新的方法来获得乌克兰组织和公民的信息系统，特别是<text:a xlink:type="simple" xlink:href="https://www.ukrinform.ua/rubric-technology/3712715-rosiani-vikoristovuut-piratski-programi-dla-dostupu-do-pristroiv-ukrainciv.html" text:style-name="Internet_20_link" text:visited-style-name="Visited_20_Internet_20_Link">
</text:a>
 .</text:p>
      <text:p text:style-name="P4">
News Source: <text:a xlink:type="simple" xlink:href="https://www.ukrinform.ua/rubric-technology/3712711-derzspeczvazku-poperedzae-pro-spigunsku-aktivnist-hakeriv-sodo-ukraini-ta-sesti-krain.html" text:style-name="Internet_20_link" text:visited-style-name="Visited_20_Internet_20_Link">
https://www.ukrinform.ua/rubric-technology/3712711-derzspeczvazku-poperedzae-pro-spigunsku-aktivnist-hakeriv-sodo-ukraini-ta-sesti-krain.html</text:a>
</text:p>
      <!--NEWS-->
      <text:h text:style-name="P10" text:outline-level="1">
<text:span text:style-name="T4">
在基辅和许多领域 - 空气焦虑的漏洞</text:span>
</text:h>
      <text:p text:style-name="P4">
作者: Ukrinform (Person)</text:p>
      <text:p text:style-name="P4">
出版商: Укринформ (Organization)</text:p>
      <text:p text:style-name="P4">
出版时间: 2023-05-22T-20:25:00+03:00</text:p>
      <text:p text:style-name="P4">
修改时间: 2023-05-22T23:25:00+03:00</text:p>
      <text:p text:style-name="P4">
描述: 在基辅和几个地区宣布了空气警报。  - 乌克林。</text:p>
      <text:p text:style-name="P4">
图片: ['<text:a xlink:type="simple" xlink:href="https://static.ukrinform.com/photos/2023_02/thumb_files/630_360_1677573461-244.jpg" text:style-name="Internet_20_link" text:visited-style-name="Visited_20_Internet_20_Link">
630_360_16775...</text:a>
', '<text:a xlink:type="simple" xlink:href="https://static.ukrinform.com/photos/2023_05/1684787022-823.png" text:style-name="Internet_20_link" text:visited-style-name="Visited_20_Internet_20_Link">
1684787022-82...</text:a>
']</text:p>
      <text:p text:style-name="P4">
标签: ['Війна з Росією', 'Повітряна тривога']</text:p>
      <text:p text:style-name="P4">
类型: Article</text:p>
      <!--METADATA-->
      <text:p text:style-name="P4">
<draw:frame draw:style-name="fr1" draw:name="Image32" text:anchor-type="as-char" svg:width="6.9236in" svg:height="3.956343in" draw:z-index="0">
<draw:image xlink:href="../Images/yкринформ/2023-05-22T-20-25-00-03-00/630_360_1677573461-244.jpg" xlink:type="simple" xlink:show="embed" xlink:actuate="onLoad" draw:mime-type="image/jpeg"/>
</draw:frame>
在基辅，几个地区宣布了空气警报。</text:p>
      <text:p text:style-name="P4">
[]证明了这一点(https://map.ukrainealarm.com/)据报道，空气焦虑。</text:p>
      <text:p text:style-name="P4">
<draw:frame draw:style-name="fr1" draw:name="Image33" text:anchor-type="as-char" svg:width="6.9236in" svg:height="3.89773in" draw:z-index="0">
<draw:image xlink:href="../Images/yкринформ/2023-05-22T-20-25-00-03-00/1684787022-823.png" xlink:type="simple" xlink:show="embed" xlink:actuate="onLoad" draw:mime-type="image/png"/>
</draw:frame>
当前模式<text:a xlink:type="simple" xlink:href="https://www.ukrinform.ua/tag-povitrana-trivoga" text:style-name="Internet_20_link" text:visited-style-name="Visited_20_Internet_20_Link">
</text:a>
它存储在Sumy，Zaporizhia，Donetsk和Luhansk地区，以及Crimea Arc。</text:p>
      <text:p text:style-name="P4">
<text:span text:style-name="T4">
另请阅读：</text:span>
 <text:a xlink:type="simple" xlink:href="https://www.ukrinform.ua/rubric-ato/3712437-vorog-prodovzue-sprobi-visnaziti-nasu-ppo-gumenuk.html" text:style-name="Internet_20_link" text:visited-style-name="Visited_20_Internet_20_Link">
<text:span text:style-name="T4">
防空</text:span>
</text:a>
正如乌克林福姆报道的那样，空军发言人尤里·伊格纳特(Yuri Ignat)说<text:a xlink:type="simple" xlink:href="https://www.ukrinform.ua/rubric-ato/3712539-ignat-pro-f16-dostatno-mati-zasobi-abi-vorozi-litaki-ne-nablizalisa-do-kordoniv-ukraini.html" text:style-name="Internet_20_link" text:visited-style-name="Visited_20_Internet_20_Link">
</text:a>
乌克兰人一定会击倒俄罗斯领土上的空中目标，足以拥有一个本地人，这将反映出俄罗斯航空对接近乌克兰边界的愿望。</text:p>
      <text:p text:style-name="P4">
News Source: <text:a xlink:type="simple" xlink:href="https://www.ukrinform.ua/rubric-ato/3712811-u-kievi-ta-nizci-oblastej-vidbij-povitranoi-trivogi.html" text:style-name="Internet_20_link" text:visited-style-name="Visited_20_Internet_20_Link">
https://www.ukrinform.ua/rubric-ato/3712811-u-kievi-ta-nizci-oblastej-vidbij-povitranoi-trivogi.html</text:a>
</text:p>
      <!--NEWS-->
      <text:h text:style-name="P10" text:outline-level="1">
<text:span text:style-name="T4">
保加利亚没有推迟使用俄罗斯核反应堆的核电计划</text:span>
</text:h>
      <text:p text:style-name="P4">
作者: Ukrinform (Person)</text:p>
      <text:p text:style-name="P4">
出版商: Укринформ (Organization)</text:p>
      <text:p text:style-name="P4">
出版时间: 2023-05-22T-22:19:00+03:00</text:p>
      <text:p text:style-name="P4">
修改时间: 2023-05-22T23:19:00+03:00</text:p>
      <text:p text:style-name="P4">
描述: 保加利亚并没有用六年前从侵略者国家获得的俄罗斯核反应堆延迟多瑙河海岸上第二核电站的建设计划。  - 乌克林。</text:p>
      <text:p text:style-name="P4">
图片: ['<text:a xlink:type="simple" xlink:href="https://static.ukrinform.com/photos/2023_05/thumb_files/630_360_1684767335-815.jpg" text:style-name="Internet_20_link" text:visited-style-name="Visited_20_Internet_20_Link">
630_360_16847...</text:a>
']</text:p>
      <text:p text:style-name="P4">
标签: ['АЕС', 'Болгарія', 'Росія', 'Атомна енергетика']</text:p>
      <text:p text:style-name="P4">
类型: Article</text:p>
      <!--METADATA-->
      <text:p text:style-name="P4">
<draw:frame draw:style-name="fr1" draw:name="Image34" text:anchor-type="as-char" svg:width="6.9236in" svg:height="3.956343in" draw:z-index="0">
<draw:image xlink:href="../Images/yкринформ/2023-05-22T-22-19-00-03-00/630_360_1684767335-815.jpg" xlink:type="simple" xlink:show="embed" xlink:actuate="onLoad" draw:mime-type="image/jpeg"/>
</draw:frame>
保加利亚的计划计划由俄罗斯核反应堆在多瑙河银行上建造第二核电站，这是她六年前从侵略者国家获得的。</text:p>
      <text:p text:style-name="P4">
正如乌克林福姆报道的那样，它报告了<text:a xlink:type="simple" xlink:href="https://www.euractiv.com/section/politics/news/bulgaria-banks-on-western-technology-to-use-its-russian-nuclear-reactors/" text:style-name="Internet_20_link" text:visited-style-name="Visited_20_Internet_20_Link">
</text:a>
。</text:p>
      <text:p text:style-name="P4">
保加利亚政府打算指示法国公司“ EDF”分析建筑项目完成的曙光<text:a xlink:type="simple" xlink:href="https://www.ukrinform.ua/tag-aes" text:style-name="Internet_20_link" text:visited-style-name="Visited_20_Internet_20_Link">
</text:a>
在40年前开始的贝琳市，已经被各个政府冻结了多次。</text:p>
      <text:p text:style-name="P4">
六年前，保加利亚下令在贝伦的一个项目中下令两个俄罗斯核反应堆，但是在开始对乌克兰俄罗斯的全面入侵开始，俄罗斯公司就不可能。</text:p>
      <text:p text:style-name="P4">
另一种选择是在Kozloidi的Miscinin NPP上构建了两个新的美国核反应堆。</text:p>
      <text:p text:style-name="P4">
保加利亚总统拉德夫(Rumen Radev)任命的临时政府希望议会决定是继续在贝伦(Belen)继续核项目还是希望购买俄罗斯设备。</text:p>
      <text:p text:style-name="P4">
同时，保加利亚能源部正在等待EDF提出的关于在没有俄罗斯参与的情况下与俄罗斯反应堆完成该项目的成本。</text:p>
      <text:p text:style-name="P4">
<text:span text:style-name="T4">
另请阅读：</text:span>
 <text:a xlink:type="simple" xlink:href="https://www.ukrinform.ua/rubric-world/3680258-tri-kraini-es-blokuut-sankcii-proti-rosijskogo-atomu-zmi.html" text:style-name="Internet_20_link" text:visited-style-name="Visited_20_Internet_20_Link">
</text:a>
该国还等待美国公司Westinghouse的建议，将新反应堆带到Kozlodua的NPP。</text:p>
      <text:p text:style-name="P4">
5月19日，基督能源大臣报告说，保加利亚的国家投资是NPP的12.5亿欧元。</text:p>
      <text:p text:style-name="P4">
基督说：“我们拥有12.5亿欧元的资产，为此我们每年有数百万美元的资产，而保加利亚长期以来一直是对重要州资产做出决定的时间。”</text:p>
      <text:p text:style-name="P4">
如报道<text:a xlink:type="simple" xlink:href="https://www.ukrinform.ua/rubric-economy/3681804-francia-planue-modernizuvati-ta-rozvivati-vlasnu-atomnu-energetiku.html" text:style-name="Internet_20_link" text:visited-style-name="Visited_20_Internet_20_Link">
</text:a>
，法国计划现代化和发展自己的核能。</text:p>
      <text:p text:style-name="P4">
<text:span text:style-name="T5">
foto：Shutterstock/Penka Todorova Vitkova</text:span>
</text:p>
      <text:p text:style-name="P4">
News Source: <text:a xlink:type="simple" xlink:href="https://www.ukrinform.ua/rubric-economy/3712703-bolgaria-ne-vidkladae-planiv-budivnictva-aes-z-rosijskimi-adernimi-reaktorami.html" text:style-name="Internet_20_link" text:visited-style-name="Visited_20_Internet_20_Link">
https://www.ukrinform.ua/rubric-economy/3712703-bolgaria-ne-vidkladae-planiv-budivnictva-aes-z-rosijskimi-adernimi-reaktorami.html</text:a>
</text:p>
      <!--NEWS-->
      <text:h text:style-name="P10" text:outline-level="1">
<text:span text:style-name="T4">
乌克兰正在传播空气警报</text:span>
</text:h>
      <text:p text:style-name="P4">
作者: Ukrinform (Person)</text:p>
      <text:p text:style-name="P4">
出版商: Укринформ (Organization)</text:p>
      <text:p text:style-name="P4">
出版时间: 2023-05-22T-24:09:00+03:00</text:p>
      <text:p text:style-name="P4">
修改时间: 2023-05-22T23:09:00+03:00</text:p>
      <text:p text:style-name="P4">
描述: 在基辅和乌克兰的许多地区，已经宣布了空气警报。  - 乌克林。</text:p>
      <text:p text:style-name="P4">
图片: ['<text:a xlink:type="simple" xlink:href="https://static.ukrinform.com/photos/2022_02/thumb_files/630_360_1645871571-868.jpg" text:style-name="Internet_20_link" text:visited-style-name="Visited_20_Internet_20_Link">
630_360_16458...</text:a>
', '<text:a xlink:type="simple" xlink:href="https://static.ukrinform.com/photos/2023_05/1684786168-935.png" text:style-name="Internet_20_link" text:visited-style-name="Visited_20_Internet_20_Link">
1684786168-93...</text:a>
']</text:p>
      <text:p text:style-name="P4">
标签: ['Війна з Росією', 'Повітряна тривога']</text:p>
      <text:p text:style-name="P4">
类型: Article</text:p>
      <!--METADATA-->
      <text:p text:style-name="P4">
<draw:frame draw:style-name="fr1" draw:name="Image35" text:anchor-type="as-char" svg:width="6.9236in" svg:height="3.956343in" draw:z-index="0">
<draw:image xlink:href="../Images/yкринформ/2023-05-22T-24-09-00-03-00/630_360_1645871571-868.jpg" xlink:type="simple" xlink:show="embed" xlink:actuate="onLoad" draw:mime-type="image/jpeg"/>
</draw:frame>
在基辅，乌克兰的许多地区宣布空气警报。</text:p>
      <text:p text:style-name="P4">
[]证明了这一点(https://map.ukrainealarm.com/)据报道，空气焦虑。</text:p>
      <text:p text:style-name="P4">
目前，该警报已在基辅，基辅，切尔尼希夫，波尔塔瓦，苏米，哈尔基夫，dnipropetrovsk，顿涅茨克，扎帕里兹希亚，卢甘斯克，odessa，odessa，mykolaiv，mykolaiv和Kherson地区宣布。</text:p>
      <text:p text:style-name="P4">
<draw:frame draw:style-name="fr1" draw:name="Image36" text:anchor-type="as-char" svg:width="6.9236in" svg:height="3.89773in" draw:z-index="0">
<draw:image xlink:href="../Images/yкринформ/2023-05-22T-24-09-00-03-00/1684786168-935.png" xlink:type="simple" xlink:show="embed" xlink:actuate="onLoad" draw:mime-type="image/png"/>
</draw:frame>
监视TG频道报告<text:a xlink:type="simple" xlink:href="https://www.ukrinform.ua/tag-povitrana-trivoga" text:style-name="Internet_20_link" text:visited-style-name="Visited_20_Internet_20_Link">
</text:a>
由于敌人的攻击威胁而宣布。</text:p>
      <text:p text:style-name="P4">
<text:span text:style-name="T4">
另请阅读：</text:span>
 <text:a xlink:type="simple" xlink:href="https://www.ukrinform.ua/rubric-ato/3712534-pidgotovkou-ukrainskih-pilotiv-na-f16-zahid-posilae-signal-putinu-solc.html" text:style-name="Internet_20_link" text:visited-style-name="Visited_20_Internet_20_Link">
</text:a>
早些时(https://www.ukrinform.ua/rubric-ato/3712570-mobilni-grupi-ppo-pracuut-na-riznih-napramkah-naev.html)他们不仅要在基辅附近承担战斗职责，而且还在其他领域执行任务。</text:p>
      <text:p text:style-name="P4">
News Source: <text:a xlink:type="simple" xlink:href="https://www.ukrinform.ua/rubric-ato/3712810-ukrainou-siritsa-povitrana-trivoga.html" text:style-name="Internet_20_link" text:visited-style-name="Visited_20_Internet_20_Link">
https://www.ukrinform.ua/rubric-ato/3712810-ukrainou-siritsa-povitrana-trivoga.html</text:a>
</text:p>
      <!--NEWS-->
      <text:h text:style-name="P10" text:outline-level="1">
<text:span text:style-name="T4">
一天之内的敌人是萨姆地区边界的12倍 - 受伤了</text:span>
</text:h>
      <text:p text:style-name="P4">
作者: Ukrinform (Person)</text:p>
      <text:p text:style-name="P4">
出版商: Укринформ (Organization)</text:p>
      <text:p text:style-name="P4">
出版时间: 2023-05-22T-26:05:00+03:00</text:p>
      <text:p text:style-name="P4">
修改时间: 2023-05-22T23:05:00+03:00</text:p>
      <text:p text:style-name="P4">
描述: 白天，俄罗斯军队向Sumy地区的边境社区开火，造成80次爆炸，一名和平的居民炸伤了敌对的大火。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Обстріл', 'Поранені', 'Сумщина', 'Війна з Росією']</text:p>
      <text:p text:style-name="P4">
类型: Article</text:p>
      <!--METADATA-->
      <text:p text:style-name="P4">
<draw:frame draw:style-name="fr1" draw:name="Image37" text:anchor-type="as-char" svg:width="6.9236in" svg:height="3.956343in" draw:z-index="0">
<draw:image xlink:href="../Images/yкринформ/2023-05-22T-26-05-00-03-00/630_360_1640330796-210.jpeg" xlink:type="simple" xlink:show="embed" xlink:actuate="onLoad" draw:mime-type="image/jpeg"/>
</draw:frame>
白天，俄罗斯军队向Sumy地区的边境社区开火了12次，造成80次爆炸，一名和平居民炸伤了敌对的大火。</text:p>
      <text:p text:style-name="P4">
根据乌克林福姆的说法，Sumy地区军事行政部门在[]中报道了(https://t.me/Sumy_news_ODA/16340)。</text:p>
      <text:p text:style-name="P4">
是的，在Velikopysariv社区的领土上听到了13次爆炸声 - 他们从炮兵身上入侵。</text:p>
      <text:p text:style-name="P4">
由于[]的脆弱伤害(https://www.ukrinform.ua/tag-obstril)细节。 受害人被带到医疗机构。 损坏还推出了私人房屋，汽车，附属建筑和围栏。</text:p>
      <text:p text:style-name="P4">
在同一社区中，俄罗斯人袭击了迫击炮 - 听到了9次爆炸。</text:p>
      <text:p text:style-name="P4">
敌人也从迫击炮中向Belopilian社区开火，导致了12次爆炸。 它的领土俄罗斯军队受到画架格兰道托斯的袭击(ths) - 记录了34起爆炸。</text:p>
      <text:p text:style-name="P4">
Novoslobid社区遭受了入侵者的三只火箭。</text:p>
      <text:p text:style-name="P4">
<text:span text:style-name="T4">
另请阅读：</text:span>
 <text:a xlink:type="simple" xlink:href="https://www.ukrinform.ua/rubric-ato/3712785-vijska-rf-za-den-dvici-obstrilali-nikopolskij-rajon.html" text:style-name="Internet_20_link" text:visited-style-name="Visited_20_Internet_20_Link">
<text:span text:style-name="T4">
射击</text:span>
</text:a>
在Miropil社区，借助无人机，敌人制作了倾倒装置(VOG) - 有一次爆炸。</text:p>
      <text:p text:style-name="P4">
年轻的社区被炮兵从炮兵中解雇，导致行李爆炸。</text:p>
      <text:p text:style-name="P4">
如报道<text:a xlink:type="simple" xlink:href="https://www.ukrinform.ua/rubric-ato/3712365-vorog-za-den-obstrilav-sim-gromad-sumsini-poskodzeni-zitlovi-budinki.html" text:style-name="Internet_20_link" text:visited-style-name="Visited_20_Internet_20_Link">
</text:a>
，5月21日，俄罗斯军队向苏米地区的七个社区开火，破坏了住房。</text:p>
      <text:p text:style-name="P4">
News Source: <text:a xlink:type="simple" xlink:href="https://www.ukrinform.ua/rubric-ato/3712809-vorog-za-dobu-12-raziv-obstrilav-prikordonna-sumsini-e-poranenij.html" text:style-name="Internet_20_link" text:visited-style-name="Visited_20_Internet_20_Link">
https://www.ukrinform.ua/rubric-ato/3712809-vorog-za-dobu-12-raziv-obstrilav-prikordonna-sumsini-e-poranenij.html</text:a>
</text:p>
      <!--NEWS-->
      <text:h text:style-name="P10" text:outline-level="1">
<text:span text:style-name="T4">
各州正式确认瓦格纳通过小型武器运送武器的尝试不成功</text:span>
</text:h>
      <text:p text:style-name="P4">
作者: Ukrinform (Person)</text:p>
      <text:p text:style-name="P4">
出版商: Укринформ (Organization)</text:p>
      <text:p text:style-name="P4">
出版时间: 2023-05-22T-29:57:00+03:00</text:p>
      <text:p text:style-name="P4">
修改时间: 2023-05-22T22:57:00+03:00</text:p>
      <text:p text:style-name="P4">
描述: 美国国务院已确认，俄罗斯PEC“瓦格纳”试图实施一项武器，跨越了小规模，以便在对乌克兰的战争中使用。  - 乌克林。</text:p>
      <text:p text:style-name="P4">
图片: ['<text:a xlink:type="simple" xlink:href="https://static.ukrinform.com/photos/2021_03/thumb_files/630_360_1615804184-969.jpg" text:style-name="Internet_20_link" text:visited-style-name="Visited_20_Internet_20_Link">
630_360_16158...</text:a>
']</text:p>
      <text:p text:style-name="P4">
标签: ['Малі', 'США', 'Зброя', 'Держдеп', 'Російські військові', 'ПВК "Вагнера"', 'Війна з Росією']</text:p>
      <text:p text:style-name="P4">
类型: Article</text:p>
      <!--METADATA-->
      <text:p text:style-name="P4">
<draw:frame draw:style-name="fr1" draw:name="Image38" text:anchor-type="as-char" svg:width="6.9236in" svg:height="3.956343in" draw:z-index="0">
<draw:image xlink:href="../Images/yкринформ/2023-05-22T-29-57-00-03-00/630_360_1615804184-969.jpg" xlink:type="simple" xlink:show="embed" xlink:actuate="onLoad" draw:mime-type="image/jpeg"/>
</draw:frame>
美国国务院已经确认，俄罗斯PEC“瓦格纳”试图出售越过武器的武器，因为它在反乌克兰战争中使用了。</text:p>
      <text:p text:style-name="P4">
国务院发言人马修·米勒(Matthew Miller)周一表示，这是乌克林福姆自己的记者。</text:p>
      <text:p text:style-name="P4">
“我们相信 <text:a xlink:type="simple" xlink:href="https://www.ukrinform.ua/tag-pvk-vagnera" text:style-name="Internet_20_link" text:visited-style-name="Visited_20_Internet_20_Link">
</text:a>
他正试图努力购买军事装备在乌克兰使用，包括通过他们拥有基地的第三国，”美国外交部说。</text:p>
      <text:p text:style-name="P4">
他确认，国务院有有关瓦格纳·佩克(Wagner PEC)试图通过小企图跨越军品的信息，以协助俄罗斯联邦对乌克兰战争。</text:p>
      <text:p text:style-name="P4">
“有迹象表明，瓦格纳(Wagner)试图购买插入式供应商的军事系统，并通过小型武器将其作为第三方发送。 我们还没有看到任何迹象表明这些交货已经弯曲或执行，但我们密切监视了情况。”国务院代表说。</text:p>
      <text:p text:style-name="P4">
米勒回忆说，美国对涉及的许多大陆的组织和人员施加了制裁，包括瓦格纳计划。</text:p>
      <text:p text:style-name="P4">
<text:span text:style-name="T4">
另请阅读：</text:span>
 <text:a xlink:type="simple" xlink:href="https://www.ukrinform.ua/rubric-world/3707177-parlament-francii-zaklikav-es-viznati-pvk-vagner-teroristicnou-organizacieu.html" text:style-name="Internet_20_link" text:visited-style-name="Visited_20_Internet_20_Link">
<text:span text:style-name="T4">
 Wagner </text:span>
</text:a>
正如乌克林福姆报道的那样，上周美国与G7和其他国际合作伙伴进行了协调<text:a xlink:type="simple" xlink:href="https://www.ukrinform.ua/rubric-world/3711568-urad-ssa-ogolosiv-pro-kompleksni-sankcii-proti-sotni-fizicnih-osib-ta-organizacij-v-rf.html" text:style-name="Internet_20_link" text:visited-style-name="Visited_20_Internet_20_Link">
</text:a>
和对俄罗斯的经济惩罚。 美国列出了来自俄罗斯联邦和其他国家的大约300人和组织的限制清单，这些国家暴露了克里姆林宫政权，以绕过以前对美国的制裁，即合伙人的盟友。</text:p>
      <text:p text:style-name="P4">
News Source: <text:a xlink:type="simple" xlink:href="https://www.ukrinform.ua/rubric-ato/3712807-ssa-oficijno-pidtverdili-nevdali-sprobi-vagnera-perepraviti-zbrou-cerez-mali.html" text:style-name="Internet_20_link" text:visited-style-name="Visited_20_Internet_20_Link">
https://www.ukrinform.ua/rubric-ato/3712807-ssa-oficijno-pidtverdili-nevdali-sprobi-vagnera-perepraviti-zbrou-cerez-mali.html</text:a>
</text:p>
      <!--NEWS-->
      <text:h text:style-name="P10" text:outline-level="1">
<text:span text:style-name="T4">
乌克兰和摩洛哥将就简化贸易和签证政权进行谈判 - 外交部</text:span>
</text:h>
      <text:p text:style-name="P4">
作者: Ukrinform (Person)</text:p>
      <text:p text:style-name="P4">
出版商: Укринформ (Organization)</text:p>
      <text:p text:style-name="P4">
出版时间: 2023-05-22T-31:53:00+03:00</text:p>
      <text:p text:style-name="P4">
修改时间: 2023-05-22T22:53:00+03:00</text:p>
      <text:p text:style-name="P4">
描述: 乌克兰和摩洛哥将进行谈判，以简化贸易，以增加其量，确定有希望的经济互动方向并恢复业务的直接联系。  - 乌克林。</text:p>
      <text:p text:style-name="P4">
图片: ['<text:a xlink:type="simple" xlink:href="https://static.ukrinform.com/photos/2023_05/thumb_files/630_360_1684785093-714.jpeg" text:style-name="Internet_20_link" text:visited-style-name="Visited_20_Internet_20_Link">
630_360_16847...</text:a>
', '<text:a xlink:type="simple" xlink:href="https://static.ukrinform.com/photos/2023_05/1684785093-277.jpeg" text:style-name="Internet_20_link" text:visited-style-name="Visited_20_Internet_20_Link">
1684785093-27...</text:a>
', '<text:a xlink:type="simple" xlink:href="https://static.ukrinform.com/photos/2023_05/1684785093-914.jpeg" text:style-name="Internet_20_link" text:visited-style-name="Visited_20_Internet_20_Link">
1684785093-91...</text:a>
', '<text:a xlink:type="simple" xlink:href="https://static.ukrinform.com/photos/2023_05/1684785092-675.jpeg" text:style-name="Internet_20_link" text:visited-style-name="Visited_20_Internet_20_Link">
1684785092-67...</text:a>
', '<text:a xlink:type="simple" xlink:href="https://static.ukrinform.com/photos/2023_05/1684785092-606.jpeg" text:style-name="Internet_20_link" text:visited-style-name="Visited_20_Internet_20_Link">
1684785092-60...</text:a>
']</text:p>
      <text:p text:style-name="P4">
标签: ['Марокко', 'Торгівля', 'Україна', 'Віза']</text:p>
      <text:p text:style-name="P4">
类型: Article</text:p>
      <!--METADATA-->
      <text:p text:style-name="P4">
<draw:frame draw:style-name="fr1" draw:name="Image39" text:anchor-type="as-char" svg:width="6.9236in" svg:height="3.956343in" draw:z-index="0">
<draw:image xlink:href="../Images/yкринформ/2023-05-22T-31-53-00-03-00/630_360_1684785093-714.jpeg" xlink:type="simple" xlink:show="embed" xlink:actuate="onLoad" draw:mime-type="image/jpeg"/>
</draw:frame>
乌克兰摩洛哥将举行谈判以简化贸易，以增加供应，确定有希望的经济互动方向并振兴业务联系。</text:p>
      <text:p text:style-name="P4">
乌克兰的乌克兰·塔玛科科·库莱巴(Dmitry Kuleba)和乌克林福姆纳多·伯里塔(Nador Buryita)的外交部长达成了相应的协议。(https://mfa.gov.ua/news/dmitro-kuleba-ukrayina-ta-marokko-domovilisya-provesti-peregovori-pro-sproshchennya-torgivli-ta-vizovogo-rezhimu)。</text:p>
      <text:p text:style-name="P4">
外交负责人还同意谈判，以简化乌克兰和摩洛哥之间的签证。</text:p>
      <text:p text:style-name="P4">
<draw:frame draw:style-name="fr1" draw:name="Image40" text:anchor-type="as-char" svg:width="6.9236in" svg:height="4.60941in" draw:z-index="0">
<draw:image xlink:href="../Images/yкринформ/2023-05-22T-31-53-00-03-00/1684785093-277.jpeg" xlink:type="simple" xlink:show="embed" xlink:actuate="onLoad" draw:mime-type="image/jpeg"/>
</draw:frame>
部长的会议是在乌克兰内政部元首的第二次旅行中举行的。</text:p>
      <text:p text:style-name="P4">
<draw:frame draw:style-name="fr1" draw:name="Image41" text:anchor-type="as-char" svg:width="6.9236in" svg:height="4.60941in" draw:z-index="0">
<draw:image xlink:href="../Images/yкринформ/2023-05-22T-31-53-00-03-00/1684785093-914.jpeg" xlink:type="simple" xlink:show="embed" xlink:actuate="onLoad" draw:mime-type="image/jpeg"/>
</draw:frame>
正如Kuleba指出的那样，乌克兰和<text:a xlink:type="simple" xlink:href="https://www.ukrinform.ua/tag-marokko" text:style-name="Internet_20_link" text:visited-style-name="Visited_20_Internet_20_Link">
</text:a>
结合了友谊和相互尊重的长期历史。</text:p>
      <text:p text:style-name="P4">
<draw:frame draw:style-name="fr1" draw:name="Image42" text:anchor-type="as-char" svg:width="6.9236in" svg:height="4.60941in" draw:z-index="0">
<draw:image xlink:href="../Images/yкринформ/2023-05-22T-31-53-00-03-00/1684785092-675.jpeg" xlink:type="simple" xlink:show="embed" xlink:actuate="onLoad" draw:mime-type="image/jpeg"/>
</draw:frame>
“摩洛哥支持乌克兰的主权和领土诚信。玛丽卡学生社区是乌克兰最大的外国社区之一。 乌克兰小麦是摩洛哥的传统组成部分之一。 今天，我们打开了为州，企业和公民带来新机会的大门。”他强调。</text:p>
      <text:p text:style-name="P4">
<draw:frame draw:style-name="fr1" draw:name="Image43" text:anchor-type="as-char" svg:width="6.9236in" svg:height="4.60941in" draw:z-index="0">
<draw:image xlink:href="../Images/yкринформ/2023-05-22T-31-53-00-03-00/1684785092-606.jpeg" xlink:type="simple" xlink:show="embed" xlink:actuate="onLoad" draw:mime-type="image/jpeg"/>
</draw:frame>
乌克兰外交负责人向伯利特(Burit)告知乌克兰国防军塔苏(Tasus of the Prest)的局势，这是俄罗斯袭击的反思以及乌克兰领土从入侵者中解放的情况。</text:p>
      <text:p text:style-name="P4">
特别关注乌克兰Volodymyrazellensky总统的公式。 部长强调，战争是不稳定的，这在非洲非常敏锐。</text:p>
      <text:p text:style-name="P4">
库勒巴(Kuleba)邀请摩洛哥加入乌克兰和平配方的体现。 用话语而言，这不仅在乌克兰，而且是纳夫里亚大陆的真正贡献。</text:p>
      <text:p text:style-name="P4">
外交部长讨论了非洲的食品安全，表示需要进一步的黑海谷物，这在全球供应食品中起着重要作用。 在这种情况下，摩洛哥一方提出了摩洛哥摩洛克大门前往非洲的可能性。根据谈判的结果，部长们签署了与Gennady Udovenko合作的备忘录，以及Gennady Udovenko的摩洛哥外交学院。</text:p>
      <text:p text:style-name="P4">
在Burita会议上，他确认摩洛哥打算恢复大使馆Vykiyev的工作。</text:p>
      <text:p text:style-name="P4">
<text:span text:style-name="T4">
另请阅读：</text:span>
 <text:a xlink:type="simple" xlink:href="https://www.ukrinform.ua/rubric-polytics/3712782-mirotvorca-misia-afrikanskih-lideriv-kuleba-vkazav-na-vazlivu-detal.html" text:style-name="Internet_20_link" text:visited-style-name="Visited_20_Internet_20_Link">
<text:span text:style-name="T4">
 Cooleba </text:span>
</text:a>
库勒巴(Kuleba)邀请一位同事访问乌克兰。 他还报道了关于摩洛哥关于与假货的军事外交官主题的独特课程的发展。</text:p>
      <text:p text:style-name="P4">
“从我的第一次巡回演出开始，乌克兰外交部非洲的非洲就为来自16个国家的200多名非洲外交官进行了培训。 这是第一次这样的尝试和成功的巨大历史。 我们已经同意开发摩洛哥的独特课程，我们将分享乌克兰军事外交，战略沟通，反对伪造和宣传的斗争以及公众外交的经验。这将是我们实践的贡献，以增强增强的稳定性非洲国家，”部长说。</text:p>
      <text:p text:style-name="P4">
在库勒巴(Kuleba)的工作访问中，他访问了穆罕默德(Mohammed v Mausoleum)，在那里他给了现代摩洛哥国家和摩洛哥人民的创始人。</text:p>
      <text:p text:style-name="P4">
正如乌克林福姆报道的那样，外交大臣开始了第二次非洲之旅，并在双边关系史上首先<text:a xlink:type="simple" xlink:href="https://www.ukrinform.ua/rubric-polytics/3712498-kuleba-pribuv-u-marokko.html" text:style-name="Internet_20_link" text:visited-style-name="Visited_20_Internet_20_Link">
</text:a>
。</text:p>
      <text:p text:style-name="P4">
<text:span text:style-name="T5">
foto：mfa.gov.ua</text:span>
</text:p>
      <text:p text:style-name="P4">
News Source: <text:a xlink:type="simple" xlink:href="https://www.ukrinform.ua/rubric-polytics/3712806-ukraina-i-marokko-provedut-peregovori-pro-sprosenna-torgivli-ta-vizovogo-rezimu-mzs.html" text:style-name="Internet_20_link" text:visited-style-name="Visited_20_Internet_20_Link">
https://www.ukrinform.ua/rubric-polytics/3712806-ukraina-i-marokko-provedut-peregovori-pro-sprosenna-torgivli-ta-vizovogo-rezimu-mzs.html</text:a>
</text:p>
      <!--NEWS-->
      <text:h text:style-name="P10" text:outline-level="1">
<text:span text:style-name="T4">
美国不会停止对俄罗斯解放其公民的压力 - 国务院</text:span>
</text:h>
      <text:p text:style-name="P4">
作者: Ukrinform (Person)</text:p>
      <text:p text:style-name="P4">
出版商: Укринформ (Organization)</text:p>
      <text:p text:style-name="P4">
出版时间: 2023-05-22T-33:37:25+03:00</text:p>
      <text:p text:style-name="P4">
修改时间: 2023-05-22T22:37:25+03:00</text:p>
      <text:p text:style-name="P4">
描述: 华盛顿将继续敦促莫斯科解放美国保罗·维兰（Paul Wilan）和埃文·格什科维奇（Evan Gershkovich）非法拘留的克里姆林宫当局。  - 乌克林。</text:p>
      <text:p text:style-name="P4">
图片: ['<text:a xlink:type="simple" xlink:href="https://static.ukrinform.com/photos/2018_03/thumb_files/630_360_1521097272-9495.jpg" text:style-name="Internet_20_link" text:visited-style-name="Visited_20_Internet_20_Link">
630_360_15210...</text:a>
', '<text:a xlink:type="simple" xlink:href="https://static.ukrinform.com/photos/2023_05/1684781708-745.jpg" text:style-name="Internet_20_link" text:visited-style-name="Visited_20_Internet_20_Link">
1684781708-74...</text:a>
']</text:p>
      <text:p text:style-name="P4">
标签: ['США', 'Журналіст', 'Держдеп', 'Росія', 'The Wall Street Journal ']</text:p>
      <text:p text:style-name="P4">
类型: Article</text:p>
      <!--METADATA-->
      <text:p text:style-name="P4">
<draw:frame draw:style-name="fr1" draw:name="Image44" text:anchor-type="as-char" svg:width="6.9236in" svg:height="3.956343in" draw:z-index="0">
<draw:image xlink:href="../Images/yкринформ/2023-05-22T-33-37-25-03-00/630_360_1521097272-9495.jpg" xlink:type="simple" xlink:show="embed" xlink:actuate="onLoad" draw:mime-type="image/jpeg"/>
</draw:frame>
华盛顿将继续敦促莫斯科释放美国公民保罗·威兰(Paul Wilan)和埃文·格什科维奇(Evan Gershkovich)非法拘留的克里姆林宫当局。</text:p>
      <text:p text:style-name="P4">
这项声明是美国国务院发言人马修·米勒(Matthew Miller)周一发表的。</text:p>
      <text:p text:style-name="P4">
<draw:frame draw:style-name="fr1" draw:name="Image45" text:anchor-type="as-char" svg:width="6.9236in" svg:height="4.615733in" draw:z-index="0">
<draw:image xlink:href="../Images/yкринформ/2023-05-22T-33-37-25-03-00/1684781708-745.jpg" xlink:type="simple" xlink:show="embed" xlink:actuate="onLoad" draw:mime-type="image/jpeg"/>
</draw:frame>
«国家秘书(眨眼 -  ed。)继续在这座建筑物中的其他人工作(美国国务院 - 编辑。)，我们政府中的其他人继续这样做。”米勒在评论中说，将两名公民从俄罗斯解放的努力<text:a xlink:type="simple" xlink:href="https://www.ukrinform.ua/tag-ssa" text:style-name="Internet_20_link" text:visited-style-name="Visited_20_Internet_20_Link">
</text:a>
。</text:p>
      <text:p text:style-name="P4">
他强调，上周，俄罗斯人在维纳斯同意下拒绝了埃文·格什科维奇(Evan Gershkovich)，违反了该国根据领事惯例的义务。</text:p>
      <text:p text:style-name="P4">
“我们将继续向他们施加(在俄罗斯方面 -  ed。)»， - 美国国务院国务院。</text:p>
      <text:p text:style-name="P4">
<text:span text:style-name="T4">
另请阅读：</text:span>
 <text:a xlink:type="simple" xlink:href="https://www.ukrinform.ua/rubric-world/3709921-u-rosii-zatrimali-kolisnogo-spivrobitnika-posolstva-ssa.html" text:style-name="Internet_20_link" text:visited-style-name="Visited_20_Internet_20_Link">
</text:a>
根据乌克林福姆的说法，俄罗斯当局于2018年12月拘留了保罗·威兰。 他被指控间谍活动，被监禁了16年。 Vylancarary否认指控。</text:p>
      <text:p text:style-name="P4">
记者WSJ <text:a xlink:type="simple" xlink:href="https://www.ukrinform.ua/rubric-world/3689361-u-rosii-za-spigunstvo-zatrimali-zurnalista-the-wall-street-journal.html" text:style-name="Internet_20_link" text:visited-style-name="Visited_20_Internet_20_Link">
</text:a>
在292023年3月的俄罗斯联合会，在Yekaterinburg的新闻商务旅行中。 他成为美国媒体的第一位代表<text:a xlink:type="simple" xlink:href="https://www.ukrinform.ua/rubric-world/3689560-sprava-pro-spigunstvo-sud-u-moskvi-zaarestuvav-zurnalista-wsj-gerskovica.html" text:style-name="Internet_20_link" text:visited-style-name="Visited_20_Internet_20_Link">
</text:a>
俄罗斯当局。</text:p>
      <text:p text:style-name="P4">
News Source: <text:a xlink:type="simple" xlink:href="https://www.ukrinform.ua/rubric-world/3712803-ssa-ne-pripinat-tisk-na-rosiu-dla-zvilnenna-svoih-gromadan-derzdep.html" text:style-name="Internet_20_link" text:visited-style-name="Visited_20_Internet_20_Link">
https://www.ukrinform.ua/rubric-world/3712803-ssa-ne-pripinat-tisk-na-rosiu-dla-zvilnenna-svoih-gromadan-derzdep.html</text:a>
</text:p>
      <!--NEWS-->
      <text:h text:style-name="P10" text:outline-level="1">
<text:span text:style-name="T4">
俄罗斯决定针对国际空间站提起刑事案件是对国际法的不尊重 - 欧盟</text:span>
</text:h>
      <text:p text:style-name="P4">
作者: Ukrinform (Person)</text:p>
      <text:p text:style-name="P4">
出版商: Укринформ (Organization)</text:p>
      <text:p text:style-name="P4">
出版时间: 2023-05-22T-35:35:00+03:00</text:p>
      <text:p text:style-name="P4">
修改时间: 2023-05-22T22:35:00+03:00</text:p>
      <text:p text:style-name="P4">
描述: 欧盟强烈谴责俄罗斯决定针对检察官和国际刑事法院的三名法官提起刑事案件，这些法官参与了对俄罗斯对乌克兰侵略性战争期间的调查。  - 乌克林。</text:p>
      <text:p text:style-name="P4">
图片: ['<text:a xlink:type="simple" xlink:href="https://static.ukrinform.com/photos/2019_12/thumb_files/630_360_1576564425-641.jpg" text:style-name="Internet_20_link" text:visited-style-name="Visited_20_Internet_20_Link">
630_360_15765...</text:a>
']</text:p>
      <text:p text:style-name="P4">
标签: ['Євросоюз', 'Міжнародний кримінальний суд', 'Війна з Росією']</text:p>
      <text:p text:style-name="P4">
类型: Article</text:p>
      <!--METADATA-->
      <text:p text:style-name="P4">
<draw:frame draw:style-name="fr1" draw:name="Image46" text:anchor-type="as-char" svg:width="6.9236in" svg:height="3.956343in" draw:z-index="0">
<draw:image xlink:href="../Images/yкринформ/2023-05-22T-35-35-00-03-00/630_360_1576564425-641.jpg" xlink:type="simple" xlink:show="embed" xlink:actuate="onLoad" draw:mime-type="image/jpeg"/>
</draw:frame>
欧盟谴责了俄罗斯的决定，要求针对三名国际刑事法院法官的检察官提起刑事案件，这些法官参与了俄罗斯对乌克兰侵略性战争期间对犯罪的调查。</text:p>
      <text:p text:style-name="P4">
根据乌克林福姆的说法，这在Eszhzep Borrel高级代表的声明中说明了这一点，其全文的全文发表在[]上。(https://www.eeas.europa.eu/eeas/russia-statement-high-representative-threats-against-international-criminal-court-0_en?channel=eeas_press_alerts&amp;date=2023-05-22&amp;newsid=0&amp;langid=en&amp;source=mail).</text:p>
      <text:p text:style-name="P4">
«Європейський союз засуджує кримінальне провадження, що було ініційовано <text:a xlink:type="simple" xlink:href="https://www.ukrinform.ua/tag-rosia" text:style-name="Internet_20_link" text:visited-style-name="Visited_20_Internet_20_Link">
</text:a>
当局针对检察官和司法刑事法院。 任何针对MCC Tasprob的授权的俄罗斯行动都会恐吓参与乌克兰国际犯罪的人的政治动机，毫无根据，不合理和不可接受。 它们是克里姆林宫未解决的规则和国际法的进一步证词。”他在家里说。</text:p>
      <text:p text:style-name="P4">
欧盟已经确认了ICS的全部支持，这是一个独立的Tane -Pre -Pre司法机构，该机构受到来自所有区域区域的120多个国家的信任，并为最严重的犯罪提供了责任。</text:p>
      <text:p text:style-name="P4">
“我们坚定地在法院站立，我们仍准备保护他的雇员免受教义破坏国际刑事司法系统的司法进程的任何外国干预。 我们使所有成员国都保护乌里安法规中规定的原则和价值观，并保持团结一致，以抗击不受惩罚。”</text:p>
      <text:p text:style-name="P4">
<text:span text:style-name="T4">
另请阅读：</text:span>
 <text:a xlink:type="simple" xlink:href="https://www.ukrinform.ua/rubric-world/3711994-u-mks-vidreaguvali-na-ogolosenna-moskvou-v-rozsuk-prokurora-sudu.html" text:style-name="Internet_20_link" text:visited-style-name="Visited_20_Internet_20_Link">
<text:span text:style-name="T4">
 MKS </text:span>
</text:a>
如前所述，昨天<text:a xlink:type="simple" xlink:href="https://www.ukrinform.ua/rubric-world/3712256-order-na-arest-putina-slidkom-rf-zaocno-predaviv-zvinuvacenna-prokuroru-i-suddi-mks.html" text:style-name="Internet_20_link" text:visited-style-name="Visited_20_Internet_20_Link">
</text:a>
他发布了RFVVolodimir Putin和俄罗斯儿童申诉专员Maria Lviv-Belova的逮捕令。</text:p>
      <text:p text:style-name="P4">
News Source: <text:a xlink:type="simple" xlink:href="https://www.ukrinform.ua/rubric-world/3712804-risenna-rosii-porusiti-kriminalnu-spravu-proti-mks-e-nepovagou-do-miznarodnogo-prava-es.html" text:style-name="Internet_20_link" text:visited-style-name="Visited_20_Internet_20_Link">
https://www.ukrinform.ua/rubric-world/3712804-risenna-rosii-porusiti-kriminalnu-spravu-proti-mks-e-nepovagou-do-miznarodnogo-prava-es.html</text:a>
</text:p>
      <!--NEWS-->
      <text:h text:style-name="P10" text:outline-level="1">
<text:span text:style-name="T4">
在基辅，举行了有关克里米亚tatar的驱逐出境的慈善放映</text:span>
</text:h>
      <text:p text:style-name="P4">
作者: Ukrinform (Person)</text:p>
      <text:p text:style-name="P4">
出版商: Укринформ (Organization)</text:p>
      <text:p text:style-name="P4">
出版时间: 2023-05-22T-37:28:00+03:00</text:p>
      <text:p text:style-name="P4">
修改时间: 2023-05-22T22:28:00+03:00</text:p>
      <text:p text:style-name="P4">
描述: 非政府组织“克里米亚”组织了纪录片的慈善放映。” 1944年。 克里米亚。 驱逐出境”，筹集的资金将被指示支持251个单独的领土捍卫武装部队。  - 乌克林。</text:p>
      <text:p text:style-name="P4">
图片: ['<text:a xlink:type="simple" xlink:href="https://static.ukrinform.com/photos/2021_08/thumb_files/630_360_1630171870-547.jpeg" text:style-name="Internet_20_link" text:visited-style-name="Visited_20_Internet_20_Link">
630_360_16301...</text:a>
']</text:p>
      <text:p text:style-name="P4">
标签: ['Депортація', 'Кіно', 'Кримські татари', 'Благодійність']</text:p>
      <text:p text:style-name="P4">
类型: Article</text:p>
      <!--METADATA-->
      <text:p text:style-name="P4">
<draw:frame draw:style-name="fr1" draw:name="Image47" text:anchor-type="as-char" svg:width="6.9236in" svg:height="3.956343in" draw:z-index="0">
<draw:image xlink:href="../Images/yкринформ/2023-05-22T-37-28-00-03-00/630_360_1630171870-547.jpeg" xlink:type="simple" xlink:show="embed" xlink:actuate="onLoad" draw:mime-type="image/jpeg"/>
</draw:frame>
非政府组织“克里米亚”组织了纪录片的慈善放映。” 1944年。 克里米亚。驱逐出境”，筹集的资金将被指示支持251个单独的对武装部队的法医防御。</text:p>
      <text:p text:style-name="P4">
这是乌克利福通讯员的报道。</text:p>
      <text:p text:style-name="P4">
“这不仅是关于被驱逐出境的故事。这些人是犯罪的见证人。因此，重要的是要了解这些故事很重要，因此记录下来很重要。[] <text:a xlink:type="simple" xlink:href="https://www.ukrinform.ua/tag-kino" text:style-name="Internet_20_link" text:visited-style-name="Visited_20_Internet_20_Link">
</text:a>
她证明她非常激动，敏感，她解释了什么是驱逐出境，以及她对一个人的所作所为。”  - 编剧Mavilier Khalil说。</text:p>
      <text:p text:style-name="P4">
据她说，录音带的首映式发生在2019年，但仍使节日退化。 这部电影在印度希腊土耳其获得了奖项。</text:p>
      <text:p text:style-name="P4">
“ 1944年。 克里米亚。 驱逐出境”有三个主要线：三名老年人回想起早上五点钟，他们有15分钟的会议并带出了 - 乌拉尔斯(Urals)在乌兹别克斯坦(Uzbekistan)。 当时，他们已经10-12岁了。</text:p>
      <text:p text:style-name="P4">
这部电影还包含动画元素。 它是基于萨迪卡·阿吉·塞利玛(Sadykha Aji-Selyma)的一位英雄的绘画，他们通过绘画记录了驱逐出境期间的事件：当俄罗斯的孩子们向货车上扔石头，货车运输了塔塔尔(Tatars)，并大喊“叛徒”，因为他们必须像他们一样和朋友一起躺下。</text:p>
      <text:p text:style-name="P4">
他指出，历史学家马丁·亚历山大(Martin-Alexander)很酸，1944年的驱逐出境消除了对克里米亚tatars的记忆，所有以前的伤害和悲剧都落在了杜利人民上，其中包括Holodomor，其中包括1932  -  1933年在克里米亚。</text:p>
      <text:p text:style-name="P4">
同时，克里米亚分析师Yevgeny Yaroshenko强调，最恰当地写下克里米亚塔塔尔人的悲剧是“ Surgun”一词，它在翻译“流亡”中。</text:p>
      <text:p text:style-name="P4">
他说：“至于我，可以对这些事件进行更正确的术语评估。”</text:p>
      <text:p text:style-name="P4">
<text:span text:style-name="T4">
另请阅读：</text:span>
 <text:a xlink:type="simple" xlink:href="https://www.ukrinform.ua/rubric-crimea/3710829-mzs-ukraini-zaklikae-svit-viznati-genocidom-deportaciu-krimskih-tatar-u-1944-roci.html" text:style-name="Internet_20_link" text:visited-style-name="Visited_20_Internet_20_Link">
<text:span text:style-name="T4">
驱逐出境</text:span>
 <text:span text:style-name="T4">
 crimean </text:span>
 <text:span text:style-name="T4">
 tatar </text:span>
</text:a>
在展示期间，每个人都可以为乌克兰武装部队的251旅制造备用电池，其中包括最高的克里米亚tatars。</text:p>
      <text:p text:style-name="P4">
这部电影有克里米亚·塔塔尔(Crimean Tatar)和乌克兰人的版本。 第一个是由演员Akhtem Seitablaev和第二个演员Andrey Saminin配音的。 董事是法蒂玛·奥斯曼(Fatima Osman)和朱斯·帕夏(Junus Pasha)。 该剧本与纳扎德扎罗夫(Nazadzhararov)和泽拉·贝基罗夫(Zera Bekirov)一起加入。<text:span text:style-name="T5">
foto：credo</text:span>
</text:p>
      <text:p text:style-name="P4">
News Source: <text:a xlink:type="simple" xlink:href="https://www.ukrinform.ua/rubric-crimea/3712802-u-kievi-proveli-blagodijnij-pokaz-filmu-pro-deportaciu-krimskih-tatar.html" text:style-name="Internet_20_link" text:visited-style-name="Visited_20_Internet_20_Link">
https://www.ukrinform.ua/rubric-crimea/3712802-u-kievi-proveli-blagodijnij-pokaz-filmu-pro-deportaciu-krimskih-tatar.html</text:a>
</text:p>
      <!--NEWS-->
      <text:h text:style-name="P10" text:outline-level="1">
<text:span text:style-name="T4">
七位乌克兰喀拉斯家将在波兰的欧洲奥运会上演出</text:span>
</text:h>
      <text:p text:style-name="P4">
作者: Ukrinform (Person)</text:p>
      <text:p text:style-name="P4">
出版商: Укринформ (Organization)</text:p>
      <text:p text:style-name="P4">
出版时间: 2023-05-22T-39:21:09+03:00</text:p>
      <text:p text:style-name="P4">
修改时间: 2023-05-22T22:21:09+03:00</text:p>
      <text:p text:style-name="P4">
描述: 在克拉科夫（波兰），III欧洲奥运会将于6月9日开始。  - 乌克林。</text:p>
      <text:p text:style-name="P4">
图片: ['<text:a xlink:type="simple" xlink:href="https://static.ukrinform.com/photos/2023_05/thumb_files/630_360_1684782948-301.jpg" text:style-name="Internet_20_link" text:visited-style-name="Visited_20_Internet_20_Link">
630_360_16847...</text:a>
']</text:p>
      <text:p text:style-name="P4">
标签: ['карате', 'Європейські ігри']</text:p>
      <text:p text:style-name="P4">
类型: Article</text:p>
      <!--METADATA-->
      <text:p text:style-name="P4">
<draw:frame draw:style-name="fr1" draw:name="Image48" text:anchor-type="as-char" svg:width="6.9236in" svg:height="3.956343in" draw:z-index="0">
<draw:image xlink:href="../Images/yкринформ/2023-05-22T-39-21-09-03-00/630_360_1684782948-301.jpg" xlink:type="simple" xlink:show="embed" xlink:actuate="onLoad" draw:mime-type="image/jpeg"/>
</draw:frame>
在克拉科夫(波兰)6月9日，III欧洲奥运会将开始。</text:p>
      <text:p text:style-name="P4">
报道说，运动员在30次体育运动中打了253枚奖牌。</text:p>
      <text:p text:style-name="P4">
根据信息<text:a xlink:type="simple" xlink:href="https://xsport.ua/ru/karate_s/news/na-evropeyskikh-igrakh-vystupyat-chetvero-ukrainskikh-karatistov_8799481/" text:style-name="Internet_20_link" text:visited-style-name="Visited_20_Internet_20_Link">
</text:a>
特别是，七名乌克兰代表将在空手道比赛中演出。</text:p>
      <text:p text:style-name="P4">
乌克兰国家队包括：尼基塔飞利浦(重量类别高达60公斤)，安德烈·扎利尼(Andrey Zalitny)(75公斤)，Valery Chobotar(84公斤)。凯瑟琳曲线(50公斤)，当归Terluga(55公斤)，Anita Seregin(61公斤)和Galina Melnyk(68公斤).</text:p>
      <text:p text:style-name="P4">
<text:span text:style-name="T4">
Читайте також:</text:span>
 <text:a xlink:type="simple" xlink:href="https://www.ukrinform.ua/rubric-sports/3712632-miznarodna-federacia-gimnastiki-prodovzila-vidstoronenna-rosian-i-bilorusiv.html" text:style-name="Internet_20_link" text:visited-style-name="Visited_20_Internet_20_Link">
 </text:a>
欧洲奥运会2023将持续到6月25日。</text:p>
      <text:p text:style-name="P4">
在照片中：Angelika Terluga(乌克兰的NOC).</text:p>
      <text:p text:style-name="P4">
News Source: <text:a xlink:type="simple" xlink:href="https://www.ukrinform.ua/rubric-sports/3712799-sim-ukrainskih-karatistiv-vistuplat-na-evropejskih-igrah-u-polsi.html" text:style-name="Internet_20_link" text:visited-style-name="Visited_20_Internet_20_Link">
https://www.ukrinform.ua/rubric-sports/3712799-sim-ukrainskih-karatistiv-vistuplat-na-evropejskih-igrah-u-polsi.html</text:a>
</text:p>
      <!--NEWS-->
      <text:h text:style-name="P10" text:outline-level="1">
<text:span text:style-name="T4">
国务院：乌克兰F-16的支持是美国的优先事项</text:span>
</text:h>
      <text:p text:style-name="P4">
作者: Ukrinform (Person)</text:p>
      <text:p text:style-name="P4">
出版商: Укринформ (Organization)</text:p>
      <text:p text:style-name="P4">
出版时间: 2023-05-22T-41:15:00+03:00</text:p>
      <text:p text:style-name="P4">
修改时间: 2023-05-22T22:15:00+03:00</text:p>
      <text:p text:style-name="P4">
描述: 美国被认为是为乌克兰提供F-16飞机的优先任务，这将在接下来的几个月内与盟友和合作伙伴合作实施。  - 乌克林。</text:p>
      <text:p text:style-name="P4">
图片: ['<text:a xlink:type="simple" xlink:href="https://static.ukrinform.com/photos/2023_05/thumb_files/630_360_1684274785-884.jpg" text:style-name="Internet_20_link" text:visited-style-name="Visited_20_Internet_20_Link">
630_360_16842...</text:a>
', '<text:a xlink:type="simple" xlink:href="https://static.ukrinform.com/photos/2023_05/1684781236-953.jpg" text:style-name="Internet_20_link" text:visited-style-name="Visited_20_Internet_20_Link">
1684781236-95...</text:a>
']</text:p>
      <text:p text:style-name="P4">
标签: ['США', 'Держдеп', 'Повітряні сили ЗСУ', 'Винищувач', 'Війна з Росією', 'F-16']</text:p>
      <text:p text:style-name="P4">
类型: Article</text:p>
      <!--METADATA-->
      <text:p text:style-name="P4">
<draw:frame draw:style-name="fr1" draw:name="Image49" text:anchor-type="as-char" svg:width="6.9236in" svg:height="3.953152in" draw:z-index="0">
<draw:image xlink:href="../Images/yкринформ/2023-05-22T-41-15-00-03-00/630_360_1684274785-884.jpg" xlink:type="simple" xlink:show="embed" xlink:actuate="onLoad" draw:mime-type="image/jpeg"/>
</draw:frame>
该连接被认为是为乌克兰提供F-16飞机的优先任务，并将在接下来的几个月与盟友和合作伙伴合作实施。</text:p>
      <text:p text:style-name="P4">
乌克林福音通讯员报告说，这是在美国发言人马修·米勒(Matthew Miller)在华盛顿举行的周一指出的。</text:p>
      <text:p text:style-name="P4">
<draw:frame draw:style-name="fr1" draw:name="Image50" text:anchor-type="as-char" svg:width="6.9236in" svg:height="4.615733in" draw:z-index="0">
<draw:image xlink:href="../Images/yкринформ/2023-05-22T-41-15-00-03-00/1684781236-953.jpg" xlink:type="simple" xlink:show="embed" xlink:actuate="onLoad" draw:mime-type="image/jpeg"/>
</draw:frame>
“因此，关于我们授予乌克兰F-16的贷款，总统(拜登 -  ed。)他清楚地强调，我们将开始接受乌克兰军事飞行员F-16培训。 我们将与乌克兰的盟友和合作伙伴合作<text:a xlink:type="simple" xlink:href="https://www.ukrinform.ua/tag-litak" text:style-name="Internet_20_link" text:visited-style-name="Visited_20_Internet_20_Link">
</text:a>
F -16”，”米勒说。</text:p>
      <text:p text:style-name="P4">
他指出，他不会宣布何时以及如何发生，或者从中获得战斗人员。</text:p>
      <text:p text:style-name="P4">
<text:span text:style-name="T4">
另请阅读：</text:span>
 <text:a xlink:type="simple" xlink:href="https://www.ukrinform.ua/rubric-ato/3712539-ignat-pro-f16-dostatno-mati-zasobi-abi-vorozi-litaki-ne-nablizalisa-do-kordoniv-ukraini.html" text:style-name="Internet_20_link" text:visited-style-name="Visited_20_Internet_20_Link">
</text:a>
美国国务院发言人说：“但这对我们来说是优先事项，我们将开始将其介绍给附近的地方。”</text:p>
      <text:p text:style-name="P4">
正如乌克林福姆报道的那样，武装部队司令部发言人尤里·伊格纳丁周(Yuri Ignatine Teek)表示，乌克兰可以从国际伙伴的国际合作伙伴那里获得数十名F-16。</text:p>
      <text:p text:style-name="P4">
<text:span text:style-name="T5">
foto：埃兹拉·阿卡扬(Ezra Acayan)/盖蒂(Getty Images)</text:span>
</text:p>
      <text:p text:style-name="P4">
News Source: <text:a xlink:type="simple" xlink:href="https://www.ukrinform.ua/rubric-ato/3712798-derzdep-zabezpecenna-ukraini-f16-e-prioritetom-dla-ssa.html" text:style-name="Internet_20_link" text:visited-style-name="Visited_20_Internet_20_Link">
https://www.ukrinform.ua/rubric-ato/3712798-derzdep-zabezpecenna-ukraini-f16-e-prioritetom-dla-ssa.html</text:a>
</text:p>
      <!--NEWS-->
      <text:h text:style-name="P10" text:outline-level="1">
<text:span text:style-name="T4">
特鲁多（Trudeau）和马克龙（Macron）讨论了乌克兰的防御需求和战后重建</text:span>
</text:h>
      <text:p text:style-name="P4">
作者: Ukrinform (Person)</text:p>
      <text:p text:style-name="P4">
出版商: Укринформ (Organization)</text:p>
      <text:p text:style-name="P4">
出版时间: 2023-05-22T-43:04:00+03:00</text:p>
      <text:p text:style-name="P4">
修改时间: 2023-05-22T22:04:00+03:00</text:p>
      <text:p text:style-name="P4">
描述: 加拿大总理贾斯汀·特鲁多（Justin Trudeau）和法国总统伊曼纽尔·马克龙（Emmanuel Macron）强调了在谈话中需要跨大西洋团结，以满足乌克兰的防守需求及其战后重建。  - 乌克林。</text:p>
      <text:p text:style-name="P4">
图片: ['<text:a xlink:type="simple" xlink:href="https://static.ukrinform.com/photos/2017_07/thumb_files/630_360_1499480965-1104.jpg" text:style-name="Internet_20_link" text:visited-style-name="Visited_20_Internet_20_Link">
630_360_14994...</text:a>
']</text:p>
      <text:p text:style-name="P4">
标签: ['Макрон', 'Трюдо', 'Україна', 'Війна з Росією']</text:p>
      <text:p text:style-name="P4">
类型: Article</text:p>
      <!--METADATA-->
      <text:p text:style-name="P4">
<draw:frame draw:style-name="fr1" draw:name="Image51" text:anchor-type="as-char" svg:width="6.9236in" svg:height="3.956343in" draw:z-index="0">
<draw:image xlink:href="../Images/yкринформ/2023-05-22T-43-04-00-03-00/630_360_1499480965-1104.jpg" xlink:type="simple" xlink:show="embed" xlink:actuate="onLoad" draw:mime-type="image/jpeg"/>
</draw:frame>
加拿大总理贾斯汀·特鲁多(Justin Trudeau)和法国总统伊曼纽尔·马克龙(Emmanuel Macron)强调了在当时需要跨大西洋统一的需要，以与乌克兰及其战后重建。</text:p>
      <text:p text:style-name="P4">
报道通讯报道，这是在加拿大政府负责人办公室报告的。</text:p>
      <text:p text:style-name="P4">
“总理和总统强调了进一步透明度团结以支持国防的重要性<text:a xlink:type="simple" xlink:href="https://www.ukrinform.ua/tag-ukraina" text:style-name="Internet_20_link" text:visited-style-name="Visited_20_Internet_20_Link">
</text:a>
及其长期重建需求。”特鲁多办公室指出。</text:p>
      <text:p text:style-name="P4">
据他说，对话者已承诺以俄罗斯的残酷侵略，并支持那些对俄罗斯侵略后果的人。</text:p>
      <text:p text:style-name="P4">
<text:span text:style-name="T4">
另请阅读：</text:span>
 <text:a xlink:type="simple" xlink:href="https://www.ukrinform.ua/rubric-polytics/3706974-kanada-ta-es-prodovzat-vijskovu-pidtrimku-ukraini-trudo.html" text:style-name="Internet_20_link" text:visited-style-name="Visited_20_Internet_20_Link">
<text:span text:style-name="T4">
 trude </text:span>
</text:a>
在谈话中，在GG7级别上打击错误信息的话题也被打破了。</text:p>
      <text:p text:style-name="P4">
据报道，5月21日在日本结束的七组首脑会议是俄罗斯对乌克兰的战争。</text:p>
      <text:p text:style-name="P4">
News Source: <text:a xlink:type="simple" xlink:href="https://www.ukrinform.ua/rubric-polytics/3712797-trudo-i-makron-obgovorili-oboronni-potrebi-i-povoennu-vidbudovu-ukraini.html" text:style-name="Internet_20_link" text:visited-style-name="Visited_20_Internet_20_Link">
https://www.ukrinform.ua/rubric-polytics/3712797-trudo-i-makron-obgovorili-oboronni-potrebi-i-povoennu-vidbudovu-ukraini.html</text:a>
</text:p>
      <!--NEWS-->
      <text:h text:style-name="P10" text:outline-level="1">
<text:span text:style-name="T4">
在英国，内政部长周围的丑闻爆发了</text:span>
</text:h>
      <text:p text:style-name="P4">
作者: Ukrinform (Person)</text:p>
      <text:p text:style-name="P4">
出版商: Укринформ (Organization)</text:p>
      <text:p text:style-name="P4">
出版时间: 2023-05-22T-46:58:00+03:00</text:p>
      <text:p text:style-name="P4">
修改时间: 2023-05-22T21:58:00+03:00</text:p>
      <text:p text:style-name="P4">
描述: 英国总理瑞莎·萨纳克（Risha Sunak）应向内政部长苏拉·布罗弗曼（Suella Broverman）咨询他的道德顾问，他因去年的故事而遭受丑闻，他的速度良好。  - 乌克林。</text:p>
      <text:p text:style-name="P4">
图片: ['<text:a xlink:type="simple" xlink:href="https://static.ukrinform.com/photos/2023_05/thumb_files/630_360_1684775431-139.jpg" text:style-name="Internet_20_link" text:visited-style-name="Visited_20_Internet_20_Link">
630_360_16847...</text:a>
']</text:p>
      <text:p text:style-name="P4">
标签: ['Британія', 'Скандал', 'Уряд']</text:p>
      <text:p text:style-name="P4">
类型: Article</text:p>
      <!--METADATA-->
      <text:p text:style-name="P4">
<draw:frame draw:style-name="fr1" draw:name="Image52" text:anchor-type="as-char" svg:width="6.9236in" svg:height="3.956343in" draw:z-index="0">
<draw:image xlink:href="../Images/yкринформ/2023-05-22T-46-58-00-03-00/630_360_1684775431-139.jpg" xlink:type="simple" xlink:show="embed" xlink:actuate="onLoad" draw:mime-type="image/jpeg"/>
</draw:frame>
英国总理里卡·斯纳克(Richa Snak)应与内政部长苏拉·布罗弗曼(Suella Broverman)咨询他或她的婚礼顾问，后者在去年的故事中一直在丑闻，并有罚款。</text:p>
      <text:p text:style-name="P4">
关于它报告<text:a xlink:type="simple" xlink:href="https://t.me/khersonskaODA/6057" text:style-name="Internet_20_link" text:visited-style-name="Visited_20_Internet_20_Link">
</text:a>
，报道乌克林福姆。</text:p>
      <text:p text:style-name="P4">
2022年，内政部长暴露于超过速度。</text:p>
      <text:p text:style-name="P4">
然后，她向国家服务询问了个人课程的组织，指的是该小组的安全性。 但是她被告知这不是公务员。</text:p>
      <text:p text:style-name="P4">
这位前高级公务员菲利普·雷克罗夫特(Philip Raycroft)说，布鲁克曼的行动是“真正的错误”。</text:p>
      <text:p text:style-name="P4">
工党领袖凯尔·斯特默爵士说，看起来“几乎没有不当行动”。</text:p>
      <text:p text:style-name="P4">
政府否认法典部违反了布弗曼的行动。 但是，Richa Snak的前提人向他的道德顾问提出了呼吁。</text:p>
      <text:p text:style-name="P4">
<text:span text:style-name="T4">
另请阅读：</text:span>
 <text:a xlink:type="simple" xlink:href="https://www.ukrinform.ua/rubric-world/3707379-u-ssa-visunuli-oficijni-obvinuvacenna-skandalnomu-kongresmenu-santosu.html" text:style-name="Internet_20_link" text:visited-style-name="Visited_20_Internet_20_Link">
<text:span text:style-name="T4">
丑闻</text:span>
</text:a>
《部长法典》要求部长们保证其国家职责与私人利益之间不会发生冲突。</text:p>
      <text:p text:style-name="P4">
同时 <text:a xlink:type="simple" xlink:href="https://www.bloomberg.com/news/articles/2023-05-21/sunak-returns-from-g-7-to-cabinet-scandal-migration-disputes" text:style-name="Internet_20_link" text:visited-style-name="Visited_20_Internet_20_Link">
</text:a>
它报告说，在政府准备出版移民的时候，丑闻正在展开，这预计将确认去年涌入移民的记录。</text:p>
      <text:p text:style-name="P4">
控制移民问题的布弗曼上周对此进行了关键的演讲，被认为是将Risha Snak潜在继任者定位的尝试。</text:p>
      <text:p text:style-name="P4">
News Source: <text:a xlink:type="simple" xlink:href="https://www.ukrinform.ua/rubric-world/3712763-u-britanii-rozgorivsa-skandal-navkolo-ministra-vnutrisnih-sprav.html" text:style-name="Internet_20_link" text:visited-style-name="Visited_20_Internet_20_Link">
https://www.ukrinform.ua/rubric-world/3712763-u-britanii-rozgorivsa-skandal-navkolo-ministra-vnutrisnih-sprav.html</text:a>
</text:p>
      <!--NEWS-->
      <text:h text:style-name="P10" text:outline-level="1">
<text:span text:style-name="T4">
武装部队在一天之内设法在巴赫穆特（Bakhmut）下行驶了400米</text:span>
</text:h>
      <text:p text:style-name="P4">
作者: Ukrinform (Person)</text:p>
      <text:p text:style-name="P4">
出版商: Укринформ (Organization)</text:p>
      <text:p text:style-name="P4">
出版时间: 2023-05-22T-48:54:41+03:00</text:p>
      <text:p text:style-name="P4">
修改时间: 2023-05-22T21:54:41+03:00</text:p>
      <text:p text:style-name="P4">
描述: 乌克兰的武装部队设法在每天200至400米的不同部分下行动。  - 乌克林。</text:p>
      <text:p text:style-name="P4">
图片: ['<text:a xlink:type="simple" xlink:href="https://static.ukrinform.com/photos/2023_05/thumb_files/630_360_1683216390-801.jpg" text:style-name="Internet_20_link" text:visited-style-name="Visited_20_Internet_20_Link">
630_360_16832...</text:a>
']</text:p>
      <text:p text:style-name="P4">
标签: ['Бахмут', 'Війна з Росією', 'Єдині новини']</text:p>
      <text:p text:style-name="P4">
类型: Article</text:p>
      <!--METADATA-->
      <text:p text:style-name="P4">
<draw:frame draw:style-name="fr1" draw:name="Image53" text:anchor-type="as-char" svg:width="6.9236in" svg:height="3.956343in" draw:z-index="0">
<draw:image xlink:href="../Images/yкринформ/2023-05-22T-48-54-41-03-00/630_360_1683216390-801.jpg" xlink:type="simple" xlink:show="embed" xlink:actuate="onLoad" draw:mime-type="image/jpeg"/>
</draw:frame>
乌克兰的武装部队设法在每天200到400米的不同部分下在巴赫穆特(Bakhmut)下行动。</text:p>
      <text:p text:style-name="P4">
据乌克林福姆报道，这是由一位发言人据报道，乌克兰夫人的“ One News”在Teleterna的气氛中，乌克兰Sergiy Cherevaty的武装部队东部分组报道。</text:p>
      <text:p text:style-name="P4">
“敌人正试图占领巴赫穆特。 这对他来说是重中之重。”他说。</text:p>
      <text:p text:style-name="P4">
Cherevaty表示，俄罗斯军队正试图占领西南部的巴赫穆特，乌克兰的国防军保留了许多建筑物和正式建筑物。</text:p>
      <text:p text:style-name="P4">
<text:span text:style-name="T4">
另请阅读：</text:span>
 <text:a xlink:type="simple" xlink:href="https://www.ukrinform.ua/rubric-ato/3712745-na-pati-napramkah-frontu-vidbulisa-25-zitknen-boi-za-bahmut-trivaut.html" text:style-name="Internet_20_link" text:visited-style-name="Visited_20_Internet_20_Link">
<text:span text:style-name="T4">
 bakhmut </text:span>
</text:a>
“与此同时，在侧面，我们的部队正试图向敌人施加压力，作为我们防御行动的一部分，以对抗它。 尤其是坟墓设法在200至400米的不同部分中进步，” Odrechnik。</text:p>
      <text:p text:style-name="P4">
根据乌克林福姆的说法，俄罗斯军队将努力集中在努斯克和卢汉斯克地区的边界上。 在Bakhmut方向<text:a xlink:type="simple" xlink:href="https://www.ukrinform.ua/rubric-ato/3712556-vorog-ne-kontrolue-bahmut-povnistu-jdut-boi-malar.html" text:style-name="Internet_20_link" text:visited-style-name="Visited_20_Internet_20_Link">
</text:a>
。</text:p>
      <text:p text:style-name="P4">
_foto：武装部队总参谋部</text:p>
      <text:p text:style-name="P4">
News Source: <text:a xlink:type="simple" xlink:href="https://www.ukrinform.ua/rubric-ato/3712795-zsu-za-dobu-vdalos-prosunutis-do-400-metriv-pid-bahmutom-cerevatij.html" text:style-name="Internet_20_link" text:visited-style-name="Visited_20_Internet_20_Link">
https://www.ukrinform.ua/rubric-ato/3712795-zsu-za-dobu-vdalos-prosunutis-do-400-metriv-pid-bahmutom-cerevatij.html</text:a>
</text:p>
      <!--NEWS-->
      <text:h text:style-name="P10" text:outline-level="1">
<text:span text:style-name="T4">
在Sivershchyna和Slobozhanschyna的指示俄罗斯军队炮击了Chernihiv的Mykolayivka ...</text:span>
</text:h>
      <text:p text:style-name="P4">
作者: liveuamap (Language: en)</text:p>
      <text:p text:style-name="P4">
时间: 2023-05-22T-50:04:00</text:p>
      <text:p text:style-name="P4">
地点: Vovchansk (Latitude:50.38729 Longtitude:37.42287)</text:p>
      <text:p text:style-name="P4">
视频: []</text:p>
      <text:p text:style-name="P4">
图片: []</text:p>
      <text:p text:style-name="P4">
标签: ["Russia"]</text:p>
      <text:p text:style-name="P4">
Id: 22564583</text:p>
      <!--METADATA-->
      <text:p text:style-name="P4">
在Sivershchyna和Slbozhanschyna的方向上，俄罗斯军队塞尔尼希夫地区炮击了； Prohres, Studenok, Bilookopytove, Vovkivka, Volfyne, Zapsillya and Mykaylivka of Sumy Region, ALSO UDY, Hraniv, Zelene, Starytsya, Ohirtseve, Hattseve Terne and Budarky ofkharkiv Region, - General Staff of Armed Forces of Ukraine Says in The MorningReport</text:p>
      <text:p text:style-name="P4">
新闻集链接：(https://liveuamap.com/en/2023/22-may-at-sivershchyna-and-slobozhanschyna-directions-russian)</text:p>
      <text:p text:style-name="P4">
News Source: <text:a xlink:type="simple" xlink:href="https://t.me/lumsrc/4863" text:style-name="Internet_20_link" text:visited-style-name="Visited_20_Internet_20_Link">
https://t.me/lumsrc/4863</text:a>
</text:p>
      <!--NEWS-->
      <text:h text:style-name="P10" text:outline-level="1">
<text:span text:style-name="T4">
美国将考虑所有要求俄罗斯责任的方式 - 国务院</text:span>
</text:h>
      <text:p text:style-name="P4">
作者: Ukrinform (Person)</text:p>
      <text:p text:style-name="P4">
出版商: Укринформ (Organization)</text:p>
      <text:p text:style-name="P4">
出版时间: 2023-05-22T-50:42:00+03:00</text:p>
      <text:p text:style-name="P4">
修改时间: 2023-05-22T21:42:00+03:00</text:p>
      <text:p text:style-name="P4">
描述: 美国政府将考虑支持乌克兰的所有可能方法，并使俄罗斯对其侵略性负责。  - 乌克林。</text:p>
      <text:p text:style-name="P4">
图片: ['<text:a xlink:type="simple" xlink:href="https://static.ukrinform.com/photos/2018_02/thumb_files/630_360_1517552325-3537.jpg" text:style-name="Internet_20_link" text:visited-style-name="Visited_20_Internet_20_Link">
630_360_15175...</text:a>
', '<text:a xlink:type="simple" xlink:href="https://static.ukrinform.com/photos/2023_05/1684781237-329.jpg" text:style-name="Internet_20_link" text:visited-style-name="Visited_20_Internet_20_Link">
1684781237-32...</text:a>
']</text:p>
      <text:p text:style-name="P4">
标签: ['США', 'Держдеп', 'Росія', 'Воєнні злочини', 'Війна з Росією']</text:p>
      <text:p text:style-name="P4">
类型: Article</text:p>
      <!--METADATA-->
      <text:p text:style-name="P4">
<draw:frame draw:style-name="fr1" draw:name="Image54" text:anchor-type="as-char" svg:width="6.9236in" svg:height="3.956343in" draw:z-index="0">
<draw:image xlink:href="../Images/yкринформ/2023-05-22T-50-42-00-03-00/630_360_1517552325-3537.jpg" xlink:type="simple" xlink:show="embed" xlink:actuate="onLoad" draw:mime-type="image/jpeg"/>
</draw:frame>
美国政府将考虑支持乌克兰的所有可能方法，并使俄罗斯对其侵略性负责。</text:p>
      <text:p text:style-name="P4">
乌克林福姆报道，美国国务院发言人马修·米勒(Matthew Miller)周一指出。</text:p>
      <text:p text:style-name="P4">
<draw:frame draw:style-name="fr1" draw:name="Image55" text:anchor-type="as-char" svg:width="6.9236in" svg:height="4.615733in" draw:z-index="0">
<draw:image xlink:href="../Images/yкринформ/2023-05-22T-50-42-00-03-00/1684781237-329.jpg" xlink:type="simple" xlink:show="embed" xlink:actuate="onLoad" draw:mime-type="image/jpeg"/>
</draw:frame>
“我们将考虑我们能够以其行动吸引参考的所有方式。 其中最重要的是我们乌克兰伙伴的进一步支持，以便他们可以击退能够去国家的俄罗斯军队。”国务院代表说。</text:p>
      <text:p text:style-name="P4">
同时，他指出，美国尚未以恐怖主义状态认可俄罗斯，因为这样的步骤现在会产生“适得其反的影响”。 特别是，这将剥夺人道主义组织帮助该地区的能力。</text:p>
      <text:p text:style-name="P4">
美国外交政策说：“但是我要说的是，我们将继续对俄罗斯负责其他许多步骤。”</text:p>
      <text:p text:style-name="P4">
<text:span text:style-name="T4">
另请阅读：</text:span>
 <text:a xlink:type="simple" xlink:href="https://www.ukrinform.ua/rubric-polytics/3712643-parlamentska-asamblea-nato-viznala-zlocini-rosii-proti-ukraini-genocidom.html" text:style-name="Internet_20_link" text:visited-style-name="Visited_20_Internet_20_Link">
</text:a>
他澄清说，向乌克兰提供武器和设备，以及实施制裁和出口控制措施。</text:p>
      <text:p text:style-name="P4">
正如乌克林福姆报道的那样，上周，美国国务卿安东尼·布林肯根(Anthony Blinkengen)在参议院的听证会上没有排除承认俄罗斯的可能性<text:a xlink:type="simple" xlink:href="https://www.ukrinform.ua/rubric-world/3710218-blinken-ne-viklucae-mozlivosti-viznanna-rosii-derzavousponsorom-terorizmu.html" text:style-name="Internet_20_link" text:visited-style-name="Visited_20_Internet_20_Link">
</text:a>
</text:p>
      <text:p text:style-name="P4">
News Source: <text:a xlink:type="simple" xlink:href="https://www.ukrinform.ua/rubric-polytics/3712794-ssa-rozgladatimut-usi-sposobi-pritagnenna-rosii-do-vidpovidalnosti-derzdep.html" text:style-name="Internet_20_link" text:visited-style-name="Visited_20_Internet_20_Link">
https://www.ukrinform.ua/rubric-polytics/3712794-ssa-rozgladatimut-usi-sposobi-pritagnenna-rosii-do-vidpovidalnosti-derzdep.html</text:a>
</text:p>
      <!--NEWS-->
      <text:h text:style-name="P10" text:outline-level="1">
<text:span text:style-name="T4">
JSC Kupiansk Directio Rusian军队炮击Kamyanka，嗯，Krasne First，Peter-Ivanivk ...</text:span>
</text:h>
      <text:p text:style-name="P4">
作者: liveuamap (Language: en)</text:p>
      <text:p text:style-name="P4">
时间: 2023-05-22T-52:04:00</text:p>
      <text:p text:style-name="P4">
地点: Svatove (Latitude:49.46511 Longtitude:37.91227)</text:p>
      <text:p text:style-name="P4">
视频: []</text:p>
      <text:p text:style-name="P4">
图片: []</text:p>
      <text:p text:style-name="P4">
标签: ["Russia"]</text:p>
      <text:p text:style-name="P4">
Id: 22564582</text:p>
      <!--METADATA-->
      <text:p text:style-name="P4">
新闻集链接：<text:a xlink:type="simple" xlink:href="https://liveuamap.com/en/2023/22-may-at-kupiansk-direction-russian-army-shelled-kamyanka" text:style-name="Internet_20_link" text:visited-style-name="Visited_20_Internet_20_Link">
https://liveuamap.com/en/2023/22-may-at-kupiansk-direction-russian-army-shelled-kamyanka</text:a>
</text:p>
      <text:p text:style-name="P4">
News Source: <text:a xlink:type="simple" xlink:href="https://t.me/lumsrc/4864" text:style-name="Internet_20_link" text:visited-style-name="Visited_20_Internet_20_Link">
https://t.me/lumsrc/4864</text:a>
</text:p>
      <!--NEWS-->
      <text:h text:style-name="P10" text:outline-level="1">
<text:span text:style-name="T4">
Shmigal说，在加热季节开始时，存储库中应该有多少气体</text:span>
</text:h>
      <text:p text:style-name="P4">
作者: Ukrinform (Person)</text:p>
      <text:p text:style-name="P4">
出版商: Укринформ (Organization)</text:p>
      <text:p text:style-name="P4">
出版时间: 2023-05-22T-52:36:47+03:00</text:p>
      <text:p text:style-name="P4">
修改时间: 2023-05-22T21:36:47+03:00</text:p>
      <text:p text:style-name="P4">
描述: 在秋季和冬季开始时，乌克兰存储的天然气供应应超过140亿立方米。  - 乌克林。</text:p>
      <text:p text:style-name="P4">
图片: ['<text:a xlink:type="simple" xlink:href="https://static.ukrinform.com/photos/2023_05/thumb_files/630_360_1684780551-929.png" text:style-name="Internet_20_link" text:visited-style-name="Visited_20_Internet_20_Link">
630_360_16847...</text:a>
']</text:p>
      <text:p text:style-name="P4">
标签: ['Газ', 'Опалювальний сезон', 'Шмигаль']</text:p>
      <text:p text:style-name="P4">
类型: Article</text:p>
      <!--METADATA-->
      <text:p text:style-name="P4">
<draw:frame draw:style-name="fr1" draw:name="Image56" text:anchor-type="as-char" svg:width="6.9236in" svg:height="3.956343in" draw:z-index="0">
<draw:image xlink:href="../Images/yкринформ/2023-05-22T-52-36-47-03-00/630_360_1684780551-929.png" xlink:type="simple" xlink:show="embed" xlink:actuate="onLoad" draw:mime-type="image/png"/>
</draw:frame>
乌克兰存储设施的秋冬天然气时期拥有超过140亿立方米的仪表。</text:p>
      <text:p text:style-name="P4">
乌克兰丹尼斯·施米加尔(Denis Shmigal)的总理在<text:a xlink:type="simple" xlink:href="https://t.me/Denys_Smyhal/5273" text:style-name="Internet_20_link" text:visited-style-name="Visited_20_Internet_20_Link">
</text:a>
乌克林福姆报道，根据危机能源总部会议的结果。</text:p>
      <text:p text:style-name="P4">
“主要主题是为下一个暖气季节准备的开始。(https://www.ukrinform.ua/tag-gaz)存储设施应超过1400万立方米。 我们的战略目标是通过增加自己的天然气产量来最大程度地减少乌克兰的天然气进口。” Shmigal说。</text:p>
      <text:p text:style-name="P4">
据他说，在反危机能源总部的一次会议上，还创造了电力局势。 Schmigal指出，增加欧盟电力出口的可能性是Dano秩序。</text:p>
      <ul>
        <li>
说：“他们同意所有能源企业的共同企业，同时恢复了1710 MW发电能力的供应商季节的计划。”</li>
      </ul>
      <text:p text:style-name="P4">
<text:span text:style-name="T4">
另请阅读：</text:span>
 <text:a xlink:type="simple" xlink:href="https://www.ukrinform.ua/rubric-economy/3711462-ne-prosto-remontuemo-smigal-rozpoviv-pro-pidgotovku-do-novogo-opaluvalnogo-sezonu.html" text:style-name="Internet_20_link" text:visited-style-name="Visited_20_Internet_20_Link">
<text:span text:style-name="T4">
 shmigal </text:span>
</text:a>
总理告知，能源部和基础设施部的任务是确保保护过度俄罗斯无人机和产生设施和分配系统的导弹。</text:p>
      <text:p text:style-name="P4">
Shmigal说，会议还讨论了能源网络权力下放的建议，包括社区参与分散一代的发展。</text:p>
      <text:p text:style-name="P4">
正如乌克林福姆报道的<text:a xlink:type="simple" xlink:href="https://www.ukrinform.ua/rubric-economy/3709149-v-opaluvalnij-sezon-ukraina-zajde-zi-znacno-mensim-zapasom-micnosti-dtek.html" text:style-name="Internet_20_link" text:visited-style-name="Visited_20_Internet_20_Link">
</text:a>
他表示，在下一个暖气季节，乌克兰电力系统的安全余量要小得多。 有必要加速维修工作的步伐，以免返回关闭电力。</text:p>
      <text:p text:style-name="P4">
<text:span text:style-name="T5">
foto：Denis Shmigal，Telegram</text:span>
</text:p>
      <text:p text:style-name="P4">
News Source: <text:a xlink:type="simple" xlink:href="https://www.ukrinform.ua/rubric-economy/3712793-smigal-skazav-skilki-gazu-mae-buti-u-shovisah-na-pocatok-opaluvalnogo-sezonu.html" text:style-name="Internet_20_link" text:visited-style-name="Visited_20_Internet_20_Link">
https://www.ukrinform.ua/rubric-economy/3712793-smigal-skazav-skilki-gazu-mae-buti-u-shovisah-na-pocatok-opaluvalnogo-sezonu.html</text:a>
</text:p>
      <!--NEWS-->
      <text:h text:style-name="P10" text:outline-level="1">
<text:span text:style-name="T4">
在莱曼（Lyman）的指示，俄罗斯军队炮击了卢汉斯克地区A ...</text:span>
</text:h>
      <text:p text:style-name="P4">
作者: liveuamap (Language: en)</text:p>
      <text:p text:style-name="P4">
时间: 2023-05-22T-54:04:00</text:p>
      <text:p text:style-name="P4">
地点: Lyman (Latitude:49.15117 Longtitude:37.97922)</text:p>
      <text:p text:style-name="P4">
视频: []</text:p>
      <text:p text:style-name="P4">
图片: []</text:p>
      <text:p text:style-name="P4">
标签: ["Russia"]</text:p>
      <text:p text:style-name="P4">
Id: 22564579</text:p>
      <!--METADATA-->
      <text:p text:style-name="P4">
俄罗斯军队在莱曼的指导上炮击了卢汉斯克地区的马基伊夫卡，内维斯克和伯洛利夫卡和托尔斯克，顿涅茨克地区的维尔卡诺卡米斯克和斯皮恩。</text:p>
      <text:p text:style-name="P4">
新闻集链接：<text:a xlink:type="simple" xlink:href="https://liveuamap.com/en/2023/22-may-at-lyman-direction-russian-army-shelled-makiyivka" text:style-name="Internet_20_link" text:visited-style-name="Visited_20_Internet_20_Link">
https://liveuamap.com/en/2023/22-may-at-yman-direction-russian-army-shelled-makiyivka</text:a>
</text:p>
      <text:p text:style-name="P4">
News Source: <text:a xlink:type="simple" xlink:href="https://t.me/lumsrc/4865" text:style-name="Internet_20_link" text:visited-style-name="Visited_20_Internet_20_Link">
https://t.me/lumsrc/4865</text:a>
</text:p>
      <!--NEWS-->
      <text:h text:style-name="P10" text:outline-level="1">
<text:span text:style-name="T4">
在被占领的塞瓦斯托波尔，爆炸 - 媒体</text:span>
</text:h>
      <text:p text:style-name="P4">
作者: Ukrinform (Person)</text:p>
      <text:p text:style-name="P4">
出版商: Укринформ (Organization)</text:p>
      <text:p text:style-name="P4">
出版时间: 2023-05-22T-54:33:00+03:00</text:p>
      <text:p text:style-name="P4">
修改时间: 2023-05-22T21:33:00+03:00</text:p>
      <text:p text:style-name="P4">
描述: 在暂时占领的塞瓦斯托波尔（Sevastopol）中，据报道大声爆炸，有关俄罗斯联邦防空工作的当地报道。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Окупація Криму', 'Севастополь', 'Вибух', 'Війна з Росією']</text:p>
      <text:p text:style-name="P4">
类型: Article</text:p>
      <!--METADATA-->
      <text:p text:style-name="P4">
<draw:frame draw:style-name="fr1" draw:name="Image57" text:anchor-type="as-char" svg:width="6.9236in" svg:height="3.956343in" draw:z-index="0">
<draw:image xlink:href="../Images/yкринформ/2023-05-22T-54-33-00-03-00/630_360_1669987737-966.jpg" xlink:type="simple" xlink:show="embed" xlink:actuate="onLoad" draw:mime-type="image/jpeg"/>
</draw:frame>
严厉地，被占领的塞瓦斯托波尔大声爆炸，有关俄罗斯联邦防空工作的当地报道。</text:p>
      <text:p text:style-name="P4">
根据乌克林福姆的说法，该版本的“ crimea.realia”在[]中报道了(https://t.me/krymrealii/22585)。</text:p>
      <text:p text:style-name="P4">
俄罗斯伪男人和军事的评论<text:a xlink:type="simple" xlink:href="https://www.ukrinform.ua/tag-vibuh" text:style-name="Internet_20_link" text:visited-style-name="Visited_20_Internet_20_Link">
</text:a>
没有来。</text:p>
      <text:p text:style-name="P4">
<text:span text:style-name="T4">
另请阅读：</text:span>
 <text:a xlink:type="simple" xlink:href="https://www.ukrinform.ua/rubric-regions/3712519-unoci-v-mariupoli-prolunali-sonajmense-dva-vibuhi-andrusenko.html" text:style-name="Internet_20_link" text:visited-style-name="Visited_20_Internet_20_Link">
<text:span text:style-name="T4">
爆炸</text:span>
</text:a>
如报道<text:a xlink:type="simple" xlink:href="https://www.ukrinform.ua/rubric-crimea/3711030-u-sevastopoli-prolunali-vibuhi-socmerezi.html" text:style-name="Internet_20_link" text:visited-style-name="Visited_20_Internet_20_Link">
</text:a>
5月18日，据报道，塞瓦斯托波尔(Sevastopol)的先前爆炸事件。</text:p>
      <text:p text:style-name="P4">
News Source: <text:a xlink:type="simple" xlink:href="https://www.ukrinform.ua/rubric-crimea/3712792-v-okupovanomu-sevastopoli-prolunali-vibuhi-zmi.html" text:style-name="Internet_20_link" text:visited-style-name="Visited_20_Internet_20_Link">
https://www.ukrinform.ua/rubric-crimea/3712792-v-okupovanomu-sevastopoli-prolunali-vibuhi-zmi.html</text:a>
</text:p>
      <!--NEWS-->
      <text:h text:style-name="P10" text:outline-level="1">
<text:span text:style-name="T4">
军队的JSC Bakhmut Directio Rusian炮击了Vasukivka，Orikhovo-Vasylivka，Markovo，Ivanovsk，...</text:span>
</text:h>
      <text:p text:style-name="P4">
作者: liveuamap (Language: en)</text:p>
      <text:p text:style-name="P4">
时间: 2023-05-22T-56:04:00</text:p>
      <text:p text:style-name="P4">
地点: Bakhmut (Latitude:48.58353 Longtitude:37.96274)</text:p>
      <text:p text:style-name="P4">
视频: []</text:p>
      <text:p text:style-name="P4">
图片: []</text:p>
      <text:p text:style-name="P4">
标签: ["Russia"]</text:p>
      <text:p text:style-name="P4">
Id: 22564578</text:p>
      <!--METADATA-->
      <text:p text:style-name="P4">
在巴赫穆特方向，俄罗斯军队炮击了Vasukivka，Orikhovo-Vasylivka，Markove，Ivanivske，Stupochky，Bila Hora，Toretsk，Toretsk和Donetskregion的纽约。 俄罗斯航空在乌克兰武装部队的一般工作人员在早晨的报告中说</text:p>
      <text:p text:style-name="P4">
新闻集链接：<text:a xlink:type="simple" xlink:href="https://liveuamap.com/en/2023/22-may-at-bakhmut-direction-russian-army-shelled-vasukivka" text:style-name="Internet_20_link" text:visited-style-name="Visited_20_Internet_20_Link">
https://liveuamap.com/en/2023/22-may-at-bakhmut-direction-russian-army-shelled-vasukivka</text:a>
</text:p>
      <text:p text:style-name="P4">
News Source: <text:a xlink:type="simple" xlink:href="https://t.me/lumsrc/4866" text:style-name="Internet_20_link" text:visited-style-name="Visited_20_Internet_20_Link">
https://t.me/lumsrc/4866</text:a>
</text:p>
      <!--NEWS-->
      <text:h text:style-name="P10" text:outline-level="1">
<text:span text:style-name="T4">
尼日利亚开设了非洲最大的炼油厂</text:span>
</text:h>
      <text:p text:style-name="P4">
作者: Ukrinform (Person)</text:p>
      <text:p text:style-name="P4">
出版商: Укринформ (Organization)</text:p>
      <text:p text:style-name="P4">
出版时间: 2023-05-22T-56:24:00+03:00</text:p>
      <text:p text:style-name="P4">
修改时间: 2023-05-22T21:24:00+03:00</text:p>
      <text:p text:style-name="P4">
描述: 尼日利亚在非洲开设了最大的Dangote石油炼油厂，这应该有助于克服该国的慢性燃料缺乏。  - 乌克林。</text:p>
      <text:p text:style-name="P4">
图片: ['<text:a xlink:type="simple" xlink:href="https://static.ukrinform.com/photos/2023_05/thumb_files/630_360_1684779511-447.jpg" text:style-name="Internet_20_link" text:visited-style-name="Visited_20_Internet_20_Link">
630_360_16847...</text:a>
']</text:p>
      <text:p text:style-name="P4">
标签: ['Африка', 'нафта', 'Нігерія']</text:p>
      <text:p text:style-name="P4">
类型: Article</text:p>
      <!--METADATA-->
      <text:p text:style-name="P4">
<draw:frame draw:style-name="fr1" draw:name="Image58" text:anchor-type="as-char" svg:width="6.9236in" svg:height="3.956343in" draw:z-index="0">
<draw:image xlink:href="../Images/yкринформ/2023-05-22T-56-24-00-03-00/630_360_1684779511-447.jpg" xlink:type="simple" xlink:show="embed" xlink:actuate="onLoad" draw:mime-type="image/jpeg"/>
</draw:frame>
尼日尔是由非洲最大的Dangote石油炼油厂开放的，这应该有助于克服该国的慢性燃料缺乏。</text:p>
      <text:p text:style-name="P4">
关于它报告<text:a xlink:type="simple" xlink:href="https://www.bbc.com/news/world-africa-65671554" text:style-name="Internet_20_link" text:visited-style-name="Visited_20_Internet_20_Link">
</text:a>
，报道乌克林福姆。</text:p>
      <text:p text:style-name="P4">
如前所述，尼日利亚是一家大型制造商<text:a xlink:type="simple" xlink:href="https://www.ukrinform.ua/tag-nafta" text:style-name="Internet_20_link" text:visited-style-name="Visited_20_Internet_20_Link">
</text:a>
，但大部分是出口，而是该国被迫进口纯净的燃料并经常遇到燃料缺乏。</text:p>
      <text:p text:style-name="P4">
该问题应由炼油厂解决，该厂商属于非洲Aliko Dangote的最富有的人类。 该工厂的成本为190亿美元，其建设持续了将近7年。</text:p>
      <text:p text:style-name="P4">
<text:span text:style-name="T4">
另请阅读：</text:span>
 <text:a xlink:type="simple" xlink:href="https://www.ukrinform.ua/rubric-economy/3709834-borrel-zaklikav-es-obmeziti-import-indijskogo-palnogo-vigotovlenogo-iz-rosijskoi-nafti.html" text:style-name="Internet_20_link" text:visited-style-name="Visited_20_Internet_20_Link">
</text:a>
据计划，该公司每天能够生产约6.5万桶桶产品 - 这足以满足乌克兰的需求。 该综合大楼还包括一个发电厂，一个深水港口和一个肥料工厂。</text:p>
      <text:p text:style-name="P4">
据乌克林福姆(Ukrinform)报道，北非国家从俄罗斯的进口和石油产品大大增加了。</text:p>
      <text:p text:style-name="P4">
<text:span text:style-name="T5">
foto：尼日利亚总统职位</text:span>
</text:p>
      <text:p text:style-name="P4">
News Source: <text:a xlink:type="simple" xlink:href="https://www.ukrinform.ua/rubric-economy/3712791-u-nigerii-vidkrili-najbilsij-v-africi-naftopererobnij-zavod.html" text:style-name="Internet_20_link" text:visited-style-name="Visited_20_Internet_20_Link">
https://www.ukrinform.ua/rubric-economy/3712791-u-nigerii-vidkrili-najbilsij-v-africi-naftopererobnij-zavod.html</text:a>
</text:p>
      <!--NEWS-->
      <text:h text:style-name="P10" text:outline-level="1">
<text:span text:style-name="T4">
JSC Avdiivka Directio Rusian军队炮击了Novokalinova，Berdyshi，Steppe，Avdiivka，Syevo ...</text:span>
</text:h>
      <text:p text:style-name="P4">
作者: liveuamap (Language: en)</text:p>
      <text:p text:style-name="P4">
时间: 2023-05-22T-58:04:00</text:p>
      <text:p text:style-name="P4">
地点: Donetsk Oblast (Latitude:48.0564 Longtitude:37.5765)</text:p>
      <text:p text:style-name="P4">
视频: []</text:p>
      <text:p text:style-name="P4">
图片: []</text:p>
      <text:p text:style-name="P4">
标签: ["Russia"]</text:p>
      <text:p text:style-name="P4">
Id: 22564577</text:p>
      <!--METADATA-->
      <text:p text:style-name="P4">
在Avdiyivka方向，俄罗斯军队炮击了Novokalynove，Berdychi，Stepove，Avdiyivka，Syeverne，Pervomayske，Karlivka，Karlivka和Donetsk地区的Nevelske。</text:p>
      <text:p text:style-name="P4">
新闻集链接：<text:a xlink:type="simple" xlink:href="https://liveuamap.com/en/2023/22-may-at-avdiyivka-direction-russian-army-shelled-novokalynove" text:style-name="Internet_20_link" text:visited-style-name="Visited_20_Internet_20_Link">
https://liveuamap.com/en/2023/22-may-at-at-avdiyivka-direction-russian-army-army-shelled-novokalynove</text:a>
</text:p>
      <text:p text:style-name="P4">
News Source: <text:a xlink:type="simple" xlink:href="https://t.me/lumsrc/4867" text:style-name="Internet_20_link" text:visited-style-name="Visited_20_Internet_20_Link">
https://t.me/lumsrc/4867</text:a>
</text:p>
      <!--NEWS-->
      <text:h text:style-name="P10" text:outline-level="1">
<text:span text:style-name="T4">
Yastremskaya进入了巴黎​​的第二范围Rolan Harros</text:span>
</text:h>
      <text:p text:style-name="P4">
作者: Ukrinform (Person)</text:p>
      <text:p text:style-name="P4">
出版商: Укринформ (Organization)</text:p>
      <text:p text:style-name="P4">
出版时间: 2023-05-22T-58:20:16+03:00</text:p>
      <text:p text:style-name="P4">
修改时间: 2023-05-22T21:20:16+03:00</text:p>
      <text:p text:style-name="P4">
描述: 戴安娜·雅斯特雷姆斯卡亚（Diana Yastremskaya）在大满贯大满贯大满贯大满贯大满贯的开放网球锦标赛中进入了第二次选拔的半决赛。  - 乌克林。</text:p>
      <text:p text:style-name="P4">
图片: ['<text:a xlink:type="simple" xlink:href="https://static.ukrinform.com/photos/2023_05/thumb_files/630_360_1684779582-161.jpg" text:style-name="Internet_20_link" text:visited-style-name="Visited_20_Internet_20_Link">
630_360_16847...</text:a>
']</text:p>
      <text:p text:style-name="P4">
标签: ['Теніс', 'Даяна Ястремська']</text:p>
      <text:p text:style-name="P4">
类型: Article</text:p>
      <!--METADATA-->
      <text:p text:style-name="P4">
<draw:frame draw:style-name="fr1" draw:name="Image59" text:anchor-type="as-char" svg:width="6.9236in" svg:height="3.956343in" draw:z-index="0">
<draw:image xlink:href="../Images/yкринформ/2023-05-22T-58-20-16-03-00/630_360_1684779582-161.jpg" xlink:type="simple" xlink:show="embed" xlink:actuate="onLoad" draw:mime-type="image/jpeg"/>
</draw:frame>
Dayanastremskaya在盛大锦标赛的网球锦标赛中，在法国公开赛锦标赛的盛大冠军中获得了第二次半决赛。(«Rolan Garros»).</text:p>
      <text:p text:style-name="P4">
У першому колі кваліфікації Ястремська за 1 годину 45 хвилин взяла гору надрумункою Александрою Каданцу-Ігнатик - 7:5, 6:3, передає Укрінформ.</text:p>
      <text:p text:style-name="P4">
За вихід у фінал відбору Ястремська зустрінеться з американкою Сакією Вікері,яка у свою чергу здобула вольову перемогу над іспанкою Марією Бассольс - 2:6,7:6 (7：1)，6：0。</text:p>
      <text:p text:style-name="P4">
<text:span text:style-name="T4">
另请阅读：</text:span>
 <text:a xlink:type="simple" xlink:href="https://www.ukrinform.ua/rubric-sports/3712485-kalinina-stala-sostou-ukrainkou-u-top25-odinocnogo-rejtingu-wta.html" text:style-name="Internet_20_link" text:visited-style-name="Visited_20_Internet_20_Link">
</text:a>
巴黎的罗兰·哈罗斯(Rolan Harros)将持续到6月11日。</text:p>
      <text:p text:style-name="P4">
照片：btu.org。</text:p>
      <text:p text:style-name="P4">
News Source: <text:a xlink:type="simple" xlink:href="https://www.ukrinform.ua/rubric-sports/3712790-astremska-probilasa-do-drugogo-kola-kvalifikacii-rolan-garros-u-parizi.html" text:style-name="Internet_20_link" text:visited-style-name="Visited_20_Internet_20_Link">
https://www.ukrinform.ua/rubric-sports/3712790-astremska-probilasa-do-drugogo-kola-kvalifikacii-rolan-garros-u-parizi.html</text:a>
</text:p>
      <!--NEWS-->
      <text:h text:style-name="P10" text:outline-level="1">
<text:span text:style-name="T4">
军队的JSC Marinka Direcion Rusian炮击了Georgiyevka，胜利的Andes和Novomikhailivka的捐赠者...</text:span>
</text:h>
      <text:p text:style-name="P4">
作者: liveuamap (Language: en)</text:p>
      <text:p text:style-name="P4">
时间: 2023-05-22T-60:04:00</text:p>
      <text:p text:style-name="P4">
地点: Marinka, Donetsk Oblast (Latitude:47.94176 Longtitude:37.49102)</text:p>
      <text:p text:style-name="P4">
视频: []</text:p>
      <text:p text:style-name="P4">
图片: []</text:p>
      <text:p text:style-name="P4">
标签: ["Russia"]</text:p>
      <text:p text:style-name="P4">
Id: 22564576</text:p>
      <!--METADATA-->
      <text:p text:style-name="P4">
在玛丽卡(Maryinka)方向，俄罗斯军队炮击了顿涅茨克地区的霍希耶夫卡(Heorhiyivka)，波比亚(Pobyeda)和诺夫马·海利夫卡(Novomykhaylivka)。 俄罗斯航空进行了Airstrikes Atmaryinka和Novomykhaylivka， - 乌克兰武装部队的总参谋部在《早晨报告》中说</text:p>
      <text:p text:style-name="P4">
新闻集链接：<text:a xlink:type="simple" xlink:href="https://liveuamap.com/en/2023/22-may-at-maryinka-direction-russian-army-shelled-heorhiyivka" text:style-name="Internet_20_link" text:visited-style-name="Visited_20_Internet_20_Link">
https://liveuamap.com/en/2023/22-may-at-maryinka-direction-russian-army-shelled-heorhiyivka</text:a>
</text:p>
      <text:p text:style-name="P4">
News Source: <text:a xlink:type="simple" xlink:href="https://t.me/lumsrc/4868" text:style-name="Internet_20_link" text:visited-style-name="Visited_20_Internet_20_Link">
https://t.me/lumsrc/4868</text:a>
</text:p>
      <!--NEWS-->
      <text:h text:style-name="P10" text:outline-level="1">
<text:span text:style-name="T4">
重点是绕过制裁：欧盟部长理事会讨论了11个包裹</text:span>
</text:h>
      <text:p text:style-name="P4">
作者: Ukrinform (Person)</text:p>
      <text:p text:style-name="P4">
出版商: Укринформ (Organization)</text:p>
      <text:p text:style-name="P4">
出版时间: 2023-05-22T-60:12:53+03:00</text:p>
      <text:p text:style-name="P4">
修改时间: 2023-05-22T21:12:53+03:00</text:p>
      <text:p text:style-name="P4">
描述: 欧盟决心确保对俄罗斯的经济制裁有效，并使其无法与第三国绕开，这些努力将成为第11套制裁措施的核心。  - 乌克林。</text:p>
      <text:p text:style-name="P4">
图片: ['<text:a xlink:type="simple" xlink:href="https://static.ukrinform.com/photos/2022_11/thumb_files/630_360_1667561515-584.jpg" text:style-name="Internet_20_link" text:visited-style-name="Visited_20_Internet_20_Link">
630_360_16675...</text:a>
']</text:p>
      <text:p text:style-name="P4">
标签: ['Антиросійські санкції', 'Євросоюз', 'Боррель']</text:p>
      <text:p text:style-name="P4">
类型: Article</text:p>
      <!--METADATA-->
      <text:p text:style-name="P4">
<draw:frame draw:style-name="fr1" draw:name="Image60" text:anchor-type="as-char" svg:width="6.9236in" svg:height="3.956343in" draw:z-index="0">
<draw:image xlink:href="../Images/yкринформ/2023-05-22T-60-12-53-03-00/630_360_1667561515-584.jpg" xlink:type="simple" xlink:show="embed" xlink:actuate="onLoad" draw:mime-type="image/jpeg"/>
</draw:frame>
欧盟决心确保对俄罗斯的经济制裁效率，并使不可能与第三国绕开，而Tsizilles将成为第11套制裁措施的核心。</text:p>
      <text:p text:style-name="P4">
这是欧盟高级代表约瑟夫·博雷尔(Josep Borrel)在新闻发布会上指出的，欧盟外交部长委员会的猜测是通讯。</text:p>
      <text:p text:style-name="P4">
“我们讨论了第11套制裁措施。 他的重点将是在某些地方发生的失踪制裁。 我们必须放这片土地。” []说(https://www.ukrinform.ua/tag-zozep-borrel)。</text:p>
      <text:p text:style-name="P4">
据他介绍，欧盟对俄罗斯联邦提出制裁后，对商品流的分析，包括欧盟向某些与与之接壤的国家出口的指标。</text:p>
      <text:p text:style-name="P4">
“例如，我们将俄罗斯方向的汽车出口减少了80％。 同时，我们将汽车出口到某些国家的出口量增加了近300％。 对俄罗斯邻国的欧洲汽车有些奇怪的兴趣。 想象这些汽车被进口然后重新出现并不是一个毫无意义的想法。 如果是这样，它将绕过制裁。”欧盟高级代表说。</text:p>
      <text:p text:style-name="P4">
<text:span text:style-name="T4">
另请阅读：</text:span>
 <text:a xlink:type="simple" xlink:href="https://www.ukrinform.ua/rubric-polytics/3712784-borrel-ne-mozna-staviti-znak-rivnosti-miz-agresorom-i-jogo-zertvou.html" text:style-name="Internet_20_link" text:visited-style-name="Visited_20_Internet_20_Link">
<text:span text:style-name="T4">
 Borrel </text:span>
</text:a>
他引用的另一个例子是，对俄罗斯奈瑟印度的需求急剧增加，俄罗斯奈瑟印度现在占俄罗斯石油出口的36％，这是印度石油炼油企业产品出口到欧盟的几次栖息地。</text:p>
      <text:p text:style-name="P4">
“就印度而言，我清楚地说，它购买了俄罗斯石油Jesicon是正常的。 我们根本不怪印度政府。 骨而不是挤压。 我们的公司有义务执行决定，但我们不能施加印度或印度公司的意愿。 如果由于我们对俄罗斯北美自由贸易协定价格的边际限制，印度可以更便宜 - 这是好的，俄罗斯人将获得货币较少，” Borrel说。</text:p>
      <text:p text:style-name="P4">
<text:span text:style-name="T4">
另请阅读：</text:span>
 <text:a xlink:type="simple" xlink:href="https://www.ukrinform.ua/rubric-world/3712777-borrel-zaklikav-priskoriti-dostavku-vijskovoi-dopomogi-ukraini.html" text:style-name="Internet_20_link" text:visited-style-name="Visited_20_Internet_20_Link">
<text:span text:style-name="T4">
 Borrel </text:span>
</text:a>
</text:p>
      <text:p text:style-name="P4">
据报道，欧盟部长级事务理事会今天考虑了欧盟外交政策的更重要问题，包括继续向乌克兰提供军事援助。 明天，欧盟委员会将继续讨论辩护和安全问题，周三将在周三讨论欧盟贸易政策。</text:p>
      <text:p text:style-name="P4">
News Source: <text:a xlink:type="simple" xlink:href="https://www.ukrinform.ua/rubric-world/3712788-u-centri-uvagi-obhid-sankcij-rada-ministriv-es-obgovorila-11-paket-proti-rosii.html" text:style-name="Internet_20_link" text:visited-style-name="Visited_20_Internet_20_Link">
https://www.ukrinform.ua/rubric-world/3712788-u-centri-uvagi-obhid-sankcij-rada-ministriv-es-obgovorila-11-paket-proti-rosii.html</text:a>
</text:p>
      <!--NEWS-->
      <text:h text:style-name="P10" text:outline-level="1">
<text:span text:style-name="T4">
立陶宛在居住许可证中更有可能拒绝俄罗斯人和白俄罗斯人</text:span>
</text:h>
      <text:p text:style-name="P4">
作者: Ukrinform (Person)</text:p>
      <text:p text:style-name="P4">
出版商: Укринформ (Organization)</text:p>
      <text:p text:style-name="P4">
出版时间: 2023-05-22T-62:03:00+03:00</text:p>
      <text:p text:style-name="P4">
修改时间: 2023-05-22T21:03:00+03:00</text:p>
      <text:p text:style-name="P4">
描述: 今年，由于对国家国家安全的威胁，今年有309名白俄罗斯人和38名俄罗斯人在立陶宛没有获得居留许可。  - 乌克林。</text:p>
      <text:p text:style-name="P4">
图片: ['<text:a xlink:type="simple" xlink:href="https://static.ukrinform.com/photos/2019_05/thumb_files/630_360_1557316245-702.jpg" text:style-name="Internet_20_link" text:visited-style-name="Visited_20_Internet_20_Link">
630_360_15573...</text:a>
']</text:p>
      <text:p text:style-name="P4">
标签: ['Білорусь', 'Литва', 'Росія']</text:p>
      <text:p text:style-name="P4">
类型: Article</text:p>
      <!--METADATA-->
      <text:p text:style-name="P4">
<draw:frame draw:style-name="fr1" draw:name="Image61" text:anchor-type="as-char" svg:width="6.9236in" svg:height="3.949857in" draw:z-index="0">
<draw:image xlink:href="../Images/yкринформ/2023-05-22T-62-03-00-03-00/630_360_1557316245-702.jpg" xlink:type="simple" xlink:show="embed" xlink:actuate="onLoad" draw:mime-type="image/jpeg"/>
</draw:frame>
今年，由于该国的国家安全，今年309白俄罗斯和38名俄罗斯人未在立陶宛获得居留许可。</text:p>
      <text:p text:style-name="P4">
根据乌克林福姆(Ukrinform)的数据(http://www.delfi.lt/ru/news/live/iz-litvy-vysylayut-vse-bolshe-rossiyan-i-belorusov-ranshe-takaya-prichina-byla-redkoj.d?id=93421691)。</text:p>
      <text:p text:style-name="P4">
“也有一些因其他原因而获得居留许可证的人，但大多数外国人由于安全的威胁而没有收到它。”  - 说。</text:p>
      <text:p text:style-name="P4">
注意到，这个数字包括将在立陶宛生活的白俄罗斯人和俄罗斯人。</text:p>
      <text:p text:style-name="P4">
根据Gudzinskite的说法，此前此拒绝的原因很少。 去年，乌克兰战争年，立陶宛居住许可证，有163个不同国家的公民因各种原因被拒绝(他们只有32个，因为安全的威胁).</text:p>
      <text:p text:style-name="P4">
"Зростання значне, – сказала очільниця Департаменту. Саме через війну ДМпосилив контроль.</text:p>
      <text:p text:style-name="P4">
Зазначається, що зараз громадяни РФ та РБ заповнюють спеціальну анкету, в якійвони повинні розповісти про свою працю в минулому, про зв'язки зправоохоронними та силовими структурами, є питання про війну, про те, коговони підтримують у цій війні.</text:p>
      <text:p text:style-name="P4">
За словами голови департаменту, попри те, що позиція <text:a xlink:type="simple" xlink:href="https://www.ukrinform.ua/tag-litva" text:style-name="Internet_20_link" text:visited-style-name="Visited_20_Internet_20_Link">
</text:a>
关于战争是明确且众所周知的，问卷中的几十个人表明他们支持莫斯科及其主题。</text:p>
      <text:p text:style-name="P4">
古兹斯基特说：“应该牢记的是，以前没有战争，没有增加检查。情况发生了变化，威胁增加了，因此对威胁的评估已经被强调了。”</text:p>
      <text:p text:style-name="P4">
<text:span text:style-name="T4">
另请阅读：</text:span>
 <text:a xlink:type="simple" xlink:href="https://www.ukrinform.ua/rubric-world/3712537-evrosouz-mae-dijti-zgodi-sodo-novih-sankcij-proti-bilorusi-mzs-litvi.html" text:style-name="Internet_20_link" text:visited-style-name="Visited_20_Internet_20_Link">
<text:span text:style-name="T4">
立陶宛</text:span>
</text:a>
正如乌克林福姆报道的那样，立陶宛议会对立陶宛共产党造成了责任，并强调了与俄罗斯在乌克兰犯下的刑事犯罪的联系。</text:p>
      <text:p text:style-name="P4">
News Source: <text:a xlink:type="simple" xlink:href="https://www.ukrinform.ua/rubric-world/3712580-litva-stala-castise-vidmovlati-rosianam-ta-bilorusam-u-posvidci-na-prozivanna.html" text:style-name="Internet_20_link" text:visited-style-name="Visited_20_Internet_20_Link">
https://www.ukrinform.ua/rubric-world/3712580-litva-stala-castise-vidmovlati-rosianam-ta-bilorusam-u-posvidci-na-prozivanna.html</text:a>
</text:p>
      <!--NEWS-->
      <text:h text:style-name="P10" text:outline-level="1">
<text:span text:style-name="T4">
在沙克塔克（Shakhtarske）方向，俄罗斯军队炮击了沃迪（Vodyane）和维尔德（Vuhledar）。 俄罗斯航空的行为...</text:span>
</text:h>
      <text:p text:style-name="P4">
作者: liveuamap (Language: en)</text:p>
      <text:p text:style-name="P4">
时间: 2023-05-22T-62:04:00</text:p>
      <text:p text:style-name="P4">
地点: Velyka Novosilka (Latitude:47.84104 Longtitude:36.83355)</text:p>
      <text:p text:style-name="P4">
视频: []</text:p>
      <text:p text:style-name="P4">
图片: []</text:p>
      <text:p text:style-name="P4">
标签: ["Russia"]</text:p>
      <text:p text:style-name="P4">
Id: 22564575</text:p>
      <!--METADATA-->
      <text:p text:style-name="P4">
在沙克塔克(Shakhtarske)方向，俄罗斯军队炮击了沃迪(Vodyane)和维尔德(Vuhledar)。 俄罗斯武装部在Vodyane，Vuhledar，Prechystivka，Zolota Nyvaand Velyka Novosilka，乌克兰武装部队的总参谋部</text:p>
      <text:p text:style-name="P4">
新闻集链接：<text:a xlink:type="simple" xlink:href="https://liveuamap.com/en/2023/22-may-at-shakhtarske-direction-russian-army-shelled-vodyane" text:style-name="Internet_20_link" text:visited-style-name="Visited_20_Internet_20_Link">
https://liveuamap.com/en/2023/22-may-at-shakhtarske-direction-russian-army-army-shelled-vodyane</text:a>
</text:p>
      <text:p text:style-name="P4">
News Source: <text:a xlink:type="simple" xlink:href="https://t.me/lumsrc/4869" text:style-name="Internet_20_link" text:visited-style-name="Visited_20_Internet_20_Link">
https://t.me/lumsrc/4869</text:a>
</text:p>
      <!--NEWS-->
      <text:h text:style-name="P10" text:outline-level="1">
<text:span text:style-name="T4">
编辑/编辑在网站上工作</text:span>
</text:h>
      <text:p text:style-name="P4">
作者: Ukrinform (Person)</text:p>
      <text:p text:style-name="P4">
出版商: Укринформ (Organization)</text:p>
      <text:p text:style-name="P4">
出版时间: 2023-05-22T-65:58:00+03:00</text:p>
      <text:p text:style-name="P4">
修改时间: 2023-05-22T20:58:00+03:00</text:p>
      <text:p text:style-name="P4">
描述: 乌克兰国家信息局乌克林福姆正在寻找编辑/编辑在网站上工作。  - 乌克林。</text:p>
      <text:p text:style-name="P4">
图片: ['<text:a xlink:type="simple" xlink:href="https://static.ukrinform.com/photos/2022_02/thumb_files/630_360_1645107758-865.jpg" text:style-name="Internet_20_link" text:visited-style-name="Visited_20_Internet_20_Link">
630_360_16451...</text:a>
']</text:p>
      <text:p text:style-name="P4">
标签: ['Укрінформ', 'ЗМІ', 'Вакансії']</text:p>
      <text:p text:style-name="P4">
类型: Article</text:p>
      <!--METADATA-->
      <text:p text:style-name="P4">
<draw:frame draw:style-name="fr1" draw:name="Image62" text:anchor-type="as-char" svg:width="6.9236in" svg:height="3.956343in" draw:z-index="0">
<draw:image xlink:href="../Images/yкринформ/2023-05-22T-65-58-00-03-00/630_360_1645107758-865.jpg" xlink:type="simple" xlink:show="embed" xlink:actuate="onLoad" draw:mime-type="image/jpeg"/>
</draw:frame>
乌克兰国家信息局“乌克林福姆”是该网站上工作的编辑/编辑。</text:p>
      <text:p text:style-name="P4">
<text:span text:style-name="T4">
编辑工作的候选人要求：</text:span>
</text:p>
      <ul>
        <li>
高等教育; <text:span text:style-name="T5">
乌克兰的出色命令； </text:span>
意识到乌克兰和世界的社会政治状况； * 创造力; *互联网媒体新闻的编辑经验。</li>
      </ul>
      <text:p text:style-name="P4">
欢迎社交网络，个人资料教育和英语知识。</text:p>
      <text:p text:style-name="P4">
简历发送给<text:span text:style-name="T4">
 <text:a xlink:type="simple" xlink:href="mailto：subanovah@gmail.kom" text:style-name="Internet_20_link" text:visited-style-name="Visited_20_Internet_20_Link">
</text:a>
</text:span>
。</text:p>
      <text:p text:style-name="P4">
<text:span text:style-name="T4">
 ukrinform提供：</text:span>
</text:p>
      <ul>
        <li>
全职工作; <text:span text:style-name="T5">
在晚上和周末的灵活工作时间表； </text:span>
面试结果的工资(取决于工作的资格和经验); *基辅中心远程工作 /办公室的机会(地铁戏剧).</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博雷（Borrel）：一个人不能在侵略者和受害者之间平等迹象</text:span>
</text:h>
      <text:p text:style-name="P4">
作者: Ukrinform (Person)</text:p>
      <text:p text:style-name="P4">
出版商: Укринформ (Organization)</text:p>
      <text:p text:style-name="P4">
出版时间: 2023-05-22T-67:52:00+03:00</text:p>
      <text:p text:style-name="P4">
修改时间: 2023-05-22T20:52:00+03:00</text:p>
      <text:p text:style-name="P4">
描述: 欧盟何塞普·博雷尔（Josep Borrel）的高级代表强调，不可接受侵略性俄罗斯和乌克兰（乌克兰）是这种侵略的受害者，因为这种方法不能仅仅带来和平。  - 乌克林。</text:p>
      <text:p text:style-name="P4">
图片: ['<text:a xlink:type="simple" xlink:href="https://static.ukrinform.com/photos/2020_05/thumb_files/630_360_1590751797-126.jpg" text:style-name="Internet_20_link" text:visited-style-name="Visited_20_Internet_20_Link">
630_360_15907...</text:a>
']</text:p>
      <text:p text:style-name="P4">
标签: ['Україна', 'Боррель', 'Війна з Росією']</text:p>
      <text:p text:style-name="P4">
类型: Article</text:p>
      <!--METADATA-->
      <text:p text:style-name="P4">
<draw:frame draw:style-name="fr1" draw:name="Image63" text:anchor-type="as-char" svg:width="6.9236in" svg:height="3.956343in" draw:z-index="0">
<draw:image xlink:href="../Images/yкринформ/2023-05-22T-67-52-00-03-00/630_360_1590751797-126.jpg" xlink:type="simple" xlink:show="embed" xlink:actuate="onLoad" draw:mime-type="image/jpeg"/>
</draw:frame>
欧盟何塞普·博雷尔(Josep Borrel)的高级代表强调，穿上一级侵略者俄罗斯和乌克兰是这种侵略的受害者，因为这种方法可以带来和平，这是不可接受的。</text:p>
      <text:p text:style-name="P4">
乌克林福音通讯员报告说，他在欧盟行政管理部门的结果之后的新闻发布会上在布鲁塞尔表示。</text:p>
      <text:p text:style-name="P4">
“任何真正对和平感兴趣的人都不能将侵略者和受害者置于一个层次上。我将此信息传达给了世界上所有领导人，尤其是说他们对和平非常感兴趣，但仍在侵略者和他的他之间的迹象受害者。这种方法不能带来公平的和平，不能确保乌克兰人民尊重其权利。”博雷尔强调。</text:p>
      <text:p text:style-name="P4">
据他说，每个人都想结束战争。</text:p>
      <text:p text:style-name="P4">
欧盟高级代表说：“唯一一个想继续这场战争的人是普京。没有人想要和平比乌克兰。这就是为什么我们支持Zelensky总统仅仅是公正的和平的倡议。”</text:p>
      <text:p text:style-name="P4">
<text:span text:style-name="T4">
另请阅读：</text:span>
 <text:a xlink:type="simple" xlink:href="https://www.ukrinform.ua/rubric-world/3712777-borrel-zaklikav-priskoriti-dostavku-vijskovoi-dopomogi-ukraini.html" text:style-name="Internet_20_link" text:visited-style-name="Visited_20_Internet_20_Link">
<text:span text:style-name="T4">
 Borrel </text:span>
</text:a>
据报道，今天的部长会议<text:a xlink:type="simple" xlink:href="https://www.ukrinform.ua/tag-evrosouz" text:style-name="Internet_20_link" text:visited-style-name="Visited_20_Internet_20_Link">
</text:a>
她从外交事务中考虑了欧盟外交政策的最重要问题，包括继续向乌克兰提供军事援助。 明天，欧盟金刚石主义者将继续讨论国防和安全问题，并将在欧盟贸易政策中讨论。</text:p>
      <text:p text:style-name="P4">
<text:span text:style-name="T5">
foto：部长de asuntos外观y decooperación</text:span>
</text:p>
      <text:p text:style-name="P4">
News Source: <text:a xlink:type="simple" xlink:href="https://www.ukrinform.ua/rubric-polytics/3712784-borrel-ne-mozna-staviti-znak-rivnosti-miz-agresorom-i-jogo-zertvou.html" text:style-name="Internet_20_link" text:visited-style-name="Visited_20_Internet_20_Link">
https://www.ukrinform.ua/rubric-polytics/3712784-borrel-ne-mozna-staviti-znak-rivnosti-miz-agresorom-i-jogo-zertvou.html</text:a>
</text:p>
      <!--NEWS-->
      <text:h text:style-name="P10" text:outline-level="1">
<text:span text:style-name="T4">
炮兵在顿涅茨克地区摧毁了俄罗斯设备的一列</text:span>
</text:h>
      <text:p text:style-name="P4">
作者: Ukrinform (Person)</text:p>
      <text:p text:style-name="P4">
出版商: Укринформ (Organization)</text:p>
      <text:p text:style-name="P4">
出版时间: 2023-05-22T-69:51:00+03:00</text:p>
      <text:p text:style-name="P4">
修改时间: 2023-05-22T20:51:00+03:00</text:p>
      <text:p text:style-name="P4">
描述: 在顿涅茨克地区，炮兵摧毁了一列俄罗斯军事装备，其中大约有10个单位。  - 乌克林。</text:p>
      <text:p text:style-name="P4">
图片: ['<text:a xlink:type="simple" xlink:href="https://static.ukrinform.com/photos/2022_09/thumb_files/630_360_1662870255-229.jpg" text:style-name="Internet_20_link" text:visited-style-name="Visited_20_Internet_20_Link">
630_360_16628...</text:a>
']</text:p>
      <text:p text:style-name="P4">
标签: ['Донеччина', 'ЗСУ', 'Війна з Росією']</text:p>
      <text:p text:style-name="P4">
类型: Article</text:p>
      <!--METADATA-->
      <text:p text:style-name="P4">
<draw:frame draw:style-name="fr1" draw:name="Image64" text:anchor-type="as-char" svg:width="6.9236in" svg:height="3.956343in" draw:z-index="0">
<draw:image xlink:href="../Images/yкринформ/2023-05-22T-69-51-00-03-00/630_360_1662870255-229.jpg" xlink:type="simple" xlink:show="embed" xlink:actuate="onLoad" draw:mime-type="image/jpeg"/>
</draw:frame>
在乌丹特地区，炮兵摧毁了一列俄罗斯军事装备，大约有10个单位。</text:p>
      <text:p text:style-name="P4">
根据乌克林福姆的说法，第28个单独的机械大队以骑士的竞选报告命名(https://www.facebook.com/watch/?v=601482025385012)。</text:p>
      <text:p text:style-name="P4">
“第28号OMB炮兵摧毁了入侵者。 现在至少有10件技术人员装饰田地<text:a xlink:type="simple" xlink:href="https://www.ukrinform.ua/tag-doneccina" text:style-name="Internet_20_link" text:visited-style-name="Visited_20_Internet_20_Link">
</text:a>
”， - 在消息中。</text:p>
      <text:p text:style-name="P4">
正如乌克林福姆报道的，乌克兰的国防军从2022年2月24日至2023年22日<text:a xlink:type="simple" xlink:href="https://www.ukrinform.ua/rubric-ato/3712403-sili-oboroni-za-dobu-znisili-720-zagarbnikiv-i-litak.html" text:style-name="Internet_20_link" text:visited-style-name="Visited_20_Internet_20_Link">
</text:a>
大约203,000 880俄罗斯灰。</text:p>
      <text:p text:style-name="P4">
News Source: <text:a xlink:type="simple" xlink:href="https://www.ukrinform.ua/rubric-ato/3712611-artileristi-znisili-kolonu-rosijskoi-tehniki-na-doneccini.html" text:style-name="Internet_20_link" text:visited-style-name="Visited_20_Internet_20_Link">
https://www.ukrinform.ua/rubric-ato/3712611-artileristi-znisili-kolonu-rosijskoi-tehniki-na-doneccini.html</text:a>
</text:p>
      <!--NEWS-->
      <text:h text:style-name="P10" text:outline-level="1">
<text:span text:style-name="T4">
Donetsk Oblast（07:13）。 红色警报：空中威胁。 警笛声。 立即掩盖！</text:span>
</text:h>
      <text:p text:style-name="P4">
作者: liveuamap (Language: en)</text:p>
      <text:p text:style-name="P4">
时间: 2023-05-22T01:15:00</text:p>
      <text:p text:style-name="P4">
地点: Donetsk Oblast (Latitude:48.72619 Longtitude:37.57847)</text:p>
      <text:p text:style-name="P4">
视频: []</text:p>
      <text:p text:style-name="P4">
图片: []</text:p>
      <text:p text:style-name="P4">
标签: ["Europe", "Central and Eastern Europe"]</text:p>
      <text:p text:style-name="P4">
Id: 22564441</text:p>
      <!--METADATA-->
      <text:p text:style-name="P4">
Donetsk Oblast(07:13). Red Alert: aerial threat. Sirens sounding. Take covernow!</text:p>
      <text:p text:style-name="P4">
News Collection Link: <text:a xlink:type="simple" xlink:href="https://liveuamap.com/en/2023/22-may-donetsk-oblast0713-red-alert-aerial-thg" text:style-name="Internet_20_link" text:visited-style-name="Visited_20_Internet_20_Link">
https://liveuamap.com/en/2023/22-may-donetsk-oblast0713-red-alert-aerial-thg</text:a>
</text:p>
      <text:p text:style-name="P4">
News Source: <text:a xlink:type="simple" xlink:href="https://t.me/air_alert_ua/46231" text:style-name="Internet_20_link" text:visited-style-name="Visited_20_Internet_20_Link">
https://t.me/air_alert_ua/46231</text:a>
</text:p>
      <!--NEWS-->
      <text:h text:style-name="P10" text:outline-level="1">
<text:span text:style-name="T4">
乌克兰防空销毁了20架俄罗斯无人机，4枚巡航导弹和1枚SU-35战斗机</text:span>
</text:h>
      <text:p text:style-name="P4">
作者: liveuamap (Language: en)</text:p>
      <text:p text:style-name="P4">
时间: 2023-05-22T01:43:28</text:p>
      <text:p text:style-name="P4">
地点: Dnipro (Latitude:48.41952 Longtitude:35.09789)</text:p>
      <text:p text:style-name="P4">
视频: []</text:p>
      <text:p text:style-name="P4">
图片: ["<text:a xlink:type="simple" xlink:href="https://liveuamap.com/pics/2023/05/22/22564458_0.jpg" text:style-name="Internet_20_link" text:visited-style-name="Visited_20_Internet_20_Link">
22564458_0.jpg</text:a>
"]</text:p>
      <text:p text:style-name="P4">
标签: []</text:p>
      <text:p text:style-name="P4">
Id: 22564458</text:p>
      <!--METADATA-->
      <text:p text:style-name="P4">
乌克兰防空销毁了20架俄罗斯无人机，4枚巡航导弹和Onesu-35战斗机</text:p>
      <text:p text:style-name="P4">
<draw:frame draw:style-name="fr1" draw:name="Image65" text:anchor-type="as-char" svg:width="6.9236in" svg:height="6.9236in" draw:z-index="0">
<draw:image xlink:href="../Images/liveuamap/2023-05-22T01-43-28/22564458_0.jpg" xlink:type="simple" xlink:show="embed" xlink:actuate="onLoad" draw:mime-type="image/jpeg"/>
</draw:frame>
新闻集链接：<text:a xlink:type="simple" xlink:href="https://liveuamap.com/en/2023/22-may-ukrainian-air-defense-destroyed-20-russian-uavs-4" text:style-name="Internet_20_link" text:visited-style-name="Visited_20_Internet_20_Link">
https://liveuamap.com/en/2023/22-may-ukrainian-air-defense-destroyed-20-russian-uavs-4</text:a>
</text:p>
      <text:p text:style-name="P4">
News Source: <text:a xlink:type="simple" xlink:href="https://t.me/dneproperatyv/63368" text:style-name="Internet_20_link" text:visited-style-name="Visited_20_Internet_20_Link">
https://t.me/dneproperatyv/63368</text:a>
</text:p>
      <!--NEWS-->
      <text:h text:style-name="P10" text:outline-level="1">
<text:span text:style-name="T4">
Emercom救援人员基地在俄罗斯对Dnipro City的袭击中被摧毁了3座建筑物...</text:span>
</text:h>
      <text:p text:style-name="P4">
作者: liveuamap (Language: en)</text:p>
      <text:p text:style-name="P4">
时间: 2023-05-22T02:43:47</text:p>
      <text:p text:style-name="P4">
地点: Dnipro (Latitude:48.44327 Longtitude:35.04072)</text:p>
      <text:p text:style-name="P4">
视频: []</text:p>
      <text:p text:style-name="P4">
图片: ["<text:a xlink:type="simple" xlink:href="https://liveuamap.com/pics/2023/05/22/22564530_0.jpg" text:style-name="Internet_20_link" text:visited-style-name="Visited_20_Internet_20_Link">
22564530_0.jpg</text:a>
", "<text:a xlink:type="simple" xlink:href="https://liveuamap.com/pics/2023/05/22/22564530_2.jpg" text:style-name="Internet_20_link" text:visited-style-name="Visited_20_Internet_20_Link">
22564530_2.jpg</text:a>
"]</text:p>
      <text:p text:style-name="P4">
标签: ["Europe", "Central and Eastern Europe"]</text:p>
      <text:p text:style-name="P4">
Id: 22564530</text:p>
      <!--METADATA-->
      <text:p text:style-name="P4">
Emercom救援人员基地在俄罗斯对Dnipro Cityover的袭击中被摧毁，3座建筑物和20多个救援车辆</text:p>
      <text:p text:style-name="P4">
<draw:frame draw:style-name="fr1" draw:name="Image66" text:anchor-type="as-char" svg:width="6.9236in" svg:height="4.612849in" draw:z-index="0">
<draw:image xlink:href="../Images/liveuamap/2023-05-22T02-43-47/22564530_0.jpg" xlink:type="simple" xlink:show="embed" xlink:actuate="onLoad" draw:mime-type="image/jpeg"/>
</draw:frame>
<draw:frame draw:style-name="fr1" draw:name="Image67" text:anchor-type="as-char" svg:width="6.9236in" svg:height="4.612849in" draw:z-index="0">
<draw:image xlink:href="../Images/liveuamap/2023-05-22T02-43-47/22564530_2.jpg" xlink:type="simple" xlink:show="embed" xlink:actuate="onLoad" draw:mime-type="image/jpeg"/>
</draw:frame>
新闻集链接：<text:a xlink:type="simple" xlink:href="https://liveuamap.com/en/2023/22-may-emercom-rescuers-base-was-destroyed-in-russian-attack" text:style-name="Internet_20_link" text:visited-style-name="Visited_20_Internet_20_Link">
https://liveuamap.com/en/2023/22-may-emercom-rescuers-base-base-was-was-was-russian-in-Russian-attack</text:a>
</text:p>
      <text:p text:style-name="P4">
News Source: <text:a xlink:type="simple" xlink:href="https://t.me/info_zp/36175" text:style-name="Internet_20_link" text:visited-style-name="Visited_20_Internet_20_Link">
https://t.me/info_zp/36175</text:a>
</text:p>
      <!--NEWS-->
      <text:h text:style-name="P10" text:outline-level="1">
<text:span text:style-name="T4">
Zaporizhzhia核电站在炮击损坏的dnipro后与网格断开...</text:span>
</text:h>
      <text:p text:style-name="P4">
作者: liveuamap (Language: en)</text:p>
      <text:p text:style-name="P4">
时间: 2023-05-22T02:48:38</text:p>
      <text:p text:style-name="P4">
地点: Enerhodar,Zaporiz'ka oblast (Latitude:47.57001 Longtitude:34.61517)</text:p>
      <text:p text:style-name="P4">
视频: []</text:p>
      <text:p text:style-name="P4">
图片: ["<text:a xlink:type="simple" xlink:href="https://liveuamap.com/pics/2023/05/22/22564531_0.jpg" text:style-name="Internet_20_link" text:visited-style-name="Visited_20_Internet_20_Link">
22564531_0.jpg</text:a>
"]</text:p>
      <text:p text:style-name="P4">
标签: ["Energy", "Central and Eastern Europe"]</text:p>
      <text:p text:style-name="P4">
Id: 22564531</text:p>
      <!--METADATA-->
      <text:p text:style-name="P4">
Zaporizhzhia核电站在炮击损害Dniprovska 750kV Powerline后与网格断开</text:p>
      <text:p text:style-name="P4">
<draw:frame draw:style-name="fr1" draw:name="Image68" text:anchor-type="as-char" svg:width="6.9236in" svg:height="5.123464in" draw:z-index="0">
<draw:image xlink:href="../Images/liveuamap/2023-05-22T02-48-38/22564531_0.jpg" xlink:type="simple" xlink:show="embed" xlink:actuate="onLoad" draw:mime-type="image/jpeg"/>
</draw:frame>
新闻集链接：<text:a xlink:type="simple" xlink:href="https://liveuamap.com/en/2023/22-may-zaporizhzhia-nuclear-power-plant-was-disconnected" text:style-name="Internet_20_link" text:visited-style-name="Visited_20_Internet_20_Link">
https://liveuamap.com/en/2023/22-may-zaporizhzhzhia-nuclear-power-power-plant-was-was-disconted</text:a>
</text:p>
      <text:p text:style-name="P4">
News Source: <text:a xlink:type="simple" xlink:href="https://t.me/info_zp/36174" text:style-name="Internet_20_link" text:visited-style-name="Visited_20_Internet_20_Link">
https://t.me/info_zp/36174</text:a>
</text:p>
      <!--NEWS-->
      <text:h text:style-name="P10" text:outline-level="1">
<text:span text:style-name="T4">
在Belgorod地区的Zamostye村报告的火与爆炸</text:span>
</text:h>
      <text:p text:style-name="P4">
作者: liveuamap (Language: en)</text:p>
      <text:p text:style-name="P4">
时间: 2023-05-22T03:56:00</text:p>
      <text:p text:style-name="P4">
地点: Grayvoron (Latitude:50.50573 Longtitude:35.6666)</text:p>
      <text:p text:style-name="P4">
视频: []</text:p>
      <text:p text:style-name="P4">
图片: ["<text:a xlink:type="simple" xlink:href="https://liveuamap.com/pics/2023/05/22/22564535_0.jpg" text:style-name="Internet_20_link" text:visited-style-name="Visited_20_Internet_20_Link">
22564535_0.jpg</text:a>
", "<text:a xlink:type="simple" xlink:href="https://liveuamap.com/pics/2023/05/22/22564535_1.jpg" text:style-name="Internet_20_link" text:visited-style-name="Visited_20_Internet_20_Link">
22564535_1.jpg</text:a>
"]</text:p>
      <text:p text:style-name="P4">
标签: ["Russia", "Central and Eastern Europe"]</text:p>
      <text:p text:style-name="P4">
Id: 22564535</text:p>
      <!--METADATA-->
      <text:p text:style-name="P4">
在Belgorod地区的Zamostye村报告的火与爆炸</text:p>
      <text:p text:style-name="P4">
<draw:frame draw:style-name="fr1" draw:name="Image69" text:anchor-type="as-char" svg:width="6.9236in" svg:height="6.67262in" draw:z-index="0">
<draw:image xlink:href="../Images/liveuamap/2023-05-22T03-56-00/22564535_0.jpg" xlink:type="simple" xlink:show="embed" xlink:actuate="onLoad" draw:mime-type="image/jpeg"/>
</draw:frame>
<draw:frame draw:style-name="fr1" draw:name="Image70" text:anchor-type="as-char" svg:width="6.9236in" svg:height="4.171469in" draw:z-index="0">
<draw:image xlink:href="../Images/liveuamap/2023-05-22T03-56-00/22564535_1.jpg" xlink:type="simple" xlink:show="embed" xlink:actuate="onLoad" draw:mime-type="image/jpeg"/>
</draw:frame>
新闻集链接：[https://liveuamap.com/en/2023/22-may-fire-and-explosions-reported-in-zamostye-village-of-j----(https://liveuamap.com/en/2023/22-may-fire-and-explosions-reported-in-zamostye-village-of)</text:p>
      <text:p text:style-name="P4">
News Source: <text:a xlink:type="simple" xlink:href="https://t.me/Tsaplienko/32273" text:style-name="Internet_20_link" text:visited-style-name="Visited_20_Internet_20_Link">
https://t.me/Tsaplienko/32273</text:a>
</text:p>
      <!--NEWS-->
      <text:h text:style-name="P10" text:outline-level="1">
<text:span text:style-name="T4">
俄罗斯袭击一夜</text:span>
</text:h>
      <text:p text:style-name="P4">
作者: liveuamap (Language: en)</text:p>
      <text:p text:style-name="P4">
时间: 2023-05-22T04:02:49</text:p>
      <text:p text:style-name="P4">
地点: Synelnykove (Latitude:48.40322 Longtitude:35.27641)</text:p>
      <text:p text:style-name="P4">
视频: []</text:p>
      <text:p text:style-name="P4">
图片: []</text:p>
      <text:p text:style-name="P4">
标签: ["Europe", "Central and Eastern Europe"]</text:p>
      <text:p text:style-name="P4">
Id: 22564534</text:p>
      <!--METADATA-->
      <text:p text:style-name="P4">
7受伤在Dnipropetrovsk地区的Synelnykovo地区，因为乌瑞斯袭击了一夜之间</text:p>
      <text:p text:style-name="P4">
新闻集链接：<text:a xlink:type="simple" xlink:href="https://liveuamap.com/en/2023/22-may-7-wounded-in-synelnykovo-district-of-dnipropetrovsk" text:style-name="Internet_20_link" text:visited-style-name="Visited_20_Internet_20_Link">
https://liveuamap.com/en/2023/22-may-7-wounded-in-synelnykovo-district-district-of-dnipropetrovsk</text:a>
</text:p>
      <text:p text:style-name="P4">
News Source: <text:a xlink:type="simple" xlink:href="https://t.me/hyevuy_dnepr/52663" text:style-name="Internet_20_link" text:visited-style-name="Visited_20_Internet_20_Link">
https://t.me/hyevuy_dnepr/52663</text:a>
</text:p>
      <!--NEWS-->
      <text:h text:style-name="P10" text:outline-level="1">
<text:span text:style-name="T4">
俄罗斯军队在哈尔基夫地区炮击Kupiansk</text:span>
</text:h>
      <text:p text:style-name="P4">
作者: liveuamap (Language: en)</text:p>
      <text:p text:style-name="P4">
时间: 2023-05-22T04:07:18</text:p>
      <text:p text:style-name="P4">
地点: Kupyansk, Kharkiv (Latitude:49.70442 Longtitude:37.60161)</text:p>
      <text:p text:style-name="P4">
视频: []</text:p>
      <text:p text:style-name="P4">
图片: []</text:p>
      <text:p text:style-name="P4">
标签: ["Russia"]</text:p>
      <text:p text:style-name="P4">
Id: 22564539</text:p>
      <!--METADATA-->
      <text:p text:style-name="P4">
俄罗斯军队在哈尔基夫地区炮击Kupiansk</text:p>
      <text:p text:style-name="P4">
新闻集链接：<text:a xlink:type="simple" xlink:href="https://liveuamap.com/en/2023/22-may-russian-army-shelling-kupiansk-in-kharkiv-region" text:style-name="Internet_20_link" text:visited-style-name="Visited_20_Internet_20_Link">
https://liveuamap.com/en/2023/22-may-russian-army-shelling-kupiansk-in-kharkiv-rigion</text:a>
</text:p>
      <text:p text:style-name="P4">
News Source: <text:a xlink:type="simple" xlink:href="https://t.me/kharkivlife/61166" text:style-name="Internet_20_link" text:visited-style-name="Visited_20_Internet_20_Link">
https://t.me/kharkivlife/61166</text:a>
</text:p>
      <!--NEWS-->
      <text:h text:style-name="P10" text:outline-level="1">
<text:span text:style-name="T4">
Schelling报告</text:span>
</text:h>
      <text:p text:style-name="P4">
作者: liveuamap (Language: en)</text:p>
      <text:p text:style-name="P4">
时间: 2023-05-22T04:10:55</text:p>
      <text:p text:style-name="P4">
地点: Grayvoron (Latitude:50.52076 Longtitude:35.69097)</text:p>
      <text:p text:style-name="P4">
视频: []</text:p>
      <text:p text:style-name="P4">
图片: []</text:p>
      <text:p text:style-name="P4">
标签: ["Russia", "Central and Eastern Europe"]</text:p>
      <text:p text:style-name="P4">
Id: 22564540</text:p>
      <!--METADATA-->
      <text:p text:style-name="P4">
据报道，在贝尔戈罗佛尔(Belgorodrigion)的Novostroevka-Pervaya，Kozinka，Bezymeno，Dobroe，Dobroe，Glotovo和Golovchino的村庄中有炮击。 一个人死了</text:p>
      <text:p text:style-name="P4">
新闻集链接：<text:a xlink:type="simple" xlink:href="https://liveuamap.com/en/2023/22-may-shelling-is-reported-in-the-villages-of-novostroevkapervaya" text:style-name="Internet_20_link" text:visited-style-name="Visited_20_Internet_20_Link">
https://liveuamap.com/en/2023/22-may-shelling-is-s-reported-in-the-bellages-of-novostroevkapervaya</text:a>
</text:p>
      <text:p text:style-name="P4">
News Source: <text:a xlink:type="simple" xlink:href="https://t.me/breakingmash/44210" text:style-name="Internet_20_link" text:visited-style-name="Visited_20_Internet_20_Link">
https://t.me/breakingmash/44210</text:a>
</text:p>
      <!--NEWS-->
      <text:h text:style-name="P10" text:outline-level="1">
<text:span text:style-name="T4">
今天早上Yenakieve爆炸</text:span>
</text:h>
      <text:p text:style-name="P4">
作者: liveuamap (Language: en)</text:p>
      <text:p text:style-name="P4">
时间: 2023-05-22T04:14:20</text:p>
      <text:p text:style-name="P4">
地点: Yenakiieve,Donetsk Oblast (Latitude:48.23222 Longtitude:38.22109)</text:p>
      <text:p text:style-name="P4">
视频: []</text:p>
      <text:p text:style-name="P4">
图片: ["<text:a xlink:type="simple" xlink:href="https://liveuamap.com/pics/2023/05/22/22564543_0.jpg" text:style-name="Internet_20_link" text:visited-style-name="Visited_20_Internet_20_Link">
22564543_0.jpg</text:a>
", "<text:a xlink:type="simple" xlink:href="https://liveuamap.com/pics/2023/05/22/22564543_1.jpg" text:style-name="Internet_20_link" text:visited-style-name="Visited_20_Internet_20_Link">
22564543_1.jpg</text:a>
"]</text:p>
      <text:p text:style-name="P4">
标签: ["Minsk Monitor", "Europe"]</text:p>
      <text:p text:style-name="P4">
Id: 22564543</text:p>
      <!--METADATA-->
      <text:p text:style-name="P4">
今天早上Yenakieve爆炸</text:p>
      <text:p text:style-name="P4">
<draw:frame draw:style-name="fr1" draw:name="Image71" text:anchor-type="as-char" svg:width="6.9236in" svg:height="9.300358in" draw:z-index="0">
<draw:image xlink:href="../Images/liveuamap/2023-05-22T04-14-20/22564543_0.jpg" xlink:type="simple" xlink:show="embed" xlink:actuate="onLoad" draw:mime-type="image/jpeg"/>
</draw:frame>
<draw:frame draw:style-name="fr1" draw:name="Image72" text:anchor-type="as-char" svg:width="6.9236in" svg:height="9.231467in" draw:z-index="0">
<draw:image xlink:href="../Images/liveuamap/2023-05-22T04-14-20/22564543_1.jpg" xlink:type="simple" xlink:show="embed" xlink:actuate="onLoad" draw:mime-type="image/jpeg"/>
</draw:frame>
新闻集链接：<text:a xlink:type="simple" xlink:href="https://liveuamap.com/en/2023/22-may-explosions-in-yenakieve-this-morning" text:style-name="Internet_20_link" text:visited-style-name="Visited_20_Internet_20_Link">
https://liveuamap.com/en/2023/22-may-explosions-in-yenakieve-this-morning</text:a>
</text:p>
      <text:p text:style-name="P4">
News Source: <text:a xlink:type="simple" xlink:href="https://t.me/itsdonetsk/75877" text:style-name="Internet_20_link" text:visited-style-name="Visited_20_Internet_20_Link">
https://t.me/itsdonetsk/75877</text:a>
</text:p>
      <!--NEWS-->
      <text:h text:style-name="P10" text:outline-level="1">
<text:span text:style-name="T4">
据报道，边境邮政在Belgorod地区被摧毁</text:span>
</text:h>
      <text:p text:style-name="P4">
作者: liveuamap (Language: en)</text:p>
      <text:p text:style-name="P4">
时间: 2023-05-22T04:15:18</text:p>
      <text:p text:style-name="P4">
地点: Belgorod, Belgorodskaya oblast' (Latitude:50.43324 Longtitude:35.59373)</text:p>
      <text:p text:style-name="P4">
视频: []</text:p>
      <text:p text:style-name="P4">
图片: ["<text:a xlink:type="simple" xlink:href="https://liveuamap.com/pics/2023/05/22/22564544_0.jpg" text:style-name="Internet_20_link" text:visited-style-name="Visited_20_Internet_20_Link">
22564544_0.jpg</text:a>
"]</text:p>
      <text:p text:style-name="P4">
标签: ["Russia", "Central and Eastern Europe"]</text:p>
      <text:p text:style-name="P4">
Id: 22564544</text:p>
      <!--METADATA-->
      <text:p text:style-name="P4">
据报道，边境邮政在Belgorod地区被摧毁</text:p>
      <text:p text:style-name="P4">
<draw:frame draw:style-name="fr1" draw:name="Image73" text:anchor-type="as-char" svg:width="6.9236in" svg:height="4.231089in" draw:z-index="0">
<draw:image xlink:href="../Images/liveuamap/2023-05-22T04-15-18/22564544_0.jpg" xlink:type="simple" xlink:show="embed" xlink:actuate="onLoad" draw:mime-type="image/jpeg"/>
</draw:frame>
新闻集链接：<text:a xlink:type="simple" xlink:href="https://liveuamap.com/en/2023/22-may-border-post-was-reportedly-destroyed-in-belgorod-region" text:style-name="Internet_20_link" text:visited-style-name="Visited_20_Internet_20_Link">
https://liveuamap.com/en/2023/22-may-border-post-was-reported-indestroyed-in-belgorod-rigion</text:a>
</text:p>
      <text:p text:style-name="P4">
News Source: <text:a xlink:type="simple" xlink:href="https://t.me/operativnoZSU/97387" text:style-name="Internet_20_link" text:visited-style-name="Visited_20_Internet_20_Link">
https://t.me/operativnoZSU/97387</text:a>
</text:p>
      <!--NEWS-->
      <text:h text:style-name="P10" text:outline-level="1">
<text:span text:style-name="T4">
Donetsk Oblast（10:45）。 红色警报：空中威胁。 警笛声。 立即掩盖！</text:span>
</text:h>
      <text:p text:style-name="P4">
作者: liveuamap (Language: en)</text:p>
      <text:p text:style-name="P4">
时间: 2023-05-22T04:48:00</text:p>
      <text:p text:style-name="P4">
地点: Donetsk Oblast (Latitude:48.72657 Longtitude:37.57718)</text:p>
      <text:p text:style-name="P4">
视频: []</text:p>
      <text:p text:style-name="P4">
图片: []</text:p>
      <text:p text:style-name="P4">
标签: ["Europe", "Central and Eastern Europe"]</text:p>
      <text:p text:style-name="P4">
Id: 22564565</text:p>
      <!--METADATA-->
      <text:p text:style-name="P4">
Donetsk Oblast(10:45). Red Alert: aerial threat. Sirens sounding. Take covernow!</text:p>
      <text:p text:style-name="P4">
News Collection Link: <text:a xlink:type="simple" xlink:href="https://liveuamap.com/en/2023/22-may-donetsk-oblast1045-red-alert-aerial-thg" text:style-name="Internet_20_link" text:visited-style-name="Visited_20_Internet_20_Link">
https://liveuamap.com/en/2023/22-may-donetsk-oblast1045-red-alert-aerial-thg</text:a>
</text:p>
      <text:p text:style-name="P4">
News Source: <text:a xlink:type="simple" xlink:href="https://t.me/air_alert_ua/46235" text:style-name="Internet_20_link" text:visited-style-name="Visited_20_Internet_20_Link">
https://t.me/air_alert_ua/46235</text:a>
</text:p>
      <!--NEWS-->
      <text:h text:style-name="P10" text:outline-level="1">
<text:span text:style-name="T4">
俄罗斯军队通过MLR进行了6次导弹，52次空袭和65次炮击。 二手S-300 ...</text:span>
</text:h>
      <text:p text:style-name="P4">
作者: liveuamap (Language: en)</text:p>
      <text:p text:style-name="P4">
时间: 2023-05-22T05:04:00</text:p>
      <text:p text:style-name="P4">
地点: Lyman (Latitude:48.98334 Longtitude:37.8234)</text:p>
      <text:p text:style-name="P4">
视频: []</text:p>
      <text:p text:style-name="P4">
图片: []</text:p>
      <text:p text:style-name="P4">
标签: ["Russia"]</text:p>
      <text:p text:style-name="P4">
Id: 22564584</text:p>
      <!--METADATA-->
      <text:p text:style-name="P4">
俄罗斯军队通过MLR进行了6次导弹，52次空袭和65次炮击。 乌克兰武装部队的一般工作人员说，使用了针对莱曼，斯洛维亚斯克和Kostyantynivka的S -300导弹系统。</text:p>
      <text:p text:style-name="P4">
新闻收集链接：[https://liveuamap.com/en/2023/22-may-russian-army-conducted-6----------------strikes-52-]](https://liveuamap.com/en/2023/22-may-russian-army-conducted-6-missile-strikes-52-airstrikes)</text:p>
      <text:p text:style-name="P4">
News Source: <text:a xlink:type="simple" xlink:href="https://t.me/lumsrc/4862" text:style-name="Internet_20_link" text:visited-style-name="Visited_20_Internet_20_Link">
https://t.me/lumsrc/4862</text:a>
</text:p>
      <!--NEWS-->
      <text:h text:style-name="P10" text:outline-level="1">
<text:span text:style-name="T4">
俄罗斯部队在Lyman，Bakhmut，Avdiivka和Maryinka Directio进行进攻行动...</text:span>
</text:h>
      <text:p text:style-name="P4">
作者: liveuamap (Language: en)</text:p>
      <text:p text:style-name="P4">
时间: 2023-05-22T05:09:33</text:p>
      <text:p text:style-name="P4">
地点: Donetsk (Latitude:48.0884 Longtitude:37.59951)</text:p>
      <text:p text:style-name="P4">
视频: []</text:p>
      <text:p text:style-name="P4">
图片: []</text:p>
      <text:p text:style-name="P4">
标签: []</text:p>
      <text:p text:style-name="P4">
Id: 22564573</text:p>
      <!--METADATA-->
      <text:p text:style-name="P4">
没有任何</text:p>
      <text:p text:style-name="P4">
新闻集链接：<text:a xlink:type="simple" xlink:href="https://liveuamap.com/en/2023/22-may-russian-forces-conducting-offensive-actions-at-lyman" text:style-name="Internet_20_link" text:visited-style-name="Visited_20_Internet_20_Link">
https://liveuamap.com/en/2023/22-may-russian-forces-conducting-contresident-actions-actions-actions-at-lyman</text:a>
</text:p>
      <text:p text:style-name="P4">
News Source: <text:a xlink:type="simple" xlink:href="https://liveuamap.com/en/2023/22-may-russian-forces-conducting-offensive-actions-at-lyman" text:style-name="Internet_20_link" text:visited-style-name="Visited_20_Internet_20_Link">
https://liveuamap.com/en/2023/22-may-russian-forces-conducting-offensive-actions-at-lyman</text:a>
</text:p>
      <!--NEWS-->
      <text:h text:style-name="P10" text:outline-level="1">
<text:span text:style-name="T4">
在Belgorod地区Dronovka村附近的边界报道冲突</text:span>
</text:h>
      <text:p text:style-name="P4">
作者: liveuamap (Language: en)</text:p>
      <text:p text:style-name="P4">
时间: 2023-05-22T05:36:28</text:p>
      <text:p text:style-name="P4">
地点: Belgorod, Belgorodskaya oblast' (Latitude:50.63335 Longtitude:35.40928)</text:p>
      <text:p text:style-name="P4">
视频: []</text:p>
      <text:p text:style-name="P4">
图片: ["<text:a xlink:type="simple" xlink:href="https://liveuamap.com/pics/2023/05/22/22564586_0.jpg" text:style-name="Internet_20_link" text:visited-style-name="Visited_20_Internet_20_Link">
22564586_0.jpg</text:a>
"]</text:p>
      <text:p text:style-name="P4">
标签: ["Russia", "Europe"]</text:p>
      <text:p text:style-name="P4">
Id: 22564586</text:p>
      <!--METADATA-->
      <text:p text:style-name="P4">
在Belgorod地区Dronovka村附近的边界报道冲突</text:p>
      <text:p text:style-name="P4">
<draw:frame draw:style-name="fr1" draw:name="Image74" text:anchor-type="as-char" svg:width="6.9236in" svg:height="4.693359in" draw:z-index="0">
<draw:image xlink:href="../Images/liveuamap/2023-05-22T05-36-28/22564586_0.jpg" xlink:type="simple" xlink:show="embed" xlink:actuate="onLoad" draw:mime-type="image/jpeg"/>
</draw:frame>
新闻集链接：<text:a xlink:type="simple" xlink:href="https://liveuamap.com/en/2023/22-may-clashes-reported-at-the-border-near-dronovka-village" text:style-name="Internet_20_link" text:visited-style-name="Visited_20_Internet_20_Link">
https://liveuamap.com/en/2023/22-may-clashes-reported-at-the-border-near-dronovka-village</text:a>
</text:p>
      <text:p text:style-name="P4">
News Source: <text:a xlink:type="simple" xlink:href="https://t.me/shot_shot/51723" text:style-name="Internet_20_link" text:visited-style-name="Visited_20_Internet_20_Link">
https://t.me/shot_shot/51723</text:a>
</text:p>
      <!--NEWS-->
      <text:h text:style-name="P10" text:outline-level="1">
<text:span text:style-name="T4">
一架无人机放下了爆炸装置，并在Belgorod的Novaya Tavolzhanka村坠毁...</text:span>
</text:h>
      <text:p text:style-name="P4">
作者: liveuamap (Language: en)</text:p>
      <text:p text:style-name="P4">
时间: 2023-05-22T05:39:12</text:p>
      <text:p text:style-name="P4">
地点: Belgorod, Belgorodskaya oblast' (Latitude:50.35132 Longtitude:36.82656)</text:p>
      <text:p text:style-name="P4">
视频: []</text:p>
      <text:p text:style-name="P4">
图片: ["<text:a xlink:type="simple" xlink:href="https://liveuamap.com/pics/2023/05/22/22564588_0.jpg" text:style-name="Internet_20_link" text:visited-style-name="Visited_20_Internet_20_Link">
22564588_0.jpg</text:a>
", "<text:a xlink:type="simple" xlink:href="https://liveuamap.com/pics/2023/05/22/22564588_1.jpg" text:style-name="Internet_20_link" text:visited-style-name="Visited_20_Internet_20_Link">
22564588_1.jpg</text:a>
"]</text:p>
      <text:p text:style-name="P4">
标签: ["Russia", "Central and Eastern Europe"]</text:p>
      <text:p text:style-name="P4">
Id: 22564588</text:p>
      <!--METADATA-->
      <text:p text:style-name="P4">
一架无人机放下了爆炸装置，并在Belgorod地区的Novaya Tavolzhankavillage坠毁</text:p>
      <text:p text:style-name="P4">
<draw:frame draw:style-name="fr1" draw:name="Image75" text:anchor-type="as-char" svg:width="6.9236in" svg:height="6.9236in" draw:z-index="0">
<draw:image xlink:href="../Images/liveuamap/2023-05-22T05-39-12/22564588_0.jpg" xlink:type="simple" xlink:show="embed" xlink:actuate="onLoad" draw:mime-type="image/jpeg"/>
</draw:frame>
<draw:frame draw:style-name="fr1" draw:name="Image76" text:anchor-type="as-char" svg:width="6.9236in" svg:height="6.9236in" draw:z-index="0">
<draw:image xlink:href="../Images/liveuamap/2023-05-22T05-39-12/22564588_1.jpg" xlink:type="simple" xlink:show="embed" xlink:actuate="onLoad" draw:mime-type="image/jpeg"/>
</draw:frame>
新闻集链接：<text:a xlink:type="simple" xlink:href="https://liveuamap.com/en/2023/22-may-a-drone-has-dropped-an-explosive-device-and-crashed" text:style-name="Internet_20_link" text:visited-style-name="Visited_20_Internet_20_Link">
https://liveuamap.com/en/2023/22-may-a-drone-has-dropped-an-explosive-device-and-crashed</text:a>
</text:p>
      <text:p text:style-name="P4">
News Source: <text:a xlink:type="simple" xlink:href="https://t.me/breakingmash/44213" text:style-name="Internet_20_link" text:visited-style-name="Visited_20_Internet_20_Link">
https://t.me/breakingmash/44213</text:a>
</text:p>
      <!--NEWS-->
      <text:h text:style-name="P10" text:outline-level="1">
<text:span text:style-name="T4">
Zaporizka Oblast（11:47）。 红色警报：空中威胁。 警笛声。 立即掩盖！</text:span>
</text:h>
      <text:p text:style-name="P4">
作者: liveuamap (Language: en)</text:p>
      <text:p text:style-name="P4">
时间: 2023-05-22T05:48:00</text:p>
      <text:p text:style-name="P4">
地点: Zaporizka Oblast (Latitude:47.612021 Longtitude:35.765261)</text:p>
      <text:p text:style-name="P4">
视频: []</text:p>
      <text:p text:style-name="P4">
图片: []</text:p>
      <text:p text:style-name="P4">
标签: ["Europe", "Central and Eastern Europe"]</text:p>
      <text:p text:style-name="P4">
Id: 22564589</text:p>
      <!--METADATA-->
      <text:p text:style-name="P4">
Zaporizhzhia地区(11:47). Red Alert: aerial threat. Sirens sounding. Take covernow!</text:p>
      <text:p text:style-name="P4">
News Collection Link: <text:a xlink:type="simple" xlink:href="https://liveuamap.com/en/2023/22-may-zaporizka-oblast1147-red-alert-aerial-g" text:style-name="Internet_20_link" text:visited-style-name="Visited_20_Internet_20_Link">
https://liveuamap.com/en/2023/22-may-zaporizka-oblast1147-red-alert-aerial-g</text:a>
</text:p>
      <text:p text:style-name="P4">
News Source: <text:a xlink:type="simple" xlink:href="https://t.me/air_alert_ua/46236" text:style-name="Internet_20_link" text:visited-style-name="Visited_20_Internet_20_Link">
https://t.me/air_alert_ua/46236</text:a>
</text:p>
      <!--NEWS-->
      <text:h text:style-name="P10" text:outline-level="1">
<text:span text:style-name="T4">
苏米地区，哈尔基夫地区哈尔基夫地区（11:52）。 红色ALRT：空中tchretate。 警笛声。 ...</text:span>
</text:h>
      <text:p text:style-name="P4">
作者: liveuamap (Language: en)</text:p>
      <text:p text:style-name="P4">
时间: 2023-05-22T05:53:00</text:p>
      <text:p text:style-name="P4">
地点: Sumska Oblast (Latitude:51.00003 Longtitude:33.99945)</text:p>
      <text:p text:style-name="P4">
视频: []</text:p>
      <text:p text:style-name="P4">
图片: []</text:p>
      <text:p text:style-name="P4">
标签: ["Europe", "Central and Eastern Europe"]</text:p>
      <text:p text:style-name="P4">
Id: 22564592</text:p>
      <!--METADATA-->
      <text:p text:style-name="P4">
苏米地区，哈尔基夫地区哈尔基夫地区(11:52). Red Alert: aerial threat.Sirens sounding. Take cover now!</text:p>
      <text:p text:style-name="P4">
News Collection Link: <text:a xlink:type="simple" xlink:href="https://liveuamap.com/en/2023/22-may-sumska-oblast-kharkiv-kharkivska-oblasg" text:style-name="Internet_20_link" text:visited-style-name="Visited_20_Internet_20_Link">
https://liveuamap.com/en/2023/22-may-sumska-oblast-kharkiv-kharkivska-oblasg</text:a>
</text:p>
      <text:p text:style-name="P4">
News Source: <text:a xlink:type="simple" xlink:href="https://t.me/air_alert_ua/46238" text:style-name="Internet_20_link" text:visited-style-name="Visited_20_Internet_20_Link">
https://t.me/air_alert_ua/46238</text:a>
</text:p>
      <!--NEWS-->
      <text:h text:style-name="P10" text:outline-level="1">
<text:span text:style-name="T4">
Ukrenergo：Zaporizhzhia核电站已经恢复了电源</text:span>
</text:h>
      <text:p text:style-name="P4">
作者: liveuamap (Language: en)</text:p>
      <text:p text:style-name="P4">
时间: 2023-05-22T05:58:30</text:p>
      <text:p text:style-name="P4">
地点: Enerhodar,Zaporiz'ka oblast (Latitude:47.5756 Longtitude:34.59526)</text:p>
      <text:p text:style-name="P4">
视频: []</text:p>
      <text:p text:style-name="P4">
图片: ["<text:a xlink:type="simple" xlink:href="https://liveuamap.com/pics/2023/05/22/22564596_0.jpg" text:style-name="Internet_20_link" text:visited-style-name="Visited_20_Internet_20_Link">
22564596_0.jpg</text:a>
"]</text:p>
      <text:p text:style-name="P4">
标签: ["Energy", "Central and Eastern Europe"]</text:p>
      <text:p text:style-name="P4">
Id: 22564596</text:p>
      <!--METADATA-->
      <text:p text:style-name="P4">
Ukrenergo：Zaporizhzhia核电站已经恢复了电源</text:p>
      <text:p text:style-name="P4">
<draw:frame draw:style-name="fr1" draw:name="Image77" text:anchor-type="as-char" svg:width="6.9236in" svg:height="6.9236in" draw:z-index="0">
<draw:image xlink:href="../Images/liveuamap/2023-05-22T05-58-30/22564596_0.jpg" xlink:type="simple" xlink:show="embed" xlink:actuate="onLoad" draw:mime-type="image/jpeg"/>
</draw:frame>
新闻集链接：<text:a xlink:type="simple" xlink:href="https://liveuamap.com/en/2023/22-may-ukrenergo-power-supply-has-been-restored-at-zaporizhzhia" text:style-name="Internet_20_link" text:visited-style-name="Visited_20_Internet_20_Link">
https://liveuamap.com/en/2023/22-may-ukrenergo-power-supply-supply-has-ben---------- at-zaporizhzhia</text:a>
</text:p>
      <text:p text:style-name="P4">
News Source: <text:a xlink:type="simple" xlink:href="https://t.me/Ukrenergo/2100" text:style-name="Internet_20_link" text:visited-style-name="Visited_20_Internet_20_Link">
https://t.me/Ukrenergo/2100</text:a>
</text:p>
      <!--NEWS-->
      <text:h text:style-name="P10" text:outline-level="1">
<text:span text:style-name="T4">
从Belgorod发射的导弹</text:span>
</text:h>
      <text:p text:style-name="P4">
作者: liveuamap (Language: en)</text:p>
      <text:p text:style-name="P4">
时间: 2023-05-22T05:59:42</text:p>
      <text:p text:style-name="P4">
地点: Belgorod (Latitude:50.6413 Longtitude:36.60067)</text:p>
      <text:p text:style-name="P4">
视频: []</text:p>
      <text:p text:style-name="P4">
图片: ["<text:a xlink:type="simple" xlink:href="https://liveuamap.com/pics/2023/05/22/22564597_0.jpg" text:style-name="Internet_20_link" text:visited-style-name="Visited_20_Internet_20_Link">
22564597_0.jpg</text:a>
"]</text:p>
      <text:p text:style-name="P4">
标签: ["Russia", "Central and Eastern Europe"]</text:p>
      <text:p text:style-name="P4">
Id: 22564597</text:p>
      <!--METADATA-->
      <text:p text:style-name="P4">
从Belgorod发射的导弹</text:p>
      <text:p text:style-name="P4">
<draw:frame draw:style-name="fr1" draw:name="Image78" text:anchor-type="as-char" svg:width="6.9236in" svg:height="7.901398in" draw:z-index="0">
<draw:image xlink:href="../Images/liveuamap/2023-05-22T05-59-42/22564597_0.jpg" xlink:type="simple" xlink:show="embed" xlink:actuate="onLoad" draw:mime-type="image/jpeg"/>
</draw:frame>
新闻集链接：<text:a xlink:type="simple" xlink:href="https://liveuamap.com/en/2023/22-may-missile-launches-from-belgorod" text:style-name="Internet_20_link" text:visited-style-name="Visited_20_Internet_20_Link">
https://liveuamap.com/en/2023/22-may-missile-launches-from-belgorod</text:a>
</text:p>
      <text:p text:style-name="P4">
News Source: <text:a xlink:type="simple" xlink:href="https://t.me/itsdonetsk/75892" text:style-name="Internet_20_link" text:visited-style-name="Visited_20_Internet_20_Link">
https://t.me/itsdonetsk/75892</text:a>
</text:p>
      <!--NEWS-->
      <text:h text:style-name="P10" text:outline-level="1">
<text:span text:style-name="T4">
1人因霍尔森地区斯坦尼斯拉夫的炮击而丧生</text:span>
</text:h>
      <text:p text:style-name="P4">
作者: liveuamap (Language: en)</text:p>
      <text:p text:style-name="P4">
时间: 2023-05-22T06:48:52</text:p>
      <text:p text:style-name="P4">
地点: Kherson, Khersons'ka oblast (Latitude:46.56866 Longtitude:32.15029)</text:p>
      <text:p text:style-name="P4">
视频: []</text:p>
      <text:p text:style-name="P4">
图片: []</text:p>
      <text:p text:style-name="P4">
标签: ["Europe", "Central and Eastern Europe"]</text:p>
      <text:p text:style-name="P4">
Id: 22564602</text:p>
      <!--METADATA-->
      <text:p text:style-name="P4">
1人因霍尔森地区斯坦尼斯拉夫的炮击而丧生</text:p>
      <text:p text:style-name="P4">
新闻集链接：<text:a xlink:type="simple" xlink:href="https://liveuamap.com/en/2023/22-may-1-person-killed-as-result-of-shelling-in-stanislav" text:style-name="Internet_20_link" text:visited-style-name="Visited_20_Internet_20_Link">
https://liveuamap.com/en/2023/22-may-1-person-kill-kill-kill-as-result-shelling-inlelling-instanislav</text:a>
</text:p>
      <text:p text:style-name="P4">
News Source: <text:a xlink:type="simple" xlink:href="https://t.me/babel/32641" text:style-name="Internet_20_link" text:visited-style-name="Visited_20_Internet_20_Link">
https://t.me/babel/32641</text:a>
</text:p>
      <!--NEWS-->
      <text:h text:style-name="P10" text:outline-level="1">
<text:span text:style-name="T4">
Belgorod地区州长说，Saboteur Group已进入FSB边境Gurevoron区...</text:span>
</text:h>
      <text:p text:style-name="P4">
作者: liveuamap (Language: en)</text:p>
      <text:p text:style-name="P4">
时间: 2023-05-22T07:29:01</text:p>
      <text:p text:style-name="P4">
地点: Belgorod, Belgorodskaya oblast' (Latitude:50.45357 Longtitude:35.59673)</text:p>
      <text:p text:style-name="P4">
视频: []</text:p>
      <text:p text:style-name="P4">
图片: []</text:p>
      <text:p text:style-name="P4">
标签: ["Europe", "Central and Eastern Europe"]</text:p>
      <text:p text:style-name="P4">
Id: 22564605</text:p>
      <!--METADATA-->
      <text:p text:style-name="P4">
Belgorod地区州长说，Saboteur Group已进入Grayvorndistrict，FSB边防部队，俄罗斯武装部队和Rosguard，正在接受测量</text:p>
      <text:p text:style-name="P4">
新闻集链接：<text:a xlink:type="simple" xlink:href="https://liveuamap.com/en/2023/22-may-governor-of-belgorod-region-says-saboteur-group-has" text:style-name="Internet_20_link" text:visited-style-name="Visited_20_Internet_20_Link">
https://liveuamap.com/en/2023/22-may-governor-of-belgorod-region-says-says-saboteur-group-has</text:a>
</text:p>
      <text:p text:style-name="P4">
News Source: <text:a xlink:type="simple" xlink:href="https://t.me/bazabazon/17841" text:style-name="Internet_20_link" text:visited-style-name="Visited_20_Internet_20_Link">
https://t.me/bazabazon/17841</text:a>
</text:p>
      <!--NEWS-->
      <text:h text:style-name="P10" text:outline-level="1">
<text:span text:style-name="T4">
军团“俄罗斯自由”和RDK（俄罗斯志愿军）声称控制了Kozinka Vil ...</text:span>
</text:h>
      <text:p text:style-name="P4">
作者: liveuamap (Language: en)</text:p>
      <text:p text:style-name="P4">
时间: 2023-05-22T07:32:11</text:p>
      <text:p text:style-name="P4">
地点: Belgorod, Belgorodskaya oblast' (Latitude:50.45477 Longtitude:35.59261)</text:p>
      <text:p text:style-name="P4">
视频: []</text:p>
      <text:p text:style-name="P4">
图片: []</text:p>
      <text:p text:style-name="P4">
标签: ["Russia"]</text:p>
      <text:p text:style-name="P4">
Id: 22564606</text:p>
      <!--METADATA-->
      <text:p text:style-name="P4">
军团“俄罗斯自由”和RDK(俄罗斯志愿军团)声称Controlover belgorod地区Grayvoron区的Kozinka村庄</text:p>
      <text:p text:style-name="P4">
新闻收集链接：<text:a xlink:type="simple" xlink:href="https://liveuamap.com/en/2023/22-may-legion-freedom-of-russia-and-rdkrussian-volunteers" text:style-name="Internet_20_link" text:visited-style-name="Visited_20_Internet_20_Link">
https://liveuamap.com/en/2023/22-may-legion-freedom-of------------------rdkrussian-volunteers</text:a>
</text:p>
      <text:p text:style-name="P4">
News Source: <text:a xlink:type="simple" xlink:href="https://t.me/legionoffreedom/785" text:style-name="Internet_20_link" text:visited-style-name="Visited_20_Internet_20_Link">
https://t.me/legionoffreedom/785</text:a>
</text:p>
      <!--NEWS-->
      <text:h text:style-name="P10" text:outline-level="1">
<text:span text:style-name="T4">
苏米地区，哈尔基夫地区（13：SS）。 红色ALRT：空中tchretate。 警笛声。 ...</text:span>
</text:h>
      <text:p text:style-name="P4">
作者: liveuamap (Language: en)</text:p>
      <text:p text:style-name="P4">
时间: 2023-05-22T07:38:00</text:p>
      <text:p text:style-name="P4">
地点: Sumska Oblast (Latitude:50.99892 Longtitude:34.00007)</text:p>
      <text:p text:style-name="P4">
视频: []</text:p>
      <text:p text:style-name="P4">
图片: []</text:p>
      <text:p text:style-name="P4">
标签: ["Europe", "Central and Eastern Europe"]</text:p>
      <text:p text:style-name="P4">
Id: 22564607</text:p>
      <!--METADATA-->
      <text:p text:style-name="P4">
苏米地区，哈尔基夫地区哈尔基夫地区(13:37). Red Alert: aerial threat.Sirens sounding. Take cover now!</text:p>
      <text:p text:style-name="P4">
News Collection Link: <text:a xlink:type="simple" xlink:href="https://liveuamap.com/en/2023/22-may-sumska-oblast-kharkiv-kharkivska-oblasg-2207" text:style-name="Internet_20_link" text:visited-style-name="Visited_20_Internet_20_Link">
https://liveuamap.com/en/2023/22-may-sumska-oblast-kharkiv-kharkivska-oblasg-2207</text:a>
</text:p>
      <text:p text:style-name="P4">
News Source: <text:a xlink:type="simple" xlink:href="https://t.me/air_alert_ua/46244" text:style-name="Internet_20_link" text:visited-style-name="Visited_20_Internet_20_Link">
https://t.me/air_alert_ua/46244</text:a>
</text:p>
      <!--NEWS-->
      <text:h text:style-name="P10" text:outline-level="1">
<text:span text:style-name="T4">
涉嫌从格雷沃伦附近的戈拉 - 波达尔镇报道了涉嫌浸润</text:span>
</text:h>
      <text:p text:style-name="P4">
作者: liveuamap (Language: en)</text:p>
      <text:p text:style-name="P4">
时间: 2023-05-22T07:40:05</text:p>
      <text:p text:style-name="P4">
地点: Grayvoron (Latitude:50.4763 Longtitude:35.64789)</text:p>
      <text:p text:style-name="P4">
视频: []</text:p>
      <text:p text:style-name="P4">
图片: []</text:p>
      <text:p text:style-name="P4">
标签: ["Russia", "Central and Eastern Europe"]</text:p>
      <text:p text:style-name="P4">
Id: 22564608</text:p>
      <!--METADATA-->
      <text:p text:style-name="P4">
涉嫌渗透来自Gora-Podal Town附近的Gora-Podal Town</text:p>
      <text:p text:style-name="P4">
新闻集链接：<text:a xlink:type="simple" xlink:href="https://liveuamap.com/en/2023/22-may-suspected-saboteurs-infiltration-reported-from-the" text:style-name="Internet_20_link" text:visited-style-name="Visited_20_Internet_20_Link">
https://liveuamap.com/en/2023/22-may-suspected-saboteurs-saboteurs-infiltration-infortration-reported-from-the-the</text:a>
</text:p>
      <text:p text:style-name="P4">
News Source: <text:a xlink:type="simple" xlink:href="https://t.me/bbbelgorod/6064" text:style-name="Internet_20_link" text:visited-style-name="Visited_20_Internet_20_Link">
https://t.me/bbbelgorod/6064</text:a>
</text:p>
      <!--NEWS-->
      <text:h text:style-name="P10" text:outline-level="1">
<text:span text:style-name="T4">
Kramatorsk附近的火与爆炸</text:span>
</text:h>
      <text:p text:style-name="P4">
作者: liveuamap (Language: en)</text:p>
      <text:p text:style-name="P4">
时间: 2023-05-22T07:44:31</text:p>
      <text:p text:style-name="P4">
地点: Donetsk Oblast (Latitude:48.72676 Longtitude:37.55436)</text:p>
      <text:p text:style-name="P4">
视频: []</text:p>
      <text:p text:style-name="P4">
图片: ["<text:a xlink:type="simple" xlink:href="https://liveuamap.com/pics/2023/05/22/22564609_0.jpg" text:style-name="Internet_20_link" text:visited-style-name="Visited_20_Internet_20_Link">
22564609_0.jpg</text:a>
", "<text:a xlink:type="simple" xlink:href="https://liveuamap.com/pics/2023/05/22/22564609_1.jpg" text:style-name="Internet_20_link" text:visited-style-name="Visited_20_Internet_20_Link">
22564609_1.jpg</text:a>
", "<text:a xlink:type="simple" xlink:href="https://liveuamap.com/pics/2023/05/22/22564609_2.jpg" text:style-name="Internet_20_link" text:visited-style-name="Visited_20_Internet_20_Link">
22564609_2.jpg</text:a>
", "<text:a xlink:type="simple" xlink:href="https://liveuamap.com/pics/2023/05/22/22564609_3.jpg" text:style-name="Internet_20_link" text:visited-style-name="Visited_20_Internet_20_Link">
22564609_3.jpg</text:a>
", "<text:a xlink:type="simple" xlink:href="https://liveuamap.com/pics/2023/05/22/22564609_4.jpg" text:style-name="Internet_20_link" text:visited-style-name="Visited_20_Internet_20_Link">
22564609_4.jpg</text:a>
"]</text:p>
      <text:p text:style-name="P4">
标签: ["Europe", "Central and Eastern Europe"]</text:p>
      <text:p text:style-name="P4">
Id: 22564609</text:p>
      <!--METADATA-->
      <text:p text:style-name="P4">
Kramatorsk附近的火与爆炸</text:p>
      <text:p text:style-name="P4">
<draw:frame draw:style-name="fr1" draw:name="Image79" text:anchor-type="as-char" svg:width="6.9236in" svg:height="6.9236in" draw:z-index="0">
<draw:image xlink:href="../Images/liveuamap/2023-05-22T07-44-31/22564609_0.jpg" xlink:type="simple" xlink:show="embed" xlink:actuate="onLoad" draw:mime-type="image/jpeg"/>
</draw:frame>
<draw:frame draw:style-name="fr1" draw:name="Image80" text:anchor-type="as-char" svg:width="6.9236in" svg:height="6.9236in" draw:z-index="0">
<draw:image xlink:href="../Images/liveuamap/2023-05-22T07-44-31/22564609_1.jpg" xlink:type="simple" xlink:show="embed" xlink:actuate="onLoad" draw:mime-type="image/jpeg"/>
</draw:frame>
<draw:frame draw:style-name="fr1" draw:name="Image81" text:anchor-type="as-char" svg:width="6.9236in" svg:height="6.9236in" draw:z-index="0">
<draw:image xlink:href="../Images/liveuamap/2023-05-22T07-44-31/22564609_2.jpg" xlink:type="simple" xlink:show="embed" xlink:actuate="onLoad" draw:mime-type="image/jpeg"/>
</draw:frame>
<draw:frame draw:style-name="fr1" draw:name="Image82" text:anchor-type="as-char" svg:width="6.9236in" svg:height="6.9236in" draw:z-index="0">
<draw:image xlink:href="../Images/liveuamap/2023-05-22T07-44-31/22564609_3.jpg" xlink:type="simple" xlink:show="embed" xlink:actuate="onLoad" draw:mime-type="image/jpeg"/>
</draw:frame>
<draw:frame draw:style-name="fr1" draw:name="Image83" text:anchor-type="as-char" svg:width="6.9236in" svg:height="6.9236in" draw:z-index="0">
<draw:image xlink:href="../Images/liveuamap/2023-05-22T07-44-31/22564609_4.jpg" xlink:type="simple" xlink:show="embed" xlink:actuate="onLoad" draw:mime-type="image/jpeg"/>
</draw:frame>
新闻集链接：<text:a xlink:type="simple" xlink:href="https://liveuamap.com/en/2023/22-may-fire-and-explosions-near-kramatorsk" text:style-name="Internet_20_link" text:visited-style-name="Visited_20_Internet_20_Link">
https://liveuamap.com/en/2023/22-may-fire-and-explosions-near-kramatorsk</text:a>
</text:p>
      <text:p text:style-name="P4">
News Source: <text:a xlink:type="simple" xlink:href="https://t.me/itsdonetsk/75929" text:style-name="Internet_20_link" text:visited-style-name="Visited_20_Internet_20_Link">
https://t.me/itsdonetsk/75929</text:a>
</text:p>
      <!--NEWS-->
      <text:h text:style-name="P10" text:outline-level="1">
<text:span text:style-name="T4">
俄罗斯媒体报道，来自格雷沃伦区Kozinka村的平民部分撤离</text:span>
</text:h>
      <text:p text:style-name="P4">
作者: liveuamap (Language: en)</text:p>
      <text:p text:style-name="P4">
时间: 2023-05-22T08:01:29</text:p>
      <text:p text:style-name="P4">
地点: Belgorod, Belgorodskaya oblast' (Latitude:50.45193 Longtitude:35.5957)</text:p>
      <text:p text:style-name="P4">
视频: []</text:p>
      <text:p text:style-name="P4">
图片: []</text:p>
      <text:p text:style-name="P4">
标签: ["Russia", "Europe"]</text:p>
      <text:p text:style-name="P4">
Id: 22564610</text:p>
      <!--METADATA-->
      <text:p text:style-name="P4">
俄罗斯媒体报道，来自Kozinka村庄的平民地区的部分撤离</text:p>
      <text:p text:style-name="P4">
新闻集链接：<text:a xlink:type="simple" xlink:href="https://liveuamap.com/en/2023/22-may-russian-media-report-partial-evacuation-of-civilians" text:style-name="Internet_20_link" text:visited-style-name="Visited_20_Internet_20_Link">
https://liveuamap.com/en/2023/22-may-russian-media-media-report-partial-partial-partial-evacuation-of-civilians</text:a>
</text:p>
      <text:p text:style-name="P4">
News Source: <text:a xlink:type="simple" xlink:href="https://t.me/shot_shot/51738" text:style-name="Internet_20_link" text:visited-style-name="Visited_20_Internet_20_Link">
https://t.me/shot_shot/51738</text:a>
</text:p>
      <!--NEWS-->
      <text:h text:style-name="P10" text:outline-level="1">
<text:span text:style-name="T4">
俄罗斯国防部索赔袭击dnipro机场一夜</text:span>
</text:h>
      <text:p text:style-name="P4">
作者: liveuamap (Language: en)</text:p>
      <text:p text:style-name="P4">
时间: 2023-05-22T08:09:15</text:p>
      <text:p text:style-name="P4">
地点: Moskva, Moscow (Latitude:55.7498 Longtitude:37.6029)</text:p>
      <text:p text:style-name="P4">
视频: []</text:p>
      <text:p text:style-name="P4">
图片: []</text:p>
      <text:p text:style-name="P4">
标签: ["Central and Eastern Europe", "Russia"]</text:p>
      <text:p text:style-name="P4">
Id: 22564611</text:p>
      <!--METADATA-->
      <text:p text:style-name="P4">
俄罗斯国防部索赔袭击dnipro机场一夜</text:p>
      <text:p text:style-name="P4">
新闻集链接：<text:a xlink:type="simple" xlink:href="https://liveuamap.com/en/2023/22-may-russian-ministry-of-defense-claims-attack-on-dnipro" text:style-name="Internet_20_link" text:visited-style-name="Visited_20_Internet_20_Link">
https://liveuamap.com/en/2023/22-may-russian-ministry-of-defense-claims-claims-antack-on-dnipro</text:a>
</text:p>
      <text:p text:style-name="P4">
News Source: <text:a xlink:type="simple" xlink:href="https://t.me/readovkanews/59319" text:style-name="Internet_20_link" text:visited-style-name="Visited_20_Internet_20_Link">
https://t.me/readovkanews/59319</text:a>
</text:p>
      <!--NEWS-->
      <text:h text:style-name="P10" text:outline-level="1">
<text:span text:style-name="T4">
克里姆林宫的发言人说，普京被告知贝尔戈罗德的破坏者渗透...</text:span>
</text:h>
      <text:p text:style-name="P4">
作者: liveuamap (Language: en)</text:p>
      <text:p text:style-name="P4">
时间: 2023-05-22T08:33:19</text:p>
      <text:p text:style-name="P4">
地点: Moskva, Moscow (Latitude:55.75091 Longtitude:37.62066)</text:p>
      <text:p text:style-name="P4">
视频: []</text:p>
      <text:p text:style-name="P4">
图片: []</text:p>
      <text:p text:style-name="P4">
标签: ["Russia"]</text:p>
      <text:p text:style-name="P4">
Id: 22564612</text:p>
      <!--METADATA-->
      <text:p text:style-name="P4">
克里姆林宫的发言人说，普京被告知Saboteursin Belgorod地区的渗透</text:p>
      <text:p text:style-name="P4">
新闻集链接：<text:a xlink:type="simple" xlink:href="https://liveuamap.com/en/2023/22-may-kremlins-spokesperson-said-putin-was-informed-about" text:style-name="Internet_20_link" text:visited-style-name="Visited_20_Internet_20_Link">
https://liveuamap.com/en/2023/22-may-kremlins-spokesperson-said-putin-was-informed-about</text:a>
</text:p>
      <text:p text:style-name="P4">
News Source: <text:a xlink:type="simple" xlink:href="https://t.me/interfaxonline/32408" text:style-name="Internet_20_link" text:visited-style-name="Visited_20_Internet_20_Link">
https://t.me/interfaxonline/32408</text:a>
</text:p>
      <!--NEWS-->
      <text:h text:style-name="P10" text:outline-level="1">
<text:span text:style-name="T4">
由于与Saboteur Group发生冲突，Gora-Podol镇Belgorod地区的损失</text:span>
</text:h>
      <text:p text:style-name="P4">
作者: liveuamap (Language: en)</text:p>
      <text:p text:style-name="P4">
时间: 2023-05-22T08:41:49</text:p>
      <text:p text:style-name="P4">
地点: Grayvoron (Latitude:50.47608 Longtitude:35.64703)</text:p>
      <text:p text:style-name="P4">
视频: []</text:p>
      <text:p text:style-name="P4">
图片: ["<text:a xlink:type="simple" xlink:href="https://liveuamap.com/pics/2023/05/22/22564613_0.jpg" text:style-name="Internet_20_link" text:visited-style-name="Visited_20_Internet_20_Link">
22564613_0.jpg</text:a>
"]</text:p>
      <text:p text:style-name="P4">
标签: ["Russia", "Central and Eastern Europe"]</text:p>
      <text:p text:style-name="P4">
Id: 22564613</text:p>
      <!--METADATA-->
      <text:p text:style-name="P4">
与Saboteur Group发生冲突的结果</text:p>
      <text:p text:style-name="P4">
<draw:frame draw:style-name="fr1" draw:name="Image84" text:anchor-type="as-char" svg:width="6.9236in" svg:height="5.1927in" draw:z-index="0">
<draw:image xlink:href="../Images/liveuamap/2023-05-22T08-41-49/22564613_0.jpg" xlink:type="simple" xlink:show="embed" xlink:actuate="onLoad" draw:mime-type="image/jpeg"/>
</draw:frame>
新闻集链接：<text:a xlink:type="simple" xlink:href="https://liveuamap.com/en/2023/22-may-damage-in-gorapodol-town-of-belgorod-region-as-result" text:style-name="Internet_20_link" text:visited-style-name="Visited_20_Internet_20_Link">
https://liveuamap.com/en/2023/22-may-damage-ingamage-ingorapodol-wown------belgorod-region-region-as-result</text:a>
</text:p>
      <text:p text:style-name="P4">
News Source: <text:a xlink:type="simple" xlink:href="https://t.me/bazabazon/17849" text:style-name="Internet_20_link" text:visited-style-name="Visited_20_Internet_20_Link">
https://t.me/bazabazon/17849</text:a>
</text:p>
      <!--NEWS-->
      <text:h text:style-name="P10" text:outline-level="1">
<text:span text:style-name="T4">
哈尔基夫·哈基夫斯卡（Kharkivska）的哈尔基夫（Kharkiv）（14:57）。 红色警报：空中威胁。 警笛声。 立即掩盖！</text:span>
</text:h>
      <text:p text:style-name="P4">
作者: liveuamap (Language: en)</text:p>
      <text:p text:style-name="P4">
时间: 2023-05-22T08:59:00</text:p>
      <text:p text:style-name="P4">
地点: Kharkiv (Latitude:49.98007 Longtitude:36.25209)</text:p>
      <text:p text:style-name="P4">
视频: []</text:p>
      <text:p text:style-name="P4">
图片: []</text:p>
      <text:p text:style-name="P4">
标签: ["Europe", "Central and Eastern Europe"]</text:p>
      <text:p text:style-name="P4">
Id: 22564614</text:p>
      <!--METADATA-->
      <text:p text:style-name="P4">
哈尔基夫(Kharkiv)，哈尔基夫地区(14:57). Red Alert: aerial threat. Sirens sounding.Take cover now!</text:p>
      <text:p text:style-name="P4">
News Collection Link: <text:a xlink:type="simple" xlink:href="https://liveuamap.com/en/2023/22-may-kharkiv-kharkivska-oblast1457-red-alerg" text:style-name="Internet_20_link" text:visited-style-name="Visited_20_Internet_20_Link">
https://liveuamap.com/en/2023/22-may-kharkiv-kharkivska-oblast1457-red-alerg</text:a>
</text:p>
      <text:p text:style-name="P4">
News Source: <text:a xlink:type="simple" xlink:href="https://t.me/air_alert_ua/46249" text:style-name="Internet_20_link" text:visited-style-name="Visited_20_Internet_20_Link">
https://t.me/air_alert_ua/46249</text:a>
</text:p>
      <!--NEWS-->
      <text:h text:style-name="P10" text:outline-level="1">
<text:span text:style-name="T4">
哈尔基夫报道的爆炸。 区域管理负责人敦促人口占领Shel ...</text:span>
</text:h>
      <text:p text:style-name="P4">
作者: liveuamap (Language: en)</text:p>
      <text:p text:style-name="P4">
时间: 2023-05-22T09:05:03</text:p>
      <text:p text:style-name="P4">
地点: Kharkiv,Kharkivs'ka oblast (Latitude:50.02197 Longtitude:36.30638)</text:p>
      <text:p text:style-name="P4">
视频: []</text:p>
      <text:p text:style-name="P4">
图片: []</text:p>
      <text:p text:style-name="P4">
标签: ["Europe", "Central and Eastern Europe"]</text:p>
      <text:p text:style-name="P4">
Id: 22564615</text:p>
      <!--METADATA-->
      <text:p text:style-name="P4">
哈尔基夫报道的爆炸。 区域行政管理负责人占据庇护所</text:p>
      <text:p text:style-name="P4">
新闻集链接：<text:a xlink:type="simple" xlink:href="https://liveuamap.com/en/2023/22-may-explosions-reported-in-kharkiv-head-of-regional-administration" text:style-name="Internet_20_link" text:visited-style-name="Visited_20_Internet_20_Link">
https://liveuamap.com/en/2023/22-may-explosions-reported-in-kharkiv-harkiv-head-firgional-administration</text:a>
</text:p>
      <text:p text:style-name="P4">
News Source: <text:a xlink:type="simple" xlink:href="https://t.me/synegubov/6261" text:style-name="Internet_20_link" text:visited-style-name="Visited_20_Internet_20_Link">
https://t.me/synegubov/6261</text:a>
</text:p>
      <!--NEWS-->
      <text:h text:style-name="P10" text:outline-level="1">
<text:span text:style-name="T4">
据报道，俄罗斯MI-8直升机在Belgorod地区的Prokhorovka村附近坠毁</text:span>
</text:h>
      <text:p text:style-name="P4">
作者: liveuamap (Language: en)</text:p>
      <text:p text:style-name="P4">
时间: 2023-05-22T09:08:31</text:p>
      <text:p text:style-name="P4">
地点: Prokhorovka (Latitude:51.02088 Longtitude:36.72987)</text:p>
      <text:p text:style-name="P4">
视频: []</text:p>
      <text:p text:style-name="P4">
图片: []</text:p>
      <text:p text:style-name="P4">
标签: ["Central and Eastern Europe", "Russia"]</text:p>
      <text:p text:style-name="P4">
Id: 22564616</text:p>
      <!--METADATA-->
      <text:p text:style-name="P4">
据报道，俄罗斯MI-8直升机在Belgorod地区的Prokhorovka村附近坠毁</text:p>
      <text:p text:style-name="P4">
新闻集链接：<text:a xlink:type="simple" xlink:href="https://liveuamap.com/en/2023/22-may-russian-mi8-helicopter-reportedly-crashed-near-prokhorovka" text:style-name="Internet_20_link" text:visited-style-name="Visited_20_Internet_20_Link">
https://liveuamap.com/en/2023/22-may-russian-mi8-helicopter-reported--crashed-near-prokhorovka</text:a>
</text:p>
      <text:p text:style-name="P4">
News Source: <text:a xlink:type="simple" xlink:href="https://t.me/bazabazon/17851" text:style-name="Internet_20_link" text:visited-style-name="Visited_20_Internet_20_Link">
https://t.me/bazabazon/17851</text:a>
</text:p>
      <!--NEWS-->
      <text:h text:style-name="P10" text:outline-level="1">
<text:span text:style-name="T4">
Poltavska Oblast（15:10）。 红色警报：空中威胁。 警笛声。 立即掩盖！</text:span>
</text:h>
      <text:p text:style-name="P4">
作者: liveuamap (Language: en)</text:p>
      <text:p text:style-name="P4">
时间: 2023-05-22T09:10:00</text:p>
      <text:p text:style-name="P4">
地点: Poltavska Oblast (Latitude:49.47586 Longtitude:33.81982)</text:p>
      <text:p text:style-name="P4">
视频: []</text:p>
      <text:p text:style-name="P4">
图片: []</text:p>
      <text:p text:style-name="P4">
标签: ["Europe", "Central and Eastern Europe"]</text:p>
      <text:p text:style-name="P4">
Id: 22564618</text:p>
      <!--METADATA-->
      <text:p text:style-name="P4">
poltava(15:10). Red Alert: aerial threat. Sirens sounding. Take covernow!</text:p>
      <text:p text:style-name="P4">
News Collection Link: <text:a xlink:type="simple" xlink:href="https://liveuamap.com/en/2023/22-may-poltavska-oblast1510-red-alert-aerial-g" text:style-name="Internet_20_link" text:visited-style-name="Visited_20_Internet_20_Link">
https://liveuamap.com/en/2023/22-may-poltavska-oblast1510-red-alert-aerial-g</text:a>
</text:p>
      <text:p text:style-name="P4">
News Source: <text:a xlink:type="simple" xlink:href="https://t.me/air_alert_ua/46250" text:style-name="Internet_20_link" text:visited-style-name="Visited_20_Internet_20_Link">
https://t.me/air_alert_ua/46250</text:a>
</text:p>
      <!--NEWS-->
      <text:h text:style-name="P10" text:outline-level="1">
<text:span text:style-name="T4">
贝尔戈罗德地区的警察宣布高度准备就绪，所有警察都被召唤</text:span>
</text:h>
      <text:p text:style-name="P4">
作者: liveuamap (Language: en)</text:p>
      <text:p text:style-name="P4">
时间: 2023-05-22T09:10:16</text:p>
      <text:p text:style-name="P4">
地点: Belgorod, Belgorodskaya oblast' (Latitude:50.59686 Longtitude:36.58773)</text:p>
      <text:p text:style-name="P4">
视频: []</text:p>
      <text:p text:style-name="P4">
图片: []</text:p>
      <text:p text:style-name="P4">
标签: ["Russia", "Central and Eastern Europe"]</text:p>
      <text:p text:style-name="P4">
Id: 22564617</text:p>
      <!--METADATA-->
      <text:p text:style-name="P4">
贝尔戈罗德地区的警察宣布高度准备，所有警察都被围困</text:p>
      <text:p text:style-name="P4">
新闻集链接：<text:a xlink:type="simple" xlink:href="https://liveuamap.com/en/2023/22-may-police-in-belgorod-region-declared-high-readiness" text:style-name="Internet_20_link" text:visited-style-name="Visited_20_Internet_20_Link">
https://liveuamap.com/en/2023/22-may-police-in-belgorod-gregion-declared-high-readiness</text:a>
</text:p>
      <text:p text:style-name="P4">
News Source: <text:a xlink:type="simple" xlink:href="https://t.me/bazabazon/17852" text:style-name="Internet_20_link" text:visited-style-name="Visited_20_Internet_20_Link">
https://t.me/bazabazon/17852</text:a>
</text:p>
      <!--NEWS-->
      <text:h text:style-name="P10" text:outline-level="1">
<text:span text:style-name="T4">
Zaporizka Oblast（15:10）。 红色警报：空中威胁。 警笛声。 立即掩盖！</text:span>
</text:h>
      <text:p text:style-name="P4">
作者: liveuamap (Language: en)</text:p>
      <text:p text:style-name="P4">
时间: 2023-05-22T09:11:00</text:p>
      <text:p text:style-name="P4">
地点: Zaporizka Oblast (Latitude:47.612331 Longtitude:35.766481)</text:p>
      <text:p text:style-name="P4">
视频: []</text:p>
      <text:p text:style-name="P4">
图片: []</text:p>
      <text:p text:style-name="P4">
标签: ["Europe", "Central and Eastern Europe"]</text:p>
      <text:p text:style-name="P4">
Id: 22564619</text:p>
      <!--METADATA-->
      <text:p text:style-name="P4">
Zaporizhzhia地区(15:10). Red Alert: aerial threat. Sirens sounding. Take covernow!</text:p>
      <text:p text:style-name="P4">
News Collection Link: <text:a xlink:type="simple" xlink:href="https://liveuamap.com/en/2023/22-may-zaporizka-oblast1510-red-alert-aerial-g" text:style-name="Internet_20_link" text:visited-style-name="Visited_20_Internet_20_Link">
https://liveuamap.com/en/2023/22-may-zaporizka-oblast1510-red-alert-aerial-g</text:a>
</text:p>
      <text:p text:style-name="P4">
News Source: <text:a xlink:type="simple" xlink:href="https://t.me/suspilnezaporizhzhya/13015" text:style-name="Internet_20_link" text:visited-style-name="Visited_20_Internet_20_Link">
https://t.me/suspilnezaporizhzhya/13015</text:a>
</text:p>
      <!--NEWS-->
      <text:h text:style-name="P10" text:outline-level="1">
<text:span text:style-name="T4">
Donetsk地区，Sumy地区，Chernihiv地区，Dnipro，Dnipropetrovsk地区，Kirovohra ...</text:span>
</text:h>
      <text:p text:style-name="P4">
作者: liveuamap (Language: en)</text:p>
      <text:p text:style-name="P4">
时间: 2023-05-22T09:12:00</text:p>
      <text:p text:style-name="P4">
地点: Donetsk Oblast (Latitude:48.727 Longtitude:37.577)</text:p>
      <text:p text:style-name="P4">
视频: []</text:p>
      <text:p text:style-name="P4">
图片: []</text:p>
      <text:p text:style-name="P4">
标签: ["Europe", "Central and Eastern Europe"]</text:p>
      <text:p text:style-name="P4">
Id: 22564620</text:p>
      <!--METADATA-->
      <text:p text:style-name="P4">
Cherkasy地区Kirovohrad地区的Dnipropetrovsk地区Chernihiv地区Sumy地区，Chernihiv地区Sumy地区(15:11). Red Alert: aerialthreat. Sirens sounding. Take cover now!</text:p>
      <text:p text:style-name="P4">
News Collection Link: <text:a xlink:type="simple" xlink:href="https://liveuamap.com/en/2023/22-may-donetsk-oblast-sumska-oblast-chernihivg" text:style-name="Internet_20_link" text:visited-style-name="Visited_20_Internet_20_Link">
https://liveuamap.com/en/2023/22-may-donetsk-oblast-sumska-oblast-chernihivg</text:a>
</text:p>
      <text:p text:style-name="P4">
News Source: <text:a xlink:type="simple" xlink:href="https://t.me/air_alert_ua/46257" text:style-name="Internet_20_link" text:visited-style-name="Visited_20_Internet_20_Link">
https://t.me/air_alert_ua/46257</text:a>
</text:p>
      <!--NEWS-->
      <text:h text:style-name="P10" text:outline-level="1">
<text:span text:style-name="T4">
准备撤离Grayvoron和附近村庄的地方当局</text:span>
</text:h>
      <text:p text:style-name="P4">
作者: liveuamap (Language: en)</text:p>
      <text:p text:style-name="P4">
时间: 2023-05-22T09:35:47</text:p>
      <text:p text:style-name="P4">
地点: Grayvoron (Latitude:50.48247 Longtitude:35.66853)</text:p>
      <text:p text:style-name="P4">
视频: []</text:p>
      <text:p text:style-name="P4">
图片: []</text:p>
      <text:p text:style-name="P4">
标签: ["Russia", "Central and Eastern Europe"]</text:p>
      <text:p text:style-name="P4">
Id: 22564622</text:p>
      <!--METADATA-->
      <text:p text:style-name="P4">
准备撤离Grayvoron和附近村庄的地方当局</text:p>
      <text:p text:style-name="P4">
新闻集链接：<text:a xlink:type="simple" xlink:href="https://liveuamap.com/en/2023/22-may-local-authorities-preparing-to-evacuate-grayvoron" text:style-name="Internet_20_link" text:visited-style-name="Visited_20_Internet_20_Link">
https://liveuamap.com/en/2023/22-may-local-authorities-preparing-to-evacuate-grayvoron</text:a>
</text:p>
      <text:p text:style-name="P4">
News Source: <text:a xlink:type="simple" xlink:href="https://t.me/bbbreaking/156041" text:style-name="Internet_20_link" text:visited-style-name="Visited_20_Internet_20_Link">
https://t.me/bbbreaking/156041</text:a>
</text:p>
      <!--NEWS-->
      <text:h text:style-name="P10" text:outline-level="1">
<text:span text:style-name="T4">
在壳牌期间，格雷沃伦市政府的副负责人受伤...</text:span>
</text:h>
      <text:p text:style-name="P4">
作者: liveuamap (Language: en)</text:p>
      <text:p text:style-name="P4">
时间: 2023-05-22T09:40:43</text:p>
      <text:p text:style-name="P4">
地点: Grayvoron (Latitude:50.48274 Longtitude:35.6696)</text:p>
      <text:p text:style-name="P4">
视频: []</text:p>
      <text:p text:style-name="P4">
图片: []</text:p>
      <text:p text:style-name="P4">
标签: []</text:p>
      <text:p text:style-name="P4">
Id: 22564623</text:p>
      <!--METADATA-->
      <text:p text:style-name="P4">
没有任何</text:p>
      <text:p text:style-name="P4">
新闻集链接：<text:a xlink:type="simple" xlink:href="https://liveuamap.com/en/2023/22-may-the-deputy-head-of-the-administration-of-the-city" text:style-name="Internet_20_link" text:visited-style-name="Visited_20_Internet_20_Link">
https://liveuamap.com/en/2023/22-may-the-deputy-head-head-of-the-administration-the-city</text:a>
</text:p>
      <text:p text:style-name="P4">
News Source: <text:a xlink:type="simple" xlink:href="https://liveuamap.com/en/2023/22-may-the-deputy-head-of-the-administration-of-the-city" text:style-name="Internet_20_link" text:visited-style-name="Visited_20_Internet_20_Link">
https://liveuamap.com/en/2023/22-may-the-deputy-head-of-the-administration-of-the-city</text:a>
</text:p>
      <!--NEWS-->
      <text:h text:style-name="P10" text:outline-level="1">
<text:span text:style-name="T4">
10岁的男孩因伊齐镇炮击过夜而受伤</text:span>
</text:h>
      <text:p text:style-name="P4">
作者: liveuamap (Language: en)</text:p>
      <text:p text:style-name="P4">
时间: 2023-05-22T10:02:26</text:p>
      <text:p text:style-name="P4">
地点: Izium,Kharkiv Oblast (Latitude:49.19081 Longtitude:37.28017)</text:p>
      <text:p text:style-name="P4">
视频: []</text:p>
      <text:p text:style-name="P4">
图片: []</text:p>
      <text:p text:style-name="P4">
标签: ["Europe", "Central and Eastern Europe"]</text:p>
      <text:p text:style-name="P4">
Id: 22564626</text:p>
      <!--METADATA-->
      <text:p text:style-name="P4">
10岁的男孩因伊齐镇炮击过夜而受伤</text:p>
      <text:p text:style-name="P4">
新闻集链接：<text:a xlink:type="simple" xlink:href="https://liveuamap.com/en/2023/22-may-10-years-old-boy-wounded-as-result-of-shelling-in" text:style-name="Internet_20_link" text:visited-style-name="Visited_20_Internet_20_Link">
https://liveuamap.com/en/2023/22-may-10岁，年龄 - 鲍伊 - 沃德 -  as-result-of-inlelling-in</text:a>
</text:p>
      <text:p text:style-name="P4">
News Source: <text:a xlink:type="simple" xlink:href="https://t.me/suspilnekharkiv/25097" text:style-name="Internet_20_link" text:visited-style-name="Visited_20_Internet_20_Link">
https://t.me/suspilnekharkiv/25097</text:a>
</text:p>
      <!--NEWS-->
      <text:h text:style-name="P10" text:outline-level="1">
<text:span text:style-name="T4">
Dnipro，Dnipropetrovska Oblast（16:30）。 红色警报：空中威胁。 警笛声。 掩护...</text:span>
</text:h>
      <text:p text:style-name="P4">
作者: liveuamap (Language: en)</text:p>
      <text:p text:style-name="P4">
时间: 2023-05-22T10:31:00</text:p>
      <text:p text:style-name="P4">
地点: Dnipro (Latitude:48.45916 Longtitude:35.03908)</text:p>
      <text:p text:style-name="P4">
视频: []</text:p>
      <text:p text:style-name="P4">
图片: []</text:p>
      <text:p text:style-name="P4">
标签: ["Europe", "Central and Eastern Europe"]</text:p>
      <text:p text:style-name="P4">
Id: 22564630</text:p>
      <!--METADATA-->
      <text:p text:style-name="P4">
dnipro，dnipropetrovsk区域(16:30). Red Alert: aerial threat. Sirenssounding. Take cover now!</text:p>
      <text:p text:style-name="P4">
News Collection Link: <text:a xlink:type="simple" xlink:href="https://liveuamap.com/en/2023/22-may-dnipro-dnipropetrovska-oblast1630-red-g" text:style-name="Internet_20_link" text:visited-style-name="Visited_20_Internet_20_Link">
https://liveuamap.com/en/2023/22-may-dnipro-dnipropetrovska-oblast1630-red-g</text:a>
</text:p>
      <text:p text:style-name="P4">
News Source: <text:a xlink:type="simple" xlink:href="https://t.me/suspilnednipro/15764" text:style-name="Internet_20_link" text:visited-style-name="Visited_20_Internet_20_Link">
https://t.me/suspilnednipro/15764</text:a>
</text:p>
      <!--NEWS-->
      <text:h text:style-name="P10" text:outline-level="1">
<text:span text:style-name="T4">
Kirovohrad地区，Sumy地区，Kharkiv，Kharkiv地区，Zaporizhzhya地区，Donetsk ob ...</text:span>
</text:h>
      <text:p text:style-name="P4">
作者: liveuamap (Language: en)</text:p>
      <text:p text:style-name="P4">
时间: 2023-05-22T10:32:00</text:p>
      <text:p text:style-name="P4">
地点: Kirovohradska Oblast (Latitude:48.50012 Longtitude:31.99947)</text:p>
      <text:p text:style-name="P4">
视频: []</text:p>
      <text:p text:style-name="P4">
图片: []</text:p>
      <text:p text:style-name="P4">
标签: ["Europe", "Central and Eastern Europe"]</text:p>
      <text:p text:style-name="P4">
Id: 22564631</text:p>
      <!--METADATA-->
      <text:p text:style-name="P4">
Kirovohrad地区，Sumy地区，Kharkiv，Kharkiv地区，Zaporizka地区，顿涅茨克地区(16:31). Red Alert: aerial threat. Sirens sounding. Takecover now!</text:p>
      <text:p text:style-name="P4">
News Collection Link: <text:a xlink:type="simple" xlink:href="https://liveuamap.com/en/2023/22-may-kirovohradska-oblast-sumska-oblast-khag" text:style-name="Internet_20_link" text:visited-style-name="Visited_20_Internet_20_Link">
https://liveuamap.com/en/2023/22-may-kirovohradska-oblast-sumska-oblast-khag</text:a>
</text:p>
      <text:p text:style-name="P4">
News Source: <text:a xlink:type="simple" xlink:href="https://t.me/air_alert_ua/46273" text:style-name="Internet_20_link" text:visited-style-name="Visited_20_Internet_20_Link">
https://t.me/air_alert_ua/46273</text:a>
</text:p>
      <!--NEWS-->
      <text:h text:style-name="P10" text:outline-level="1">
<text:span text:style-name="T4">
无人机在贝尔戈罗德地区被击落</text:span>
</text:h>
      <text:p text:style-name="P4">
作者: liveuamap (Language: en)</text:p>
      <text:p text:style-name="P4">
时间: 2023-05-22T10:33:52</text:p>
      <text:p text:style-name="P4">
地点: Belgorod, Belgorodskaya oblast' (Latitude:50.59501 Longtitude:36.61623)</text:p>
      <text:p text:style-name="P4">
视频: []</text:p>
      <text:p text:style-name="P4">
图片: []</text:p>
      <text:p text:style-name="P4">
标签: ["Central and Eastern Europe", "Russia"]</text:p>
      <text:p text:style-name="P4">
Id: 22564633</text:p>
      <!--METADATA-->
      <text:p text:style-name="P4">
无人机在贝尔戈罗德地区被击落</text:p>
      <text:p text:style-name="P4">
新闻集链接：<text:a xlink:type="simple" xlink:href="https://liveuamap.com/en/2023/22-may-drone-was-shot-down-in-belgorod-district" text:style-name="Internet_20_link" text:visited-style-name="Visited_20_Internet_20_Link">
https://liveuamap.com/en/2023/22-may-drone-was-was-shot-down-in-belgorod-district</text:a>
</text:p>
      <text:p text:style-name="P4">
News Source: <text:a xlink:type="simple" xlink:href="https://t.me/rusbrief/119267" text:style-name="Internet_20_link" text:visited-style-name="Visited_20_Internet_20_Link">
https://t.me/rusbrief/119267</text:a>
</text:p>
      <!--NEWS-->
      <text:h text:style-name="P10" text:outline-level="1">
<text:span text:style-name="T4">
Cherkaska Oblast Chernihivska Oblast（16:42）。 红色警报：空中威胁。 警笛声。 拿...</text:span>
</text:h>
      <text:p text:style-name="P4">
作者: liveuamap (Language: en)</text:p>
      <text:p text:style-name="P4">
时间: 2023-05-22T10:43:00</text:p>
      <text:p text:style-name="P4">
地点: Chernihivska Oblast (Latitude:51.33333000 Longtitude:32.00000000)</text:p>
      <text:p text:style-name="P4">
视频: []</text:p>
      <text:p text:style-name="P4">
图片: []</text:p>
      <text:p text:style-name="P4">
标签: ["Europe", "Central and Eastern Europe"]</text:p>
      <text:p text:style-name="P4">
Id: 22564634</text:p>
      <!--METADATA-->
      <text:p text:style-name="P4">
切尔尼夫地区，切尔加斯地区(16:42). Red Alert: aerial threat. Sirenssounding. Take cover now!</text:p>
      <text:p text:style-name="P4">
News Collection Link: <text:a xlink:type="simple" xlink:href="https://liveuamap.com/en/2023/22-may-chernihivska-oblast-cherkaska-oblast16g" text:style-name="Internet_20_link" text:visited-style-name="Visited_20_Internet_20_Link">
https://liveuamap.com/en/2023/22-may-chernihivska-oblast-cherkaska-oblast16g</text:a>
</text:p>
      <text:p text:style-name="P4">
News Source: <text:a xlink:type="simple" xlink:href="https://t.me/air_alert_ua/46275" text:style-name="Internet_20_link" text:visited-style-name="Visited_20_Internet_20_Link">
https://t.me/air_alert_ua/46275</text:a>
</text:p>
      <!--NEWS-->
      <text:h text:style-name="P10" text:outline-level="1">
<text:span text:style-name="T4">
据报道，在Belgorod地区的Mokraya Orlovka村</text:span>
</text:h>
      <text:p text:style-name="P4">
作者: liveuamap (Language: en)</text:p>
      <text:p text:style-name="P4">
时间: 2023-05-22T11:01:55</text:p>
      <text:p text:style-name="P4">
地点: Grayvoron, Belgorod (Latitude:50.5191 Longtitude:35.52)</text:p>
      <text:p text:style-name="P4">
视频: []</text:p>
      <text:p text:style-name="P4">
图片: []</text:p>
      <text:p text:style-name="P4">
标签: ["Russia", "Central and Eastern Europe"]</text:p>
      <text:p text:style-name="P4">
Id: 22564635</text:p>
      <!--METADATA-->
      <text:p text:style-name="P4">
据报道，在Belgorod地区的Mokraya Orlovka村</text:p>
      <text:p text:style-name="P4">
新闻集链接：<text:a xlink:type="simple" xlink:href="https://liveuamap.com/en/2023/22-may-fighting-sounds-were-reported-at-mokraya-orlovka-village" text:style-name="Internet_20_link" text:visited-style-name="Visited_20_Internet_20_Link">
https://liveuamap.com/en/2023/22-may-fighting-sounds-were-reported-at-mokraya-orlovka-village</text:a>
</text:p>
      <text:p text:style-name="P4">
News Source: <text:a xlink:type="simple" xlink:href="https://t.me/breakingmash/44227" text:style-name="Internet_20_link" text:visited-style-name="Visited_20_Internet_20_Link">
https://t.me/breakingmash/44227</text:a>
</text:p>
      <!--NEWS-->
      <text:h text:style-name="P10" text:outline-level="1">
<text:span text:style-name="T4">
Belgorod地区州长Gladkov宣布该地区的“反恐行动制度”</text:span>
</text:h>
      <text:p text:style-name="P4">
作者: liveuamap (Language: en)</text:p>
      <text:p text:style-name="P4">
时间: 2023-05-22T11:10:32</text:p>
      <text:p text:style-name="P4">
地点: Belgorod, Belgorodskaya oblast' (Latitude:50.58662 Longtitude:36.58344)</text:p>
      <text:p text:style-name="P4">
视频: []</text:p>
      <text:p text:style-name="P4">
图片: []</text:p>
      <text:p text:style-name="P4">
标签: ["Russia", "Central and Eastern Europe"]</text:p>
      <text:p text:style-name="P4">
Id: 22564636</text:p>
      <!--METADATA-->
      <text:p text:style-name="P4">
Belgorod地区州长Gladkov宣布该地区的“反恐行动”</text:p>
      <text:p text:style-name="P4">
新闻集链接：<text:a xlink:type="simple" xlink:href="https://liveuamap.com/en/2023/22-may-governor-of-belgorod-region-gladkov-declared-counterterrorism" text:style-name="Internet_20_link" text:visited-style-name="Visited_20_Internet_20_Link">
https://liveuamap.com/en/2023/22-may-governor-of-belgorod-rigion-gregion-gradkov-declared-counterrormism</text:a>
</text:p>
      <text:p text:style-name="P4">
News Source: <text:a xlink:type="simple" xlink:href="https://t.me/vestifmplus/44062" text:style-name="Internet_20_link" text:visited-style-name="Visited_20_Internet_20_Link">
https://t.me/vestifmplus/44062</text:a>
</text:p>
      <!--NEWS-->
      <text:h text:style-name="P10" text:outline-level="1">
<text:span text:style-name="T4">
由于在布莱恩斯克地区索洛维约夫村的炮击而销毁的居民房屋被摧毁</text:span>
</text:h>
      <text:p text:style-name="P4">
作者: liveuamap (Language: en)</text:p>
      <text:p text:style-name="P4">
时间: 2023-05-22T11:31:39</text:p>
      <text:p text:style-name="P4">
地点: Klimove (Latitude:52.19498 Longtitude:32.18299)</text:p>
      <text:p text:style-name="P4">
视频: []</text:p>
      <text:p text:style-name="P4">
图片: []</text:p>
      <text:p text:style-name="P4">
标签: ["Russia", "Central and Eastern Europe"]</text:p>
      <text:p text:style-name="P4">
Id: 22564638</text:p>
      <!--METADATA-->
      <text:p text:style-name="P4">
由于索洛维约夫卡村的炮击而被摧毁的住宅被摧毁</text:p>
      <text:p text:style-name="P4">
新闻收集链接：<text:a xlink:type="simple" xlink:href="https://liveuamap.com/en/2023/22-may-residential-house-destroyed-as-result-of-shelling" text:style-name="Internet_20_link" text:visited-style-name="Visited_20_Internet_20_Link">
https://liveuamap.com/en/2023/22-may-sistinial-house-destroyed-as-result-shelling</text:a>
</text:p>
      <text:p text:style-name="P4">
News Source: <text:a xlink:type="simple" xlink:href="https://t.me/bbbreaking/156057" text:style-name="Internet_20_link" text:visited-style-name="Visited_20_Internet_20_Link">
https://t.me/bbbreaking/156057</text:a>
</text:p>
      <!--NEWS-->
      <text:h text:style-name="P10" text:outline-level="1">
<text:span text:style-name="T4">
在Belgood地区格雷沃伦地区的Glotovo和Kozinka村继续</text:span>
</text:h>
      <text:p text:style-name="P4">
作者: liveuamap (Language: en)</text:p>
      <text:p text:style-name="P4">
时间: 2023-05-22T11:32:43</text:p>
      <text:p text:style-name="P4">
地点: Belgorod, Belgorodskaya oblast' (Latitude:50.45576 Longtitude:35.58969)</text:p>
      <text:p text:style-name="P4">
视频: []</text:p>
      <text:p text:style-name="P4">
图片: []</text:p>
      <text:p text:style-name="P4">
标签: ["Russia", "Central and Eastern Europe"]</text:p>
      <text:p text:style-name="P4">
Id: 22564639</text:p>
      <!--METADATA-->
      <text:p text:style-name="P4">
在Glotovo和贝尔戈罗德地区Grayvoron地区的Glotovo和Kozinka村继续</text:p>
      <text:p text:style-name="P4">
新闻集链接：[https://liveuamap.com/en/2023/22-may-lashes-continue-in-glotovo-and-kozinka-village-j-----(https://liveuamap.com/en/2023/22-may-lashes-continue-in-glotovo-and-kozinka-village-of)</text:p>
      <text:p text:style-name="P4">
News Source: <text:a xlink:type="simple" xlink:href="https://t.me/bazabazon/17860" text:style-name="Internet_20_link" text:visited-style-name="Visited_20_Internet_20_Link">
https://t.me/bazabazon/17860</text:a>
</text:p>
      <!--NEWS-->
      <text:h text:style-name="P10" text:outline-level="1">
<text:span text:style-name="T4">
苏米地区，哈尔基夫地区，哈尔基夫地区（17:55）。 红色ALRT：空中tchretate。 警笛声。 ...</text:span>
</text:h>
      <text:p text:style-name="P4">
作者: liveuamap (Language: en)</text:p>
      <text:p text:style-name="P4">
时间: 2023-05-22T11:55:00</text:p>
      <text:p text:style-name="P4">
地点: Sumska Oblast (Latitude:51.00111 Longtitude:33.99974)</text:p>
      <text:p text:style-name="P4">
视频: []</text:p>
      <text:p text:style-name="P4">
图片: []</text:p>
      <text:p text:style-name="P4">
标签: ["Europe", "Central and Eastern Europe"]</text:p>
      <text:p text:style-name="P4">
Id: 22564640</text:p>
      <!--METADATA-->
      <text:p text:style-name="P4">
苏米地区，哈尔基夫地区哈尔基夫地区(17:55). Red Alert: aerial threat.Sirens sounding. Take cover now!</text:p>
      <text:p text:style-name="P4">
News Collection Link: <text:a xlink:type="simple" xlink:href="https://liveuamap.com/en/2023/22-may-sumska-oblast-kharkiv-kharkivska-oblasg-3416" text:style-name="Internet_20_link" text:visited-style-name="Visited_20_Internet_20_Link">
https://liveuamap.com/en/2023/22-may-sumska-oblast-kharkiv-kharkivska-oblasg-3416</text:a>
</text:p>
      <text:p text:style-name="P4">
News Source: <text:a xlink:type="simple" xlink:href="https://t.me/air_alert_ua/46286" text:style-name="Internet_20_link" text:visited-style-name="Visited_20_Internet_20_Link">
https://t.me/air_alert_ua/46286</text:a>
</text:p>
      <!--NEWS-->
      <text:h text:style-name="P10" text:outline-level="1">
<text:span text:style-name="T4">
Donetsk Oblast（19:03）。 红色警报：空中威胁。 警笛声。 立即掩盖！</text:span>
</text:h>
      <text:p text:style-name="P4">
作者: liveuamap (Language: en)</text:p>
      <text:p text:style-name="P4">
时间: 2023-05-22T13:04:00</text:p>
      <text:p text:style-name="P4">
地点: Donetsk Oblast (Latitude:48.72626 Longtitude:37.57706)</text:p>
      <text:p text:style-name="P4">
视频: []</text:p>
      <text:p text:style-name="P4">
图片: []</text:p>
      <text:p text:style-name="P4">
标签: ["Europe", "Central and Eastern Europe"]</text:p>
      <text:p text:style-name="P4">
Id: 22564641</text:p>
      <!--METADATA-->
      <text:p text:style-name="P4">
Donetsk Oblast(19:03). Red Alert: aerial threat. Sirens sounding. Take covernow!</text:p>
      <text:p text:style-name="P4">
News Collection Link: <text:a xlink:type="simple" xlink:href="https://liveuamap.com/en/2023/22-may-donetsk-oblast1903-red-alert-aerial-thg" text:style-name="Internet_20_link" text:visited-style-name="Visited_20_Internet_20_Link">
https://liveuamap.com/en/2023/22-may-donetsk-oblast1903-red-alert-aerial-thg</text:a>
</text:p>
      <text:p text:style-name="P4">
News Source: <text:a xlink:type="simple" xlink:href="https://t.me/air_alert_ua/46291" text:style-name="Internet_20_link" text:visited-style-name="Visited_20_Internet_20_Link">
https://t.me/air_alert_ua/46291</text:a>
</text:p>
      <!--NEWS-->
      <text:h text:style-name="P10" text:outline-level="1">
<text:span text:style-name="T4">
Lesya Ukrainka剧院将与巡回爱尔兰一起旅行</text:span>
</text:h>
      <text:p text:style-name="P4">
作者: Ukrinform (Person)</text:p>
      <text:p text:style-name="P4">
出版商: Укринформ (Organization)</text:p>
      <text:p text:style-name="P4">
出版时间: 2023-05-22T13:25:31+03:00</text:p>
      <text:p text:style-name="P4">
修改时间: 2023-05-22T13:25:31+03:00</text:p>
      <text:p text:style-name="P4">
描述: 国家学术戏剧剧院。 6月20日至6月24日，将在爱尔兰国家剧院举行巡回演出，将在那里介绍Braian Fril的翻译。  - 乌克林。</text:p>
      <text:p text:style-name="P4">
图片: ['<text:a xlink:type="simple" xlink:href="https://static.ukrinform.com/photos/2019_10/thumb_files/630_360_1570781252-271.jpg" text:style-name="Internet_20_link" text:visited-style-name="Visited_20_Internet_20_Link">
630_360_15707...</text:a>
']</text:p>
      <text:p text:style-name="P4">
标签: ['Ірландія', 'Театр', 'Гастролі']</text:p>
      <text:p text:style-name="P4">
类型: Article</text:p>
      <!--METADATA-->
      <text:p text:style-name="P4">
<draw:frame draw:style-name="fr1" draw:name="Image85" text:anchor-type="as-char" svg:width="6.9236in" svg:height="3.956343in" draw:z-index="0">
<draw:image xlink:href="../Images/yкринформ/2023-05-22T13-25-31-03-00/630_360_1570781252-271.jpg" xlink:type="simple" xlink:show="embed" xlink:actuate="onLoad" draw:mime-type="image/jpeg"/>
</draw:frame>
国家学术戏剧剧院。 6月20日至6月24日，乌克兰卡(Lesya Ukrainka)将在爱尔兰国家剧院进行巡回演出(修道院剧院)，将部署Brajan Frila。</text:p>
      <text:p text:style-name="P4">
关于它报告<text:a xlink:type="simple" xlink:href="http://mkip.gov.ua/news/9189.html" text:style-name="Internet_20_link" text:visited-style-name="Visited_20_Internet_20_Link">
</text:a>
信息政策文化部，乌克林福姆报告。</text:p>
      <text:p text:style-name="P4">
据说：“在这部作品中，用英语苏比特拉(Undera Subhutra)以乌克兰语言进行，人们可以观察人们的毅力，即使在最困难的情况下，人们也能够维护自己的文化。”</text:p>
      <text:p text:style-name="P4">
同时，董事董事基里尔·卡什利科夫(Kirill Kashlikov)指出，“翻译”的表现是一个关于生活在全球变化时代的人们的故事。 在舞台中，观众将看到这些变化如何影响每个人和社会生活的命运。 该剧打破了选择，荣誉和尊严，爱的主题。</text:p>
      <text:p text:style-name="P4">
根据该部门的说法，该绩效的门票费用为13欧元至45.欧元，但由于战争流离失所的人，门票的价格为5欧元。</text:p>
      <text:p text:style-name="P4">
<text:span text:style-name="T4">
另请阅读：</text:span>
 <text:a xlink:type="simple" xlink:href="https://www.ukrinform.ua/rubric-culture/3712546-lvivska-opera-predstavila-novu-interpretaciu-zaporozca-za-dunaem.html" text:style-name="Internet_20_link" text:visited-style-name="Visited_20_Internet_20_Link">
<text:span text:style-name="T4">
 opera </text:span>
</text:a>
正如乌克林福姆报道的，玛丽亚·扎科维茨卡亚国家剧院<text:a xlink:type="simple" xlink:href="https://www.ukrinform.ua/rubric-culture/3710512-artisti-teatru-zankoveckoi-na-gastrolah-u-britanii-zibrali-grosi-dla-vijskovih-medikiv.html" text:style-name="Internet_20_link" text:visited-style-name="Visited_20_Internet_20_Link">
</text:a>
英国和爱尔兰。 游览期间筹集的资金将转移到利维夫地区的物理医生购买“救护车”。</text:p>
      <text:p text:style-name="P4">
News Source: <text:a xlink:type="simple" xlink:href="https://www.ukrinform.ua/rubric-culture/3712558-teatr-imeni-lesi-ukrainki-poide-z-gastrolami-do-irlandii.html" text:style-name="Internet_20_link" text:visited-style-name="Visited_20_Internet_20_Link">
https://www.ukrinform.ua/rubric-culture/3712558-teatr-imeni-lesi-ukrainki-poide-z-gastrolami-do-irlandii.html</text:a>
</text:p>
      <!--NEWS-->
      <text:h text:style-name="P10" text:outline-level="1">
<text:span text:style-name="T4">
俄罗斯军队炮击了DNIP Nikopol区的Marhanets和Chervonohryhorivka社区...</text:span>
</text:h>
      <text:p text:style-name="P4">
作者: liveuamap (Language: en)</text:p>
      <text:p text:style-name="P4">
时间: 2023-05-22T13:31:00</text:p>
      <text:p text:style-name="P4">
地点: Zaporizhia (Latitude:47.62329 Longtitude:34.53526)</text:p>
      <text:p text:style-name="P4">
视频: []</text:p>
      <text:p text:style-name="P4">
图片: []</text:p>
      <text:p text:style-name="P4">
标签: ["Europe", "Central and Eastern Europe"]</text:p>
      <text:p text:style-name="P4">
Id: 22564648</text:p>
      <!--METADATA-->
      <text:p text:style-name="P4">
俄罗斯军队炮击了Dnipropetrovsk地区Nikopoldistrict的Marhanets和Chervonohryhorivka社区</text:p>
      <text:p text:style-name="P4">
新闻集链接：<text:a xlink:type="simple" xlink:href="https://liveuamap.com/en/2023/22-may-russian-army-shelled-marhanets-and-chervonohryhorivka" text:style-name="Internet_20_link" text:visited-style-name="Visited_20_Internet_20_Link">
https://liveuamap.com/en/2023/22-may-russian-army-shelled-marhanets-marhanets-and-chervonohryhorivka</text:a>
</text:p>
      <text:p text:style-name="P4">
News Source: <text:a xlink:type="simple" xlink:href="https://t.me/dneproperatyv/63450" text:style-name="Internet_20_link" text:visited-style-name="Visited_20_Internet_20_Link">
https://t.me/dneproperatyv/63450</text:a>
</text:p>
      <!--NEWS-->
      <text:h text:style-name="P10" text:outline-level="1">
<text:span text:style-name="T4">
Zaporizka Oblast（19:42）。 红色警报：空中威胁。 警笛声。 立即掩盖！</text:span>
</text:h>
      <text:p text:style-name="P4">
作者: liveuamap (Language: en)</text:p>
      <text:p text:style-name="P4">
时间: 2023-05-22T13:43:00</text:p>
      <text:p text:style-name="P4">
地点: Zaporizka Oblast (Latitude:47.610811 Longtitude:35.766491)</text:p>
      <text:p text:style-name="P4">
视频: []</text:p>
      <text:p text:style-name="P4">
图片: []</text:p>
      <text:p text:style-name="P4">
标签: ["Europe", "Central and Eastern Europe"]</text:p>
      <text:p text:style-name="P4">
Id: 22564645</text:p>
      <!--METADATA-->
      <text:p text:style-name="P4">
Zaporizhzhia地区(19:42). Red Alert: aerial threat. Sirens sounding. Take covernow!</text:p>
      <text:p text:style-name="P4">
News Collection Link: <text:a xlink:type="simple" xlink:href="https://liveuamap.com/en/2023/22-may-zaporizka-oblast1942-red-alert-aerial-g" text:style-name="Internet_20_link" text:visited-style-name="Visited_20_Internet_20_Link">
https://liveuamap.com/en/2023/22-may-zaporizka-oblast1942-red-alert-aerial-g</text:a>
</text:p>
      <text:p text:style-name="P4">
News Source: <text:a xlink:type="simple" xlink:href="https://t.me/air_alert_ua/46294" text:style-name="Internet_20_link" text:visited-style-name="Visited_20_Internet_20_Link">
https://t.me/air_alert_ua/46294</text:a>
</text:p>
      <!--NEWS-->
      <text:h text:style-name="P10" text:outline-level="1">
<text:span text:style-name="T4">
Kherson，Khersonska Oblast（19:52）。 红色警报：空中威胁。 警笛声。 立即掩盖！</text:span>
</text:h>
      <text:p text:style-name="P4">
作者: liveuamap (Language: en)</text:p>
      <text:p text:style-name="P4">
时间: 2023-05-22T13:52:00</text:p>
      <text:p text:style-name="P4">
地点: Kherson (Latitude:46.65633 Longtitude:32.61688)</text:p>
      <text:p text:style-name="P4">
视频: []</text:p>
      <text:p text:style-name="P4">
图片: []</text:p>
      <text:p text:style-name="P4">
标签: ["Europe", "Central and Eastern Europe"]</text:p>
      <text:p text:style-name="P4">
Id: 22564646</text:p>
      <!--METADATA-->
      <text:p text:style-name="P4">
赫尔森，赫森地区(19:52). Red Alert: aerial threat. Sirens sounding.Take cover now!</text:p>
      <text:p text:style-name="P4">
News Collection Link: <text:a xlink:type="simple" xlink:href="https://liveuamap.com/en/2023/22-may-kherson-khersonska-oblast1952-red-alerg" text:style-name="Internet_20_link" text:visited-style-name="Visited_20_Internet_20_Link">
https://liveuamap.com/en/2023/22-may-kherson-khersonska-oblast1952-red-alerg</text:a>
</text:p>
      <text:p text:style-name="P4">
News Source: <text:a xlink:type="simple" xlink:href="https://t.me/air_alert_ua/46295" text:style-name="Internet_20_link" text:visited-style-name="Visited_20_Internet_20_Link">
https://t.me/air_alert_ua/46295</text:a>
</text:p>
      <!--NEWS-->
      <text:h text:style-name="P10" text:outline-level="1">
<text:span text:style-name="T4">
Kharkiv，Kharkivska Oblast（20:40）。 红色警报：空中威胁。 警笛声。 立即掩盖！</text:span>
</text:h>
      <text:p text:style-name="P4">
作者: liveuamap (Language: en)</text:p>
      <text:p text:style-name="P4">
时间: 2023-05-22T14:41:00</text:p>
      <text:p text:style-name="P4">
地点: Kharkiv (Latitude:49.98081000 Longtitude:36.25272000)</text:p>
      <text:p text:style-name="P4">
视频: []</text:p>
      <text:p text:style-name="P4">
图片: []</text:p>
      <text:p text:style-name="P4">
标签: ["Europe", "Central and Eastern Europe"]</text:p>
      <text:p text:style-name="P4">
Id: 22564669</text:p>
      <!--METADATA-->
      <text:p text:style-name="P4">
哈尔基夫(Kharkiv)，哈尔基夫地区(20:40). Red Alert: aerial threat. Sirens sounding.Take cover now!</text:p>
      <text:p text:style-name="P4">
News Collection Link: <text:a xlink:type="simple" xlink:href="https://liveuamap.com/en/2023/22-may-kharkiv-kharkivska-oblast2040-red-alerg" text:style-name="Internet_20_link" text:visited-style-name="Visited_20_Internet_20_Link">
https://liveuamap.com/en/2023/22-may-kharkiv-kharkivska-oblast2040-red-alerg</text:a>
</text:p>
      <text:p text:style-name="P4">
News Source: <text:a xlink:type="simple" xlink:href="https://t.me/air_alert_ua/46298" text:style-name="Internet_20_link" text:visited-style-name="Visited_20_Internet_20_Link">
https://t.me/air_alert_ua/46298</text:a>
</text:p>
      <!--NEWS-->
      <text:h text:style-name="P10" text:outline-level="1">
<text:span text:style-name="T4">
在顿涅茨克，乌克兰的后卫从Igla MSRK击倒了敌人的Mi-24</text:span>
</text:h>
      <text:p text:style-name="P4">
作者: Ukrinform (Person)</text:p>
      <text:p text:style-name="P4">
出版商: Укринформ (Organization)</text:p>
      <text:p text:style-name="P4">
出版时间: 2023-05-22T15:13:00+03:00</text:p>
      <text:p text:style-name="P4">
修改时间: 2023-05-22T15:13:00+03:00</text:p>
      <text:p text:style-name="P4">
描述: 在顿涅茨克地区，俄罗斯MI-24螺丝摧毁了Igla MSR的乌克兰军事枪击。  - 乌克林。</text:p>
      <text:p text:style-name="P4">
图片: ['<text:a xlink:type="simple" xlink:href="https://static.ukrinform.com/photos/2023_05/thumb_files/630_360_1684757604-605.jpg" text:style-name="Internet_20_link" text:visited-style-name="Visited_20_Internet_20_Link">
630_360_16847...</text:a>
']</text:p>
      <text:p text:style-name="P4">
标签: ['Донеччина', 'Вертоліт', 'Війна з Росією']</text:p>
      <text:p text:style-name="P4">
类型: Article</text:p>
      <!--METADATA-->
      <text:p text:style-name="P4">
<draw:frame draw:style-name="fr1" draw:name="Image86" text:anchor-type="as-char" svg:width="6.9236in" svg:height="3.956343in" draw:z-index="0">
<draw:image xlink:href="../Images/yкринформ/2023-05-22T15-13-00-03-00/630_360_1684757604-605.jpg" xlink:type="simple" xlink:show="embed" xlink:actuate="onLoad" draw:mime-type="image/jpeg"/>
</draw:frame>
Udonetsk地区是IGLA MSC摧毁MI-24的乌克兰军事枪击。</text:p>
      <text:p text:style-name="P4">
根据乌克林福姆的说法，<text:a xlink:type="simple" xlink:href="https://www.facebook.com/24th.brigade/posts/pfbid02r9DAeSrEMyyopP6NbdunMjBzygUNeT8kZ7fjHYTbCFf7MnXbDeG3UipyKqpz2zQ5l" text:style-name="Internet_20_link" text:visited-style-name="Visited_20_Internet_20_Link">
</text:a>
.</text:p>
      <text:p text:style-name="P4">
“Сьогодні силами та засобами королівської бригади був ліквідований ворожийударний вертоліт Мі-24. "Крокодил" противника намагався здійснити вогневеураження селища Нью-Йорк, що на Донеччині, коли влучним пострілом з ПЗРК"Ігла" був зупинений стрільцем-зенітником зенітного ракетно-артилерійськогодивізіону 24 ОМБр імені короля Данила, - ідеться в повідомленні.</text:p>
      <text:p text:style-name="P4">
Ворожий гелікоптер після влучання впав на території, підконтрольній ворогу,поблизу тимчасово захопленої Горлівки.</text:p>
      <text:p text:style-name="P4">
<text:span text:style-name="T4">
Читайте також:</text:span>
 <text:a xlink:type="simple" xlink:href="https://www.ukrinform.ua/rubric-ato/3711624-ignat-pro-zbitta-rosijskogo-litaka-sistemou-patriot-mi-pro-ce-ne-ogolosuvali.html" text:style-name="Internet_20_link" text:visited-style-name="Visited_20_Internet_20_Link">
 </text:a>
正如乌克林福姆报道的，在<text:a xlink:type="simple" xlink:href="https://www.ukrinform.ua/tag-doneccina" text:style-name="Internet_20_link" text:visited-style-name="Visited_20_Internet_20_Link">
</text:a>
炮兵摧毁了有10个单位的俄罗斯军事装备。</text:p>
      <text:p text:style-name="P4">
News Source: <text:a xlink:type="simple" xlink:href="https://www.ukrinform.ua/rubric-ato/3712616-na-doneccini-ukrainski-zahisniki-zbili-vorozij-mi24-iz-pzrk-igla.html" text:style-name="Internet_20_link" text:visited-style-name="Visited_20_Internet_20_Link">
https://www.ukrinform.ua/rubric-ato/3712616-na-doneccini-ukrainski-zahisniki-zbili-vorozij-mi24-iz-pzrk-igla.html</text:a>
</text:p>
      <!--NEWS-->
      <text:h text:style-name="P10" text:outline-level="1">
<text:span text:style-name="T4">
军队的夏季表格没有问题 - 国防部形成了冬季的储备</text:span>
</text:h>
      <text:p text:style-name="P4">
作者: Ukrinform (Person)</text:p>
      <text:p text:style-name="P4">
出版商: Укринформ (Organization)</text:p>
      <text:p text:style-name="P4">
出版时间: 2023-05-22T15:13:35+03:00</text:p>
      <text:p text:style-name="P4">
修改时间: 2023-05-22T15:13:35+03:00</text:p>
      <text:p text:style-name="P4">
描述: 国防部采取了所有必要的措施，以夏季军事形式提供军人，该过程已计划。  - 乌克林。</text:p>
      <text:p text:style-name="P4">
图片: ['<text:a xlink:type="simple" xlink:href="https://static.ukrinform.com/photos/2023_05/thumb_files/630_360_1684757420-514.jpg" text:style-name="Internet_20_link" text:visited-style-name="Visited_20_Internet_20_Link">
630_360_16847...</text:a>
']</text:p>
      <text:p text:style-name="P4">
标签: ['Міноборони', 'ЗСУ', 'Військова форма']</text:p>
      <text:p text:style-name="P4">
类型: Article</text:p>
      <!--METADATA-->
      <text:p text:style-name="P4">
<draw:frame draw:style-name="fr1" draw:name="Image87" text:anchor-type="as-char" svg:width="6.9236in" svg:height="3.956343in" draw:z-index="0">
<draw:image xlink:href="../Images/yкринформ/2023-05-22T15-13-35-03-00/630_360_1684757420-514.jpg" xlink:type="simple" xlink:show="embed" xlink:actuate="onLoad" draw:mime-type="image/jpeg"/>
</draw:frame>
国防部采取了所有必要的措施，以夏季军事形式提供军事人员，该过程已计划。</text:p>
      <text:p text:style-name="P4">
这是由国防部副部长安娜·玛丽亚尔(Anna Malyar)在<text:a xlink:type="simple" xlink:href="https://t.me/annamaliar/780" text:style-name="Internet_20_link" text:visited-style-name="Visited_20_Internet_20_Link">
</text:a>
，报道乌克林福姆。</text:p>
      <text:p text:style-name="P4">
“该过程是根据提供不动产的规则计划的<text:a xlink:type="simple" xlink:href="https://www.ukrinform.ua/tag-vijskovi" text:style-name="Internet_20_link" text:visited-style-name="Visited_20_Internet_20_Link">
</text:a>
武装部队。 对于物质设施的所有对象，他们的操作条款都考虑到战斗的条件。”  - 官员写道。</text:p>
      <text:p text:style-name="P4">
据她说，现在夏季服装的供应即将到达接待处和适当的步伐。</text:p>
      <text:p text:style-name="P4">
<text:span text:style-name="T4">
另请阅读：</text:span>
 <text:a xlink:type="simple" xlink:href="https://www.ukrinform.ua/rubric-society/3708558-zmini-pravil-oboronnih-zakupivel-zabezpecuut-dodatkovu-prozorist-minekonomiki.html" text:style-name="Internet_20_link" text:visited-style-name="Visited_20_Internet_20_Link">
</text:a>
副部长保证，2023年在2023年购买的REST的形式和残留物足以提供必要的军人和创建储备。</text:p>
      <text:p text:style-name="P4">
这位画家补充说：“国防部已经签订了新合同，以购买冬季命名法的不动产。”</text:p>
      <text:p text:style-name="P4">
正如乌克林福姆报道的那样，妇女夏季野外形式的新样本正在进行测试过程。</text:p>
      <text:p text:style-name="P4">
News Source: <text:a xlink:type="simple" xlink:href="https://www.ukrinform.ua/rubric-ato/3712615-problem-iz-litnou-formou-dla-vijskovih-nemae-minoboroni-formue-rezerv-na-zimu.html" text:style-name="Internet_20_link" text:visited-style-name="Visited_20_Internet_20_Link">
https://www.ukrinform.ua/rubric-ato/3712615-problem-iz-litnou-formou-dla-vijskovih-nemae-minoboroni-formue-rezerv-na-zimu.html</text:a>
</text:p>
      <!--NEWS-->
      <text:h text:style-name="P10" text:outline-level="1">
<text:span text:style-name="T4">
基辅的婴儿雕刻家的雕塑穿着柯南·道尔（Conan Doyle）的角色服装</text:span>
</text:h>
      <text:p text:style-name="P4">
作者: Ukrinform (Person)</text:p>
      <text:p text:style-name="P4">
出版商: Укринформ (Organization)</text:p>
      <text:p text:style-name="P4">
出版时间: 2023-05-22T15:13:41+03:00</text:p>
      <text:p text:style-name="P4">
修改时间: 2023-05-22T15:13:41+03:00</text:p>
      <text:p text:style-name="P4">
描述: 在首都的幼儿雕塑的邮政广场上 - 基辅 - 基辅 - 基辅，什切克，霍利瓦和他们的姐姐性欲 - 穿着英国作家的服装，侦探阿瑟尔·康南·杜伊尔（Arthur Conan Doyl）的作者。  - 乌克林。</text:p>
      <text:p text:style-name="P4">
图片: ['<text:a xlink:type="simple" xlink:href="https://static.ukrinform.com/photos/2023_05/thumb_files/630_360_1684757284-866.jpg" text:style-name="Internet_20_link" text:visited-style-name="Visited_20_Internet_20_Link">
630_360_16847...</text:a>
', '<text:a xlink:type="simple" xlink:href="https://static.ukrinform.com/photos/2023_05/1684757278-229.jpg" text:style-name="Internet_20_link" text:visited-style-name="Visited_20_Internet_20_Link">
1684757278-22...</text:a>
', '<text:a xlink:type="simple" xlink:href="https://static.ukrinform.com/photos/2023_05/1684757273-664.jpg" text:style-name="Internet_20_link" text:visited-style-name="Visited_20_Internet_20_Link">
1684757273-66...</text:a>
', '<text:a xlink:type="simple" xlink:href="https://static.ukrinform.com/photos/2023_05/1684757374-756.jpg" text:style-name="Internet_20_link" text:visited-style-name="Visited_20_Internet_20_Link">
1684757374-75...</text:a>
', '<text:a xlink:type="simple" xlink:href="https://static.ukrinform.com/photos/2023_05/1684757299-844.jpg" text:style-name="Internet_20_link" text:visited-style-name="Visited_20_Internet_20_Link">
1684757299-84...</text:a>
', '<text:a xlink:type="simple" xlink:href="https://static.ukrinform.com/photos/2023_05/1684757290-193.jpg" text:style-name="Internet_20_link" text:visited-style-name="Visited_20_Internet_20_Link">
1684757290-19...</text:a>
']</text:p>
      <text:p text:style-name="P4">
标签: ['Скульптура', 'Київ', 'Шерлок Холмс']</text:p>
      <text:p text:style-name="P4">
类型: Article</text:p>
      <!--METADATA-->
      <text:p text:style-name="P4">
<draw:frame draw:style-name="fr1" draw:name="Image88" text:anchor-type="as-char" svg:width="6.9236in" svg:height="3.956343in" draw:z-index="0">
<draw:image xlink:href="../Images/yкринформ/2023-05-22T15-13-41-03-00/630_360_1684757284-866.jpg" xlink:type="simple" xlink:show="embed" xlink:actuate="onLoad" draw:mime-type="image/jpeg"/>
</draw:frame>
在stolycin上，婴儿雕塑的邮政广场 - 基夫(Kyiv) - 基夫(Kyiv)，shchek，choryv，Tawn Sister Libid-穿着英国作家的服装，侦探Arthur Conan Doyle的作者。</text:p>
      <text:p text:style-name="P4">
乌克林福姆(Ukrinform(http://www.facebook.com/volodymyr.zhuravel/posts/pfbid02yvMh1ffDTTNAtuMEv9TuBjTFQR7qyAy8hkwwsiM6PRs7pSJdHkrwrMqw38qRSMeCl).</text:p>
      <text:p text:style-name="P4">
<draw:frame draw:style-name="fr1" draw:name="Image89" text:anchor-type="as-char" svg:width="6.9236in" svg:height="5.1927in" draw:z-index="0">
<draw:image xlink:href="../Images/yкринформ/2023-05-22T15-13-41-03-00/1684757278-229.jpg" xlink:type="simple" xlink:show="embed" xlink:actuate="onLoad" draw:mime-type="image/jpeg"/>
</draw:frame>
“夏洛克·福尔摩斯，沃森博士和莱斯特雷德院长到达基辅，以加速逮捕战争罪犯，国际恐怖分子“ pu”和他的羊群的贡献。 Arsor Conan Doyle!”他在生日那天写了所有人。</text:p>
      <text:p text:style-name="P4">
<draw:frame draw:style-name="fr1" draw:name="Image90" text:anchor-type="as-char" svg:width="6.9236in" svg:height="9.231467in" draw:z-index="0">
<draw:image xlink:href="../Images/yкринформ/2023-05-22T15-13-41-03-00/1684757273-664.jpg" xlink:type="simple" xlink:show="embed" xlink:actuate="onLoad" draw:mime-type="image/jpeg"/>
</draw:frame>
</text:p>
      <text:p text:style-name="P4">
<draw:frame draw:style-name="fr1" draw:name="Image91" text:anchor-type="as-char" svg:width="6.9236in" svg:height="9.231467in" draw:z-index="0">
<draw:image xlink:href="../Images/yкринформ/2023-05-22T15-13-41-03-00/1684757374-756.jpg" xlink:type="simple" xlink:show="embed" xlink:actuate="onLoad" draw:mime-type="image/jpeg"/>
</draw:frame>
<draw:frame draw:style-name="fr1" draw:name="Image92" text:anchor-type="as-char" svg:width="6.9236in" svg:height="9.231467in" draw:z-index="0">
<draw:image xlink:href="../Images/yкринформ/2023-05-22T15-13-41-03-00/1684757299-844.jpg" xlink:type="simple" xlink:show="embed" xlink:actuate="onLoad" draw:mime-type="image/jpeg"/>
</draw:frame>
正如起重机补充的那样，雕塑性欲是在玛丽·莫罗斯夫人-Dr。Watson的Watson博士的服装中穿着的。</text:p>
      <text:p text:style-name="P4">
<draw:frame draw:style-name="fr1" draw:name="Image93" text:anchor-type="as-char" svg:width="6.9236in" svg:height="9.231467in" draw:z-index="0">
<draw:image xlink:href="../Images/yкринформ/2023-05-22T15-13-41-03-00/1684757290-193.jpg" xlink:type="simple" xlink:show="embed" xlink:actuate="onLoad" draw:mime-type="image/jpeg"/>
</draw:frame>
Kateryna Zhuravel的妻子得到了为基辅建立创建服装。</text:p>
      <text:p text:style-name="P4">
<text:span text:style-name="T4">
另请阅读：</text:span>
 <text:a xlink:type="simple" xlink:href="https://www.ukrinform.ua/rubric-kyiv/3521471-skulpturi-malukivzasnovnikiv-kieva-odagli-u-policejsku-formu.html" text:style-name="Internet_20_link" text:visited-style-name="Visited_20_Internet_20_Link">
<text:span text:style-name="T4">
婴儿</text:span>
 <text:span text:style-name="T4">
创始人</text:span>
</text:a>
正如乌克林福姆报道的，四月雕塑<text:a xlink:type="simple" xlink:href="https://www.ukrinform.ua/rubric-kyiv/3696638-skulpturi-malukivzasnovnikiv-kieva-perevdagli-do-velikodna.html" text:style-name="Internet_20_link" text:visited-style-name="Visited_20_Internet_20_Link">
</text:a>
到复活节时，他们穿着后卫，天使，哥萨克以及刺绣的服装。</text:p>
      <text:p text:style-name="P4">
News Source: <text:a xlink:type="simple" xlink:href="https://www.ukrinform.ua/rubric-kyiv/3712617-skulpturi-malukivzasnovnikiv-kieva-odagli-u-kostumi-personaziv-konan-dojla.html" text:style-name="Internet_20_link" text:visited-style-name="Visited_20_Internet_20_Link">
https://www.ukrinform.ua/rubric-kyiv/3712617-skulpturi-malukivzasnovnikiv-kieva-odagli-u-kostumi-personaziv-konan-dojla.html</text:a>
</text:p>
      <!--NEWS-->
      <text:h text:style-name="P10" text:outline-level="1">
<text:span text:style-name="T4">
在Zaporozhye中，以当地预算计划为代价恢复四座高层建筑物</text:span>
</text:h>
      <text:p text:style-name="P4">
作者: Ukrinform (Person)</text:p>
      <text:p text:style-name="P4">
出版商: Укринформ (Organization)</text:p>
      <text:p text:style-name="P4">
出版时间: 2023-05-22T15:18:27+03:00</text:p>
      <text:p text:style-name="P4">
修改时间: 2023-05-22T15:18:27+03:00</text:p>
      <text:p text:style-name="P4">
描述: 在Zaporozhye，有11所房屋受到敌对袭击的影响，其中4座将以当地预算恢复。  - 乌克林。</text:p>
      <text:p text:style-name="P4">
图片: ['<text:a xlink:type="simple" xlink:href="https://static.ukrinform.com/photos/2023_03/thumb_files/630_360_1679486243-225.jpg" text:style-name="Internet_20_link" text:visited-style-name="Visited_20_Internet_20_Link">
630_360_16794...</text:a>
']</text:p>
      <text:p text:style-name="P4">
标签: ['Будинок', 'Запоріжжя', 'Відбудова']</text:p>
      <text:p text:style-name="P4">
类型: Article</text:p>
      <!--METADATA-->
      <text:p text:style-name="P4">
<draw:frame draw:style-name="fr1" draw:name="Image94" text:anchor-type="as-char" svg:width="6.9236in" svg:height="3.956343in" draw:z-index="0">
<draw:image xlink:href="../Images/yкринформ/2023-05-22T15-18-27-03-00/630_360_1679486243-225.jpg" xlink:type="simple" xlink:show="embed" xlink:actuate="onLoad" draw:mime-type="image/jpeg"/>
</draw:frame>
乌兹波里(Uzporizhi)因敌对袭击而影响了11所房屋，其中4座将以当地预算为代价续签。</text:p>
      <text:p text:style-name="P4">
乌克林传闻记者报道，Zaporizhzhya ova Yuri Malashko的负责人在新闻发布会上说。</text:p>
      <text:p text:style-name="P4">
“已经制作了4个项目文件，还有7个 - 有笔记。已经有四所房屋了。(https://www.ukrinform.ua/tag-budzet)。</text:p>
      <text:p text:style-name="P4">
据他说，今天已经在登记册中输入了6631个物体以恢复建筑。 这些主要是民用基础设施，大约有4,500个私人房屋。</text:p>
      <text:p text:style-name="P4">
<text:span text:style-name="T4">
另请阅读：</text:span>
 <text:a xlink:type="simple" xlink:href="https://www.ukrinform.ua/rubric-regions/3711894-na-zaporizzi-vnaslidok-nicnoi-ataki-poskodzeni-87-budinkiv.html" text:style-name="Internet_20_link" text:visited-style-name="Visited_20_Internet_20_Link">
<text:span text:style-name="T4">
 Zaporozhye </text:span>
</text:a>
该房屋的所有者将有助于恢复或购买新住房的代金券。</text:p>
      <text:p text:style-name="P4">
该地区注册了213,000个IDP。 最近，人们更加积极地将定居点置于划界线上。</text:p>
      <text:p text:style-name="P4">
据报道，在最后一天，敌人<text:a xlink:type="simple" xlink:href="https://www.ukrinform.ua/rubric-ato/3712428-rosiani-za-dobu-75-raziv-atakuvali-zaporizku-oblast-strilali-z-aviacii-ta-artilerii.html" text:style-name="Internet_20_link" text:visited-style-name="Visited_20_Internet_20_Link">
</text:a>
。 乘员是诺沃达尼洛洛夫卡(Novodanilovka)的飞机，两次从草原无人机袭击，带有RSZV -Gulyapole和Transfiguration，在Novoandriivka，Malimtok，Chervono，Chervono，Malinovka，Malinovka，Stepovo，Stepovo和Kamiansky进行了70名Artudaries。</text:p>
      <text:p text:style-name="P4">
News Source: <text:a xlink:type="simple" xlink:href="https://www.ukrinform.ua/rubric-vidbudova/3712619-u-zaporizzi-za-kosti-miscevogo-budzetu-planuut-vidnoviti-cotiri-bagatopoverhivki.html" text:style-name="Internet_20_link" text:visited-style-name="Visited_20_Internet_20_Link">
https://www.ukrinform.ua/rubric-vidbudova/3712619-u-zaporizzi-za-kosti-miscevogo-budzetu-planuut-vidnoviti-cotiri-bagatopoverhivki.html</text:a>
</text:p>
      <!--NEWS-->
      <text:h text:style-name="P10" text:outline-level="1">
<text:span text:style-name="T4">
在Nikolaev地区，所有Tiligul风力发电厂中的第一个。</text:span>
</text:h>
      <text:p text:style-name="P4">
作者: Ukrinform (Person)</text:p>
      <text:p text:style-name="P4">
出版商: Укринформ (Organization)</text:p>
      <text:p text:style-name="P4">
出版时间: 2023-05-22T15:29:00+03:00</text:p>
      <text:p text:style-name="P4">
修改时间: 2023-05-22T15:29:00+03:00</text:p>
      <text:p text:style-name="P4">
描述: </text:p>
      <text:p text:style-name="P4">
脏酵母Ззззззз电Ш  - I的，。: </text:p>
      <text:p text:style-name="P4">
图片: ['<text:a xlink:type="simple" xlink:href="https://static.ukrinform.com/photos/2023_05/thumb_files/630_360_1684782793-4298.jpeg" text:style-name="Internet_20_link" text:visited-style-name="Visited_20_Internet_20_Link">
630_360_16847...</text:a>
', '<text:a xlink:type="simple" xlink:href="https://static.ukrinform.com/photos/2023_05/thumb_files/630_360_1684782794-8271.jpeg" text:style-name="Internet_20_link" text:visited-style-name="Visited_20_Internet_20_Link">
630_360_16847...</text:a>
', '<text:a xlink:type="simple" xlink:href="https://static.ukrinform.com/photos/2023_05/thumb_files/630_360_1684782793-4122.jpeg" text:style-name="Internet_20_link" text:visited-style-name="Visited_20_Internet_20_Link">
630_360_16847...</text:a>
', '<text:a xlink:type="simple" xlink:href="https://static.ukrinform.com/photos/2023_05/thumb_files/630_360_1684782793-4155.jpeg" text:style-name="Internet_20_link" text:visited-style-name="Visited_20_Internet_20_Link">
630_360_16847...</text:a>
', '<text:a xlink:type="simple" xlink:href="https://static.ukrinform.com/photos/2023_05/thumb_files/630_360_1684782793-8302.jpeg" text:style-name="Internet_20_link" text:visited-style-name="Visited_20_Internet_20_Link">
630_360_16847...</text:a>
', '<text:a xlink:type="simple" xlink:href="https://static.ukrinform.com/photos/2023_05/thumb_files/630_360_1684782793-3054.jpeg" text:style-name="Internet_20_link" text:visited-style-name="Visited_20_Internet_20_Link">
630_360_16847...</text:a>
', '<text:a xlink:type="simple" xlink:href="https://static.ukrinform.com/photos/2023_05/thumb_files/630_360_1684782793-4410.jpeg" text:style-name="Internet_20_link" text:visited-style-name="Visited_20_Internet_20_Link">
630_360_16847...</text:a>
', '<text:a xlink:type="simple" xlink:href="https://static.ukrinform.com/photos/2023_05/thumb_files/630_360_1684782794-8333.jpeg" text:style-name="Internet_20_link" text:visited-style-name="Visited_20_Internet_20_Link">
630_360_16847...</text:a>
', '<text:a xlink:type="simple" xlink:href="https://static.ukrinform.com/photos/2023_05/thumb_files/630_360_1684782794-7155.jpeg" text:style-name="Internet_20_link" text:visited-style-name="Visited_20_Internet_20_Link">
630_360_16847...</text:a>
', '<text:a xlink:type="simple" xlink:href="https://static.ukrinform.com/photos/2023_05/thumb_files/630_360_1684782794-7242.jpeg" text:style-name="Internet_20_link" text:visited-style-name="Visited_20_Internet_20_Link">
630_360_16847...</text:a>
', '<text:a xlink:type="simple" xlink:href="https://static.ukrinform.com/photos/2023_05/thumb_files/630_360_1684782794-2328.jpeg" text:style-name="Internet_20_link" text:visited-style-name="Visited_20_Internet_20_Link">
630_360_16847...</text:a>
', '<text:a xlink:type="simple" xlink:href="https://static.ukrinform.com/photos/2023_05/thumb_files/630_360_1684782794-2052.jpeg" text:style-name="Internet_20_link" text:visited-style-name="Visited_20_Internet_20_Link">
630_360_16847...</text:a>
', '<text:a xlink:type="simple" xlink:href="https://static.ukrinform.com/photos/2023_05/thumb_files/630_360_1684782795-5440.jpeg" text:style-name="Internet_20_link" text:visited-style-name="Visited_20_Internet_20_Link">
630_360_16847...</text:a>
', '<text:a xlink:type="simple" xlink:href="https://static.ukrinform.com/photos/2023_05/thumb_files/630_360_1684782795-6011.jpeg" text:style-name="Internet_20_link" text:visited-style-name="Visited_20_Internet_20_Link">
630_360_16847...</text:a>
', '<text:a xlink:type="simple" xlink:href="https://static.ukrinform.com/photos/2023_05/thumb_files/630_360_1684782795-7809.jpeg" text:style-name="Internet_20_link" text:visited-style-name="Visited_20_Internet_20_Link">
630_360_16847...</text:a>
', '<text:a xlink:type="simple" xlink:href="https://static.ukrinform.com/photos/2023_05/thumb_files/630_360_1684782795-6000.jpeg" text:style-name="Internet_20_link" text:visited-style-name="Visited_20_Internet_20_Link">
630_360_16847...</text:a>
', '<text:a xlink:type="simple" xlink:href="https://static.ukrinform.com/photos/2023_05/thumb_files/630_360_1684782796-8965.jpeg" text:style-name="Internet_20_link" text:visited-style-name="Visited_20_Internet_20_Link">
630_360_16847...</text:a>
']</text:p>
      <text:p text:style-name="P4">
标签: ['Електроенергія', 'Миколаївщина', 'Вітроелектростанція']</text:p>
      <text:p text:style-name="P4">
类型: Article</text:p>
      <!--METADATA-->
      <text:p text:style-name="P4">
<draw:frame draw:style-name="fr1" draw:name="Image95" text:anchor-type="as-char" svg:width="6.9236in" svg:height="3.956343in" draw:z-index="0">
<draw:image xlink:href="../Images/yкринформ/2023-05-22T15-29-00-03-00/630_360_1684782793-4298.jpeg" xlink:type="simple" xlink:show="embed" xlink:actuate="onLoad" draw:mime-type="image/jpeg"/>
</draw:frame>
Naikolaiv地区推出了所有Tiligul风力发电厂中的第一个(重量)114兆瓦。</text:p>
      <text:p text:style-name="P4">
在[]中的页面上关于它(https://www.facebook.com/anna.zamazeeva/posts/pfbid0bgb1ZP92qvxK7DzN3tkNvNLSdZn4L3xXGWmdBZ2ygdbjPcLfKYsJTCAvGjkD4JcLl)乌克兰福克斯的报告撰写了乌克林福姆的报道，乌克兰的能源效率和能源节省的国家局长安娜·扎萨兹瓦(Anna Zasazazieva)撰写了报道。</text:p>
      <text:p text:style-name="P4">
«19风力涡轮机，每年3.9亿千瓦的电力，提供200,000户家庭的能源，每年减去40万吨二氧化碳排放。 Zaszeyev撰写了仅发射114兆瓦的Tiligulus绕组的第一阶段。</text:p>
      <text:p text:style-name="P4">
她指出，她特别高兴能在第一个开始时出席车站，因为她记得它的开始。</text:p>
      <text:p text:style-name="P4">
“两年前，我是尼古拉耶夫地区委员会主席，我亲自打破了有关该地区项目开始和社会经济发展的备忘录。 然后，该地区负责的业务与社区之间建立了真正的伙伴关系。 今天，我们取得了结果，”  - 国家能源效率和节能的国家省乌克兰说。</text:p>
      <text:p text:style-name="P4">
<text:span text:style-name="T4">
另请阅读：</text:span>
 <text:a xlink:type="simple" xlink:href="https://www.ukrinform.ua/rubric-economy/3688838-na-timcasovo-okupovanih-teritoriah-znahodatsa-dvi-tretini-vitroelektrostancij-ekspert.html" text:style-name="Internet_20_link" text:visited-style-name="Visited_20_Internet_20_Link">
</text:a>
在她看来，这一结果变得更加重要，因为在俄罗斯入侵后，在戒严令中建立了19个运行的19个玻璃生成剂。她补充说，Zaszeyev在所有四个计划的队列完成后，除了电气发电外，乌克兰还将每年将CO2 Virds减少170万吨。</text:p>
      <text:p text:style-name="P4">
据报道<text:a xlink:type="simple" xlink:href="https://www.ukrinform.ua/tag-mikolaivsina" text:style-name="Internet_20_link" text:visited-style-name="Visited_20_Internet_20_Link">
</text:a>
在Tiligul风力发电厂的边界中，将在一个针对当地社区的小型项目中实施。</text:p>
      <text:p text:style-name="P4">
特别是，它是Berezansk Central地区医院的供暖和天然气供应系统的重建，Krasnopillya Ianatolovka村庄的供水系统修复了Anatolivka村的护理人员。</text:p>
      <text:p text:style-name="P4">
News Source: <text:a xlink:type="simple" xlink:href="https://www.ukrinform.ua/rubric-economy/3712627-na-mikolaivsini-zapustili-persu-cergu-tiligulskoi-vitroelektrostancii.html" text:style-name="Internet_20_link" text:visited-style-name="Visited_20_Internet_20_Link">
https://www.ukrinform.ua/rubric-economy/3712627-na-mikolaivsini-zapustili-persu-cergu-tiligulskoi-vitroelektrostancii.html</text:a>
</text:p>
      <!--NEWS-->
      <text:h text:style-name="P10" text:outline-level="1">
<text:span text:style-name="T4">
没有新的欧盟制裁计划的障碍</text:span>
</text:h>
      <text:p text:style-name="P4">
作者: Ukrinform (Person)</text:p>
      <text:p text:style-name="P4">
出版商: Укринформ (Organization)</text:p>
      <text:p text:style-name="P4">
出版时间: 2023-05-22T15:31:23+03:00</text:p>
      <text:p text:style-name="P4">
修改时间: 2023-05-22T15:31:23+03:00</text:p>
      <text:p text:style-name="P4">
描述: 由于对乌克兰的袭击，第11次针对俄罗斯的制裁方案没有重大障碍，但需要澄清许多技术问题。  - 乌克林。</text:p>
      <text:p text:style-name="P4">
图片: ['<text:a xlink:type="simple" xlink:href="https://static.ukrinform.com/photos/2023_04/thumb_files/630_360_1681917131-909.jpg" text:style-name="Internet_20_link" text:visited-style-name="Visited_20_Internet_20_Link">
630_360_16819...</text:a>
']</text:p>
      <text:p text:style-name="P4">
标签: ['Антиросійські санкції', 'Австрія', 'Євросоюз', 'Шалленберг']</text:p>
      <text:p text:style-name="P4">
类型: Article</text:p>
      <!--METADATA-->
      <text:p text:style-name="P4">
<draw:frame draw:style-name="fr1" draw:name="Image96" text:anchor-type="as-char" svg:width="6.9236in" svg:height="3.956343in" draw:z-index="0">
<draw:image xlink:href="../Images/yкринформ/2023-05-22T15-31-23-03-00/630_360_1681917131-909.jpg" xlink:type="simple" xlink:show="embed" xlink:actuate="onLoad" draw:mime-type="image/jpeg"/>
</draw:frame>
由于乌克兰的降低，没有主要的先发制人方法来批准对俄罗斯的第11套欧盟制裁措施，但需要澄清许多技术问题。</text:p>
      <text:p text:style-name="P4">
根据乌克林事务通讯员的说法，外交部负责人亚历山大·萨克尔伯格(Alexander Shalllenberg)在布鲁塞尔的欧盟部长委员会委员会前对记者说。</text:p>
      <text:p text:style-name="P4">
“我们一起接受了欧盟 - 前面的10套制裁措施。我们还将能够接受这个第11包。</text:p>
      <text:p text:style-name="P4">
<text:span text:style-name="T4">
另请阅读：</text:span>
 <text:a xlink:type="simple" xlink:href="https://www.ukrinform.ua/rubric-economy/3697199-berlin-namagaetsa-zapobigti-obhodu-antirosijskih-sankcij.html" text:style-name="Internet_20_link" text:visited-style-name="Visited_20_Internet_20_Link">
<text:span text:style-name="T4">
反俄罗斯人</text:span>
</text:a>
根据浅贝格(Hallenberg)的说法，一个新包装<text:a xlink:type="simple" xlink:href="https://www.ukrinform.ua/tag-antirosijski-sankcii" text:style-name="Internet_20_link" text:visited-style-name="Visited_20_Internet_20_Link">
</text:a>
为了“弥合各个国家或公司对现有制裁的专用绕过现有制裁的局面”，这是必要的。“当有一些特定的公司故意绕过它们时，我们必须能够做到这一点，因为它会削弱我们的制裁，“ 他说。</text:p>
      <text:p text:style-name="P4">
同时，奥地利外交大臣表示，为了避免未来的诉讼，一切都需要完美地完成，以避免诉讼，同时也没有在克里姆林宫的叙述中就所谓的违反法治进行叙述。</text:p>
      <text:p text:style-name="P4">
布鲁塞尔的欧盟部长委员会周一报道说，这将考虑欧盟外交政策的最重要问题。</text:p>
      <text:p text:style-name="P4">
<text:span text:style-name="T4">
另请阅读：</text:span>
 <text:a xlink:type="simple" xlink:href="https://www.ukrinform.ua/rubric-world/3699502-kipr-zamoroziv-rahunki-osib-aki-dopomagali-rosijskim-oligarham-obhoditi-sankcii.html" text:style-name="Internet_20_link" text:visited-style-name="Visited_20_Internet_20_Link">
<text:span text:style-name="T4">
塞浦路斯</text:span>
 <text:span text:style-name="T4">
冷冻</text:span>
</text:a>
会议开始之前，欧盟高级代表何塞普·博雷尔(Josep Borrel)报告说，行政法典部还将谈论乌克兰的一系列军事援助，并引入针对俄罗斯的新制裁，以及实施G7政治决策，这些决策是在广岛采用。</text:p>
      <text:p text:style-name="P4">
News Source: <text:a xlink:type="simple" xlink:href="https://www.ukrinform.ua/rubric-world/3712629-dla-novogo-paketu-sankcij-es-proti-rosii-pereskod-nemae-e-tehnicni-pitanna-glava-mzs-avstrii.html" text:style-name="Internet_20_link" text:visited-style-name="Visited_20_Internet_20_Link">
https://www.ukrinform.ua/rubric-world/3712629-dla-novogo-paketu-sankcij-es-proti-rosii-pereskod-nemae-e-tehnicni-pitanna-glava-mzs-avstrii.html</text:a>
</text:p>
      <!--NEWS-->
      <text:h text:style-name="P10" text:outline-level="1">
<text:span text:style-name="T4">
Vinnitsa兑现了Korrd Fighters的记忆，这是Zaporozhye的火箭中风的死者</text:span>
</text:h>
      <text:p text:style-name="P4">
作者: Ukrinform (Person)</text:p>
      <text:p text:style-name="P4">
出版商: Укринформ (Organization)</text:p>
      <text:p text:style-name="P4">
出版时间: 2023-05-22T15:32:00+03:00</text:p>
      <text:p text:style-name="P4">
修改时间: 2023-05-22T15:32:00+03:00</text:p>
      <text:p text:style-name="P4">
描述: 5月22日，星期一，维尼茨（Vinnitsa）兑现了九名绳索战士的记忆，他们一年前在扎波罗兹希（Zaporozhye）的敌对火箭袭击中去世。  - 乌克林。</text:p>
      <text:p text:style-name="P4">
图片: ['<text:a xlink:type="simple" xlink:href="https://static.ukrinform.com/photos/2023_05/thumb_files/630_360_1684758639-641.jpg" text:style-name="Internet_20_link" text:visited-style-name="Visited_20_Internet_20_Link">
630_360_16847...</text:a>
']</text:p>
      <text:p text:style-name="P4">
标签: ["Пам'ять", 'Вінниця', 'Загибель', 'Війна з Росією']</text:p>
      <text:p text:style-name="P4">
类型: Article</text:p>
      <!--METADATA-->
      <text:p text:style-name="P4">
<draw:frame draw:style-name="fr1" draw:name="Image97" text:anchor-type="as-char" svg:width="6.9236in" svg:height="3.956343in" draw:z-index="0">
<draw:image xlink:href="../Images/yкринформ/2023-05-22T15-32-00-03-00/630_360_1684758639-641.jpg" xlink:type="simple" xlink:show="embed" xlink:actuate="onLoad" draw:mime-type="image/jpeg"/>
</draw:frame>
在5月22日星期一的Vinnitsa，在Zaporozhye的一次敌对火箭袭击中，死了9名绳索的战斗机的记忆受到了尊敬。</text:p>
      <text:p text:style-name="P4">
这是乌克利福通讯员的报道。</text:p>
      <text:p text:style-name="P4">
纪念活动发生在萨巴里公墓，死者执法人员被埋葬。 参加拉力赛的叛逆者以纪念他们的记忆是由特种部队，同事和朋友以及政府官员的家人所吸引的。</text:p>
      <text:p text:style-name="P4">
“这一年是<text:a xlink:type="simple" xlink:href="https://www.ukrinform.ua/tag-vinniccina" text:style-name="Internet_20_link" text:visited-style-name="Visited_20_Internet_20_Link">
</text:a>
但是乌克兰失去了9英雄，我们的特种部队。 他们在积极战斗领域以荣誉和尊严表演。 他们是真正的专业人士。他们是最好的。 他们为乌克兰的自由而献出生命，为我们孩子的幸福和平生活。 但是不幸的是，战争仍在继续……记得最大的英雄。 他们永远在我们心中。”他在[]中写道(https://t.me/vinnytskaODA/9931)Vinnytsia Ova S​​ergey Borzov负责人。</text:p>
      <text:p text:style-name="P4">
<text:span text:style-name="T4">
另请阅读：</text:span>
 [<text:span text:style-name="T4">
荣誉</text:span>
 **(https://www.ukrinform.ua/rubric-society/3709662-tkacenko-vsanuvav-pamat-francuzkogo-zurnalista-ubitogo-rosianami-pid-bahmutom.html)据报道，在2022年5月21日至5月22日晚上，俄罗斯在Zaporozhye击中了阴险的拳。 那天晚上23名战士被杀<text:a xlink:type="simple" xlink:href="https://www.facebook.com/SafariPolice" text:style-name="Internet_20_link" text:visited-style-name="Visited_20_Internet_20_Link">
</text:a>
来自乌克兰许多地区的NP。 其中包括九个Vinnytsia：警察上校Mikhail Zaitsev，警官Igor Podzigun，Maioripolitz Dmitry Klimenko和Bogdan Shcherban，警察上尉Vitaly Antoshchuk，Bogdan Bulg和Vitaliy Oliynyk以及Vitaliy Oliynyk以及高级警察。</text:p>
      <text:p text:style-name="P4">
在全面入侵的开始时，他们是最早来捍卫乌克兰军团的志愿者之一。</text:p>
      <text:p text:style-name="P4">
<text:span text:style-name="T5">
foto：Sergey Borzov / Telegram</text:span>
</text:p>
      <text:p text:style-name="P4">
News Source: <text:a xlink:type="simple" xlink:href="https://www.ukrinform.ua/rubric-regions/3712630-u-vinnici-vsanuvali-pamat-bijciv-kordu-zagiblih-rid-cas-raketnogo-udaru-na-zaporizzi.html" text:style-name="Internet_20_link" text:visited-style-name="Visited_20_Internet_20_Link">
https://www.ukrinform.ua/rubric-regions/3712630-u-vinnici-vsanuvali-pamat-bijciv-kordu-zagiblih-rid-cas-raketnogo-udaru-na-zaporizzi.html</text:a>
</text:p>
      <!--NEWS-->
      <text:h text:style-name="P10" text:outline-level="1">
<text:span text:style-name="T4">
Nikolaev港口的一切都准备好加入“谷物走廊” -Kim</text:span>
</text:h>
      <text:p text:style-name="P4">
作者: Ukrinform (Person)</text:p>
      <text:p text:style-name="P4">
出版商: Укринформ (Organization)</text:p>
      <text:p text:style-name="P4">
出版时间: 2023-05-22T15:33:00+03:00</text:p>
      <text:p text:style-name="P4">
修改时间: 2023-05-22T15:33:00+03:00</text:p>
      <text:p text:style-name="P4">
描述: 尼古拉地区军事管理局负责人维塔里·金（Vitaliy Kim）表示，目前尚无关于尼古拉夫港口进入谷物走廊的官方数据。  - 乌克林。</text:p>
      <text:p text:style-name="P4">
图片: ['<text:a xlink:type="simple" xlink:href="https://static.ukrinform.com/photos/2023_05/thumb_files/630_360_1684756537-798.jpg" text:style-name="Internet_20_link" text:visited-style-name="Visited_20_Internet_20_Link">
630_360_16847...</text:a>
']</text:p>
      <text:p text:style-name="P4">
标签: ['Миколаїв', 'Віталій Кім', 'зерновий коридор']</text:p>
      <text:p text:style-name="P4">
类型: Article</text:p>
      <!--METADATA-->
      <text:p text:style-name="P4">
<draw:frame draw:style-name="fr1" draw:name="Image98" text:anchor-type="as-char" svg:width="6.9236in" svg:height="3.956343in" draw:z-index="0">
<draw:image xlink:href="../Images/yкринформ/2023-05-22T15-33-00-03-00/630_360_1684756537-798.jpg" xlink:type="simple" xlink:show="embed" xlink:actuate="onLoad" draw:mime-type="image/jpeg"/>
</draw:frame>
Mykolaiv地区军事管理局Vitaliy Kim的负责人说，他现在是有关尼古拉夫港口到Grain Koridor港口的官方数据。</text:p>
      <text:p text:style-name="P4">
他在乌克兰媒体中心乌克兰(Ukrinform)的媒体中心(Ukrinform)的简报上说。</text:p>
      <text:p text:style-name="P4">
“目前尚无关于尼古拉港港口进入谷物走廊的官方数据。 每个人都在进行，但我没有确认此信息。 这取决于政治决定，”金说。</text:p>
      <text:p text:style-name="P4">
据他说，乌克兰和外国船只的一切都已经准备好了。 但是，由于在金本吐口水的威胁下，此问题目前正在暂停。 金提醒他们，他们上次试图撤回尼布隆驳船时被解雇。</text:p>
      <text:p text:style-name="P4">
<text:span text:style-name="T4">
另请阅读：</text:span>
 <text:a xlink:type="simple" xlink:href="https://www.ukrinform.ua/rubric-economy/3711442-v-ukraini-se-zalisilos-blizko-10-miljoniv-tonn-zerna-na-eksport.html" text:style-name="Internet_20_link" text:visited-style-name="Visited_20_Internet_20_Link">
</text:a>
据乌克林福姆报道，2022年10月在奥查科夫地区，奥查科夫(Ochakov)发射了两辆尼布隆(Nibulon)驳船。 两名工人被杀。</text:p>
      <text:p text:style-name="P4">
5月17日，土耳其总统雷杰普·塔伊普·埃尔多安(Recep Tayyip Erdogan)表示，谷物消费量已延长了两个月，直到2023年7月18日。 据他说，俄罗斯一方答应不干扰“尼古拉夫”和“奥尔比亚”港口的土耳其船只。</text:p>
      <text:p text:style-name="P4">
乌克兰，联合国和土耳其于2023年3月18日一直在继续“通过黑海安全运输农业生产”。 该协议延长了120天，俄罗斯被指出该协议将有效期至2023年5月18日。</text:p>
      <text:p text:style-name="P4">
自2023年4月以来，俄罗斯一方不断阻止实施谷物协议。 特别是，根据乌克兰会议厅业务的说法，从5月8日到5月14日，没有任何船只经过海港的入口，没有任何船只被注册进行检查。</text:p>
      <text:p text:style-name="P4">
Tainfrasture的领土亚历山大·库布拉科夫(Alexander Kubrakov)表示，在协议中，乌克兰已经出口了3040万吨农产品，因此，纳夫德林建筑领土的恢复范围是社区发展的恢复范围。</text:p>
      <text:p text:style-name="P4">
News Source: <text:a xlink:type="simple" xlink:href="https://www.ukrinform.ua/rubric-regions/3712631-vse-gotovo-sob-porti-mikolaeva-priednalisa-do-zernovogo-koridoru-kim.html" text:style-name="Internet_20_link" text:visited-style-name="Visited_20_Internet_20_Link">
https://www.ukrinform.ua/rubric-regions/3712631-vse-gotovo-sob-porti-mikolaeva-priednalisa-do-zernovogo-koridoru-kim.html</text:a>
</text:p>
      <!--NEWS-->
      <text:h text:style-name="P10" text:outline-level="1">
<text:span text:style-name="T4">
国际体操联合会继续撤离俄罗斯人和白俄罗斯</text:span>
</text:h>
      <text:p text:style-name="P4">
作者: Ukrinform (Person)</text:p>
      <text:p text:style-name="P4">
出版商: Укринформ (Organization)</text:p>
      <text:p text:style-name="P4">
出版时间: 2023-05-22T15:34:15+03:00</text:p>
      <text:p text:style-name="P4">
修改时间: 2023-05-22T15:34:15+03:00</text:p>
      <text:p text:style-name="P4">
描述: 在不久的将来，联邦计划允许侵略者的代表参加中立地位的国际比赛。  - 乌克林。</text:p>
      <text:p text:style-name="P4">
图片: ['<text:a xlink:type="simple" xlink:href="https://static.ukrinform.com/photos/2023_05/thumb_files/630_360_1684758795-590.jpg" text:style-name="Internet_20_link" text:visited-style-name="Visited_20_Internet_20_Link">
630_360_16847...</text:a>
']</text:p>
      <text:p text:style-name="P4">
标签: ['Гімнастика']</text:p>
      <text:p text:style-name="P4">
类型: Article</text:p>
      <!--METADATA-->
      <text:p text:style-name="P4">
<draw:frame draw:style-name="fr1" draw:name="Image99" text:anchor-type="as-char" svg:width="6.9236in" svg:height="3.956343in" draw:z-index="0">
<draw:image xlink:href="../Images/yкринформ/2023-05-22T15-34-15-03-00/630_360_1684758795-590.jpg" xlink:type="simple" xlink:show="embed" xlink:actuate="onLoad" draw:mime-type="image/jpeg"/>
</draw:frame>
在不久的将来，联邦计划允许侵略者的代表参加中立地位的国际比赛。</text:p>
      <text:p text:style-name="P4">
国际体操联合会主席(如图)莫里纳里渡边<text:a xlink:type="simple" xlink:href="https://www.insidethegames.biz/articles/1137223/morinari-watanabe-russia-belarus-fig" text:style-name="Internet_20_link" text:visited-style-name="Visited_20_Internet_20_Link">
</text:a>
乌克利福姆报道，该组织继续撤离俄罗斯人和白俄罗斯，因为他们需要确定中立的标准。</text:p>
      <text:p text:style-name="P4">
“我们有八个学科，所有学科都有不同的管理，我们需要是适合所有八个的中立性。 第二天我们无法确定中立标准，因此我们需要时间。 如果我们今天解决一些问题，明天我们将做出另一个决定，那对运动员不利。 因此，两个月后，我们将决定什么是完美的条件。”渡边说。</text:p>
      <text:p text:style-name="P4">
<text:span text:style-name="T4">
另请阅读：</text:span>
 <text:a xlink:type="simple" xlink:href="https://www.ukrinform.ua/rubric-sports/3712168-onoprienko-vigrala-zoloto-cempionatu-evropi-z-hudoznoi-gimnastiki.html" text:style-name="Internet_20_link" text:visited-style-name="Visited_20_Internet_20_Link">
<text:span text:style-name="T4">
 onoprienko </text:span>
</text:a>
正如乌克林福姆报道的那样，乌克兰体操运动员维多利亚·奥普里恩科(Victoria Onoprienko)赢得了正确的篮筐。</text:p>
      <text:p text:style-name="P4">
照片：盖蒂图像</text:p>
      <text:p text:style-name="P4">
News Source: <text:a xlink:type="simple" xlink:href="https://www.ukrinform.ua/rubric-sports/3712632-miznarodna-federacia-gimnastiki-prodovzila-vidstoronenna-rosian-i-bilorusiv.html" text:style-name="Internet_20_link" text:visited-style-name="Visited_20_Internet_20_Link">
https://www.ukrinform.ua/rubric-sports/3712632-miznarodna-federacia-gimnastiki-prodovzila-vidstoronenna-rosian-i-bilorusiv.html</text:a>
</text:p>
      <!--NEWS-->
      <text:h text:style-name="P10" text:outline-level="1">
<text:span text:style-name="T4">
仅在上个月，搜索人员才能够找到50尸体失踪的乌克兰人</text:span>
</text:h>
      <text:p text:style-name="P4">
作者: Ukrinform (Person)</text:p>
      <text:p text:style-name="P4">
出版商: Укринформ (Organization)</text:p>
      <text:p text:style-name="P4">
出版时间: 2023-05-22T15:36:19+03:00</text:p>
      <text:p text:style-name="P4">
修改时间: 2023-05-22T15:36:19+03:00</text:p>
      <text:p text:style-name="P4">
描述: 仅在上个月，在特殊情况下失踪人员的专员搜索小组才能够找到50具乌克兰人失踪的尸体。  - 乌克林。</text:p>
      <text:p text:style-name="P4">
图片: ['<text:a xlink:type="simple" xlink:href="https://static.ukrinform.com/photos/2023_05/thumb_files/630_360_1684758917-920.jpg" text:style-name="Internet_20_link" text:visited-style-name="Visited_20_Internet_20_Link">
630_360_16847...</text:a>
']</text:p>
      <text:p text:style-name="P4">
标签: ['Україна', 'Зниклі безвісти', 'Війна з Росією']</text:p>
      <text:p text:style-name="P4">
类型: Article</text:p>
      <!--METADATA-->
      <text:p text:style-name="P4">
<draw:frame draw:style-name="fr1" draw:name="Image100" text:anchor-type="as-char" svg:width="6.9236in" svg:height="3.956343in" draw:z-index="0">
<draw:image xlink:href="../Images/yкринформ/2023-05-22T15-36-19-03-00/630_360_1684758917-920.jpg" xlink:type="simple" xlink:show="embed" xlink:actuate="onLoad" draw:mime-type="image/jpeg"/>
</draw:frame>
只有在特殊情况下缺少的人员搜索小组的最后一个月才能找到50尸体失踪的无人。</text:p>
      <text:p text:style-name="P4">
Oleg Kotenko在[]中报道了这一点(https://t.me/Oleg_Kotenko_Patriot/139)并发布了Yukov的Donetsk，Luhansk和Kharkiv地区的搜索小组搜索团队的照片。</text:p>
      <text:p text:style-name="P4">
“这些人员是在地点发展期间在解放的领土上建立的。 仅在上个月，搜索人员才设法提高了五年的机构。”专员说。</text:p>
      <text:p text:style-name="P4">
Kotenko呼吁每个了解可能的埋葬地点的人，在工作日报告专员的热线：0 800 339 247，输出在输出中，按数字向Weiber和Telegram发送消息：(095)896-04-21。</text:p>
      <text:p text:style-name="P4">
<text:span text:style-name="T4">
另请阅读：</text:span>
 <text:a xlink:type="simple" xlink:href="https://www.ukrinform.ua/rubric-ato/3712041-v-ukraini-stvorili-interaktivnu-mapu-misc-de-znikali-bezvisti-vijskovi.html" text:style-name="Internet_20_link" text:visited-style-name="Visited_20_Internet_20_Link">
<text:span text:style-name="T4">
小姐</text:span>
</text:a>
正如乌克林福姆报道的<text:a xlink:type="simple" xlink:href="https://www.ukrinform.ua/rubric-society/3704754-ofis-upovnovazenogo-z-pitan-zniklih-bezvisti-rozsukue-ponad-7-tisac-ludej.html" text:style-name="Internet_20_link" text:visited-style-name="Visited_20_Internet_20_Link">
</text:a>
关于在特殊情况下失踪人员的问题，现在搜查了7,000多人。</text:p>
      <text:p text:style-name="P4">
News Source: <text:a xlink:type="simple" xlink:href="https://www.ukrinform.ua/rubric-ato/3712634-lise-za-ostannij-misac-posukovcam-vdalosa-znajti-50-til-zniklih-bezvisti-ukrainciv.html" text:style-name="Internet_20_link" text:visited-style-name="Visited_20_Internet_20_Link">
https://www.ukrinform.ua/rubric-ato/3712634-lise-za-ostannij-misac-posukovcam-vdalosa-znajti-50-til-zniklih-bezvisti-ukrainciv.html</text:a>
</text:p>
      <!--NEWS-->
      <text:h text:style-name="P10" text:outline-level="1">
<text:span text:style-name="T4">
SBU拘留了顿涅茨克地区的居民，他们“耗尽”俄罗斯人关于巴赫穆特的防空</text:span>
</text:h>
      <text:p text:style-name="P4">
作者: Ukrinform (Person)</text:p>
      <text:p text:style-name="P4">
出版商: Укринформ (Organization)</text:p>
      <text:p text:style-name="P4">
出版时间: 2023-05-22T15:39:00+03:00</text:p>
      <text:p text:style-name="P4">
修改时间: 2023-05-22T15:39:00+03:00</text:p>
      <text:p text:style-name="P4">
描述: 乌克兰在顿涅茨克地区的安全局拘留了一名线人，该线人收集了有关俄罗斯入侵者侦察的基础基础位置的侦察信息，并沿巴赫穆特方向移动国防军。  - 乌克林。</text:p>
      <text:p text:style-name="P4">
图片: ['<text:a xlink:type="simple" xlink:href="https://static.ukrinform.com/photos/2023_05/thumb_files/630_360_1684757560-809.jpg" text:style-name="Internet_20_link" text:visited-style-name="Visited_20_Internet_20_Link">
630_360_16847...</text:a>
']</text:p>
      <text:p text:style-name="P4">
标签: ['Бахмут', 'СБУ', 'Війна з Росією', 'ППО']</text:p>
      <text:p text:style-name="P4">
类型: Article</text:p>
      <!--METADATA-->
      <text:p text:style-name="P4">
<draw:frame draw:style-name="fr1" draw:name="Image101" text:anchor-type="as-char" svg:width="6.9236in" svg:height="3.956343in" draw:z-index="0">
<draw:image xlink:href="../Images/yкринформ/2023-05-22T15-39-00-03-00/630_360_1684757560-809.jpg" xlink:type="simple" xlink:show="embed" xlink:actuate="onLoad" draw:mime-type="image/jpeg"/>
</draw:frame>
乌克兰在顿涅茨克地区的服务拘留了一名线人，该线人是为俄罗斯入侵者的情报收集的，该情报是倡导国防体系基础的位置以及国防军在巴赫穆特方向的运动。</text:p>
      <text:p text:style-name="P4">
正如Ukrinform报道的那样，SBU在[]中报告(https://t.me/SBUkr/8385?fbclid=IwAR1KfiVonYjuAq3GSUloRQreAhDtANEihAU8iLrJ9s-XHaYHsdsn7ibsk2s).</text:p>
      <text:p text:style-name="P4">
Передусім жінка намагалась встановити координати вогневих позицій,фортифікаційних споруд та системи ППО.</text:p>
      <text:p text:style-name="P4">
Співробітники <text:a xlink:type="simple" xlink:href="https://www.ukrinform.ua/tag-sbu" text:style-name="Internet_20_link" text:visited-style-name="Visited_20_Internet_20_Link">
 </text:a>
他们在敌对任务中拘留了被告。 她找到了Zhinka用来将封闭信息传输给侵略者的手机。</text:p>
      <text:p text:style-name="P4">
根据调查，敌方线人是Alexevo-Druzhkivka的居民。 Vonabula是禁止社交网络“同学”的活跃用户，该网络寡居的反乌克兰文章。</text:p>
      <text:p text:style-name="P4">
俄罗斯情报局有一家沟通式的情报服务，今年1月，他努力参加对乌克兰的情报和颠覆性活动。</text:p>
      <text:p text:style-name="P4">
为了收集情报，这名妇女出去去了该地区，并隐藏了乌克兰军队的嫌疑人。</text:p>
      <text:p text:style-name="P4">
她还在黑暗中使用了邻居和熟人，在其中她质疑有关军事装备部队柱运动的信息。</text:p>
      <text:p text:style-name="P4">
接收到的攻击者以短信的形式将敌人通过使者发送给敌人，表明乌克兰物体的地理位置。</text:p>
      <text:p text:style-name="P4">
<text:span text:style-name="T4">
另请阅读：</text:span>
 <text:a xlink:type="simple" xlink:href="https://www.ukrinform.ua/rubric-regions/3709712-sbu-zatrimala-zitelku-harkivsini-zlivala-dani-pro-zsu-sinu-v-rosiu.html" text:style-name="Internet_20_link" text:visited-style-name="Visited_20_Internet_20_Link">
<text:span text:style-name="T4">
沥干</text:span>
</text:a>
SBU的调查人员报告了第7部分的拘留者。 乌克兰刑法的111-1(合作).</text:p>
      <text:p text:style-name="P4">
Жінка перебуває під вартою. Їй загрожує до 15 років тюрми.</text:p>
      <text:p text:style-name="P4">
Як повідомляв <text:a xlink:type="simple" xlink:href="https://www.ukrinform.ua/rubric-society/3705195-zdavav-rosianam-pozicii-ppo-odesitu-dali-15-rokiv-vaznici.html" text:style-name="Internet_20_link" text:visited-style-name="Visited_20_Internet_20_Link">
 </text:a>
敖德萨的居民，他向俄罗斯入侵者的国防部队和纠正该地区的敌对中风的数据判处了15年的监禁。</text:p>
      <text:p text:style-name="P4">
News Source: <text:a xlink:type="simple" xlink:href="https://www.ukrinform.ua/rubric-regions/3712618-sbu-zatrimala-zitelku-doneccini-aka-peredavala-rosianam-dani-pro-ppo-v-rajoni-bahmuta.html" text:style-name="Internet_20_link" text:visited-style-name="Visited_20_Internet_20_Link">
https://www.ukrinform.ua/rubric-regions/3712618-sbu-zatrimala-zitelku-doneccini-aka-peredavala-rosianam-dani-pro-ppo-v-rajoni-bahmuta.html</text:a>
</text:p>
      <!--NEWS-->
      <text:h text:style-name="P10" text:outline-level="1">
<text:span text:style-name="T4">
Zaporizka Oblast（21:44）。 红色警报：空中威胁。 警笛声。 立即掩盖！</text:span>
</text:h>
      <text:p text:style-name="P4">
作者: liveuamap (Language: en)</text:p>
      <text:p text:style-name="P4">
时间: 2023-05-22T15:46:00</text:p>
      <text:p text:style-name="P4">
地点: Zaporizka Oblast (Latitude:47.612131 Longtitude:35.765101)</text:p>
      <text:p text:style-name="P4">
视频: []</text:p>
      <text:p text:style-name="P4">
图片: []</text:p>
      <text:p text:style-name="P4">
标签: ["Europe", "Central and Eastern Europe"]</text:p>
      <text:p text:style-name="P4">
Id: 22564707</text:p>
      <!--METADATA-->
      <text:p text:style-name="P4">
Zaporizhzhia地区(21:44). Red Alert: aerial threat. Sirens sounding. Take covernow!</text:p>
      <text:p text:style-name="P4">
News Collection Link: <text:a xlink:type="simple" xlink:href="https://liveuamap.com/en/2023/22-may-zaporizka-oblast2144-red-alert-aerial-g" text:style-name="Internet_20_link" text:visited-style-name="Visited_20_Internet_20_Link">
https://liveuamap.com/en/2023/22-may-zaporizka-oblast2144-red-alert-aerial-g</text:a>
</text:p>
      <text:p text:style-name="P4">
News Source: <text:a xlink:type="simple" xlink:href="https://t.me/air_alert_ua/46302" text:style-name="Internet_20_link" text:visited-style-name="Visited_20_Internet_20_Link">
https://t.me/air_alert_ua/46302</text:a>
</text:p>
      <!--NEWS-->
      <text:h text:style-name="P10" text:outline-level="1">
<text:span text:style-name="T4">
在Khmelnytskyi，九个教区去了PCC</text:span>
</text:h>
      <text:p text:style-name="P4">
作者: Ukrinform (Person)</text:p>
      <text:p text:style-name="P4">
出版商: Укринформ (Organization)</text:p>
      <text:p text:style-name="P4">
出版时间: 2023-05-22T15:53:00+03:00</text:p>
      <text:p text:style-name="P4">
修改时间: 2023-05-22T15:53:00+03:00</text:p>
      <text:p text:style-name="P4">
描述: 在Khmelnytskyi中，乌克兰东正教教堂的另外9个教区的法规以前属于莫斯科祖先的UOC。  - 乌克林。</text:p>
      <text:p text:style-name="P4">
图片: ['<text:a xlink:type="simple" xlink:href="https://static.ukrinform.com/photos/2023_04/thumb_files/630_360_1680620828-572.jpg" text:style-name="Internet_20_link" text:visited-style-name="Visited_20_Internet_20_Link">
630_360_16806...</text:a>
']</text:p>
      <text:p text:style-name="P4">
标签: ['Хмельниччина', 'УПЦ МП', 'Православна церква України']</text:p>
      <text:p text:style-name="P4">
类型: Article</text:p>
      <!--METADATA-->
      <text:p text:style-name="P4">
<draw:frame draw:style-name="fr1" draw:name="Image102" text:anchor-type="as-char" svg:width="6.9236in" svg:height="3.956343in" draw:z-index="0">
<draw:image xlink:href="../Images/yкринформ/2023-05-22T15-53-00-03-00/630_360_1680620828-572.jpg" xlink:type="simple" xlink:show="embed" xlink:actuate="onLoad" draw:mime-type="image/jpeg"/>
</draw:frame>
Nakhmelnytskyi注册了乌克兰东正教教堂的9个教区的法规，该教堂此前曾从服从莫斯科的主人公。</text:p>
      <text:p text:style-name="P4">
正如乌克林福姆报道的那样，关于<text:a xlink:type="simple" xlink:href="https://t.me/khmelnytskaODA/1670" text:style-name="Internet_20_link" text:visited-style-name="Visited_20_Internet_20_Link">
</text:a>
Khmelnytsky OVA报道。</text:p>
      <text:p text:style-name="P4">
“一周内已注册了9条UOC宗教团体的法规，进入了<text:a xlink:type="simple" xlink:href="https://www.ukrinform.ua/tag-pravoslavna-cerkva-ukraini" text:style-name="Internet_20_link" text:visited-style-name="Visited_20_Internet_20_Link">
</text:a>
»， - 证词读取。</text:p>
      <text:p text:style-name="P4">
总的来说，自该地区进行全面战争开始以来，第198届宗教统治者 - 帕特里亚切特(Uoc -Patriarchate)的第198个宗教社区已在新版本中注册，其中169个已转换为PCU，在独立的东正教社区中转换为29。</text:p>
      <text:p text:style-name="P4">
<text:span text:style-name="T4">
另请阅读：</text:span>
 <text:a xlink:type="simple" xlink:href="https://www.ukrinform.ua/rubric-society/3708049-v-pcu-pereviratimut-svasennikiv-aki-perehodat-z-moskovskogo-patriarhatu-epifanij.html" text:style-name="Internet_20_link" text:visited-style-name="Visited_20_Internet_20_Link">
</text:a>
如报道<text:a xlink:type="simple" xlink:href="https://www.ukrinform.ua/rubric-regions/3691444-hmelnicka-oblrada-zaboronila-dialnist-upc-mp-na-teritorii-oblasti.html" text:style-name="Internet_20_link" text:visited-style-name="Visited_20_Internet_20_Link">
</text:a>
，Khmelnytsky理事会决定禁止该地区莫斯科宗主的UOC活动。</text:p>
      <text:p text:style-name="P4">
News Source: <text:a xlink:type="simple" xlink:href="https://www.ukrinform.ua/rubric-regions/3712642-na-hmelniccini-se-devat-parafij-perejsli-do-pcu.html" text:style-name="Internet_20_link" text:visited-style-name="Visited_20_Internet_20_Link">
https://www.ukrinform.ua/rubric-regions/3712642-na-hmelniccini-se-devat-parafij-perejsli-do-pcu.html</text:a>
</text:p>
      <!--NEWS-->
      <text:h text:style-name="P10" text:outline-level="1">
<text:span text:style-name="T4">
波兰正在准备有关苏联造成的俄罗斯损害赔偿的报告</text:span>
</text:h>
      <text:p text:style-name="P4">
作者: Ukrinform (Person)</text:p>
      <text:p text:style-name="P4">
出版商: Укринформ (Organization)</text:p>
      <text:p text:style-name="P4">
出版时间: 2023-05-22T15:54:56+03:00</text:p>
      <text:p text:style-name="P4">
修改时间: 2023-05-22T15:54:56+03:00</text:p>
      <text:p text:style-name="P4">
描述: 波兰军事事务研究所正在撰写一份报告，该报告将记录苏联对该国造成的所有损害，就像最近的华沙为德国为第二次世界大战期间损失准备的所有损失。  - 乌克林。</text:p>
      <text:p text:style-name="P4">
图片: ['<text:a xlink:type="simple" xlink:href="https://static.ukrinform.com/photos/2017_08/thumb_files/630_360_1502114127-8860.jpg" text:style-name="Internet_20_link" text:visited-style-name="Visited_20_Internet_20_Link">
630_360_15021...</text:a>
']</text:p>
      <text:p text:style-name="P4">
标签: ['Польща', 'Росія', 'Репарації', 'СРСР']</text:p>
      <text:p text:style-name="P4">
类型: Article</text:p>
      <!--METADATA-->
      <text:p text:style-name="P4">
<draw:frame draw:style-name="fr1" draw:name="Image103" text:anchor-type="as-char" svg:width="6.9236in" svg:height="3.956343in" draw:z-index="0">
<draw:image xlink:href="../Images/yкринформ/2023-05-22T15-54-56-03-00/630_360_1502114127-8860.jpg" xlink:type="simple" xlink:show="embed" xlink:actuate="onLoad" draw:mime-type="image/jpeg"/>
</draw:frame>
波兰研究所(By -by -Production)事务正在撰写一份报告，该报告将由苏联向该国记录下来，例如最近华沙关心第二次世界大战期间德国损失的报告。</text:p>
      <text:p text:style-name="P4">
关于它的空气<text:a xlink:type="simple" xlink:href="http://www.tvp.info/70017536/mularczyk-powstanie-raport-o-reparacjach-od-rosji" text:style-name="Internet_20_link" text:visited-style-name="Visited_20_Internet_20_Link">
</text:a>
乌克林福姆报道说，波兰阿卡迪斯·穆利奇克(Arkadyusz Mulychik)副外交大臣说。</text:p>
      <text:p text:style-name="P4">
“军事事务研究所正在撰写这样的报告。这应该是一项认真的研究，表明了整个方面(企业 -  ed。)从西方领土，后来剥削波兰国家，不利于煤炭合同。 我们正在努力，这样的报告是每天的。”  -  Mulyarchik说。</text:p>
      <text:p text:style-name="P4">
早些时候，波兰当局的代表反复说，华沙计划对该国的占领和德国有类似的赔偿。此外，5月初，在接受《金融时报》的采访时，总统的政策<text:a xlink:type="simple" xlink:href="https://www.ukrinform.ua/tag-polsa" text:style-name="Internet_20_link" text:visited-style-name="Visited_20_Internet_20_Link">
</text:a>
马丁轮。</text:p>
      <text:p text:style-name="P4">
<text:span text:style-name="T4">
另请阅读：</text:span>
 <text:a xlink:type="simple" xlink:href="https://www.ukrinform.ua/rubric-world/3646606-varsava-ne-viznae-vidmovu-berlina-vesti-peregovori-pro-voenni-reparacii.html" text:style-name="Internet_20_link" text:visited-style-name="Visited_20_Internet_20_Link">
<text:span text:style-name="T4">
赔偿</text:span>
</text:a>
据乌克林福姆报道，去年9月在华沙<text:a xlink:type="simple" xlink:href="https://www.ukrinform.ua/rubric-world/3562525-polsa-vimagatime-vid-nimeccini-ponad-15-triljona-reparacij.html" text:style-name="Internet_20_link" text:visited-style-name="Visited_20_Internet_20_Link">
</text:a>
，柏林在第二次世界大战期间由人类和物质损失造成的波兰必须支付的退款额超过6.2万亿的Zlotys(超过1.5万亿。 截至2021年). У жовтні Мулярчика було призначенозаступником глави МЗС Польщі, головним завданням якого є переконання Берліната міжнародної спільноти щодо необхідності виплати Німеччиною репарацій Польщіза завдані в роки війни збитки.</text:p>
      <text:p text:style-name="P4">
Своєю чергою 21 травня голова Держдуми Росії Вячеслав Володін написав уТелеграмі, що Польща повинна виплатити Росії понад 750 млрд дол. запіслявоєнне відновлення і розвиток РП.</text:p>
      <text:p text:style-name="P4">
News Source: <text:a xlink:type="simple" xlink:href="https://www.ukrinform.ua/rubric-world/3712644-polsa-gotue-zvit-pro-vidskoduvanna-rosieu-zbitkiv-zavdanih-radanskim-souzom.html" text:style-name="Internet_20_link" text:visited-style-name="Visited_20_Internet_20_Link">
https://www.ukrinform.ua/rubric-world/3712644-polsa-gotue-zvit-pro-vidskoduvanna-rosieu-zbitkiv-zavdanih-radanskim-souzom.html</text:a>
</text:p>
      <!--NEWS-->
      <text:h text:style-name="P10" text:outline-level="1">
<text:span text:style-name="T4">
1912  -  2023年乌克兰艺术展览在德累斯顿继续</text:span>
</text:h>
      <text:p text:style-name="P4">
作者: Ukrinform (Person)</text:p>
      <text:p text:style-name="P4">
出版商: Укринформ (Organization)</text:p>
      <text:p text:style-name="P4">
出版时间: 2023-05-22T15:56:35+03:00</text:p>
      <text:p text:style-name="P4">
修改时间: 2023-05-22T15:56:35+03:00</text:p>
      <text:p text:style-name="P4">
描述: </text:p>
      <text:p text:style-name="P4">
Yдре粹Вull«。 }，1912-2023»，Деек警  - I的，。: </text:p>
      <text:p text:style-name="P4">
图片: ['<text:a xlink:type="simple" xlink:href="https://static.ukrinform.com/photos/2023_05/thumb_files/630_360_1684760047-615.jpg" text:style-name="Internet_20_link" text:visited-style-name="Visited_20_Internet_20_Link">
630_360_16847...</text:a>
']</text:p>
      <text:p text:style-name="P4">
标签: ['Німеччина', 'Виставка', 'Мистецтво', 'МКІП ']</text:p>
      <text:p text:style-name="P4">
类型: Article</text:p>
      <!--METADATA-->
      <text:p text:style-name="P4">
<draw:frame draw:style-name="fr1" draw:name="Image104" text:anchor-type="as-char" svg:width="6.9236in" svg:height="3.956343in" draw:z-index="0">
<draw:image xlink:href="../Images/yкринформ/2023-05-22T15-56-35-03-00/630_360_1684760047-615.jpg" xlink:type="simple" xlink:show="embed" xlink:actuate="onLoad" draw:mime-type="image/jpeg"/>
</draw:frame>
展览“故事的万花筒。 乌克兰艺术1912-2023”，绘画，雕塑，视频的副样本以及大约50位艺术家的档案。</text:p>
      <text:p text:style-name="P4">
文化和信息政策部长亚历山大·特卡肯科夫(Alexander Tkachenkov)报告了这一点<text:a xlink:type="simple" xlink:href="https://t.me/otkachenkokyiv/3613" text:style-name="Internet_20_link" text:visited-style-name="Visited_20_Internet_20_Link">
</text:a>
，报道乌克林福姆。</text:p>
      <text:p text:style-name="P4">
“乌克兰艺术在世界上散步，并将其引入我们的多文化。 因此，在德累斯顿展览中，“历史的万花筒。乌克兰艺术1912-2023” ...绘画，雕塑，摄影，装置，录像，图形和档案馆，大约50位艺术家和艺术家，从2023年5月6日至10日更大(SKD)“， - 他写了。</text:p>
      <text:p text:style-name="P4">
<text:span text:style-name="T4">
另请阅读：</text:span>
 <text:a xlink:type="simple" xlink:href="https://www.ukrinform.ua/rubric-diaspora/3712533-u-toronto-prohodit-vistavka-ukrainskogo-mitca-oleksandra-gutiri.html" text:style-name="Internet_20_link" text:visited-style-name="Visited_20_Internet_20_Link">
<text:span text:style-name="T4">
展览</text:span>
</text:a>
Mkip头还指出，这是Vnimech开设的第一个这样的展览。 在德累斯顿，在德累斯顿举行了私人博物馆私人收藏的展览，特别是国家美术馆，敖德萨 - 阿特博物馆，国家博物馆，乌克兰国家博物馆[]。(https://www.ukrinform.ua/tag-mistectvo)，Stedley Art Foundation，Maria Primachenko，Dovzhenko-Center和NGO“当代艺术博物馆”。此外，还补充了Art Collection Telekom和Artotekiconic Bundestag的展览。</text:p>
      <text:p text:style-name="P4">
正如乌克林福姆报道的<text:a xlink:type="simple" xlink:href="https://www.ukrinform.ua/rubric-culture/3710402-na-vistavciaukcioni-u-varsavi-predstavili-kartini-i-vijskovi-trofei-z-ukraini.html" text:style-name="Internet_20_link" text:visited-style-name="Visited_20_Internet_20_Link">
</text:a>
，介绍了乌克兰艺术家尤利亚·安杰卢克(Yulia Angeluk)的绘画和来自乌克兰各地的军事奖杯。</text:p>
      <text:p text:style-name="P4">
News Source: <text:a xlink:type="simple" xlink:href="https://www.ukrinform.ua/rubric-culture/3712645-u-drezdeni-trivae-vistavka-ukrainskogo-mistectva-19122023-rokiv.html" text:style-name="Internet_20_link" text:visited-style-name="Visited_20_Internet_20_Link">
https://www.ukrinform.ua/rubric-culture/3712645-u-drezdeni-trivae-vistavka-ukrainskogo-mistectva-19122023-rokiv.html</text:a>
</text:p>
      <!--NEWS-->
      <text:h text:style-name="P10" text:outline-level="1">
<text:span text:style-name="T4">
Kharkiv，Kharkiv地区，顿涅茨克地区（21:56）。 红色ALRT：空中tchretate。 警报声音...</text:span>
</text:h>
      <text:p text:style-name="P4">
作者: liveuamap (Language: en)</text:p>
      <text:p text:style-name="P4">
时间: 2023-05-22T15:57:00</text:p>
      <text:p text:style-name="P4">
地点: Kharkiv (Latitude:49.98133 Longtitude:36.25148)</text:p>
      <text:p text:style-name="P4">
视频: []</text:p>
      <text:p text:style-name="P4">
图片: []</text:p>
      <text:p text:style-name="P4">
标签: ["Europe", "Central and Eastern Europe"]</text:p>
      <text:p text:style-name="P4">
Id: 22564711</text:p>
      <!--METADATA-->
      <text:p text:style-name="P4">
Kharkiv，Kharkiv地区，顿涅茨克地区(21:56). Red Alert: aerial threat.Sirens sounding. Take cover now!</text:p>
      <text:p text:style-name="P4">
News Collection Link: <text:a xlink:type="simple" xlink:href="https://liveuamap.com/en/2023/22-may-kharkiv-kharkivska-oblast-donetsk-oblag" text:style-name="Internet_20_link" text:visited-style-name="Visited_20_Internet_20_Link">
https://liveuamap.com/en/2023/22-may-kharkiv-kharkivska-oblast-donetsk-oblag</text:a>
</text:p>
      <text:p text:style-name="P4">
News Source: <text:a xlink:type="simple" xlink:href="https://t.me/air_alert_ua/46304" text:style-name="Internet_20_link" text:visited-style-name="Visited_20_Internet_20_Link">
https://t.me/air_alert_ua/46304</text:a>
</text:p>
      <!--NEWS-->
      <text:h text:style-name="P10" text:outline-level="1">
<text:span text:style-name="T4">
在脱口海的Snihurivshchyna Abrofusion处更新了杂种植物</text:span>
</text:h>
      <text:p text:style-name="P4">
作者: Ukrinform (Person)</text:p>
      <text:p text:style-name="P4">
出版商: Укринформ (Organization)</text:p>
      <text:p text:style-name="P4">
出版时间: 2023-05-22T15:58:00+03:00</text:p>
      <text:p text:style-name="P4">
修改时间: 2023-05-22T15:58:00+03:00</text:p>
      <text:p text:style-name="P4">
描述: 在Snigurovshchina（mykolaiv地区）恢复了养殖植物（mykolaivshchyna）。  - 乌克林。</text:p>
      <text:p text:style-name="P4">
图片: ['<text:a xlink:type="simple" xlink:href="https://static.ukrinform.com/photos/2023_05/thumb_files/630_360_1684760391-175.jpg" text:style-name="Internet_20_link" text:visited-style-name="Visited_20_Internet_20_Link">
630_360_16847...</text:a>
', '<text:a xlink:type="simple" xlink:href="https://static.ukrinform.com/photos/2023_05/1684760128-647.jpg" text:style-name="Internet_20_link" text:visited-style-name="Visited_20_Internet_20_Link">
1684760128-64...</text:a>
']</text:p>
      <text:p text:style-name="P4">
标签: ['Миколаївщина', 'Завод', 'Відбудова', 'Agrofusion']</text:p>
      <text:p text:style-name="P4">
类型: Article</text:p>
      <!--METADATA-->
      <text:p text:style-name="P4">
<draw:frame draw:style-name="fr1" draw:name="Image105" text:anchor-type="as-char" svg:width="6.9236in" svg:height="3.956343in" draw:z-index="0">
<draw:image xlink:href="../Images/yкринформ/2023-05-22T15-58-00-03-00/630_360_1684760391-175.jpg" xlink:type="simple" xlink:show="embed" xlink:actuate="onLoad" draw:mime-type="image/jpeg"/>
</draw:frame>
preadom -ingurovshchina(mykolaiv地区)Gagrofusion工厂已恢复。</text:p>
      <text:p text:style-name="P4">
这是5月22日在简报媒体中心乌克兰媒体中心的区域军事行政部门负责人Vitaliy Kim所说的。</text:p>
      <text:p text:style-name="P4">
“是的，Snihurivshchyna中的农业植物恢复了工作，相当快的商店以及田野已经交换。 此外，该公司还将其容量放在已经种植幼苗的另一个地方。 直到预计秋天才能完成<text:a xlink:type="simple" xlink:href="https://www.ukrinform.ua/tag-zavod" text:style-name="Internet_20_link" text:visited-style-name="Visited_20_Internet_20_Link">
</text:a>
，明年，即使计划增加生产，”金​​说。</text:p>
      <text:p text:style-name="P4">
<draw:frame draw:style-name="fr1" draw:name="Image106" text:anchor-type="as-char" svg:width="6.9236in" svg:height="4.615733in" draw:z-index="0">
<draw:image xlink:href="../Images/yкринформ/2023-05-22T15-58-00-03-00/1684760128-647.jpg" xlink:type="simple" xlink:show="embed" xlink:actuate="onLoad" draw:mime-type="image/jpeg"/>
</draw:frame>
另外，据他说，尼古拉地区已经经营着百事可乐，Yantar Brewery和Nibulon Brewery等大型企业。 在不久的将来，还有五家公司正在考虑恢复该地区的工作。</text:p>
      <text:p text:style-name="P4">
<text:span text:style-name="T4">
另请阅读：</text:span>
 <text:a xlink:type="simple" xlink:href="https://www.ukrinform.ua/rubric-vidbudova/3682073-u-snigurivci-na-mikolaivsini-startuvav-britanskij-proekt-vidnovlenna-poskodzenogo-zitla.html" text:style-name="Internet_20_link" text:visited-style-name="Visited_20_Internet_20_Link">
<text:span text:style-name="T4">
 snigurures </text:span>
</text:a>
abrofusion是乌克兰垂直综合的公司，由西红柿的生产和加工使用。</text:p>
      <text:p text:style-name="P4">
据报道，目前尚无关于尼古拉港港口进入谷物走廊的官方数据。</text:p>
      <text:p text:style-name="P4">
News Source: <text:a xlink:type="simple" xlink:href="https://www.ukrinform.ua/rubric-vidbudova/3712647-na-deokupovanij-snigurivsini-ponovlue-robotu-zavod-kompanii-agrofusion.html" text:style-name="Internet_20_link" text:visited-style-name="Visited_20_Internet_20_Link">
https://www.ukrinform.ua/rubric-vidbudova/3712647-na-deokupovanij-snigurivsini-ponovlue-robotu-zavod-kompanii-agrofusion.html</text:a>
</text:p>
      <!--NEWS-->
      <text:h text:style-name="P10" text:outline-level="1">
<text:span text:style-name="T4">
Poltavska Oblast（22:04）。 红色警报：空中威胁。 警笛声。 立即掩盖！</text:span>
</text:h>
      <text:p text:style-name="P4">
作者: liveuamap (Language: en)</text:p>
      <text:p text:style-name="P4">
时间: 2023-05-22T16:04:00</text:p>
      <text:p text:style-name="P4">
地点: Poltavska Oblast (Latitude:49.47705000 Longtitude:33.81866000)</text:p>
      <text:p text:style-name="P4">
视频: []</text:p>
      <text:p text:style-name="P4">
图片: []</text:p>
      <text:p text:style-name="P4">
标签: ["Europe", "Central and Eastern Europe"]</text:p>
      <text:p text:style-name="P4">
Id: 22564713</text:p>
      <!--METADATA-->
      <text:p text:style-name="P4">
poltava(22:04). Red Alert: aerial threat. Sirens sounding. Take covernow!</text:p>
      <text:p text:style-name="P4">
News Collection Link: <text:a xlink:type="simple" xlink:href="https://liveuamap.com/en/2023/22-may-poltavska-oblast2204-red-alert-aerial-g" text:style-name="Internet_20_link" text:visited-style-name="Visited_20_Internet_20_Link">
https://liveuamap.com/en/2023/22-may-poltavska-oblast2204-red-alert-aerial-g</text:a>
</text:p>
      <text:p text:style-name="P4">
News Source: <text:a xlink:type="simple" xlink:href="https://t.me/suspilnepoltava/11272" text:style-name="Internet_20_link" text:visited-style-name="Visited_20_Internet_20_Link">
https://t.me/suspilnepoltava/11272</text:a>
</text:p>
      <!--NEWS-->
      <text:h text:style-name="P10" text:outline-level="1">
<text:span text:style-name="T4">
Dnipro，Dnipropetrovsk地区，Chernihiv地区，基辅地区，Mykolaiv，Mykolaiv地区...</text:span>
</text:h>
      <text:p text:style-name="P4">
作者: liveuamap (Language: en)</text:p>
      <text:p text:style-name="P4">
时间: 2023-05-22T16:06:00</text:p>
      <text:p text:style-name="P4">
地点: Dnipro (Latitude:48.45930000 Longtitude:35.03865000)</text:p>
      <text:p text:style-name="P4">
视频: []</text:p>
      <text:p text:style-name="P4">
图片: []</text:p>
      <text:p text:style-name="P4">
标签: ["Europe", "Central and Eastern Europe"]</text:p>
      <text:p text:style-name="P4">
Id: 22564714</text:p>
      <!--METADATA-->
      <text:p text:style-name="P4">
Dnipro，Dnipropetrovsk地区，Chernihiv地区，基辅地区，Mykolaiv，Mykolaiv地区(22:05). Red Alert: aerial threat. Sirens sounding. Takecover now!</text:p>
      <text:p text:style-name="P4">
News Collection Link: <text:a xlink:type="simple" xlink:href="https://liveuamap.com/en/2023/22-may-dnipro-dnipropetrovska-oblast-chernihig" text:style-name="Internet_20_link" text:visited-style-name="Visited_20_Internet_20_Link">
https://liveuamap.com/en/2023/22-may-dnipro-dnipropetrovska-oblast-chernihig</text:a>
</text:p>
      <text:p text:style-name="P4">
News Source: <text:a xlink:type="simple" xlink:href="https://t.me/air_alert_ua/46310" text:style-name="Internet_20_link" text:visited-style-name="Visited_20_Internet_20_Link">
https://t.me/air_alert_ua/46310</text:a>
</text:p>
      <!--NEWS-->
      <text:h text:style-name="P10" text:outline-level="1">
<text:span text:style-name="T4">
在赛季中第二次Kochergin在波兰冠军赛中以两倍</text:span>
</text:h>
      <text:p text:style-name="P4">
作者: Ukrinform (Person)</text:p>
      <text:p text:style-name="P4">
出版商: Укринформ (Organization)</text:p>
      <text:p text:style-name="P4">
出版时间: 2023-05-22T16:06:38+03:00</text:p>
      <text:p text:style-name="P4">
修改时间: 2023-05-22T16:06:38+03:00</text:p>
      <text:p text:style-name="P4">
描述: 球员在全国冠军赛水平上创造了进球的个人记录。  - 乌克林。</text:p>
      <text:p text:style-name="P4">
图片: ['<text:a xlink:type="simple" xlink:href="https://static.ukrinform.com/photos/2023_05/thumb_files/630_360_1684760289-374.jpg" text:style-name="Internet_20_link" text:visited-style-name="Visited_20_Internet_20_Link">
630_360_16847...</text:a>
']</text:p>
      <text:p text:style-name="P4">
标签: ['Футбол']</text:p>
      <text:p text:style-name="P4">
类型: Article</text:p>
      <!--METADATA-->
      <text:p text:style-name="P4">
<draw:frame draw:style-name="fr1" draw:name="Image107" text:anchor-type="as-char" svg:width="6.9236in" svg:height="3.956343in" draw:z-index="0">
<draw:image xlink:href="../Images/yкринформ/2023-05-22T16-06-38-03-00/630_360_1684760289-374.jpg" xlink:type="simple" xlink:show="embed" xlink:actuate="onLoad" draw:mime-type="image/jpeg"/>
</draw:frame>
重力创造了个人冠军水平的个人记录。</text:p>
      <text:p text:style-name="P4">
在本赛季第二次乌克兰中场球员弗拉迪斯拉夫·科赫金(Vladislav Kochergin)以拉库瓦(Rakuva)的舞蹈表演而出名，这发生在乌克林福姆(Ukrinform)报告的波兰对维斯特(Vistula)的波兰第33轮冠军。</text:p>
      <text:p text:style-name="P4">
对于Vistula来说，与Rakuva的比赛在与冠军赛中的注册屠杀的背景下进行了比赛。 正是这支球队的球员在会议的第10分钟中脱颖而出。</text:p>
      <text:p text:style-name="P4">
“ Rakuva”在Kochergin攻入第一个进球时输给了第81分钟。 四分钟后，乌克兰第二次得分第二次是比赛中的最后一个帐户-2：1。</text:p>
      <text:p text:style-name="P4">
这是乌克兰足球运动员在摘录中的第八个进球，因此球员在全国冠军赛中创造了个人纪录。 球员在2019/20赛季表现出了初步结果，当时他为UPL的Simgolov的“黎明”得分。</text:p>
      <text:p text:style-name="P4">
<text:span text:style-name="T4">
另请阅读：</text:span>
 <text:a xlink:type="simple" xlink:href="https://www.ukrinform.ua/rubric-sports/3706059-ukrainec-kocergin-u-skladi-rakuva-stav-cempionom-polsi.html" text:style-name="Internet_20_link" text:visited-style-name="Visited_20_Internet_20_Link">
<text:span text:style-name="T4">
 Kochergin </text:span>
</text:a>
正如乌克林福姆报道的那样，在5月27日星期六，在拉库瓦锦标赛结束之前，将参加Estraquati的另一个阶段，Kochergin团队将参加其Lubin的Polypoit“ Zaglembe”。</text:p>
      <text:p text:style-name="P4">
照片：盖蒂图像</text:p>
      <text:p text:style-name="P4">
News Source: <text:a xlink:type="simple" xlink:href="https://www.ukrinform.ua/rubric-sports/3712650-kocergin-vdruge-u-sezoni-vidznacivsa-dublem-u-cempionati-polsi.html" text:style-name="Internet_20_link" text:visited-style-name="Visited_20_Internet_20_Link">
https://www.ukrinform.ua/rubric-sports/3712650-kocergin-vdruge-u-sezoni-vidznacivsa-dublem-u-cempionati-polsi.html</text:a>
</text:p>
      <!--NEWS-->
      <text:h text:style-name="P10" text:outline-level="1">
<text:span text:style-name="T4">
敖德萨地区，苏斯克地区，赫森，赫森地区（22:07）。 红色警报：空中威胁。 它是 ...</text:span>
</text:h>
      <text:p text:style-name="P4">
作者: liveuamap (Language: en)</text:p>
      <text:p text:style-name="P4">
时间: 2023-05-22T16:08:00</text:p>
      <text:p text:style-name="P4">
地点: Odeska Oblast (Latitude:46.75000000 Longtitude:30.25000000)</text:p>
      <text:p text:style-name="P4">
视频: []</text:p>
      <text:p text:style-name="P4">
图片: []</text:p>
      <text:p text:style-name="P4">
标签: ["Europe", "Central and Eastern Europe"]</text:p>
      <text:p text:style-name="P4">
Id: 22564715</text:p>
      <!--METADATA-->
      <text:p text:style-name="P4">
Odesa地区，Sumy地区，Kherson，Kherson地区(22:07). Red Alert:aerial threat. Sirens sounding. Take cover now!</text:p>
      <text:p text:style-name="P4">
News Collection Link: <text:a xlink:type="simple" xlink:href="https://liveuamap.com/en/2023/22-may-odeska-oblast-sumska-oblast-kherson-khg" text:style-name="Internet_20_link" text:visited-style-name="Visited_20_Internet_20_Link">
https://liveuamap.com/en/2023/22-may-odeska-oblast-sumska-oblast-kherson-khg</text:a>
</text:p>
      <text:p text:style-name="P4">
News Source: <text:a xlink:type="simple" xlink:href="https://t.me/air_alert_ua/46313" text:style-name="Internet_20_link" text:visited-style-name="Visited_20_Internet_20_Link">
https://t.me/air_alert_ua/46313</text:a>
</text:p>
      <!--NEWS-->
      <text:h text:style-name="P10" text:outline-level="1">
<text:span text:style-name="T4">
夜间开火：乌克兰军事训练如何在英国进行训练</text:span>
</text:h>
      <text:p text:style-name="P4">
作者: Ukrinform (Person)</text:p>
      <text:p text:style-name="P4">
出版商: Укринформ (Organization)</text:p>
      <text:p text:style-name="P4">
出版时间: 2023-05-22T16:09:37+03:00</text:p>
      <text:p text:style-name="P4">
修改时间: 2023-05-22T16:09:37+03:00</text:p>
      <text:p text:style-name="P4">
描述: 在英国，挪威教练正在与乌克兰军事训练武器进行武器，在有限的情况下，在该部门内的防御和进攻战斗中进行了夜间。  - 乌克林。</text:p>
      <text:p text:style-name="P4">
图片: ['<text:a xlink:type="simple" xlink:href="https://static.ukrinform.com/photos/2023_05/thumb_files/630_360_1684760380-2145.jpeg" text:style-name="Internet_20_link" text:visited-style-name="Visited_20_Internet_20_Link">
630_360_16847...</text:a>
', '<text:a xlink:type="simple" xlink:href="https://static.ukrinform.com/photos/2023_05/thumb_files/630_360_1684760379-3570.jpeg" text:style-name="Internet_20_link" text:visited-style-name="Visited_20_Internet_20_Link">
630_360_16847...</text:a>
', '<text:a xlink:type="simple" xlink:href="https://static.ukrinform.com/photos/2023_05/thumb_files/630_360_1684760379-7047.jpeg" text:style-name="Internet_20_link" text:visited-style-name="Visited_20_Internet_20_Link">
630_360_16847...</text:a>
', '<text:a xlink:type="simple" xlink:href="https://static.ukrinform.com/photos/2023_05/thumb_files/630_360_1684760379-3298.jpeg" text:style-name="Internet_20_link" text:visited-style-name="Visited_20_Internet_20_Link">
630_360_16847...</text:a>
', '<text:a xlink:type="simple" xlink:href="https://static.ukrinform.com/photos/2023_05/thumb_files/630_360_1684760379-8409.jpeg" text:style-name="Internet_20_link" text:visited-style-name="Visited_20_Internet_20_Link">
630_360_16847...</text:a>
', '<text:a xlink:type="simple" xlink:href="https://static.ukrinform.com/photos/2023_05/thumb_files/630_360_1684760379-9771.jpeg" text:style-name="Internet_20_link" text:visited-style-name="Visited_20_Internet_20_Link">
630_360_16847...</text:a>
', '<text:a xlink:type="simple" xlink:href="https://static.ukrinform.com/photos/2023_05/thumb_files/630_360_1684760379-7343.jpeg" text:style-name="Internet_20_link" text:visited-style-name="Visited_20_Internet_20_Link">
630_360_16847...</text:a>
', '<text:a xlink:type="simple" xlink:href="https://static.ukrinform.com/photos/2023_05/thumb_files/630_360_1684760380-8601.jpeg" text:style-name="Internet_20_link" text:visited-style-name="Visited_20_Internet_20_Link">
630_360_16847...</text:a>
', '<text:a xlink:type="simple" xlink:href="https://static.ukrinform.com/photos/2023_05/thumb_files/630_360_1684760380-7119.jpeg" text:style-name="Internet_20_link" text:visited-style-name="Visited_20_Internet_20_Link">
630_360_16847...</text:a>
', '<text:a xlink:type="simple" xlink:href="https://static.ukrinform.com/photos/2023_05/thumb_files/630_360_1684760380-7186.jpeg" text:style-name="Internet_20_link" text:visited-style-name="Visited_20_Internet_20_Link">
630_360_16847...</text:a>
', '<text:a xlink:type="simple" xlink:href="https://static.ukrinform.com/photos/2023_05/thumb_files/630_360_1684760380-2889.jpeg" text:style-name="Internet_20_link" text:visited-style-name="Visited_20_Internet_20_Link">
630_360_16847...</text:a>
', '<text:a xlink:type="simple" xlink:href="https://static.ukrinform.com/photos/2023_05/thumb_files/630_360_1684760380-3368.jpeg" text:style-name="Internet_20_link" text:visited-style-name="Visited_20_Internet_20_Link">
630_360_16847...</text:a>
', '<text:a xlink:type="simple" xlink:href="https://static.ukrinform.com/photos/2023_05/thumb_files/630_360_1684760380-3614.jpeg" text:style-name="Internet_20_link" text:visited-style-name="Visited_20_Internet_20_Link">
630_360_16847...</text:a>
', '<text:a xlink:type="simple" xlink:href="https://static.ukrinform.com/photos/2023_05/thumb_files/630_360_1684760381-3196.jpeg" text:style-name="Internet_20_link" text:visited-style-name="Visited_20_Internet_20_Link">
630_360_16847...</text:a>
']</text:p>
      <text:p text:style-name="P4">
标签: ['Британія', 'ЗСУ', 'Військові навчання']</text:p>
      <text:p text:style-name="P4">
类型: Article</text:p>
      <!--METADATA-->
      <text:p text:style-name="P4">
<draw:frame draw:style-name="fr1" draw:name="Image108" text:anchor-type="as-char" svg:width="6.9236in" svg:height="3.956343in" draw:z-index="0">
<draw:image xlink:href="../Images/yкринформ/2023-05-22T16-09-37-03-00/630_360_1684760380-2145.jpeg" xlink:type="simple" xlink:show="embed" xlink:actuate="onLoad" draw:mime-type="image/jpeg"/>
</draw:frame>
挪威教练正在与乌克兰的造成的武装武器与乌克兰的武器锻炼，在有限的物种的条件下，晚上在该部门的防御和进攻性战斗中。</text:p>
      <text:p text:style-name="P4">
根据乌克林福姆的说法，乌克兰武装部队的总参谋部报告了紫外线<text:a xlink:type="simple" xlink:href="https://www.facebook.com/GeneralStaff.ua/posts/pfbid0ij9CdZbusbJzaDD7DG5hyy3yCMjuNokBHpmXMykkcAG558CxGoiKBnam1ysdDXGDl" text:style-name="Internet_20_link" text:visited-style-name="Visited_20_Internet_20_Link">
</text:a>
并发布适当的照片。</text:p>
      <text:p text:style-name="P4">
“这项培训使得在乌克兰武装部队的各种情况下，提高了获得的战斗技巧，以增强该部队的人身安全和保障，以便军事人员可以巧妙地使用必要的战术知识来保护乌克兰，”一般职员。</text:p>
      <text:p text:style-name="P4">
在武装部队讲师的专家指导下<text:a xlink:type="simple" xlink:href="https://www.ukrinform.ua/tag-norvegia" text:style-name="Internet_20_link" text:visited-style-name="Visited_20_Internet_20_Link">
</text:a>
武装部队的新兵准备在战斗条件下做好准备。在2022年到达英国，挪威王国武装部队的临时军人参加了乌克兰新兵培训计划，在大不列颠与其他伙伴国家的指导下。</text:p>
      <text:p text:style-name="P4">
<text:span text:style-name="T4">
另请阅读：</text:span>
 <text:a xlink:type="simple" xlink:href="https://www.ukrinform.ua/rubric-ato/3708325-svedski-instruktori-u-britanii-vcat-vijskovih-zsu-vesti-pozicijni-boi.html" text:style-name="Internet_20_link" text:visited-style-name="Visited_20_Internet_20_Link">
<text:span text:style-name="T4">
指导员</text:span>
</text:a>
根据乌克林福姆的说法，在英国，挪威教师教乌克兰新兵<text:a xlink:type="simple" xlink:href="https://www.ukrinform.ua/rubric-ato/3701011-instruktori-z-norvegii-navcaut-ukrainskih-novobranciv-zahopluvati-okopi.html" text:style-name="Internet_20_link" text:visited-style-name="Visited_20_Internet_20_Link">
</text:a>
特别是捕获并握住战es。</text:p>
      <text:p text:style-name="P4">
News Source: <text:a xlink:type="simple" xlink:href="https://www.ukrinform.ua/rubric-ato/3712651-vedenna-vognu-vnoci-ak-trenuutsa-u-britanii-ukrainski-vijskovi.html" text:style-name="Internet_20_link" text:visited-style-name="Visited_20_Internet_20_Link">
https://www.ukrinform.ua/rubric-ato/3712651-vedenna-vognu-vnoci-ak-trenuutsa-u-britanii-ukrainski-vijskovi.html</text:a>
</text:p>
      <!--NEWS-->
      <text:h text:style-name="P10" text:outline-level="1">
<text:span text:style-name="T4">
俄罗斯人绑架了克里米亚人，“缝制”他们破坏了铁路 - 卢比尼特</text:span>
</text:h>
      <text:p text:style-name="P4">
作者: Ukrinform (Person)</text:p>
      <text:p text:style-name="P4">
出版商: Укринформ (Organization)</text:p>
      <text:p text:style-name="P4">
出版时间: 2023-05-22T16:10:18+03:00</text:p>
      <text:p text:style-name="P4">
修改时间: 2023-05-22T16:10:18+03:00</text:p>
      <text:p text:style-name="P4">
描述: 俄罗斯入侵者绑架了克里米亚辛菲波尔区的有罪铁路。  - 乌克林。</text:p>
      <text:p text:style-name="P4">
图片: ['<text:a xlink:type="simple" xlink:href="https://static.ukrinform.com/photos/2022_05/thumb_files/630_360_1652075100-633.jpg" text:style-name="Internet_20_link" text:visited-style-name="Visited_20_Internet_20_Link">
630_360_16520...</text:a>
', '<text:a xlink:type="simple" xlink:href="https://static.ukrinform.com/photos/2023_05/1684489902-348.jpg" text:style-name="Internet_20_link" text:visited-style-name="Visited_20_Internet_20_Link">
1684489902-34...</text:a>
']</text:p>
      <text:p text:style-name="P4">
标签: ['Кримські татари', 'Окупація Криму', 'Викрадення людей']</text:p>
      <text:p text:style-name="P4">
类型: Article</text:p>
      <!--METADATA-->
      <text:p text:style-name="P4">
<draw:frame draw:style-name="fr1" draw:name="Image109" text:anchor-type="as-char" svg:width="6.9236in" svg:height="3.956343in" draw:z-index="0">
<draw:image xlink:href="../Images/yкринформ/2023-05-22T16-10-18-03-00/630_360_1652075100-633.jpg" xlink:type="simple" xlink:show="embed" xlink:actuate="onLoad" draw:mime-type="image/jpeg"/>
</draw:frame>
俄罗斯 - 院子绑架了克里米亚人，以寻找整个克里米亚曼菲奥波尔区铁路的肇事者。</text:p>
      <text:p text:style-name="P4">
根据乌克兰的乌克林福姆(Ukrinform)的说法(https://t.me/dmytro_lubinetzs/2507)。</text:p>
      <text:p text:style-name="P4">
“自2014年2月占领克里米亚以来，俄罗斯联邦侵犯了乌克兰公民的权利。 Lubinets说：“绑架人民，违法，捏造的案件，剥夺公正法院的权利是应惩罚俄罗斯的罪行。”</text:p>
      <text:p text:style-name="P4">
<text:span text:style-name="T4">
另请阅读：</text:span>
 <text:a xlink:type="simple" xlink:href="https://www.ukrinform.ua/rubric-crimea/3711342-siloviki-v-krimu-zmusuvali-ziznatisa-v-pidrivi-zaliznici-krimskogo-tatarina-pravozahisniki.html" text:style-name="Internet_20_link" text:visited-style-name="Visited_20_Internet_20_Link">
<text:span text:style-name="T4">
铁路</text:span>
</text:a>
因此，在5月19日晚上，在基洛夫斯克村附近，俄罗斯DPSS拘留了一名29岁的老人<text:a xlink:type="simple" xlink:href="https://www.ukrinform.ua/tag-krimski-tatari" text:style-name="Internet_20_link" text:visited-style-name="Visited_20_Internet_20_Link">
</text:a>
Mambeta Asan-Usta。 据称，他们将该男子带到了俄罗斯联邦内政部，以便有关缺乏保险的行政议定书并承诺行政方案，并承诺向留在路上的汽车。</text:p>
      <text:p text:style-name="P4">
<draw:frame draw:style-name="fr1" draw:name="Image110" text:anchor-type="as-char" svg:width="6.9236in" svg:height="5.1927in" draw:z-index="0">
<draw:image xlink:href="../Images/yкринформ/2023-05-22T16-10-18-03-00/1684489902-348.jpg" xlink:type="simple" xlink:show="embed" xlink:actuate="onLoad" draw:mime-type="image/jpeg"/>
</draw:frame>
<text:span text:style-name="T5">
照片：克里米亚团结</text:span>
</text:p>
      <text:p text:style-name="P4">
同时，根据卢宾的说法，俄罗斯人没有，而是拿出了一个山友，他正在等待一个小巴“大众汽车”，以及可拆卸的形式和口罩的人。 他们袭击了那个男人，绑在车里。</text:p>
      <text:p text:style-name="P4">
根据被绑架的人说，他被带到辛菲罗尔(Simferolopol)，在一个未知的任命中，他开始审讯一个与乌克兰的人的联系以及对辛弗罗尔地区普伦克村的损害的损害。 在5月18日上午，爆炸逃亡，导致一些带有谷物的货车从轨道上脱落。 在这一事件中被占领的乌克兰。</text:p>
      <text:p text:style-name="P4">
穿着军装的人们继续威胁克里米亚塔塔尔的大屠杀，倾向于签署未知文件，并要求它通过测谎仪。</text:p>
      <text:p text:style-name="P4">
正如申诉专员所强调的那样：“截至今天，一个人和俄罗斯在政治和/或宗教上动机的事务中非法持有181人。”</text:p>
      <text:p text:style-name="P4">
<text:span text:style-name="T4">
另请阅读：</text:span>
 <text:a xlink:type="simple" xlink:href="https://www.ukrinform.ua/rubric-crimea/3711306-na-zaliznicni-kolii-u-krimu-vpav-bezpilotnik-zmi.html" text:style-name="Internet_20_link" text:visited-style-name="Visited_20_Internet_20_Link">
</text:a>
根据国际法，俄罗斯有义务立即阻止Tzlochina。</text:p>
      <text:p text:style-name="P4">
News Source: <text:a xlink:type="simple" xlink:href="https://www.ukrinform.ua/rubric-crimea/3712652-rosiani-vikradaut-krimcan-i-siut-im-pidriv-zaliznici-lubinec.html" text:style-name="Internet_20_link" text:visited-style-name="Visited_20_Internet_20_Link">
https://www.ukrinform.ua/rubric-crimea/3712652-rosiani-vikradaut-krimcan-i-siut-im-pidriv-zaliznici-lubinec.html</text:a>
</text:p>
      <!--NEWS-->
      <text:h text:style-name="P10" text:outline-level="1">
<text:span text:style-name="T4">
欧盟对伊朗侵犯人权行为提出了其他制裁</text:span>
</text:h>
      <text:p text:style-name="P4">
作者: Ukrinform (Person)</text:p>
      <text:p text:style-name="P4">
出版商: Укринформ (Organization)</text:p>
      <text:p text:style-name="P4">
出版时间: 2023-05-22T16:15:00+03:00</text:p>
      <text:p text:style-name="P4">
修改时间: 2023-05-22T16:15:00+03:00</text:p>
      <text:p text:style-name="P4">
描述: 欧盟已对五个人和负责严重侵犯伊朗的严重侵犯人权的组织实施了制裁。  - 乌克林。</text:p>
      <text:p text:style-name="P4">
图片: ['<text:a xlink:type="simple" xlink:href="https://static.ukrinform.com/photos/2018_08/thumb_files/630_360_1533655881-2549.jpg" text:style-name="Internet_20_link" text:visited-style-name="Visited_20_Internet_20_Link">
630_360_15336...</text:a>
']</text:p>
      <text:p text:style-name="P4">
标签: ['Євросоюз', 'Іран', 'Права людини', 'Санкції']</text:p>
      <text:p text:style-name="P4">
类型: Article</text:p>
      <!--METADATA-->
      <text:p text:style-name="P4">
<draw:frame draw:style-name="fr1" draw:name="Image111" text:anchor-type="as-char" svg:width="6.9236in" svg:height="3.956343in" draw:z-index="0">
<draw:image xlink:href="../Images/yкринформ/2023-05-22T16-15-00-03-00/630_360_1533655881-2549.jpg" xlink:type="simple" xlink:show="embed" xlink:actuate="onLoad" draw:mime-type="image/jpeg"/>
</draw:frame>
欧盟已对五个人和负责严重侵犯伊朗的严重侵犯人权的组织实施了制裁。</text:p>
      <text:p text:style-name="P4">
正如乌克林福姆报道的那样，这在<text:a xlink:type="simple" xlink:href="https://www.consilium.europa.eu/en/press/press-releases/2023/05/22/iran-five-individuals-and-two-entities-targeted-by-eu-s-eighth-package-of-sanctions-for-human-rights-violations/" text:style-name="Internet_20_link" text:visited-style-name="Visited_20_Internet_20_Link">
</text:a>
。</text:p>
      <text:p text:style-name="P4">
尤其指出的是，执法部队细分单位的指挥官被包括在制裁名单中<text:a xlink:type="simple" xlink:href="https://www.ukrinform.ua/tag-iran" text:style-name="Internet_20_link" text:visited-style-name="Visited_20_Internet_20_Link">
</text:a>
(LEF)与玛丽·阿文(Marym Arvin)有关的人是一位律师，由于她的人权活动而成为格子，后来死亡。</text:p>
      <text:p text:style-name="P4">
对伊朗警察发言人和秘书发言人也实施了制裁(SCC)，负责镇压空间的身体。</text:p>
      <text:p text:style-name="P4">
此外，IRGC基金是负责伊斯兰革命监护人的投资以及对政权和学生组织BASIJ的激烈镇压的降级的机构。(SBO).Остання діє як насильницька армія в університетських містечках, де студентивлаштували протести восени 2022 року, а згодом стали жертвами репресій ісерйозних порушень прав людини, таких як викрадення та тортури.</text:p>
      <text:p text:style-name="P4">
Загалом обмежувальні заходи ЄС застосовано до 216 фізичних та 37 юридичнихосіб. Вони включають заморожування активів, заборону на в’їзд до ЄС і заборонунадавати кошти тим, хто є у підсанкційному списку. Також діє заборона наекспорт до Ірану обладнання, яке може використовуватися для внутрішніхрепресій, і обладнання для моніторингу телекомунікацій.</text:p>
      <text:p text:style-name="P4">
Європейський Союз висловлює свою підтримку фундаментальним прагненням народуІрану до майбутнього, де його права людини та основні свободи поважаються тазахищаються.</text:p>
      <text:p text:style-name="P4">
<text:span text:style-name="T4">
Читайте також:</text:span>
 <text:a xlink:type="simple" xlink:href="https://www.ukrinform.ua/rubric-world/3701734-ssa-zaprovadili-sankcii-proti-rf-ta-iranu-cerez-nezakonni-aresti-amerikanciv.html" text:style-name="Internet_20_link" text:visited-style-name="Visited_20_Internet_20_Link">
 <text:span text:style-name="T4">
санкції</text:span>
 <text:span text:style-name="T4">
проти</text:span>
 <text:span text:style-name="T4">
Ірану</text:span>
</text:a>
欧盟呼吁伊朗停止施用和执行死刑，取消死亡判决，并为所有被拘留者提供法律法律程序。 欧盟还呼吁拘留外国平民以寻求政治利益。据报道，伊朗的抗议活动是，去年秋天，22岁的马希·阿米尼(Mahi Amini)的下午被警察拘留，他爆发了。 在去年的反政府抗议活动中，三个车站被谋杀在伊朗被谋杀中被处决。</text:p>
      <text:p text:style-name="P4">
News Source: <text:a xlink:type="simple" xlink:href="https://www.ukrinform.ua/rubric-world/3712653-es-vviv-dodatkovi-sankcii-za-porusenna-prav-ludini-v-irani.html" text:style-name="Internet_20_link" text:visited-style-name="Visited_20_Internet_20_Link">
https://www.ukrinform.ua/rubric-world/3712653-es-vviv-dodatkovi-sankcii-za-porusenna-prav-ludini-v-irani.html</text:a>
</text:p>
      <!--NEWS-->
      <text:h text:style-name="P10" text:outline-level="1">
<text:span text:style-name="T4">
Stefanchuk敦促瑞典将格里替恩战士传递给乌克兰</text:span>
</text:h>
      <text:p text:style-name="P4">
作者: Ukrinform (Person)</text:p>
      <text:p text:style-name="P4">
出版商: Укринформ (Organization)</text:p>
      <text:p text:style-name="P4">
出版时间: 2023-05-22T16:16:57+03:00</text:p>
      <text:p text:style-name="P4">
修改时间: 2023-05-22T16:16:57+03:00</text:p>
      <text:p text:style-name="P4">
描述: Verkhovna Rada Ruslan Stefanchuk的董事长在对瑞典的工作访问中，敦促考虑将Gripen战斗机转移到乌克兰的可能性。  - 乌克林。</text:p>
      <text:p text:style-name="P4">
图片: ['<text:a xlink:type="simple" xlink:href="https://static.ukrinform.com/photos/2023_05/thumb_files/630_360_1684761159-361.jpg" text:style-name="Internet_20_link" text:visited-style-name="Visited_20_Internet_20_Link">
630_360_16847...</text:a>
', '<text:a xlink:type="simple" xlink:href="https://static.ukrinform.com/photos/2023_05/1684761154-919.jpg" text:style-name="Internet_20_link" text:visited-style-name="Visited_20_Internet_20_Link">
1684761154-91...</text:a>
']</text:p>
      <text:p text:style-name="P4">
标签: ['Літак', 'Швеція', 'Стефанчук']</text:p>
      <text:p text:style-name="P4">
类型: Article</text:p>
      <!--METADATA-->
      <text:p text:style-name="P4">
<draw:frame draw:style-name="fr1" draw:name="Image112" text:anchor-type="as-char" svg:width="6.9236in" svg:height="3.956343in" draw:z-index="0">
<draw:image xlink:href="../Images/yкринформ/2023-05-22T16-16-57-03-00/630_360_1684761159-361.jpg" xlink:type="simple" xlink:show="embed" xlink:actuate="onLoad" draw:mime-type="image/jpeg"/>
</draw:frame>
Ruslan Stefanchuk Ruslan Stefanchuk在对瑞典的工作访问中，敦促将Gripen战斗机传播到乌克兰。</text:p>
      <text:p text:style-name="P4">
他在[]中报告了这一点(http://www.facebook.com/stefanchuk.official/posts/pfbid02t6Tk3r9cvMmiwMvS4RhVp9s1DWqmKo7Jzz6qpfkQ4T6qB6Wvvxyymp5GQxDo9LRtl)，报道乌克林福姆。</text:p>
      <text:p text:style-name="P4">
根据Stefanchuk的说法，现在对乌克兰最重要的是国防支持的继续。</text:p>
      <text:p text:style-name="P4">
他说：“今天，向我们的合作伙伴和盟友提供的主要信息之一是使乌克兰取得未来胜利的翅膀。”</text:p>
      <text:p text:style-name="P4">
是的，在访问[]时(https://www.ukrinform.ua/tag-svecia)Stefanchuk会见了外交部的国家秘书Janoknutson。</text:p>
      <text:p text:style-name="P4">
<draw:frame draw:style-name="fr1" draw:name="Image113" text:anchor-type="as-char" svg:width="6.9236in" svg:height="4.615733in" draw:z-index="0">
<draw:image xlink:href="../Images/yкринформ/2023-05-22T16-16-57-03-00/1684761154-919.jpg" xlink:type="simple" xlink:show="embed" xlink:actuate="onLoad" draw:mime-type="image/jpeg"/>
</draw:frame>
在会议期间，Verkhovna Rada的董事长感谢瑞典对乌克兰的全面援助，他谈到了第四代飞机和格里本战斗机。</text:p>
      <text:p text:style-name="P4">
双方还讨论了乌克兰在欧盟中正式成员的道路。 特别是，斯特凡库克(Stefanchuk)向国务卿通报了欧洲委员会的相关建议，并提醒乌克兰预计将在今年年底之前就全部成员进行谈判。</text:p>
      <text:p text:style-name="P4">
Verkhovna Rada的主席与Knutsson讨论了俄罗斯联合会。</text:p>
      <text:p text:style-name="P4">
Stefanchuk说：“我依靠在煤炭集团中与瑞典的进一步有效互动 - 建立一本有关侵略性侵略乌克兰罪的特别期刊。”</text:p>
      <text:p text:style-name="P4">
<text:span text:style-name="T4">
另请阅读：</text:span>
 <text:a xlink:type="simple" xlink:href="https://www.ukrinform.ua/rubric-ato/3712539-ignat-pro-f16-dostatno-mati-zasobi-abi-vorozi-litaki-ne-nablizalisa-do-kordoniv-ukraini.html" text:style-name="Internet_20_link" text:visited-style-name="Visited_20_Internet_20_Link">
</text:a>
正如乌克林福姆(Ukrinform)所报道的那样，在基辅的火箭袭击遭到的火箭袭击后，瑞典王国外交委员会代表团将由其政府和议会提出新的措施来支持乌克兰。</text:p>
      <text:p text:style-name="P4">
News Source: <text:a xlink:type="simple" xlink:href="https://www.ukrinform.ua/rubric-polytics/3712655-stefancuk-zaklikav-sveciu-peredati-ukraini-vinisuvaci-gripen.html" text:style-name="Internet_20_link" text:visited-style-name="Visited_20_Internet_20_Link">
https://www.ukrinform.ua/rubric-polytics/3712655-stefancuk-zaklikav-sveciu-peredati-ukraini-vinisuvaci-gripen.html</text:a>
</text:p>
      <!--NEWS-->
      <text:h text:style-name="P10" text:outline-level="1">
<text:span text:style-name="T4">
谁不会邀请台湾参加年度大会</text:span>
</text:h>
      <text:p text:style-name="P4">
作者: Ukrinform (Person)</text:p>
      <text:p text:style-name="P4">
出版商: Укринформ (Organization)</text:p>
      <text:p text:style-name="P4">
出版时间: 2023-05-22T16:18:00+03:00</text:p>
      <text:p text:style-name="P4">
修改时间: 2023-05-22T16:18:00+03:00</text:p>
      <text:p text:style-name="P4">
描述: 将不会邀请台湾参加世界卫生组织年度大会，该组织将于5月21日至30日举行。  - 乌克林。</text:p>
      <text:p text:style-name="P4">
图片: ['<text:a xlink:type="simple" xlink:href="https://static.ukrinform.com/photos/2020_06/thumb_files/630_360_1593280668-741.jpg" text:style-name="Internet_20_link" text:visited-style-name="Visited_20_Internet_20_Link">
630_360_15932...</text:a>
']</text:p>
      <text:p text:style-name="P4">
标签: ['Китай', 'Пакистан', 'Тайвань', 'ВООЗ']</text:p>
      <text:p text:style-name="P4">
类型: Article</text:p>
      <!--METADATA-->
      <text:p text:style-name="P4">
<draw:frame draw:style-name="fr1" draw:name="Image114" text:anchor-type="as-char" svg:width="6.9236in" svg:height="3.956343in" draw:z-index="0">
<draw:image xlink:href="../Images/yкринформ/2023-05-22T16-18-00-03-00/630_360_1593280668-741.jpg" xlink:type="simple" xlink:show="embed" xlink:actuate="onLoad" draw:mime-type="image/jpeg"/>
</draw:frame>
台湾不会在5月21日至30日举行的世界卫生组织年度会议上提示。</text:p>
      <text:p text:style-name="P4">
关于它报告<text:a xlink:type="simple" xlink:href="https://www.reuters.com/world/asia-pacific/taiwan-excluded-who-annual-assembly-following-chinese-opposition-2023-05-22/" text:style-name="Internet_20_link" text:visited-style-name="Visited_20_Internet_20_Link">
</text:a>
，报道乌克林福姆。</text:p>
      <text:p text:style-name="P4">
此前，中国和巴基斯坦敦促该组织成员拒绝台湾。</text:p>
      <text:p text:style-name="P4">
台湾反过来说，中国参与全球尼古拉尔人的阻碍是“可耻的”，北京无权代表该岛发言。</text:p>
      <text:p text:style-name="P4">
“只有民主选举的台湾政府才能占2300万人<text:a xlink:type="simple" xlink:href="https://www.ukrinform.ua/tag-tajvan" text:style-name="Internet_20_link" text:visited-style-name="Visited_20_Internet_20_Link">
</text:a>
台湾NMSC说：“在世卫组织和其他国际组织中，并保护台湾人民的健康和权利。”</text:p>
      <text:p text:style-name="P4">
相反，中国向世卫组织的决定打招呼。 中国外交部指出，这完全表明“一个中国”的原则是人民的愿望和国际社会中的趋势。”</text:p>
      <text:p text:style-name="P4">
但是，台湾被允许参加一些技术会议。</text:p>
      <text:p text:style-name="P4">
<text:span text:style-name="T4">
另请阅读：</text:span>
 <text:a xlink:type="simple" xlink:href="https://www.ukrinform.ua/rubric-world/3712036-pekin-oburivsa-zaklikom-samitu-g7-do-miru-z-tajvanem.html" text:style-name="Internet_20_link" text:visited-style-name="Visited_20_Internet_20_Link">
<text:span text:style-name="T4">
台湾</text:span>
</text:a>
如报道<text:a xlink:type="simple" xlink:href="https://www.ukrinform.ua/rubric-world/3706999-ssa-zaklikaut-vooz-zaprositi-tajvan-na-travnevu-zustric-blinken.html" text:style-name="Internet_20_link" text:visited-style-name="Visited_20_Internet_20_Link">
</text:a>
，美国国务卿眨眼说，美国敦促谁邀请太极拳作为观察员在5月21日至30日在日内瓦举行的年度会议上。</text:p>
      <text:p text:style-name="P4">
从2009年到2016年，台湾参加了WHO议会作为观察员。 在台湾总统库存政治力量和独立进程的台湾权力到来之后，中国阻止了这种地位的延续。</text:p>
      <text:p text:style-name="P4">
News Source: <text:a xlink:type="simple" xlink:href="https://www.ukrinform.ua/rubric-world/3712657-vooz-ne-zaprosuvatime-tajvan-na-soricnu-asambleu.html" text:style-name="Internet_20_link" text:visited-style-name="Visited_20_Internet_20_Link">
https://www.ukrinform.ua/rubric-world/3712657-vooz-ne-zaprosuvatime-tajvan-na-soricnu-asambleu.html</text:a>
</text:p>
      <!--NEWS-->
      <text:h text:style-name="P10" text:outline-level="1">
<text:span text:style-name="T4">
在乌克兰的大多数地区，极大的火灾危险将占上风</text:span>
</text:h>
      <text:p text:style-name="P4">
作者: Ukrinform (Person)</text:p>
      <text:p text:style-name="P4">
出版商: Укринформ (Organization)</text:p>
      <text:p text:style-name="P4">
出版时间: 2023-05-22T16:23:00+03:00</text:p>
      <text:p text:style-name="P4">
修改时间: 2023-05-22T16:23:00+03:00</text:p>
      <text:p text:style-name="P4">
描述: 在5月23日至25日，在乌克兰的大多数地区，将会占上风。  - 乌克林。</text:p>
      <text:p text:style-name="P4">
图片: ['<text:a xlink:type="simple" xlink:href="https://static.ukrinform.com/photos/2022_08/thumb_files/630_360_1660222525-605.jpg" text:style-name="Internet_20_link" text:visited-style-name="Visited_20_Internet_20_Link">
630_360_16602...</text:a>
']</text:p>
      <text:p text:style-name="P4">
标签: ['ДСНС', 'Пожежа', 'Україна', 'Пожежна небезпека']</text:p>
      <text:p text:style-name="P4">
类型: Article</text:p>
      <!--METADATA-->
      <text:p text:style-name="P4">
<draw:frame draw:style-name="fr1" draw:name="Image115" text:anchor-type="as-char" svg:width="6.9236in" svg:height="3.956343in" draw:z-index="0">
<draw:image xlink:href="../Images/yкринформ/2023-05-22T16-23-00-03-00/630_360_1660222525-605.jpg" xlink:type="simple" xlink:show="embed" xlink:actuate="onLoad" draw:mime-type="image/jpeg"/>
</draw:frame>
乌克兰的大多数地区将于5月23日至25日普遍发生大火。</text:p>
      <text:p text:style-name="P4">
根据乌克林福姆的说法，州紧急服务在[]中报告(https://www.facebook.com/MNS.GOV.UA/posts/pfbid02SGRggcoxdtDrZSAwyawSKxwh2E8MowJqqxwPfWmmM8JZRfL83XKjwG66HbaNFcYpl?locale=uk_UA).</text:p>
      <text:p text:style-name="P4">
«Український гідрометеорологічний центр інформує, що 23-25 травня в Україні,крім Львівської, Івано-Франківської, Закарпатської областей, буде надзвичайнийрівень <text:a xlink:type="simple" xlink:href="https://www.ukrinform.ua/tag-pozeza" text:style-name="Internet_20_link" text:visited-style-name="Visited_20_Internet_20_Link">
 </text:a>
危险。”证词写道。</text:p>
      <text:p text:style-name="P4">
SESU敦促公民不要在公开领土上引起大火。</text:p>
      <text:p text:style-name="P4">
<text:span text:style-name="T4">
另请阅读：</text:span>
 <text:a xlink:type="simple" xlink:href="https://www.ukrinform.ua/rubric-regions/3712150-na-cernigivsini-cerez-obstrili-blizko-tizna-gorit-lis.html" text:style-name="Internet_20_link" text:visited-style-name="Visited_20_Internet_20_Link">
</text:a>
根据乌克林福姆的说法，SESU建议公民构成干草，以燃烧它，因为在许多情况下，燃烧干燥的燃烧被证明是人们的火灾和伤害。</text:p>
      <text:p text:style-name="P4">
<text:span text:style-name="T5">
foto：snns</text:span>
</text:p>
      <text:p text:style-name="P4">
News Source: <text:a xlink:type="simple" xlink:href="https://www.ukrinform.ua/rubric-regions/3712658-u-bilsosti-oblastej-ukraini-perevazatime-nadzvicajna-pozezna-nebezpeka.html" text:style-name="Internet_20_link" text:visited-style-name="Visited_20_Internet_20_Link">
https://www.ukrinform.ua/rubric-regions/3712658-u-bilsosti-oblastej-ukraini-perevazatime-nadzvicajna-pozezna-nebezpeka.html</text:a>
</text:p>
      <!--NEWS-->
      <text:h text:style-name="P10" text:outline-level="1">
<text:span text:style-name="T4">
阿里耶夫（Aliyev）表示，阿塞拜疆和亚美尼亚之间的和平协议签署不可避免</text:span>
</text:h>
      <text:p text:style-name="P4">
作者: Ukrinform (Person)</text:p>
      <text:p text:style-name="P4">
出版商: Укринформ (Organization)</text:p>
      <text:p text:style-name="P4">
出版时间: 2023-05-22T16:24:30+03:00</text:p>
      <text:p text:style-name="P4">
修改时间: 2023-05-22T16:24:30+03:00</text:p>
      <text:p text:style-name="P4">
描述: 阿塞拜疆和亚美尼亚之间达成和平协议的签署是不可避免的。  - 乌克林。</text:p>
      <text:p text:style-name="P4">
图片: ['<text:a xlink:type="simple" xlink:href="https://static.ukrinform.com/photos/2023_05/thumb_files/630_360_1684761557-917.jpg" text:style-name="Internet_20_link" text:visited-style-name="Visited_20_Internet_20_Link">
630_360_16847...</text:a>
']</text:p>
      <text:p text:style-name="P4">
标签: ['Алієв', 'Азербайджан', 'Переговори', 'Вірменія']</text:p>
      <text:p text:style-name="P4">
类型: Article</text:p>
      <!--METADATA-->
      <text:p text:style-name="P4">
<draw:frame draw:style-name="fr1" draw:name="Image116" text:anchor-type="as-char" svg:width="6.9236in" svg:height="3.956343in" draw:z-index="0">
<draw:image xlink:href="../Images/yкринформ/2023-05-22T16-24-30-03-00/630_360_1684761557-917.jpg" xlink:type="simple" xlink:show="embed" xlink:actuate="onLoad" draw:mime-type="image/jpeg"/>
</draw:frame>
阿塞拜疆和亚美尼亚之间达成协议的签署是不可避免的。</text:p>
      <text:p text:style-name="P4">
阿塞拜疆·伊勒姆·阿里耶夫(Azerbaijan Ilham Aliyev)总统在5月22日在维尔纽斯(Vilnius)的立陶宛新闻界的一份联合声明中指出，乌克林法斯(Ukrinformis)提到<text:a xlink:type="simple" xlink:href="http://azertag.az/ru/xeber/2625947" text:style-name="Internet_20_link" text:visited-style-name="Visited_20_Internet_20_Link">
</text:a>
。</text:p>
      <text:p text:style-name="P4">
“我告诉立陶宛总统<text:a xlink:type="simple" xlink:href="https://www.ukrinform.ua/tag-azerbajdzan" text:style-name="Internet_20_link" text:visited-style-name="Visited_20_Internet_20_Link">
</text:a>
和亚美尼亚。 我们希望举行和平谈判最终将为高加索人带来长期的和平...我们认为，签署和平协议是不可避免的，我们试图从预订中实现这一目标，“ Aliyev说。</text:p>
      <text:p text:style-name="P4">
他补充说，这项和平协议应遵守国际规范和原则。</text:p>
      <text:p text:style-name="P4">
<text:span text:style-name="T4">
另请阅读：</text:span>
 <text:a xlink:type="simple" xlink:href="https://www.ukrinform.ua/rubric-world/3712610-premer-virmenii-ne-viklucae-so-kraina-moze-vijti-z-odkb.html" text:style-name="Internet_20_link" text:visited-style-name="Visited_20_Internet_20_Link">
</text:a>
正如乌克林福姆(Ukrinform(https://www.ukrinform.ua/rubric-world/3712601-pasinan-zaaviv-so-virmenia-ta-azerbajdzan-provodat-intensivni-mirni-peregovori.html)亚美尼亚Tairebaijan之间进行了密集的谈判。</text:p>
      <text:p text:style-name="P4">
照片：azertag.az</text:p>
      <text:p text:style-name="P4">
News Source: <text:a xlink:type="simple" xlink:href="https://www.ukrinform.ua/rubric-world/3712659-aliev-zaaviv-so-pidpisanna-mirnoi-ugodi-miz-azerbajdzanom-ta-virmenieu-neminuce.html" text:style-name="Internet_20_link" text:visited-style-name="Visited_20_Internet_20_Link">
https://www.ukrinform.ua/rubric-world/3712659-aliev-zaaviv-so-pidpisanna-mirnoi-ugodi-miz-azerbajdzanom-ta-virmenieu-neminuce.html</text:a>
</text:p>
      <!--NEWS-->
      <text:h text:style-name="P10" text:outline-level="1">
<text:span text:style-name="T4">
用于军事目的的人工智能：以色列寻求成为“超级大国”</text:span>
</text:h>
      <text:p text:style-name="P4">
作者: Ukrinform (Person)</text:p>
      <text:p text:style-name="P4">
出版商: Укринформ (Organization)</text:p>
      <text:p text:style-name="P4">
出版时间: 2023-05-22T16:29:00+03:00</text:p>
      <text:p text:style-name="P4">
修改时间: 2023-05-22T16:29:00+03:00</text:p>
      <text:p text:style-name="P4">
描述: 以色列试图利用其技术成就成为使用人工智能（AI）的“超级大国”，包括 并出于军事目的。  - 乌克林。</text:p>
      <text:p text:style-name="P4">
图片: ['<text:a xlink:type="simple" xlink:href="https://static.ukrinform.com/photos/2018_06/thumb_files/630_360_1528650363-6726.jpg" text:style-name="Internet_20_link" text:visited-style-name="Visited_20_Internet_20_Link">
630_360_15286...</text:a>
']</text:p>
      <text:p text:style-name="P4">
标签: ['Ізраїль', 'Технології', 'Військова техніка', 'Штучний інтелект']</text:p>
      <text:p text:style-name="P4">
类型: Article</text:p>
      <!--METADATA-->
      <text:p text:style-name="P4">
<draw:frame draw:style-name="fr1" draw:name="Image117" text:anchor-type="as-char" svg:width="6.9236in" svg:height="3.956343in" draw:z-index="0">
<draw:image xlink:href="../Images/yкринформ/2023-05-22T16-29-00-03-00/630_360_1528650363-6726.jpg" xlink:type="simple" xlink:show="embed" xlink:actuate="onLoad" draw:mime-type="image/jpeg"/>
</draw:frame>
以色列人利用其技术成就成为暗杀人工智能的“超级大国”(雷神)，包括。 并出于军事目的。</text:p>
      <text:p text:style-name="P4">
这是首席执行官所说的(https://www.reuters.com/world/middle-east/israel-aims-be-ai-superpower-advance-autonomous-warfare-2023-05-22/)。</text:p>
      <text:p text:style-name="P4">
“旨在使用快速发展的步骤<text:a xlink:type="simple" xlink:href="https://www.ukrinform.ua/tag-stucnij-intelekt" text:style-name="Internet_20_link" text:visited-style-name="Visited_20_Internet_20_Link">
</text:a>
，包括创建部队中军事机器人技术的特殊组织以及今年的创纪录预算，以创建适当的研发，”  - 陆军在退休的Eyal措施中报告。</text:p>
      <text:p text:style-name="P4">
他打电话给GPT(生成的预训练的变压器)a agi(人工智能)CI平民行业正在进行的深入研究领域，最终可能有军事用途。</text:p>
      <text:p text:style-name="P4">
“有些人认为AI是下一个革命，这将改变那不勒斯战役的面貌，” Herzliya会议上的测量结果说。</text:p>
      <text:p text:style-name="P4">
<text:span text:style-name="T4">
另请阅读：</text:span>
 <text:a xlink:type="simple" xlink:href="https://www.ukrinform.ua/rubric-technology/3504661-v-izraili-rozrobili-radar-zdatnij-baciti-kriz-stini.html" text:style-name="Internet_20_link" text:visited-style-name="Visited_20_Internet_20_Link">
<text:span text:style-name="T4">
以色列</text:span>
 <text:span text:style-name="T4">
 </text:span>
 <text:span text:style-name="T4">
 </text:span>
 <text:span text:style-name="T4">
雷达</text:span>
 <text:span text:style-name="T4">
 </text:span>
能够<text:span text:style-name="T4">
<text:span text:style-name="T5">
*</text:span>
</text:span>
<text:span text:style-name="T4">
<text:span text:style-name="T5">
*</text:span>
 </text:span>
 <text:span text:style-name="T4">
 </text:span>
 <text:span text:style-name="T4">
 </text:span>
 <text:span text:style-name="T4">
 </text:span>
 <text:span text:style-name="T4">
 walls </text:span>
</text:a>
Eyal解释了以色列在控制论战中的成就，该战争被认为是针对伊朗核对象的，“对国防，经济，国家和国际维度的正确和及时确定”。</text:p>
      <text:p text:style-name="P4">
据他说，他们的“使命是在人工智能领域改变以色列南贾，并成为该俱乐部一部分的世界各州的负责人。”</text:p>
      <text:p text:style-name="P4">
如报道<text:a xlink:type="simple" xlink:href="https://www.ukrinform.ua/rubric-technology/3711800-g7-zaklikae-prijnati-miznarodni-tehnicni-standarti-dla-stucnogo-intelektu.html" text:style-name="Internet_20_link" text:visited-style-name="Visited_20_Internet_20_Link">
</text:a>
，七组国家的领导人(G7)周六，制定和采用了可靠情报的国际技术标准。</text:p>
      <text:p text:style-name="P4">
News Source: <text:a xlink:type="simple" xlink:href="https://www.ukrinform.ua/rubric-technology/3712662-stucnij-intelekt-u-vijskovih-cilah-izrail-pragne-stati-nadderzavou.html" text:style-name="Internet_20_link" text:visited-style-name="Visited_20_Internet_20_Link">
https://www.ukrinform.ua/rubric-technology/3712662-stucnij-intelekt-u-vijskovih-cilah-izrail-pragne-stati-nadderzavou.html</text:a>
</text:p>
      <!--NEWS-->
      <text:h text:style-name="P10" text:outline-level="1">
<text:span text:style-name="T4">
奥地利外交大臣：“和平计划”中国旨在平滑角度</text:span>
</text:h>
      <text:p text:style-name="P4">
作者: Ukrinform (Person)</text:p>
      <text:p text:style-name="P4">
出版商: Укринформ (Organization)</text:p>
      <text:p text:style-name="P4">
出版时间: 2023-05-22T16:32:57+03:00</text:p>
      <text:p text:style-name="P4">
修改时间: 2023-05-22T16:32:57+03:00</text:p>
      <text:p text:style-name="P4">
描述: 中国在乌克兰和平定居的提议旨在“平滑角度”，并且不承认俄罗斯对乌克兰的激进战争。  - 乌克林。</text:p>
      <text:p text:style-name="P4">
图片: ['<text:a xlink:type="simple" xlink:href="https://static.ukrinform.com/photos/2023_04/thumb_files/630_360_1681917131-478.jpg" text:style-name="Internet_20_link" text:visited-style-name="Visited_20_Internet_20_Link">
630_360_16819...</text:a>
']</text:p>
      <text:p text:style-name="P4">
标签: ['Австрія', 'Китай', 'Війна з Росією']</text:p>
      <text:p text:style-name="P4">
类型: Article</text:p>
      <!--METADATA-->
      <text:p text:style-name="P4">
<draw:frame draw:style-name="fr1" draw:name="Image118" text:anchor-type="as-char" svg:width="6.9236in" svg:height="3.956343in" draw:z-index="0">
<draw:image xlink:href="../Images/yкринформ/2023-05-22T16-32-57-03-00/630_360_1681917131-478.jpg" xlink:type="simple" xlink:show="embed" xlink:actuate="onLoad" draw:mime-type="image/jpeg"/>
</draw:frame>
乌克兰和平定居的提议旨在“平滑IE的角度”，即认识到俄罗斯对乌克兰的激进战争。</text:p>
      <text:p text:style-name="P4">
乌克林福音通讯员报告说，奥地利外交大臣亚历山大·霍伦伯格(Alexandershallenberg)向记者宣布了这一点。</text:p>
      <text:p text:style-name="P4">
“ <text:a xlink:type="simple" xlink:href="https://www.ukrinform.ua/tag-kitaj" text:style-name="Internet_20_link" text:visited-style-name="Visited_20_Internet_20_Link">
</text:a>
作为联合国安理会的常任成员，是特别责任的。 但是中国文件的目的是阐明，因为在一个部分中，它们完全尊重每个国家主权的领土完整性，但他们还没有准备好将积极的俄罗斯视为一场积极的战争 - 一场激进的战争。” 。</text:p>
      <text:p text:style-name="P4">
<text:span text:style-name="T4">
另请阅读：</text:span>
 <text:a xlink:type="simple" xlink:href="https://www.ukrinform.ua/rubric-polytics/3711440-es-zaklikav-kitaj-tisnuti-na-rosiu-sob-vona-pripinila-vijnu-proti-ukraini.html" text:style-name="Internet_20_link" text:visited-style-name="Visited_20_Internet_20_Link">
<text:span text:style-name="T4">
中国</text:span>
</text:a>
他没有看到外交和解的机会。 “我还隐藏了一个有外交场所的情况。但是现在我们不在那儿。我们现在看到了，以便俄罗斯的侵略正在进行中。而且有一个卑鄙的人：一切都掌握在普京的手中 - 它可以完成明天战争。如果Zelensky误解了 - 乌克兰将消失。因此，这里有很大的不同。”奥地利Glavamz说。</text:p>
      <text:p text:style-name="P4">
<text:span text:style-name="T4">
另请阅读：</text:span>
 <text:a xlink:type="simple" xlink:href="https://www.ukrinform.ua/rubric-polytics/3711431-u-derzdepi-ssa-prokomentuvali-mirotvorci-potugi-kitau.html" text:style-name="Internet_20_link" text:visited-style-name="Visited_20_Internet_20_Link">
<text:span text:style-name="T4">
中国</text:span>
</text:a>
据报道，4月6日，中国锡金在与总统委员会Ursula von der Lyen和法国Emmanuelmakron总统举行的会议上强调，<text:a xlink:type="simple" xlink:href="https://www.ukrinform.ua/rubric-polytics/3692591-pozicia-kitau-sodo-ukraini-zvoditsa-do-pidtrimki-peregovoriv-pro-mir-si-czinpin.html" text:style-name="Internet_20_link" text:visited-style-name="Visited_20_Internet_20_Link">
</text:a>
 .</text:p>
      <text:p text:style-name="P4">
News Source: <text:a xlink:type="simple" xlink:href="https://www.ukrinform.ua/rubric-world/3712663-glava-mzs-avstrii-mirnij-plan-kitau-spramovanij-na-zgladzuvanna-kutiv.html" text:style-name="Internet_20_link" text:visited-style-name="Visited_20_Internet_20_Link">
https://www.ukrinform.ua/rubric-world/3712663-glava-mzs-avstrii-mirnij-plan-kitau-spramovanij-na-zgladzuvanna-kutiv.html</text:a>
</text:p>
      <!--NEWS-->
      <text:h text:style-name="P10" text:outline-level="1">
<text:span text:style-name="T4">
ARMA正在寻找六家酒店和疗养院的经理</text:span>
</text:h>
      <text:p text:style-name="P4">
作者: Ukrinform (Person)</text:p>
      <text:p text:style-name="P4">
出版商: Укринформ (Organization)</text:p>
      <text:p text:style-name="P4">
出版时间: 2023-05-22T16:35:00+03:00</text:p>
      <text:p text:style-name="P4">
修改时间: 2023-05-22T16:35:00+03:00</text:p>
      <text:p text:style-name="P4">
描述: 国家检测，调查和管理从腐败和其他犯罪收到的资产的机构宣布为6家被捕的酒店和疗养院选择经理。  - 乌克林。</text:p>
      <text:p text:style-name="P4">
图片: ['<text:a xlink:type="simple" xlink:href="https://static.ukrinform.com/photos/2023_05/thumb_files/630_360_1684762290-234.jpg" text:style-name="Internet_20_link" text:visited-style-name="Visited_20_Internet_20_Link">
630_360_16847...</text:a>
']</text:p>
      <text:p text:style-name="P4">
标签: ['Конкурс', 'Президент-Готель', 'АРМА', 'Пансіонат']</text:p>
      <text:p text:style-name="P4">
类型: Article</text:p>
      <!--METADATA-->
      <text:p text:style-name="P4">
<draw:frame draw:style-name="fr1" draw:name="Image119" text:anchor-type="as-char" svg:width="6.9236in" svg:height="3.956343in" draw:z-index="0">
<draw:image xlink:href="../Images/yкринформ/2023-05-22T16-35-00-03-00/630_360_1684762290-234.jpg" xlink:type="simple" xlink:show="embed" xlink:actuate="onLoad" draw:mime-type="image/jpeg"/>
</draw:frame>
国家检测，调查和管理从腐败和其他犯罪中收到的资产的机构宣布了6个被捕的酒店和疗养院的选择比赛。</text:p>
      <text:p text:style-name="P4">
正如乌克林福姆报道的那样，它报告了<text:a xlink:type="simple" xlink:href="https://arma.gov.ua/news/typical/shukaemo-upraviteliv-dlya-6-areshtovanih-goteliv-ta-sanatoriiv-z-nomernim-fondom-dlya-viyskovoslujbovtsiv-ta-pereselentsiv" text:style-name="Internet_20_link" text:visited-style-name="Visited_20_Internet_20_Link">
</text:a>
。</text:p>
      <text:p text:style-name="P4">
值得注意的是，该机构正在为Druzhba酒店，沃尔林地区的Shatsk Lakes Boarding House，Ivano-Frankivsk的Carpathian旅游综合体，Ivano-Frankivsk ivano-Frankivsk obles and Hotel and Restaurant的Carpathian Dawn Medical Complect，Carpathian Dawn Medical Complect寻找经理。”游客“ Rivne and Recreation Center“ Sunny”在Poltava地区。</text:p>
      <text:p text:style-name="P4">
这些资产可以管理从事适当资料的经济活动，具有必要资源并将提供最有利的价格条件的私人和公用事业公司。</text:p>
      <text:p text:style-name="P4">
每个参与者的管理计划的要点之一<text:a xlink:type="simple" xlink:href="https://www.ukrinform.ua/tag-konkurs" text:style-name="Internet_20_link" text:visited-style-name="Visited_20_Internet_20_Link">
</text:a>
 - 客观性总体对象的百分比，经理将出于上述社会目的提供。</text:p>
      <text:p text:style-name="P4">
<text:span text:style-name="T4">
另请阅读：</text:span>
 <text:a xlink:type="simple" xlink:href="https://www.ukrinform.ua/rubric-economy/3710537-arma-pererahuvala-derzavi-majze-90-miljoniv-aki-nalezali-rosijskomu-oligarhu.html" text:style-name="Internet_20_link" text:visited-style-name="Visited_20_Internet_20_Link">
<text:span text:style-name="T4">
 arma </text:span>
</text:a>
据报道，乌克兰不同地区的5家酒店，24个疗养院和非住宅场所应将其处置为ARMA，应将其转移到竞赛中，以搜寻具有某些此类IDP的强制性部门的新经理。</text:p>
      <text:p text:style-name="P4">
<text:span text:style-name="T5">
foto：Shatsk Lakes Boarding House / Facebook</text:span>
</text:p>
      <text:p text:style-name="P4">
News Source: <text:a xlink:type="simple" xlink:href="https://www.ukrinform.ua/rubric-economy/3712664-arma-sukae-upraviteliv-dla-sesti-goteliv-ta-sanatoriiv.html" text:style-name="Internet_20_link" text:visited-style-name="Visited_20_Internet_20_Link">
https://www.ukrinform.ua/rubric-economy/3712664-arma-sukae-upraviteliv-dla-sesti-goteliv-ta-sanatoriiv.html</text:a>
</text:p>
      <!--NEWS-->
      <text:h text:style-name="P10" text:outline-level="1">
<text:span text:style-name="T4">
欧盟领导人和韩国宣布支持乌克兰，并呼吁俄罗斯立即撤出部队</text:span>
</text:h>
      <text:p text:style-name="P4">
作者: Ukrinform (Person)</text:p>
      <text:p text:style-name="P4">
出版商: Укринформ (Organization)</text:p>
      <text:p text:style-name="P4">
出版时间: 2023-05-22T16:37:50+03:00</text:p>
      <text:p text:style-name="P4">
修改时间: 2023-05-22T16:37:50+03:00</text:p>
      <text:p text:style-name="P4">
描述: 欧盟领导人和韩国呼吁俄罗斯立即从乌克兰各地撤出部队，并宣布他们准备支持基辅，尽可能多地支持基辅。  - 乌克林。</text:p>
      <text:p text:style-name="P4">
图片: ['<text:a xlink:type="simple" xlink:href="https://static.ukrinform.com/photos/2023_05/thumb_files/630_360_1684762460-368.jpeg" text:style-name="Internet_20_link" text:visited-style-name="Visited_20_Internet_20_Link">
630_360_16847...</text:a>
']</text:p>
      <text:p text:style-name="P4">
标签: ['Євросоюз', 'Корея', 'Україна', 'Росія']</text:p>
      <text:p text:style-name="P4">
类型: Article</text:p>
      <!--METADATA-->
      <text:p text:style-name="P4">
<draw:frame draw:style-name="fr1" draw:name="Image120" text:anchor-type="as-char" svg:width="6.9236in" svg:height="3.956343in" draw:z-index="0">
<draw:image xlink:href="../Images/yкринформ/2023-05-22T16-37-50-03-00/630_360_1684762460-368.jpeg" xlink:type="simple" xlink:show="embed" xlink:actuate="onLoad" draw:mime-type="image/jpeg"/>
</draw:frame>
韩国领导人呼吁俄罗斯立即从乌克兰各地撤出部队，并宣布他们准备支持基辅。</text:p>
      <text:p text:style-name="P4">
这在[]中指出(http://ec.europa.eu/commission/presscorner/detail/en/statement_23_2863)欧洲委员会主席查尔斯·米歇尔(Charles Michel)，欧盟委员会主席Ursula von derlyen，大韩民国共和国总统Jun Jol John John在峰会的结果中，他于5月22日在首尔聚集在首尔。</text:p>
      <text:p text:style-name="P4">
该文件写道：“我们是欧盟和大韩民国的领导人……我们证实了俄罗斯对乌克兰的激进战争的决定性表达，这是对国际法的严重侵犯。”</text:p>
      <text:p text:style-name="P4">
双方已经确认有义务遵守联合国宪章，以表达乌克兰在其国际认可的边界内的独立，主权和领土完整，及其对俄罗斯侵略的不可剥夺的权利。</text:p>
      <text:p text:style-name="P4">
“ <text:a xlink:type="simple" xlink:href="https://www.ukrinform.ua/tag-rosia" text:style-name="Internet_20_link" text:visited-style-name="Visited_20_Internet_20_Link">
</text:a>
它应该完全无条件地停止侵略舞蹈，以便在其国际公认的边界内从乌克兰领土上撤出所有部队。 峰会参与者说：“国际人道主义法，包括战俘的规则以及国际权利。”</text:p>
      <text:p text:style-name="P4">
他们表示支持确保俄罗斯对乌克兰犯下的国际法的责任和其他违反国际刑事法院工作的支持。</text:p>
      <text:p text:style-name="P4">
“我们已同意通过引入适当的限制性措施来继续并增加对俄罗斯的集体压力。 只要有必要，我们致力于乌克兰的支持和重建，并决定支持乌克兰。 我们已经讨论了增加乌克兰支持的方法，以确保其财务，物质和安全的人道主义需求。”该文件写道。</text:p>
      <text:p text:style-name="P4">
根据欧盟领导人和韩国的说法，全世界现在面临威胁维持和平的威胁，尤其是由于俄罗斯联邦对乌克兰，朝鲜的核和导弹计划的后果，等等。 其他不稳定的因素提到了全球大流行，气候变化，粮食和能源安全的恶化后的恢复速度缓慢。</text:p>
      <text:p text:style-name="P4">
双方同意致力于解决这些问题并扩大战略合作。据报道，在日本海奖司Michel参加了萨米七集团峰会之后，欧洲委员会主席Ursula von der Liaenbuli到韩国欧盟居民的首尔。 该活动的参与者正在考虑各种双边关系，包括安全问题，双边合作与贸易的发展，合作，以实现联合国的可持续发展。</text:p>
      <text:p text:style-name="P4">
照片：EPA/UPG</text:p>
      <text:p text:style-name="P4">
News Source: <text:a xlink:type="simple" xlink:href="https://www.ukrinform.ua/rubric-world/3712665-lideri-es-i-korei-zaavili-pro-pidtrimku-ukraini-i-zaklikali-rosiu-negajno-vivesti-vijska.html" text:style-name="Internet_20_link" text:visited-style-name="Visited_20_Internet_20_Link">
https://www.ukrinform.ua/rubric-world/3712665-lideri-es-i-korei-zaavili-pro-pidtrimku-ukraini-i-zaklikali-rosiu-negajno-vivesti-vijska.html</text:a>
</text:p>
      <!--NEWS-->
      <text:h text:style-name="P10" text:outline-level="1">
<text:span text:style-name="T4">
自2021年以来，巴塞罗那第一次在西班牙女子锦标赛中被击败</text:span>
</text:h>
      <text:p text:style-name="P4">
作者: Ukrinform (Person)</text:p>
      <text:p text:style-name="P4">
出版商: Укринформ (Organization)</text:p>
      <text:p text:style-name="P4">
出版时间: 2023-05-22T16:38:45+03:00</text:p>
      <text:p text:style-name="P4">
修改时间: 2023-05-22T16:38:45+03:00</text:p>
      <text:p text:style-name="P4">
描述: 球队打断了一系列64场比赛而没有失败。  - 乌克林。</text:p>
      <text:p text:style-name="P4">
图片: ['<text:a xlink:type="simple" xlink:href="https://static.ukrinform.com/photos/2023_05/thumb_files/630_360_1684762651-776.jpg" text:style-name="Internet_20_link" text:visited-style-name="Visited_20_Internet_20_Link">
630_360_16847...</text:a>
']</text:p>
      <text:p text:style-name="P4">
标签: ['Барселона', 'Футбол']</text:p>
      <text:p text:style-name="P4">
类型: Article</text:p>
      <!--METADATA-->
      <text:p text:style-name="P4">
<draw:frame draw:style-name="fr1" draw:name="Image121" text:anchor-type="as-char" svg:width="6.9236in" svg:height="3.956343in" draw:z-index="0">
<draw:image xlink:href="../Images/yкринформ/2023-05-22T16-38-45-03-00/630_360_1684762651-776.jpg" xlink:type="simple" xlink:show="embed" xlink:actuate="onLoad" draw:mime-type="image/jpeg"/>
</draw:frame>
球队加快了一系列64场比赛，没有失败。</text:p>
      <text:p text:style-name="P4">
乌克林福姆报道，巴塞罗那在女子球队的西班牙足球冠军赛中获得了持续了将近两年的比赛，这发生在上次对阵马德里CFF的比赛中。</text:p>
      <text:p text:style-name="P4">
在马德里巴塞罗那的西班牙冠军赛的最后一场比赛之前，没有参加64场比赛。 最后一位加泰罗尼亚的球员不如2021年6月1日的国家第一和6月1日，当时他们以3：4的马德里赛车输入出口。</text:p>
      <text:p text:style-name="P4">
女子队“巴塞罗那”的下一次失败也发生在马德里。 在西班牙冠军的第30轮中，乔纳森·海尔德斯(Jonathan Hiraldes)病房两次错过了上半场，他们在会议下半场以一个进球的亚历克西亚·普特利亚斯(Alexia Puttelias)回答。</text:p>
      <text:p text:style-name="P4">
看着马德里KFF，巴塞罗那在65场比赛中首次输了。球队的系列持续了719天。</text:p>
      <text:p text:style-name="P4">
尽管在决赛桌上的最后一轮比赛中以10分的优势击败了皇马的最接近。 在本赛季的30场比赛中，分别为85分和75分。</text:p>
      <text:p text:style-name="P4">
<text:span text:style-name="T4">
另请阅读：</text:span>
 <text:a xlink:type="simple" xlink:href="https://www.ukrinform.ua/rubric-sports/3707917-zinoca-komanda-barseloni-perervala-istoricnu-seriu-peremog-u-nacionalnih-cempionatah.html" text:style-name="Internet_20_link" text:visited-style-name="Visited_20_Internet_20_Link">
<text:span text:style-name="T4">
巴塞隆</text:span>
</text:a>
根据乌克林福姆的说法，加泰罗尼亚球员进入了冠军联赛决赛，他们于6月3日与沃尔夫斯堡比赛。</text:p>
      <text:p text:style-name="P4">
照片：盖蒂图像</text:p>
      <text:p text:style-name="P4">
News Source: <text:a xlink:type="simple" xlink:href="https://www.ukrinform.ua/rubric-sports/3712667-barselona-uperse-z-2021-roku-zaznala-porazki-u-zinocomu-cempionati-ispanii-z-futbolu.html" text:style-name="Internet_20_link" text:visited-style-name="Visited_20_Internet_20_Link">
https://www.ukrinform.ua/rubric-sports/3712667-barselona-uperse-z-2021-roku-zaznala-porazki-u-zinocomu-cempionati-ispanii-z-futbolu.html</text:a>
</text:p>
      <!--NEWS-->
      <text:h text:style-name="P10" text:outline-level="1">
<text:span text:style-name="T4">
无人机在贝尔格的鲍里索夫卡村（Borisovka Village）的行政大楼上放下了爆炸装置...</text:span>
</text:h>
      <text:p text:style-name="P4">
作者: liveuamap (Language: en)</text:p>
      <text:p text:style-name="P4">
时间: 2023-05-22T16:41:38</text:p>
      <text:p text:style-name="P4">
地点: Belgorod, Belgorodskaya oblast' (Latitude:50.5935 Longtitude:36.01284)</text:p>
      <text:p text:style-name="P4">
视频: []</text:p>
      <text:p text:style-name="P4">
图片: []</text:p>
      <text:p text:style-name="P4">
标签: ["Russia"]</text:p>
      <text:p text:style-name="P4">
Id: 22564716</text:p>
      <!--METADATA-->
      <text:p text:style-name="P4">
无人机在Belgorod地区的Borisovkavillage上丢下了爆炸装置</text:p>
      <text:p text:style-name="P4">
新闻集链接：<text:a xlink:type="simple" xlink:href="https://liveuamap.com/en/2023/22-may-drone-has-dropped-an-explosive-device-on-administration" text:style-name="Internet_20_link" text:visited-style-name="Visited_20_Internet_20_Link">
https://liveuamap.com/en/2023/22-may-drone-has-dropped-an-explosive-device-on-administration</text:a>
</text:p>
      <text:p text:style-name="P4">
News Source: <text:a xlink:type="simple" xlink:href="https://t.me/bazabazon/17864" text:style-name="Internet_20_link" text:visited-style-name="Visited_20_Internet_20_Link">
https://t.me/bazabazon/17864</text:a>
</text:p>
      <!--NEWS-->
      <text:h text:style-name="P10" text:outline-level="1">
<text:span text:style-name="T4">
机组人员空间与游客船员从MKS开始</text:span>
</text:h>
      <text:p text:style-name="P4">
作者: Ukrinform (Person)</text:p>
      <text:p text:style-name="P4">
出版商: Укринформ (Organization)</text:p>
      <text:p text:style-name="P4">
出版时间: 2023-05-22T16:45:00+03:00</text:p>
      <text:p text:style-name="P4">
修改时间: 2023-05-22T16:45:00+03:00</text:p>
      <text:p text:style-name="P4">
描述: 国际空间站（ISS）袭击了带有商业游客的SpaceX Space Dragon Space船。  - 乌克林。</text:p>
      <text:p text:style-name="P4">
图片: ['<text:a xlink:type="simple" xlink:href="https://static.ukrinform.com/photos/2023_05/thumb_files/630_360_1684763123-750.png" text:style-name="Internet_20_link" text:visited-style-name="Visited_20_Internet_20_Link">
630_360_16847...</text:a>
']</text:p>
      <text:p text:style-name="P4">
标签: ['SpaceX', 'Crew Dragon', 'МКС']</text:p>
      <text:p text:style-name="P4">
类型: Article</text:p>
      <!--METADATA-->
      <text:p text:style-name="P4">
<draw:frame draw:style-name="fr1" draw:name="Image122" text:anchor-type="as-char" svg:width="6.9236in" svg:height="3.956343in" draw:z-index="0">
<draw:image xlink:href="../Images/yкринформ/2023-05-22T16-45-00-03-00/630_360_1684763123-750.png" xlink:type="simple" xlink:show="embed" xlink:actuate="onLoad" draw:mime-type="image/png"/>
</draw:frame>
SpaceX CRW Dragon Space Dragon与商业旅游人员一直在国际空间站(MKS).</text:p>
      <text:p text:style-name="P4">
Про це у понеділок повідомила SpaceX у <text:a xlink:type="simple" xlink:href="http://twitter.com/SpaceX/status/1660634827367006208" text:style-name="Internet_20_link" text:visited-style-name="Visited_20_Internet_20_Link">
</text:a>
，报道乌克林福姆。</text:p>
      <text:p text:style-name="P4">
“加入已被确认!”  - 帖子读了。</text:p>
      <text:p text:style-name="P4">
机组人员将加入国际空间站。</text:p>
      <text:p text:style-name="P4">
<text:span text:style-name="T4">
另请阅读：</text:span>
 <text:a xlink:type="simple" xlink:href="https://www.ukrinform.ua/rubric-technology/3701434-rozsliduut-vpliv-avarii-na-dovkilla-spacex-zaboronili-provoditi-zapuski-starship.html" text:style-name="Internet_20_link" text:visited-style-name="Visited_20_Internet_20_Link">
<text:span text:style-name="T4">
 spacex </text:span>
</text:a>
据乌克林福姆报道，SpaceX已派出了来自佛罗里达州的国际游客。</text:p>
      <text:p text:style-name="P4">
机组人员包括前NASA宇航员，现年63岁的Peggie Witzon，他领导了AX-2团队，美国商人Schoffner，Ryan Barnavi肿瘤学的研究员，以及沙特前Ali Karney Pilot。</text:p>
      <text:p text:style-name="Quotations">

<text:p text:style-name="P4">
从轨道上观看AX-2宇航员入住[&gt;
]的AX-2宇航员(https://t.co/c9VZYmlO7J)&gt;
&gt;
  -  SpaceX(@spacex) <text:a xlink:type="simple" xlink:href="https://twitter.com/SpaceX/status/1660443677343248387" text:style-name="Internet_20_link" text:visited-style-name="Visited_20_Internet_20_Link">
&gt;
 </text:a>
&gt;
第一个Falcon 9 LZ-1登陆人类太空飞行任务<text:a xlink:type="simple" xlink:href="https://t.co/2stzJoA7cX" text:style-name="Internet_20_link" text:visited-style-name="Visited_20_Internet_20_Link">
&gt;
</text:a>
&gt;
&gt;
  -  SpaceX(@spacex) <text:a xlink:type="simple" xlink:href="https://twitter.com/SpaceX/status/1660454558110453760" text:style-name="Internet_20_link" text:visited-style-name="Visited_20_Internet_20_Link">
&gt;
 </text:a>
&gt;
 AX-2正在启动<text:a xlink:type="simple" xlink:href="https://t.co/GJZDES7HN4" text:style-name="Internet_20_link" text:visited-style-name="Visited_20_Internet_20_Link">
</text:a>
&gt;
&gt;
  -  SpaceX(@spacex) <text:a xlink:type="simple" xlink:href="https://twitter.com/SpaceX/status/1660388229835792384" text:style-name="Internet_20_link" text:visited-style-name="Visited_20_Internet_20_Link">
&gt;
 </text:a>
AX-2任务(国际空间站的第二个私人任务)是作为公理空间和[希望的任务之一(https://www.ukrinform.ua/tag-nasa)，继续刺激太空飞行中的参与部门，尤其是在空间站所在的低地轨道上。</text:p>

</text:p>
      <text:p text:style-name="P4">
News Source: <text:a xlink:type="simple" xlink:href="https://www.ukrinform.ua/rubric-technology/3712669-kosmicnij-korabel-crew-dragon-z-ekipazem-turistiv-zistikuvavsa-z-mks.html" text:style-name="Internet_20_link" text:visited-style-name="Visited_20_Internet_20_Link">
https://www.ukrinform.ua/rubric-technology/3712669-kosmicnij-korabel-crew-dragon-z-ekipazem-turistiv-zistikuvavsa-z-mks.html</text:a>
</text:p>
      <!--NEWS-->
      <text:h text:style-name="P10" text:outline-level="1">
<text:span text:style-name="T4">
Safety Strone的创建：Gurs对Belgorod地区的事件发表了评论</text:span>
</text:h>
      <text:p text:style-name="P4">
作者: Ukrinform (Person)</text:p>
      <text:p text:style-name="P4">
出版商: Укринформ (Organization)</text:p>
      <text:p text:style-name="P4">
出版时间: 2023-05-22T16:49:00+03:00</text:p>
      <text:p text:style-name="P4">
修改时间: 2023-05-22T16:49:00+03:00</text:p>
      <text:p text:style-name="P4">
描述: 乌克兰情报局总局说，在俄罗斯的贝尔戈罗德地区，正在进行一项行动，以创建“安全条”来保护乌克兰平民，但仅在俄罗斯公民的参与下进行。  - 乌克林。</text:p>
      <text:p text:style-name="P4">
图片: ['<text:a xlink:type="simple" xlink:href="https://static.ukrinform.com/photos/2023_05/thumb_files/630_360_1684763216-374.jpeg" text:style-name="Internet_20_link" text:visited-style-name="Visited_20_Internet_20_Link">
630_360_16847...</text:a>
']</text:p>
      <text:p text:style-name="P4">
标签: ['Розвідка', 'Росія', 'Бєлгород']</text:p>
      <text:p text:style-name="P4">
类型: Article</text:p>
      <!--METADATA-->
      <text:p text:style-name="P4">
<draw:frame draw:style-name="fr1" draw:name="Image123" text:anchor-type="as-char" svg:width="6.9236in" svg:height="3.956343in" draw:z-index="0">
<draw:image xlink:href="../Images/yкринформ/2023-05-22T16-49-00-03-00/630_360_1684763216-374.jpeg" xlink:type="simple" xlink:show="embed" xlink:actuate="onLoad" draw:mime-type="image/jpeg"/>
</draw:frame>
乌克兰情报管理局说，在贝尔戈罗德地区，正在进行一项行动，以创建“安全条”来保护平民，但仅在俄罗斯公民的参与下进行。</text:p>
      <text:p text:style-name="P4">
关于它在评论中'<text:a xlink:type="simple" xlink:href="http://suspilne.media/483544-u-belgorodskij-oblasti-zaavili-pro-proriv-ukrainskoi-drg-so-vidomo/" text:style-name="Internet_20_link" text:visited-style-name="Visited_20_Internet_20_Link">
</text:a>
乌克林福姆报道，古尔·安德里索夫(Gur Andriyusov)的代表说。</text:p>
      <text:p text:style-name="P4">
“是的，今天的“俄罗斯志愿军”和“俄罗斯军团自由”，由公民组成<text:a xlink:type="simple" xlink:href="https://www.ukrinform.ua/tag-rosia" text:style-name="Internet_20_link" text:visited-style-name="Visited_20_Internet_20_Link">
</text:a>
Yusov说：“从贝尔戈罗德地区的领土上释放出萨利群岛政权和敌人的领土，以创建一定的安全条件来保护乌克兰平民。”</text:p>
      <text:p text:style-name="P4">
他指出，情报管理不会直接评论此操作的计划。 但是正如GUR发言人所说，任务和结果(此操作 -  ed。)应加强对乌克兰维持和平人员免受恐怖袭击和恐怖组织炮击的安全和保护。</text:p>
      <text:p text:style-name="P4">
尤索夫说，有关受害者的信息已被澄清。</text:p>
      <text:p text:style-name="P4">
“俄罗斯的自由”强调，唯一的事情 -  RDC和军团的代表都强调，他们的措施不会对平民构成威胁，平民是从边境和普京领土释放的恐怖组织的任何东西政权，“ GUR的代表告知。</text:p>
      <text:p text:style-name="P4">
<text:span text:style-name="T4">
另请阅读：</text:span>
 <text:a xlink:type="simple" xlink:href="https://www.ukrinform.ua/rubric-ato/3449454-bijci-legionu-svoboda-rosii-kazut-so-vin-stvorenij-dla-borotbi-z-rezimom-putina.html" text:style-name="Internet_20_link" text:visited-style-name="Visited_20_Internet_20_Link">
</text:a>
媒体早些时候报道说，周一在Belgorod地区，他被听到，后来在乌克兰和俄罗斯媒体上出现了俄罗斯志愿者领土的信息。</text:p>
      <text:p text:style-name="P4">
版<text:a xlink:type="simple" xlink:href="https://meduza.io/feature/2023/05/22/v-belgorodskuyu-oblast-voshla-diversionnaya-gruppa-vsu-zayavil-gubernator-regiona-ukrainskaya-razvedka-utverzhdaet-chto-eto-oppozitsionno-nastroennye-grazhdane-rossii" text:style-name="Internet_20_link" text:visited-style-name="Visited_20_Internet_20_Link">
</text:a>
他指出，在5月22日上午，在军团“俄罗斯自由”的电报渠道中，以“军团“返回家园””一词对俄罗斯人呼吁。</text:p>
      <text:p text:style-name="P4">
军团说：“边境地区的居民!待在家里，不要抵抗和失败：我们不是敌人。”</text:p>
      <text:p text:style-name="P4">
还出版了白色和蓝白国旗的照片。该部门后来表示，山上的Podil已经旅行了。</text:p>
      <text:p text:style-name="P4">
RDC电报上还有几个视频，其中这些视频在俄罗斯。</text:p>
      <text:p text:style-name="P4">
俄罗斯联邦总统德米特里·佩斯科夫(Dmitry Peskov)的发言人说<text:a xlink:type="simple" xlink:href="https://www.interfax.ru/russia/902606" text:style-name="Internet_20_link" text:visited-style-name="Visited_20_Internet_20_Link">
</text:a>
，俄罗斯总统沃迪米尔·普京(Volodymyr Putin)因“崩溃企图”而被消耗掉。 他称Belgorod地区的事件为“乌克兰转移”，其目的是“分散Bakhmutskaya的注意力”。 佩斯科夫说，俄罗斯部队正试图摧毁“破坏者”。</text:p>
      <text:p text:style-name="P4">
_foto：军团“俄罗斯自由” _</text:p>
      <text:p text:style-name="P4">
News Source: <text:a xlink:type="simple" xlink:href="https://www.ukrinform.ua/rubric-ato/3712670-stvorenna-smugi-bezpeki-u-gur-prokomentuvali-podii-u-belgorodskij-oblasti-rosii.html" text:style-name="Internet_20_link" text:visited-style-name="Visited_20_Internet_20_Link">
https://www.ukrinform.ua/rubric-ato/3712670-stvorenna-smugi-bezpeki-u-gur-prokomentuvali-podii-u-belgorodskij-oblasti-rosii.html</text:a>
</text:p>
      <!--NEWS-->
      <text:h text:style-name="P10" text:outline-level="1">
<text:span text:style-name="T4">
入侵者被击中 - 在哈尔基夫（Kharkiv）可以听到爆炸</text:span>
</text:h>
      <text:p text:style-name="P4">
作者: Ukrinform (Person)</text:p>
      <text:p text:style-name="P4">
出版商: Укринформ (Organization)</text:p>
      <text:p text:style-name="P4">
出版时间: 2023-05-22T16:53:00+03:00</text:p>
      <text:p text:style-name="P4">
修改时间: 2023-05-22T16:53:00+03:00</text:p>
      <text:p text:style-name="P4">
描述: 俄罗斯人再次罢工 - 在哈尔基夫（Kharkiv）听到了两次爆炸。 以前，在城市外。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бстріл', 'Вибух', 'Харків', 'Війна з Росією']</text:p>
      <text:p text:style-name="P4">
类型: Article</text:p>
      <!--METADATA-->
      <text:p text:style-name="P4">
<draw:frame draw:style-name="fr1" draw:name="Image124" text:anchor-type="as-char" svg:width="6.9236in" svg:height="3.956343in" draw:z-index="0">
<draw:image xlink:href="../Images/yкринформ/2023-05-22T16-53-00-03-00/630_360_1538997483-946.jpg" xlink:type="simple" xlink:show="embed" xlink:actuate="onLoad" draw:mime-type="image/jpeg"/>
</draw:frame>
俄罗斯黑客袭击了 - 哈尔基夫听到了两次爆炸。 以前，在城市外。</text:p>
      <text:p text:style-name="P4">
这是在[]中报道的(http://t.me/synegubov/6261)据报道，乌克林福姆(Ukrinform)报道，哈尔基夫·奥瓦洛夫(Kharkiv Ovaologov)Sinegubov的负责人。</text:p>
      <text:p text:style-name="P4">
“警告!哈尔基夫和该地区的居民，入侵者再次罢工!不忽视焦虑。 留在避难所!” Synugubov强调。</text:p>
      <text:p text:style-name="P4">
<text:span text:style-name="T4">
另请阅读：</text:span>
 <text:a xlink:type="simple" xlink:href="https://www.ukrinform.ua/rubric-regions/3712587-na-hersonsini-vid-vorozogo-snaradu-zaginuv-civilnij-akij-remontuvav-svij-budinok.html" text:style-name="Internet_20_link" text:visited-style-name="Visited_20_Internet_20_Link">
</text:a>
正如乌克林福姆(Ukrinform)报道的那样，俄罗斯部队于5月21日袭击了三个地区的尖锐得分<text:a xlink:type="simple" xlink:href="https://www.ukrinform.ua/tag-harkivsina" text:style-name="Internet_20_link" text:visited-style-name="Visited_20_Internet_20_Link">
</text:a>
\  -  Kharkiv，Kupyansky和Chuguevsky。 两个娱乐中心的住宅建筑物，附属建筑和建筑物损坏了炮击。一名61岁的男子因未知的弹药而被炸毁，并在未知的弹药上炸毁并住院。 总的来说，Rosarmia每天使用导弹，鲈鱼，航空，重型火炮对乌克兰的10个地区发动攻击。</text:p>
      <text:p text:style-name="P4">
News Source: <text:a xlink:type="simple" xlink:href="https://www.ukrinform.ua/rubric-ato/3712673-zagarbniki-zavdaut-udariv-u-harkovi-cuti-vibuhi.html" text:style-name="Internet_20_link" text:visited-style-name="Visited_20_Internet_20_Link">
https://www.ukrinform.ua/rubric-ato/3712673-zagarbniki-zavdaut-udariv-u-harkovi-cuti-vibuhi.html</text:a>
</text:p>
      <!--NEWS-->
      <text:h text:style-name="P10" text:outline-level="1">
<text:span text:style-name="T4">
来自布科维纳的UOC -MP的大都会宣布涉嫌点火宗教仇恨</text:span>
</text:h>
      <text:p text:style-name="P4">
作者: Ukrinform (Person)</text:p>
      <text:p text:style-name="P4">
出版商: Укринформ (Organization)</text:p>
      <text:p text:style-name="P4">
出版时间: 2023-05-22T17:02:00+03:00</text:p>
      <text:p text:style-name="P4">
修改时间: 2023-05-22T17:02:00+03:00</text:p>
      <text:p text:style-name="P4">
描述: 乌克兰和国家警察的安全局揭示了莫斯科父权制的乌克兰东正教教堂的切尔尼夫蒂 - 布科维亚教区圣洁升天修道院的校长，鉴于宗教间的敌意。  - 乌克林。</text:p>
      <text:p text:style-name="P4">
图片: ['<text:a xlink:type="simple" xlink:href="https://static.ukrinform.com/photos/2023_05/thumb_files/630_360_1684764258-613.jpg" text:style-name="Internet_20_link" text:visited-style-name="Visited_20_Internet_20_Link">
630_360_16847...</text:a>
']</text:p>
      <text:p text:style-name="P4">
标签: ['Підозра', 'СБУ', 'УПЦ МП']</text:p>
      <text:p text:style-name="P4">
类型: Article</text:p>
      <!--METADATA-->
      <text:p text:style-name="P4">
<draw:frame draw:style-name="fr1" draw:name="Image125" text:anchor-type="as-char" svg:width="6.9236in" svg:height="3.956343in" draw:z-index="0">
<draw:image xlink:href="../Images/yкринформ/2023-05-22T17-02-00-03-00/630_360_1684764258-613.jpg" xlink:type="simple" xlink:show="embed" xlink:actuate="onLoad" draw:mime-type="image/jpeg"/>
</draw:frame>
乌克兰和国家警察的服务揭示了莫斯科父权制的乌克兰东正教教堂的切尔尼夫西·布科维尼教区圣修道院的校长。</text:p>
      <text:p text:style-name="P4">
正如Ukrinform报道的那样，SBU在[]中报告(http://t.me/SBUkr/8388)“在礼仪期间，他不屑一顾谈论了乌克兰东正教教堂，称其为“敌基督教教堂”和“撒旦教堂”。 因此，他发现了信徒的宗教感，并激发了该地区内部供应的加剧。”</text:p>
      <text:p text:style-name="P4">
启动<text:a xlink:type="simple" xlink:href="https://www.ukrinform.ua/tag-sbu" text:style-name="Internet_20_link" text:visited-style-name="Visited_20_Internet_20_Link">
</text:a>
语言考试证实了牧师的犯罪活动的事实。</text:p>
      <text:p text:style-name="P4">
根据SBU的材料，根据ART的第1部分报告了涉及怀疑的人。 161乌克兰的刑法(违反公民平等，具体取决于种族，国家，区域隶属关系，宗教信仰，残疾和其他理由).</text:p>
      <text:p text:style-name="P4">
Вирішується питання щодо обрання запобіжного заходу.</text:p>
      <text:p text:style-name="P4">
Триває розслідування для встановлення всіх обставин злочину.</text:p>
      <text:p text:style-name="P4">
<text:span text:style-name="T4">
Читайте також:</text:span>
 <text:a xlink:type="simple" xlink:href="https://www.ukrinform.ua/rubric-regions/3711203-sbu-vikrila-klirika-upc-mp-akij-dopomagav-zagarbnikam-v-izumi.html" text:style-name="Internet_20_link" text:visited-style-name="Visited_20_Internet_20_Link">
 <text:span text:style-name="T4">
УПЦ</text:span>
 </text:a>
正如乌克林福姆报道的<text:a xlink:type="simple" xlink:href="https://www.ukrinform.ua/rubric-regions/3708270-sud-vinis-viroki-u-spravi-eksmitropolita-j-sekretara-kirovogradskoi-eparhii-upc-mp.html" text:style-name="Internet_20_link" text:visited-style-name="Visited_20_Internet_20_Link">
</text:a>
他认识到前大都会和诺沃米尔戈罗德·乔萨夫(Novomirgorod Joasaf)以及UOC -MP罗马kondratyuk的基洛维格拉德皇帝秘书犯有宗教仇恨的罪名。他们被判处三年监禁三年。</text:p>
      <text:p text:style-name="P4">
<text:span text:style-name="T5">
照片：hromadske.radio</text:span>
</text:p>
      <text:p text:style-name="P4">
News Source: <text:a xlink:type="simple" xlink:href="https://www.ukrinform.ua/rubric-society/3712679-mitropolitu-upc-mp-z-bukovini-ogolosili-pidozru-u-rozpaluvanni-religijnoi-vorozneci.html" text:style-name="Internet_20_link" text:visited-style-name="Visited_20_Internet_20_Link">
https://www.ukrinform.ua/rubric-society/3712679-mitropolitu-upc-mp-z-bukovini-ogolosili-pidozru-u-rozpaluvanni-religijnoi-vorozneci.html</text:a>
</text:p>
      <!--NEWS-->
      <text:h text:style-name="P10" text:outline-level="1">
<text:span text:style-name="T4">
乌克兰与俄罗斯联邦Belgorod地区的事件无关-Podolyak</text:span>
</text:h>
      <text:p text:style-name="P4">
作者: Ukrinform (Person)</text:p>
      <text:p text:style-name="P4">
出版商: Укринформ (Organization)</text:p>
      <text:p text:style-name="P4">
出版时间: 2023-05-22T17:04:00+03:00</text:p>
      <text:p text:style-name="P4">
修改时间: 2023-05-22T17:04:00+03:00</text:p>
      <text:p text:style-name="P4">
描述: 乌克兰正在观看俄罗斯联邦Belgorod地区的事件，研究了这种情况，但与此情况没有直接相关。  - 乌克林。</text:p>
      <text:p text:style-name="P4">
图片: ['<text:a xlink:type="simple" xlink:href="https://static.ukrinform.com/photos/2022_11/thumb_files/630_360_1669378255-230.jpg" text:style-name="Internet_20_link" text:visited-style-name="Visited_20_Internet_20_Link">
630_360_16693...</text:a>
']</text:p>
      <text:p text:style-name="P4">
标签: ['Росія', 'Подоляк', 'Бєлгород']</text:p>
      <text:p text:style-name="P4">
类型: Article</text:p>
      <!--METADATA-->
      <text:p text:style-name="P4">
<draw:frame draw:style-name="fr1" draw:name="Image126" text:anchor-type="as-char" svg:width="6.9236in" svg:height="3.956343in" draw:z-index="0">
<draw:image xlink:href="../Images/yкринформ/2023-05-22T17-04-00-03-00/630_360_1669378255-230.jpg" xlink:type="simple" xlink:show="embed" xlink:actuate="onLoad" draw:mime-type="image/jpeg"/>
</draw:frame>
乌克兰正在观看俄罗斯联邦Belgorod地区的事件，研究了这种情况，但与此情况没有直接相关。</text:p>
      <text:p text:style-name="P4">
这是由顾问在[]的总统办公室Mikhail Podolyak的负责人指出的。(https://twitter.com/Podolyak_M/status/1660630277289308162?s=20)，报道乌克林福姆。</text:p>
      <text:p text:style-name="P4">
“在极权国家扭曲的盖尔扎(Gaycza)中，唯一的驱动力总是不可避免的游击运动。(https://www.ukrinform.ua/tag-rosia)并研究情况，但没有非中间体。 众所周知，坦克是在任何俄罗斯苏联汽车中出售的，地下游击队由俄罗斯公民的公民组成，” Podolyak说。</text:p>
      <text:p text:style-name="P4">
媒体早些时候报道说，周一在Belgorod地区，他被听到，后来在乌克兰和俄罗斯媒体上出现了俄罗斯志愿者领土的信息。</text:p>
      <text:p text:style-name="P4">
<text:span text:style-name="T4">
另请阅读：</text:span>
 <text:a xlink:type="simple" xlink:href="https://www.ukrinform.ua/rubric-ato/3712670-stvorenna-smugi-bezpeki-u-gur-prokomentuvali-podii-u-belgorodskij-oblasti-rosii.html" text:style-name="Internet_20_link" text:visited-style-name="Visited_20_Internet_20_Link">
</text:a>
在社交网络中，有关于“俄罗斯志愿军”和军团“俄罗斯自由”的陈述，内容涉及俄罗斯联盟Ubelgorod地区Kozynka和Gora-Podol的“释放”。</text:p>
      <text:p text:style-name="P4">
俄罗斯联邦总统德米特里·佩斯科夫(Dmitry Peskov)的发言人说<text:a xlink:type="simple" xlink:href="https://www.interfax.ru/russia/902606" text:style-name="Internet_20_link" text:visited-style-name="Visited_20_Internet_20_Link">
</text:a>
，俄罗斯总统沃迪米尔·普京(Volodymyr Putin)因“崩溃企图”而被消耗掉。 他称Belgorod地区的事件为“乌克兰转移”，其目的是“分散Bakhmutskaya的注意力”。 佩斯科夫说，俄罗斯部队正试图摧毁“破坏者”。</text:p>
      <text:p text:style-name="P4">
News Source: <text:a xlink:type="simple" xlink:href="https://www.ukrinform.ua/rubric-ato/3712678-ukraina-ne-mae-stosunku-do-podij-u-belgorodskij-oblasti-rf-podolak.html" text:style-name="Internet_20_link" text:visited-style-name="Visited_20_Internet_20_Link">
https://www.ukrinform.ua/rubric-ato/3712678-ukraina-ne-mae-stosunku-do-podij-u-belgorodskij-oblasti-rf-podolak.html</text:a>
</text:p>
      <!--NEWS-->
      <text:h text:style-name="P10" text:outline-level="1">
<text:span text:style-name="T4">
在敖德萨，一个人一生</text:span>
</text:h>
      <text:p text:style-name="P4">
作者: Ukrinform (Person)</text:p>
      <text:p text:style-name="P4">
出版商: Укринформ (Organization)</text:p>
      <text:p text:style-name="P4">
出版时间: 2023-05-22T17:15:28+03:00</text:p>
      <text:p text:style-name="P4">
修改时间: 2023-05-22T17:15:28+03:00</text:p>
      <text:p text:style-name="P4">
描述: 敖德萨的马利诺夫斯基地​​方法院判处一名终身男子，该男子收集并传输了有关部署武装部队军事物体的敌人数据。  - 乌克林。</text:p>
      <text:p text:style-name="P4">
图片: ['<text:a xlink:type="simple" xlink:href="https://static.ukrinform.com/photos/2020_02/thumb_files/630_360_1582135276-970.jpg" text:style-name="Internet_20_link" text:visited-style-name="Visited_20_Internet_20_Link">
630_360_15821...</text:a>
']</text:p>
      <text:p text:style-name="P4">
标签: ['Одеса', 'Суд', 'Воєнний стан', 'ЗСУ', "Довічне ув'язнення", 'Війна з Росією']</text:p>
      <text:p text:style-name="P4">
类型: Article</text:p>
      <!--METADATA-->
      <text:p text:style-name="P4">
<draw:frame draw:style-name="fr1" draw:name="Image127" text:anchor-type="as-char" svg:width="6.9236in" svg:height="3.956343in" draw:z-index="0">
<draw:image xlink:href="../Images/yкринформ/2023-05-22T17-15-28-03-00/630_360_1582135276-970.jpg" xlink:type="simple" xlink:show="embed" xlink:actuate="onLoad" draw:mime-type="image/jpeg"/>
</draw:frame>
敖德萨的马利诺夫斯基地​​方法院判处一名终身男子，该男子收集并传输了有关部署武装部队军事物体的敌人数据。</text:p>
      <text:p text:style-name="P4">
对这个 <text:a xlink:type="simple" xlink:href="http://court.gov.ua/sud1519/pres-centr/news_new/1426231/" text:style-name="Internet_20_link" text:visited-style-name="Visited_20_Internet_20_Link">
 </text:a>
乌克林福姆报道，法院服务。</text:p>
      <text:p text:style-name="P4">
如图所述，法院在过渡到敌人的武装冲突一侧，为外国国家，外国组织向其援助代表提供颠覆性活动，以针对乌克兰的损害国家进行颠覆性活动，从而裁定被告有罪。(艺术的第2部分。 《乌克兰刑法》 111)以及非法收购(艺术的第1部分。 《乌克兰刑法》 263).</text:p>
      <text:p text:style-name="P4">
Зазначається, що у період з квітня по травень 2022 року зловмисник з власноїініціативи вийшов на зв’язок із представниками спецслужб <text:a xlink:type="simple" xlink:href="https://www.ukrinform.ua/tag-rosia" text:style-name="Internet_20_link" text:visited-style-name="Visited_20_Internet_20_Link">
</text:a>
并在敖德萨和敖德萨地区的领土上执行了任务。 此外，该男子收购了营地的炸药，他将其存储在一座破旧的建筑物中。</text:p>
      <text:p text:style-name="P4">
<text:span text:style-name="T4">
另请阅读：</text:span>
 <text:a xlink:type="simple" xlink:href="https://www.ukrinform.ua/rubric-regions/3712618-sbu-zatrimala-zitelku-doneccini-aka-peredavala-rosianam-dani-pro-ppo-v-rajoni-bahmuta.html" text:style-name="Internet_20_link" text:visited-style-name="Visited_20_Internet_20_Link">
</text:a>
正如所指出的那样，在法庭上，被告完全恳求，但没有压力。 在他的最后一句话中，他说，他只为自己对乌克兰进行颠覆性活动而“很早就暴露了”。</text:p>
      <text:p text:style-name="P4">
“……法院认为，被告人作为个人的公共危险太高了，因为他是意识形态敌人是乌克兰的主要敌人 - 俄罗斯联邦，”  - 在信息中。</text:p>
      <text:p text:style-name="P4">
尽管检方提议以15年的监禁形式施加一个人，但法官小组决定“与被告的个性不一致”，并以判处自由的生活形式施加了惩罚财产。</text:p>
      <text:p text:style-name="P4">
该判决尚未生效，可以在上诉法院上诉。</text:p>
      <text:p text:style-name="P4">
<text:span text:style-name="T4">
另请阅读：</text:span>
 <text:a xlink:type="simple" xlink:href="https://www.ukrinform.ua/rubric-regions/3710361-koriguvalnik-raketnih-udariv-rf-po-lvovu-otrimav-dovicne.html" text:style-name="Internet_20_link" text:visited-style-name="Visited_20_Internet_20_Link">
<text:span text:style-name="T4">
终身</text:span>
</text:a>
</text:p>
      <text:p text:style-name="P4">
News Source: <text:a xlink:type="simple" xlink:href="https://www.ukrinform.ua/rubric-regions/3712681-v-odesi-colovik-otrimav-dovicne-peredavav-vorogu-dani-pro-zsu.html" text:style-name="Internet_20_link" text:visited-style-name="Visited_20_Internet_20_Link">
https://www.ukrinform.ua/rubric-regions/3712681-v-odesi-colovik-otrimav-dovicne-peredavav-vorogu-dani-pro-zsu.html</text:a>
</text:p>
      <!--NEWS-->
      <text:h text:style-name="P10" text:outline-level="1">
<text:span text:style-name="T4">
在喀尔巴阡地区，布置的犹太墓碑被移至公墓</text:span>
</text:h>
      <text:p text:style-name="P4">
作者: Ukrinform (Person)</text:p>
      <text:p text:style-name="P4">
出版商: Укринформ (Organization)</text:p>
      <text:p text:style-name="P4">
出版时间: 2023-05-22T17:17:47+03:00</text:p>
      <text:p text:style-name="P4">
修改时间: 2023-05-22T17:17:47+03:00</text:p>
      <text:p text:style-name="P4">
描述: 在Snyatyn的喀尔巴阡地区，布置的约300个犹太墓碑被移至公墓。  - 乌克林。</text:p>
      <text:p text:style-name="P4">
图片: ['<text:a xlink:type="simple" xlink:href="https://static.ukrinform.com/photos/2023_05/thumb_files/630_360_1684764970-517.jpg" text:style-name="Internet_20_link" text:visited-style-name="Visited_20_Internet_20_Link">
630_360_16847...</text:a>
']</text:p>
      <text:p text:style-name="P4">
标签: ['Прикарпаття', 'Кладовище', 'Євреї']</text:p>
      <text:p text:style-name="P4">
类型: Article</text:p>
      <!--METADATA-->
      <text:p text:style-name="P4">
<draw:frame draw:style-name="fr1" draw:name="Image128" text:anchor-type="as-char" svg:width="6.9236in" svg:height="3.956343in" draw:z-index="0">
<draw:image xlink:href="../Images/yкринформ/2023-05-22T17-17-47-03-00/630_360_1684764970-517.jpg" xlink:type="simple" xlink:show="embed" xlink:actuate="onLoad" draw:mime-type="image/jpeg"/>
</draw:frame>
在Snyatyn的喀尔巴阡地区，布置的约300个犹太墓碑被移至公墓。</text:p>
      <text:p text:style-name="P4">
关于<text:a xlink:type="simple" xlink:href="http://www.facebook.com/kamozin13/posts/pfbid0RZFkqSB656qLUJJc4xV2s9BJSggiqETrJMzV1qk4wVBfiGJ3rsZLar8G8CCjnxAql" text:style-name="Internet_20_link" text:visited-style-name="Visited_20_Internet_20_Link">
</text:a>
乌克林福姆报道，乌克兰Vivital Kamozin联合犹太社区的运营主任已告知。</text:p>
      <text:p text:style-name="P4">
“ Snyatyn的Matsev被转移到新的犹太公墓。 Kamozin说：“ 92个托盘，大约300 Matsev和5天的工作……感谢土地所有者Sergiy对他的有意识地位和地方当局的同谋，” Kamozin说。</text:p>
      <text:p text:style-name="P4">
他补充说，最古老的Maciev之一是1761年。 投影仪的成本为2.29千UAH，现为20.8万。</text:p>
      <text:p text:style-name="P4">
据指出，土地所有者的砾石已经被支付，在资金完成后的一周末将购买350公里m的路面。</text:p>
      <text:p text:style-name="P4">
目前，Matsev计划创建一个lapidarium(石板上古代写作的展览 -  ed。). Його мають намір поставити на місцістарого єврейського кладовища, з якого були зняті надгробні плити.</text:p>
      <text:p text:style-name="P4">
Раніше Камозін повідомив, що в Снятині на вулиці Шевченка земля біляторговельного приміщення викладена мацевами на площі майже 300 кв м. Це сталоможливим за радянської влади.</text:p>
      <text:p text:style-name="P4">
<text:span text:style-name="T4">
Читайте також:</text:span>
 <text:a xlink:type="simple" xlink:href="https://www.ukrinform.ua/rubric-culture/3576924-na-hmelniccini-eksponuut-elementi-dekoru-evrejskih-nadgrobkiv-xviiihih-stolit.html" text:style-name="Internet_20_link" text:visited-style-name="Visited_20_Internet_20_Link">
 </text:a>
Matseva是一种犹太墓碑，以垂直石板的形式，均匀的或木制的木板，带有希伯来语的铭文和象征性的浮雕，坐落在一个坟墓上，以使死者犹太人的记忆永存。</text:p>
      <text:p text:style-name="P4">
News Source: <text:a xlink:type="simple" xlink:href="https://www.ukrinform.ua/rubric-regions/3712683-na-prikarpatti-evrejski-nadgrobni-pliti-akimi-bula-vikladena-vulica-perenesli-na-kladovise.html" text:style-name="Internet_20_link" text:visited-style-name="Visited_20_Internet_20_Link">
https://www.ukrinform.ua/rubric-regions/3712683-na-prikarpatti-evrejski-nadgrobni-pliti-akimi-bula-vikladena-vulica-perenesli-na-kladovise.html</text:a>
</text:p>
      <!--NEWS-->
      <text:h text:style-name="P10" text:outline-level="1">
<text:span text:style-name="T4">
Pirogov的博物馆将有助于军事的心理康复 -  Naev签署了一份备忘录</text:span>
</text:h>
      <text:p text:style-name="P4">
作者: Ukrinform (Person)</text:p>
      <text:p text:style-name="P4">
出版商: Укринформ (Organization)</text:p>
      <text:p text:style-name="P4">
出版时间: 2023-05-22T17:29:30+03:00</text:p>
      <text:p text:style-name="P4">
修改时间: 2023-05-22T17:29:30+03:00</text:p>
      <text:p text:style-name="P4">
描述: 联合部队和国家民间建筑和生活博物馆的指挥签署了一份合作备忘录，旨在针对受俄罗斯侵略性影响的军事和人的心理康复计划及其家庭成员。  - 乌克林。</text:p>
      <text:p text:style-name="P4">
图片: ['<text:a xlink:type="simple" xlink:href="https://static.ukrinform.com/photos/2023_05/thumb_files/630_360_1684765601-820.jpg" text:style-name="Internet_20_link" text:visited-style-name="Visited_20_Internet_20_Link">
630_360_16847...</text:a>
', '<text:a xlink:type="simple" xlink:href="https://static.ukrinform.com/photos/2023_05/1684765599-743.jpg" text:style-name="Internet_20_link" text:visited-style-name="Visited_20_Internet_20_Link">
1684765599-74...</text:a>
', '<text:a xlink:type="simple" xlink:href="https://static.ukrinform.com/photos/2023_05/1684765600-301.jpg" text:style-name="Internet_20_link" text:visited-style-name="Visited_20_Internet_20_Link">
1684765600-30...</text:a>
', '<text:a xlink:type="simple" xlink:href="https://static.ukrinform.com/photos/2023_05/1684765600-730.jpg" text:style-name="Internet_20_link" text:visited-style-name="Visited_20_Internet_20_Link">
1684765600-73...</text:a>
']</text:p>
      <text:p text:style-name="P4">
标签: ['Реабілітація', 'Військові', 'Музей у Пирогові', 'Сергій Наєв']</text:p>
      <text:p text:style-name="P4">
类型: Article</text:p>
      <!--METADATA-->
      <text:p text:style-name="P4">
<draw:frame draw:style-name="fr1" draw:name="Image129" text:anchor-type="as-char" svg:width="6.9236in" svg:height="3.956343in" draw:z-index="0">
<draw:image xlink:href="../Images/yкринформ/2023-05-22T17-29-30-03-00/630_360_1684765601-820.jpg" xlink:type="simple" xlink:show="embed" xlink:actuate="onLoad" draw:mime-type="image/jpeg"/>
</draw:frame>
该原则的联合部队和国家民间建筑博物馆的指挥签署了一份合作备忘录，旨在针对受俄罗斯侵略及其家人影响的军事和人的心理康复计划实施心理康复计划。</text:p>
      <text:p text:style-name="P4">
正如乌克林福姆报道的那样，它在[]中报告(https://www.facebook.com/JointForcesCommandAFU/posts/pfbid0mZPpNNix9H8h3nNcEZBWyf9bdE5VDi4qdCYUfH3aPebkFTzY1vRb1LT8HhxeLxBql)武装部队联合部队的命令。</text:p>
      <text:p text:style-name="P4">
“我们正在竭尽全力确保乌克兰士兵始终感到谨慎和好人，”联合西尔根派主任的指挥官谢尔盖·纳夫(Sergey Naev)中尉说。</text:p>
      <text:p text:style-name="P4">
<draw:frame draw:style-name="fr1" draw:name="Image130" text:anchor-type="as-char" svg:width="6.9236in" svg:height="4.615733in" draw:z-index="0">
<draw:image xlink:href="../Images/yкринформ/2023-05-22T17-29-30-03-00/1684765599-743.jpg" xlink:type="simple" xlink:show="embed" xlink:actuate="onLoad" draw:mime-type="image/jpeg"/>
</draw:frame>
如前所述，该文件规定了针对的联合活动(https://www.ukrinform.ua/tag-vijskovi)，敌对行动的参与者和意识到俄罗斯武装侵略的人及其家庭成员。</text:p>
      <text:p text:style-name="P4">
<draw:frame draw:style-name="fr1" draw:name="Image131" text:anchor-type="as-char" svg:width="6.9236in" svg:height="4.731127in" draw:z-index="0">
<draw:image xlink:href="../Images/yкринформ/2023-05-22T17-29-30-03-00/1684765600-301.jpg" xlink:type="simple" xlink:show="embed" xlink:actuate="onLoad" draw:mime-type="image/jpeg"/>
</draw:frame>
根据这项倡议，位于基辅派派的国家民间建筑和生活博物馆的领土将由心理康复区荣耀，这将使服务人员在情感上放松，放松身心感受乌克兰的精神和文化身份。</text:p>
      <text:p text:style-name="P4">
<draw:frame draw:style-name="fr1" draw:name="Image132" text:anchor-type="as-char" svg:width="6.9236in" svg:height="4.820877in" draw:z-index="0">
<draw:image xlink:href="../Images/yкринформ/2023-05-22T17-29-30-03-00/1684765600-730.jpg" xlink:type="simple" xlink:show="embed" xlink:actuate="onLoad" draw:mime-type="image/jpeg"/>
</draw:frame>
该计划的参与者将参与广泛的博物馆活动：互动节目，讲座，讲习班，任务和游览。</text:p>
      <text:p text:style-name="P4">
<text:span text:style-name="T4">
另请阅读：</text:span>
 <text:a xlink:type="simple" xlink:href="https://www.ukrinform.ua/rubric-ato/3712442-sergij-naev-generallejtenant-komanduvac-obednanih-sil-zsu.html" text:style-name="Internet_20_link" text:visited-style-name="Visited_20_Internet_20_Link">
<text:span text:style-name="T4">
 sergiy </text:span>
 <text:span text:style-name="T4">
 </text:span>
 naev **</text:a>
如报道，<text:a xlink:type="simple" xlink:href="https://www.ukrinform.ua/rubric-society/3663403-psihologicna-reabilitacia-vijskovih-minveteraniv-zakontraktuvalo-vze-40-likuvalnih-zakladiv.html" text:style-name="Internet_20_link" text:visited-style-name="Visited_20_Internet_20_Link">
</text:a>
与乌克兰事务部一起确保对兵役的心理康复。</text:p>
      <text:p text:style-name="P4">
<text:span text:style-name="T5">
foto：武装部队联合力量的命令</text:span>
</text:p>
      <text:p text:style-name="P4">
News Source: <text:a xlink:type="simple" xlink:href="https://www.ukrinform.ua/rubric-society/3712692-muzej-u-pirogovi-dopomoze-z-psihologicnou-reabilitacieu-vijskovih-naev-pidpisav-memorandum.html" text:style-name="Internet_20_link" text:visited-style-name="Visited_20_Internet_20_Link">
https://www.ukrinform.ua/rubric-society/3712692-muzej-u-pirogovi-dopomoze-z-psihologicnou-reabilitacieu-vijskovih-naev-pidpisav-memorandum.html</text:a>
</text:p>
      <!--NEWS-->
      <text:h text:style-name="P10" text:outline-level="1">
<text:span text:style-name="T4">
由于炮击了十年的男孩受伤而在伊齐族中</text:span>
</text:h>
      <text:p text:style-name="P4">
作者: Ukrinform (Person)</text:p>
      <text:p text:style-name="P4">
出版商: Укринформ (Organization)</text:p>
      <text:p text:style-name="P4">
出版时间: 2023-05-22T17:30:54+03:00</text:p>
      <text:p text:style-name="P4">
修改时间: 2023-05-22T17:30:54+03:00</text:p>
      <text:p text:style-name="P4">
描述: 由于伊兹·哈尔基夫（Izium Kharkiv）地区的炮击，一个10岁男孩受伤，该孩子住院。  - 乌克林。</text:p>
      <text:p text:style-name="P4">
图片: ['<text:a xlink:type="simple" xlink:href="https://static.ukrinform.com/photos/2018_08/thumb_files/630_360_1534830150-4611.jpg" text:style-name="Internet_20_link" text:visited-style-name="Visited_20_Internet_20_Link">
630_360_15348...</text:a>
', '<text:a xlink:type="simple" xlink:href="https://static.ukrinform.com/photos/2023_05/1684765651-412.jpg" text:style-name="Internet_20_link" text:visited-style-name="Visited_20_Internet_20_Link">
1684765651-41...</text:a>
', '<text:a xlink:type="simple" xlink:href="https://static.ukrinform.com/photos/2023_05/1684765651-499.jpg" text:style-name="Internet_20_link" text:visited-style-name="Visited_20_Internet_20_Link">
1684765651-49...</text:a>
', '<text:a xlink:type="simple" xlink:href="https://static.ukrinform.com/photos/2023_05/1684765650-869.jpg" text:style-name="Internet_20_link" text:visited-style-name="Visited_20_Internet_20_Link">
1684765650-86...</text:a>
']</text:p>
      <text:p text:style-name="P4">
标签: ['Діти', 'Обстріл', 'Поранені', 'Харківщина', 'Війна з Росією']</text:p>
      <text:p text:style-name="P4">
类型: Article</text:p>
      <!--METADATA-->
      <text:p text:style-name="P4">
<draw:frame draw:style-name="fr1" draw:name="Image133" text:anchor-type="as-char" svg:width="6.9236in" svg:height="3.956343in" draw:z-index="0">
<draw:image xlink:href="../Images/yкринформ/2023-05-22T17-30-54-03-00/630_360_1534830150-4611.jpg" xlink:type="simple" xlink:show="embed" xlink:actuate="onLoad" draw:mime-type="image/jpeg"/>
</draw:frame>
下午，一个10岁的男孩在哈尔基夫地区受伤，孩子住院。</text:p>
      <text:p text:style-name="P4">
这是在[]中报道的(https://t.me/prokuratura_kharkiv/9168)乌克林福姆报道说，阿哈基夫地区检察官办公室的媒体服务。</text:p>
      <text:p text:style-name="P4">
<draw:frame draw:style-name="fr1" draw:name="Image134" text:anchor-type="as-char" svg:width="6.9236in" svg:height="4.519572in" draw:z-index="0">
<draw:image xlink:href="../Images/yкринформ/2023-05-22T17-30-54-03-00/1684765651-412.jpg" xlink:type="simple" xlink:show="embed" xlink:actuate="onLoad" draw:mime-type="image/jpeg"/>
</draw:frame>
</text:p>
      <text:p text:style-name="P4">
<draw:frame draw:style-name="fr1" draw:name="Image135" text:anchor-type="as-char" svg:width="6.9236in" svg:height="5.199111in" draw:z-index="0">
<draw:image xlink:href="../Images/yкринформ/2023-05-22T17-30-54-03-00/1684765651-499.jpg" xlink:type="simple" xlink:show="embed" xlink:actuate="onLoad" draw:mime-type="image/jpeg"/>
</draw:frame>
</text:p>
      <text:p text:style-name="P4">
<draw:frame draw:style-name="fr1" draw:name="Image136" text:anchor-type="as-char" svg:width="6.9236in" svg:height="5.199111in" draw:z-index="0">
<draw:image xlink:href="../Images/yкринформ/2023-05-22T17-30-54-03-00/1684765650-869.jpg" xlink:type="simple" xlink:show="embed" xlink:actuate="onLoad" draw:mime-type="image/jpeg"/>
</draw:frame>
“ 5月22日，大约在02:25，俄罗斯军人在哈尔基夫地区的伊齐姆开了私人建筑物。 由于炮击，一个10年的男孩受伤了。”</text:p>
      <text:p text:style-name="P4">
<text:span text:style-name="T4">
另请阅读：</text:span>
 <text:a xlink:type="simple" xlink:href="https://www.ukrinform.ua/rubric-regions/3712587-na-hersonsini-vid-vorozogo-snaradu-zaginuv-civilnij-akij-remontuvav-svij-budinok.html" text:style-name="Internet_20_link" text:visited-style-name="Visited_20_Internet_20_Link">
<text:span text:style-name="T4">
修复</text:span>
</text:a>
值得注意的是，企业的炮击被部分摧毁，爆炸性波浪在住宅建筑物，屋顶受损和农场结构中震撼了窗户。</text:p>
      <text:p text:style-name="P4">
根据初步数据，敌人在贝尔戈罗德市释放了两枚C-300导弹。</text:p>
      <text:p text:style-name="P4">
对违反法律和战争习俗的行为进行了预审调查(艺术的第1部分。 乌克兰《刑法》的438).</text:p>
      <text:p text:style-name="P4">
<text:span text:style-name="T4">
Читайте також:</text:span>
 <text:a xlink:type="simple" xlink:href="https://www.ukrinform.ua/rubric-ato/3712334-rosiani-obstrilali-selo-na-harkivsini-poranenij-colovik.html" text:style-name="Internet_20_link" text:visited-style-name="Visited_20_Internet_20_Link">
 <text:span text:style-name="T4">
Харків</text:span>
 </text:a>
作为 <text:a xlink:type="simple" xlink:href="https://www.ukrinform.ua/rubric-ato/3712553-rosiani-obstrilali-kupansk-poraneni-dvoe-zinok.html" text:style-name="Internet_20_link" text:visited-style-name="Visited_20_Internet_20_Link">
 </text:a>
乌克林福姆，俄罗斯人解雇了库皮斯克·哈尔基夫地区，导致两名妇女受伤。</text:p>
      <text:p text:style-name="P4">
News Source: <text:a xlink:type="simple" xlink:href="https://www.ukrinform.ua/rubric-regions/3712693-v-izumi-vnaslidok-obstrilu-poranenij-desatiricnij-hlopcik.html" text:style-name="Internet_20_link" text:visited-style-name="Visited_20_Internet_20_Link">
https://www.ukrinform.ua/rubric-regions/3712693-v-izumi-vnaslidok-obstrilu-poranenij-desatiricnij-hlopcik.html</text:a>
</text:p>
      <!--NEWS-->
      <text:h text:style-name="P10" text:outline-level="1">
<text:span text:style-name="T4">
Kherson，Khersonska Oblast（23:35）。 红色警报：空中威胁。 警笛声。 立即掩盖！</text:span>
</text:h>
      <text:p text:style-name="P4">
作者: liveuamap (Language: en)</text:p>
      <text:p text:style-name="P4">
时间: 2023-05-22T17:38:00</text:p>
      <text:p text:style-name="P4">
地点: Kherson (Latitude:46.65581000 Longtitude:32.61780000)</text:p>
      <text:p text:style-name="P4">
视频: []</text:p>
      <text:p text:style-name="P4">
图片: []</text:p>
      <text:p text:style-name="P4">
标签: ["Europe", "Central and Eastern Europe"]</text:p>
      <text:p text:style-name="P4">
Id: 22564717</text:p>
      <!--METADATA-->
      <text:p text:style-name="P4">
赫尔森，赫森地区(23:35). Red Alert: aerial threat. Sirens sounding.Take cover now!</text:p>
      <text:p text:style-name="P4">
News Collection Link: <text:a xlink:type="simple" xlink:href="https://liveuamap.com/en/2023/22-may-kherson-khersonska-oblast2335-red-alerg" text:style-name="Internet_20_link" text:visited-style-name="Visited_20_Internet_20_Link">
https://liveuamap.com/en/2023/22-may-kherson-khersonska-oblast2335-red-alerg</text:a>
</text:p>
      <text:p text:style-name="P4">
News Source: <text:a xlink:type="simple" xlink:href="https://t.me/air_alert_ua/46326" text:style-name="Internet_20_link" text:visited-style-name="Visited_20_Internet_20_Link">
https://t.me/air_alert_ua/46326</text:a>
</text:p>
      <!--NEWS-->
      <text:h text:style-name="P10" text:outline-level="1">
<text:span text:style-name="T4">
战争期间的性犯罪是俄罗斯的系统性政策 - 画家</text:span>
</text:h>
      <text:p text:style-name="P4">
作者: Ukrinform (Person)</text:p>
      <text:p text:style-name="P4">
出版商: Укринформ (Organization)</text:p>
      <text:p text:style-name="P4">
出版时间: 2023-05-22T17:41:00+03:00</text:p>
      <text:p text:style-name="P4">
修改时间: 2023-05-22T17:41:00+03:00</text:p>
      <text:p text:style-name="P4">
描述: 俄罗斯军队在乌克兰犯下的性犯罪表明，这是俄罗斯对乌克兰平民的系统性政策。  - 乌克林。</text:p>
      <text:p text:style-name="P4">
图片: ['<text:a xlink:type="simple" xlink:href="https://static.ukrinform.com/photos/2023_02/thumb_files/630_360_1677152977-764.jpg" text:style-name="Internet_20_link" text:visited-style-name="Visited_20_Internet_20_Link">
630_360_16771...</text:a>
']</text:p>
      <text:p text:style-name="P4">
标签: ['Міноборони', 'Війна з Росією', 'Ганна Маляр', 'Сексуальне насильство']</text:p>
      <text:p text:style-name="P4">
类型: Article</text:p>
      <!--METADATA-->
      <text:p text:style-name="P4">
<draw:frame draw:style-name="fr1" draw:name="Image137" text:anchor-type="as-char" svg:width="6.9236in" svg:height="3.956343in" draw:z-index="0">
<draw:image xlink:href="../Images/yкринформ/2023-05-22T17-41-00-03-00/630_360_1677152977-764.jpg" xlink:type="simple" xlink:show="embed" xlink:actuate="onLoad" draw:mime-type="image/jpeg"/>
</draw:frame>
俄罗斯军队在乌克兰领土上犯下的性率证明了俄罗斯对乌克兰平民的系统政策。</text:p>
      <text:p text:style-name="P4">
这是由国防部副部长安娜·玛丽亚尔(Anna Malyar)在会议“#U4J：尊重的”会议期间指出的。 支持。 正义，” Ukrinform通讯员报告。</text:p>
      <text:p text:style-name="P4">
“俄罗斯联邦的犯罪不仅是直接意义上的侵略，而且是包括性行为的其他许多人。 ...实际上，他们实际上是平民的……因此，我们不仅在谈论性犯罪，而且我们在谈论中世纪的残酷行为，即我们的敌人对我们的平民登记表现出来。”画家强调。</text:p>
      <text:p text:style-name="P4">
她指出，性犯罪有其自身的特异性。</text:p>
      <text:p text:style-name="P4">
“如果在和平时期中，我们可以将性虐待作为性犯罪，因此，有性情的动机，那么在这种情况下，这也是一个-Art -the -Art的统治行为屈辱的行为。 这样做是为了使社会士气打破我们的抵抗，因此这比性暴力宽大。”副部长解释说。</text:p>
      <text:p text:style-name="P4">
她认为，性犯罪不仅是由俄罗斯军队犯下的 - 俄罗斯国家对乌克兰平民的系统行动。</text:p>
      <text:p text:style-name="P4">
<text:span text:style-name="T4">
另请阅读：</text:span>
 <text:a xlink:type="simple" xlink:href="https://www.ukrinform.ua/rubric-ato/3678237-zelenska-pro-seksualni-zlocini-rosian-v-ukraini-svidcenna-zertv-pokazuut-spravzne-oblicca-voroga.html" text:style-name="Internet_20_link" text:visited-style-name="Visited_20_Internet_20_Link">
<text:span text:style-name="T4">
性</text:span>
</text:a>
据她说，国防部有一个小组调查此类犯罪以选择必要的数据。</text:p>
      <text:p text:style-name="P4">
“我和我正在就此进行交流，在<text:a xlink:type="simple" xlink:href="https://www.ukrinform.ua/tag-minoboroni" text:style-name="Internet_20_link" text:visited-style-name="Visited_20_Internet_20_Link">
</text:a>
有一个与我们的军人合作的团队，他们来自囚禁。 其中，有23％的妇女说，她们意识到对我们对敌人沸腾的束缚的暴力行为，而有15％的男性知道这一点。”谅解备忘录代表说。</text:p>
      <text:p text:style-name="P4">
俄罗斯军方的性犯罪有乌克兰人民计划政策的迹象。</text:p>
      <text:p text:style-name="P4">
“世界第一次看到了敌人在基辅地区的脸。乌克兰纳罗德(Narode)，即种族灭绝。”他说。科斯汀指出，由于这些犯罪的敏感性，对执法和执法机构的偏见和不信任，人们害怕告诉他们。</text:p>
      <text:p text:style-name="P4">
目前，总检察长办公室的目的是改变这种状况。</text:p>
      <text:p text:style-name="P4">
“我们需要从通知和培训自己的员工开始。以现代 - 人的审判调查做法，需要从受害者的尊重开始。除了我们还需要接管Inavichka的技术，Inavichka的技术之外从我们的国际合作伙伴那里，我们需要介绍Zapsychology，道德和沟通的教学。应该受到性虐待的影响，”检察长说。</text:p>
      <text:p text:style-name="P4">
因此，他补充说，有可能建立信心并鼓励病房的受害者谈论性犯罪。</text:p>
      <text:p text:style-name="P4">
<text:span text:style-name="T4">
另请阅读：</text:span>
 <text:a xlink:type="simple" xlink:href="https://www.ukrinform.ua/rubric-society/3678247-vinni-u-seksualnomu-nasilstvi-pid-cas-vijni-v-ukraini-postanut-pered-sudom-predstavnica-oon.html" text:style-name="Internet_20_link" text:visited-style-name="Visited_20_Internet_20_Link">
</text:a>
据报道，警方在俄罗斯军事虐待中开放了70项刑事诉讼。</text:p>
      <text:p text:style-name="P4">
News Source: <text:a xlink:type="simple" xlink:href="https://www.ukrinform.ua/rubric-society/3712695-seksualni-zlocini-pid-cas-vijni-e-sistemnou-politikou-rosii-malar.html" text:style-name="Internet_20_link" text:visited-style-name="Visited_20_Internet_20_Link">
https://www.ukrinform.ua/rubric-society/3712695-seksualni-zlocini-pid-cas-vijni-e-sistemnou-politikou-rosii-malar.html</text:a>
</text:p>
      <!--NEWS-->
      <text:h text:style-name="P10" text:outline-level="1">
<text:span text:style-name="T4">
Dnipro，Dnipropetrovska Oblast（23:41）。 红色警报：空中威胁。 警笛声。 掩护...</text:span>
</text:h>
      <text:p text:style-name="P4">
作者: liveuamap (Language: en)</text:p>
      <text:p text:style-name="P4">
时间: 2023-05-22T17:42:00</text:p>
      <text:p text:style-name="P4">
地点: Dnipro (Latitude:48.45925 Longtitude:35.03884)</text:p>
      <text:p text:style-name="P4">
视频: []</text:p>
      <text:p text:style-name="P4">
图片: []</text:p>
      <text:p text:style-name="P4">
标签: ["Europe", "Central and Eastern Europe"]</text:p>
      <text:p text:style-name="P4">
Id: 22564718</text:p>
      <!--METADATA-->
      <text:p text:style-name="P4">
dnipro，dnipropetrovsk区域(23:41). Red Alert: aerial threat. Sirenssounding. Take cover now!</text:p>
      <text:p text:style-name="P4">
News Collection Link: <text:a xlink:type="simple" xlink:href="https://liveuamap.com/en/2023/22-may-dnipro-dnipropetrovska-oblast2341-red-g" text:style-name="Internet_20_link" text:visited-style-name="Visited_20_Internet_20_Link">
https://liveuamap.com/en/2023/22-may-dnipro-dnipropetrovska-oblast2341-red-g</text:a>
</text:p>
      <text:p text:style-name="P4">
News Source: <text:a xlink:type="simple" xlink:href="https://t.me/suspilnednipro/15775" text:style-name="Internet_20_link" text:visited-style-name="Visited_20_Internet_20_Link">
https://t.me/suspilnednipro/15775</text:a>
</text:p>
      <!--NEWS-->
      <text:h text:style-name="P10" text:outline-level="1">
<text:span text:style-name="T4">
FIFA持续了一年的规则，该规则允许由于乌克兰的战争而违反合同</text:span>
</text:h>
      <text:p text:style-name="P4">
作者: Ukrinform (Person)</text:p>
      <text:p text:style-name="P4">
出版商: Укринформ (Organization)</text:p>
      <text:p text:style-name="P4">
出版时间: 2023-05-22T17:43:35+03:00</text:p>
      <text:p text:style-name="P4">
修改时间: 2023-05-22T17:43:35+03:00</text:p>
      <text:p text:style-name="P4">
描述: 该规则将不适用于在全面入侵后返回乌克兰的球员。  - 乌克林。</text:p>
      <text:p text:style-name="P4">
图片: ['<text:a xlink:type="simple" xlink:href="https://static.ukrinform.com/photos/2023_05/thumb_files/630_360_1684766530-241.jpg" text:style-name="Internet_20_link" text:visited-style-name="Visited_20_Internet_20_Link">
630_360_16847...</text:a>
']</text:p>
      <text:p text:style-name="P4">
标签: ['ФІФА', 'Футбол']</text:p>
      <text:p text:style-name="P4">
类型: Article</text:p>
      <!--METADATA-->
      <text:p text:style-name="P4">
<draw:frame draw:style-name="fr1" draw:name="Image138" text:anchor-type="as-char" svg:width="6.9236in" svg:height="3.956343in" draw:z-index="0">
<draw:image xlink:href="../Images/yкринформ/2023-05-22T17-43-35-03-00/630_360_1684766530-241.jpg" xlink:type="simple" xlink:show="embed" xlink:actuate="onLoad" draw:mime-type="image/jpeg"/>
</draw:frame>
该行动不会扩展到返回乌克兰邮政 - 赛季入侵后的球员。</text:p>
      <text:p text:style-name="P4">
FIFA <text:a xlink:type="simple" xlink:href="https://www.fifa.com/legal/football-regulatory/media-releases/fifa-extends-and-adapts-temporary-employment-rules-to-address-issues-relating-to-war-in-ukraine" text:style-name="Internet_20_link" text:visited-style-name="Visited_20_Internet_20_Link">
</text:a>
报道说，俄罗斯和乌克兰俱乐部的外国球员和培训师停职的新规则。</text:p>
      <text:p text:style-name="P4">
外国球员和培训师将继续有权单方面申请与乌克兰协会列出的俱乐部的合同(WAF)或俄罗斯足球联盟(RFU)，到2024年6月30日，规定将在12023年7月之前以书面形式告知俱乐部。</text:p>
      <text:p text:style-name="P4">
尽管在乌克兰进行了战争，但他们决定来，返回或离开乌克兰或俄罗斯领土的外国球员和培训师将无法依靠第七附件暂停当前合同。</text:p>
      <text:p text:style-name="P4">
从现在开始，第七申请将不应用于：</text:p>
      <ul>
        <li>
          <text:p text:style-name="P4">
仍在俱乐部注册的外国足球运动员，这是UAF或RFS的一部分；</text:p>
        </li>
        <li>
          <text:p text:style-name="P4">
仍在向俱乐部提供服务的外国教练，这是UAF或RFS的一部分；</text:p>
        </li>
        <li>
          <text:p text:style-name="P4">
20122年3月7日之后，外国足球运动员或教练的劳动合同是由UAF或RFS的俱乐部结束或持续的。</text:p>
        </li>
      </ul>
      <text:p text:style-name="P4">
为了防止虐待，第7附录暂停合同的玩家将无法中止：暂停期：</text:p>
      <ul>
        <li>
          <text:p text:style-name="P4">
成为转移的对象(永久性或租赁权利)有薪酬的;</text:p>
        </li>
        <li>
          <text:p text:style-name="P4">
与另一家属于UAF或RFS的俱乐部签订新合同。</text:p>
        </li>
      </ul>
      <text:p text:style-name="P4">
<text:span text:style-name="T4">
另请阅读：</text:span>
 <text:a xlink:type="simple" xlink:href="https://www.ukrinform.ua/rubric-sports/3689748-fk-sahtar-podav-skargu-do-evrokomisii-sodo-sporu-z-fifa.html" text:style-name="Internet_20_link" text:visited-style-name="Visited_20_Internet_20_Link">
</text:a>
正如乌克林福姆(Ukrinform)之前报道的那样，沙克塔尔(Shakhtar)坚持认为合同中包括合同，该合同禁止参与者使用FIFA的转移。</text:p>
      <text:p text:style-name="P4">
照片：FIFA.com</text:p>
      <text:p text:style-name="P4">
News Source: <text:a xlink:type="simple" xlink:href="https://www.ukrinform.ua/rubric-sports/3712697-fifa-se-na-rik-prodovzila-pravilo-so-dozvolae-rozrivati-kontrakti-cerez-vijnu-v-ukraini.html" text:style-name="Internet_20_link" text:visited-style-name="Visited_20_Internet_20_Link">
https://www.ukrinform.ua/rubric-sports/3712697-fifa-se-na-rik-prodovzila-pravilo-so-dozvolae-rozrivati-kontrakti-cerez-vijnu-v-ukraini.html</text:a>
</text:p>
      <!--NEWS-->
      <text:h text:style-name="P10" text:outline-level="1">
<text:span text:style-name="T4">
在十个城市中，有性虐待受害者的帮助受害者 - 斯蒂芬斯什（Stephanyshyn）</text:span>
</text:h>
      <text:p text:style-name="P4">
作者: Ukrinform (Person)</text:p>
      <text:p text:style-name="P4">
出版商: Укринформ (Organization)</text:p>
      <text:p text:style-name="P4">
出版时间: 2023-05-22T17:44:00+03:00</text:p>
      <text:p text:style-name="P4">
修改时间: 2023-05-22T17:44:00+03:00</text:p>
      <text:p text:style-name="P4">
描述: 乌克兰当局为俄罗斯军方的性暴力受害者创造了条件，以获得全面的专业援助。  - 乌克林。</text:p>
      <text:p text:style-name="P4">
图片: ['<text:a xlink:type="simple" xlink:href="https://static.ukrinform.com/photos/2022_06/thumb_files/630_360_1655901909-186.jpg" text:style-name="Internet_20_link" text:visited-style-name="Visited_20_Internet_20_Link">
630_360_16559...</text:a>
']</text:p>
      <text:p text:style-name="P4">
标签: ['Україна', 'допомога', 'Стефанішина', 'Сексуальне насильство']</text:p>
      <text:p text:style-name="P4">
类型: Article</text:p>
      <!--METADATA-->
      <text:p text:style-name="P4">
<draw:frame draw:style-name="fr1" draw:name="Image139" text:anchor-type="as-char" svg:width="6.9236in" svg:height="3.956343in" draw:z-index="0">
<draw:image xlink:href="../Images/yкринформ/2023-05-22T17-44-00-03-00/630_360_1655901909-186.jpg" xlink:type="simple" xlink:show="embed" xlink:actuate="onLoad" draw:mime-type="image/jpeg"/>
</draw:frame>
乌克兰的卡沃尔为俄罗斯军方的性暴力受害者创造了条件，以获得全面的专业援助。</text:p>
      <text:p text:style-name="P4">
这是Olga Stephanyshyn在论坛“尊重”论坛上为欧洲和欧洲大西洋融合的Viceremier-Minister所说的。 帮助。 正义，” Ukrinform通讯员报告。</text:p>
      <text:p text:style-name="P4">
“它是 <text:a xlink:type="simple" xlink:href="https://www.ukrinform.ua/tag-zlocin" text:style-name="Internet_20_link" text:visited-style-name="Visited_20_Internet_20_Link">
</text:a>
，大多数人通过阶层，羞耻，心理创伤想要离开记忆和意识的阴影。 这是犯罪分子遭到迫害的目标 - 我们将保持沉默，因此我们会尽一切可能解释向那些可能不准备寻求支持系统的人寻求帮助的重要性，”这位官员说。</text:p>
      <text:p text:style-name="P4">
根据她的说法，在这方面的重要因素是受害者心理情绪状态的正常化，以造成暴力伤害。 沃纳加达(Vonanagada)是去年政府从联合国相关雇用计划中达成的同意。</text:p>
      <text:p text:style-name="P4">
斯蒂芬妮丝(Stephanishina)指出，由于与乌克兰联合国性暴力特别代表办公室的合作，建立了对暴力犯罪的全面反应的有效机制，Zaporozhye，Dnipro，Kiev，Mukachevo，Mukachevo，Kharkiv，Kharkev，Kherson，Kherson，Kherson，Kherson，Kherson的援助中心Poltava被部署。</text:p>
      <text:p text:style-name="P4">
“我们为复杂的专业支持系统提供了入学点：法律，社会心理学，信息。援助集中在关键原则上：机密性，无条件，自愿知情和自由同意和自由，”  - 强调Vicerem。</text:p>
      <text:p text:style-name="P4">
<text:span text:style-name="T4">
另请阅读：</text:span>
 <text:a xlink:type="simple" xlink:href="https://www.ukrinform.ua/rubric-society/3712695-seksualni-zlocini-pid-cas-vijni-e-sistemnou-politikou-rosii-malar.html" text:style-name="Internet_20_link" text:visited-style-name="Visited_20_Internet_20_Link">
</text:a>
她补充说，该州正在国外创建此类中心，特别是与捷克共和国和德国建立。</text:p>
      <text:p text:style-name="P4">
据报道，警察打开了<text:a xlink:type="simple" xlink:href="https://www.ukrinform.ua/rubric-ato/3711169-policia-vidkrila-70-sprav-sodo-vcinenna-seksualnogo-nasilstva-vijskovimi-rf.html" text:style-name="Internet_20_link" text:visited-style-name="Visited_20_Internet_20_Link">
</text:a>
 .</text:p>
      <text:p text:style-name="P4">
News Source: <text:a xlink:type="simple" xlink:href="https://www.ukrinform.ua/rubric-society/3712698-u-desati-mistah-rozgornuli-centri-dopomogi-postrazdalim-vid-seksualnogo-nasilstva-stefanisina.html" text:style-name="Internet_20_link" text:visited-style-name="Visited_20_Internet_20_Link">
https://www.ukrinform.ua/rubric-society/3712698-u-desati-mistah-rozgornuli-centri-dopomogi-postrazdalim-vid-seksualnogo-nasilstva-stefanisina.html</text:a>
</text:p>
      <!--NEWS-->
      <text:h text:style-name="P10" text:outline-level="1">
<text:span text:style-name="T4">
Sachko在日内瓦锦标赛上完成了表演</text:span>
</text:h>
      <text:p text:style-name="P4">
作者: Ukrinform (Person)</text:p>
      <text:p text:style-name="P4">
出版商: Укринформ (Organization)</text:p>
      <text:p text:style-name="P4">
出版时间: 2023-05-22T17:47:35+03:00</text:p>
      <text:p text:style-name="P4">
修改时间: 2023-05-22T17:47:35+03:00</text:p>
      <text:p text:style-name="P4">
描述: 乌克兰人在主要比赛的第一轮比赛中承认。  - 乌克林。</text:p>
      <text:p text:style-name="P4">
图片: ['<text:a xlink:type="simple" xlink:href="https://static.ukrinform.com/photos/2023_05/thumb_files/630_360_1684766795-494.jpg" text:style-name="Internet_20_link" text:visited-style-name="Visited_20_Internet_20_Link">
630_360_16847...</text:a>
']</text:p>
      <text:p text:style-name="P4">
标签: ['Теніс']</text:p>
      <text:p text:style-name="P4">
类型: Article</text:p>
      <!--METADATA-->
      <text:p text:style-name="P4">
<draw:frame draw:style-name="fr1" draw:name="Image140" text:anchor-type="as-char" svg:width="6.9236in" svg:height="3.956343in" draw:z-index="0">
<draw:image xlink:href="../Images/yкринформ/2023-05-22T17-47-35-03-00/630_360_1684766795-494.jpg" xlink:type="simple" xlink:show="embed" xlink:actuate="onLoad" draw:mime-type="image/jpeg"/>
</draw:frame>
乌克兰人发生在主要比赛的第一轮比赛中。</text:p>
      <text:p text:style-name="P4">
乌克兰网球运动员Vitaliy Sachko在Geneva的ATP 250的主要SIET圈中让位(瑞士)，报道乌克林福姆。</text:p>
      <text:p text:style-name="P4">
乌克兰人让位于第七个播种伯纳布·萨帕蒂·米拉赫莱斯(Bernab Sapati Mirahaless)-2：6，4：6。 Vitaliy Zamatch能够击中一局西班牙网球运动员，输了三个。</text:p>
      <text:p text:style-name="P4">
我们会提醒，由于资格，萨克科(Sachko)进入了日内瓦(Geneva)比赛的主要网格。 在第一轮比赛中，乌克兰人击败了他的同胞Illyumarchenko，然后击败了意大利Alessandro Giannessi的代表。</text:p>
      <text:p text:style-name="P4">
<text:span text:style-name="T4">
另请阅读：</text:span>
 <text:a xlink:type="simple" xlink:href="https://www.ukrinform.ua/rubric-sports/3712481-oleksij-krutih-zalisivsa-persou-raketkou-ukraini.html" text:style-name="Internet_20_link" text:visited-style-name="Visited_20_Internet_20_Link">
</text:a>
正如乌克林福姆报道的那样，萨克科在更新的ATP评级中排名第286位。乌克兰的第一个球拍仍然是亚历克西·克鲁蒂(Alexei Kruty)，该球拍在第185行。</text:p>
      <text:p text:style-name="P4">
照片：btu.org.ua</text:p>
      <text:p text:style-name="P4">
News Source: <text:a xlink:type="simple" xlink:href="https://www.ukrinform.ua/rubric-sports/3712700-sacko-zaversiv-vistupi-na-turniri-u-zenevi.html" text:style-name="Internet_20_link" text:visited-style-name="Visited_20_Internet_20_Link">
https://www.ukrinform.ua/rubric-sports/3712700-sacko-zaversiv-vistupi-na-turniri-u-zenevi.html</text:a>
</text:p>
      <!--NEWS-->
      <text:h text:style-name="P10" text:outline-level="1">
<text:span text:style-name="T4">
乌克兰农业遭受了402亿美元的战争-KSE</text:span>
</text:h>
      <text:p text:style-name="P4">
作者: Ukrinform (Person)</text:p>
      <text:p text:style-name="P4">
出版商: Укринформ (Organization)</text:p>
      <text:p text:style-name="P4">
出版时间: 2023-05-22T17:49:00+03:00</text:p>
      <text:p text:style-name="P4">
修改时间: 2023-05-22T17:49:00+03:00</text:p>
      <text:p text:style-name="P4">
描述: 根据KSE Agrocenter的食品和土地中心中心的数据，由于全面战争，乌克兰农业部门的直接和间接损失遭受了402亿美元的直接损失。  - 乌克林。</text:p>
      <text:p text:style-name="P4">
图片: ['<text:a xlink:type="simple" xlink:href="https://static.ukrinform.com/photos/2022_12/thumb_files/630_360_1670246840-772.jpeg" text:style-name="Internet_20_link" text:visited-style-name="Visited_20_Internet_20_Link">
630_360_16702...</text:a>
']</text:p>
      <text:p text:style-name="P4">
标签: ['Сільське господарство', 'KSE', 'Збитки', 'Війна з Росією']</text:p>
      <text:p text:style-name="P4">
类型: Article</text:p>
      <!--METADATA-->
      <text:p text:style-name="P4">
<draw:frame draw:style-name="fr1" draw:name="Image141" text:anchor-type="as-char" svg:width="6.9236in" svg:height="3.956343in" draw:z-index="0">
<draw:image xlink:href="../Images/yкринформ/2023-05-22T17-49-00-03-00/630_360_1670246840-772.jpeg" xlink:type="simple" xlink:show="embed" xlink:actuate="onLoad" draw:mime-type="image/jpeg"/>
</draw:frame>
根据食品和土地中心的计算(KSE Agrocenter)乌克兰农业部门因全面造成的直接和间接损失而经历了402亿美元的损失。</text:p>
      <text:p text:style-name="P4">
根据乌克林福姆的说法，该中心在[]报告中的新闻服务(https://t.me/kseagrocenter/56)。  值得注意的是，乌克兰农业产业遭受了87亿美元的直接损失(2022年11月估计的21亿). Найбільше збитків, а саме 6 млрд доларів, припадає на знищену тапошкоджену сільськогосподарську техніку і сховища для виготовленої продукції.</text:p>
      <text:p text:style-name="P4">
Непрямі збитки становлять 31,5 млрд доларів непрямих втрат (比去年11月估计的27.6亿). Найбільше втрат у даній категоріїпов’язано зі зменшенням виробництва рослинницької продукції, які становлятьмайже половину усіх непрямих втрат (143亿).</text:p>
      <text:p text:style-name="P4">
<text:span text:style-name="T4">
Читайте також:</text:span>
 <text:a xlink:type="simple" xlink:href="https://www.ukrinform.ua/rubric-economy/3710343-cogoric-ukraina-moze-posiati-najbilse-aroi-psenici-za-ostanni-12-rokiv.html" text:style-name="Internet_20_link" text:visited-style-name="Visited_20_Internet_20_Link">
 </text:a>
根据该中心的数据，恢复该行业需要至少297亿美元。</text:p>
      <text:p text:style-name="P4">
根据乌克兰的参与和支持政府办公室的数据，乌克兰的投资局，俄罗斯联邦对乌克兰基础设施，工业设施和生产物流造成的直接损失数量已增加到近500亿美元。</text:p>
      <text:p text:style-name="P4">
News Source: <text:a xlink:type="simple" xlink:href="https://www.ukrinform.ua/rubric-economy/3712702-ukrainske-silske-gospodarstva-zaznalo-402-milarda-zbitkiv-cerez-vijnu-kse.html" text:style-name="Internet_20_link" text:visited-style-name="Visited_20_Internet_20_Link">
https://www.ukrinform.ua/rubric-economy/3712702-ukrainske-silske-gospodarstva-zaznalo-402-milarda-zbitkiv-cerez-vijnu-kse.html</text:a>
</text:p>
      <!--NEWS-->
      <text:h text:style-name="P10" text:outline-level="1">
<text:span text:style-name="T4">
无人机已在Belgorod地区的FSB总部掉落爆炸装置</text:span>
</text:h>
      <text:p text:style-name="P4">
作者: liveuamap (Language: en)</text:p>
      <text:p text:style-name="P4">
时间: 2023-05-22T17:49:03</text:p>
      <text:p text:style-name="P4">
地点: Belgorod, Belgorodskaya oblast' (Latitude:50.59737 Longtitude:36.5946)</text:p>
      <text:p text:style-name="P4">
视频: []</text:p>
      <text:p text:style-name="P4">
图片: ["<text:a xlink:type="simple" xlink:href="https://liveuamap.com/pics/2023/05/22/22564719_0.jpg" text:style-name="Internet_20_link" text:visited-style-name="Visited_20_Internet_20_Link">
22564719_0.jpg</text:a>
"]</text:p>
      <text:p text:style-name="P4">
标签: ["Russia"]</text:p>
      <text:p text:style-name="P4">
Id: 22564719</text:p>
      <!--METADATA-->
      <text:p text:style-name="P4">
无人机已在Belgorod地区的FSB总部掉落爆炸装置</text:p>
      <text:p text:style-name="P4">
<draw:frame draw:style-name="fr1" draw:name="Image142" text:anchor-type="as-char" svg:width="6.9236in" svg:height="4.993646in" draw:z-index="0">
<draw:image xlink:href="../Images/liveuamap/2023-05-22T17-49-03/22564719_0.jpg" xlink:type="simple" xlink:show="embed" xlink:actuate="onLoad" draw:mime-type="image/jpeg"/>
</draw:frame>
新闻集链接：<text:a xlink:type="simple" xlink:href="https://liveuamap.com/en/2023/22-may-drone-has-dropped-explosive-device-at-hq-of-fsb-in" text:style-name="Internet_20_link" text:visited-style-name="Visited_20_Internet_20_Link">
https://liveuamap.com/en/2023/22-may-drone-has-dropped-explosive-device-device-at-hq-of-fsb-in</text:a>
</text:p>
      <text:p text:style-name="P4">
News Source: <text:a xlink:type="simple" xlink:href="https://t.me/breakingmash/44237" text:style-name="Internet_20_link" text:visited-style-name="Visited_20_Internet_20_Link">
https://t.me/breakingmash/44237</text:a>
</text:p>
      <!--NEWS-->
      <text:h text:style-name="P10" text:outline-level="1">
<text:span text:style-name="T4">
抵抗俄罗斯和乌克兰的恢复：国家银行提出了一项新战略</text:span>
</text:h>
      <text:p text:style-name="P4">
作者: Ukrinform (Person)</text:p>
      <text:p text:style-name="P4">
出版商: Укринформ (Organization)</text:p>
      <text:p text:style-name="P4">
出版时间: 2023-05-22T17:56:13+03:00</text:p>
      <text:p text:style-name="P4">
修改时间: 2023-05-22T17:56:13+03:00</text:p>
      <text:p text:style-name="P4">
描述: 国家银行于2025年提出了一项新战略，该战略的重点是抵抗俄罗斯侵略和恢复国家。  - 乌克林。</text:p>
      <text:p text:style-name="P4">
图片: ['<text:a xlink:type="simple" xlink:href="https://static.ukrinform.com/photos/2023_05/thumb_files/630_360_1683564608-130.jpg" text:style-name="Internet_20_link" text:visited-style-name="Visited_20_Internet_20_Link">
630_360_16835...</text:a>
']</text:p>
      <text:p text:style-name="P4">
标签: ['Нацбанк', 'Андрій Пишний']</text:p>
      <text:p text:style-name="P4">
类型: Article</text:p>
      <!--METADATA-->
      <text:p text:style-name="P4">
<draw:frame draw:style-name="fr1" draw:name="Image143" text:anchor-type="as-char" svg:width="6.9236in" svg:height="3.956343in" draw:z-index="0">
<draw:image xlink:href="../Images/yкринформ/2023-05-22T17-56-13-03-00/630_360_1683564608-130.jpg" xlink:type="simple" xlink:show="embed" xlink:actuate="onLoad" draw:mime-type="image/jpeg"/>
</draw:frame>
国家银行于2025年提出了一项新战略，该战略的重点是俄罗斯的侵略和恢复国家。</text:p>
      <text:p text:style-name="P4">
乌克林福音通讯员报告中，国家银行负责人Andriypyshny在策略介绍期间说明了这一点。</text:p>
      <text:p text:style-name="P4">
“金融部门和中央银行为453 DNIPRO战争持有财务辩护。 同时，我们设法发展，思考和前进。 我们承担着责任，其财产应该对乌克兰人，政府和金融市场参与者以及国际合作伙伴充满信心。” Pyshny说。</text:p>
      <text:p text:style-name="P4">
他指出，制定一项新战略的工作始于2023年1月。该战略将在24项战略举措中实现，中央银行将在未来几年集中精力的提交。</text:p>
      <text:p text:style-name="P4">
国家银行的战略任务考虑了向量所面临的挑战：俄罗斯侵略和恢复国家的抵抗。</text:p>
      <text:p text:style-name="P4">
鉴于这一点，倡议和措施由重点规定。</text:p>
      <text:p text:style-name="P4">
抵抗的重点 - 短期措施，旨在确保稳定性并防止整个Taecormansics金融体系中处境恶化，包括使用工具来控制通货膨胀和国货币的汇率，并保持银行业务系统。</text:p>
      <text:p text:style-name="P4">
<text:span text:style-name="T4">
另请阅读：</text:span>
 <text:a xlink:type="simple" xlink:href="https://www.ukrinform.ua/rubric-economy/3709638-ricnij-zvit-nbu-popri-vijnu-vdalosa-zberegti-makrofinansovu-stabilnist-ta-doviru-gromadan.html" text:style-name="Internet_20_link" text:visited-style-name="Visited_20_Internet_20_Link">
</text:a>
“恢复重点”  - 开始转型的中期措施将成为未来重建和经济增长的基础(降低官僚主义障碍，提高透明度和环境竞争力，吸引投资).</text:p>
      <text:p text:style-name="P4">
"Назва нашої нової Стратегії – Фінансова фортеця України. Влучна та зрозумілааналогія. Адже фінансова екосистема має бути саме такою неприступною фортецеюдля ворога, а ми, її архітектори, повинні робити все, що пришвидшує Перемогу",– розповів Голова Національного банку.</text:p>
      <text:p text:style-name="P4">
Як повідомляється на <text:a xlink:type="simple" xlink:href="https://bank.gov.ua/ua/news/all/finansova-fortetsya-ukrayini-nbu-prezentuvav-novu-strategiyu-sfokuso-vanu-na-sprotivi-rosiyskiy-agresiyi-ta-vidnovlenni-krayini" text:style-name="Internet_20_link" text:visited-style-name="Visited_20_Internet_20_Link">
 </text:a>
，该战略的实施将用于5个目的。</text:p>
      <text:p text:style-name="P4">
<text:span text:style-name="T4">
第一个目标：“速率hryvnia” </text:span>
</text:p>
      <text:p text:style-name="P4">
在其极限范围内，它设想实现价格稳定性和交换抵抗力，这要感谢：<text:span text:style-name="T4">
第二个目标：“财务稳定性” </text:span>
</text:p>
      <text:p text:style-name="P4">
IT的实施涉及以下战略计划的实施：</text:p>
      <text:p text:style-name="P4">
<text:span text:style-name="T5">
旨在发展的平衡监管和监督； </text:span>
稳定且有能力的银行系统； <text:span text:style-name="T5">
保险市场准备保持恢复； </text:span>
非银行金融和支付市场 - 透明和技术； *可靠且稳定的金融市场基础设施。</text:p>
      <text:p text:style-name="P4">
<text:span text:style-name="T4">
第三个目标：“努力恢复国家的金融体系” </text:span>
</text:p>
      <text:p text:style-name="P4">
其授权范围内的监管机构将借助五个计划，刺激金融市场的定性发展，这些计划包括在此目的中：</text:p>
      <text:p text:style-name="P4">
<text:span text:style-name="T5">
负责的金融市场； </text:span>
发展信贷市场； <text:span text:style-name="T5">
发展保险市场； </text:span>
开发了资本市场的基础设施； *财务能力的人口和企业家。</text:p>
      <text:p text:style-name="P4">
<text:span text:style-name="T4">
第四个目标：“现代金融服务” </text:span>
</text:p>
      <text:p text:style-name="P4">
倡议将针对此目的实现：</text:p>
      <text:p text:style-name="P4">
<text:span text:style-name="T5">
金融市场 - 数字要塞； </text:span>
电力银行2.0-在DE工业领土中基础设施的回收； <text:span text:style-name="T5">
金融市场的技术发展； </text:span>
现金流通的可持续性，效率和客户取向； * NBU的虚拟资产和数字资金 - 一项明确的法规，以确保货币主权； *数字金融服务是数字国家的一部分。</text:p>
      <text:p text:style-name="P4">
<text:span text:style-name="T4">
第五目标：“有效的中央银行” </text:span>
</text:p>
      <text:p text:style-name="P4">
<text:span text:style-name="T5">
实现这一目标涉及实施以下七个计划： * NBU的声音 - 加强监管机构的通信； </text:span>
与利益相关者建立机构关系； <text:span text:style-name="T5">
国际合作与专业交流； </text:span>
欧洲金融部门的融合； <text:span text:style-name="T5">
有效的操作活动； * NBU数字转换； </text:span>
人力资本是NBU的主要资产。</text:p>
      <text:p text:style-name="P4">
正如乌克林福姆报道的，先前的战略<text:a xlink:type="simple" xlink:href="https://www.ukrinform.ua/tag-nacbank" text:style-name="Internet_20_link" text:visited-style-name="Visited_20_Internet_20_Link">
</text:a>
它于2021年提出，并于2025年计算。</text:p>
      <text:p text:style-name="P4">
News Source: <text:a xlink:type="simple" xlink:href="https://www.ukrinform.ua/rubric-economy/3712704-sprotiv-rosii-ta-vidnovlenni-ukraini-nacbank-prezentuvav-novu-strategiu.html" text:style-name="Internet_20_link" text:visited-style-name="Visited_20_Internet_20_Link">
https://www.ukrinform.ua/rubric-economy/3712704-sprotiv-rosii-ta-vidnovlenni-ukraini-nacbank-prezentuvav-novu-strategiu.html</text:a>
</text:p>
      <!--NEWS-->
      <text:h text:style-name="P10" text:outline-level="1">
<text:span text:style-name="T4">
肖恩·彭（Sean Penn）将在乌克兰电影《动物战争》中饰演</text:span>
</text:h>
      <text:p text:style-name="P4">
作者: Ukrinform (Person)</text:p>
      <text:p text:style-name="P4">
出版商: Укринформ (Organization)</text:p>
      <text:p text:style-name="P4">
出版时间: 2023-05-22T17:58:25+03:00</text:p>
      <text:p text:style-name="P4">
修改时间: 2023-05-22T17:58:25+03:00</text:p>
      <text:p text:style-name="P4">
描述: 著名的美国演员肖恩·佩恩（Sean Penn）将出演乌克兰电影《动物战争》。  - 乌克林。</text:p>
      <text:p text:style-name="P4">
图片: ['<text:a xlink:type="simple" xlink:href="https://static.ukrinform.com/photos/2023_05/thumb_files/630_360_1684767397-151.jpg" text:style-name="Internet_20_link" text:visited-style-name="Visited_20_Internet_20_Link">
630_360_16847...</text:a>
', '<text:a xlink:type="simple" xlink:href="https://static.ukrinform.com/photos/2023_05/1684767253-813.png" text:style-name="Internet_20_link" text:visited-style-name="Visited_20_Internet_20_Link">
1684767253-81...</text:a>
']</text:p>
      <text:p text:style-name="P4">
标签: ['Кіно', 'Тварини', 'Шон Пенн', 'Війна з Росією']</text:p>
      <text:p text:style-name="P4">
类型: Article</text:p>
      <!--METADATA-->
      <text:p text:style-name="P4">
<draw:frame draw:style-name="fr1" draw:name="Image144" text:anchor-type="as-char" svg:width="6.9236in" svg:height="3.956343in" draw:z-index="0">
<draw:image xlink:href="../Images/yкринформ/2023-05-22T17-58-25-03-00/630_360_1684767397-151.jpg" xlink:type="simple" xlink:show="embed" xlink:actuate="onLoad" draw:mime-type="image/jpeg"/>
</draw:frame>
众所周知的美国演员肖恩·彭(Sean Penn)将在乌克兰电影《动物战争》中拍摄。</text:p>
      <text:p text:style-name="P4">
关于它报告<text:a xlink:type="simple" xlink:href="http://www.hollywoodreporter.com/movies/movie-news/sean-penn-joins-ukrainian-war-film-1235497572/amp/" text:style-name="Internet_20_link" text:visited-style-name="Visited_20_Internet_20_Link">
</text:a>
，报道乌克林福姆。</text:p>
      <text:p text:style-name="P4">
<draw:frame draw:style-name="fr1" draw:name="Image145" text:anchor-type="as-char" svg:width="6.9236in" svg:height="3.953188in" draw:z-index="0">
<draw:image xlink:href="../Images/yкринформ/2023-05-22T17-58-25-03-00/1684767253-813.png" xlink:type="simple" xlink:show="embed" xlink:actuate="onLoad" draw:mime-type="image/png"/>
</draw:frame>
动物眼睛电影人由九个零件组成，这些部分消除了不同的乌克兰导演。 他从不同动物的角度谈论乌克兰的战争。</text:p>
      <text:p text:style-name="P4">
Miroslav Slaboshpitsky将按照第九名的指示，最后一部分行事。 它将扮演一位美国声音工程师，他意识到全面战争的开始，2022年2月24日，俄罗斯军队入侵了乌克兰。</text:p>
      <text:p text:style-name="P4">
“我很高兴成为这部电影的一部分。 对我来说，很荣幸与一位令人难以置信的演员，一个杰出的人和乌克兰最伟大的朋友合作。 他 <text:a xlink:type="simple" xlink:href="https://www.ukrinform.ua/rubric-uarazom/3411784-son-penn-priihav-do-ukraini-sob-rozpovisti-svitu-pravdu-pro-vtorgnenna-rf.html" text:style-name="Internet_20_link" text:visited-style-name="Visited_20_Internet_20_Link">
 </text:a>
在2月24日的袭击中，他在纪录片中探索了乌克兰的战争。 他的支持对我们来说是宝贵的，不能被高估。” Slaboshpitsky说。</text:p>
      <text:p text:style-name="P4">
Sota Cinema Group和Kleosart从事该项目的生产，Oleg Kohan和Alexei Makukhin由生产商演出。 Kohan说：“所有历史电影院都是基于真实的事件，对我们来说非常重要的是，肖恩·佩恩(Sean Penn)与我们分享了我们在屏幕上繁殖的这种残酷性的水平。”</text:p>
      <text:p text:style-name="P4">
电影《动物战争》的发行定于2023  -  2024年冬季。</text:p>
      <text:p text:style-name="P4">
<text:span text:style-name="T4">
另请阅读：</text:span>
 <text:a xlink:type="simple" xlink:href="https://www.ukrinform.ua/rubric-culture/3671773-na-berlinale-prezentuvali-film-sona-penna-pro-ukrainu.html" text:style-name="Internet_20_link" text:visited-style-name="Visited_20_Internet_20_Link">
<text:span text:style-name="T4">
 SEA </text:span>
 <text:span text:style-name="T4">
 PENN </text:span>
</text:a>
正如乌克林福姆报道的，在柏林电影节上<text:a xlink:type="simple" xlink:href="http://www.ukrinform.ua/rubric-culture/3673597-na-berlinale-pokazali-persij-trejler-kinoalmanahu-vijna-ocima-tvarin.html" text:style-name="Internet_20_link" text:visited-style-name="Visited_20_Internet_20_Link">
</text:a>
电影《动物之眼战争》的第一个预告片，其中包括三个短篇小说的框架。</text:p>
      <text:p text:style-name="P4">
News Source: <text:a xlink:type="simple" xlink:href="https://www.ukrinform.ua/rubric-culture/3712705-son-penn-zigrae-v-ukrainskomu-kinoalmanahu-vijna-ocima-tvarin.html" text:style-name="Internet_20_link" text:visited-style-name="Visited_20_Internet_20_Link">
https://www.ukrinform.ua/rubric-culture/3712705-son-penn-zigrae-v-ukrainskomu-kinoalmanahu-vijna-ocima-tvarin.html</text:a>
</text:p>
      <!--NEWS-->
      <text:h text:style-name="P10" text:outline-level="1">
<text:span text:style-name="T4">
在基辅地区，一个11岁女孩选择预防措施，涉嫌虐待和暴力</text:span>
</text:h>
      <text:p text:style-name="P4">
作者: Ukrinform (Person)</text:p>
      <text:p text:style-name="P4">
出版商: Укринформ (Organization)</text:p>
      <text:p text:style-name="P4">
出版时间: 2023-05-22T18:03:43+03:00</text:p>
      <text:p text:style-name="P4">
修改时间: 2023-05-22T18:03:43+03:00</text:p>
      <text:p text:style-name="P4">
描述: 在基辅地区，法院选择了一群涉嫌虐待和对11岁女孩性虐待的人。  - 乌克林。</text:p>
      <text:p text:style-name="P4">
图片: ['<text:a xlink:type="simple" xlink:href="https://static.ukrinform.com/photos/2019_05/thumb_files/630_360_1559155511-745.jpg" text:style-name="Internet_20_link" text:visited-style-name="Visited_20_Internet_20_Link">
630_360_15591...</text:a>
']</text:p>
      <text:p text:style-name="P4">
标签: ['Діти', 'Суд', 'Київщина', 'Сексуальне насильство']</text:p>
      <text:p text:style-name="P4">
类型: Article</text:p>
      <!--METADATA-->
      <text:p text:style-name="P4">
<draw:frame draw:style-name="fr1" draw:name="Image146" text:anchor-type="as-char" svg:width="6.9236in" svg:height="3.956343in" draw:z-index="0">
<draw:image xlink:href="../Images/yкринформ/2023-05-22T18-03-43-03-00/630_360_1559155511-745.jpg" xlink:type="simple" xlink:show="embed" xlink:actuate="onLoad" draw:mime-type="image/jpeg"/>
</draw:frame>
Uikiv地区为一群涉嫌超声和性虐待的人选择了预防措施。</text:p>
      <text:p text:style-name="P4">
根据乌克林福姆的说法，基辅地区检察官办公室在[]中报道(http://t.me/press_kobl/1327)。</text:p>
      <text:p text:style-name="P4">
根据法院的裁决，一名22岁的男人和一个15岁的女孩和一个男孩将被拘留。 14岁和17岁的女孩被任命为家庭逮捕。</text:p>
      <text:p text:style-name="P4">
正如乌克林福姆报道的，前几天在基辅地区执法人员<text:a xlink:type="simple" xlink:href="https://www.ukrinform.ua/rubric-regions/3711861-na-kiivsini-zatrimali-patoh-osib-za-znusanna-ta-seksualne-nasilstvo-nad-11ricnou-divcinkou.html" text:style-name="Internet_20_link" text:visited-style-name="Visited_20_Internet_20_Link">
</text:a>
对一个11岁女孩表达和性虐待。</text:p>
      <text:p text:style-name="P4">
<text:span text:style-name="T4">
另请阅读：</text:span>
 <text:a xlink:type="simple" xlink:href="https://www.ukrinform.ua/rubric-regions/3673910-u-mikolaevi-vihovateliv-ditsadka-zvinuvacuut-u-nasilstvi-nad-ditinou.html" text:style-name="Internet_20_link" text:visited-style-name="Visited_20_Internet_20_Link">
<text:span text:style-name="T4">
暴力</text:span>
</text:a>
根据调查，三个武力的女孩保留了受害者，而15岁的他是对她的性行为，并试图康复。 所有这些都是由一名22岁男子在手机上拍摄的。</text:p>
      <text:p text:style-name="P4">
News Source: <text:a xlink:type="simple" xlink:href="https://www.ukrinform.ua/rubric-regions/3712708-na-kiivsini-pidozruvanim-u-znusanni-ta-nasilstvi-nad-11ricnou-divcinkou-obrali-zapobizni-zahodi.html" text:style-name="Internet_20_link" text:visited-style-name="Visited_20_Internet_20_Link">
https://www.ukrinform.ua/rubric-regions/3712708-na-kiivsini-pidozruvanim-u-znusanni-ta-nasilstvi-nad-11ricnou-divcinkou-obrali-zapobizni-zahodi.html</text:a>
</text:p>
      <!--NEWS-->
      <text:h text:style-name="P10" text:outline-level="1">
<text:span text:style-name="T4">
德国轮胎制造商Continental在</text:span>
</text:h>
      <text:p text:style-name="P4">
作者: Ukrinform (Person)</text:p>
      <text:p text:style-name="P4">
出版商: Укринформ (Organization)</text:p>
      <text:p text:style-name="P4">
出版时间: 2023-05-22T18:12:36+03:00</text:p>
      <text:p text:style-name="P4">
修改时间: 2023-05-22T18:12:36+03:00</text:p>
      <text:p text:style-name="P4">
描述: 由于该公司试图离开俄罗斯市场，德国轮胎和汽车组件的德国制造商出售了其在卡卢加的工厂。  - 乌克林。</text:p>
      <text:p text:style-name="P4">
图片: ['<text:a xlink:type="simple" xlink:href="https://static.ukrinform.com/photos/2023_05/thumb_files/630_360_1684768121-754.jpg" text:style-name="Internet_20_link" text:visited-style-name="Visited_20_Internet_20_Link">
630_360_16847...</text:a>
']</text:p>
      <text:p text:style-name="P4">
标签: ['Економіка', 'Німеччина', 'Росія']</text:p>
      <text:p text:style-name="P4">
类型: Article</text:p>
      <!--METADATA-->
      <text:p text:style-name="P4">
<draw:frame draw:style-name="fr1" draw:name="Image147" text:anchor-type="as-char" svg:width="6.9236in" svg:height="3.956343in" draw:z-index="0">
<draw:image xlink:href="../Images/yкринформ/2023-05-22T18-12-36-03-00/630_360_1684768121-754.jpg" xlink:type="simple" xlink:show="embed" xlink:actuate="onLoad" draw:mime-type="image/jpeg"/>
</draw:frame>
该公司试图离开俄罗斯市场时，大陆轮胎和汽车组件的德国制造商出售了其在卡卢加的工厂。</text:p>
      <text:p text:style-name="P4">
正如乌克林福姆报道的那样，它报告了<text:a xlink:type="simple" xlink:href="http://www.marketwatch.com/story/continental-sells-russian-plant-in-kaluga-956e2c12" text:style-name="Internet_20_link" text:visited-style-name="Visited_20_Internet_20_Link">
</text:a>
今天，Continental表示，她已经从卡卢加(Kaluga)的汽车轮胎生产中出售了工厂，<text:a xlink:type="simple" xlink:href="https://www.ukrinform.ua/tag-rosia" text:style-name="Internet_20_link" text:visited-style-name="Visited_20_Internet_20_Link">
</text:a>
，俄罗斯投资公司S8 Capital。</text:p>
      <text:p text:style-name="P4">
德国汽车零件制造商表示，这笔销售本身标志着俄罗斯联邦拒绝商业的途径，这是俄罗斯市场受控退出的一部分。</text:p>
      <text:p text:style-name="P4">
关于在卡卢加大陆的工厂销售的详细信息并不引人注目。</text:p>
      <text:p text:style-name="P4">
该公司还表示，它正在与俄罗斯公司Mettem TransportGroup的股份合资企业进行销售。</text:p>
      <text:p text:style-name="P4">
<text:span text:style-name="T4">
另请阅读：</text:span>
 [<text:span text:style-name="T4">
去了</text:span>
 <text:span text:style-name="T4">
 </text:span>
(https://www.ukrinform.ua/rubric-economy/3676697-finskij-postacalnik-truboprovidnih-sistem-uponor-pisov-z-rosii.html)正如乌克林福姆(Ukrinform)报道的那样，德国汽车涉及大众汽车在俄罗斯经销商“ avlon”的支持下，在RUS LLC的大众Rus LLC集团向当地投资者“ Art-Finance”出售其股票。</text:p>
      <text:p text:style-name="P4">
<text:span text:style-name="T5">
foto：continental.com</text:span>
</text:p>
      <text:p text:style-name="P4">
News Source: <text:a xlink:type="simple" xlink:href="https://www.ukrinform.ua/rubric-economy/3712712-nimeckij-virobnik-sin-continental-prodav-svij-zavod-u-rosii.html" text:style-name="Internet_20_link" text:visited-style-name="Visited_20_Internet_20_Link">
https://www.ukrinform.ua/rubric-economy/3712712-nimeckij-virobnik-sin-continental-prodav-svij-zavod-u-rosii.html</text:a>
</text:p>
      <!--NEWS-->
      <text:h text:style-name="P10" text:outline-level="1">
<text:span text:style-name="T4">
在顿涅茨克，边防部队摧毁了俄罗斯人的田野组成</text:span>
</text:h>
      <text:p text:style-name="P4">
作者: Ukrinform (Person)</text:p>
      <text:p text:style-name="P4">
出版商: Укринформ (Organization)</text:p>
      <text:p text:style-name="P4">
出版时间: 2023-05-22T18:14:14+03:00</text:p>
      <text:p text:style-name="P4">
修改时间: 2023-05-22T18:14:14+03:00</text:p>
      <text:p text:style-name="P4">
描述: 在顿涅茨克地区，乌克兰国家边境服务的战斗人员与伞兵合作消除了俄罗斯入侵者的现场组成。  - 乌克林。</text:p>
      <text:p text:style-name="P4">
图片: ['<text:a xlink:type="simple" xlink:href="https://static.ukrinform.com/photos/2023_05/thumb_files/630_360_1684768249-451.jpg" text:style-name="Internet_20_link" text:visited-style-name="Visited_20_Internet_20_Link">
630_360_16847...</text:a>
', '<text:a xlink:type="simple" xlink:href="https://static.ukrinform.com/photos/2023_05/1684768249-697.jpg" text:style-name="Internet_20_link" text:visited-style-name="Visited_20_Internet_20_Link">
1684768249-69...</text:a>
', '<text:a xlink:type="simple" xlink:href="https://static.ukrinform.com/photos/2023_05/1684768248-706.jpg" text:style-name="Internet_20_link" text:visited-style-name="Visited_20_Internet_20_Link">
1684768248-70...</text:a>
']</text:p>
      <text:p text:style-name="P4">
标签: ['Донеччина', 'Прикордонники', 'Боєприпаси', 'Війна з Росією']</text:p>
      <text:p text:style-name="P4">
类型: Article</text:p>
      <!--METADATA-->
      <text:p text:style-name="P4">
<draw:frame draw:style-name="fr1" draw:name="Image148" text:anchor-type="as-char" svg:width="6.9236in" svg:height="3.956343in" draw:z-index="0">
<draw:image xlink:href="../Images/yкринформ/2023-05-22T18-14-14-03-00/630_360_1684768249-451.jpg" xlink:type="simple" xlink:show="embed" xlink:actuate="onLoad" draw:mime-type="image/jpeg"/>
</draw:frame>
在Udoney地区，乌克兰国家边境警卫队的战斗人员合作消除了俄罗斯入侵者的现场组成。</text:p>
      <text:p text:style-name="P4">
正如乌克林福姆报道的那样，乌克兰州的州税务服务局在[]中报道了(https://t.me/DPSUkr/11393).</text:p>
      <text:p text:style-name="P4">
<draw:frame draw:style-name="fr1" draw:name="Image149" text:anchor-type="as-char" svg:width="6.9236in" svg:height="3.622069in" draw:z-index="0">
<draw:image xlink:href="../Images/yкринформ/2023-05-22T18-14-14-03-00/1684768249-697.jpg" xlink:type="simple" xlink:show="embed" xlink:actuate="onLoad" draw:mime-type="image/jpeg"/>
</draw:frame>
该服务补充说：“除了带有弹药的敌对仓库外，还有5名Taulweet入侵者飞向空中。”</text:p>
      <text:p text:style-name="P4">
<draw:frame draw:style-name="fr1" draw:name="Image150" text:anchor-type="as-char" svg:width="6.9236in" svg:height="3.852855in" draw:z-index="0">
<draw:image xlink:href="../Images/yкринформ/2023-05-22T18-14-14-03-00/1684768248-706.jpg" xlink:type="simple" xlink:show="embed" xlink:actuate="onLoad" draw:mime-type="image/jpeg"/>
</draw:frame>
<text:span text:style-name="T4">
另请阅读：</text:span>
 <text:a xlink:type="simple" xlink:href="https://www.ukrinform.ua/rubric-ato/3712616-na-doneccini-ukrainski-zahisniki-zbili-vorozij-mi24-iz-pzrk-igla.html" text:style-name="Internet_20_link" text:visited-style-name="Visited_20_Internet_20_Link">
<text:span text:style-name="T4">
 igla </text:span>
</text:a>
正如乌克林福姆报道的那样，在冲击无人机的帮助下，特殊行动的力量<text:a xlink:type="simple" xlink:href="https://www.ukrinform.ua/rubric-ato/3712696-sili-specoperacij-znisili-spostereznij-kompleks-rf-akij-viavlav-tehniku-j-osobovij-sklad-zsu.html" text:style-name="Internet_20_link" text:visited-style-name="Visited_20_Internet_20_Link">
</text:a>
，入侵者通过其中监测乌克兰武装部队的立场。  照片：dpsu_</text:p>
      <text:p text:style-name="P4">
News Source: <text:a xlink:type="simple" xlink:href="https://www.ukrinform.ua/rubric-ato/3712713-na-doneccini-prikordonniki-znisili-polovij-sklad-rosian.html" text:style-name="Internet_20_link" text:visited-style-name="Visited_20_Internet_20_Link">
https://www.ukrinform.ua/rubric-ato/3712713-na-doneccini-prikordonniki-znisili-polovij-sklad-rosian.html</text:a>
</text:p>
      <!--NEWS-->
      <text:h text:style-name="P10" text:outline-level="1">
<text:span text:style-name="T4">
Tkachenko将参加克拉科夫卢布林三角文化部长的会议</text:span>
</text:h>
      <text:p text:style-name="P4">
作者: Ukrinform (Person)</text:p>
      <text:p text:style-name="P4">
出版商: Укринформ (Organization)</text:p>
      <text:p text:style-name="P4">
出版时间: 2023-05-22T18:17:04+03:00</text:p>
      <text:p text:style-name="P4">
修改时间: 2023-05-22T18:17:04+03:00</text:p>
      <text:p text:style-name="P4">
描述: 文化和信息政策部长Oleksandr Tkachenko将于5月23日星期二在克拉科夫与他的波兰和立陶宛Pyotr Glinsky和Simona Kairis会面。  - 乌克林。</text:p>
      <text:p text:style-name="P4">
图片: ['<text:a xlink:type="simple" xlink:href="https://static.ukrinform.com/photos/2023_03/thumb_files/630_360_1680089704-293.jpg" text:style-name="Internet_20_link" text:visited-style-name="Visited_20_Internet_20_Link">
630_360_16800...</text:a>
']</text:p>
      <text:p text:style-name="P4">
标签: ['Культура', 'Ткаченко', 'МКІП ', 'Люблінський трикутник']</text:p>
      <text:p text:style-name="P4">
类型: Article</text:p>
      <!--METADATA-->
      <text:p text:style-name="P4">
<draw:frame draw:style-name="fr1" draw:name="Image151" text:anchor-type="as-char" svg:width="6.9236in" svg:height="3.956343in" draw:z-index="0">
<draw:image xlink:href="../Images/yкринформ/2023-05-22T18-17-04-03-00/630_360_1680089704-293.jpg" xlink:type="simple" xlink:show="embed" xlink:actuate="onLoad" draw:mime-type="image/jpeg"/>
</draw:frame>
文化和信息政策部长Oleksandr Tkachenko将于5月23日星期二在克拉科夫举行的Simonas Kairis与他的同事和他的同事见面，作为Lublin Triangle的一部分。</text:p>
      <text:p text:style-name="P4">
乌克林福姆报道，这是由文化和国家遗产的报道。</text:p>
      <text:p text:style-name="P4">
会议计划设想对博览会的部长们共同访问。</text:p>
      <text:p text:style-name="P4">
<text:span text:style-name="T4">
另请阅读：</text:span>
 <text:a xlink:type="simple" xlink:href="https://www.ukrinform.ua/rubric-culture/3712044-programa-vidnovlenna-ukraini-stosuvatimetsa-j-kulturnoi-spadsini-tkacenko.html" text:style-name="Internet_20_link" text:visited-style-name="Visited_20_Internet_20_Link">
<text:span text:style-name="T4">
 tkachenko </text:span>
</text:a>
之后，部长们将参加“维尔尼乌斯，维尔纽斯维尔纳斯，维尔纽斯1918-1948”的正式开幕。(https://www.ukrinform.ua/tag-muzej)在克拉科夫。 展览是在维尔纽斯成立700周年之际准备的。</text:p>
      <text:p text:style-name="P4">
News Source: <text:a xlink:type="simple" xlink:href="https://www.ukrinform.ua/rubric-culture/3712714-tkacenko-vizme-ucast-u-zustrici-ministriv-kulturi-lublinskogo-trikutnika-u-krakovi.html" text:style-name="Internet_20_link" text:visited-style-name="Visited_20_Internet_20_Link">
https://www.ukrinform.ua/rubric-culture/3712714-tkacenko-vizme-ucast-u-zustrici-ministriv-kulturi-lublinskogo-trikutnika-u-krakovi.html</text:a>
</text:p>
      <!--NEWS-->
      <text:h text:style-name="P10" text:outline-level="1">
<text:span text:style-name="T4">
俄罗斯人使用海盗计划访问乌克兰人的设备</text:span>
</text:h>
      <text:p text:style-name="P4">
作者: Ukrinform (Person)</text:p>
      <text:p text:style-name="P4">
出版商: Укринформ (Organization)</text:p>
      <text:p text:style-name="P4">
出版时间: 2023-05-22T18:19:00+03:00</text:p>
      <text:p text:style-name="P4">
修改时间: 2023-05-22T18:19:00+03:00</text:p>
      <text:p text:style-name="P4">
描述: 俄罗斯人正在寻找新的方法来获得未经授权的访问乌克兰组织和公民的信息系统，尤其是使用海盗计划。  - 乌克林。</text:p>
      <text:p text:style-name="P4">
图片: ['<text:a xlink:type="simple" xlink:href="https://static.ukrinform.com/photos/2017_12/thumb_files/630_360_1514375353-8894.jpg" text:style-name="Internet_20_link" text:visited-style-name="Visited_20_Internet_20_Link">
630_360_15143...</text:a>
']</text:p>
      <text:p text:style-name="P4">
标签: ['Кібератака', 'Піратство', 'Хакери', 'Війна з Росією']</text:p>
      <text:p text:style-name="P4">
类型: Article</text:p>
      <!--METADATA-->
      <text:p text:style-name="P4">
<draw:frame draw:style-name="fr1" draw:name="Image152" text:anchor-type="as-char" svg:width="6.9236in" svg:height="3.956343in" draw:z-index="0">
<draw:image xlink:href="../Images/yкринформ/2023-05-22T18-19-00-03-00/630_360_1514375353-8894.jpg" xlink:type="simple" xlink:show="embed" xlink:actuate="onLoad" draw:mime-type="image/jpeg"/>
</draw:frame>
俄罗斯人正在寻找新的方法来获得未经授权的访问乌克兰组织和公民的信息系统，尤其是使用海盗计划。</text:p>
      <text:p text:style-name="P4">
正如乌克林福姆报道的那样，它报告了<text:a xlink:type="simple" xlink:href="https://cip.gov.ua/ua/news/rosiyani-vikoristovuyut-piratski-programi-dlya-otrimannya-dostupu-do-pristroyiv-gromadyan" text:style-name="Internet_20_link" text:visited-style-name="Visited_20_Internet_20_Link">
</text:a>
。</text:p>
      <text:p text:style-name="P4">
“俄罗斯<text:a xlink:type="simple" xlink:href="https://www.ukrinform.ua/tag-hakeri" text:style-name="Internet_20_link" text:visited-style-name="Visited_20_Internet_20_Link">
</text:a>
不断搜索新的甲基苯丙胺，以获得未经授权的信息系统和乌克兰公民的访问。 Narkom计算机紧急事件的政府响应小组的专家CERT-UA警告：使用不利的使用变得更加危险(海盗)软件。 这样的惩罚甚至通过乌克兰龙卷风分发。”消息写道。</text:p>
      <text:p text:style-name="P4">
国家秘书处强调，即使是一个“破碎”计划(是从办公包装中进行程序，还是草木的“ Kosinka”或其他)，安装在组织的单台计算机上，可以向俄罗斯黑客开门，向俄罗斯联邦，以了解有关乌克兰组织的信息。</text:p>
      <text:p text:style-name="P4">
<text:span text:style-name="T4">
另请阅读：</text:span>
 <text:a xlink:type="simple" xlink:href="https://www.ukrinform.ua/rubric-technology/3712173-rosijski-hakeri-zdijsnili-podvijnu-kiberataku-proti-ministerstva-i-zmi-ukraini-derzspeczvazku.html" text:style-name="Internet_20_link" text:visited-style-name="Visited_20_Internet_20_Link">
<text:span text:style-name="T4">
 hacker </text:span>
</text:a>
该部门预测，这种媒介网络攻击的使用将继续增长。 此外，用户将出现在乌克兰洪流跟踪器上，他们将分发危险的海盗软件。 黑客的这种动机可能会有所不同：从网络启动和破坏性到绑架银行卡数据，以及随后的资金； 或随后赎回的战士感染。</text:p>
      <text:p text:style-name="P4">
据报道，4月<text:a xlink:type="simple" xlink:href="https://www.ukrinform.ua/rubric-technology/3691554-kabmin-zatverdiv-poradok-reaguvanna-na-kiberincidenti-ta-kiberataki.html" text:style-name="Internet_20_link" text:visited-style-name="Visited_20_Internet_20_Link">
</text:a>
</text:p>
      <text:p text:style-name="P4">
News Source: <text:a xlink:type="simple" xlink:href="https://www.ukrinform.ua/rubric-technology/3712715-rosiani-vikoristovuut-piratski-programi-dla-dostupu-do-pristroiv-ukrainciv.html" text:style-name="Internet_20_link" text:visited-style-name="Visited_20_Internet_20_Link">
https://www.ukrinform.ua/rubric-technology/3712715-rosiani-vikoristovuut-piratski-programi-dla-dostupu-do-pristroiv-ukrainciv.html</text:a>
</text:p>
      <!--NEWS-->
      <text:h text:style-name="P10" text:outline-level="1">
<text:span text:style-name="T4">
保加利亚同意组建一个联合政府</text:span>
</text:h>
      <text:p text:style-name="P4">
作者: Ukrinform (Person)</text:p>
      <text:p text:style-name="P4">
出版商: Укринформ (Organization)</text:p>
      <text:p text:style-name="P4">
出版时间: 2023-05-22T18:24:23+03:00</text:p>
      <text:p text:style-name="P4">
修改时间: 2023-05-22T18:24:23+03:00</text:p>
      <text:p text:style-name="P4">
描述: 保加利亚的两个最大政党 - 跨国的格伯斯-SD和Pro -Western Bloc“继续变化”  - “民主保加利亚”  - 同意与可变总理组建一个联合政府，试图结束终结长期的政治危机。  - 乌克林。</text:p>
      <text:p text:style-name="P4">
图片: ['<text:a xlink:type="simple" xlink:href="https://static.ukrinform.com/photos/2023_05/thumb_files/630_360_1684769056-544.jpg" text:style-name="Internet_20_link" text:visited-style-name="Visited_20_Internet_20_Link">
630_360_16847...</text:a>
']</text:p>
      <text:p text:style-name="P4">
标签: ['Болгарія', 'Уряд']</text:p>
      <text:p text:style-name="P4">
类型: Article</text:p>
      <!--METADATA-->
      <text:p text:style-name="P4">
<draw:frame draw:style-name="fr1" draw:name="Image153" text:anchor-type="as-char" svg:width="6.9236in" svg:height="3.956343in" draw:z-index="0">
<draw:image xlink:href="../Images/yкринформ/2023-05-22T18-24-23-03-00/630_360_1684769056-544.jpg" xlink:type="simple" xlink:show="embed" xlink:actuate="onLoad" draw:mime-type="image/jpeg"/>
</draw:frame>
保加利亚最大的政党 - 跨国的gerb sds和pro -bloc“继续改变”  - “民主保加利亚”  - 同意与可更换的总理形成愤世嫉俗的政府，试图构成极端的政治危机。</text:p>
      <text:p text:style-name="P4">
关于它报告<text:a xlink:type="simple" xlink:href="http://www.reuters.com/world/europe/bulgaria-parties-agree-form-coalition-govt-bid-end-deadlock-2023-05-22/" text:style-name="Internet_20_link" text:visited-style-name="Visited_20_Internet_20_Link">
</text:a>
，报道乌克林福姆。</text:p>
      <text:p text:style-name="P4">
正如所指出的那样，前公共专员玛丽亚·加布里埃尔(Maria Gabriel)周一返回鲁门卢曼德(Rumen Radeuummad)总统，于周一返回政府。</text:p>
      <text:p text:style-name="P4">
谈判的结果是，与政治力量代表的加百列同意建立两个最大的块-GERB-SD的政府，并在旋转原则上“继续变化，保加利亚”。</text:p>
      <text:p text:style-name="P4">
前教育部长尼古拉·丹科夫(Nikolai Denkov)与“我们继续变革的保加利亚”将获得政府成立的任务，并将在头九个月担任总理。 之后，加布里埃尔将在接下来的九个月内拥抱政府。</text:p>
      <text:p text:style-name="P4">
在接下来的几天里，丹科夫将宣布新办公室的组成。</text:p>
      <text:p text:style-name="P4">
<text:span text:style-name="T4">
另请阅读：</text:span>
 <text:a xlink:type="simple" xlink:href="https://www.ukrinform.ua/rubric-world/3709625-prezident-bolgarii-doruciv-kandidatci-na-posadu-premera-sformuvati-urad.html" text:style-name="Internet_20_link" text:visited-style-name="Visited_20_Internet_20_Link">
</text:a>
据报道，由于[]的政治危机(https://www.ukrinform.ua/tag-bolgaria)近年来，已经举行了4次议会选举。</text:p>
      <text:p text:style-name="P4">
News Source: <text:a xlink:type="simple" xlink:href="https://www.ukrinform.ua/rubric-world/3712718-u-bolgarii-domovilisa-pro-formuvanna-koalicijnogo-uradu.html" text:style-name="Internet_20_link" text:visited-style-name="Visited_20_Internet_20_Link">
https://www.ukrinform.ua/rubric-world/3712718-u-bolgarii-domovilisa-pro-formuvanna-koalicijnogo-uradu.html</text:a>
</text:p>
      <!--NEWS-->
      <text:h text:style-name="P10" text:outline-level="1">
<text:span text:style-name="T4">
我们的士兵仍然会有武器：Zelensky宣布了新的会议和谈判</text:span>
</text:h>
      <text:p text:style-name="P4">
作者: Ukrinform (Person)</text:p>
      <text:p text:style-name="P4">
出版商: Укринформ (Organization)</text:p>
      <text:p text:style-name="P4">
出版时间: 2023-05-22T18:25:00+03:00</text:p>
      <text:p text:style-name="P4">
修改时间: 2023-05-22T18:25:00+03:00</text:p>
      <text:p text:style-name="P4">
描述: 我们每周从维尔纽斯的北约峰会上为乌克兰添加内容。  - 乌克林。</text:p>
      <text:p text:style-name="P4">
图片: ['<text:a xlink:type="simple" xlink:href="https://static.ukrinform.com/photos/2023_05/thumb_files/630_360_1684769090-106.jpeg" text:style-name="Internet_20_link" text:visited-style-name="Visited_20_Internet_20_Link">
630_360_16847...</text:a>
']</text:p>
      <text:p text:style-name="P4">
标签: ['Зброя', 'Звернення', 'Зеленський', 'Війна з Росією']</text:p>
      <text:p text:style-name="P4">
类型: Article</text:p>
      <!--METADATA-->
      <text:p text:style-name="P4">
<draw:frame draw:style-name="fr1" draw:name="Image154" text:anchor-type="as-char" svg:width="6.9236in" svg:height="3.956343in" draw:z-index="0">
<draw:image xlink:href="../Images/yкринформ/2023-05-22T18-25-00-03-00/630_360_1684769090-106.jpeg" xlink:type="simple" xlink:show="embed" xlink:actuate="onLoad" draw:mime-type="image/jpeg"/>
</draw:frame>
我们将从维尔纽斯的北约峰会提供乌克兰的内容。</text:p>
      <text:p text:style-name="P4">
乌克林福姆报道，总统沃罗迪米尔·泽伦斯基(Volodymyr Zelenskyy)在晚间视频中说了这一点。(https://www.president.gov.ua/news/shotizhnya-dodayemo-zmistu-dlya-ukrayini-vid-samitu-nato-u-v-83105)。</text:p>
      <text:p text:style-name="P4">
视频： <text:a xlink:type="simple" xlink:href="https://www.youtube.com/watch" text:style-name="Internet_20_link" text:visited-style-name="Visited_20_Internet_20_Link">
</text:a>
<text:span text:style-name="T4">
我希望健康，亲爱的乌克兰人!</text:span>
</text:p>
      <text:p text:style-name="P4">
在接下来的几周里，我们已经开始烹饪。 我们预计，只要拜访我们，我们的国家就会新的会议和间隔。 我们的士兵将有更多武器。</text:p>
      <text:p text:style-name="P4">
我们从维尔纽斯的峰会为乌克兰每周添加内容。 我们会尽力为我们为峰会提供峰会。 让我们看看，但这还不到，我们正在努力。</text:p>
      <text:p text:style-name="P4">
顺便说一句，今天，北约议会议会发表了重要的声明。 事物以其名字命名 - 对俄罗斯针对我们国家罪的种族灭绝的种族灭绝是明显谴责的，这是对拉什主义意识形态的明确谴责。 这是其他国际组织的正确基础。</text:p>
      <text:p text:style-name="P4">
我们正在为邻国的几项中级安全措施做准备，这些措施最支持我们。 为了理解乌克兰世界，将有新的呼吁，以加强与合作伙伴的联系。</text:p>
      <text:p text:style-name="P4">
如此强烈的外交政策，各种非标准格式，世界对乌克兰的最大有用的关注，对我们的辩护 - 我们将成为一切。 每次乌克兰都有更多结果 - 防空，火炮，装甲车，炮弹，训练 - 这都是必须的。</text:p>
      <text:p text:style-name="P4">
我要感谢今天保护天空的所有士兵。 大约在今天早上，25个“ shahmed”被击落。 25个发展中的25个。 每个这样的混乱都是人们挽救的生命，这是一个基础设施。 谢谢你!</text:p>
      <text:p text:style-name="P4">
一些恐怖分子的导弹也设法了，但不幸的是，不是全部。 不幸的是，钻探。 Dnipro和Kharkiv，Odesa和Lviv，Kyiv和Zaporizhzhia-我们所有的Igromades城市都应获得全面的气盾。 我们与合作伙伴一起在P中非常活跃。</text:p>
      <text:p text:style-name="P4">
如今，值得注意的是，Khortytsa OSV的单位是最持久的Taine，最有效的。 第三和第五单独的突击旅，当时80个着陆旅，第93个单独的机械化旅“ Kholodnoyar”，第214个独立的特殊目的营...谢谢勇士!tsebakhmut方向，这是我们人民的非凡力量。</text:p>
      <text:p text:style-name="P4">
荣耀我们所有摧毁敌人的士兵!荣耀每天使我们的胜利更加接近!</text:p>
      <text:p text:style-name="P4">
感谢您支持我们的世界上的所有人!谢谢你!</text:p>
      <text:p text:style-name="P4">
<text:span text:style-name="T4">
荣耀到乌克兰!</text:span>
</text:p>
      <text:p text:style-name="P4">
_foto：op _</text:p>
      <text:p text:style-name="P4">
News Source: <text:a xlink:type="simple" xlink:href="https://www.ukrinform.ua/rubric-ato/3712719-bude-se-zbroa-dla-nasih-voiniv-zelenskij-anonsuvav-novi-zustrici-ta-peregovori.html" text:style-name="Internet_20_link" text:visited-style-name="Visited_20_Internet_20_Link">
https://www.ukrinform.ua/rubric-ato/3712719-bude-se-zbroa-dla-nasih-voiniv-zelenskij-anonsuvav-novi-zustrici-ta-peregovori.html</text:a>
</text:p>
      <!--NEWS-->
      <text:h text:style-name="P10" text:outline-level="1">
<text:span text:style-name="T4">
乌克兰正在与俄罗斯一方进行谈判，以便从囚禁中返回</text:span>
</text:h>
      <text:p text:style-name="P4">
作者: Ukrinform (Person)</text:p>
      <text:p text:style-name="P4">
出版商: Укринформ (Organization)</text:p>
      <text:p text:style-name="P4">
出版时间: 2023-05-22T18:31:11+03:00</text:p>
      <text:p text:style-name="P4">
修改时间: 2023-05-22T18:31:11+03:00</text:p>
      <text:p text:style-name="P4">
描述: 乌克兰正在与俄罗斯一方进行谈判，以从所有年龄段的军事人员的敌对囚禁中返回，尤其是癫痫发作。  - 乌克林。</text:p>
      <text:p text:style-name="P4">
图片: ['<text:a xlink:type="simple" xlink:href="https://static.ukrinform.com/photos/2023_02/thumb_files/630_360_1677176183-588.jpeg" text:style-name="Internet_20_link" text:visited-style-name="Visited_20_Internet_20_Link">
630_360_16771...</text:a>
']</text:p>
      <text:p text:style-name="P4">
标签: ['Обмін', 'Полонені', 'Війна з Росією']</text:p>
      <text:p text:style-name="P4">
类型: Article</text:p>
      <!--METADATA-->
      <text:p text:style-name="P4">
<draw:frame draw:style-name="fr1" draw:name="Image155" text:anchor-type="as-char" svg:width="6.9236in" svg:height="3.956343in" draw:z-index="0">
<draw:image xlink:href="../Images/yкринформ/2023-05-22T18-31-11-03-00/630_360_1677176183-588.jpeg" xlink:type="simple" xlink:show="embed" xlink:actuate="onLoad" draw:mime-type="image/jpeg"/>
</draw:frame>
乌克兰与俄罗斯一方进行谈判，以从敌对的所有年龄段的敌方仆人返回，尤其是癫痫发作。</text:p>
      <text:p text:style-name="P4">
乌克林福姆(Ukrinform)表示，<text:a xlink:type="simple" xlink:href="http://t.me/Koord_shtab/1098" text:style-name="Internet_20_link" text:visited-style-name="Visited_20_Internet_20_Link">
</text:a>
。</text:p>
      <text:p text:style-name="P4">
在非政府组织“ Voyatsky Vyvizvil”的倡议下，军人亲戚会议(AT/H 3057).</text:p>
      <text:p text:style-name="P4">
Представник штабу запевнив, що перемовини про обміни ведуться стосовновійськовослужбовців різного віку, зокрема строковиків.</text:p>
      <text:p text:style-name="P4">
“Хто і як потрапив у полон – до уваги не беремо. Є строковики, їх теж потрібноповертати”, – пояснив він.</text:p>
      <text:p text:style-name="P4">
У Коордшабі зауважили, що родичі занепокоєні, що росіяни часом обстрілюютьСили <text:a xlink:type="simple" xlink:href="https://www.ukrinform.ua/tag-oborona" text:style-name="Internet_20_link" text:visited-style-name="Visited_20_Internet_20_Link">
 </text:a>
乌克兰从接收乌克兰囚犯的地方的领土上，将其用作“活盾”。</text:p>
      <text:p text:style-name="P4">
“根据国际人道主义法，对持有这些俘虏的俘虏的责任。 但是，我们正在尽最大努力在国际社会制裁的压力下造成拘留条件，并为囚犯的安全竭尽所能。”总部代表解释说。</text:p>
      <text:p text:style-name="P4">
<text:span text:style-name="T4">
另请阅读：</text:span>
 <text:a xlink:type="simple" xlink:href="https://www.ukrinform.ua/rubric-society/3709507-ak-diati-koli-vpiznali-zniklogo-bezvisti-na-foto-ci-video-rozasnenna-minreintegracii.html" text:style-name="Internet_20_link" text:visited-style-name="Visited_20_Internet_20_Link">
</text:a>
他还指出，目前从囚禁开始，可以将俄罗斯确认的囚犯确认，也没有得到确认。</text:p>
      <text:p text:style-name="P4">
“我们已经提出了一些有关确认的举措 - 对侵略者的答案。侵略者国家通过红十字会的国际委员会确认人民。忽略俄罗斯的确认机制是违反人道主义人道主义法的行为，”总部代表。</text:p>
      <text:p text:style-name="P4">
根据该报告，律师和人权捍卫者更容易找到俄罗斯的囚犯，并在他们收到声音后暂时被捕获的领土，因为那时他们出现在相关的俄罗斯注册表中。 现在，它正在由罪犯和正在调查的人交换。</text:p>
      <text:p text:style-name="P4">
“每天补充交易基金。 在任何情况下，交换都取决于前部。 现在我们可以管理风险，但是预测某些事情还为时过早 - 战争仍在进行中。”他说。正如乌克林福姆(Ukrinform)报道的那样，协调人员在Zaporozhian声音的治疗方面指出，通过Chervonohrostta国际委员会，乌克兰军人的Rosiyapolone的确认数量增加了。</text:p>
      <text:p text:style-name="P4">
News Source: <text:a xlink:type="simple" xlink:href="https://www.ukrinform.ua/rubric-ato/3712720-ukraina-provodit-peregovori-z-rosijskou-storonou-sodo-povernenna-iz-polonu-strokovikiv.html" text:style-name="Internet_20_link" text:visited-style-name="Visited_20_Internet_20_Link">
https://www.ukrinform.ua/rubric-ato/3712720-ukraina-provodit-peregovori-z-rosijskou-storonou-sodo-povernenna-iz-polonu-strokovikiv.html</text:a>
</text:p>
      <!--NEWS-->
      <text:h text:style-name="P10" text:outline-level="1">
<text:span text:style-name="T4">
入侵者从克里米亚出口文件证实了他们的非法活动-Humeniuk</text:span>
</text:h>
      <text:p text:style-name="P4">
作者: Ukrinform (Person)</text:p>
      <text:p text:style-name="P4">
出版商: Укринформ (Organization)</text:p>
      <text:p text:style-name="P4">
出版时间: 2023-05-22T18:35:00+03:00</text:p>
      <text:p text:style-name="P4">
修改时间: 2023-05-22T18:35:00+03:00</text:p>
      <text:p text:style-name="P4">
描述: 入侵者从临时占领的克里米亚出口文件，证实了他们的非法活动。  - 乌克林。</text:p>
      <text:p text:style-name="P4">
图片: ['<text:a xlink:type="simple" xlink:href="https://static.ukrinform.com/photos/2023_05/thumb_files/630_360_1683203408-362.jpg" text:style-name="Internet_20_link" text:visited-style-name="Visited_20_Internet_20_Link">
630_360_16832...</text:a>
']</text:p>
      <text:p text:style-name="P4">
标签: ['Евакуація', 'Окупація Криму', 'Війна з Росією', 'Наталія Гуменюк']</text:p>
      <text:p text:style-name="P4">
类型: Article</text:p>
      <!--METADATA-->
      <text:p text:style-name="P4">
<draw:frame draw:style-name="fr1" draw:name="Image156" text:anchor-type="as-char" svg:width="6.9236in" svg:height="3.956343in" draw:z-index="0">
<draw:image xlink:href="../Images/yкринформ/2023-05-22T18-35-00-03-00/630_360_1683203408-362.jpg" xlink:type="simple" xlink:show="embed" xlink:actuate="onLoad" draw:mime-type="image/jpeg"/>
</draw:frame>
入侵者从临时占领克里米亚的文件中执行文件，以确认其不存在的活动。</text:p>
      <text:p text:style-name="P4">
关于它在空中” <text:a xlink:type="simple" xlink:href="https://ru.espreso.tv/stream" text:style-name="Internet_20_link" text:visited-style-name="Visited_20_Internet_20_Link">
</text:a>
»告诉运营司令部“南方”的互联新闻中心的负责人纳塔利亚·汉尼克(Natalia Humeniuk)。</text:p>
      <text:p text:style-name="P4">
“他们到目前为止使用桥梁是出于其预期目的，即运输和逻辑上，试图消除对他们有价值的一切，这也可能对国际法庭有价值。 也就是说，文件证实了他们的非法活动。 越多越好 <text:a xlink:type="simple" xlink:href="https://www.ukrinform.ua/tag-evakuacia" text:style-name="Internet_20_link" text:visited-style-name="Visited_20_Internet_20_Link">
</text:a>
从半岛上可以使用的一切。 此外，他们继续出口家庭成员。” Humeniuk说。</text:p>
      <text:p text:style-name="P4">
据她说，他们试图离开被占领的克里米亚和一些俄罗斯人，并发出了假期。</text:p>
      <text:p text:style-name="P4">
Humeniuk指出，俄罗斯正试图驱散其半岛的力量。</text:p>
      <text:p text:style-name="P4">
<text:span text:style-name="T4">
另请阅读：</text:span>
 <text:a xlink:type="simple" xlink:href="https://www.ukrinform.ua/rubric-crimea/3711523-gumenuk-pro-situaciu-v-krimu-zagarbniki-pakuut-reci-ta-vivcaut-dorozni-karti.html" text:style-name="Internet_20_link" text:visited-style-name="Visited_20_Internet_20_Link">
<text:span text:style-name="T4">
 crimea </text:span>
</text:a>
“特别是这适用于弹药，燃料。 她补充说，他们已经以某种方式“棉花”进行了教导，因此他们试图将其全部隐藏，包括从Sevastopol运输到Novorossiysk。”</text:p>
      <text:p text:style-name="P4">
据报道，维塞里米尔(Viceremier -Minister) - 被占领地区重返社会的部长Irina Vereshchuk表示<text:a xlink:type="simple" xlink:href="https://www.ukrinform.ua/rubric-crimea/3712254-veresuk-poradila-okupantam-dobrovilno-zalisiti-krim.html" text:style-name="Internet_20_link" text:visited-style-name="Visited_20_Internet_20_Link">
</text:a>
 .</text:p>
      <text:p text:style-name="P4">
News Source: <text:a xlink:type="simple" xlink:href="https://www.ukrinform.ua/rubric-crimea/3712722-okupanti-vivozat-iz-krimu-dokumenti-so-pidtverdzuut-ihnu-nezakonnu-dialnist-gumenuk.html" text:style-name="Internet_20_link" text:visited-style-name="Visited_20_Internet_20_Link">
https://www.ukrinform.ua/rubric-crimea/3712722-okupanti-vivozat-iz-krimu-dokumenti-so-pidtverdzuut-ihnu-nezakonnu-dialnist-gumenuk.html</text:a>
</text:p>
      <!--NEWS-->
      <text:h text:style-name="P10" text:outline-level="1">
<text:span text:style-name="T4">
Nemchinov会见了拉脱维亚经济部长 - 他们谈到重建</text:span>
</text:h>
      <text:p text:style-name="P4">
作者: Ukrinform (Person)</text:p>
      <text:p text:style-name="P4">
出版商: Укринформ (Organization)</text:p>
      <text:p text:style-name="P4">
出版时间: 2023-05-22T18:36:00+03:00</text:p>
      <text:p text:style-name="P4">
修改时间: 2023-05-22T18:36:00+03:00</text:p>
      <text:p text:style-name="P4">
描述: 内阁大臣奥尔·尼姆奇诺夫（Oleg Nemchinov）和拉特维亚共和国伊尔兹（Ilze Indrixon）经济部长讨论了进一步的合作，包括拉脱维亚参与乌克兰的重建。  - 乌克林。</text:p>
      <text:p text:style-name="P4">
图片: ['<text:a xlink:type="simple" xlink:href="https://static.ukrinform.com/photos/2023_05/thumb_files/630_360_1684768106-6701.jpeg" text:style-name="Internet_20_link" text:visited-style-name="Visited_20_Internet_20_Link">
630_360_16847...</text:a>
', '<text:a xlink:type="simple" xlink:href="https://static.ukrinform.com/photos/2023_05/thumb_files/630_360_1684768106-5037.jpeg" text:style-name="Internet_20_link" text:visited-style-name="Visited_20_Internet_20_Link">
630_360_16847...</text:a>
', '<text:a xlink:type="simple" xlink:href="https://static.ukrinform.com/photos/2023_05/thumb_files/630_360_1684768106-2392.jpeg" text:style-name="Internet_20_link" text:visited-style-name="Visited_20_Internet_20_Link">
630_360_16847...</text:a>
', '<text:a xlink:type="simple" xlink:href="https://static.ukrinform.com/photos/2023_05/thumb_files/630_360_1684768106-8798.jpeg" text:style-name="Internet_20_link" text:visited-style-name="Visited_20_Internet_20_Link">
630_360_16847...</text:a>
', '<text:a xlink:type="simple" xlink:href="https://static.ukrinform.com/photos/2023_05/thumb_files/630_360_1684768106-2060.jpeg" text:style-name="Internet_20_link" text:visited-style-name="Visited_20_Internet_20_Link">
630_360_16847...</text:a>
', '<text:a xlink:type="simple" xlink:href="https://static.ukrinform.com/photos/2023_05/thumb_files/630_360_1684768106-8459.jpeg" text:style-name="Internet_20_link" text:visited-style-name="Visited_20_Internet_20_Link">
630_360_16847...</text:a>
', '<text:a xlink:type="simple" xlink:href="https://static.ukrinform.com/photos/2023_05/thumb_files/630_360_1684768107-4657.jpeg" text:style-name="Internet_20_link" text:visited-style-name="Visited_20_Internet_20_Link">
630_360_16847...</text:a>
', '<text:a xlink:type="simple" xlink:href="https://static.ukrinform.com/photos/2023_05/thumb_files/630_360_1684768107-6388.jpeg" text:style-name="Internet_20_link" text:visited-style-name="Visited_20_Internet_20_Link">
630_360_16847...</text:a>
']</text:p>
      <text:p text:style-name="P4">
标签: ['Латвія', 'Немчінов', 'Відбудова']</text:p>
      <text:p text:style-name="P4">
类型: Article</text:p>
      <!--METADATA-->
      <text:p text:style-name="P4">
<draw:frame draw:style-name="fr1" draw:name="Image157" text:anchor-type="as-char" svg:width="6.9236in" svg:height="3.956343in" draw:z-index="0">
<draw:image xlink:href="../Images/yкринформ/2023-05-22T18-36-00-03-00/630_360_1684768106-6701.jpeg" xlink:type="simple" xlink:show="embed" xlink:actuate="onLoad" draw:mime-type="image/jpeg"/>
</draw:frame>
部长Oleg Nemchinov兼拉脱维亚共和国经济部长Indrixon讨论了进一步的合作，包括拉脱维亚参与乌克兰。</text:p>
      <text:p text:style-name="P4">
正如Ukrinform报道的那样，提到<text:a xlink:type="simple" xlink:href="https://www.kmu.gov.ua/news/oleh-nemchinov-zustrivsia-iz-ministrom-ekonomiky-latviiskoi-respubliky-ilzoiu-indriksone" text:style-name="Internet_20_link" text:visited-style-name="Visited_20_Internet_20_Link">
</text:a>
，这次会议于周一在基辅举行。</text:p>
      <text:p text:style-name="P4">
“我很高兴欢迎我们在乌克兰首都的客人。 这次会议肯定会加强并继续发展乌克兰和拉脱维亚之间的双边贸易和经济关系。 因此，在3月，在里加，我们举行了乌克兰乌克兰 - 利西尼亚贸易与经济太曲科学合作委员会的会议。 在此活动中，举行了富有成果的会议和商业竞标者，确定了双边经济合作的发展潜力，尤其是在球员贸易，运输，能源，投资中。 乌克兰方面准备达成双边协议。 我认为，这一事件已成为乌克兰人之间贸易和经济关系恢复的重要阶段。” Nemchinov说。</text:p>
      <text:p text:style-name="P4">
反过来，拉脱维亚一方保证，它准备继续乌克兰与俄罗斯侵略者和欧洲 - 大西洋进程的斗争。</text:p>
      <text:p text:style-name="P4">
*!(https://www.ukrinform.ua/rubric-vidbudova/3686175-nemcinov-obgovoriv-z-clenami-uradu-latvii-pitanna-vidbudovi-ukraini.html)“在今年里加举行的拉脱维亚 - 乌克兰政府间委员会的第9次会议上，我们在不同领域达成了许多重要的安排，现在正在进行积极的工作来实施这些协议。 今天，他们讨论了拉脱维亚参与重建乌克兰的问题以及需要实施的优先级制定问题。 Chernihivorasi重建的拉脱维亚支持计划首先提供了乌克兰人口的某些基本需求。 我们已经积极参与为该地区的Sphereergy提供支持，在Chernihiv City的一家缝纫公司修理中的住房重建，” Indrixon强调。该会议还参加了拉脱维亚共和国的非凡和全体统治，到乌克兰Ilgvars Klyava，是拉特维亚领土代理机构Alkins的负责人<text:a xlink:type="simple" xlink:href="https://www.ukrinform.ua/tag-latvia" text:style-name="Internet_20_link" text:visited-style-name="Visited_20_Internet_20_Link">
</text:a>
linadmitev。 在乌克兰方面，乌克兰奥尔·沃托维奇(Oleg Voitovich)和伊戈尔·雅雷蒙科(Igor Yaremenko)的内阁国家安全局的代表以及政府办公室的执行董事，以吸引和支持Investmentukraineineineinevest Sergey Tsivkach，并参加了会议。</text:p>
      <text:p text:style-name="P4">
News Source: <text:a xlink:type="simple" xlink:href="https://www.ukrinform.ua/rubric-vidbudova/3712724-nemcinov-zustrivsa-z-ministrom-ekonomiki-latvii-govorili-pro-vidbudovu.html" text:style-name="Internet_20_link" text:visited-style-name="Visited_20_Internet_20_Link">
https://www.ukrinform.ua/rubric-vidbudova/3712724-nemcinov-zustrivsa-z-ministrom-ekonomiki-latvii-govorili-pro-vidbudovu.html</text:a>
</text:p>
      <!--NEWS-->
      <text:h text:style-name="P10" text:outline-level="1">
<text:span text:style-name="T4">
著名的斯维托利纳（Svitolina</text:span>
</text:h>
      <text:p text:style-name="P4">
作者: Ukrinform (Person)</text:p>
      <text:p text:style-name="P4">
出版商: Укринформ (Organization)</text:p>
      <text:p text:style-name="P4">
出版时间: 2023-05-22T18:36:23+03:00</text:p>
      <text:p text:style-name="P4">
修改时间: 2023-05-22T18:36:23+03:00</text:p>
      <text:p text:style-name="P4">
描述: 乌克兰人将与澳大利亚代表艾琳·鲁斯利夫（Erin Ruthliffe）会面（＃858 WTA） - 乌克林福姆。</text:p>
      <text:p text:style-name="P4">
图片: ['<text:a xlink:type="simple" xlink:href="https://static.ukrinform.com/photos/2023_05/thumb_files/630_360_1684769719-986.jpg" text:style-name="Internet_20_link" text:visited-style-name="Visited_20_Internet_20_Link">
630_360_16847...</text:a>
']</text:p>
      <text:p text:style-name="P4">
标签: ['Світоліна', 'Теніс']</text:p>
      <text:p text:style-name="P4">
类型: Article</text:p>
      <!--METADATA-->
      <text:p text:style-name="P4">
<draw:frame draw:style-name="fr1" draw:name="Image158" text:anchor-type="as-char" svg:width="6.9236in" svg:height="3.956343in" draw:z-index="0">
<draw:image xlink:href="../Images/yкринформ/2023-05-22T18-36-23-03-00/630_360_1684769719-986.jpg" xlink:type="simple" xlink:show="embed" xlink:actuate="onLoad" draw:mime-type="image/jpeg"/>
</draw:frame>
乌克兰澳大利亚将成为澳大利亚艾琳·鲁斯利利夫的代表(№858WTA)乌克兰网球运动员Elina Svitolina(№508WTA)在第二轮中了解了她的校长的名字(1/8决赛)乌克林福姆报道，在法国斯特拉斯堡举行的WTA2​​50系列锦标赛报道。</text:p>
      <text:p text:style-name="P4">
乌克兰人将与澳大利亚代表Erin Ruthliffe会面(№858WTA)，Yakaav 1/16决赛与台湾7：6击败Shuwai(7：2)，1：6，6：1。</text:p>
      <text:p text:style-name="P4">
在此之前，澳大利亚人在最后一轮资格赛中输了，她以“漆分支”的身份进入了主要网格。</text:p>
      <text:p text:style-name="P4">
会议将于明天5月23日在基辅举行。</text:p>
      <text:p text:style-name="P4">
<text:span text:style-name="T4">
另请阅读：</text:span>
 <text:a xlink:type="simple" xlink:href="https://www.ukrinform.ua/rubric-sports/3712312-svitolina-podolala-perse-kolo-turniru-wta-u-francii.html" text:style-name="Internet_20_link" text:visited-style-name="Visited_20_Internet_20_Link">
<text:span text:style-name="T4">
 svitolina </text:span>
</text:a>
正如乌克林福姆(Ukrinform(№242WTA)-6：4，7：6。</text:p>
      <text:p text:style-name="P4">
照片：btu.org.ua</text:p>
      <text:p text:style-name="P4">
News Source: <text:a xlink:type="simple" xlink:href="https://www.ukrinform.ua/rubric-sports/3712723-vidoma-supernica-svitolinoi-u-drugomu-koli-turniru-wta-u-strasburzi.html" text:style-name="Internet_20_link" text:visited-style-name="Visited_20_Internet_20_Link">
https://www.ukrinform.ua/rubric-sports/3712723-vidoma-supernica-svitolinoi-u-drugomu-koli-turniru-wta-u-strasburzi.html</text:a>
</text:p>
      <!--NEWS-->
      <text:h text:style-name="P10" text:outline-level="1">
<text:span text:style-name="T4">
在Belgorod地区，宣布了一次反恐行动</text:span>
</text:h>
      <text:p text:style-name="P4">
作者: Ukrinform (Person)</text:p>
      <text:p text:style-name="P4">
出版商: Укринформ (Organization)</text:p>
      <text:p text:style-name="P4">
出版时间: 2023-05-22T18:45:00+03:00</text:p>
      <text:p text:style-name="P4">
修改时间: 2023-05-22T18:45:00+03:00</text:p>
      <text:p text:style-name="P4">
描述: Belgorod地区州长（RF）Vyacheslav Gladkov表示，该地区引入了反恐行动制度。  - 乌克林。</text:p>
      <text:p text:style-name="P4">
图片: ['<text:a xlink:type="simple" xlink:href="https://static.ukrinform.com/photos/2023_05/thumb_files/630_360_1684770066-994.jpg" text:style-name="Internet_20_link" text:visited-style-name="Visited_20_Internet_20_Link">
630_360_16847...</text:a>
']</text:p>
      <text:p text:style-name="P4">
标签: ['Бєлгород', 'Легіон «Свобода Росії» ']</text:p>
      <text:p text:style-name="P4">
类型: Article</text:p>
      <!--METADATA-->
      <text:p text:style-name="P4">
<draw:frame draw:style-name="fr1" draw:name="Image159" text:anchor-type="as-char" svg:width="6.9236in" svg:height="3.956343in" draw:z-index="0">
<draw:image xlink:href="../Images/yкринформ/2023-05-22T18-45-00-03-00/630_360_1684770066-994.jpg" xlink:type="simple" xlink:show="embed" xlink:actuate="onLoad" draw:mime-type="image/jpeg"/>
</draw:frame>
州长地区(RF)Vyacheslav Gladkov表示，该地区引入了反恐行动。</text:p>
      <text:p text:style-name="P4">
他在[]中报告了这一点(http://t.me/vvgladkov/2258)，报道乌克林福姆。</text:p>
      <text:p text:style-name="P4">
“为了保证Belgorod地区的公民安全，已禁止建立特殊措施和临时限制的反恐行动的法律制度。 从检查身体人员开始，文件证明其身份并以停止使用爆炸性，放射性，化学和生物学上有害物质的组织和组织结束，” Gladkov写道。</text:p>
      <text:p text:style-name="P4">
<text:span text:style-name="T4">
另请阅读：</text:span>
 <text:a xlink:type="simple" xlink:href="https://www.ukrinform.ua/rubric-ato/3712670-stvorenna-smugi-bezpeki-u-gur-prokomentuvali-podii-u-belgorodskij-oblasti-rosii.html" text:style-name="Internet_20_link" text:visited-style-name="Visited_20_Internet_20_Link">
<text:span text:style-name="T4">
 belgorod </text:span>
</text:a>
媒体早些时候报道说，周一在Belgorod地区听说。 随后，媒体出现在媒体上，介绍了这一志愿者领土的到来。</text:p>
      <text:p text:style-name="P4">
5月22日上午，在军团“俄罗斯自由”的电报渠道上，似乎用“军团”返回家园来转向俄罗斯人。</text:p>
      <text:p text:style-name="P4">
还出版了白色和蓝白国旗的照片。</text:p>
      <text:p text:style-name="P4">
大约下午2:00，Legion报告说，与“俄罗斯志愿军”一起(RDC)“完全解放”了Kozynka Belgorod地区的定居点，并在Grayvoron市“进入了高级单位”。</text:p>
      <text:p text:style-name="P4">
该部门后来表示，山上的Podil已经旅行了。</text:p>
      <text:p text:style-name="P4">
RDC电报上还有几个视频，其中这些视频在俄罗斯。</text:p>
      <text:p text:style-name="P4">
据俄罗斯总统德米特里·佩斯科夫(Dmitry Peskov)的发言人说，弗拉基米尔·普京(Vladimir Putin)因“未遂突破”而被消耗掉。 他称Belgorod地区的事件为“转移”，其目的是“分散Bakhmut方向”。 佩斯科夫卡斯坎(Peskovkaskan)试图摧毁俄罗斯军队。</text:p>
      <text:p text:style-name="P4">
总统办公室Mikhail Podolyak顾问<text:a xlink:type="simple" xlink:href="https://www.ukrinform.ua/rubric-ato/3712678-ukraina-ne-mae-stosunku-do-podij-u-belgorodskij-oblasti-rf-podolak.html" text:style-name="Internet_20_link" text:visited-style-name="Visited_20_Internet_20_Link">
</text:a>
乌克兰没有参与Belgorod地区的辅助。</text:p>
      <text:p text:style-name="P4">
_从开源_OPTO _</text:p>
      <text:p text:style-name="P4">
News Source: <text:a xlink:type="simple" xlink:href="https://www.ukrinform.ua/rubric-world/3712730-u-belgorodskij-oblasti-ogolosili-rezim-kontrteroristicnoi-operacii.html" text:style-name="Internet_20_link" text:visited-style-name="Visited_20_Internet_20_Link">
https://www.ukrinform.ua/rubric-world/3712730-u-belgorodskij-oblasti-ogolosili-rezim-kontrteroristicnoi-operacii.html</text:a>
</text:p>
      <!--NEWS-->
      <text:h text:style-name="P10" text:outline-level="1">
<text:span text:style-name="T4">
苏米地区告别了由于炮击而死亡的能量</text:span>
</text:h>
      <text:p text:style-name="P4">
作者: Ukrinform (Person)</text:p>
      <text:p text:style-name="P4">
出版商: Укринформ (Organization)</text:p>
      <text:p text:style-name="P4">
出版时间: 2023-05-22T18:46:01+03:00</text:p>
      <text:p text:style-name="P4">
修改时间: 2023-05-22T18:46:01+03:00</text:p>
      <text:p text:style-name="P4">
描述: 在苏米地区，他们与JSC Sumoblenergo的员工说再见，后者死于职责 - 他们在炮击后恢复了传输线。  - 乌克林。</text:p>
      <text:p text:style-name="P4">
图片: ['<text:a xlink:type="simple" xlink:href="https://static.ukrinform.com/photos/2023_05/thumb_files/630_360_1684770230-134.jpg" text:style-name="Internet_20_link" text:visited-style-name="Visited_20_Internet_20_Link">
630_360_16847...</text:a>
', '<text:a xlink:type="simple" xlink:href="https://static.ukrinform.com/photos/2023_05/1684770230-394.jpg" text:style-name="Internet_20_link" text:visited-style-name="Visited_20_Internet_20_Link">
1684770230-39...</text:a>
', '<text:a xlink:type="simple" xlink:href="https://static.ukrinform.com/photos/2023_05/1684770230-205.jpg" text:style-name="Internet_20_link" text:visited-style-name="Visited_20_Internet_20_Link">
1684770230-20...</text:a>
']</text:p>
      <text:p text:style-name="P4">
标签: ['Обстріл', 'Прощання', 'Загибель', 'Війна з Росією']</text:p>
      <text:p text:style-name="P4">
类型: Article</text:p>
      <!--METADATA-->
      <text:p text:style-name="P4">
<draw:frame draw:style-name="fr1" draw:name="Image160" text:anchor-type="as-char" svg:width="6.9236in" svg:height="3.956343in" draw:z-index="0">
<draw:image xlink:href="../Images/yкринформ/2023-05-22T18-46-01-03-00/630_360_1684770230-134.jpg" xlink:type="simple" xlink:show="embed" xlink:actuate="onLoad" draw:mime-type="image/jpeg"/>
</draw:frame>
在Sumy地区，他们与JSC“ Sumyoblenergo”的员工一起求助，他们在执行服务职责期间死亡 - 他们在炮击后恢复了传输线。</text:p>
      <text:p text:style-name="P4">
这是在[]中报道的(http://t.me/Sumy_news_ODA/16334)Sumy Ova，据报道乌克林福姆。</text:p>
      <text:p text:style-name="P4">
“在神圣复活大教堂中，为死者举行了追悼会。</text:p>
      <text:p text:style-name="P4">
<draw:frame draw:style-name="fr1" draw:name="Image161" text:anchor-type="as-char" svg:width="6.9236in" svg:height="9.231467in" draw:z-index="0">
<draw:image xlink:href="../Images/yкринформ/2023-05-22T18-46-01-03-00/1684770230-394.jpg" xlink:type="simple" xlink:show="embed" xlink:actuate="onLoad" draw:mime-type="image/jpeg"/>
</draw:frame>
</text:p>
      <text:p text:style-name="P4">
<draw:frame draw:style-name="fr1" draw:name="Image162" text:anchor-type="as-char" svg:width="6.9236in" svg:height="5.1927in" draw:z-index="0">
<draw:image xlink:href="../Images/yкринформ/2023-05-22T18-46-01-03-00/1684770230-205.jpg" xlink:type="simple" xlink:show="embed" xlink:actuate="onLoad" draw:mime-type="image/jpeg"/>
</draw:frame>
OVA指出，阴险的敌人正在寻找损害年轻社区传输线的地方时杀死了人们。</text:p>
      <text:p text:style-name="P4">
专家试图尽力向社区居民提供照明。</text:p>
      <text:p text:style-name="P4">
<text:span text:style-name="T4">
另请阅读：</text:span>
 <text:a xlink:type="simple" xlink:href="https://www.ukrinform.ua/rubric-regions/3712431-u-dnipri-vnaslidok-nicnoi-ataki-rf-postrazdav-ratuvalnik.html" text:style-name="Internet_20_link" text:visited-style-name="Visited_20_Internet_20_Link">
<text:span text:style-name="T4">
 dnipro </text:span>
</text:a>
据报道，在5月22日的夜晚和早晨，敌人进行了2个边境社区的迫击炮。 <text:a xlink:type="simple" xlink:href="https://www.ukrinform.ua/tag-obstril" text:style-name="Internet_20_link" text:visited-style-name="Visited_20_Internet_20_Link">
</text:a>
Uglukhiv社区损坏了2个私人住宅和线条。</text:p>
      <text:p text:style-name="P4">
News Source: <text:a xlink:type="simple" xlink:href="https://www.ukrinform.ua/rubric-regions/3712731-na-sumsini-poprosalisa-iz-energetikami-aki-zaginuli-vnaslidok-obstrilu.html" text:style-name="Internet_20_link" text:visited-style-name="Visited_20_Internet_20_Link">
https://www.ukrinform.ua/rubric-regions/3712731-na-sumsini-poprosalisa-iz-energetikami-aki-zaginuli-vnaslidok-obstrilu.html</text:a>
</text:p>
      <!--NEWS-->
      <text:h text:style-name="P10" text:outline-level="1">
<text:span text:style-name="T4">
预测乌克兰周二会有雷暴，热身至+25°</text:span>
</text:h>
      <text:p text:style-name="P4">
作者: Ukrinform (Person)</text:p>
      <text:p text:style-name="P4">
出版商: Укринформ (Organization)</text:p>
      <text:p text:style-name="P4">
出版时间: 2023-05-22T18:49:00+03:00</text:p>
      <text:p text:style-name="P4">
修改时间: 2023-05-22T18:49:00+03:00</text:p>
      <text:p text:style-name="P4">
描述: 5月23日，星期二，乌克兰将在乌克兰多云。 到了晚上，在东部，南部，中央和苏米地区，在其余地区没有降水的地方，有小的短期降雨。  - 乌克林。</text:p>
      <text:p text:style-name="P4">
图片: ['<text:a xlink:type="simple" xlink:href="https://static.ukrinform.com/photos/2019_06/thumb_files/630_360_1561740993-650.jpg" text:style-name="Internet_20_link" text:visited-style-name="Visited_20_Internet_20_Link">
630_360_15617...</text:a>
']</text:p>
      <text:p text:style-name="P4">
标签: ['Дощ', 'Гроза', 'Погода', 'Тепло', 'Весна']</text:p>
      <text:p text:style-name="P4">
类型: Article</text:p>
      <!--METADATA-->
      <text:p text:style-name="P4">
<draw:frame draw:style-name="fr1" draw:name="Image163" text:anchor-type="as-char" svg:width="6.9236in" svg:height="3.956343in" draw:z-index="0">
<draw:image xlink:href="../Images/yкринформ/2023-05-22T18-49-00-03-00/630_360_1561740993-650.jpg" xlink:type="simple" xlink:show="embed" xlink:actuate="onLoad" draw:mime-type="image/jpeg"/>
</draw:frame>
5月23日的逆变器，乌克兰的逆变器将多云，清理。 到了晚上，在东部，南部，中部和苏米地区，在其余地区的较短的地方没有降水。</text:p>
      <text:p text:style-name="P4">
乌克兰形式在乌克兰水文气象学中心报道。</text:p>
      <text:p text:style-name="P4">
根据预报员的说法，明天下午在乌克兰，除西方和Zhytomyr地区外，南部和中央地区的冰雹和偏僻的15-20 m/s的南部和中央地区中有适度的短期降雨，雷暴。 东北，东部，5-10 m/s。 晚上11-16°的温度在6-11°的西部地区，白天乌克兰为20-25°； 在 <text:a xlink:type="simple" xlink:href="https://www.ukrinform.ua/tag-karpati" text:style-name="Internet_20_link" text:visited-style-name="Visited_20_Internet_20_Link">
</text:a>
晚上2-7°，下午15-20°。</text:p>
      <text:p text:style-name="P4">
在星期二的首都地区，在白天短期降雨时，夜晚的雷雨是多云，夜间没有降水。 东北风，5-10 m/pp。 在晚上11-16°的晚上，下午20-25°。</text:p>
      <text:p text:style-name="P4">
<text:span text:style-name="T4">
另请阅读：</text:span>
 <text:a xlink:type="simple" xlink:href="https://www.ukrinform.ua/rubric-world/3698438-u-grenlandii-katastroficno-svidko-tane-kriga-klimatologi.html" text:style-name="Internet_20_link" text:visited-style-name="Visited_20_Internet_20_Link">
<text:span text:style-name="T4">
气候学家</text:span>
</text:a>
5月24日至25日，预测者预测天气晴朗。 在乌克兰，除了大多数西部地区，还有15-20 m/s的中等短期降雨，雷暴，位置和海军(晚上在北部和大多数中央地区). Вітер змінних напрямків, 3-8 м/с. Температура вночі11-16°, у західних областях 8-13°; вдень 21-26°.</text:p>
      <text:p text:style-name="P4">
У Києві та по області 24-25 травня буде хмарно з проясненнями. Вночі місцяминевеликий короткочасний дощ; вдень помірні короткочасні дощі, місцями грози.Вітер північний, 3-8 м/с. Температура по Києву вночі 12-14°, вдень 23-25°; пообласті вночі 11-16°, вдень 21-26°.</text:p>
      <text:p text:style-name="P4">
За прогнозом Укргідрометцентру, 26-27 травня в Україні місцями короткочаснідощі, грози (5月26日在北部和中部地区没有降水).Температура у західній частині 26 травня вночі 8-13°, вдень 18-23°, 27 травнявночі 5-10° тепла, вдень 15-21°; на решті території вночі 10-16°, вдень 26травня 21-27°, 27 травня 18-24°, на півдні до 27°.</text:p>
      <text:p text:style-name="P4">
<text:span text:style-name="T4">
Читайте також:</text:span>
 <text:a xlink:type="simple" xlink:href="https://www.ukrinform.ua/rubric-world/3711348-bils-ak-polovina-velikih-ozer-svitu-visihaut-cerez-zmini-klimatu.html" text:style-name="Internet_20_link" text:visited-style-name="Visited_20_Internet_20_Link">
 </text:a>
5月26日至27日在首都和基辅地区，仅在5月27日的下午，雷雨，雷暴。 夜晚13-15°的基辅温度； 5月27日，5月27日21-23°下午。 在该地区：晚上10-15°； 5月26日下午，22-27°，27th 18-23°。</text:p>
      <text:p text:style-name="P4">
News Source: <text:a xlink:type="simple" xlink:href="https://www.ukrinform.ua/rubric-ato/3712716-ukraini-prognozuut-vivtorok-z-grozami-progrie-do-25.html" text:style-name="Internet_20_link" text:visited-style-name="Visited_20_Internet_20_Link">
https://www.ukrinform.ua/rubric-ato/3712716-ukraini-prognozuut-vivtorok-z-grozami-progrie-do-25.html</text:a>
</text:p>
      <!--NEWS-->
      <text:h text:style-name="P10" text:outline-level="1">
<text:span text:style-name="T4">
俄罗斯人紧急从Belgorod地区撤离核弹药-GUR</text:span>
</text:h>
      <text:p text:style-name="P4">
作者: Ukrinform (Person)</text:p>
      <text:p text:style-name="P4">
出版商: Укринформ (Organization)</text:p>
      <text:p text:style-name="P4">
出版时间: 2023-05-22T18:52:00+03:00</text:p>
      <text:p text:style-name="P4">
修改时间: 2023-05-22T18:52:00+03:00</text:p>
      <text:p text:style-name="P4">
描述: 俄罗斯联邦紧急撤离位于Belgorod地区的核弹药“ Belgorod-22”的存储。  - 乌克林。</text:p>
      <text:p text:style-name="P4">
图片: ['<text:a xlink:type="simple" xlink:href="https://static.ukrinform.com/photos/2023_02/thumb_files/630_360_1676285387-262.jpg" text:style-name="Internet_20_link" text:visited-style-name="Visited_20_Internet_20_Link">
630_360_16762...</text:a>
']</text:p>
      <text:p text:style-name="P4">
标签: ['Розвідка', 'Ядерна зброя', 'Війна з Росією', 'Бєлгород', 'Єдині новини']</text:p>
      <text:p text:style-name="P4">
类型: Article</text:p>
      <!--METADATA-->
      <text:p text:style-name="P4">
<draw:frame draw:style-name="fr1" draw:name="Image164" text:anchor-type="as-char" svg:width="6.9236in" svg:height="3.956343in" draw:z-index="0">
<draw:image xlink:href="../Images/yкринформ/2023-05-22T18-52-00-03-00/630_360_1676285387-262.jpg" xlink:type="simple" xlink:show="embed" xlink:actuate="onLoad" draw:mime-type="image/jpeg"/>
</draw:frame>
俄罗斯联邦紧急撤离位于Belgorod地区的核弹药“ Belgorod-22”的存储。</text:p>
      <text:p text:style-name="P4">
据《通讯员》报道，国防部智力部主管Andriyyusov的代表在Teleterna“统一新闻”的空中表示。</text:p>
      <text:p text:style-name="P4">
“在紧急模式下，Belgorod-22物体是一种核弹药存储设施 - 富人也被撤离。 它在格雷沃伦附近。”尤索夫说。</text:p>
      <text:p text:style-name="P4">
_viso：电信“统一新闻” _</text:p>
      <text:p text:style-name="P4">
他强调，在那里存储了核武器弹药的一部分。</text:p>
      <text:p text:style-name="P4">
根据古尔(Gur)代表的说法，由于贝尔戈罗德地区的局势，俄罗斯领导人的代表在俄罗斯领导人的代表中明显“恐慌”。 特别是，当地人口的撤离显示了这一点。</text:p>
      <text:p text:style-name="P4">
Belgorod-22军事物体的撤离也是一种反应。 我们了解，为了撤离此类物体，我们需要制定计划，吸引严重的设备，人员数量。” Yusov说。</text:p>
      <text:p text:style-name="P4">
此前，媒体报道说，在Belgorod地区听到了<text:a xlink:type="simple" xlink:href="https://www.ukrinform.ua/tag-vibuh" text:style-name="Internet_20_link" text:visited-style-name="Visited_20_Internet_20_Link">
</text:a>
后来，媒体出现在俄罗斯志愿者的领土上。</text:p>
      <text:p text:style-name="P4">
<text:span text:style-name="T4">
另请阅读：</text:span>
 <text:a xlink:type="simple" xlink:href="https://www.ukrinform.ua/rubric-world/3712730-u-belgorodskij-oblasti-ogolosili-rezim-kontrteroristicnoi-operacii.html" text:style-name="Internet_20_link" text:visited-style-name="Visited_20_Internet_20_Link">
<text:span text:style-name="T4">
 belgorod </text:span>
</text:a>
在社交网络上，有关于俄罗斯“俄罗斯自由”俄罗斯志愿兵团关于贝尔戈罗德地区Kozynka和Gora Podol的“解放”的言论。</text:p>
      <text:p text:style-name="P4">
据俄罗斯总统德米特里·佩斯科夫(Dmitry Peskov)的发言人说，弗拉基米尔·普京(Vladimir Putin)因“未遂突破”而被消耗掉。 佩斯科夫将Belgorod地区的事件称为“破坏”，其目的是“从Bakhmut方向分散注意力”。 他说，俄罗斯部队正试图摧毁“破坏者”。</text:p>
      <text:p text:style-name="P4">
<text:span text:style-name="T4">
另请阅读：</text:span>
 <text:a xlink:type="simple" xlink:href="https://www.ukrinform.ua/rubric-ato/3712670-stvorenna-smugi-bezpeki-u-gur-prokomentuvali-podii-u-belgorodskij-oblasti-rosii.html" text:style-name="Internet_20_link" text:visited-style-name="Visited_20_Internet_20_Link">
<text:span text:style-name="T4">
 belgorod </text:span>
</text:a>
总统办公室负责人Mikhail Podolyak的顾问表示，乌克兰不是Belgorod地区活动的地方。</text:p>
      <text:p text:style-name="P4">
News Source: <text:a xlink:type="simple" xlink:href="https://www.ukrinform.ua/rubric-ato/3712733-rosiani-terminovo-evakuuut-shovise-adernih-boepripasiv-iz-belgorodskoi-oblasti-gur.html" text:style-name="Internet_20_link" text:visited-style-name="Visited_20_Internet_20_Link">
https://www.ukrinform.ua/rubric-ato/3712733-rosiani-terminovo-evakuuut-shovise-adernih-boepripasiv-iz-belgorodskoi-oblasti-gur.html</text:a>
</text:p>
      <!--NEWS-->
      <text:h text:style-name="P10" text:outline-level="1">
<text:span text:style-name="T4">
俄罗斯联邦侵略造成的损失登记册也将包括对性暴力受害者的伤害 - 司法部</text:span>
</text:h>
      <text:p text:style-name="P4">
作者: Ukrinform (Person)</text:p>
      <text:p text:style-name="P4">
出版商: Укринформ (Organization)</text:p>
      <text:p text:style-name="P4">
出版时间: 2023-05-22T18:57:28+03:00</text:p>
      <text:p text:style-name="P4">
修改时间: 2023-05-22T18:57:28+03:00</text:p>
      <text:p text:style-name="P4">
描述: 乌克兰因侵略俄罗斯联邦而造成的损失登记册也将反映俄罗斯军方犯下的性暴力受害者的陈述。  - 乌克林。</text:p>
      <text:p text:style-name="P4">
图片: ['<text:a xlink:type="simple" xlink:href="https://static.ukrinform.com/photos/2022_12/thumb_files/630_360_1670313134-890.jpg" text:style-name="Internet_20_link" text:visited-style-name="Visited_20_Internet_20_Link">
630_360_16703...</text:a>
']</text:p>
      <text:p text:style-name="P4">
标签: ["Мін'юст", 'Війна з Росією', 'Сексуальне насильство', 'Реєстр збитків']</text:p>
      <text:p text:style-name="P4">
类型: Article</text:p>
      <!--METADATA-->
      <text:p text:style-name="P4">
<draw:frame draw:style-name="fr1" draw:name="Image165" text:anchor-type="as-char" svg:width="6.9236in" svg:height="3.956343in" draw:z-index="0">
<draw:image xlink:href="../Images/yкринформ/2023-05-22T18-57-28-03-00/630_360_1670313134-890.jpg" xlink:type="simple" xlink:show="embed" xlink:actuate="onLoad" draw:mime-type="image/jpeg"/>
</draw:frame>
乌克兰因侵略俄罗斯联邦而引起的记录将反映在俄罗斯军方犯下的性暴力受害者中。</text:p>
      <text:p text:style-name="P4">
司法部长Valery Kolomiets在#U4J：尊重的情况下报道了这一点。 支持。 司法”，据《通讯》报道。</text:p>
      <text:p text:style-name="P4">
“最近做出了决定，并就俄罗斯联邦损害登记册达成了一项协议。 特别是SNPK受害者(与冲突相关的性暴力 -  ed。)他们受到的损害将是同一注册表。”</text:p>
      <text:p text:style-name="P4">
据她说，所有受害者都将得到法律，心理，执法的支持。</text:p>
      <text:p text:style-name="P4">
<text:span text:style-name="T4">
另请阅读：</text:span>
 <text:a xlink:type="simple" xlink:href="https://www.ukrinform.ua/rubric-society/3712695-seksualni-zlocini-pid-cas-vijni-e-sistemnou-politikou-rosii-malar.html" text:style-name="Internet_20_link" text:visited-style-name="Visited_20_Internet_20_Link">
</text:a>
报告了免费的法律援助系统(BPD)发起了帮助暴力受害者的信息运动。 该运动包括两个部分：在与俄罗斯对乌克兰的武装侵略有关的性暴力的情况下的支持，以及对家庭暴力受害者的援助。</text:p>
      <text:p text:style-name="P4">
5月17日，在雷克雅未克的欧洲理事会峰会上(https://www.ukrinform.ua/rubric-polytics/3710382-na-samiti-radi-evropi-stvorili-reestr-zbitkiv-ukraini-vid-agresii-rf.html)，由俄罗斯联邦的乌克兰机构造成。</text:p>
      <text:p text:style-name="P4">
News Source: <text:a xlink:type="simple" xlink:href="https://www.ukrinform.ua/rubric-society/3712735-reestr-zbitkiv-zavdanih-agresieu-rf-vklucatime-i-skodu-zertvam-seksualnogo-nasilstva-minust.html" text:style-name="Internet_20_link" text:visited-style-name="Visited_20_Internet_20_Link">
https://www.ukrinform.ua/rubric-society/3712735-reestr-zbitkiv-zavdanih-agresieu-rf-vklucatime-i-skodu-zertvam-seksualnogo-nasilstva-minust.html</text:a>
</text:p>
      <!--NEWS-->
      <text:h text:style-name="P10" text:outline-level="1">
<text:span text:style-name="T4">
世界卫生大会由乌克兰“快速”展示，该大会由俄罗斯人解雇</text:span>
</text:h>
      <text:p text:style-name="P4">
作者: Ukrinform (Person)</text:p>
      <text:p text:style-name="P4">
出版商: Укринформ (Organization)</text:p>
      <text:p text:style-name="P4">
出版时间: 2023-05-22T19:05:39+03:00</text:p>
      <text:p text:style-name="P4">
修改时间: 2023-05-22T19:05:39+03:00</text:p>
      <text:p text:style-name="P4">
描述: 在日内瓦市（瑞士），乌克兰卫生部的团队向世界保护救护车的参与者展示了向俄罗斯部队开除的救护车目标。  - 乌克林。</text:p>
      <text:p text:style-name="P4">
图片: ['<text:a xlink:type="simple" xlink:href="https://static.ukrinform.com/photos/2023_05/thumb_files/630_360_1684771325-638.jpg" text:style-name="Internet_20_link" text:visited-style-name="Visited_20_Internet_20_Link">
630_360_16847...</text:a>
']</text:p>
      <text:p text:style-name="P4">
标签: ['МОЗ', 'Швейцарія', 'Війна з Росією']</text:p>
      <text:p text:style-name="P4">
类型: Article</text:p>
      <!--METADATA-->
      <text:p text:style-name="P4">
<draw:frame draw:style-name="fr1" draw:name="Image166" text:anchor-type="as-char" svg:width="6.9236in" svg:height="3.956343in" draw:z-index="0">
<draw:image xlink:href="../Images/yкринформ/2023-05-22T19-05-39-03-00/630_360_1684771325-638.jpg" xlink:type="simple" xlink:show="embed" xlink:actuate="onLoad" draw:mime-type="image/jpeg"/>
</draw:frame>
在城市(瑞士)乌克兰卫生部的团队表明，世界上的救护车参与者被俄罗斯军队摧毁。</text:p>
      <text:p text:style-name="P4">
根据乌克林福姆的说法，乌克兰卫生部报告了这一点<text:a xlink:type="simple" xlink:href="http://www.facebook.com/moz.ukr/posts/pfbid02jc9CvzAVzMxeLiM6anaxdTMorzTGGnjdnZgys412PkyfiHH7yPQoYeQvZ7uGCZ86l" text:style-name="Internet_20_link" text:visited-style-name="Visited_20_Internet_20_Link">
</text:a>
.</text:p>
      <text:p text:style-name="P4">
“Зрешечені кулями та посічені осколками українські швидкі – це перше, щопобачили сьогодні учасники 76-ої сесії Всесвітньої асамблеї охорони здоров’я.Наша команда не втомлюється нагадувати світові про те, ким насправді є росіяниі які злочини вони вчиняють проти мирних українських людей”, - ідеться вповідомленні.</text:p>
      <text:p text:style-name="P4">
Росіяни за понад рік після повномасштабного вторгнення пошкодили 1503 обʼєктимедичних закладів, з яких 183 зруйновано вщент, без можливості подальшоговідновлення. Також військовослужбовці країни-агресора знищили 250 автомобілівшвидкої медичної допомоги, 103 пошкодили та 125 викрали.</text:p>
      <text:p text:style-name="P4">
“Повз світлини цих злочинів, а також автомобілі швидкої допомоги, які до атактерористів допомагали нашим медикам рятувати життя, сьогодні проходилипредставники країн всього світу, <text:a xlink:type="simple" xlink:href="https://www.ukrinform.ua/tag-vooz" text:style-name="Internet_20_link" text:visited-style-name="Visited_20_Internet_20_Link">
 </text:a>
，欧洲委员会。”信息写道。</text:p>
      <text:p text:style-name="P4">
卫生部强调，他们每个人都表示愿意支持乌克兰这一争取普遍价值，民主和人权的斗争之路。 在需要的情况下保持尽可能多。</text:p>
      <text:p text:style-name="P4">
<text:span text:style-name="T4">
另请阅读：</text:span>
 <text:a xlink:type="simple" xlink:href="https://www.ukrinform.ua/rubric-society/3705087-droni-svidki-mosti-zelenskij-u-ricnicu-stvorenna-united24-podakuvav-donoram-platformi.html" text:style-name="Internet_20_link" text:visited-style-name="Visited_20_Internet_20_Link">
<text:span text:style-name="T4">
快速</text:span>
</text:a>
正如乌克林福姆报道的那样，5月21日至30日，卫生保健年度大会于5月21日至30日在日内瓦举行(WHO).</text:p>
      <text:p text:style-name="P4">
News Source: <text:a xlink:type="simple" xlink:href="https://www.ukrinform.ua/rubric-society/3712737-na-vsesvitnij-asamblei-ohoroni-zdorova-pokazali-ukrainski-svidki-aki-obstrilali-rosiani.html" text:style-name="Internet_20_link" text:visited-style-name="Visited_20_Internet_20_Link">
https://www.ukrinform.ua/rubric-society/3712737-na-vsesvitnij-asamblei-ohoroni-zdorova-pokazali-ukrainski-svidki-aki-obstrilali-rosiani.html</text:a>
</text:p>
      <!--NEWS-->
      <text:h text:style-name="P10" text:outline-level="1">
<text:span text:style-name="T4">
尼古拉夫（Nikolaev）从丹麦（Denmark</text:span>
</text:h>
      <text:p text:style-name="P4">
作者: Ukrinform (Person)</text:p>
      <text:p text:style-name="P4">
出版商: Укринформ (Organization)</text:p>
      <text:p text:style-name="P4">
出版时间: 2023-05-22T19:13:00+03:00</text:p>
      <text:p text:style-name="P4">
修改时间: 2023-05-22T19:13:00+03:00</text:p>
      <text:p text:style-name="P4">
描述: 尼古拉夫在与丹麦合作条约框架内为该城市的公用事业公司收到了六件设备。  - 乌克林。</text:p>
      <text:p text:style-name="P4">
图片: ['<text:a xlink:type="simple" xlink:href="https://static.ukrinform.com/photos/2023_05/thumb_files/630_360_1684771954-489.jpg" text:style-name="Internet_20_link" text:visited-style-name="Visited_20_Internet_20_Link">
630_360_16847...</text:a>
', '<text:a xlink:type="simple" xlink:href="https://static.ukrinform.com/photos/2023_05/1684771954-815.jpg" text:style-name="Internet_20_link" text:visited-style-name="Visited_20_Internet_20_Link">
1684771954-81...</text:a>
']</text:p>
      <text:p text:style-name="P4">
标签: ['Данія', 'Комунальні послуги', 'Миколаїв']</text:p>
      <text:p text:style-name="P4">
类型: Article</text:p>
      <!--METADATA-->
      <text:p text:style-name="P4">
<draw:frame draw:style-name="fr1" draw:name="Image167" text:anchor-type="as-char" svg:width="6.9236in" svg:height="3.956343in" draw:z-index="0">
<draw:image xlink:href="../Images/yкринформ/2023-05-22T19-13-00-03-00/630_360_1684771954-489.jpg" xlink:type="simple" xlink:show="embed" xlink:actuate="onLoad" draw:mime-type="image/jpeg"/>
</draw:frame>
与丹麦合作协议的尼古拉夫·弗拉姆基(Nikolaev Vramki)为该城市的公共企业提供了六件设备。</text:p>
      <text:p text:style-name="P4">
尼古拉夫·亚历山大·森克维奇市长在[]中报道了这一点。(https://t.me/senkevichonline/4526)，报道乌克林福姆。</text:p>
      <text:p text:style-name="P4">
据他说，与大使<text:a xlink:type="simple" xlink:href="https://www.ukrinform.ua/tag-dania" text:style-name="Internet_20_link" text:visited-style-name="Visited_20_Internet_20_Link">
</text:a>
在乌克兰Olea Egberg Mickelsen，他们检查了新的装载机。</text:p>
      <text:p text:style-name="P4">
<draw:frame draw:style-name="fr1" draw:name="Image168" text:anchor-type="as-char" svg:width="6.9236in" svg:height="4.615733in" draw:z-index="0">
<draw:image xlink:href="../Images/yкринформ/2023-05-22T19-13-00-03-00/1684771954-815.jpg" xlink:type="simple" xlink:show="embed" xlink:actuate="onLoad" draw:mime-type="image/jpeg"/>
</draw:frame>
“我们需要一种技术，因为在箭头期间，许多人都受到了损坏，许多装载机在瓦砾解析过程中只是失败了，当这座城市被强烈解雇并且有许多破坏。需要的是 - 我们也被转移到需求在武装部队中，” Senkevich说。</text:p>
      <text:p text:style-name="P4">
<text:span text:style-name="T4">
另请阅读：</text:span>
 <text:a xlink:type="simple" xlink:href="https://www.ukrinform.ua/rubric-regions/3688951-dania-peredala-lvovu-pat-avtobusiv.html" text:style-name="Internet_20_link" text:visited-style-name="Visited_20_Internet_20_Link">
<text:span text:style-name="T4">
丹麦</text:span>
 <text:span text:style-name="T4">
 </text:span>
传记**</text:a>
据报道，尼古拉夫从德国合作伙伴那里获得了三辆梅赛德斯·西塔罗公共汽车，并从荷兰获得了三辆紧急救援车。</text:p>
      <text:p text:style-name="P4">
<text:span text:style-name="T5">
foto：Alexander Senkevich / Telegram</text:span>
</text:p>
      <text:p text:style-name="P4">
News Source: <text:a xlink:type="simple" xlink:href="https://www.ukrinform.ua/rubric-regions/3712739-mikolaiv-otrimav-vid-danii-sist-ekskavatoriv-dla-komunalnih-pidpriemstv-mer.html" text:style-name="Internet_20_link" text:visited-style-name="Visited_20_Internet_20_Link">
https://www.ukrinform.ua/rubric-regions/3712739-mikolaiv-otrimav-vid-danii-sist-ekskavatoriv-dla-komunalnih-pidpriemstv-mer.html</text:a>
</text:p>
      <!--NEWS-->
      <text:h text:style-name="P10" text:outline-level="1">
<text:span text:style-name="T4">
波兰想在瑞典飞机侦察购买</text:span>
</text:h>
      <text:p text:style-name="P4">
作者: Ukrinform (Person)</text:p>
      <text:p text:style-name="P4">
出版商: Укринформ (Organization)</text:p>
      <text:p text:style-name="P4">
出版时间: 2023-05-22T19:14:00+03:00</text:p>
      <text:p text:style-name="P4">
修改时间: 2023-05-22T19:14:00+03:00</text:p>
      <text:p text:style-name="P4">
描述: 华沙希望在斯德哥尔摩的飞机上购买萨博·格兰莱耶（Saab Globaleye）的预警和控制。  - 乌克林。</text:p>
      <text:p text:style-name="P4">
图片: ['<text:a xlink:type="simple" xlink:href="https://static.ukrinform.com/photos/2023_05/thumb_files/630_360_1684771985-284.png" text:style-name="Internet_20_link" text:visited-style-name="Visited_20_Internet_20_Link">
630_360_16847...</text:a>
']</text:p>
      <text:p text:style-name="P4">
标签: ['Літак', 'Польща', 'Швеція']</text:p>
      <text:p text:style-name="P4">
类型: Article</text:p>
      <!--METADATA-->
      <text:p text:style-name="P4">
<draw:frame draw:style-name="fr1" draw:name="Image169" text:anchor-type="as-char" svg:width="6.9236in" svg:height="3.956343in" draw:z-index="0">
<draw:image xlink:href="../Images/yкринформ/2023-05-22T19-14-00-03-00/630_360_1684771985-284.png" xlink:type="simple" xlink:show="embed" xlink:actuate="onLoad" draw:mime-type="image/png"/>
</draw:frame>
华沙将在斯德哥尔摩的飞机上购买预警和控制Saab Globaleye的生产。</text:p>
      <text:p text:style-name="P4">
这是在媒体简报上的媒体简报中，在华沙附近的北部北部地区的12名国防部长会议之后，RP Mariusz Blaschak的国防部长Mariusz Blaschak，Ukrinform通讯员报告。</text:p>
      <text:p text:style-name="P4">
“我第一次想公开地说，我们在获得预警飞机的座位方面已经提出了发展。 我们已经进行了详细的谈判，我认为他们很快就会成功。”布拉斯查克强调。</text:p>
      <text:p text:style-name="Quotations">

<text:p text:style-name="P4">
dpm <text:a xlink:type="simple" xlink:href="https://twitter.com/mblaszczak" text:style-name="Internet_20_link" text:visited-style-name="Visited_20_Internet_20_Link">
</text:a>
：我希望第一次公开地说，我们正在进行谈判以获得警告飞机。 我们正在进行详细的谈判。 我希望他们会在短时间内成功。 这样，我们加强了🇵🇱的弹性，也可以增强<text:a xlink:type="simple" xlink:href="https://twitter.com/hashtag/NATO" text:style-name="Internet_20_link" text:visited-style-name="Visited_20_Internet_20_Link">
&gt;
</text:a>
东部&gt;
侧面。 <text:a xlink:type="simple" xlink:href="https://t.co/9MPIAg9glB" text:style-name="Internet_20_link" text:visited-style-name="Visited_20_Internet_20_Link">
</text:a>
&gt;
&gt;
  - 波兰mod🇵🇱(@poland_mod) <text:a xlink:type="simple" xlink:href="https://twitter.com/Poland_MOD/status/1660668554155286528" text:style-name="Internet_20_link" text:visited-style-name="Visited_20_Internet_20_Link">
&gt;
 </text:a>
他指出，会议特别讨论了北部集团国家之间的积极性政策，并为北约峰会做准备。 在会议期间，还讨论了进一步加强东翼的问题<text:a xlink:type="simple" xlink:href="https://www.ukrinform.ua/tag-nato" text:style-name="Internet_20_link" text:visited-style-name="Visited_20_Internet_20_Link">
</text:a>
。</text:p>

</text:p>
      <text:p text:style-name="P4">
<text:span text:style-name="T4">
另请阅读：</text:span>
 <text:a xlink:type="simple" xlink:href="https://www.ukrinform.ua/rubric-ato/3710412-duda-polsa-gotova-pidtrimati-navcanna-ukrainskih-pilotiv-na-f16.html" text:style-name="Internet_20_link" text:visited-style-name="Visited_20_Internet_20_Link">
</text:a>
SO称为北部集团由北约和欧盟成员的12个国家组成(英国，瑞典，丹麦，挪威，芬兰，冰岛，立陶宛，拉脱维亚，爱沙尼亚，荷兰，德国，波兰).</text:p>
      <text:p text:style-name="P4">
На сьогодні сучасні літаки-розвідники GlobalEye використовують ОАЕ, плануютьвзяти на озброєння Швеція, Греція, а від сьогодні – Польща.</text:p>
      <text:p text:style-name="P4">
Фото: Saab</text:p>
      <text:p text:style-name="P4">
News Source: <text:a xlink:type="simple" xlink:href="https://www.ukrinform.ua/rubric-world/3712740-polsa-hoce-kupiti-u-svecii-litakirozvidniki.html" text:style-name="Internet_20_link" text:visited-style-name="Visited_20_Internet_20_Link">
https://www.ukrinform.ua/rubric-world/3712740-polsa-hoce-kupiti-u-svecii-litakirozvidniki.html</text:a>
</text:p>
      <!--NEWS-->
      <text:h text:style-name="P10" text:outline-level="1">
<text:span text:style-name="T4">
WhatsApp添加了编辑消息的机会</text:span>
</text:h>
      <text:p text:style-name="P4">
作者: Ukrinform (Person)</text:p>
      <text:p text:style-name="P4">
出版商: Укринформ (Organization)</text:p>
      <text:p text:style-name="P4">
出版时间: 2023-05-22T19:19:00+03:00</text:p>
      <text:p text:style-name="P4">
修改时间: 2023-05-22T19:19:00+03:00</text:p>
      <text:p text:style-name="P4">
描述: 在WhatsApp Messenger中，可以在发送后15分钟内编辑消息。  - 乌克林。</text:p>
      <text:p text:style-name="P4">
图片: ['<text:a xlink:type="simple" xlink:href="https://static.ukrinform.com/photos/2018_09/thumb_files/630_360_1536758299-1546.jpg" text:style-name="Internet_20_link" text:visited-style-name="Visited_20_Internet_20_Link">
630_360_15367...</text:a>
']</text:p>
      <text:p text:style-name="P4">
标签: ['Смартфон', 'Технології', 'WhatsApp', 'Мобільний додаток']</text:p>
      <text:p text:style-name="P4">
类型: Article</text:p>
      <!--METADATA-->
      <text:p text:style-name="P4">
<draw:frame draw:style-name="fr1" draw:name="Image170" text:anchor-type="as-char" svg:width="6.9236in" svg:height="3.956343in" draw:z-index="0">
<draw:image xlink:href="../Images/yкринформ/2023-05-22T19-19-00-03-00/630_360_1536758299-1546.jpg" xlink:type="simple" xlink:show="embed" xlink:actuate="onLoad" draw:mime-type="image/jpeg"/>
</draw:frame>
umeshade WhatsApp在发送后可以选择编辑消息15分钟。</text:p>
      <text:p text:style-name="P4">
关于IT报告乌克林福姆，参考<text:a xlink:type="simple" xlink:href="https://blog.whatsapp.com/" text:style-name="Internet_20_link" text:visited-style-name="Visited_20_Internet_20_Link">
</text:a>
。</text:p>
      <text:p text:style-name="P4">
“现在，如果要更改已发送文本的错误，您可以更改已发送的消息。 我们很乐意为您提供对对话的更多控制，从纠正简单错误到添加报告的上下文。 只需单击发送的消息，然后在发送后至少15分钟内选择“更改”，”</text:p>
      <text:p text:style-name="P4">
据注意，除了更改的消息外，还将显示铭文“更改”，因此收件人将了解更正而不显示更改主题。</text:p>
      <text:p text:style-name="P4">
该公司补充说：“像所有个人消息，媒体文件和电话一样，您的消息和更改也通过加密保护。”</text:p>
      <text:p text:style-name="P4">
<text:span text:style-name="T4">
另请阅读：</text:span>
 <text:a xlink:type="simple" xlink:href="https://www.ukrinform.ua/rubric-technology/3711911-instagram-planue-zapustiti-vlitku-konkurenta-twitter.html" text:style-name="Internet_20_link" text:visited-style-name="Visited_20_Internet_20_Link">
<text:span text:style-name="T4">
 Twitter </text:span>
</text:a>
此功能已针对世界各地的用户实施，因此在接下来的几周内将为所有人使用。</text:p>
      <text:p text:style-name="P4">
如报道<text:a xlink:type="simple" xlink:href="https://www.ukrinform.ua/rubric-technology/3624178-u-whatsapp-zavilasa-funkcia-dla-ludej-iz-poganou-pamattu.html" text:style-name="Internet_20_link" text:visited-style-name="Visited_20_Internet_20_Link">
</text:a>
，WhatsApp Messenger提出了一项新功能，有助于日常生活中的记忆力不佳。</text:p>
      <text:p text:style-name="P4">
News Source: <text:a xlink:type="simple" xlink:href="https://www.ukrinform.ua/rubric-technology/3712741-u-whatsapp-dodali-mozlivist-redaguvati-povidomlenna.html" text:style-name="Internet_20_link" text:visited-style-name="Visited_20_Internet_20_Link">
https://www.ukrinform.ua/rubric-technology/3712741-u-whatsapp-dodali-mozlivist-redaguvati-povidomlenna.html</text:a>
</text:p>
      <!--NEWS-->
      <text:h text:style-name="P10" text:outline-level="1">
<text:span text:style-name="T4">
2023年世界杯曲棍球：加拿大感动挪威，瑞典赢得了丹麦</text:span>
</text:h>
      <text:p text:style-name="P4">
作者: Ukrinform (Person)</text:p>
      <text:p text:style-name="P4">
出版商: Укринформ (Organization)</text:p>
      <text:p text:style-name="P4">
出版时间: 2023-05-22T19:20:58+03:00</text:p>
      <text:p text:style-name="P4">
修改时间: 2023-05-22T19:20:58+03:00</text:p>
      <text:p text:style-name="P4">
描述: 在坦佩雷（芬兰）和里加（拉脱维亚）的2023年世界杯上，平局的第六个圈的战斗结束了。  - 乌克林。</text:p>
      <text:p text:style-name="P4">
图片: ['<text:a xlink:type="simple" xlink:href="https://static.ukrinform.com/photos/2023_05/thumb_files/630_360_1684772430-826.jpg" text:style-name="Internet_20_link" text:visited-style-name="Visited_20_Internet_20_Link">
630_360_16847...</text:a>
']</text:p>
      <text:p text:style-name="P4">
标签: ['Чемпіонат світу', 'хокей']</text:p>
      <text:p text:style-name="P4">
类型: Article</text:p>
      <!--METADATA-->
      <text:p text:style-name="P4">
<draw:frame draw:style-name="fr1" draw:name="Image171" text:anchor-type="as-char" svg:width="6.9236in" svg:height="3.956343in" draw:z-index="0">
<draw:image xlink:href="../Images/yкринформ/2023-05-22T19-20-58-03-00/630_360_1684772430-826.jpg" xlink:type="simple" xlink:show="embed" xlink:actuate="onLoad" draw:mime-type="image/jpeg"/>
</draw:frame>
2023年世界世界暖和者(芬兰)和里加(拉脱维亚)第六圈抽奖的战斗结束了。</text:p>
      <text:p text:style-name="P4">
瑞典国家队继续击败第六次胜利，后者击败了命令-4：1(1：1、1：0、2：0)，报道乌克林福姆。</text:p>
      <text:p text:style-name="P4">
在周一的另一场比赛中，加拿大以Bulite系列的轰动使位于Nonorvegia -2：3(0：1，1：1：0，1：1)，0：0，2：4).</text:p>
      <text:p text:style-name="P4">
<text:span text:style-name="T5">
Турнірне становище:</text:span>
</text:p>
      <text:p text:style-name="P4">
група А: США - 18 очок, Швеція - 17, Фінляндія - 13, Німеччина - 9, Данія - 8,Франція - 4, Угорщина - 2, Австрія - 1;</text:p>
      <text:p text:style-name="P4">
група В : Швейцарія - 18 очок, Чехія - 13, Канада - 12, Латвія - 11,Словаччина - 8, Норвегія - 6, Казахстан - 4, Словенія - 0.</text:p>
      <text:p text:style-name="P4">
У заключному турі групового етапу 22-23 травня зіграють: Австрія - Угорщина,Казахстан - Словенія, Швеція - США, Фінляндія - Данія, Німеччина - Франція,Швейцарія - Латвія, Канада - Чехія, Словаччина - Норвегія.</text:p>
      <text:p text:style-name="P4">
<text:span text:style-name="T4">
Читайте також:</text:span>
 <text:a xlink:type="simple" xlink:href="https://www.ukrinform.ua/rubric-sports/3710639-na-vijni-proti-rosii-zaginuv-vihovanec-bilogo-barsa-kolonuk.html" text:style-name="Internet_20_link" text:visited-style-name="Visited_20_Internet_20_Link">
 </text:a>
世界曲棍球锦标赛将持续到5月28日。</text:p>
      <text:p text:style-name="P4">
照片：乌克兰的Getty Images/Global Images。</text:p>
      <text:p text:style-name="P4">
News Source: <text:a xlink:type="simple" xlink:href="https://www.ukrinform.ua/rubric-sports/3712743-cs2023-z-hokeu-kanada-sensacijno-prograla-norvegii-svecia-peremogla-daniu.html" text:style-name="Internet_20_link" text:visited-style-name="Visited_20_Internet_20_Link">
https://www.ukrinform.ua/rubric-sports/3712743-cs2023-z-hokeu-kanada-sensacijno-prograla-norvegii-svecia-peremogla-daniu.html</text:a>
</text:p>
      <!--NEWS-->
      <text:h text:style-name="P10" text:outline-level="1">
<text:span text:style-name="T4">
在前线的五个方向上，有25次冲突，巴赫穆特战斗继续</text:span>
</text:h>
      <text:p text:style-name="P4">
作者: Ukrinform (Person)</text:p>
      <text:p text:style-name="P4">
出版商: Укринформ (Organization)</text:p>
      <text:p text:style-name="P4">
出版时间: 2023-05-22T19:21:00+03:00</text:p>
      <text:p text:style-name="P4">
修改时间: 2023-05-22T19:21:00+03:00</text:p>
      <text:p text:style-name="P4">
描述: 在俄罗斯军队集中精力的前线五个方向上，白天发生了25次冲突，巴赫穆特的战斗仍在继续。  - 乌克林。</text:p>
      <text:p text:style-name="P4">
图片: ['<text:a xlink:type="simple" xlink:href="https://static.ukrinform.com/photos/2023_05/thumb_files/630_360_1684772474-823.jpg" text:style-name="Internet_20_link" text:visited-style-name="Visited_20_Internet_20_Link">
630_360_16847...</text:a>
', '<text:a xlink:type="simple" xlink:href="https://static.ukrinform.com/photos/2023_05/1684772130-475.jpg" text:style-name="Internet_20_link" text:visited-style-name="Visited_20_Internet_20_Link">
1684772130-47...</text:a>
', '<text:a xlink:type="simple" xlink:href="https://static.ukrinform.com/photos/2023_05/1684772122-920.jpg" text:style-name="Internet_20_link" text:visited-style-name="Visited_20_Internet_20_Link">
1684772122-92...</text:a>
']</text:p>
      <text:p text:style-name="P4">
标签: ['Генштаб', 'ЗСУ', 'Війна з Росією']</text:p>
      <text:p text:style-name="P4">
类型: Article</text:p>
      <!--METADATA-->
      <text:p text:style-name="P4">
<draw:frame draw:style-name="fr1" draw:name="Image172" text:anchor-type="as-char" svg:width="6.9236in" svg:height="3.956343in" draw:z-index="0">
<draw:image xlink:href="../Images/yкринформ/2023-05-22T19-21-00-03-00/630_360_1684772474-823.jpg" xlink:type="simple" xlink:show="embed" xlink:actuate="onLoad" draw:mime-type="image/jpeg"/>
</draw:frame>
在俄罗斯军队集中基本努力的前线五笔触及中，巴赫穆特发生了25次冲突。</text:p>
      <text:p text:style-name="P4">
乌克兰武装部队的总参谋部在[]中报道了这一点(https://www.facebook.com/GeneralStaff.ua/posts/pfbid0xKy2dS43VHq8ZQTCVLVuSACkkFBWbgV1yifkRuhDJYZdTqiqDMKFHFnwFAiqrWgRl)乌克林福姆报道，截至5月22日星期一18:00发表了及时信息。</text:p>
      <text:p text:style-name="P4">
“敌人继续专注于Kupyansk，Lyman，Bakhmut，Avdiiv和Mariinsky的主要努力。 在白天，总共有25次战斗冲突，而巴赫穆特(Bakhmut)和马林卡(Marinka)对敌对行动进行了擦拭。</text:p>
      <text:p text:style-name="P4">
据报道，乌克兰航空是在一天内进行的，总共进行了八次罢工，在俄罗斯人的人员和军事装备的集中以及两架更高的反飞行导弹综合体中进行。</text:p>
      <text:p text:style-name="P4">
火箭部队和武装部队的炮兵部门受到了三个武器和军事设备，三个弹药仓库，11个炮兵设备和一个敌方雷达站的影响。</text:p>
      <text:p text:style-name="P4">
<draw:frame draw:style-name="fr1" draw:name="Image173" text:anchor-type="as-char" svg:width="6.9236in" svg:height="3.884909in" draw:z-index="0">
<draw:image xlink:href="../Images/yкринформ/2023-05-22T19-21-00-03-00/1684772130-475.jpg" xlink:type="simple" xlink:show="embed" xlink:actuate="onLoad" draw:mime-type="image/jpeg"/>
</draw:frame>
乌克兰的捍卫者还摧毁了入侵者的侦察无人机。</text:p>
      <text:p text:style-name="P4">
白天，俄罗斯军队总共对哈尔基夫地区的dnieper，Zaporizhzhia和定居点进行了21次火箭袭击，申请了这一数量的有翼空气基础导弹X-101/X-555(被摧毁的部队)，五枚有翼的X-22导弹，两枚Iskander-M弹道导弹，五个座位的C-300导弹和四枚未知导弹。</text:p>
      <text:p text:style-name="P4">
42袭击了由航空制成的敌人，特别是使用伊朗震惊的Shahad袭击了敌人。 根据这些信息，第21次乌克兰捍卫者的21架无人机使乌克兰捍卫者成为了乌克兰捍卫者。 另外，俄罗斯军队进行了大约50次<text:a xlink:type="simple" xlink:href="https://www.ukrinform.ua/tag-obstril" text:style-name="Internet_20_link" text:visited-style-name="Visited_20_Internet_20_Link">
</text:a>
从国防部队和定居点的射击大火的反应性系统中。</text:p>
      <text:p text:style-name="P4">
尊敬的袭击在平民人口中受伤，公寓楼，私人住宅，幼儿园和其他基础设施的损害。</text:p>
      <text:p text:style-name="P4">
总参谋部说：“整个乌克兰的导弹和航空罢工的可能性仍然很高。”在<text:span text:style-name="T4">
 Siverskyi </text:span>
和<text:span text:style-name="T4">
 Slobozhansky的指示</text:span>
俄罗斯联邦预测将在与乌克兰边境地区保持军事地位。</text:p>
      <text:p text:style-name="P4">
从白天开始，从迫击炮和炮兵中，侵略者被Timonovichi，khodin的Chernihiv地区的Galaganovka和Zarichchy击败，Paltivtsi，Vovchansk，Varvarivtsi，Nesterny，Budarki和Chugunivtsi Kharkiv地区。</text:p>
      <text:p text:style-name="P4">
在白天，俄罗斯航空袭击了哈尔基夫地区的奥利兰斯基，基斯利夫卡和塔巴耶夫卡地区。 俄罗斯人的炮兵和迫击炮炮击遭到了卡米安卡(Kamianka)，菲洛利夫卡(Figolivka)，诺沃特林斯克(Novomlinsk)，两年，西方，库皮斯克(Kupyansk)，husynka，tabayivka和berestovo kharkiv地区和卢汉斯克地区的Stelmakhivka。</text:p>
      <text:p text:style-name="P4">
在<text:span text:style-name="T4">
利马方向</text:span>
，在Bigorivka地区和Verkhnyamyansk Donetsk地区，入侵者被击败。 在敌对大炮的中风下，尤其是内夫斯科伊(Nevskoye)和比格里瓦卡(Bigorivka)，卢汉斯克(Luhansk)地区，托尔克(Torke)，有争议且有趣的顿涅茨克地区。</text:p>
      <text:p text:style-name="P4">
<text:span text:style-name="T4">
另请阅读：</text:span>
 <text:a xlink:type="simple" xlink:href="https://www.ukrinform.ua/rubric-ato/3712448-u-bahmuti-prikordonniki-z-minometiv-zirvali-ataku-zagarbnikiv.html" text:style-name="Internet_20_link" text:visited-style-name="Visited_20_Internet_20_Link">
<text:span text:style-name="T4">
 bakhmut </text:span>
</text:a>
在<text:span text:style-name="T4">
巴赫穆特方向</text:span>
俄罗斯军队继续采取进攻行动，巴赫穆特战斗继续。 入侵者在巴赫穆特·伊瓦诺夫斯基附近遭到袭击。 Vasyukivka，Orikhovo-Vasylivka，Markovo，Grigorivka，Bakhmut，Ivanivske，Stupochka，White Gora，White Gora，Toretsk，North，North，North，North，North，North，North，North，North，Nort New York地区受到了敌人的炮击。</text:p>
      <text:p text:style-name="P4">
在<text:span text:style-name="T4">
 Avdeevsky方向上</text:span>
俄罗斯人对Novokalin和Water进行了不成功的进攻行动。 白天，他们被Aavdiivka和Pervomaisky地区的航空殴打。</text:p>
      <text:p text:style-name="P4">
<draw:frame draw:style-name="fr1" draw:name="Image174" text:anchor-type="as-char" svg:width="6.9236in" svg:height="3.796273in" draw:z-index="0">
<draw:image xlink:href="../Images/yкринформ/2023-05-22T19-21-00-03-00/1684772122-920.jpg" xlink:type="simple" xlink:show="embed" xlink:actuate="onLoad" draw:mime-type="image/jpeg"/>
</draw:frame>
入侵者袭击了炮兵袭击诺茨克地区的诺沃卡利诺诺夫，贝尔迪奇夫，阿维迪瓦，贝迪奇卡，维达尼斯，普雷沃马克和卡洛夫卡地区。</text:p>
      <text:p text:style-name="P4">
在<text:span text:style-name="T4">
马林斯基方向</text:span>
防御单位反映了在Marinka地区的众多攻击。 胜利村是胜利村顿涅茨克地区。</text:p>
      <text:p text:style-name="P4">
在<text:span text:style-name="T4">
 Shakhtar方向</text:span>
俄罗斯联邦的进攻行动没有进行，而是从煤炭，Prechistivka和Golden Niva的航空中击败，在Kalledar，Novoukrainka和Prechistivka开火。在这一天的这一天，入侵者在Zaporizhzhya地区的Mala Domokmachka和Novodanylivka地区袭击。</text:p>
      <text:p text:style-name="P4">
From the Russian shelling, Vremivka and Novopol of Donetsk region, Zaporizhzhia, Olgiv, Gulyaypole, Belogorye, Little Tokmachka, Novodanilovka, Novoandriivka and Mali Shcherbakki of Zaporizhzhya region, Kherson, Gavrilovka, Berislav, Veselak, Burgotskaya, Burgotskaya, Burgotskaya, Burgotskaya, Burghka ，Bergivka，Berglivka，Berglivka，Gavrillovka，Gavrillovka，Gavrillovka，Berislav，Veselaki，Veselaki，Veselaki，Veselaki，Veselaki，Veselaki，Bergivka，Bergivka，Veselak，Veselak，Veselak。</text:p>
      <text:p text:style-name="P4">
正如乌克林福姆报道的，在顿涅茨克地区，乌克兰军队<text:a xlink:type="simple" xlink:href="https://www.ukrinform.ua/rubric-ato/3712616-na-doneccini-ukrainski-zahisniki-zbili-vorozij-mi24-iz-pzrk-igla.html" text:style-name="Internet_20_link" text:visited-style-name="Visited_20_Internet_20_Link">
</text:a>
IGLA便携式无所不能逮捕综合体的镜头。</text:p>
      <text:p text:style-name="P4">
_foto：武装部队总参谋部</text:p>
      <text:p text:style-name="P4">
News Source: <text:a xlink:type="simple" xlink:href="https://www.ukrinform.ua/rubric-ato/3712745-na-pati-napramkah-frontu-vidbulisa-25-zitknen-boi-za-bahmut-trivaut.html" text:style-name="Internet_20_link" text:visited-style-name="Visited_20_Internet_20_Link">
https://www.ukrinform.ua/rubric-ato/3712745-na-pati-napramkah-frontu-vidbulisa-25-zitknen-boi-za-bahmut-trivaut.html</text:a>
</text:p>
      <!--NEWS-->
      <text:h text:style-name="P10" text:outline-level="1">
<text:span text:style-name="T4">
Belgorod地区的情况是内部冲突-Yusov</text:span>
</text:h>
      <text:p text:style-name="P4">
作者: Ukrinform (Person)</text:p>
      <text:p text:style-name="P4">
出版商: Укринформ (Organization)</text:p>
      <text:p text:style-name="P4">
出版时间: 2023-05-22T19:23:00+03:00</text:p>
      <text:p text:style-name="P4">
修改时间: 2023-05-22T19:23:00+03:00</text:p>
      <text:p text:style-name="P4">
描述: 俄罗斯联邦Belgorod地区的局势是内部冲突。  - 乌克林。</text:p>
      <text:p text:style-name="P4">
图片: ['<text:a xlink:type="simple" xlink:href="https://static.ukrinform.com/photos/2023_01/thumb_files/630_360_1674657236-888.jpg" text:style-name="Internet_20_link" text:visited-style-name="Visited_20_Internet_20_Link">
630_360_16746...</text:a>
']</text:p>
      <text:p text:style-name="P4">
标签: ['Розвідка', 'Війна з Росією', 'Бєлгород', 'Єдині новини']</text:p>
      <text:p text:style-name="P4">
类型: Article</text:p>
      <!--METADATA-->
      <text:p text:style-name="P4">
<draw:frame draw:style-name="fr1" draw:name="Image175" text:anchor-type="as-char" svg:width="6.9236in" svg:height="3.956343in" draw:z-index="0">
<draw:image xlink:href="../Images/yкринформ/2023-05-22T19-23-00-03-00/630_360_1674657236-888.jpg" xlink:type="simple" xlink:show="embed" xlink:actuate="onLoad" draw:mime-type="image/jpeg"/>
</draw:frame>
俄罗斯联邦乌尔戈罗德地区的局势是内部冲突。</text:p>
      <text:p text:style-name="P4">
据乌克林福姆报道，这是由乌克兰“统一新闻”的乌克兰安德里·尤索夫国防部主管局主要局长所说的。</text:p>
      <text:p text:style-name="P4">
“乌克兰的安全和国防部队解放了乌克兰领土，并正在与其他土地打交道，以便在1991年到达乌克兰国际公认的边界。 所有发生在领土上<text:a xlink:type="simple" xlink:href="https://www.ukrinform.ua/tag-rosia" text:style-name="Internet_20_link" text:visited-style-name="Visited_20_Internet_20_Link">
</text:a>
尤索夫说：“这些是俄罗斯内部的冲突。”</text:p>
      <text:p text:style-name="P4">
他指出，负责乌尔戈罗德地区措施的结构 - 由俄罗斯公民组成的军团“俄罗斯自由”和“俄罗斯志愿军团”，这些武器掌握在俄罗斯政权中。</text:p>
      <text:p text:style-name="P4">
早些时候，媒体报道说，爆炸已经在Belgorod地区骑行，然后Umpedia有关于俄罗斯志愿者领土的到来的信息。</text:p>
      <text:p text:style-name="P4">
在社交网络上，有关于俄罗斯“俄罗斯自由”俄罗斯志愿兵团关于贝尔戈罗德地区Kozynka和Gora Podol的“解放”的言论。</text:p>
      <text:p text:style-name="P4">
<text:span text:style-name="T4">
另请阅读：</text:span>
 <text:a xlink:type="simple" xlink:href="https://www.ukrinform.ua/rubric-world/3712730-u-belgorodskij-oblasti-ogolosili-rezim-kontrteroristicnoi-operacii.html" text:style-name="Internet_20_link" text:visited-style-name="Visited_20_Internet_20_Link">
<text:span text:style-name="T4">
 belgorod </text:span>
</text:a>
据俄罗斯总统德米特里·佩斯科夫(Dmitry Peskov)的发言人说，弗拉基米尔·普京(Vladimir Putin)因“未遂突破”而被消耗掉。 佩斯科夫将Belgorod地区的事件称为“破坏”，其目的是“从Bakhmut方向分散注意力”。 他说，俄罗斯部队正试图摧毁“破坏者”。</text:p>
      <text:p text:style-name="P4">
总统办公室Mikhail Podolyak顾问表示<text:a xlink:type="simple" xlink:href="https://www.ukrinform.ua/rubric-ato/3712678-ukraina-ne-mae-stosunku-do-podij-u-belgorodskij-oblasti-rf-podolak.html" text:style-name="Internet_20_link" text:visited-style-name="Visited_20_Internet_20_Link">
</text:a>
 .</text:p>
      <text:p text:style-name="P4">
News Source: <text:a xlink:type="simple" xlink:href="https://www.ukrinform.ua/rubric-world/3712744-situacia-u-belgorodskij-oblasti-e-vnutrisnim-konfliktom-gur.html" text:style-name="Internet_20_link" text:visited-style-name="Visited_20_Internet_20_Link">
https://www.ukrinform.ua/rubric-world/3712744-situacia-u-belgorodskij-oblasti-e-vnutrisnim-konfliktom-gur.html</text:a>
</text:p>
      <!--NEWS-->
      <text:h text:style-name="P10" text:outline-level="1">
<text:span text:style-name="T4">
乌克兰需要内存基础设施-Drobyovych</text:span>
</text:h>
      <text:p text:style-name="P4">
作者: Ukrinform (Person)</text:p>
      <text:p text:style-name="P4">
出版商: Укринформ (Organization)</text:p>
      <text:p text:style-name="P4">
出版时间: 2023-05-22T19:26:00+03:00</text:p>
      <text:p text:style-name="P4">
修改时间: 2023-05-22T19:26:00+03:00</text:p>
      <text:p text:style-name="P4">
描述: 在乌克兰，有必要创建内存基础架构。  - 乌克林。</text:p>
      <text:p text:style-name="P4">
图片: ['<text:a xlink:type="simple" xlink:href="https://static.ukrinform.com/photos/2021_11/thumb_files/630_360_1637241703-211.jpg" text:style-name="Internet_20_link" text:visited-style-name="Visited_20_Internet_20_Link">
630_360_16372...</text:a>
']</text:p>
      <text:p text:style-name="P4">
标签: ['Інфраструктура', "Пам'ять", 'Дробович']</text:p>
      <text:p text:style-name="P4">
类型: Article</text:p>
      <!--METADATA-->
      <text:p text:style-name="P4">
<draw:frame draw:style-name="fr1" draw:name="Image176" text:anchor-type="as-char" svg:width="6.9236in" svg:height="3.956343in" draw:z-index="0">
<draw:image xlink:href="../Images/yкринформ/2023-05-22T19-26-00-03-00/630_360_1637241703-211.jpg" xlink:type="simple" xlink:show="embed" xlink:actuate="onLoad" draw:mime-type="image/jpeg"/>
</draw:frame>
在乌克兰，有必要创建内存基础架构。</text:p>
      <text:p text:style-name="P4">
乌克林福姆报道，这是由乌克兰国家记忆学院anodobokovich的负责人在专门针对英雄节的主题会议上指出的。</text:p>
      <text:p text:style-name="P4">
“所有绘制传统的伟大国家(1000年，记忆。尿布，以杰出人士命名的大区域。这种记忆基础架构可帮助您感受到下一代这些英雄...现在在<text:a xlink:type="simple" xlink:href="https://www.ukrinform.ua/tag-ukraina" text:style-name="Internet_20_link" text:visited-style-name="Visited_20_Internet_20_Link">
</text:a>
对这些事情的不可思议的需求。 我们需要这种内存基础架构，并且该基础设施的一部分涉及记录出色的积极性的记忆，” Drobovich说。</text:p>
      <text:p text:style-name="P4">
他指出，这些人的力量和榜样对于子孙后代而言将具有决定性的重要性。</text:p>
      <text:p text:style-name="P4">
“现在在乌克兰战斗的绝大多数人确实是2022年2月的高级选择。在许多方面，该国还没有准备好进行良好的进攻。实际上，全世界还没有为这种侵略水平做好准备。许多乌克兰人以理性的方式凭直觉，以不同的动机采取了这一步骤……我相信，千禧年的杰出人物的记忆已经在这里拍摄。一个。德罗博维奇强调。</text:p>
      <text:p text:style-name="P4">
<text:span text:style-name="T4">
另请阅读：</text:span>
 <text:a xlink:type="simple" xlink:href="https://www.ukrinform.ua/rubric-society/3706512-drobovic-rosia-otruila-pamat-pro-drugu-svitovu-vijnu-ta-koncepciu-9-travna.html" text:style-name="Internet_20_link" text:visited-style-name="Visited_20_Internet_20_Link">
<text:span text:style-name="T4">
 Drobovich </text:span>
</text:a>
据报道，2022年5月，Verkhovna Rada采用了一项法律，规定了建立国家军事纪念公墓的法律。法律规定将纪念建筑综合体放置在带有裸露土地的纪念建筑综合体中，包括一座军事公墓，博物馆综合体。</text:p>
      <text:p text:style-name="P4">
News Source: <text:a xlink:type="simple" xlink:href="https://www.ukrinform.ua/rubric-society/3712747-ukraini-potribna-infrastruktura-pamati-drobovic.html" text:style-name="Internet_20_link" text:visited-style-name="Visited_20_Internet_20_Link">
https://www.ukrinform.ua/rubric-society/3712747-ukraini-potribna-infrastruktura-pamati-drobovic.html</text:a>
</text:p>
      <!--NEWS-->
      <text:h text:style-name="P10" text:outline-level="1">
<text:span text:style-name="T4">
丹麦大使将玛格丽二世女王的信传给了尼古拉夫市长</text:span>
</text:h>
      <text:p text:style-name="P4">
作者: Ukrinform (Person)</text:p>
      <text:p text:style-name="P4">
出版商: Укринформ (Organization)</text:p>
      <text:p text:style-name="P4">
出版时间: 2023-05-22T19:32:00+03:00</text:p>
      <text:p text:style-name="P4">
修改时间: 2023-05-22T19:32:00+03:00</text:p>
      <text:p text:style-name="P4">
描述: 丹麦驻乌克兰大使Ole Egberg Mikkelsen先生在访问Nikolaev时，将Majesly Marghete II女王的信传递给了Alexander Senkevich市长。  - 乌克林。</text:p>
      <text:p text:style-name="P4">
图片: ['<text:a xlink:type="simple" xlink:href="https://static.ukrinform.com/photos/2017_07/thumb_files/630_360_1499906091-1181.jpg" text:style-name="Internet_20_link" text:visited-style-name="Visited_20_Internet_20_Link">
630_360_14999...</text:a>
', '<text:a xlink:type="simple" xlink:href="https://static.ukrinform.com/photos/2023_05/1684773317-744.jpg" text:style-name="Internet_20_link" text:visited-style-name="Visited_20_Internet_20_Link">
1684773317-74...</text:a>
']</text:p>
      <text:p text:style-name="P4">
标签: ['Данія', 'Миколаїв', 'Лист', 'Королева']</text:p>
      <text:p text:style-name="P4">
类型: Article</text:p>
      <!--METADATA-->
      <text:p text:style-name="P4">
<draw:frame draw:style-name="fr1" draw:name="Image177" text:anchor-type="as-char" svg:width="6.9236in" svg:height="3.937871in" draw:z-index="0">
<draw:image xlink:href="../Images/yкринформ/2023-05-22T19-32-00-03-00/630_360_1499906091-1181.jpg" xlink:type="simple" xlink:show="embed" xlink:actuate="onLoad" draw:mime-type="image/jpeg"/>
</draw:frame>
奥利·埃格伯格·米克尔森(Ole Egberg Mikkelsen)先生奥利·埃格伯格·米克尔森(Olea Eagberg Mikkelsen)先生被玛格丽特二世市长亚历山大(Alexander Queen Alexander)从je下转移到尼古拉夫(Nikolaev)。</text:p>
      <text:p text:style-name="P4">
市长亚历山大·森基维奇(Alexander Senkevich)在[]中报告了这一点。(https://t.me/senkevichonline/4528)，报道乌克林福姆。</text:p>
      <text:p text:style-name="P4">
据他说，女王在信中感谢参加[]的每个人(https://www.youtube.com/watch?v=eMMCldjvf_0)在她的生日之际。</text:p>
      <text:p text:style-name="P4">
<draw:frame draw:style-name="fr1" draw:name="Image178" text:anchor-type="as-char" svg:width="6.9236in" svg:height="9.792495in" draw:z-index="0">
<draw:image xlink:href="../Images/yкринформ/2023-05-22T19-32-00-03-00/1684773317-744.jpg" xlink:type="simple" xlink:show="embed" xlink:actuate="onLoad" draw:mime-type="image/jpeg"/>
</draw:frame>
<text:span text:style-name="T4">
另请阅读：</text:span>
 <text:a xlink:type="simple" xlink:href="https://www.ukrinform.ua/rubric-regions/3712739-mikolaiv-otrimav-vid-danii-sist-ekskavatoriv-dla-komunalnih-pidpriemstv-mer.html" text:style-name="Internet_20_link" text:visited-style-name="Visited_20_Internet_20_Link">
<text:span text:style-name="T4">
丹麦</text:span>
</text:a>
据报道，在纪念je下83周年之际，三所音乐学校的学生录制了一首歌问候。</text:p>
      <text:p text:style-name="P4">
News Source: <text:a xlink:type="simple" xlink:href="https://www.ukrinform.ua/rubric-regions/3712752-posol-danii-v-ukraini-peredav-meru-mikolaeva-list-vid-korolevi-margrete-ii.html" text:style-name="Internet_20_link" text:visited-style-name="Visited_20_Internet_20_Link">
https://www.ukrinform.ua/rubric-regions/3712752-posol-danii-v-ukraini-peredav-meru-mikolaeva-list-vid-korolevi-margrete-ii.html</text:a>
</text:p>
      <!--NEWS-->
      <text:h text:style-name="P10" text:outline-level="1">
<text:span text:style-name="T4">
德国反情报捕获了欧洲俄罗斯特工的成长</text:span>
</text:h>
      <text:p text:style-name="P4">
作者: Ukrinform (Person)</text:p>
      <text:p text:style-name="P4">
出版商: Укринформ (Organization)</text:p>
      <text:p text:style-name="P4">
出版时间: 2023-05-22T19:42:00+03:00</text:p>
      <text:p text:style-name="P4">
修改时间: 2023-05-22T19:42:00+03:00</text:p>
      <text:p text:style-name="P4">
描述: 联邦保护宪法（反情报）占领了德国俄罗斯宣传和特工的增长，以及破坏性的威胁。  - 乌克林。</text:p>
      <text:p text:style-name="P4">
图片: ['<text:a xlink:type="simple" xlink:href="https://static.ukrinform.com/photos/2023_05/thumb_files/630_360_1684773673-212.jpg" text:style-name="Internet_20_link" text:visited-style-name="Visited_20_Internet_20_Link">
630_360_16847...</text:a>
']</text:p>
      <text:p text:style-name="P4">
标签: ['Кібератака', 'Німеччина', 'Шпигун', 'Росія']</text:p>
      <text:p text:style-name="P4">
类型: Article</text:p>
      <!--METADATA-->
      <text:p text:style-name="P4">
<draw:frame draw:style-name="fr1" draw:name="Image179" text:anchor-type="as-char" svg:width="6.9236in" svg:height="3.956343in" draw:z-index="0">
<draw:image xlink:href="../Images/yкринформ/2023-05-22T19-42-00-03-00/630_360_1684773673-212.jpg" xlink:type="simple" xlink:show="embed" xlink:actuate="onLoad" draw:mime-type="image/jpeg"/>
</draw:frame>
联邦保护宪法(反情绪)它捕获了德国俄罗斯宣传和特工的增长，以及破坏性的威胁。</text:p>
      <text:p text:style-name="P4">
这说明了(http://www.ardmediathek.de/video/morgenmagazin/haldenwang-warnt-vor-russischer-einflussnahme/das-erste/Y3JpZDovL2Rhc2Vyc3RlLmRlL21vcmdlbm1hZ2F6aW4vY2VmYjA0YjctZDZjZi00ZjljLTg0NjAtNjk4MzVkMWExNzNj)，报道乌克林福姆。</text:p>
      <text:p text:style-name="P4">
Haldenwang警告德国可能采取的俄罗斯破坏行为“增加风险”。 他在柏林举行的研讨会上说，“准备行动”已经从俄罗斯方面采取了措施，例如IT公用事业公司的专业。</text:p>
      <text:p text:style-name="P4">
“这些(Sabotage -ed。)机遇实际上是可以访问的，也可以用于德国目的，尤其是关键的基础设施。”反情报负责人说。</text:p>
      <text:p text:style-name="P4">
他指出，随着乌克兰战争的爆发，俄罗斯服务活动的强度，规模和复杂性大大增加。 目前，您可以看到特殊的冒险，“但还没有关于德国关键基础设施的大规模网络攻击。” 据加尔顿旺(Galdengwang)称，俄罗斯已经建立了非常强大的赛伯塔克力量。 现在，它们主要用于乌克兰的基础设施，但是如果它们是对美国，西欧的占领的应用，那么您实际上将不得不算作复杂的攻击，这是一种可识别的反智慧。</text:p>
      <text:p text:style-name="P4">
同时，他指出，通过欧洲各地的驱逐，几百名工人的情报服务，尤其是俄罗斯获得各种信息的访问。</text:p>
      <text:p text:style-name="P4">
“现在，他们被迫使用替代方法来满足极大的兴趣……<text:a xlink:type="simple" xlink:href="https://www.ukrinform.ua/tag-nimeccina" text:style-name="Internet_20_link" text:visited-style-name="Visited_20_Internet_20_Link">
</text:a>
风险。 毫无疑问，任何天真。”这位官员说。</text:p>
      <text:p text:style-name="P4">
他还提到了来自中国的复杂网络攻击，以及“在各个领域对德国政治的间谍活动提高兴趣”。 根据Glavyphephedral机构的说法，“莫斯科的复仇是积极进取的imilitantar，但北京的行为更加限制，战略性和持久的目的。”这位官员还指责德国的权利，并指出，普京的歌在许多地方唱歌的事实也是“德国替代方案”党的优点，该政党在某个地方取代了俄罗斯媒体的叙述。</text:p>
      <text:p text:style-name="P4">
<text:span text:style-name="T4">
另请阅读：</text:span>
 <text:a xlink:type="simple" xlink:href="https://www.ukrinform.ua/rubric-technology/3712173-rosijski-hakeri-zdijsnili-podvijnu-kiberataku-proti-ministerstva-i-zmi-ukraini-derzspeczvazku.html" text:style-name="Internet_20_link" text:visited-style-name="Visited_20_Internet_20_Link">
<text:span text:style-name="T4">
 cyberattak </text:span>
</text:a>
据报道，德国最近几个月派出了数十年的俄罗斯外交官。</text:p>
      <text:p text:style-name="P4">
迈克尔·卡普勒/DPA</text:p>
      <text:p text:style-name="P4">
News Source: <text:a xlink:type="simple" xlink:href="https://www.ukrinform.ua/rubric-world/3712754-nimecka-kontrrozvidka-fiksue-zrostanna-aktivnosti-rosijskih-agentiv-u-evropi.html" text:style-name="Internet_20_link" text:visited-style-name="Visited_20_Internet_20_Link">
https://www.ukrinform.ua/rubric-world/3712754-nimecka-kontrrozvidka-fiksue-zrostanna-aktivnosti-rosijskih-agentiv-u-evropi.html</text:a>
</text:p>
      <!--NEWS-->
      <text:h text:style-name="P10" text:outline-level="1">
<text:span text:style-name="T4">
Obolon和Polissya在第一场联赛比赛中交换了进球</text:span>
</text:h>
      <text:p text:style-name="P4">
作者: Ukrinform (Person)</text:p>
      <text:p text:style-name="P4">
出版商: Укринформ (Organization)</text:p>
      <text:p text:style-name="P4">
出版时间: 2023-05-22T19:45:53+03:00</text:p>
      <text:p text:style-name="P4">
修改时间: 2023-05-22T19:45:53+03:00</text:p>
      <text:p text:style-name="P4">
描述: 在乌克兰在足球比赛中的冠军赛中，第一届联赛的比赛中的比赛，教室第二阶段的第7轮比赛结束了。  - 乌克林。</text:p>
      <text:p text:style-name="P4">
图片: ['<text:a xlink:type="simple" xlink:href="https://static.ukrinform.com/photos/2023_05/thumb_files/630_360_1684773891-613.jpg" text:style-name="Internet_20_link" text:visited-style-name="Visited_20_Internet_20_Link">
630_360_16847...</text:a>
']</text:p>
      <text:p text:style-name="P4">
标签: ['Футбол', 'перша ліга', 'Полісся']</text:p>
      <text:p text:style-name="P4">
类型: Article</text:p>
      <!--METADATA-->
      <text:p text:style-name="P4">
<draw:frame draw:style-name="fr1" draw:name="Image180" text:anchor-type="as-char" svg:width="6.9236in" svg:height="3.956343in" draw:z-index="0">
<draw:image xlink:href="../Images/yкринформ/2023-05-22T19-45-53-03-00/630_360_1684773891-613.jpg" xlink:type="simple" xlink:show="embed" xlink:actuate="onLoad" draw:mime-type="image/jpeg"/>
</draw:frame>
第一联赛足球队已经完成了课堂上班级第二阶段的第7轮，在课堂上完成了比赛。</text:p>
      <text:p text:style-name="P4">
据报道，Zhytomyr Polissya的负责人与Kiev Obolon -1：1一起打了平局。</text:p>
      <text:p text:style-name="P4">
在火石比赛日的其他比赛中(Kremenchuk)将要点划分为Outopolskaya“ Niva” -2：2，LNZ(Cherkasy)喀尔巴阡山脉的-4：1，而冶金学则击败了利维夫的“喀尔巴阡山脉”(Zaporizhzhia)中心的最小(Kamianets-Podilskyi)-1：0。</text:p>
      <text:p text:style-name="P4">
领导人的情况：“ Polesie” -29分，“ Obolon -28，LNZ -22，“ Metallurg” -20 -20，“ Carpathians” -17。</text:p>
      <text:p text:style-name="P4">
<text:span text:style-name="T4">
另请阅读：</text:span>
 <text:a xlink:type="simple" xlink:href="https://www.ukrinform.ua/rubric-sports/3709173-polissa-vperse-v-istorii-vijslo-v-upl.html" text:style-name="Internet_20_link" text:visited-style-name="Visited_20_Internet_20_Link">
<text:span text:style-name="T4">
 polesie </text:span>
</text:a>
据报道，波利西亚(Polissya)和奥伯隆(Obolon)在下个赛季初确保了乌克兰英超联赛。</text:p>
      <text:p text:style-name="P4">
照片：Obolon FC。</text:p>
      <text:p text:style-name="P4">
News Source: <text:a xlink:type="simple" xlink:href="https://www.ukrinform.ua/rubric-sports/3712753-obolon-ta-polissa-obminalisa-golami-u-matci-persoi-ligi.html" text:style-name="Internet_20_link" text:visited-style-name="Visited_20_Internet_20_Link">
https://www.ukrinform.ua/rubric-sports/3712753-obolon-ta-polissa-obminalisa-golami-u-matci-persoi-ligi.html</text:a>
</text:p>
      <!--NEWS-->
      <text:h text:style-name="P10" text:outline-level="1">
<text:span text:style-name="T4">
事物以其名字命名：Zelensky关于北约的宣言，该声明认识到种族灭绝的俄罗斯犯罪</text:span>
</text:h>
      <text:p text:style-name="P4">
作者: Ukrinform (Person)</text:p>
      <text:p text:style-name="P4">
出版商: Укринформ (Organization)</text:p>
      <text:p text:style-name="P4">
出版时间: 2023-05-22T19:48:40+03:00</text:p>
      <text:p text:style-name="P4">
修改时间: 2023-05-22T19:48:40+03:00</text:p>
      <text:p text:style-name="P4">
描述: 北约议会议会关于承认俄罗斯联邦对乌克兰的犯罪的宣布是其他国际组织的正确基础。  - 乌克林。</text:p>
      <text:p text:style-name="P4">
图片: ['<text:a xlink:type="simple" xlink:href="https://static.ukrinform.com/photos/2023_03/thumb_files/630_360_1678962741-175.jpeg" text:style-name="Internet_20_link" text:visited-style-name="Visited_20_Internet_20_Link">
630_360_16789...</text:a>
']</text:p>
      <text:p text:style-name="P4">
标签: ['Геноцид', 'НАТО', 'Зеленський', 'Війна з Росією']</text:p>
      <text:p text:style-name="P4">
类型: Article</text:p>
      <!--METADATA-->
      <text:p text:style-name="P4">
<draw:frame draw:style-name="fr1" draw:name="Image181" text:anchor-type="as-char" svg:width="6.9236in" svg:height="3.956343in" draw:z-index="0">
<draw:image xlink:href="../Images/yкринформ/2023-05-22T19-48-40-03-00/630_360_1678962741-175.jpeg" xlink:type="simple" xlink:show="embed" xlink:actuate="onLoad" draw:mime-type="image/jpeg"/>
</draw:frame>
北约议会议会宣布对俄罗斯联邦对乌克兰的罪行的认可是其他国际组织的正确基础。</text:p>
      <text:p text:style-name="P4">
乌克兰沃迪米尔Zelensky总统在[]中指出了这一点(https://t.me/V_Zelenskiy_official/6308)，报道乌克林福姆。</text:p>
      <text:p text:style-name="P4">
<text:span text:style-name="T5">
viso：<text:a xlink:type="simple" xlink:href="https://www.youtube.com/watch" text:style-name="Internet_20_link" text:visited-style-name="Visited_20_Internet_20_Link">
</text:a>
</text:span>
</text:p>
      <text:p text:style-name="P4">
“今天是议会议会的重要声明<text:a xlink:type="simple" xlink:href="https://www.ukrinform.ua/tag-nato" text:style-name="Internet_20_link" text:visited-style-name="Visited_20_Internet_20_Link">
</text:a>
。 事物以其名字命名：对俄罗斯针对我们国家的罪行的种族灭绝的明显认可，这是对叛逆的意识形态的明确谴责。 这是我们国际组织的正确基础。”</text:p>
      <text:p text:style-name="P4">
<text:span text:style-name="T4">
另请阅读：</text:span>
 <text:a xlink:type="simple" xlink:href="https://www.ukrinform.ua/rubric-polytics/3703692-rada-zvernulas-do-svitu-iz-zaklikom-zasuditi-rasizm-ta-viznati-rf-derzavouteroristom.html" text:style-name="Internet_20_link" text:visited-style-name="Visited_20_Internet_20_Link">
<text:span text:style-name="T4">
 rashism </text:span>
</text:a>
正如乌克林福姆报道的<text:a xlink:type="simple" xlink:href="https://www.ukrinform.ua/rubric-polytics/3712643-parlamentska-asamblea-nato-viznala-zlocini-rosii-proti-ukraini-genocidom.html" text:style-name="Internet_20_link" text:visited-style-name="Visited_20_Internet_20_Link">
</text:a>
，以及俄罗斯联邦的恐怖政权 - 轻率。</text:p>
      <text:p text:style-name="P4">
_foto：op _</text:p>
      <text:p text:style-name="P4">
News Source: <text:a xlink:type="simple" xlink:href="https://www.ukrinform.ua/rubric-polytics/3712755-reci-nazvani-svoimi-imenami-zelenskij-pro-deklaraciu-pa-nato-so-viznae-zlocini-rf-genocidom.html" text:style-name="Internet_20_link" text:visited-style-name="Visited_20_Internet_20_Link">
https://www.ukrinform.ua/rubric-polytics/3712755-reci-nazvani-svoimi-imenami-zelenskij-pro-deklaraciu-pa-nato-so-viznae-zlocini-rf-genocidom.html</text:a>
</text:p>
      <!--NEWS-->
      <text:h text:style-name="P10" text:outline-level="1">
<text:span text:style-name="T4">
将使用3D打印机来重建乌克兰，该打印机正在LVIV中建造</text:span>
</text:h>
      <text:p text:style-name="P4">
作者: Ukrinform (Person)</text:p>
      <text:p text:style-name="P4">
出版商: Укринформ (Organization)</text:p>
      <text:p text:style-name="P4">
出版时间: 2023-05-22T19:54:00+03:00</text:p>
      <text:p text:style-name="P4">
修改时间: 2023-05-22T19:54:00+03:00</text:p>
      <text:p text:style-name="P4">
描述: 在乌克兰首次在乌克兰建造了一所使用3D打印机的学校。 通过外国合作伙伴的培训，计划将最新的快速和质量建设技术用于重建。  - 乌克林。</text:p>
      <text:p text:style-name="P4">
图片: ['<text:a xlink:type="simple" xlink:href="https://static.ukrinform.com/photos/2023_05/thumb_files/630_360_1684773232-4569.jpeg" text:style-name="Internet_20_link" text:visited-style-name="Visited_20_Internet_20_Link">
630_360_16847...</text:a>
', '<text:a xlink:type="simple" xlink:href="https://static.ukrinform.com/photos/2023_05/thumb_files/630_360_1684773232-7164.jpeg" text:style-name="Internet_20_link" text:visited-style-name="Visited_20_Internet_20_Link">
630_360_16847...</text:a>
', '<text:a xlink:type="simple" xlink:href="https://static.ukrinform.com/photos/2023_05/thumb_files/630_360_1684773231-9918.jpeg" text:style-name="Internet_20_link" text:visited-style-name="Visited_20_Internet_20_Link">
630_360_16847...</text:a>
', '<text:a xlink:type="simple" xlink:href="https://static.ukrinform.com/photos/2023_05/thumb_files/630_360_1684773231-8680.jpeg" text:style-name="Internet_20_link" text:visited-style-name="Visited_20_Internet_20_Link">
630_360_16847...</text:a>
', '<text:a xlink:type="simple" xlink:href="https://static.ukrinform.com/photos/2023_05/thumb_files/630_360_1684773231-7967.jpeg" text:style-name="Internet_20_link" text:visited-style-name="Visited_20_Internet_20_Link">
630_360_16847...</text:a>
', '<text:a xlink:type="simple" xlink:href="https://static.ukrinform.com/photos/2023_05/thumb_files/630_360_1684773231-2538.jpeg" text:style-name="Internet_20_link" text:visited-style-name="Visited_20_Internet_20_Link">
630_360_16847...</text:a>
', '<text:a xlink:type="simple" xlink:href="https://static.ukrinform.com/photos/2023_05/thumb_files/630_360_1684773231-1456.jpeg" text:style-name="Internet_20_link" text:visited-style-name="Visited_20_Internet_20_Link">
630_360_16847...</text:a>
', '<text:a xlink:type="simple" xlink:href="https://static.ukrinform.com/photos/2023_05/thumb_files/630_360_1684773231-2590.jpeg" text:style-name="Internet_20_link" text:visited-style-name="Visited_20_Internet_20_Link">
630_360_16847...</text:a>
', '<text:a xlink:type="simple" xlink:href="https://static.ukrinform.com/photos/2023_05/thumb_files/630_360_1684773232-8874.jpeg" text:style-name="Internet_20_link" text:visited-style-name="Visited_20_Internet_20_Link">
630_360_16847...</text:a>
', '<text:a xlink:type="simple" xlink:href="https://static.ukrinform.com/photos/2023_05/thumb_files/630_360_1684773232-3153.jpeg" text:style-name="Internet_20_link" text:visited-style-name="Visited_20_Internet_20_Link">
630_360_16847...</text:a>
', '<text:a xlink:type="simple" xlink:href="https://static.ukrinform.com/photos/2023_05/thumb_files/630_360_1684773232-7671.jpeg" text:style-name="Internet_20_link" text:visited-style-name="Visited_20_Internet_20_Link">
630_360_16847...</text:a>
', '<text:a xlink:type="simple" xlink:href="https://static.ukrinform.com/photos/2023_05/thumb_files/630_360_1684773232-3406.jpeg" text:style-name="Internet_20_link" text:visited-style-name="Visited_20_Internet_20_Link">
630_360_16847...</text:a>
', '<text:a xlink:type="simple" xlink:href="https://static.ukrinform.com/photos/2023_05/thumb_files/630_360_1684773233-9757.jpeg" text:style-name="Internet_20_link" text:visited-style-name="Visited_20_Internet_20_Link">
630_360_16847...</text:a>
']</text:p>
      <text:p text:style-name="P4">
标签: ['Львів', 'Школа', '3D-принтер', 'Відбудова']</text:p>
      <text:p text:style-name="P4">
类型: Article</text:p>
      <!--METADATA-->
      <text:p text:style-name="P4">
<draw:frame draw:style-name="fr1" draw:name="Image182" text:anchor-type="as-char" svg:width="6.9236in" svg:height="3.956343in" draw:z-index="0">
<draw:image xlink:href="../Images/yкринформ/2023-05-22T19-54-00-03-00/630_360_1684773232-4569.jpeg" xlink:type="simple" xlink:show="embed" xlink:actuate="onLoad" draw:mime-type="image/jpeg"/>
</draw:frame>
在利维夫，正在乌克兰建造了使用3D打印机的学校。 通过外国合作伙伴的培训，计划将最新的快速和质量建设技术用于重建。</text:p>
      <text:p text:style-name="P4">
乌克利福号通讯员报道，人道主义基金Team4UA Jean-Crisistof的创始人在新闻稿中说。</text:p>
      <text:p text:style-name="P4">
“我们为乌克兰带来了3D打印技术，以便您看到它的所有优势。 这是我们第一次在乌克兰使用此类技术，整个印刷阶段将完成Datuine。 我们还计划开设有关该技术的培训中心，以介绍3D- <text:a xlink:type="simple" xlink:href="https://www.ukrinform.ua/tag-budivnictvo" text:style-name="Internet_20_link" text:visited-style-name="Visited_20_Internet_20_Link">
</text:a>
在乌克兰，特别的顿涅茨克和卢甘斯克。 乌克兰的每个人现在都在谈论重建，我们现在正在建造，并准备吸引所有地区。” Jean -Cristof Bonnie说。</text:p>
      <text:p text:style-name="P4">
2022年11月，在LVIV华沙街上的中学№23№23的小学建设。 在第一阶段，该团队投射了未来学校的基础，但随后由于对乌克兰的大量导弹炮击，缺乏电源不稳定的天气状况而停止了建设过程。 因此，只有在5月才带来3D打印机和工作阶段。根据基辅Balbek局研讨会创建的该项目的概念，它建立了一座高度为350万，面积为506平方米的单个建筑。 将有课程，教学，门厅，走廊和浴室。 总预算为800美元。</text:p>
      <text:p text:style-name="P4">
“现在有大约三千名LVIV学校的学生来自其他农场，并进行了全面的战争。 这座教学大楼位于附近的附近，确实有大量的孩子，所有教育机构都拥挤。 一百个孩子，即四个班级，将在这里学习。 餐厅，健身房和庇护所将在学校的主要建筑物中呆两分钟。</text:p>
      <text:p text:style-name="P4">
根据承包组织7CI Olga Gavura的负责人的说法，这所学校是无价的，因为除了接受城市的教育机构外，乌克兰人的外国捐助者是可以扩展到该国的最新建筑技术。</text:p>
      <text:p text:style-name="P4">
“这项技术的优势在于，您不需要执行内部融资和外部整理工作的隔热材料。 Myeconimoma在墙壁建造和完成工作上的时间。 在这样的技术中，需要最少的数量。 这是未来的一个项目。我们计划在3D城市打印机的帮助下进行，该打印机可以节省大约一百个赫尔森地区的村庄。 这仅仅是开始。”  - 添加。</text:p>
      <text:p text:style-name="P4">
<text:span text:style-name="T4">
另请阅读：</text:span>
 <text:a xlink:type="simple" xlink:href="https://www.ukrinform.ua/rubric-technology/3686868-persu-v-sviti-nadrukovanu-na-3dprinteri-raketu-ne-zmogli-vivesti-na-orbitu.html" text:style-name="Internet_20_link" text:visited-style-name="Visited_20_Internet_20_Link">
<text:span text:style-name="T4">
打印机</text:span>
</text:a>
该项目由人道主义基金Team4UA在人道主义人道主义基金人道主义创新技术的支持下启动。(打)与LVIV市议会合作。 Project Technological Partners Danish Company-Developer 3D打印COBOD Tabodacher Company 3DCP Group，该集团管理打印机的作品。</text:p>
      <text:p text:style-name="P4">
News Source: <text:a xlink:type="simple" xlink:href="https://www.ukrinform.ua/rubric-vidbudova/3712756-dla-vidbudovi-ukraini-vikoristaut-3dprinter-akim-zvodat-skolu-u-lvovi.html" text:style-name="Internet_20_link" text:visited-style-name="Visited_20_Internet_20_Link">
https://www.ukrinform.ua/rubric-vidbudova/3712756-dla-vidbudovi-ukraini-vikoristaut-3dprinter-akim-zvodat-skolu-u-lvovi.html</text:a>
</text:p>
      <!--NEWS-->
      <text:h text:style-name="P10" text:outline-level="1">
<text:span text:style-name="T4">
在利维夫，乌克兰熄灭了由人工智能创建的第一个品牌</text:span>
</text:h>
      <text:p text:style-name="P4">
作者: Ukrinform (Person)</text:p>
      <text:p text:style-name="P4">
出版商: Укринформ (Organization)</text:p>
      <text:p text:style-name="P4">
出版时间: 2023-05-22T19:54:51+03:00</text:p>
      <text:p text:style-name="P4">
修改时间: 2023-05-22T19:54:51+03:00</text:p>
      <text:p text:style-name="P4">
描述: 邮政邮票专门介绍了乌克兰伊万·马尔库克（Ivan Marchuk）的人民艺术家，在利维夫ova中被扑灭。 马克是由艺术家Vladimir Kozyuk使用人工智能创建的。  - 乌克林。</text:p>
      <text:p text:style-name="P4">
图片: ['<text:a xlink:type="simple" xlink:href="https://static.ukrinform.com/photos/2023_05/thumb_files/630_360_1684773618-828.jpg" text:style-name="Internet_20_link" text:visited-style-name="Visited_20_Internet_20_Link">
630_360_16847...</text:a>
', '<text:a xlink:type="simple" xlink:href="https://static.ukrinform.com/photos/2023_05/1684773618-347.jpg" text:style-name="Internet_20_link" text:visited-style-name="Visited_20_Internet_20_Link">
1684773618-34...</text:a>
', '<text:a xlink:type="simple" xlink:href="https://static.ukrinform.com/photos/2023_05/1684773618-216.jpg" text:style-name="Internet_20_link" text:visited-style-name="Visited_20_Internet_20_Link">
1684773618-21...</text:a>
', '<text:a xlink:type="simple" xlink:href="https://static.ukrinform.com/photos/2023_05/1684773617-492.jpg" text:style-name="Internet_20_link" text:visited-style-name="Visited_20_Internet_20_Link">
1684773617-49...</text:a>
', '<text:a xlink:type="simple" xlink:href="https://static.ukrinform.com/photos/2023_05/1684773618-155.jpg" text:style-name="Internet_20_link" text:visited-style-name="Visited_20_Internet_20_Link">
1684773618-15...</text:a>
', '<text:a xlink:type="simple" xlink:href="https://static.ukrinform.com/photos/2023_05/1684773617-977.jpg" text:style-name="Internet_20_link" text:visited-style-name="Visited_20_Internet_20_Link">
1684773617-97...</text:a>
']</text:p>
      <text:p text:style-name="P4">
标签: None</text:p>
      <text:p text:style-name="P4">
类型: Article</text:p>
      <!--METADATA-->
      <text:p text:style-name="P4">
<draw:frame draw:style-name="fr1" draw:name="Image183" text:anchor-type="as-char" svg:width="6.9236in" svg:height="3.956343in" draw:z-index="0">
<draw:image xlink:href="../Images/yкринформ/2023-05-22T19-54-51-03-00/630_360_1684773618-828.jpg" xlink:type="simple" xlink:show="embed" xlink:actuate="onLoad" draw:mime-type="image/jpeg"/>
</draw:frame>
乌尔维·奥瓦(Ulvee Ova)被邮政邮票扑灭，专门针对乌克兰马尔凯克(Ukraine Marchuk)的艺术家。 马克是由艺术家弗拉基米尔·科泽克(Vladimir Kozyuk)使用人工智能创建的。</text:p>
      <text:p text:style-name="P4">
关于它报告<text:a xlink:type="simple" xlink:href="https://loda.gov.ua/news/66154" text:style-name="Internet_20_link" text:visited-style-name="Visited_20_Internet_20_Link">
</text:a>
，报道乌克林福姆。</text:p>
      <text:p text:style-name="P4">
<draw:frame draw:style-name="fr1" draw:name="Image184" text:anchor-type="as-char" svg:width="6.9236in" svg:height="4.615733in" draw:z-index="0">
<draw:image xlink:href="../Images/yкринформ/2023-05-22T19-54-51-03-00/1684773618-347.jpg" xlink:type="simple" xlink:show="embed" xlink:actuate="onLoad" draw:mime-type="image/jpeg"/>
</draw:frame>
“马克代表了我们的乌克兰人，即现代的天才，是艺术马尔克克的天才。 首先，流通将制作1000份 - 作为那些荣耀乌克兰并协助武装部队，难民，志愿者和其他在乌克兰的外国伙伴的礼物，”国际公众人物的作者说。尤里·科蒂克(Yuri Kotik)。</text:p>
      <text:p text:style-name="P4">
<draw:frame draw:style-name="fr1" draw:name="Image185" text:anchor-type="as-char" svg:width="6.9236in" svg:height="4.615733in" draw:z-index="0">
<draw:image xlink:href="../Images/yкринформ/2023-05-22T19-54-51-03-00/1684773618-216.jpg" xlink:type="simple" xlink:show="embed" xlink:actuate="onLoad" draw:mime-type="image/jpeg"/>
</draw:frame>
值得注意的是，Mark是由艺术家Vladimir Kozyuk使用[]创建的。(https://www.ukrinform.ua/tag-stucnij-intelekt) - 这是乌克兰第一个使用AI创建的品牌。</text:p>
      <text:p text:style-name="P4">
<draw:frame draw:style-name="fr1" draw:name="Image186" text:anchor-type="as-char" svg:width="6.9236in" svg:height="4.981146in" draw:z-index="0">
<draw:image xlink:href="../Images/yкринформ/2023-05-22T19-54-51-03-00/1684773617-492.jpg" xlink:type="simple" xlink:show="embed" xlink:actuate="onLoad" draw:mime-type="image/jpeg"/>
</draw:frame>
JSC“ Ukrposhta” Yevhen Kravchuk的LVIV局长指出，描绘乌克兰天才的独特邮票是向世界报告文化，公共和其他著名乌克兰人物的一种方式。</text:p>
      <text:p text:style-name="P4">
<draw:frame draw:style-name="fr1" draw:name="Image187" text:anchor-type="as-char" svg:width="6.9236in" svg:height="4.615733in" draw:z-index="0">
<draw:image xlink:href="../Images/yкринформ/2023-05-22T19-54-51-03-00/1684773618-155.jpg" xlink:type="simple" xlink:show="embed" xlink:actuate="onLoad" draw:mime-type="image/jpeg"/>
</draw:frame>
<text:span text:style-name="T4">
另请阅读：</text:span>
 <text:a xlink:type="simple" xlink:href="https://www.ukrinform.ua/rubric-society/3670582-na-golovpostamti-urocisto-pogasili-marki-voini-svitla-voini-dobra.html" text:style-name="Internet_20_link" text:visited-style-name="Visited_20_Internet_20_Link">
<text:span text:style-name="T4">
熄灭</text:span>
 <text:span text:style-name="T4">
品牌</text:span>
</text:a>
众所周知，伊万·马尔克克(Ivan Marchuk)于1936年出生于特尔诺维尔地区，研究了乌尔夫(Ulve)的应用艺术学院。 苏联被禁止以社会主义现实主义的方式绘制除政治平衡的作品之外的任何东西。 从规范中进行测试的任何通过都被视为苏联制度的敌对。 这位艺术家之所以与“苏联”合作，是因为他想要创造力的自由。艺术家发明了自己的写作作品技术 - 跨国主义。 它是各种笔触的丛。 那没有人可以画。 但是，马尔库克(Marchuk)当时未知，因为他的工作中的党派威胁。 他花了15年的时间在创造性的隔离中。 1974年，向人们展示的第一件事已落入人们。 在艺术家进行了几次抗议之后，苏联当局允许他们向非正式的遗址展示机器人。在1990年代，伊万·马尔克克(Ivan Marchuk)去了美国，他终于能够在许多展览中自由地展示自己的页面。 慕尼黑，巴黎和伦敦的欧洲人惊讶于马尔库克的作品。 2001年，艺术家返回乌克兰。 他成为唯一的乌克兰人，他是《每日电讯报》中现在的100名天才之一。 此外，这位艺术家成为了舍申科(Shevchenko)的获奖奖。</text:p>
      <text:p text:style-name="P4">
<text:span text:style-name="T5">
foto：钓鱼的新闻服务</text:span>
</text:p>
      <text:p text:style-name="P4">
News Source: <text:a xlink:type="simple" xlink:href="https://www.ukrinform.ua/rubric-regions/3712757-u-lvovi-pogasili-persu-v-ukraini-marku-stvorenu-za-dopomogou-stucnogo-intelektu.html" text:style-name="Internet_20_link" text:visited-style-name="Visited_20_Internet_20_Link">
https://www.ukrinform.ua/rubric-regions/3712757-u-lvovi-pogasili-persu-v-ukraini-marku-stvorenu-za-dopomogou-stucnogo-intelektu.html</text:a>
</text:p>
      <!--NEWS-->
      <text:h text:style-name="P10" text:outline-level="1">
<text:span text:style-name="T4">
俄罗斯人解雇了赫尔森地区的村庄，有受伤</text:span>
</text:h>
      <text:p text:style-name="P4">
作者: Ukrinform (Person)</text:p>
      <text:p text:style-name="P4">
出版商: Укринформ (Organization)</text:p>
      <text:p text:style-name="P4">
出版时间: 2023-05-22T19:57:00+03:00</text:p>
      <text:p text:style-name="P4">
修改时间: 2023-05-22T19:57:00+03:00</text:p>
      <text:p text:style-name="P4">
描述: 俄罗斯军队向赫尔森地区的卡赫卡里夫卡村开火，炸伤一名平民。  - 乌克林。</text:p>
      <text:p text:style-name="P4">
图片: ['<text:a xlink:type="simple" xlink:href="https://static.ukrinform.com/photos/2022_06/thumb_files/630_360_1654768443-794.jpg" text:style-name="Internet_20_link" text:visited-style-name="Visited_20_Internet_20_Link">
630_360_16547...</text:a>
']</text:p>
      <text:p text:style-name="P4">
标签: ['Херсонщина', 'Обстріл', 'Війна з Росією']</text:p>
      <text:p text:style-name="P4">
类型: Article</text:p>
      <!--METADATA-->
      <text:p text:style-name="P4">
<draw:frame draw:style-name="fr1" draw:name="Image188" text:anchor-type="as-char" svg:width="6.9236in" svg:height="3.956343in" draw:z-index="0">
<draw:image xlink:href="../Images/yкринформ/2023-05-22T19-57-00-03-00/630_360_1654768443-794.jpg" xlink:type="simple" xlink:show="embed" xlink:actuate="onLoad" draw:mime-type="image/jpeg"/>
</draw:frame>
Ruskivska向Kherson地区的Kachkarivka村开火，炸伤了平民。</text:p>
      <text:p text:style-name="P4">
乌克林福姆(Ukrinform(https://t.me/khersonskaODA/6057)。</text:p>
      <text:p text:style-name="P4">
OVA报道说：“受害人住院，医生为他提供了必要的帮助。”</text:p>
      <text:p text:style-name="P4">
<text:span text:style-name="T4">
另请阅读：</text:span>
 <text:a xlink:type="simple" xlink:href="https://www.ukrinform.ua/rubric-regions/3712693-v-izumi-vnaslidok-obstrilu-poranenij-desatiricnij-hlopcik.html" text:style-name="Internet_20_link" text:visited-style-name="Visited_20_Internet_20_Link">
</text:a>
根据<text:a xlink:type="simple" xlink:href="https://www.ukrinform.ua/rubric-regions/3712587-na-hersonsini-vid-vorozogo-snaradu-zaginuv-civilnij-akij-remontuvav-svij-budinok.html" text:style-name="Internet_20_link" text:visited-style-name="Visited_20_Internet_20_Link">
</text:a>
赫森地区被一个45岁的平民杀害。</text:p>
      <text:p text:style-name="P4">
News Source: <text:a xlink:type="simple" xlink:href="https://www.ukrinform.ua/rubric-ato/3712760-rosiani-obstrilali-selo-na-hersonsini-e-poranenij.html" text:style-name="Internet_20_link" text:visited-style-name="Visited_20_Internet_20_Link">
https://www.ukrinform.ua/rubric-ato/3712760-rosiani-obstrilali-selo-na-hersonsini-e-poranenij.html</text:a>
</text:p>
      <!--NEWS-->
      <text:h text:style-name="P10" text:outline-level="1">
<text:span text:style-name="T4">
乌克兰正在开发冷等离子体发电机，以帮助治疗伤口</text:span>
</text:h>
      <text:p text:style-name="P4">
作者: Ukrinform (Person)</text:p>
      <text:p text:style-name="P4">
出版商: Укринформ (Organization)</text:p>
      <text:p text:style-name="P4">
出版时间: 2023-05-22T19:58:18+03:00</text:p>
      <text:p text:style-name="P4">
修改时间: 2023-05-22T19:58:18+03:00</text:p>
      <text:p text:style-name="P4">
描述: Zhytomyr Polytechnic州立大学正在开发一种冷等离子体发生器，该发电机将用于治疗伤口和对医疗器械进行消毒。  - 乌克林。</text:p>
      <text:p text:style-name="P4">
图片: ['<text:a xlink:type="simple" xlink:href="https://static.ukrinform.com/photos/2023_05/thumb_files/630_360_1684773369-221.jpg" text:style-name="Internet_20_link" text:visited-style-name="Visited_20_Internet_20_Link">
630_360_16847...</text:a>
', '<text:a xlink:type="simple" xlink:href="https://static.ukrinform.com/photos/2023_05/1684773370-433.jpg" text:style-name="Internet_20_link" text:visited-style-name="Visited_20_Internet_20_Link">
1684773370-43...</text:a>
', '<text:a xlink:type="simple" xlink:href="https://static.ukrinform.com/photos/2023_05/1684773370-542.jpg" text:style-name="Internet_20_link" text:visited-style-name="Visited_20_Internet_20_Link">
1684773370-54...</text:a>
']</text:p>
      <text:p text:style-name="P4">
标签: ['Медицина', 'Технології', 'Житомир']</text:p>
      <text:p text:style-name="P4">
类型: Article</text:p>
      <!--METADATA-->
      <text:p text:style-name="P4">
<draw:frame draw:style-name="fr1" draw:name="Image189" text:anchor-type="as-char" svg:width="6.9236in" svg:height="3.956343in" draw:z-index="0">
<draw:image xlink:href="../Images/yкринформ/2023-05-22T19-58-18-03-00/630_360_1684773369-221.jpg" xlink:type="simple" xlink:show="embed" xlink:actuate="onLoad" draw:mime-type="image/jpeg"/>
</draw:frame>
Zhytomyr理工大学正在开发一种发电机-Cold血浆，该血浆将用于治疗伤口和医疗工具的灭菌。</text:p>
      <text:p text:style-name="P4">
信息和计算机技术学院的老师罗马·科洛米特(Roman Kolomiets)告诉《乌克林福音》记者。</text:p>
      <text:p text:style-name="P4">
“正在开发用于医疗用途的冷等离子体发电机。我们专注于医学，尽管尤其是在食品工业中使用了这种生成器。 其工作的原理是，一个高的电压，大约20,000伏，空气被离子化，离子是一种物质的CENO聚集状态 - 等离子体。 它是离子杀死细菌。 优势是细菌不会对其产生免疫力。 当我们对细菌骨化抗生素时，它们不会100％破坏它们，因为细菌会产生免疫力和突变。 至于病毒，尚未证明冷等离子体发电机的效率。”</text:p>
      <text:p text:style-name="P4">
<draw:frame draw:style-name="fr1" draw:name="Image190" text:anchor-type="as-char" svg:width="6.9236in" svg:height="5.1927in" draw:z-index="0">
<draw:image xlink:href="../Images/yкринформ/2023-05-22T19-58-18-03-00/1684773370-433.jpg" xlink:type="simple" xlink:show="embed" xlink:actuate="onLoad" draw:mime-type="image/jpeg"/>
</draw:frame>
根据科学家的说法，这种方法开始在世界上发展大约10年。 冷等离子体发生器的成本<text:a xlink:type="simple" xlink:href="https://www.ukrinform.ua/tag-evrosouz" text:style-name="Internet_20_link" text:visited-style-name="Visited_20_Internet_20_Link">
</text:a>
而且美国太高了，Zhytomyr理工学院的发展集中在乌克兰消费者方面较低且可以接受。</text:p>
      <text:p text:style-name="P4">
目前，该大学已经创建了这种发电机的第三个原型，该原型计划改进。 Kolomian强调，该发育可用于治疗伤口，因为冷等离子体能够阻止血液流动，具有杀菌作用并防止热组织损伤。</text:p>
      <text:p text:style-name="P4">
<draw:frame draw:style-name="fr1" draw:name="Image191" text:anchor-type="as-char" svg:width="6.9236in" svg:height="9.160949in" draw:z-index="0">
<draw:image xlink:href="../Images/yкринформ/2023-05-22T19-58-18-03-00/1684773370-542.jpg" xlink:type="simple" xlink:show="embed" xlink:actuate="onLoad" draw:mime-type="image/jpeg"/>
</draw:frame>
<text:span text:style-name="T4">
另请阅读：</text:span>
 <text:a xlink:type="simple" xlink:href="https://www.ukrinform.ua/rubric-society/3707407-v-ohmatditi-vidkriut-sucasne-viddilenna-reabilitacii-dla-ditej-v-umovah-stacionaru.html" text:style-name="Internet_20_link" text:visited-style-name="Visited_20_Internet_20_Link">
<text:span text:style-name="T4">
 ohmatdit </text:span>
</text:a>
此外，此方法适用于医院，美容院，纹身的工具进行灭菌。 尤其是冷等离子体发生器的优势之一，可以从任何材料中对工具进行消毒。 例如，只有金属产品适用于灭菌。 每季度，这种发展能够从各方处理配件。</text:p>
      <text:p text:style-name="P4">
<text:span text:style-name="T5">
foto：州立大学“ Zhytomyr Polytechnic”，ukrinform</text:span>
</text:p>
      <text:p text:style-name="P4">
News Source: <text:a xlink:type="simple" xlink:href="https://www.ukrinform.ua/rubric-technology/3712758-v-ukraini-rozroblaut-generator-holodnoi-plazmi-akij-dopomoze-likuvati-rani.html" text:style-name="Internet_20_link" text:visited-style-name="Visited_20_Internet_20_Link">
https://www.ukrinform.ua/rubric-technology/3712758-v-ukraini-rozroblaut-generator-holodnoi-plazmi-akij-dopomoze-likuvati-rani.html</text:a>
</text:p>
      <!--NEWS-->
      <text:h text:style-name="P10" text:outline-level="1">
<text:span text:style-name="T4">
在LVIV的国际博物馆日，有将近13,000人参加游览</text:span>
</text:h>
      <text:p text:style-name="P4">
作者: Ukrinform (Person)</text:p>
      <text:p text:style-name="P4">
出版商: Укринформ (Organization)</text:p>
      <text:p text:style-name="P4">
出版时间: 2023-05-22T20:07:00+03:00</text:p>
      <text:p text:style-name="P4">
修改时间: 2023-05-22T20:07:00+03:00</text:p>
      <text:p text:style-name="P4">
描述: 在LVIV中，该市的12,000居民和客人参观了5月18日至21日的博物馆和特别活动。  - 乌克林。</text:p>
      <text:p text:style-name="P4">
图片: ['<text:a xlink:type="simple" xlink:href="https://static.ukrinform.com/photos/2023_05/thumb_files/630_360_1684774713-7967.jpeg" text:style-name="Internet_20_link" text:visited-style-name="Visited_20_Internet_20_Link">
630_360_16847...</text:a>
', '<text:a xlink:type="simple" xlink:href="https://static.ukrinform.com/photos/2023_05/thumb_files/630_360_1684774827-4327.jpeg" text:style-name="Internet_20_link" text:visited-style-name="Visited_20_Internet_20_Link">
630_360_16847...</text:a>
', '<text:a xlink:type="simple" xlink:href="https://static.ukrinform.com/photos/2023_05/thumb_files/630_360_1684774713-8456.jpeg" text:style-name="Internet_20_link" text:visited-style-name="Visited_20_Internet_20_Link">
630_360_16847...</text:a>
', '<text:a xlink:type="simple" xlink:href="https://static.ukrinform.com/photos/2023_05/thumb_files/630_360_1684774713-5903.jpeg" text:style-name="Internet_20_link" text:visited-style-name="Visited_20_Internet_20_Link">
630_360_16847...</text:a>
', '<text:a xlink:type="simple" xlink:href="https://static.ukrinform.com/photos/2023_05/thumb_files/630_360_1684774713-3829.jpeg" text:style-name="Internet_20_link" text:visited-style-name="Visited_20_Internet_20_Link">
630_360_16847...</text:a>
', '<text:a xlink:type="simple" xlink:href="https://static.ukrinform.com/photos/2023_05/thumb_files/630_360_1684774713-9732.jpeg" text:style-name="Internet_20_link" text:visited-style-name="Visited_20_Internet_20_Link">
630_360_16847...</text:a>
', '<text:a xlink:type="simple" xlink:href="https://static.ukrinform.com/photos/2023_05/thumb_files/630_360_1684774827-8041.jpeg" text:style-name="Internet_20_link" text:visited-style-name="Visited_20_Internet_20_Link">
630_360_16847...</text:a>
', '<text:a xlink:type="simple" xlink:href="https://static.ukrinform.com/photos/2023_05/thumb_files/630_360_1684774827-3332.jpeg" text:style-name="Internet_20_link" text:visited-style-name="Visited_20_Internet_20_Link">
630_360_16847...</text:a>
', '<text:a xlink:type="simple" xlink:href="https://static.ukrinform.com/photos/2023_05/thumb_files/630_360_1684774827-6715.jpeg" text:style-name="Internet_20_link" text:visited-style-name="Visited_20_Internet_20_Link">
630_360_16847...</text:a>
', '<text:a xlink:type="simple" xlink:href="https://static.ukrinform.com/photos/2023_05/thumb_files/630_360_1684774827-7090.jpeg" text:style-name="Internet_20_link" text:visited-style-name="Visited_20_Internet_20_Link">
630_360_16847...</text:a>
', '<text:a xlink:type="simple" xlink:href="https://static.ukrinform.com/photos/2023_05/thumb_files/630_360_1684774827-7866.jpeg" text:style-name="Internet_20_link" text:visited-style-name="Visited_20_Internet_20_Link">
630_360_16847...</text:a>
', '<text:a xlink:type="simple" xlink:href="https://static.ukrinform.com/photos/2023_05/thumb_files/630_360_1684774965-9330.jpeg" text:style-name="Internet_20_link" text:visited-style-name="Visited_20_Internet_20_Link">
630_360_16847...</text:a>
', '<text:a xlink:type="simple" xlink:href="https://static.ukrinform.com/photos/2023_05/thumb_files/630_360_1684774965-2883.jpeg" text:style-name="Internet_20_link" text:visited-style-name="Visited_20_Internet_20_Link">
630_360_16847...</text:a>
']</text:p>
      <text:p text:style-name="P4">
标签: ['Львів', 'Музей', 'Музика', 'Виставка']</text:p>
      <text:p text:style-name="P4">
类型: Article</text:p>
      <!--METADATA-->
      <text:p text:style-name="P4">
<draw:frame draw:style-name="fr1" draw:name="Image192" text:anchor-type="as-char" svg:width="6.9236in" svg:height="3.956343in" draw:z-index="0">
<draw:image xlink:href="../Images/yкринформ/2023-05-22T20-07-00-03-00/630_360_1684774713-7967.jpeg" xlink:type="simple" xlink:show="embed" xlink:actuate="onLoad" draw:mime-type="image/jpeg"/>
</draw:frame>
在利沃夫(Lviv)，12,000 937年的制造商和城市客人于5月18日至21日访问了LVIV。</text:p>
      <text:p text:style-name="P4">
关于它报告<text:a xlink:type="simple" xlink:href="https://city-adm.lviv.ua/news/events/296633-mizhnarodnyi-den-muzeiv-u-lvovi-vidvidaly-maizhe-13-tysiach-osib" text:style-name="Internet_20_link" text:visited-style-name="Visited_20_Internet_20_Link">
</text:a>
，报道乌克林福姆。</text:p>
      <text:p text:style-name="P4">
值得注意的是，今年利维夫的国际博物馆日持续了四天 - 从5月18日至5月21日。 该活动由34家博物馆参加，并组织了一百种不同的主题活动：从听古典音乐到马术和Stepan Bandera的个人物品展览。 在这段时代博物馆和特别活动中，他们总共参加了12,37名居民和客人。国际日的主题是“ <text:a xlink:type="simple" xlink:href="https://www.ukrinform.ua/tag-muzej" text:style-name="Internet_20_link" text:visited-style-name="Visited_20_Internet_20_Link">
</text:a>
 - 强调博物馆在社会的福祉和可持续发展中的作用。</text:p>
      <text:p text:style-name="P4">
“这是一个年度的节日，有一个很好的机会参观博物馆，看什么隐藏，听令人兴奋的讲座，加入工作室，盲目展览，看独特的历史马车，尝试乌克兰法规，博物馆的早餐……。一个特别的活动，博物馆正在准备一些有趣的事情，但以前尚未显示或组织，”利维夫市议会的旅游部负责人。</text:p>
      <text:p text:style-name="P4">
<text:span text:style-name="T4">
另请阅读：</text:span>
 <text:a xlink:type="simple" xlink:href="https://www.ukrinform.ua/rubric-culture/3711835-tkacenko-obgovoriv-iz-muzejnikami-rozvitok-sferi-u-voennij-cas.html" text:style-name="Internet_20_link" text:visited-style-name="Visited_20_Internet_20_Link">
<text:span text:style-name="T4">
博物馆</text:span>
</text:a>
如报道<text:a xlink:type="simple" xlink:href="https://www.ukrinform.ua/rubric-culture/3711297-u-lvivskomu-istoricnomu-muzei-vperse-za-cas-vijni-pokazali-kolekciu-starodrukiv.html" text:style-name="Internet_20_link" text:visited-style-name="Visited_20_Internet_20_Link">
</text:a>
，在战争期间，乌尔维(Ulvee)历史博物馆第一次展示了XVI-XVII世纪的目的。 在提出的纪念碑中 - 使徒ivanafedorovich。</text:p>
      <text:p text:style-name="P4">
5月18日至21日，利沃夫庆祝了博物馆日。 在这种情况下，有33家LVIV TALIVSHCHYNA博物馆开发了一个特别节目，其中包括许多免费的游览，音乐会，讲习班，照片拍摄和讲座。</text:p>
      <text:p text:style-name="P4">
News Source: <text:a xlink:type="simple" xlink:href="https://www.ukrinform.ua/rubric-culture/3712761-u-miznarodnij-den-muzeiv-u-lvovi-na-ekskursii-prijsli-majze-13-tisac-ludej.html" text:style-name="Internet_20_link" text:visited-style-name="Visited_20_Internet_20_Link">
https://www.ukrinform.ua/rubric-culture/3712761-u-miznarodnij-den-muzeiv-u-lvovi-na-ekskursii-prijsli-majze-13-tisac-ludej.html</text:a>
</text:p>
      <!--NEWS-->
      <text:h text:style-name="P10" text:outline-level="1">
<text:span text:style-name="T4">
美国与巴布亚 - 诺瓦几内亚签署了防御协议，以反对中国的扩张</text:span>
</text:h>
      <text:p text:style-name="P4">
作者: Ukrinform (Person)</text:p>
      <text:p text:style-name="P4">
出版商: Укринформ (Organization)</text:p>
      <text:p text:style-name="P4">
出版时间: 2023-05-22T20:08:20+03:00</text:p>
      <text:p text:style-name="P4">
修改时间: 2023-05-22T20:08:20+03:00</text:p>
      <text:p text:style-name="P4">
描述: 美国政府已与巴布亚 - 诺瓦几内亚岛州签署了一项新的国防合作协议，反对华盛顿与中国在印度太平洋地区进行扩张的努力。  - 乌克林。</text:p>
      <text:p text:style-name="P4">
图片: ['<text:a xlink:type="simple" xlink:href="https://static.ukrinform.com/photos/2023_05/thumb_files/630_360_1684775216-580.jpeg" text:style-name="Internet_20_link" text:visited-style-name="Visited_20_Internet_20_Link">
630_360_16847...</text:a>
']</text:p>
      <text:p text:style-name="P4">
标签: ['Китай', 'Оборона', 'Папуа-Нова Гвінея', 'США']</text:p>
      <text:p text:style-name="P4">
类型: Article</text:p>
      <!--METADATA-->
      <text:p text:style-name="P4">
<draw:frame draw:style-name="fr1" draw:name="Image193" text:anchor-type="as-char" svg:width="6.9236in" svg:height="3.956343in" draw:z-index="0">
<draw:image xlink:href="../Images/yкринформ/2023-05-22T20-08-20-03-00/630_360_1684775216-580.jpeg" xlink:type="simple" xlink:show="embed" xlink:actuate="onLoad" draw:mime-type="image/jpeg"/>
</draw:frame>
政府拥有的国家已在巴布亚 - 诺瓦几内亚在国防领域签署了一项新的合作协议，以反对华盛顿在中国在印度太平洋地区扩张的努力。</text:p>
      <text:p text:style-name="P4">
乌克利福姆援引国务院的援引国务院报道，官方仪式于周一举行，在国务卿安东尼布林访问该州期间。</text:p>
      <text:p text:style-name="P4">
美国外交政策解释说：“该协议现代化了我们的安全关系，并取代了关于武装部队地位的过时协议，以及对国防劳动的理解备忘录。”</text:p>
      <text:p text:style-name="P4">
同时，可以澄清的是，两国将构成加强安全区合作的基础，这将允许，包括加强国防国家部队的潜力，并“增强稳定性和安全性在该区域。”</text:p>
      <text:p text:style-name="P4">
预计新协议将扩大该地区的双边和多边培训，并改善机会<text:a xlink:type="simple" xlink:href="https://www.ukrinform.ua/tag-ssa" text:style-name="Internet_20_link" text:visited-style-name="Visited_20_Internet_20_Link">
</text:a>
应对该地区的紧急情况。</text:p>
      <text:p text:style-name="P4">
此外，美国和巴布亚几内亚还缔结了一项协议，以抵消非法交易行动。</text:p>
      <text:p text:style-name="P4">
美国部门美国部强调说：“美国与民主 - 志趣相投的国家的密切合作伙伴关系是稳定和力量的依据来源。”</text:p>
      <text:p text:style-name="P4">
<text:span text:style-name="T4">
另请阅读：</text:span>
 <text:a xlink:type="simple" xlink:href="https://www.ukrinform.ua/rubric-world/3712511-premer-indii-ta-derzsekretar-ssa-zustrilisa-z-liderami-tihookeanskih-ostroviv-u-papuanovij-gvinei.html" text:style-name="Internet_20_link" text:visited-style-name="Visited_20_Internet_20_Link">
<text:span text:style-name="T4">
 papua </text:span>
</text:a>
据报道，在日本G7之后，美国总统乔·拜登(Joe Biden)访问了巴布亚·诺瓦亚几内亚和澳大利亚。 但是，由于华盛顿的谈判严格性，白宫的美国负责人废除了他的访问，并指示他们去美国国务卿安东尼·眨眼。</text:p>
      <text:p text:style-name="P4">
照片：positephotos.com</text:p>
      <text:p text:style-name="P4">
News Source: <text:a xlink:type="simple" xlink:href="https://www.ukrinform.ua/rubric-world/3712762-ssa-pidpisali-oboronnu-ugodu-z-papuanovou-gvineeu-dla-protidii-ekspansii-kitau.html" text:style-name="Internet_20_link" text:visited-style-name="Visited_20_Internet_20_Link">
https://www.ukrinform.ua/rubric-world/3712762-ssa-pidpisali-oboronnu-ugodu-z-papuanovou-gvineeu-dla-protidii-ekspansii-kitau.html</text:a>
</text:p>
      <!--NEWS-->
      <text:h text:style-name="P10" text:outline-level="1">
<text:span text:style-name="T4">
乌克兰呼吁拉脱维亚的业务加入重建</text:span>
</text:h>
      <text:p text:style-name="P4">
作者: Ukrinform (Person)</text:p>
      <text:p text:style-name="P4">
出版商: Укринформ (Organization)</text:p>
      <text:p text:style-name="P4">
出版时间: 2023-05-22T20:15:00+03:00</text:p>
      <text:p text:style-name="P4">
修改时间: 2023-05-22T20:15:00+03:00</text:p>
      <text:p text:style-name="P4">
描述: 乌克兰预计，拉脱维亚业务在该国重建方面得到了支持，并提出国家出口信贷局认为不仅可以为贸易合同，而且投资融资。  - 乌克林。</text:p>
      <text:p text:style-name="P4">
图片: ['<text:a xlink:type="simple" xlink:href="https://static.ukrinform.com/photos/2022_02/thumb_files/630_360_1645814843-702.jpg" text:style-name="Internet_20_link" text:visited-style-name="Visited_20_Internet_20_Link">
630_360_16458...</text:a>
']</text:p>
      <text:p text:style-name="P4">
标签: ['Латвія', 'Мінекономіки', 'Україна', 'Відбудова']</text:p>
      <text:p text:style-name="P4">
类型: Article</text:p>
      <!--METADATA-->
      <text:p text:style-name="P4">
<draw:frame draw:style-name="fr1" draw:name="Image194" text:anchor-type="as-char" svg:width="6.9236in" svg:height="3.956343in" draw:z-index="0">
<draw:image xlink:href="../Images/yкринформ/2023-05-22T20-15-00-03-00/630_360_1645814843-702.jpg" xlink:type="simple" xlink:show="embed" xlink:actuate="onLoad" draw:mime-type="image/jpeg"/>
</draw:frame>
乌克兰涉及拉脱维亚企业在该国重建方面的支持，并建议国家出口信贷机构考虑仅资助贸易合同的可能性，但也有投资。</text:p>
      <text:p text:style-name="P4">
正如乌克林福姆报道的那样，它报告了<text:a xlink:type="simple" xlink:href="https://www.me.gov.ua/News/Detail" text:style-name="Internet_20_link" text:visited-style-name="Visited_20_Internet_20_Link">
</text:a>
怀疑乌克兰Sviridenko经济经济的第一个维奇雷米尔人少数人会议，由经济大臣伊尔塞德里克森(Ilzeindrickson)主管拉脱维亚代表团。</text:p>
      <text:p text:style-name="P4">
“我们已经了解乌克兰的经济模式将发生。 正是在战争期间，我们了解了前居民的主要优势。 这就是为什么我们将押注重建数字技术，“绿色”能源，农业和国防工业综合体，” Sviridenko说。</text:p>
      <text:p text:style-name="P4">
经济部强调，对于当今的企业来说，获得融资是一个非凡和紧迫的问题。</text:p>
      <text:p text:style-name="P4">
“我们提供了州财政援助，但是很明显，自第二次世界大战以来，欧洲的大规模发展主要是由于私人资本。 因此，我们邀请拉脱维亚的业务进入傻瓜，并建议国家出口 - 学院不仅考虑贸易合同，而且考虑投资。” Sviridenko说。</text:p>
      <text:p text:style-name="P4">
<text:span text:style-name="T4">
另请阅读：</text:span>
 <text:a xlink:type="simple" xlink:href="https://www.ukrinform.ua/rubric-vidbudova/3712756-dla-vidbudovi-ukraini-vikoristaut-3dprinter-akim-zvodat-skolu-u-lvovi.html" text:style-name="Internet_20_link" text:visited-style-name="Visited_20_Internet_20_Link">
<text:span text:style-name="T4">
重建</text:span>
</text:a>
她代表政府邀请拉脱维亚业务参加乌克兰恢复国际会议，该会议将于6月底在伦敦举行。</text:p>
      <text:p text:style-name="P4">
乌克兰和[]之间的另一个合作领域(https://www.ukrinform.ua/tag-latvia)这可能是支持中小型企业的经验。正是这项业务显示了战争期间最大的适应性。</text:p>
      <text:p text:style-name="P4">
根据Indrixon的说法，拉脱维亚业务对信息技术和创新方面的新工作感兴趣。</text:p>
      <text:p text:style-name="P4">
根据乌克林福姆的说法，部长内阁内阁大臣奥利格·尼姆奇诺夫(Oleg Nemchinov)和拉特维亚共和国伊尔兹·德里克森(Ilze Indrixon)的经济部进行了进一步的讨论，包括拉特维亚参与乌克兰的重建。</text:p>
      <text:p text:style-name="P4">
News Source: <text:a xlink:type="simple" xlink:href="https://www.ukrinform.ua/rubric-vidbudova/3712764-ukraina-zaklikala-latvijskij-biznes-dolucatisa-do-vidbudovi.html" text:style-name="Internet_20_link" text:visited-style-name="Visited_20_Internet_20_Link">
https://www.ukrinform.ua/rubric-vidbudova/3712764-ukraina-zaklikala-latvijskij-biznes-dolucatisa-do-vidbudovi.html</text:a>
</text:p>
      <!--NEWS-->
      <text:h text:style-name="P10" text:outline-level="1">
<text:span text:style-name="T4">
在波兰 - 贝拉鲁斯边界增加了非法外国人的积极行动的数量</text:span>
</text:h>
      <text:p text:style-name="P4">
作者: Ukrinform (Person)</text:p>
      <text:p text:style-name="P4">
出版商: Укринформ (Organization)</text:p>
      <text:p text:style-name="P4">
出版时间: 2023-05-22T20:22:00+03:00</text:p>
      <text:p text:style-name="P4">
修改时间: 2023-05-22T20:22:00+03:00</text:p>
      <text:p text:style-name="P4">
描述: 在波兰 - 贝拉鲁斯边境上，非法移民试图在俄罗斯和白俄罗斯的特殊服务的支持下，非法移民的积极行动数量有所增加。  - 乌克林。</text:p>
      <text:p text:style-name="P4">
图片: ['<text:a xlink:type="simple" xlink:href="https://static.ukrinform.com/photos/2021_09/thumb_files/630_360_1633018006-508.jpg" text:style-name="Internet_20_link" text:visited-style-name="Visited_20_Internet_20_Link">
630_360_16330...</text:a>
']</text:p>
      <text:p text:style-name="P4">
标签: ['Білорусь', 'Мігранти', 'Польща', 'Кордон']</text:p>
      <text:p text:style-name="P4">
类型: Article</text:p>
      <!--METADATA-->
      <text:p text:style-name="P4">
<draw:frame draw:style-name="fr1" draw:name="Image195" text:anchor-type="as-char" svg:width="6.9236in" svg:height="3.956343in" draw:z-index="0">
<draw:image xlink:href="../Images/yкринформ/2023-05-22T20-22-00-03-00/630_360_1633018006-508.jpg" xlink:type="simple" xlink:show="embed" xlink:actuate="onLoad" draw:mime-type="image/jpeg"/>
</draw:frame>
那不勒斯 - 贝拉鲁斯边境解决了非法移民的积极行动数量的增加，试图在俄罗斯和白俄罗斯的支持下到达波兰。</text:p>
      <text:p text:style-name="P4">
关于<text:a xlink:type="simple" xlink:href="https://twitter.com/StZaryn/status/1660609025082269696" text:style-name="Internet_20_link" text:visited-style-name="Visited_20_Internet_20_Link">
</text:a>
乌克林福姆报道，他是波兰政府专员关于RP信息空间的安全的撰写的。</text:p>
      <text:p text:style-name="P4">
“反复对保护边境的边界巡逻的攻击<text:a xlink:type="simple" xlink:href="https://www.ukrinform.ua/tag-bilorus" text:style-name="Internet_20_link" text:visited-style-name="Visited_20_Internet_20_Link">
</text:a>
。 攻击边界的尝试已大大增加。 白俄罗斯和俄罗斯情报服务由外国人更好地组织和管理。 白俄罗斯和俄罗斯特殊服务的功能人员再次在第一行。”达林写道。</text:p>
      <text:p text:style-name="Quotations">

<text:p text:style-name="P4">
w wyniku sobotniego(20.05)外国人袭击巡逻<text:a xlink:type="simple" xlink:href="https://twitter.com/hashtag/funkcjonariuszeSG" text:style-name="Internet_20_link" text:visited-style-name="Visited_20_Internet_20_Link">
&gt;
</text:a>
&gt;
公司汽车中的挡风玻璃已损坏。 &gt;
外国人对巡逻队在欧洲西部的路上的巡逻做出反应。 男人也是攻击者。 &gt;
 1/2 <text:a xlink:type="simple" xlink:href="https://t.co/PS3yqV2wz1" text:style-name="Internet_20_link" text:visited-style-name="Visited_20_Internet_20_Link">
</text:a>
&gt;
&gt;
  - 边境警卫(@border守卫) <text:a xlink:type="simple" xlink:href="https://twitter.com/Straz_Graniczna/status/1660556288416260096" text:style-name="Internet_20_link" text:visited-style-name="Visited_20_Internet_20_Link">
&gt;
 </text:a>
他指出，由于非法移民在波兰边境巡逻队的袭击中，5月20日，服务车的挡风玻璃损坏了。</text:p>

</text:p>
      <text:p text:style-name="P4">
此外，在积极的非法非法违法者中，许多胸部封闭的人。 据俄罗斯联邦特殊服务协助的白俄罗斯特殊服务扎林(Zharin)表示，“不断地试图通过波兰创造非法移民的方式”。</text:p>
      <text:p text:style-name="P4">
波兰官员强调，针对波兰的混合手术正在进行中，俄罗斯仍然是对欧洲的陆军受益人。</text:p>
      <text:p text:style-name="P4">
“针对北约的非法迁移路线的发射是对该事件的激进活动的一部分。 俄罗斯仍然希望破坏该地区的稳定，”波兰情报服务协调员说。</text:p>
      <text:p text:style-name="P4">
<text:span text:style-name="T4">
另请阅读：</text:span>
 <text:a xlink:type="simple" xlink:href="https://www.ukrinform.ua/rubric-world/3606389-u-polsi-vvazaut-realnou-migracijnu-zagrozu-z-boku-rosii.html" text:style-name="Internet_20_link" text:visited-style-name="Visited_20_Internet_20_Link">
</text:a>
在这种情况下，他指出，在2007年，俄罗斯专家就积极措施问题(非军事侵略手段)据指出，“欧洲和美国的人工移民将允许俄罗斯进行非法的侵略性混合业务。”<text:span text:style-name="T5">
foto：边境服务RP</text:span>
</text:p>
      <text:p text:style-name="P4">
News Source: <text:a xlink:type="simple" xlink:href="https://www.ukrinform.ua/rubric-world/3712768-na-polskobiloruskomu-kordoni-zrosla-kilkist-agresivnih-dij-nelegaliv.html" text:style-name="Internet_20_link" text:visited-style-name="Visited_20_Internet_20_Link">
https://www.ukrinform.ua/rubric-world/3712768-na-polskobiloruskomu-kordoni-zrosla-kilkist-agresivnih-dij-nelegaliv.html</text:a>
</text:p>
      <!--NEWS-->
      <text:h text:style-name="P10" text:outline-level="1">
<text:span text:style-name="T4">
明天在维也纳开始首次观看乌克兰国际货币基金组织计划</text:span>
</text:h>
      <text:p text:style-name="P4">
作者: Ukrinform (Person)</text:p>
      <text:p text:style-name="P4">
出版商: Укринформ (Organization)</text:p>
      <text:p text:style-name="P4">
出版时间: 2023-05-22T20:34:00+03:00</text:p>
      <text:p text:style-name="P4">
修改时间: 2023-05-22T20:34:00+03:00</text:p>
      <text:p text:style-name="P4">
描述: 总理丹尼斯·施米加尔（Denis Shmigal）与欧洲国际货币基金组织阿尔弗雷德·卡默（Alfred Cammer）局长讨论了该任务的工作，开始了对IMF贷款计划的首次审查，这是对乌克兰恢复基金的援助。  - 乌克林。</text:p>
      <text:p text:style-name="P4">
图片: ['<text:a xlink:type="simple" xlink:href="https://static.ukrinform.com/photos/2023_05/thumb_files/630_360_1684776819-191.jpg" text:style-name="Internet_20_link" text:visited-style-name="Visited_20_Internet_20_Link">
630_360_16847...</text:a>
', '<text:a xlink:type="simple" xlink:href="https://static.ukrinform.com/photos/2023_05/1684776811-553.jpg" text:style-name="Internet_20_link" text:visited-style-name="Visited_20_Internet_20_Link">
1684776811-55...</text:a>
']</text:p>
      <text:p text:style-name="P4">
标签: ['Кредит', 'МВФ', 'Шмигаль', 'Відбудова']</text:p>
      <text:p text:style-name="P4">
类型: Article</text:p>
      <!--METADATA-->
      <text:p text:style-name="P4">
<draw:frame draw:style-name="fr1" draw:name="Image196" text:anchor-type="as-char" svg:width="6.9236in" svg:height="3.956343in" draw:z-index="0">
<draw:image xlink:href="../Images/yкринформ/2023-05-22T20-34-00-03-00/630_360_1684776819-191.jpg" xlink:type="simple" xlink:show="embed" xlink:actuate="onLoad" draw:mime-type="image/jpeg"/>
</draw:frame>
总理丹尼斯·施米加尔(Denis Shmigal)与欧洲国际货币基金组织局长阿尔弗雷德·卡默(Alfred Cammer)讨论了从国际货币基金组织贷款计划的第一次审视开始，从而开始了任务的工作，以恢复乌克兰的援助。</text:p>
      <text:p text:style-name="P4">
政府负责人在[]中报告了这一点(http://t.me/Denys_Smyhal/5270)，报道乌克林福姆。</text:p>
      <text:p text:style-name="P4">
“我们与Cammer IMF先生的协助讨论了乌克兰欧洲一体化以及恢复基金会的协助。我们正在努力创建国际薪酬机制，以便将被没收的俄罗斯资产提及乌克兰的重建，“政府说。</text:p>
      <text:p text:style-name="P4">
他强调，他指望IMF在这个方向上的支持，以及在整合世界各地合作伙伴的财政支持方面的更多帮助。</text:p>
      <text:p text:style-name="P4">
<text:a xlink:type="simple" xlink:href="https://www.ukrinform.ua/tag-smigal" text:style-name="Internet_20_link" text:visited-style-name="Visited_20_Internet_20_Link">
</text:a>
他还指出，5月23日，首次观看IMF扩展贷款计划的任务，并开始了其工作的开始。</text:p>
      <text:p text:style-name="P4">
总理说，这是一项为期4年的EFF计划，其156亿美元，于3月底获得批准。 它是该计划中有1,150亿美元的大型G7支持的一部分。</text:p>
      <text:p text:style-name="P4">
<draw:frame draw:style-name="fr1" draw:name="Image197" text:anchor-type="as-char" svg:width="6.9236in" svg:height="3.859266in" draw:z-index="0">
<draw:image xlink:href="../Images/yкринформ/2023-05-22T20-34-00-03-00/1684776811-553.jpg" xlink:type="simple" xlink:show="embed" xlink:actuate="onLoad" draw:mime-type="image/jpeg"/>
</draw:frame>
<text:span text:style-name="T4">
另请阅读：</text:span>
 <text:a xlink:type="simple" xlink:href="https://www.ukrinform.ua/rubric-economy/3707924-mvf-ocikue-vid-ukraini-uhvalenna-vazlivih-zakonodavcih-zmin.html" text:style-name="Internet_20_link" text:visited-style-name="Visited_20_Internet_20_Link">
<text:span text:style-name="T4">
 imf </text:span>
</text:a>
正如IKRINFORM报道的，IMF执行委员会于3月31日<text:a xlink:type="simple" xlink:href="https://www.ukrinform.ua/rubric-economy/3690077-mvf-shvaliv-programu-finansuvanna-dla-ukraini-na-156-milarda.html" text:style-name="Internet_20_link" text:visited-style-name="Visited_20_Internet_20_Link">
</text:a>
，设计了48个月。 国际货币基金组织的第一阶段计划对其实施进行频繁的观点，特别是今年有两种观点。</text:p>
      <text:p text:style-name="P4">
<text:span text:style-name="T5">
foto：Denis Shmigal/Telegram</text:span>
</text:p>
      <text:p text:style-name="P4">
News Source: <text:a xlink:type="simple" xlink:href="https://www.ukrinform.ua/rubric-economy/3712774-u-vidni-zavtra-startue-persij-pereglad-programi-mvf-dla-ukraini.html" text:style-name="Internet_20_link" text:visited-style-name="Visited_20_Internet_20_Link">
https://www.ukrinform.ua/rubric-economy/3712774-u-vidni-zavtra-startue-persij-pereglad-programi-mvf-dla-ukraini.html</text:a>
</text:p>
      <!--NEWS-->
      <text:h text:style-name="P10" text:outline-level="1">
<text:span text:style-name="T4">
土耳其总统竞选的参与者在第二轮选举中支持埃尔多安</text:span>
</text:h>
      <text:p text:style-name="P4">
作者: Ukrinform (Person)</text:p>
      <text:p text:style-name="P4">
出版商: Укринформ (Organization)</text:p>
      <text:p text:style-name="P4">
出版时间: 2023-05-22T20:38:00+03:00</text:p>
      <text:p text:style-name="P4">
修改时间: 2023-05-22T20:38:00+03:00</text:p>
      <text:p text:style-name="P4">
描述: 土耳其总统大选的第一轮的参与者，祖先辛南·奥根（Sinan Ogan）联盟的领导人获得了5.17％的成绩并离开了比赛，并在现任土耳其总统总统雷皮普·塔伊普·埃尔多安（Recep Tayip Erdogan）的第二轮中得到了支持。  - 乌克林。</text:p>
      <text:p text:style-name="P4">
图片: ['<text:a xlink:type="simple" xlink:href="https://static.ukrinform.com/photos/2023_05/thumb_files/630_360_1684776958-631.jpg" text:style-name="Internet_20_link" text:visited-style-name="Visited_20_Internet_20_Link">
630_360_16847...</text:a>
']</text:p>
      <text:p text:style-name="P4">
标签: ['Ердоган', 'Вибори Президента', 'Вибори у Туреччині']</text:p>
      <text:p text:style-name="P4">
类型: Article</text:p>
      <!--METADATA-->
      <text:p text:style-name="P4">
<draw:frame draw:style-name="fr1" draw:name="Image198" text:anchor-type="as-char" svg:width="6.9236in" svg:height="3.956343in" draw:z-index="0">
<draw:image xlink:href="../Images/yкринформ/2023-05-22T20-38-00-03-00/630_360_1684776958-631.jpg" xlink:type="simple" xlink:show="embed" xlink:actuate="onLoad" draw:mime-type="image/jpeg"/>
</draw:frame>
在土耳其举行的第一轮总统大选的参与者，祖先Snananogan联盟的领导人得分为5.17％，离开了比赛，并在土耳其第二轮，Recep Tayip Erdogan中得到了支持。</text:p>
      <text:p text:style-name="P4">
关于IT报告乌克林福姆，参考<text:a xlink:type="simple" xlink:href="https://www.trthaber.com/haber/gundem/sinan-ogan-ikinci-turda-cumhurbaskani-erdogani-destekleyecegiz-769235.html" text:style-name="Internet_20_link" text:visited-style-name="Visited_20_Internet_20_Link">
</text:a>
。</text:p>
      <text:p text:style-name="P4">
“根据这些谈判的结果(第二届总统职位的候选人。)，收到的咨询和信息，我们支持人民联盟的候选人<text:a xlink:type="simple" xlink:href="https://www.ukrinform.ua/tag-erdogan" text:style-name="Internet_20_link" text:visited-style-name="Visited_20_Internet_20_Link">
</text:a>
一轮好。 我邀请我们在第一轮投票支持我们的选民，以支持第二轮埃尔多安先生。” Sinan Ogan说。</text:p>
      <text:p text:style-name="P4">
这位政客们回忆说，为了做出决定，他和他的联盟领导人会见了埃尔多安(Erdogan)，以及来自国家联盟凯马尔·基利西洛格鲁(Kemal Kilicilloglu)的候选人，他们将参加第二轮投票。</text:p>
      <text:p text:style-name="P4">
“在与两位候选人的会议上，我们讨论了我们公开的著名兴奋表演。 然后，我们与祖先联盟的成员再次讨论了这个问题。 可以强调的是，我们在这里表达了我们的原则，价值观和红色者，没有任何要求，而没有任何谈判，参与，义务或要求。”</text:p>
      <text:p text:style-name="P4">
据他说，在决定时，祖先联盟的成员是出于土耳其和土耳其人民的利益而来的，他们认为如今，当天有四个主要问题需要最快的决定。 这些是难民，地震的威胁，经济问题和对恐怖主义的斗争。</text:p>
      <text:p text:style-name="P4">
<text:span text:style-name="T4">
另请阅读：</text:span>
 <text:a xlink:type="simple" xlink:href="https://www.ukrinform.ua/rubric-world/3710513-vibori-v-tureccini-zmi-opriludnili-strategii-erdogana-ta-kilicdaroglu-do-drugogo-turu.html" text:style-name="Internet_20_link" text:visited-style-name="Visited_20_Internet_20_Link">
<text:span text:style-name="T4">
 erdogan </text:span>
</text:a>
众所周知，第二轮将于5月28日星期日在土耳其举行。</text:p>
      <text:p text:style-name="P4">
在土耳其举行的第一轮总统大选中，现任总统重新占领埃尔多安(Erdogan)获得了49.52％的选民票，反对派Kemalkilichdaroglu的领导人-44.88％，祖先领导人Sinan Ogan -5.17％。</text:p>
      <text:p text:style-name="P4">
News Source: <text:a xlink:type="simple" xlink:href="https://www.ukrinform.ua/rubric-world/3712776-ucasnik-prezidentskih-peregoniv-u-tureccini-pidtrimav-erdogana-v-drugomu-turi-viboriv.html" text:style-name="Internet_20_link" text:visited-style-name="Visited_20_Internet_20_Link">
https://www.ukrinform.ua/rubric-world/3712776-ucasnik-prezidentskih-peregoniv-u-tureccini-pidtrimav-erdogana-v-drugomu-turi-viboriv.html</text:a>
</text:p>
      <!--NEWS-->
      <text:h text:style-name="P10" text:outline-level="1">
<text:span text:style-name="T4">
博雷（Borrel）敦促加速向乌克兰提供军事援助</text:span>
</text:h>
      <text:p text:style-name="P4">
作者: Ukrinform (Person)</text:p>
      <text:p text:style-name="P4">
出版商: Укринформ (Organization)</text:p>
      <text:p text:style-name="P4">
出版时间: 2023-05-22T20:40:00+03:00</text:p>
      <text:p text:style-name="P4">
修改时间: 2023-05-22T20:40:00+03:00</text:p>
      <text:p text:style-name="P4">
描述: 欧盟高级代表约瑟夫·博雷尔（Josep Borrel）在欧盟外交部长委员会的一次会议上敦促加速向乌克兰提供军事援助，并尽快处理欧洲和平基金会的另一批金融批准。  - 乌克林。</text:p>
      <text:p text:style-name="P4">
图片: ['<text:a xlink:type="simple" xlink:href="https://static.ukrinform.com/photos/2022_11/thumb_files/630_360_1667561515-584.jpg" text:style-name="Internet_20_link" text:visited-style-name="Visited_20_Internet_20_Link">
630_360_16675...</text:a>
']</text:p>
      <text:p text:style-name="P4">
标签: ['Україна', 'Зброя', 'Боррель', 'Війна з Росією']</text:p>
      <text:p text:style-name="P4">
类型: Article</text:p>
      <!--METADATA-->
      <text:p text:style-name="P4">
<draw:frame draw:style-name="fr1" draw:name="Image199" text:anchor-type="as-char" svg:width="6.9236in" svg:height="3.956343in" draw:z-index="0">
<draw:image xlink:href="../Images/yкринформ/2023-05-22T20-40-00-03-00/630_360_1667561515-584.jpg" xlink:type="simple" xlink:show="embed" xlink:actuate="onLoad" draw:mime-type="image/jpeg"/>
</draw:frame>
欧盟博罗尔(Eu Borrel)高级代表在欧盟部长委员会的一次会议上呼吁向乌克兰提供军事援助，以更快地向欧洲和平基金会开发另一项金融批准。</text:p>
      <text:p text:style-name="P4">
乌克林福音通讯员报告说，在欧洲外交部长会议会议之后，他在新闻发布会上说了这一点。</text:p>
      <text:p text:style-name="P4">
“乌克兰国防的成功和数量不仅取决于军事乌克兰及其人民的勇气，还取决于弹药和武器的交付速度。 这是我们的军事援助应该继续，增加和发展，包括提供更多防空系统。 这非常重要，因为它可以为战场带来真正的变化。”博雷尔说。</text:p>
      <text:p text:style-name="P4">
他强调，每天的延迟交货都是通过生命来衡量的。 “事情不是乌格罗斯，而是死亡或伤害的人。 我呼吁所有部长加速交付并参加乌克兰的联合命令，并完成Zevra Peace Fund的下一批工作，”高级代表强调<text:a xlink:type="simple" xlink:href="https://www.ukrinform.ua/tag-evrosouz" text:style-name="Internet_20_link" text:visited-style-name="Visited_20_Internet_20_Link">
</text:a>
。</text:p>
      <text:p text:style-name="P4">
他指出，在欧盟军事辅助任务中(Eumam-Ikraine)已经准备了15,000名乌克兰军人，并计划在今年年底之前准备相同的金额。</text:p>
      <text:p text:style-name="P4">
关于阻止匈牙利的下一次资助乌克兰的资金，欧洲和平基金以及布达佩斯从OTR-Bank Borrel撤回乌克兰制裁的要求指出，解决此问题的解决方案需要欧盟国家之间的“内部谈判”。</text:p>
      <text:p text:style-name="P4">
“双边或多边接触 - 我们必须尽力批准并向乌克兰提供下一个军事援助方案。 但是，如果成员很难，我们必须讨论该怎么做。 我的角色是为了找到解决方案而讲Zuushima。 到目前为止，我们已经能够找到所有帮助军事援助的解决方案。 我坚信我们将继续继续。</text:p>
      <text:p text:style-name="P4">
<text:span text:style-name="T4">
另请阅读：</text:span>
 <text:a xlink:type="simple" xlink:href="https://www.ukrinform.ua/rubric-world/3712629-dla-novogo-paketu-sankcij-es-proti-rosii-pereskod-nemae-e-tehnicni-pitanna-glava-mzs-avstrii.html" text:style-name="Internet_20_link" text:visited-style-name="Visited_20_Internet_20_Link">
</text:a>
</text:p>
      <text:p text:style-name="P4">
News Source: <text:a xlink:type="simple" xlink:href="https://www.ukrinform.ua/rubric-world/3712777-borrel-zaklikav-priskoriti-dostavku-vijskovoi-dopomogi-ukraini.html" text:style-name="Internet_20_link" text:visited-style-name="Visited_20_Internet_20_Link">
https://www.ukrinform.ua/rubric-world/3712777-borrel-zaklikav-priskoriti-dostavku-vijskovoi-dopomogi-ukraini.html</text:a>
</text:p>
      <!--NEWS-->
      <text:h text:style-name="P10" text:outline-level="1">
<text:span text:style-name="T4">
BP预算委员会已同意分配44亿个“等式”</text:span>
</text:h>
      <text:p text:style-name="P4">
作者: Ukrinform (Person)</text:p>
      <text:p text:style-name="P4">
出版商: Укринформ (Organization)</text:p>
      <text:p text:style-name="P4">
出版时间: 2023-05-22T20:40:32+03:00</text:p>
      <text:p text:style-name="P4">
修改时间: 2023-05-22T20:40:32+03:00</text:p>
      <text:p text:style-name="P4">
描述: 乌克兰预算委员会的Verkhovna Rada同意将UAH分配给等式计划44亿。  - 乌克林。</text:p>
      <text:p text:style-name="P4">
图片: ['<text:a xlink:type="simple" xlink:href="https://static.ukrinform.com/photos/2018_10/thumb_files/630_360_1539178844-949.jpeg" text:style-name="Internet_20_link" text:visited-style-name="Visited_20_Internet_20_Link">
630_360_15391...</text:a>
']</text:p>
      <text:p text:style-name="P4">
标签: ['Гроші', 'Верховна Рада', 'єВідновлення']</text:p>
      <text:p text:style-name="P4">
类型: Article</text:p>
      <!--METADATA-->
      <text:p text:style-name="P4">
<draw:frame draw:style-name="fr1" draw:name="Image200" text:anchor-type="as-char" svg:width="6.9236in" svg:height="3.956343in" draw:z-index="0">
<draw:image xlink:href="../Images/yкринформ/2023-05-22T20-40-32-03-00/630_360_1539178844-949.jpeg" xlink:type="simple" xlink:show="embed" xlink:actuate="onLoad" draw:mime-type="image/jpeg"/>
</draw:frame>
乌克兰鹳理事会委员会根据预算同意分配UAH 44亿。</text:p>
      <text:p text:style-name="P4">
据报道(https://www.facebook.com/100002285786329/posts/pfbid0yxKnomnRSVf6raJhFp86EpNFxSwQxBGZQ61Zcn7EcXSNiGM9wSmd1UzpT2suWQ4gl/)，报道乌克林福姆。</text:p>
      <text:p text:style-name="P4">
“预算委员会一旦同意将UAH分配给44亿美元，以方程计划(根据法律，委员会不能将决定委员会作出委员会)»， - 告知人民代表。</text:p>
      <text:p text:style-name="P4">
她指出，在等式计划的框架内，乌克兰的所有公民因俄罗斯的武装侵略而受到损害，但尚未修复。</text:p>
      <text:p text:style-name="P4">
<text:span text:style-name="T4">
另请阅读：</text:span>
 <text:a xlink:type="simple" xlink:href="https://www.ukrinform.ua/rubric-vidbudova/3710004-dla-finansuvanna-vidnovlenna-ukraini-stvorili-tri-dzerela-deputatka.html" text:style-name="Internet_20_link" text:visited-style-name="Visited_20_Internet_20_Link">
</text:a>
“我们已经有超过125,000个这样的应用程序。 其中有56％是公寓，而44％是私人住宅。”波德拉斯说。</text:p>
      <text:p text:style-name="P4">
预算委员会主席强调，前者的付款是在5月底之前的援助。</text:p>
      <text:p text:style-name="P4">
代理人解释说，这笔钱可用于刷新<text:a xlink:type="simple" xlink:href="https://www.ukrinform.ua/tag-zitlo" text:style-name="Internet_20_link" text:visited-style-name="Visited_20_Internet_20_Link">
</text:a>
即您自己的收购建筑材料或交换企业的相关服务顺序。</text:p>
      <text:p text:style-name="P4">
Podlas还指定，根据分配资金的估计，它被广泛用于恢复近27,000个受损的住宅物体，均经68 655人的居民数量。</text:p>
      <text:p text:style-name="P4">
<text:span text:style-name="T4">
另请阅读：</text:span>
 <text:a xlink:type="simple" xlink:href="https://www.ukrinform.ua/rubric-vidbudova/3709199-evidnovlenna-v-uradi-poasnili-skilki-raziv-mozna-podavati-zaavki-na-remont.html" text:style-name="Internet_20_link" text:visited-style-name="Visited_20_Internet_20_Link">
<text:span text:style-name="T4">
效率</text:span>
</text:a>
“与此同时，消除武装侵略后果的基金已经有6200万hryvnias。 这意味着，在收到大量申请的情况下，预算委员会的预算将能够分配额外的资金来协助。”她补充说。</text:p>
      <text:p text:style-name="P4">
据报道，自5月10日以来<text:a xlink:type="simple" xlink:href="https://www.ukrinform.ua/rubric-vidbudova/3707215-u-dii-zapustili-programu-derzavnoi-dopomogi-evidnovlenna.html" text:style-name="Internet_20_link" text:visited-style-name="Visited_20_Internet_20_Link">
</text:a>
旨在恢复由于俄罗斯炮击而损坏的住房。</text:p>
      <text:p text:style-name="P4">
News Source: <text:a xlink:type="simple" xlink:href="https://www.ukrinform.ua/rubric-vidbudova/3712778-budzetnij-komitet-vr-pogodiv-vidilenna-44-milarda-na-evidnovlenna.html" text:style-name="Internet_20_link" text:visited-style-name="Visited_20_Internet_20_Link">
https://www.ukrinform.ua/rubric-vidbudova/3712778-budzetnij-komitet-vr-pogodiv-vidilenna-44-milarda-na-evidnovlenna.html</text:a>
</text:p>
      <!--NEWS-->
      <text:h text:style-name="P10" text:outline-level="1">
<text:span text:style-name="T4">
乌克兰国家队将在柔道的奥地利舞台上演出</text:span>
</text:h>
      <text:p text:style-name="P4">
作者: Ukrinform (Person)</text:p>
      <text:p text:style-name="P4">
出版商: Укринформ (Organization)</text:p>
      <text:p text:style-name="P4">
出版时间: 2023-05-22T20:42:02+03:00</text:p>
      <text:p text:style-name="P4">
修改时间: 2023-05-22T20:42:02+03:00</text:p>
      <text:p text:style-name="P4">
描述: 5月25日至27日在林扎（奥地利），将在国际大奖赛系列（大奖赛）与柔道举行。  - 乌克林。</text:p>
      <text:p text:style-name="P4">
图片: ['<text:a xlink:type="simple" xlink:href="https://static.ukrinform.com/photos/2023_04/thumb_files/630_360_1682841566-236.jpg" text:style-name="Internet_20_link" text:visited-style-name="Visited_20_Internet_20_Link">
630_360_16828...</text:a>
']</text:p>
      <text:p text:style-name="P4">
标签: ['Дзюдо', "Дар'я Білодід"]</text:p>
      <text:p text:style-name="P4">
类型: Article</text:p>
      <!--METADATA-->
      <text:p text:style-name="P4">
<draw:frame draw:style-name="fr1" draw:name="Image201" text:anchor-type="as-char" svg:width="6.9236in" svg:height="3.956343in" draw:z-index="0">
<draw:image xlink:href="../Images/yкринформ/2023-05-22T20-42-02-03-00/630_360_1682841566-236.jpg" xlink:type="simple" xlink:show="embed" xlink:actuate="onLoad" draw:mime-type="image/jpeg"/>
</draw:frame>
在链接中(奥地利)5月25日至27日将在国际大奖赛系列中举行(大奖赛)insidy。</text:p>
      <text:p text:style-name="P4">
正如官员通知<text:a xlink:type="simple" xlink:href="https://www.ijf.org/competition/2564" text:style-name="Internet_20_link" text:visited-style-name="Visited_20_Internet_20_Link">
</text:a>
国际柔道联合会(IJF)乌克林福姆报道，来自75个世界国家的478名运动员将在比赛中表演。</text:p>
      <text:p text:style-name="P4">
<text:span text:style-name="T5">
Motive乌克兰将代表：</text:span>
</text:p>
      <text:p text:style-name="P4">
男人是哈尔玛托夫，阿尔蒂姆·莱索克(两者 - 最多60公斤)，Bogdan Yadov，Nikita Goloborodko(得分-66公斤)，Vladislav Kazimirov(73公斤)。(两者 - 最多81公斤)，Artem Bubuquer(90公斤)，Antonsavitsky(100公斤)和Yevgeny Balevsky(超过100公斤);</text:p>
      <text:p text:style-name="P4">
女人 - 玛丽亚·布威克(Maria Buwyok)(48公斤)，daria bilodid(57公斤)，Yulia Grebenozhko(63公斤)，伊丽莎白·利特维宁科(Elizabeth Litvinenko)(两者都是90公斤)，鲁斯拉纳·布拉维纳，克里斯蒂娜·古曼(两者都超过78公斤).</text:p>
      <text:p text:style-name="P4">
<text:span text:style-name="T4">
Читайте також:</text:span>
 <text:a xlink:type="simple" xlink:href="https://www.ukrinform.ua/rubric-sports/3712306-olijnikkornijko-prinesla-ukraini-druge-zoloto-na-etapi-kubka-evropi-z-dzudo.html" text:style-name="Internet_20_link" text:visited-style-name="Visited_20_Internet_20_Link">
 <text:span text:style-name="T4">
дзюдо</text:span>
 </text:a>
Linza锦标赛将在没有俄罗斯和白俄罗斯代表的情况下举行。</text:p>
      <text:p text:style-name="P4">
在照片中：daria bilodid(ukrainejudo.com).</text:p>
      <text:p text:style-name="P4">
News Source: <text:a xlink:type="simple" xlink:href="https://www.ukrinform.ua/rubric-sports/3712779-zbirna-ukraini-vistupit-na-avstrijskomu-etapi-serii-granpri-z-dzudo.html" text:style-name="Internet_20_link" text:visited-style-name="Visited_20_Internet_20_Link">
https://www.ukrinform.ua/rubric-sports/3712779-zbirna-ukraini-vistupit-na-avstrijskomu-etapi-serii-granpri-z-dzudo.html</text:a>
</text:p>
      <!--NEWS-->
      <text:h text:style-name="P10" text:outline-level="1">
<text:span text:style-name="T4">
炮兵在顿涅茨克地区摧毁了俄罗斯设备的一列</text:span>
</text:h>
      <text:p text:style-name="P4">
作者: Ukrinform (Person)</text:p>
      <text:p text:style-name="P4">
出版商: Укринформ (Organization)</text:p>
      <text:p text:style-name="P4">
出版时间: 2023-05-22T20:51:00+03:00</text:p>
      <text:p text:style-name="P4">
修改时间: 2023-05-22T20:51:00+03:00</text:p>
      <text:p text:style-name="P4">
描述: 在顿涅茨克地区，炮兵摧毁了一列俄罗斯军事装备，其中大约有10个单位。  - 乌克林。</text:p>
      <text:p text:style-name="P4">
图片: ['<text:a xlink:type="simple" xlink:href="https://static.ukrinform.com/photos/2022_09/thumb_files/630_360_1662870255-229.jpg" text:style-name="Internet_20_link" text:visited-style-name="Visited_20_Internet_20_Link">
630_360_16628...</text:a>
']</text:p>
      <text:p text:style-name="P4">
标签: ['Донеччина', 'ЗСУ', 'Війна з Росією']</text:p>
      <text:p text:style-name="P4">
类型: Article</text:p>
      <!--METADATA-->
      <text:p text:style-name="P4">
<draw:frame draw:style-name="fr1" draw:name="Image202" text:anchor-type="as-char" svg:width="6.9236in" svg:height="3.956343in" draw:z-index="0">
<draw:image xlink:href="../Images/yкринформ/2023-05-22T20-51-00-03-00/630_360_1662870255-229.jpg" xlink:type="simple" xlink:show="embed" xlink:actuate="onLoad" draw:mime-type="image/jpeg"/>
</draw:frame>
在乌丹特地区，炮兵摧毁了一列俄罗斯军事装备，大约有10个单位。</text:p>
      <text:p text:style-name="P4">
根据乌克林福姆的说法，第28个单独的机械大队以骑士的竞选报告命名(https://www.facebook.com/watch/?v=601482025385012)。</text:p>
      <text:p text:style-name="P4">
“第28号OMB炮兵摧毁了入侵者。 现在至少有10件技术人员装饰田地<text:a xlink:type="simple" xlink:href="https://www.ukrinform.ua/tag-doneccina" text:style-name="Internet_20_link" text:visited-style-name="Visited_20_Internet_20_Link">
</text:a>
”， - 在消息中。</text:p>
      <text:p text:style-name="P4">
正如乌克林福姆报道的，乌克兰的国防军从2022年2月24日至2023年22日<text:a xlink:type="simple" xlink:href="https://www.ukrinform.ua/rubric-ato/3712403-sili-oboroni-za-dobu-znisili-720-zagarbnikiv-i-litak.html" text:style-name="Internet_20_link" text:visited-style-name="Visited_20_Internet_20_Link">
</text:a>
大约203,000 880俄罗斯灰。</text:p>
      <text:p text:style-name="P4">
News Source: <text:a xlink:type="simple" xlink:href="https://www.ukrinform.ua/rubric-ato/3712611-artileristi-znisili-kolonu-rosijskoi-tehniki-na-doneccini.html" text:style-name="Internet_20_link" text:visited-style-name="Visited_20_Internet_20_Link">
https://www.ukrinform.ua/rubric-ato/3712611-artileristi-znisili-kolonu-rosijskoi-tehniki-na-doneccini.html</text:a>
</text:p>
      <!--NEWS-->
      <text:h text:style-name="P10" text:outline-level="1">
<text:span text:style-name="T4">
博雷（Borrel）：一个人不能在侵略者和受害者之间平等迹象</text:span>
</text:h>
      <text:p text:style-name="P4">
作者: Ukrinform (Person)</text:p>
      <text:p text:style-name="P4">
出版商: Укринформ (Organization)</text:p>
      <text:p text:style-name="P4">
出版时间: 2023-05-22T20:52:00+03:00</text:p>
      <text:p text:style-name="P4">
修改时间: 2023-05-22T20:52:00+03:00</text:p>
      <text:p text:style-name="P4">
描述: 欧盟何塞普·博雷尔（Josep Borrel）的高级代表强调，不可接受侵略性俄罗斯和乌克兰（乌克兰）是这种侵略的受害者，因为这种方法不能仅仅带来和平。  - 乌克林。</text:p>
      <text:p text:style-name="P4">
图片: ['<text:a xlink:type="simple" xlink:href="https://static.ukrinform.com/photos/2020_05/thumb_files/630_360_1590751797-126.jpg" text:style-name="Internet_20_link" text:visited-style-name="Visited_20_Internet_20_Link">
630_360_15907...</text:a>
']</text:p>
      <text:p text:style-name="P4">
标签: ['Україна', 'Боррель', 'Війна з Росією']</text:p>
      <text:p text:style-name="P4">
类型: Article</text:p>
      <!--METADATA-->
      <text:p text:style-name="P4">
<draw:frame draw:style-name="fr1" draw:name="Image203" text:anchor-type="as-char" svg:width="6.9236in" svg:height="3.956343in" draw:z-index="0">
<draw:image xlink:href="../Images/yкринформ/2023-05-22T20-52-00-03-00/630_360_1590751797-126.jpg" xlink:type="simple" xlink:show="embed" xlink:actuate="onLoad" draw:mime-type="image/jpeg"/>
</draw:frame>
欧盟何塞普·博雷尔(Josep Borrel)的高级代表强调，穿上一级侵略者俄罗斯和乌克兰是这种侵略的受害者，因为这种方法可以带来和平，这是不可接受的。</text:p>
      <text:p text:style-name="P4">
乌克林福音通讯员报告说，他在欧盟行政管理部门的结果之后的新闻发布会上在布鲁塞尔表示。</text:p>
      <text:p text:style-name="P4">
“任何真正对和平感兴趣的人都不能将侵略者和受害者置于一个层次上。我将此信息传达给了世界上所有领导人，尤其是说他们对和平非常感兴趣，但仍在侵略者和他的他之间的迹象受害者。这种方法不能带来公平的和平，不能确保乌克兰人民尊重其权利。”博雷尔强调。</text:p>
      <text:p text:style-name="P4">
据他说，每个人都想结束战争。</text:p>
      <text:p text:style-name="P4">
欧盟高级代表说：“唯一一个想继续这场战争的人是普京。没有人想要和平比乌克兰。这就是为什么我们支持Zelensky总统仅仅是公正的和平的倡议。”</text:p>
      <text:p text:style-name="P4">
<text:span text:style-name="T4">
另请阅读：</text:span>
 <text:a xlink:type="simple" xlink:href="https://www.ukrinform.ua/rubric-world/3712777-borrel-zaklikav-priskoriti-dostavku-vijskovoi-dopomogi-ukraini.html" text:style-name="Internet_20_link" text:visited-style-name="Visited_20_Internet_20_Link">
<text:span text:style-name="T4">
 Borrel </text:span>
</text:a>
据报道，今天的部长会议<text:a xlink:type="simple" xlink:href="https://www.ukrinform.ua/tag-evrosouz" text:style-name="Internet_20_link" text:visited-style-name="Visited_20_Internet_20_Link">
</text:a>
她从外交事务中考虑了欧盟外交政策的最重要问题，包括继续向乌克兰提供军事援助。 明天，欧盟金刚石主义者将继续讨论国防和安全问题，并将在欧盟贸易政策中讨论。</text:p>
      <text:p text:style-name="P4">
<text:span text:style-name="T5">
foto：部长de asuntos外观y decooperación</text:span>
</text:p>
      <text:p text:style-name="P4">
News Source: <text:a xlink:type="simple" xlink:href="https://www.ukrinform.ua/rubric-polytics/3712784-borrel-ne-mozna-staviti-znak-rivnosti-miz-agresorom-i-jogo-zertvou.html" text:style-name="Internet_20_link" text:visited-style-name="Visited_20_Internet_20_Link">
https://www.ukrinform.ua/rubric-polytics/3712784-borrel-ne-mozna-staviti-znak-rivnosti-miz-agresorom-i-jogo-zertvou.html</text:a>
</text:p>
      <!--NEWS-->
      <text:h text:style-name="P10" text:outline-level="1">
<text:span text:style-name="T4">
编辑/编辑在网站上工作</text:span>
</text:h>
      <text:p text:style-name="P4">
作者: Ukrinform (Person)</text:p>
      <text:p text:style-name="P4">
出版商: Укринформ (Organization)</text:p>
      <text:p text:style-name="P4">
出版时间: 2023-05-22T20:58:00+03:00</text:p>
      <text:p text:style-name="P4">
修改时间: 2023-05-22T20:58:00+03:00</text:p>
      <text:p text:style-name="P4">
描述: 乌克兰国家信息局乌克林福姆正在寻找编辑/编辑在网站上工作。  - 乌克林。</text:p>
      <text:p text:style-name="P4">
图片: ['<text:a xlink:type="simple" xlink:href="https://static.ukrinform.com/photos/2022_02/thumb_files/630_360_1645107758-865.jpg" text:style-name="Internet_20_link" text:visited-style-name="Visited_20_Internet_20_Link">
630_360_16451...</text:a>
']</text:p>
      <text:p text:style-name="P4">
标签: ['Укрінформ', 'ЗМІ', 'Вакансії']</text:p>
      <text:p text:style-name="P4">
类型: Article</text:p>
      <!--METADATA-->
      <text:p text:style-name="P4">
<draw:frame draw:style-name="fr1" draw:name="Image204" text:anchor-type="as-char" svg:width="6.9236in" svg:height="3.956343in" draw:z-index="0">
<draw:image xlink:href="../Images/yкринформ/2023-05-22T20-58-00-03-00/630_360_1645107758-865.jpg" xlink:type="simple" xlink:show="embed" xlink:actuate="onLoad" draw:mime-type="image/jpeg"/>
</draw:frame>
乌克兰乌克兰信息局“乌克林福姆”正在寻找该网站上工作的编辑/编辑。</text:p>
      <text:p text:style-name="P4">
<text:span text:style-name="T4">
编辑工作的候选人要求：</text:span>
</text:p>
      <ul>
        <li>
高等教育; <text:span text:style-name="T5">
乌克兰的出色命令； </text:span>
意识到乌克兰和世界的社会政治状况； * 创造力; *互联网媒体新闻的编辑经验。</li>
      </ul>
      <text:p text:style-name="P4">
欢迎社交网络，个人资料教育和英语知识。</text:p>
      <text:p text:style-name="P4">
简历发送给<text:span text:style-name="T4">
 <text:a xlink:type="simple" xlink:href="mailto：subanovah@gmail.kom" text:style-name="Internet_20_link" text:visited-style-name="Visited_20_Internet_20_Link">
</text:a>
</text:span>
。</text:p>
      <text:p text:style-name="P4">
<text:span text:style-name="T4">
 ukrinform提供：</text:span>
</text:p>
      <ul>
        <li>
全职工作; <text:span text:style-name="T5">
在晚上和周末的灵活工作时间表； </text:span>
面试结果的工资(取决于工作的资格和经验); *基辅中心远程工作 /办公室的机会(地铁戏剧).</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立陶宛在居住许可证中更有可能拒绝俄罗斯人和白俄罗斯人</text:span>
</text:h>
      <text:p text:style-name="P4">
作者: Ukrinform (Person)</text:p>
      <text:p text:style-name="P4">
出版商: Укринформ (Organization)</text:p>
      <text:p text:style-name="P4">
出版时间: 2023-05-22T21:03:00+03:00</text:p>
      <text:p text:style-name="P4">
修改时间: 2023-05-22T21:03:00+03:00</text:p>
      <text:p text:style-name="P4">
描述: 今年，由于对国家国家安全的威胁，今年有309名白俄罗斯人和38名俄罗斯人在立陶宛没有获得居留许可。  - 乌克林。</text:p>
      <text:p text:style-name="P4">
图片: ['<text:a xlink:type="simple" xlink:href="https://static.ukrinform.com/photos/2019_05/thumb_files/630_360_1557316245-702.jpg" text:style-name="Internet_20_link" text:visited-style-name="Visited_20_Internet_20_Link">
630_360_15573...</text:a>
']</text:p>
      <text:p text:style-name="P4">
标签: ['Білорусь', 'Литва', 'Росія']</text:p>
      <text:p text:style-name="P4">
类型: Article</text:p>
      <!--METADATA-->
      <text:p text:style-name="P4">
<draw:frame draw:style-name="fr1" draw:name="Image205" text:anchor-type="as-char" svg:width="6.9236in" svg:height="3.949857in" draw:z-index="0">
<draw:image xlink:href="../Images/yкринформ/2023-05-22T21-03-00-03-00/630_360_1557316245-702.jpg" xlink:type="simple" xlink:show="embed" xlink:actuate="onLoad" draw:mime-type="image/jpeg"/>
</draw:frame>
今年，由于该国的国家安全，今年309白俄罗斯和38名俄罗斯人未在立陶宛获得居留许可。</text:p>
      <text:p text:style-name="P4">
根据乌克林福姆(Ukrinform)的数据(http://www.delfi.lt/ru/news/live/iz-litvy-vysylayut-vse-bolshe-rossiyan-i-belorusov-ranshe-takaya-prichina-byla-redkoj.d?id=93421691)。</text:p>
      <text:p text:style-name="P4">
“也有一些因其他原因而获得居留许可证的人，但大多数外国人由于安全的威胁而没有收到它。”  - 说。</text:p>
      <text:p text:style-name="P4">
注意到，这个数字包括将在立陶宛生活的白俄罗斯人和俄罗斯人。</text:p>
      <text:p text:style-name="P4">
根据Gudzinskite的说法，此前此拒绝的原因很少。 去年，乌克兰战争年，立陶宛居住许可证，有163个不同国家的公民因各种原因被拒绝(他们只有32个，因为安全的威胁).</text:p>
      <text:p text:style-name="P4">
"Зростання значне, – сказала очільниця Департаменту. Саме через війну ДМпосилив контроль.</text:p>
      <text:p text:style-name="P4">
Зазначається, що зараз громадяни РФ та РБ заповнюють спеціальну анкету, в якійвони повинні розповісти про свою працю в минулому, про зв'язки зправоохоронними та силовими структурами, є питання про війну, про те, коговони підтримують у цій війні.</text:p>
      <text:p text:style-name="P4">
За словами голови департаменту, попри те, що позиція <text:a xlink:type="simple" xlink:href="https://www.ukrinform.ua/tag-litva" text:style-name="Internet_20_link" text:visited-style-name="Visited_20_Internet_20_Link">
</text:a>
关于战争是明确且众所周知的，问卷中的几十个人表明他们支持莫斯科及其主题。</text:p>
      <text:p text:style-name="P4">
古兹斯基特说：“应该牢记的是，以前没有战争，没有增加检查。情况发生了变化，威胁增加了，因此对威胁的评估已经被强调了。”</text:p>
      <text:p text:style-name="P4">
<text:span text:style-name="T4">
另请阅读：</text:span>
 <text:a xlink:type="simple" xlink:href="https://www.ukrinform.ua/rubric-world/3712537-evrosouz-mae-dijti-zgodi-sodo-novih-sankcij-proti-bilorusi-mzs-litvi.html" text:style-name="Internet_20_link" text:visited-style-name="Visited_20_Internet_20_Link">
<text:span text:style-name="T4">
立陶宛</text:span>
</text:a>
正如乌克林福姆报道的那样，立陶宛议会对立陶宛共产党造成了责任，并强调了与俄罗斯在乌克兰犯下的刑事犯罪的联系。</text:p>
      <text:p text:style-name="P4">
News Source: <text:a xlink:type="simple" xlink:href="https://www.ukrinform.ua/rubric-world/3712580-litva-stala-castise-vidmovlati-rosianam-ta-bilorusam-u-posvidci-na-prozivanna.html" text:style-name="Internet_20_link" text:visited-style-name="Visited_20_Internet_20_Link">
https://www.ukrinform.ua/rubric-world/3712580-litva-stala-castise-vidmovlati-rosianam-ta-bilorusam-u-posvidci-na-prozivanna.html</text:a>
</text:p>
      <!--NEWS-->
      <text:h text:style-name="P10" text:outline-level="1">
<text:span text:style-name="T4">
重点是绕过制裁：欧盟部长理事会讨论了11个包裹</text:span>
</text:h>
      <text:p text:style-name="P4">
作者: Ukrinform (Person)</text:p>
      <text:p text:style-name="P4">
出版商: Укринформ (Organization)</text:p>
      <text:p text:style-name="P4">
出版时间: 2023-05-22T21:12:53+03:00</text:p>
      <text:p text:style-name="P4">
修改时间: 2023-05-22T21:12:53+03:00</text:p>
      <text:p text:style-name="P4">
描述: 欧盟决心确保对俄罗斯的经济制裁有效，并使其无法与第三国绕开，这些努力将成为第11套制裁措施的核心。  - 乌克林。</text:p>
      <text:p text:style-name="P4">
图片: ['<text:a xlink:type="simple" xlink:href="https://static.ukrinform.com/photos/2022_11/thumb_files/630_360_1667561515-584.jpg" text:style-name="Internet_20_link" text:visited-style-name="Visited_20_Internet_20_Link">
630_360_16675...</text:a>
']</text:p>
      <text:p text:style-name="P4">
标签: ['Антиросійські санкції', 'Євросоюз', 'Боррель']</text:p>
      <text:p text:style-name="P4">
类型: Article</text:p>
      <!--METADATA-->
      <text:p text:style-name="P4">
<draw:frame draw:style-name="fr1" draw:name="Image206" text:anchor-type="as-char" svg:width="6.9236in" svg:height="3.956343in" draw:z-index="0">
<draw:image xlink:href="../Images/yкринформ/2023-05-22T21-12-53-03-00/630_360_1667561515-584.jpg" xlink:type="simple" xlink:show="embed" xlink:actuate="onLoad" draw:mime-type="image/jpeg"/>
</draw:frame>
欧盟决心确保对俄罗斯的经济制裁效率，并使不可能与第三国绕开，而Tsizilles将成为第11套制裁措施的核心。</text:p>
      <text:p text:style-name="P4">
这是欧盟高级代表约瑟夫·博雷尔(Josep Borrel)在新闻发布会上指出的，欧盟外交部长委员会的猜测是通讯。</text:p>
      <text:p text:style-name="P4">
“我们讨论了第11套制裁措施。 他的重点将是在某些地方发生的失踪制裁。 我们必须放这片土地。” []说(https://www.ukrinform.ua/tag-zozep-borrel)。</text:p>
      <text:p text:style-name="P4">
据他介绍，欧盟对俄罗斯联邦提出制裁后，对商品流的分析，包括欧盟向某些与与之接壤的国家出口的指标。</text:p>
      <text:p text:style-name="P4">
“例如，我们将俄罗斯方向的汽车出口减少了80％。 同时，我们将汽车出口到某些国家的出口量增加了近300％。 对俄罗斯邻国的欧洲汽车有些奇怪的兴趣。 想象这些汽车被进口然后重新出现并不是一个毫无意义的想法。 如果是这样，它将绕过制裁。”欧盟高级代表说。</text:p>
      <text:p text:style-name="P4">
<text:span text:style-name="T4">
另请阅读：</text:span>
 <text:a xlink:type="simple" xlink:href="https://www.ukrinform.ua/rubric-polytics/3712784-borrel-ne-mozna-staviti-znak-rivnosti-miz-agresorom-i-jogo-zertvou.html" text:style-name="Internet_20_link" text:visited-style-name="Visited_20_Internet_20_Link">
<text:span text:style-name="T4">
 Borrel </text:span>
</text:a>
他引用的另一个例子是，对俄罗斯奈瑟印度的需求急剧增加，俄罗斯奈瑟印度现在占俄罗斯石油出口的36％，这是印度石油炼油企业产品出口到欧盟的几次栖息地。</text:p>
      <text:p text:style-name="P4">
“就印度而言，我清楚地说，它购买了俄罗斯石油Jesicon是正常的。 我们根本不怪印度政府。 骨而不是挤压。 我们的公司有义务执行决定，但我们不能施加印度或印度公司的意愿。 如果由于我们对俄罗斯北美自由贸易协定价格的边际限制，印度可以更便宜 - 这是好的，俄罗斯人将获得货币较少，” Borrel说。</text:p>
      <text:p text:style-name="P4">
<text:span text:style-name="T4">
另请阅读：</text:span>
 <text:a xlink:type="simple" xlink:href="https://www.ukrinform.ua/rubric-world/3712777-borrel-zaklikav-priskoriti-dostavku-vijskovoi-dopomogi-ukraini.html" text:style-name="Internet_20_link" text:visited-style-name="Visited_20_Internet_20_Link">
<text:span text:style-name="T4">
 Borrel </text:span>
</text:a>
</text:p>
      <text:p text:style-name="P4">
据报道，欧盟部长级事务理事会今天考虑了欧盟外交政策的更重要问题，包括继续向乌克兰提供军事援助。 明天，欧盟委员会将继续讨论辩护和安全问题，周三将在周三讨论欧盟贸易政策。</text:p>
      <text:p text:style-name="P4">
News Source: <text:a xlink:type="simple" xlink:href="https://www.ukrinform.ua/rubric-world/3712788-u-centri-uvagi-obhid-sankcij-rada-ministriv-es-obgovorila-11-paket-proti-rosii.html" text:style-name="Internet_20_link" text:visited-style-name="Visited_20_Internet_20_Link">
https://www.ukrinform.ua/rubric-world/3712788-u-centri-uvagi-obhid-sankcij-rada-ministriv-es-obgovorila-11-paket-proti-rosii.html</text:a>
</text:p>
      <!--NEWS-->
      <text:h text:style-name="P10" text:outline-level="1">
<text:span text:style-name="T4">
Yastremskaya进入了巴黎​​的第二范围Rolan Harros</text:span>
</text:h>
      <text:p text:style-name="P4">
作者: Ukrinform (Person)</text:p>
      <text:p text:style-name="P4">
出版商: Укринформ (Organization)</text:p>
      <text:p text:style-name="P4">
出版时间: 2023-05-22T21:20:16+03:00</text:p>
      <text:p text:style-name="P4">
修改时间: 2023-05-22T21:20:16+03:00</text:p>
      <text:p text:style-name="P4">
描述: 戴安娜·雅斯特雷姆斯卡亚（Diana Yastremskaya）在大满贯大满贯大满贯大满贯大满贯的开放网球锦标赛中进入了第二次选拔的半决赛。  - 乌克林。</text:p>
      <text:p text:style-name="P4">
图片: ['<text:a xlink:type="simple" xlink:href="https://static.ukrinform.com/photos/2023_05/thumb_files/630_360_1684779582-161.jpg" text:style-name="Internet_20_link" text:visited-style-name="Visited_20_Internet_20_Link">
630_360_16847...</text:a>
']</text:p>
      <text:p text:style-name="P4">
标签: ['Теніс', 'Даяна Ястремська']</text:p>
      <text:p text:style-name="P4">
类型: Article</text:p>
      <!--METADATA-->
      <text:p text:style-name="P4">
<draw:frame draw:style-name="fr1" draw:name="Image207" text:anchor-type="as-char" svg:width="6.9236in" svg:height="3.956343in" draw:z-index="0">
<draw:image xlink:href="../Images/yкринформ/2023-05-22T21-20-16-03-00/630_360_1684779582-161.jpg" xlink:type="simple" xlink:show="embed" xlink:actuate="onLoad" draw:mime-type="image/jpeg"/>
</draw:frame>
Dayanastremskaya在盛大锦标赛的网球锦标赛中，在法国公开赛锦标赛的盛大冠军中获得了第二次半决赛。(«Rolan Garros»).</text:p>
      <text:p text:style-name="P4">
У першому колі кваліфікації Ястремська за 1 годину 45 хвилин взяла гору надрумункою Александрою Каданцу-Ігнатик - 7:5, 6:3, передає Укрінформ.</text:p>
      <text:p text:style-name="P4">
За вихід у фінал відбору Ястремська зустрінеться з американкою Сакією Вікері,яка у свою чергу здобула вольову перемогу над іспанкою Марією Бассольс - 2:6,7:6 (7：1)，6：0。</text:p>
      <text:p text:style-name="P4">
<text:span text:style-name="T4">
另请阅读：</text:span>
 <text:a xlink:type="simple" xlink:href="https://www.ukrinform.ua/rubric-sports/3712485-kalinina-stala-sostou-ukrainkou-u-top25-odinocnogo-rejtingu-wta.html" text:style-name="Internet_20_link" text:visited-style-name="Visited_20_Internet_20_Link">
</text:a>
巴黎的罗兰·哈罗斯(Rolan Harros)将持续到6月11日。</text:p>
      <text:p text:style-name="P4">
照片：btu.org。</text:p>
      <text:p text:style-name="P4">
News Source: <text:a xlink:type="simple" xlink:href="https://www.ukrinform.ua/rubric-sports/3712790-astremska-probilasa-do-drugogo-kola-kvalifikacii-rolan-garros-u-parizi.html" text:style-name="Internet_20_link" text:visited-style-name="Visited_20_Internet_20_Link">
https://www.ukrinform.ua/rubric-sports/3712790-astremska-probilasa-do-drugogo-kola-kvalifikacii-rolan-garros-u-parizi.html</text:a>
</text:p>
      <!--NEWS-->
      <text:h text:style-name="P10" text:outline-level="1">
<text:span text:style-name="T4">
尼日利亚开设了非洲最大的炼油厂</text:span>
</text:h>
      <text:p text:style-name="P4">
作者: Ukrinform (Person)</text:p>
      <text:p text:style-name="P4">
出版商: Укринформ (Organization)</text:p>
      <text:p text:style-name="P4">
出版时间: 2023-05-22T21:24:00+03:00</text:p>
      <text:p text:style-name="P4">
修改时间: 2023-05-22T21:24:00+03:00</text:p>
      <text:p text:style-name="P4">
描述: 尼日利亚在非洲开设了最大的Dangote石油炼油厂，这应该有助于克服该国的慢性燃料缺乏。  - 乌克林。</text:p>
      <text:p text:style-name="P4">
图片: ['<text:a xlink:type="simple" xlink:href="https://static.ukrinform.com/photos/2023_05/thumb_files/630_360_1684779511-447.jpg" text:style-name="Internet_20_link" text:visited-style-name="Visited_20_Internet_20_Link">
630_360_16847...</text:a>
']</text:p>
      <text:p text:style-name="P4">
标签: ['Африка', 'нафта', 'Нігерія']</text:p>
      <text:p text:style-name="P4">
类型: Article</text:p>
      <!--METADATA-->
      <text:p text:style-name="P4">
<draw:frame draw:style-name="fr1" draw:name="Image208" text:anchor-type="as-char" svg:width="6.9236in" svg:height="3.956343in" draw:z-index="0">
<draw:image xlink:href="../Images/yкринформ/2023-05-22T21-24-00-03-00/630_360_1684779511-447.jpg" xlink:type="simple" xlink:show="embed" xlink:actuate="onLoad" draw:mime-type="image/jpeg"/>
</draw:frame>
尼日尔是由非洲最大的Dangote石油炼油厂开放的，这应该有助于克服该国的慢性燃料缺乏。</text:p>
      <text:p text:style-name="P4">
关于它报告<text:a xlink:type="simple" xlink:href="https://www.bbc.com/news/world-africa-65671554" text:style-name="Internet_20_link" text:visited-style-name="Visited_20_Internet_20_Link">
</text:a>
，报道乌克林福姆。</text:p>
      <text:p text:style-name="P4">
如前所述，尼日利亚是一家大型制造商<text:a xlink:type="simple" xlink:href="https://www.ukrinform.ua/tag-nafta" text:style-name="Internet_20_link" text:visited-style-name="Visited_20_Internet_20_Link">
</text:a>
，但大部分是出口，而是该国被迫进口纯净的燃料并经常遇到燃料缺乏。</text:p>
      <text:p text:style-name="P4">
该问题应由炼油厂解决，该厂商属于非洲Aliko Dangote的最富有的人类。 该工厂的成本为190亿美元，其建设持续了将近7年。</text:p>
      <text:p text:style-name="P4">
<text:span text:style-name="T4">
另请阅读：</text:span>
 <text:a xlink:type="simple" xlink:href="https://www.ukrinform.ua/rubric-economy/3709834-borrel-zaklikav-es-obmeziti-import-indijskogo-palnogo-vigotovlenogo-iz-rosijskoi-nafti.html" text:style-name="Internet_20_link" text:visited-style-name="Visited_20_Internet_20_Link">
</text:a>
据计划，该公司每天能够生产约6.5万桶桶产品 - 这足以满足乌克兰的需求。 该综合大楼还包括一个发电厂，一个深水港口和一个肥料工厂。</text:p>
      <text:p text:style-name="P4">
据乌克林福姆(Ukrinform)报道，北非国家从俄罗斯的进口和石油产品大大增加了。</text:p>
      <text:p text:style-name="P4">
<text:span text:style-name="T5">
foto：尼日利亚总统职位</text:span>
</text:p>
      <text:p text:style-name="P4">
News Source: <text:a xlink:type="simple" xlink:href="https://www.ukrinform.ua/rubric-economy/3712791-u-nigerii-vidkrili-najbilsij-v-africi-naftopererobnij-zavod.html" text:style-name="Internet_20_link" text:visited-style-name="Visited_20_Internet_20_Link">
https://www.ukrinform.ua/rubric-economy/3712791-u-nigerii-vidkrili-najbilsij-v-africi-naftopererobnij-zavod.html</text:a>
</text:p>
      <!--NEWS-->
      <text:h text:style-name="P10" text:outline-level="1">
<text:span text:style-name="T4">
在被占领的塞瓦斯托波尔，爆炸 - 媒体</text:span>
</text:h>
      <text:p text:style-name="P4">
作者: Ukrinform (Person)</text:p>
      <text:p text:style-name="P4">
出版商: Укринформ (Organization)</text:p>
      <text:p text:style-name="P4">
出版时间: 2023-05-22T21:33:00+03:00</text:p>
      <text:p text:style-name="P4">
修改时间: 2023-05-22T21:33:00+03:00</text:p>
      <text:p text:style-name="P4">
描述: 在暂时占领的塞瓦斯托波尔（Sevastopol）中，据报道大声爆炸，有关俄罗斯联邦防空工作的当地报道。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Окупація Криму', 'Севастополь', 'Вибух', 'Війна з Росією']</text:p>
      <text:p text:style-name="P4">
类型: Article</text:p>
      <!--METADATA-->
      <text:p text:style-name="P4">
<draw:frame draw:style-name="fr1" draw:name="Image209" text:anchor-type="as-char" svg:width="6.9236in" svg:height="3.956343in" draw:z-index="0">
<draw:image xlink:href="../Images/yкринформ/2023-05-22T21-33-00-03-00/630_360_1669987737-966.jpg" xlink:type="simple" xlink:show="embed" xlink:actuate="onLoad" draw:mime-type="image/jpeg"/>
</draw:frame>
严厉地，被占领的塞瓦斯托波尔大声爆炸，有关俄罗斯联邦防空工作的当地报道。</text:p>
      <text:p text:style-name="P4">
根据乌克林福姆的说法，该版本的“ crimea.realia”在[]中报道了(https://t.me/krymrealii/22585)。</text:p>
      <text:p text:style-name="P4">
俄罗斯伪男人和军事的评论<text:a xlink:type="simple" xlink:href="https://www.ukrinform.ua/tag-vibuh" text:style-name="Internet_20_link" text:visited-style-name="Visited_20_Internet_20_Link">
</text:a>
没有来。</text:p>
      <text:p text:style-name="P4">
<text:span text:style-name="T4">
另请阅读：</text:span>
 <text:a xlink:type="simple" xlink:href="https://www.ukrinform.ua/rubric-regions/3712519-unoci-v-mariupoli-prolunali-sonajmense-dva-vibuhi-andrusenko.html" text:style-name="Internet_20_link" text:visited-style-name="Visited_20_Internet_20_Link">
<text:span text:style-name="T4">
爆炸</text:span>
</text:a>
如报道<text:a xlink:type="simple" xlink:href="https://www.ukrinform.ua/rubric-crimea/3711030-u-sevastopoli-prolunali-vibuhi-socmerezi.html" text:style-name="Internet_20_link" text:visited-style-name="Visited_20_Internet_20_Link">
</text:a>
5月18日，据报道，塞瓦斯托波尔(Sevastopol)的先前爆炸事件。</text:p>
      <text:p text:style-name="P4">
News Source: <text:a xlink:type="simple" xlink:href="https://www.ukrinform.ua/rubric-crimea/3712792-v-okupovanomu-sevastopoli-prolunali-vibuhi-zmi.html" text:style-name="Internet_20_link" text:visited-style-name="Visited_20_Internet_20_Link">
https://www.ukrinform.ua/rubric-crimea/3712792-v-okupovanomu-sevastopoli-prolunali-vibuhi-zmi.html</text:a>
</text:p>
      <!--NEWS-->
      <text:h text:style-name="P10" text:outline-level="1">
<text:span text:style-name="T4">
Shmigal说，在加热季节开始时，存储库中应该有多少气体</text:span>
</text:h>
      <text:p text:style-name="P4">
作者: Ukrinform (Person)</text:p>
      <text:p text:style-name="P4">
出版商: Укринформ (Organization)</text:p>
      <text:p text:style-name="P4">
出版时间: 2023-05-22T21:36:47+03:00</text:p>
      <text:p text:style-name="P4">
修改时间: 2023-05-22T21:36:47+03:00</text:p>
      <text:p text:style-name="P4">
描述: 在秋季和冬季开始时，乌克兰存储的天然气供应应超过140亿立方米。  - 乌克林。</text:p>
      <text:p text:style-name="P4">
图片: ['<text:a xlink:type="simple" xlink:href="https://static.ukrinform.com/photos/2023_05/thumb_files/630_360_1684780551-929.png" text:style-name="Internet_20_link" text:visited-style-name="Visited_20_Internet_20_Link">
630_360_16847...</text:a>
']</text:p>
      <text:p text:style-name="P4">
标签: ['Газ', 'Опалювальний сезон', 'Шмигаль']</text:p>
      <text:p text:style-name="P4">
类型: Article</text:p>
      <!--METADATA-->
      <text:p text:style-name="P4">
<draw:frame draw:style-name="fr1" draw:name="Image210" text:anchor-type="as-char" svg:width="6.9236in" svg:height="3.956343in" draw:z-index="0">
<draw:image xlink:href="../Images/yкринформ/2023-05-22T21-36-47-03-00/630_360_1684780551-929.png" xlink:type="simple" xlink:show="embed" xlink:actuate="onLoad" draw:mime-type="image/png"/>
</draw:frame>
在冬季和冬季开始时，乌克兰存储中的天然气供应应超过140亿立方米。</text:p>
      <text:p text:style-name="P4">
乌克兰丹尼斯·施米加尔(Denis Shmigal)的总理在<text:a xlink:type="simple" xlink:href="https://t.me/Denys_Smyhal/5273" text:style-name="Internet_20_link" text:visited-style-name="Visited_20_Internet_20_Link">
</text:a>
乌克林福姆报道，根据危机能源总部会议的结果。</text:p>
      <text:p text:style-name="P4">
“主要主题是为下一个暖气季节准备的开始。(https://www.ukrinform.ua/tag-gaz)存储设施应超过1400万立方米。 我们的战略目标是通过增加自己的天然气产量来最大程度地减少乌克兰的天然气进口。” Shmigal说。</text:p>
      <text:p text:style-name="P4">
据他说，在反危机能源总部的一次会议上，还创造了电力局势。 Schmigal指出，增加欧盟电力出口的可能性是Dano秩序。</text:p>
      <ul>
        <li>
说：“他们同意所有能源企业的共同企业，同时恢复了1710 MW发电能力的供应商季节的计划。”</li>
      </ul>
      <text:p text:style-name="P4">
<text:span text:style-name="T4">
另请阅读：</text:span>
 <text:a xlink:type="simple" xlink:href="https://www.ukrinform.ua/rubric-economy/3711462-ne-prosto-remontuemo-smigal-rozpoviv-pro-pidgotovku-do-novogo-opaluvalnogo-sezonu.html" text:style-name="Internet_20_link" text:visited-style-name="Visited_20_Internet_20_Link">
<text:span text:style-name="T4">
 shmigal </text:span>
</text:a>
总理告知，能源部和基础设施部的任务是确保保护过度俄罗斯无人机和产生设施和分配系统的导弹。</text:p>
      <text:p text:style-name="P4">
Shmigal说，会议还讨论了能源网络权力下放的建议，包括社区参与分散一代的发展。</text:p>
      <text:p text:style-name="P4">
正如乌克林福姆报道的<text:a xlink:type="simple" xlink:href="https://www.ukrinform.ua/rubric-economy/3709149-v-opaluvalnij-sezon-ukraina-zajde-zi-znacno-mensim-zapasom-micnosti-dtek.html" text:style-name="Internet_20_link" text:visited-style-name="Visited_20_Internet_20_Link">
</text:a>
他表示，在下一个暖气季节，乌克兰电力系统的安全余量要小得多。 有必要加速维修工作的步伐，以免返回关闭电力。</text:p>
      <text:p text:style-name="P4">
<text:span text:style-name="T5">
foto：Denis Shmigal，Telegram</text:span>
</text:p>
      <text:p text:style-name="P4">
News Source: <text:a xlink:type="simple" xlink:href="https://www.ukrinform.ua/rubric-economy/3712793-smigal-skazav-skilki-gazu-mae-buti-u-shovisah-na-pocatok-opaluvalnogo-sezonu.html" text:style-name="Internet_20_link" text:visited-style-name="Visited_20_Internet_20_Link">
https://www.ukrinform.ua/rubric-economy/3712793-smigal-skazav-skilki-gazu-mae-buti-u-shovisah-na-pocatok-opaluvalnogo-sezonu.html</text:a>
</text:p>
      <!--NEWS-->
      <text:h text:style-name="P10" text:outline-level="1">
<text:span text:style-name="T4">
美国将考虑所有要求俄罗斯责任的方式 - 国务院</text:span>
</text:h>
      <text:p text:style-name="P4">
作者: Ukrinform (Person)</text:p>
      <text:p text:style-name="P4">
出版商: Укринформ (Organization)</text:p>
      <text:p text:style-name="P4">
出版时间: 2023-05-22T21:42:00+03:00</text:p>
      <text:p text:style-name="P4">
修改时间: 2023-05-22T21:42:00+03:00</text:p>
      <text:p text:style-name="P4">
描述: 美国政府将考虑支持乌克兰的所有可能方法，并使俄罗斯对其侵略性负责。  - 乌克林。</text:p>
      <text:p text:style-name="P4">
图片: ['<text:a xlink:type="simple" xlink:href="https://static.ukrinform.com/photos/2018_02/thumb_files/630_360_1517552325-3537.jpg" text:style-name="Internet_20_link" text:visited-style-name="Visited_20_Internet_20_Link">
630_360_15175...</text:a>
', '<text:a xlink:type="simple" xlink:href="https://static.ukrinform.com/photos/2023_05/1684781237-329.jpg" text:style-name="Internet_20_link" text:visited-style-name="Visited_20_Internet_20_Link">
1684781237-32...</text:a>
']</text:p>
      <text:p text:style-name="P4">
标签: ['США', 'Держдеп', 'Росія', 'Воєнні злочини', 'Війна з Росією']</text:p>
      <text:p text:style-name="P4">
类型: Article</text:p>
      <!--METADATA-->
      <text:p text:style-name="P4">
<draw:frame draw:style-name="fr1" draw:name="Image211" text:anchor-type="as-char" svg:width="6.9236in" svg:height="3.956343in" draw:z-index="0">
<draw:image xlink:href="../Images/yкринформ/2023-05-22T21-42-00-03-00/630_360_1517552325-3537.jpg" xlink:type="simple" xlink:show="embed" xlink:actuate="onLoad" draw:mime-type="image/jpeg"/>
</draw:frame>
美国政府将考虑支持乌克兰的所有可能方法，并使俄罗斯对其侵略性负责。</text:p>
      <text:p text:style-name="P4">
乌克林福姆报道，美国国务院发言人马修·米勒(Matthew Miller)周一指出。</text:p>
      <text:p text:style-name="P4">
<draw:frame draw:style-name="fr1" draw:name="Image212" text:anchor-type="as-char" svg:width="6.9236in" svg:height="4.615733in" draw:z-index="0">
<draw:image xlink:href="../Images/yкринформ/2023-05-22T21-42-00-03-00/1684781237-329.jpg" xlink:type="simple" xlink:show="embed" xlink:actuate="onLoad" draw:mime-type="image/jpeg"/>
</draw:frame>
“我们将考虑我们能够以其行动吸引参考的所有方式。 其中最重要的是我们乌克兰伙伴的进一步支持，以便他们可以击退能够去国家的俄罗斯军队。”国务院代表说。</text:p>
      <text:p text:style-name="P4">
同时，他指出，美国尚未以恐怖主义状态认可俄罗斯，因为这样的步骤现在会产生“适得其反的影响”。 特别是，这将剥夺人道主义组织帮助该地区的能力。</text:p>
      <text:p text:style-name="P4">
美国外交政策说：“但是我要说的是，我们将继续对俄罗斯负责其他许多步骤。”</text:p>
      <text:p text:style-name="P4">
<text:span text:style-name="T4">
另请阅读：</text:span>
 <text:a xlink:type="simple" xlink:href="https://www.ukrinform.ua/rubric-polytics/3712643-parlamentska-asamblea-nato-viznala-zlocini-rosii-proti-ukraini-genocidom.html" text:style-name="Internet_20_link" text:visited-style-name="Visited_20_Internet_20_Link">
</text:a>
他澄清说，向乌克兰提供武器和设备，以及实施制裁和出口控制措施。</text:p>
      <text:p text:style-name="P4">
正如乌克林福姆报道的那样，上周，美国国务卿安东尼·布林肯根(Anthony Blinkengen)在参议院的听证会上没有排除承认俄罗斯的可能性<text:a xlink:type="simple" xlink:href="https://www.ukrinform.ua/rubric-world/3710218-blinken-ne-viklucae-mozlivosti-viznanna-rosii-derzavousponsorom-terorizmu.html" text:style-name="Internet_20_link" text:visited-style-name="Visited_20_Internet_20_Link">
</text:a>
</text:p>
      <text:p text:style-name="P4">
News Source: <text:a xlink:type="simple" xlink:href="https://www.ukrinform.ua/rubric-polytics/3712794-ssa-rozgladatimut-usi-sposobi-pritagnenna-rosii-do-vidpovidalnosti-derzdep.html" text:style-name="Internet_20_link" text:visited-style-name="Visited_20_Internet_20_Link">
https://www.ukrinform.ua/rubric-polytics/3712794-ssa-rozgladatimut-usi-sposobi-pritagnenna-rosii-do-vidpovidalnosti-derzdep.html</text:a>
</text:p>
      <!--NEWS-->
      <text:h text:style-name="P10" text:outline-level="1">
<text:span text:style-name="T4">
武装部队在一天之内设法在巴赫穆特（Bakhmut）下行驶了400米</text:span>
</text:h>
      <text:p text:style-name="P4">
作者: Ukrinform (Person)</text:p>
      <text:p text:style-name="P4">
出版商: Укринформ (Organization)</text:p>
      <text:p text:style-name="P4">
出版时间: 2023-05-22T21:54:41+03:00</text:p>
      <text:p text:style-name="P4">
修改时间: 2023-05-22T21:54:41+03:00</text:p>
      <text:p text:style-name="P4">
描述: 乌克兰的武装部队设法在每天200至400米的不同部分下行动。  - 乌克林。</text:p>
      <text:p text:style-name="P4">
图片: ['<text:a xlink:type="simple" xlink:href="https://static.ukrinform.com/photos/2023_05/thumb_files/630_360_1683216390-801.jpg" text:style-name="Internet_20_link" text:visited-style-name="Visited_20_Internet_20_Link">
630_360_16832...</text:a>
']</text:p>
      <text:p text:style-name="P4">
标签: ['Бахмут', 'Війна з Росією', 'Єдині новини']</text:p>
      <text:p text:style-name="P4">
类型: Article</text:p>
      <!--METADATA-->
      <text:p text:style-name="P4">
<draw:frame draw:style-name="fr1" draw:name="Image213" text:anchor-type="as-char" svg:width="6.9236in" svg:height="3.956343in" draw:z-index="0">
<draw:image xlink:href="../Images/yкринформ/2023-05-22T21-54-41-03-00/630_360_1683216390-801.jpg" xlink:type="simple" xlink:show="embed" xlink:actuate="onLoad" draw:mime-type="image/jpeg"/>
</draw:frame>
乌克兰的武装部队设法在每天200到400米的不同部分下在巴赫穆特(Bakhmut)下行动。</text:p>
      <text:p text:style-name="P4">
据乌克林福姆报道，这是由一位发言人据报道，乌克兰夫人的“ One News”在Teleterna的气氛中，乌克兰Sergiy Cherevaty的武装部队东部分组报道。</text:p>
      <text:p text:style-name="P4">
“敌人正试图占领巴赫穆特。 这对他来说是重中之重。”他说。</text:p>
      <text:p text:style-name="P4">
Cherevaty表示，俄罗斯军队正试图占领西南部的巴赫穆特，乌克兰的国防军保留了许多建筑物和正式建筑物。</text:p>
      <text:p text:style-name="P4">
<text:span text:style-name="T4">
另请阅读：</text:span>
 <text:a xlink:type="simple" xlink:href="https://www.ukrinform.ua/rubric-ato/3712745-na-pati-napramkah-frontu-vidbulisa-25-zitknen-boi-za-bahmut-trivaut.html" text:style-name="Internet_20_link" text:visited-style-name="Visited_20_Internet_20_Link">
<text:span text:style-name="T4">
 bakhmut </text:span>
</text:a>
“与此同时，在侧面，我们的部队正试图向敌人施加压力，作为我们防御行动的一部分，以对抗它。 尤其是坟墓设法在200至400米的不同部分中进步，” Odrechnik。</text:p>
      <text:p text:style-name="P4">
根据乌克林福姆的说法，俄罗斯军队将努力集中在努斯克和卢汉斯克地区的边界上。 在Bakhmut方向<text:a xlink:type="simple" xlink:href="https://www.ukrinform.ua/rubric-ato/3712556-vorog-ne-kontrolue-bahmut-povnistu-jdut-boi-malar.html" text:style-name="Internet_20_link" text:visited-style-name="Visited_20_Internet_20_Link">
</text:a>
。</text:p>
      <text:p text:style-name="P4">
_foto：武装部队总参谋部</text:p>
      <text:p text:style-name="P4">
News Source: <text:a xlink:type="simple" xlink:href="https://www.ukrinform.ua/rubric-ato/3712795-zsu-za-dobu-vdalos-prosunutis-do-400-metriv-pid-bahmutom-cerevatij.html" text:style-name="Internet_20_link" text:visited-style-name="Visited_20_Internet_20_Link">
https://www.ukrinform.ua/rubric-ato/3712795-zsu-za-dobu-vdalos-prosunutis-do-400-metriv-pid-bahmutom-cerevatij.html</text:a>
</text:p>
      <!--NEWS-->
      <text:h text:style-name="P10" text:outline-level="1">
<text:span text:style-name="T4">
在英国，内政部长周围的丑闻爆发了</text:span>
</text:h>
      <text:p text:style-name="P4">
作者: Ukrinform (Person)</text:p>
      <text:p text:style-name="P4">
出版商: Укринформ (Organization)</text:p>
      <text:p text:style-name="P4">
出版时间: 2023-05-22T21:58:00+03:00</text:p>
      <text:p text:style-name="P4">
修改时间: 2023-05-22T21:58:00+03:00</text:p>
      <text:p text:style-name="P4">
描述: 英国总理瑞莎·萨纳克（Risha Sunak）应向内政部长苏拉·布罗弗曼（Suella Broverman）咨询他的道德顾问，他因去年的故事而遭受丑闻，他的速度良好。  - 乌克林。</text:p>
      <text:p text:style-name="P4">
图片: ['<text:a xlink:type="simple" xlink:href="https://static.ukrinform.com/photos/2023_05/thumb_files/630_360_1684775431-139.jpg" text:style-name="Internet_20_link" text:visited-style-name="Visited_20_Internet_20_Link">
630_360_16847...</text:a>
']</text:p>
      <text:p text:style-name="P4">
标签: ['Британія', 'Скандал', 'Уряд']</text:p>
      <text:p text:style-name="P4">
类型: Article</text:p>
      <!--METADATA-->
      <text:p text:style-name="P4">
<draw:frame draw:style-name="fr1" draw:name="Image214" text:anchor-type="as-char" svg:width="6.9236in" svg:height="3.956343in" draw:z-index="0">
<draw:image xlink:href="../Images/yкринформ/2023-05-22T21-58-00-03-00/630_360_1684775431-139.jpg" xlink:type="simple" xlink:show="embed" xlink:actuate="onLoad" draw:mime-type="image/jpeg"/>
</draw:frame>
英国总理里卡·斯纳克(Richa Snak)应与内政部长苏拉·布罗弗曼(Suella Broverman)咨询他或她的婚礼顾问，后者在去年的故事中一直在丑闻，并有罚款。</text:p>
      <text:p text:style-name="P4">
关于它报告<text:a xlink:type="simple" xlink:href="https://t.me/khersonskaODA/6057" text:style-name="Internet_20_link" text:visited-style-name="Visited_20_Internet_20_Link">
</text:a>
，报道乌克林福姆。</text:p>
      <text:p text:style-name="P4">
2022年，内政部长暴露于超过速度。</text:p>
      <text:p text:style-name="P4">
然后，她向国家服务询问了个人课程的组织，指的是该小组的安全性。 但是她被告知这不是公务员。</text:p>
      <text:p text:style-name="P4">
这位前高级公务员菲利普·雷克罗夫特(Philip Raycroft)说，布鲁克曼的行动是“真正的错误”。</text:p>
      <text:p text:style-name="P4">
工党领袖凯尔·斯特默爵士说，看起来“几乎没有不当行动”。</text:p>
      <text:p text:style-name="P4">
政府否认法典部违反了布弗曼的行动。 但是，Richa Snak的前提人向他的道德顾问提出了呼吁。</text:p>
      <text:p text:style-name="P4">
<text:span text:style-name="T4">
另请阅读：</text:span>
 <text:a xlink:type="simple" xlink:href="https://www.ukrinform.ua/rubric-world/3707379-u-ssa-visunuli-oficijni-obvinuvacenna-skandalnomu-kongresmenu-santosu.html" text:style-name="Internet_20_link" text:visited-style-name="Visited_20_Internet_20_Link">
<text:span text:style-name="T4">
丑闻</text:span>
</text:a>
《部长法典》要求部长们保证其国家职责与私人利益之间不会发生冲突。</text:p>
      <text:p text:style-name="P4">
同时 <text:a xlink:type="simple" xlink:href="https://www.bloomberg.com/news/articles/2023-05-21/sunak-returns-from-g-7-to-cabinet-scandal-migration-disputes" text:style-name="Internet_20_link" text:visited-style-name="Visited_20_Internet_20_Link">
</text:a>
它报告说，在政府准备出版移民的时候，丑闻正在展开，这预计将确认去年涌入移民的记录。</text:p>
      <text:p text:style-name="P4">
控制移民问题的布弗曼上周对此进行了关键的演讲，被认为是将Risha Snak潜在继任者定位的尝试。</text:p>
      <text:p text:style-name="P4">
News Source: <text:a xlink:type="simple" xlink:href="https://www.ukrinform.ua/rubric-world/3712763-u-britanii-rozgorivsa-skandal-navkolo-ministra-vnutrisnih-sprav.html" text:style-name="Internet_20_link" text:visited-style-name="Visited_20_Internet_20_Link">
https://www.ukrinform.ua/rubric-world/3712763-u-britanii-rozgorivsa-skandal-navkolo-ministra-vnutrisnih-sprav.html</text:a>
</text:p>
      <!--NEWS-->
      <text:h text:style-name="P10" text:outline-level="1">
<text:span text:style-name="T4">
特鲁多（Trudeau）和马克龙（Macron）讨论了乌克兰的防御需求和战后重建</text:span>
</text:h>
      <text:p text:style-name="P4">
作者: Ukrinform (Person)</text:p>
      <text:p text:style-name="P4">
出版商: Укринформ (Organization)</text:p>
      <text:p text:style-name="P4">
出版时间: 2023-05-22T22:04:00+03:00</text:p>
      <text:p text:style-name="P4">
修改时间: 2023-05-22T22:04:00+03:00</text:p>
      <text:p text:style-name="P4">
描述: 加拿大总理贾斯汀·特鲁多（Justin Trudeau）和法国总统伊曼纽尔·马克龙（Emmanuel Macron）强调了在谈话中需要跨大西洋团结，以满足乌克兰的防守需求及其战后重建。  - 乌克林。</text:p>
      <text:p text:style-name="P4">
图片: ['<text:a xlink:type="simple" xlink:href="https://static.ukrinform.com/photos/2017_07/thumb_files/630_360_1499480965-1104.jpg" text:style-name="Internet_20_link" text:visited-style-name="Visited_20_Internet_20_Link">
630_360_14994...</text:a>
']</text:p>
      <text:p text:style-name="P4">
标签: ['Макрон', 'Трюдо', 'Україна', 'Війна з Росією']</text:p>
      <text:p text:style-name="P4">
类型: Article</text:p>
      <!--METADATA-->
      <text:p text:style-name="P4">
<draw:frame draw:style-name="fr1" draw:name="Image215" text:anchor-type="as-char" svg:width="6.9236in" svg:height="3.956343in" draw:z-index="0">
<draw:image xlink:href="../Images/yкринформ/2023-05-22T22-04-00-03-00/630_360_1499480965-1104.jpg" xlink:type="simple" xlink:show="embed" xlink:actuate="onLoad" draw:mime-type="image/jpeg"/>
</draw:frame>
加拿大总理贾斯汀·特鲁多(Justin Trudeau)和法国总统伊曼纽尔·马克龙(Emmanuel Macron)强调了在当时需要跨大西洋统一的需要，以与乌克兰及其战后重建。</text:p>
      <text:p text:style-name="P4">
报道通讯报道，这是在加拿大政府负责人办公室报告的。</text:p>
      <text:p text:style-name="P4">
“总理和总统强调了进一步透明度团结以支持国防的重要性<text:a xlink:type="simple" xlink:href="https://www.ukrinform.ua/tag-ukraina" text:style-name="Internet_20_link" text:visited-style-name="Visited_20_Internet_20_Link">
</text:a>
及其长期重建需求。”特鲁多办公室指出。</text:p>
      <text:p text:style-name="P4">
据他说，对话者已承诺以俄罗斯的残酷侵略，并支持那些对俄罗斯侵略后果的人。</text:p>
      <text:p text:style-name="P4">
<text:span text:style-name="T4">
另请阅读：</text:span>
 <text:a xlink:type="simple" xlink:href="https://www.ukrinform.ua/rubric-polytics/3706974-kanada-ta-es-prodovzat-vijskovu-pidtrimku-ukraini-trudo.html" text:style-name="Internet_20_link" text:visited-style-name="Visited_20_Internet_20_Link">
<text:span text:style-name="T4">
 trude </text:span>
</text:a>
在谈话中，在GG7级别上打击错误信息的话题也被打破了。</text:p>
      <text:p text:style-name="P4">
据报道，5月21日在日本结束的七组首脑会议是俄罗斯对乌克兰的战争。</text:p>
      <text:p text:style-name="P4">
News Source: <text:a xlink:type="simple" xlink:href="https://www.ukrinform.ua/rubric-polytics/3712797-trudo-i-makron-obgovorili-oboronni-potrebi-i-povoennu-vidbudovu-ukraini.html" text:style-name="Internet_20_link" text:visited-style-name="Visited_20_Internet_20_Link">
https://www.ukrinform.ua/rubric-polytics/3712797-trudo-i-makron-obgovorili-oboronni-potrebi-i-povoennu-vidbudovu-ukraini.html</text:a>
</text:p>
      <!--NEWS-->
      <text:h text:style-name="P10" text:outline-level="1">
<text:span text:style-name="T4">
国务院：乌克兰F-16的支持是美国的优先事项</text:span>
</text:h>
      <text:p text:style-name="P4">
作者: Ukrinform (Person)</text:p>
      <text:p text:style-name="P4">
出版商: Укринформ (Organization)</text:p>
      <text:p text:style-name="P4">
出版时间: 2023-05-22T22:15:00+03:00</text:p>
      <text:p text:style-name="P4">
修改时间: 2023-05-22T22:15:00+03:00</text:p>
      <text:p text:style-name="P4">
描述: 美国被认为是为乌克兰提供F-16飞机的优先任务，这将在接下来的几个月内与盟友和合作伙伴合作实施。  - 乌克林。</text:p>
      <text:p text:style-name="P4">
图片: ['<text:a xlink:type="simple" xlink:href="https://static.ukrinform.com/photos/2023_05/thumb_files/630_360_1684274785-884.jpg" text:style-name="Internet_20_link" text:visited-style-name="Visited_20_Internet_20_Link">
630_360_16842...</text:a>
', '<text:a xlink:type="simple" xlink:href="https://static.ukrinform.com/photos/2023_05/1684781236-953.jpg" text:style-name="Internet_20_link" text:visited-style-name="Visited_20_Internet_20_Link">
1684781236-95...</text:a>
']</text:p>
      <text:p text:style-name="P4">
标签: ['США', 'Держдеп', 'Повітряні сили ЗСУ', 'Винищувач', 'Війна з Росією', 'F-16']</text:p>
      <text:p text:style-name="P4">
类型: Article</text:p>
      <!--METADATA-->
      <text:p text:style-name="P4">
<draw:frame draw:style-name="fr1" draw:name="Image216" text:anchor-type="as-char" svg:width="6.9236in" svg:height="3.953152in" draw:z-index="0">
<draw:image xlink:href="../Images/yкринформ/2023-05-22T22-15-00-03-00/630_360_1684274785-884.jpg" xlink:type="simple" xlink:show="embed" xlink:actuate="onLoad" draw:mime-type="image/jpeg"/>
</draw:frame>
该连接被认为是为乌克兰提供F-16飞机的优先任务，并将在接下来的几个月与盟友和合作伙伴合作实施。</text:p>
      <text:p text:style-name="P4">
乌克林福音通讯员报告说，这是在美国发言人马修·米勒(Matthew Miller)在华盛顿举行的周一指出的。</text:p>
      <text:p text:style-name="P4">
<draw:frame draw:style-name="fr1" draw:name="Image217" text:anchor-type="as-char" svg:width="6.9236in" svg:height="4.615733in" draw:z-index="0">
<draw:image xlink:href="../Images/yкринформ/2023-05-22T22-15-00-03-00/1684781236-953.jpg" xlink:type="simple" xlink:show="embed" xlink:actuate="onLoad" draw:mime-type="image/jpeg"/>
</draw:frame>
“因此，关于我们授予乌克兰F-16的贷款，总统(拜登 -  ed。)他清楚地强调，我们将开始接受乌克兰军事飞行员F-16培训。 我们将与乌克兰的盟友和合作伙伴合作<text:a xlink:type="simple" xlink:href="https://www.ukrinform.ua/tag-litak" text:style-name="Internet_20_link" text:visited-style-name="Visited_20_Internet_20_Link">
</text:a>
F -16”，”米勒说。</text:p>
      <text:p text:style-name="P4">
他指出，他不会宣布何时以及如何发生，或者从中获得战斗人员。</text:p>
      <text:p text:style-name="P4">
<text:span text:style-name="T4">
另请阅读：</text:span>
 <text:a xlink:type="simple" xlink:href="https://www.ukrinform.ua/rubric-ato/3712539-ignat-pro-f16-dostatno-mati-zasobi-abi-vorozi-litaki-ne-nablizalisa-do-kordoniv-ukraini.html" text:style-name="Internet_20_link" text:visited-style-name="Visited_20_Internet_20_Link">
</text:a>
美国国务院发言人说：“但这对我们来说是优先事项，我们将开始将其介绍给附近的地方。”</text:p>
      <text:p text:style-name="P4">
正如乌克林福姆报道的那样，武装部队司令部发言人尤里·伊格纳丁周(Yuri Ignatine Teek)表示，乌克兰可以从国际伙伴的国际合作伙伴那里获得数十名F-16。</text:p>
      <text:p text:style-name="P4">
<text:span text:style-name="T5">
foto：埃兹拉·阿卡扬(Ezra Acayan)/盖蒂(Getty Images)</text:span>
</text:p>
      <text:p text:style-name="P4">
News Source: <text:a xlink:type="simple" xlink:href="https://www.ukrinform.ua/rubric-ato/3712798-derzdep-zabezpecenna-ukraini-f16-e-prioritetom-dla-ssa.html" text:style-name="Internet_20_link" text:visited-style-name="Visited_20_Internet_20_Link">
https://www.ukrinform.ua/rubric-ato/3712798-derzdep-zabezpecenna-ukraini-f16-e-prioritetom-dla-ssa.html</text:a>
</text:p>
      <!--NEWS-->
      <text:h text:style-name="P10" text:outline-level="1">
<text:span text:style-name="T4">
七位乌克兰喀拉斯家将在波兰的欧洲奥运会上演出</text:span>
</text:h>
      <text:p text:style-name="P4">
作者: Ukrinform (Person)</text:p>
      <text:p text:style-name="P4">
出版商: Укринформ (Organization)</text:p>
      <text:p text:style-name="P4">
出版时间: 2023-05-22T22:21:09+03:00</text:p>
      <text:p text:style-name="P4">
修改时间: 2023-05-22T22:21:09+03:00</text:p>
      <text:p text:style-name="P4">
描述: 在克拉科夫（波兰），III欧洲奥运会将于6月9日开始。  - 乌克林。</text:p>
      <text:p text:style-name="P4">
图片: ['<text:a xlink:type="simple" xlink:href="https://static.ukrinform.com/photos/2023_05/thumb_files/630_360_1684782948-301.jpg" text:style-name="Internet_20_link" text:visited-style-name="Visited_20_Internet_20_Link">
630_360_16847...</text:a>
']</text:p>
      <text:p text:style-name="P4">
标签: ['карате', 'Європейські ігри']</text:p>
      <text:p text:style-name="P4">
类型: Article</text:p>
      <!--METADATA-->
      <text:p text:style-name="P4">
<draw:frame draw:style-name="fr1" draw:name="Image218" text:anchor-type="as-char" svg:width="6.9236in" svg:height="3.956343in" draw:z-index="0">
<draw:image xlink:href="../Images/yкринформ/2023-05-22T22-21-09-03-00/630_360_1684782948-301.jpg" xlink:type="simple" xlink:show="embed" xlink:actuate="onLoad" draw:mime-type="image/jpeg"/>
</draw:frame>
在克拉科夫(波兰)6月9日，III欧洲奥运会将开始。</text:p>
      <text:p text:style-name="P4">
报道说，运动员在30次体育运动中打了253枚奖牌。</text:p>
      <text:p text:style-name="P4">
根据信息<text:a xlink:type="simple" xlink:href="https://xsport.ua/ru/karate_s/news/na-evropeyskikh-igrakh-vystupyat-chetvero-ukrainskikh-karatistov_8799481/" text:style-name="Internet_20_link" text:visited-style-name="Visited_20_Internet_20_Link">
</text:a>
特别是，七名乌克兰代表将在空手道比赛中演出。</text:p>
      <text:p text:style-name="P4">
乌克兰国家队包括：尼基塔飞利浦(重量类别高达60公斤)，安德烈·扎利尼(Andrey Zalitny)(75公斤)，Valery Chobotar(84公斤)。凯瑟琳曲线(50公斤)，当归Terluga(55公斤)，Anita Seregin(61公斤)和Galina Melnyk(68公斤).</text:p>
      <text:p text:style-name="P4">
<text:span text:style-name="T4">
Читайте також:</text:span>
 <text:a xlink:type="simple" xlink:href="https://www.ukrinform.ua/rubric-sports/3712632-miznarodna-federacia-gimnastiki-prodovzila-vidstoronenna-rosian-i-bilorusiv.html" text:style-name="Internet_20_link" text:visited-style-name="Visited_20_Internet_20_Link">
 </text:a>
欧洲奥运会2023将持续到6月25日。</text:p>
      <text:p text:style-name="P4">
在照片中：Angelika Terluga(乌克兰的NOC).</text:p>
      <text:p text:style-name="P4">
News Source: <text:a xlink:type="simple" xlink:href="https://www.ukrinform.ua/rubric-sports/3712799-sim-ukrainskih-karatistiv-vistuplat-na-evropejskih-igrah-u-polsi.html" text:style-name="Internet_20_link" text:visited-style-name="Visited_20_Internet_20_Link">
https://www.ukrinform.ua/rubric-sports/3712799-sim-ukrainskih-karatistiv-vistuplat-na-evropejskih-igrah-u-polsi.html</text:a>
</text:p>
      <!--NEWS-->
      <text:h text:style-name="P10" text:outline-level="1">
<text:span text:style-name="T4">
在基辅，举行了有关克里米亚tatar的驱逐出境的慈善放映</text:span>
</text:h>
      <text:p text:style-name="P4">
作者: Ukrinform (Person)</text:p>
      <text:p text:style-name="P4">
出版商: Укринформ (Organization)</text:p>
      <text:p text:style-name="P4">
出版时间: 2023-05-22T22:28:00+03:00</text:p>
      <text:p text:style-name="P4">
修改时间: 2023-05-22T22:28:00+03:00</text:p>
      <text:p text:style-name="P4">
描述: 非政府组织“克里米亚”组织了纪录片的慈善放映。” 1944年。 克里米亚。 驱逐出境”，筹集的资金将被指示支持251个单独的领土捍卫武装部队。  - 乌克林。</text:p>
      <text:p text:style-name="P4">
图片: ['<text:a xlink:type="simple" xlink:href="https://static.ukrinform.com/photos/2021_08/thumb_files/630_360_1630171870-547.jpeg" text:style-name="Internet_20_link" text:visited-style-name="Visited_20_Internet_20_Link">
630_360_16301...</text:a>
']</text:p>
      <text:p text:style-name="P4">
标签: ['Депортація', 'Кіно', 'Кримські татари', 'Благодійність']</text:p>
      <text:p text:style-name="P4">
类型: Article</text:p>
      <!--METADATA-->
      <text:p text:style-name="P4">
<draw:frame draw:style-name="fr1" draw:name="Image219" text:anchor-type="as-char" svg:width="6.9236in" svg:height="3.956343in" draw:z-index="0">
<draw:image xlink:href="../Images/yкринформ/2023-05-22T22-28-00-03-00/630_360_1630171870-547.jpeg" xlink:type="simple" xlink:show="embed" xlink:actuate="onLoad" draw:mime-type="image/jpeg"/>
</draw:frame>
非政府组织“克里米亚”组织了纪录片的慈善放映。” 1944年。 克里米亚。驱逐出境”，筹集的资金将被指示支持251个单独的对武装部队的法医防御。</text:p>
      <text:p text:style-name="P4">
这是乌克利福通讯员的报道。</text:p>
      <text:p text:style-name="P4">
“这不仅是关于被驱逐出境的故事。这些人是犯罪的见证人。因此，重要的是要了解这些故事很重要，因此记录下来很重要。[] <text:a xlink:type="simple" xlink:href="https://www.ukrinform.ua/tag-kino" text:style-name="Internet_20_link" text:visited-style-name="Visited_20_Internet_20_Link">
</text:a>
她证明她非常激动，敏感，她解释了什么是驱逐出境，以及她对一个人的所作所为。”  - 编剧Mavilier Khalil说。</text:p>
      <text:p text:style-name="P4">
据她说，录音带的首映式发生在2019年，但仍使节日退化。 这部电影在印度希腊土耳其获得了奖项。</text:p>
      <text:p text:style-name="P4">
“ 1944年。 克里米亚。 驱逐出境”有三个主要线：三名老年人回想起早上五点钟，他们有15分钟的会议并带出了 - 乌拉尔斯(Urals)在乌兹别克斯坦(Uzbekistan)。 当时，他们已经10-12岁了。</text:p>
      <text:p text:style-name="P4">
这部电影还包含动画元素。 它是基于萨迪卡·阿吉·塞利玛(Sadykha Aji-Selyma)的一位英雄的绘画，他们通过绘画记录了驱逐出境期间的事件：当俄罗斯的孩子们向货车上扔石头，货车运输了塔塔尔(Tatars)，并大喊“叛徒”，因为他们必须像他们一样和朋友一起躺下。</text:p>
      <text:p text:style-name="P4">
他指出，历史学家马丁·亚历山大(Martin-Alexander)很酸，1944年的驱逐出境消除了对克里米亚tatars的记忆，所有以前的伤害和悲剧都落在了杜利人民上，其中包括Holodomor，其中包括1932  -  1933年在克里米亚。</text:p>
      <text:p text:style-name="P4">
同时，克里米亚分析师Yevgeny Yaroshenko强调，最恰当地写下克里米亚塔塔尔人的悲剧是“ Surgun”一词，它在翻译“流亡”中。</text:p>
      <text:p text:style-name="P4">
他说：“至于我，可以对这些事件进行更正确的术语评估。”</text:p>
      <text:p text:style-name="P4">
<text:span text:style-name="T4">
另请阅读：</text:span>
 <text:a xlink:type="simple" xlink:href="https://www.ukrinform.ua/rubric-crimea/3710829-mzs-ukraini-zaklikae-svit-viznati-genocidom-deportaciu-krimskih-tatar-u-1944-roci.html" text:style-name="Internet_20_link" text:visited-style-name="Visited_20_Internet_20_Link">
<text:span text:style-name="T4">
驱逐出境</text:span>
 <text:span text:style-name="T4">
 crimean </text:span>
 <text:span text:style-name="T4">
 tatar </text:span>
</text:a>
在展示期间，每个人都可以为乌克兰武装部队的251旅制造备用电池，其中包括最高的克里米亚tatars。</text:p>
      <text:p text:style-name="P4">
这部电影有克里米亚·塔塔尔(Crimean Tatar)和乌克兰人的版本。 第一个是由演员Akhtem Seitablaev和第二个演员Andrey Saminin配音的。 董事是法蒂玛·奥斯曼(Fatima Osman)和朱斯·帕夏(Junus Pasha)。 该剧本与纳扎德扎罗夫(Nazadzhararov)和泽拉·贝基罗夫(Zera Bekirov)一起加入。<text:span text:style-name="T5">
foto：credo</text:span>
</text:p>
      <text:p text:style-name="P4">
News Source: <text:a xlink:type="simple" xlink:href="https://www.ukrinform.ua/rubric-crimea/3712802-u-kievi-proveli-blagodijnij-pokaz-filmu-pro-deportaciu-krimskih-tatar.html" text:style-name="Internet_20_link" text:visited-style-name="Visited_20_Internet_20_Link">
https://www.ukrinform.ua/rubric-crimea/3712802-u-kievi-proveli-blagodijnij-pokaz-filmu-pro-deportaciu-krimskih-tatar.html</text:a>
</text:p>
      <!--NEWS-->
      <text:h text:style-name="P10" text:outline-level="1">
<text:span text:style-name="T4">
俄罗斯决定针对国际空间站提起刑事案件是对国际法的不尊重 - 欧盟</text:span>
</text:h>
      <text:p text:style-name="P4">
作者: Ukrinform (Person)</text:p>
      <text:p text:style-name="P4">
出版商: Укринформ (Organization)</text:p>
      <text:p text:style-name="P4">
出版时间: 2023-05-22T22:35:00+03:00</text:p>
      <text:p text:style-name="P4">
修改时间: 2023-05-22T22:35:00+03:00</text:p>
      <text:p text:style-name="P4">
描述: 欧盟强烈谴责俄罗斯决定针对检察官和国际刑事法院的三名法官提起刑事案件，这些法官参与了对俄罗斯对乌克兰侵略性战争期间的调查。  - 乌克林。</text:p>
      <text:p text:style-name="P4">
图片: ['<text:a xlink:type="simple" xlink:href="https://static.ukrinform.com/photos/2019_12/thumb_files/630_360_1576564425-641.jpg" text:style-name="Internet_20_link" text:visited-style-name="Visited_20_Internet_20_Link">
630_360_15765...</text:a>
']</text:p>
      <text:p text:style-name="P4">
标签: ['Євросоюз', 'Міжнародний кримінальний суд', 'Війна з Росією']</text:p>
      <text:p text:style-name="P4">
类型: Article</text:p>
      <!--METADATA-->
      <text:p text:style-name="P4">
<draw:frame draw:style-name="fr1" draw:name="Image220" text:anchor-type="as-char" svg:width="6.9236in" svg:height="3.956343in" draw:z-index="0">
<draw:image xlink:href="../Images/yкринформ/2023-05-22T22-35-00-03-00/630_360_1576564425-641.jpg" xlink:type="simple" xlink:show="embed" xlink:actuate="onLoad" draw:mime-type="image/jpeg"/>
</draw:frame>
欧盟谴责了俄罗斯的决定，要求针对三名国际刑事法院法官的检察官提起刑事案件，这些法官参与了俄罗斯对乌克兰侵略性战争期间对犯罪的调查。</text:p>
      <text:p text:style-name="P4">
根据乌克林福姆的说法，这在Eszhzep Borrel高级代表的声明中说明了这一点，其全文的全文发表在[]上。(https://www.eeas.europa.eu/eeas/russia-statement-high-representative-threats-against-international-criminal-court-0_en?channel=eeas_press_alerts&amp;date=2023-05-22&amp;newsid=0&amp;langid=en&amp;source=mail).</text:p>
      <text:p text:style-name="P4">
«Європейський союз засуджує кримінальне провадження, що було ініційовано <text:a xlink:type="simple" xlink:href="https://www.ukrinform.ua/tag-rosia" text:style-name="Internet_20_link" text:visited-style-name="Visited_20_Internet_20_Link">
</text:a>
当局针对检察官和司法刑事法院。 任何针对MCC Tasprob的授权的俄罗斯行动都会恐吓参与乌克兰国际犯罪的人的政治动机，毫无根据，不合理和不可接受。 它们是克里姆林宫未解决的规则和国际法的进一步证词。”他在家里说。</text:p>
      <text:p text:style-name="P4">
欧盟已经确认了ICS的全部支持，这是一个独立的Tane -Pre -Pre司法机构，该机构受到来自所有区域区域的120多个国家的信任，并为最严重的犯罪提供了责任。</text:p>
      <text:p text:style-name="P4">
“我们坚定地在法院站立，我们仍准备保护他的雇员免受教义破坏国际刑事司法系统的司法进程的任何外国干预。 我们使所有成员国都保护乌里安法规中规定的原则和价值观，并保持团结一致，以抗击不受惩罚。”</text:p>
      <text:p text:style-name="P4">
<text:span text:style-name="T4">
另请阅读：</text:span>
 <text:a xlink:type="simple" xlink:href="https://www.ukrinform.ua/rubric-world/3711994-u-mks-vidreaguvali-na-ogolosenna-moskvou-v-rozsuk-prokurora-sudu.html" text:style-name="Internet_20_link" text:visited-style-name="Visited_20_Internet_20_Link">
<text:span text:style-name="T4">
 MKS </text:span>
</text:a>
如前所述，昨天<text:a xlink:type="simple" xlink:href="https://www.ukrinform.ua/rubric-world/3712256-order-na-arest-putina-slidkom-rf-zaocno-predaviv-zvinuvacenna-prokuroru-i-suddi-mks.html" text:style-name="Internet_20_link" text:visited-style-name="Visited_20_Internet_20_Link">
</text:a>
他发布了RFVVolodimir Putin和俄罗斯儿童申诉专员Maria Lviv-Belova的逮捕令。</text:p>
      <text:p text:style-name="P4">
News Source: <text:a xlink:type="simple" xlink:href="https://www.ukrinform.ua/rubric-world/3712804-risenna-rosii-porusiti-kriminalnu-spravu-proti-mks-e-nepovagou-do-miznarodnogo-prava-es.html" text:style-name="Internet_20_link" text:visited-style-name="Visited_20_Internet_20_Link">
https://www.ukrinform.ua/rubric-world/3712804-risenna-rosii-porusiti-kriminalnu-spravu-proti-mks-e-nepovagou-do-miznarodnogo-prava-es.html</text:a>
</text:p>
      <!--NEWS-->
      <text:h text:style-name="P10" text:outline-level="1">
<text:span text:style-name="T4">
美国不会停止对俄罗斯解放其公民的压力 - 国务院</text:span>
</text:h>
      <text:p text:style-name="P4">
作者: Ukrinform (Person)</text:p>
      <text:p text:style-name="P4">
出版商: Укринформ (Organization)</text:p>
      <text:p text:style-name="P4">
出版时间: 2023-05-22T22:37:25+03:00</text:p>
      <text:p text:style-name="P4">
修改时间: 2023-05-22T22:37:25+03:00</text:p>
      <text:p text:style-name="P4">
描述: 华盛顿将继续敦促莫斯科解放美国保罗·维兰（Paul Wilan）和埃文·格什科维奇（Evan Gershkovich）非法拘留的克里姆林宫当局。  - 乌克林。</text:p>
      <text:p text:style-name="P4">
图片: ['<text:a xlink:type="simple" xlink:href="https://static.ukrinform.com/photos/2018_03/thumb_files/630_360_1521097272-9495.jpg" text:style-name="Internet_20_link" text:visited-style-name="Visited_20_Internet_20_Link">
630_360_15210...</text:a>
', '<text:a xlink:type="simple" xlink:href="https://static.ukrinform.com/photos/2023_05/1684781708-745.jpg" text:style-name="Internet_20_link" text:visited-style-name="Visited_20_Internet_20_Link">
1684781708-74...</text:a>
']</text:p>
      <text:p text:style-name="P4">
标签: ['США', 'Журналіст', 'Держдеп', 'Росія', 'The Wall Street Journal ']</text:p>
      <text:p text:style-name="P4">
类型: Article</text:p>
      <!--METADATA-->
      <text:p text:style-name="P4">
<draw:frame draw:style-name="fr1" draw:name="Image221" text:anchor-type="as-char" svg:width="6.9236in" svg:height="3.956343in" draw:z-index="0">
<draw:image xlink:href="../Images/yкринформ/2023-05-22T22-37-25-03-00/630_360_1521097272-9495.jpg" xlink:type="simple" xlink:show="embed" xlink:actuate="onLoad" draw:mime-type="image/jpeg"/>
</draw:frame>
华盛顿将被敦促莫斯科解放美国公民保罗·威兰(Paul Wilan)和埃文·格什科维奇(Evan Gershkovich)非法拘留的克里姆林宫权力。</text:p>
      <text:p text:style-name="P4">
这项声明是美国国务院发言人马修·米勒(Matthew Miller)周一发表的。</text:p>
      <text:p text:style-name="P4">
<draw:frame draw:style-name="fr1" draw:name="Image222" text:anchor-type="as-char" svg:width="6.9236in" svg:height="4.615733in" draw:z-index="0">
<draw:image xlink:href="../Images/yкринформ/2023-05-22T22-37-25-03-00/1684781708-745.jpg" xlink:type="simple" xlink:show="embed" xlink:actuate="onLoad" draw:mime-type="image/jpeg"/>
</draw:frame>
«国家秘书(眨眼 -  ed。)继续在这座建筑物中的其他人工作(美国国务院 - 编辑。)，我们政府中的其他人继续这样做。”米勒在评论中说，将两名公民从俄罗斯解放的努力<text:a xlink:type="simple" xlink:href="https://www.ukrinform.ua/tag-ssa" text:style-name="Internet_20_link" text:visited-style-name="Visited_20_Internet_20_Link">
</text:a>
。</text:p>
      <text:p text:style-name="P4">
他强调，上周，俄罗斯人在维纳斯同意下拒绝了埃文·格什科维奇(Evan Gershkovich)，违反了该国根据领事惯例的义务。</text:p>
      <text:p text:style-name="P4">
“我们将继续向他们施加(在俄罗斯方面 -  ed。)»， - 美国国务院国务院。</text:p>
      <text:p text:style-name="P4">
<text:span text:style-name="T4">
另请阅读：</text:span>
 <text:a xlink:type="simple" xlink:href="https://www.ukrinform.ua/rubric-world/3709921-u-rosii-zatrimali-kolisnogo-spivrobitnika-posolstva-ssa.html" text:style-name="Internet_20_link" text:visited-style-name="Visited_20_Internet_20_Link">
</text:a>
根据乌克林福姆的说法，俄罗斯当局于2018年12月拘留了保罗·威兰。 他被指控间谍活动，被监禁了16年。 Vylancarary否认指控。</text:p>
      <text:p text:style-name="P4">
记者WSJ <text:a xlink:type="simple" xlink:href="https://www.ukrinform.ua/rubric-world/3689361-u-rosii-za-spigunstvo-zatrimali-zurnalista-the-wall-street-journal.html" text:style-name="Internet_20_link" text:visited-style-name="Visited_20_Internet_20_Link">
</text:a>
在292023年3月的俄罗斯联合会，在Yekaterinburg的新闻商务旅行中。 他成为美国媒体的第一位代表<text:a xlink:type="simple" xlink:href="https://www.ukrinform.ua/rubric-world/3689560-sprava-pro-spigunstvo-sud-u-moskvi-zaarestuvav-zurnalista-wsj-gerskovica.html" text:style-name="Internet_20_link" text:visited-style-name="Visited_20_Internet_20_Link">
</text:a>
俄罗斯当局。</text:p>
      <text:p text:style-name="P4">
News Source: <text:a xlink:type="simple" xlink:href="https://www.ukrinform.ua/rubric-world/3712803-ssa-ne-pripinat-tisk-na-rosiu-dla-zvilnenna-svoih-gromadan-derzdep.html" text:style-name="Internet_20_link" text:visited-style-name="Visited_20_Internet_20_Link">
https://www.ukrinform.ua/rubric-world/3712803-ssa-ne-pripinat-tisk-na-rosiu-dla-zvilnenna-svoih-gromadan-derzdep.html</text:a>
</text:p>
      <!--NEWS-->
      <text:h text:style-name="P10" text:outline-level="1">
<text:span text:style-name="T4">
乌克兰和摩洛哥将就简化贸易和签证政权进行谈判 - 外交部</text:span>
</text:h>
      <text:p text:style-name="P4">
作者: Ukrinform (Person)</text:p>
      <text:p text:style-name="P4">
出版商: Укринформ (Organization)</text:p>
      <text:p text:style-name="P4">
出版时间: 2023-05-22T22:53:00+03:00</text:p>
      <text:p text:style-name="P4">
修改时间: 2023-05-22T22:53:00+03:00</text:p>
      <text:p text:style-name="P4">
描述: 乌克兰和摩洛哥将进行谈判，以简化贸易，以增加其量，确定有希望的经济互动方向并恢复业务的直接联系。  - 乌克林。</text:p>
      <text:p text:style-name="P4">
图片: ['<text:a xlink:type="simple" xlink:href="https://static.ukrinform.com/photos/2023_05/thumb_files/630_360_1684785093-714.jpeg" text:style-name="Internet_20_link" text:visited-style-name="Visited_20_Internet_20_Link">
630_360_16847...</text:a>
', '<text:a xlink:type="simple" xlink:href="https://static.ukrinform.com/photos/2023_05/1684785093-277.jpeg" text:style-name="Internet_20_link" text:visited-style-name="Visited_20_Internet_20_Link">
1684785093-27...</text:a>
', '<text:a xlink:type="simple" xlink:href="https://static.ukrinform.com/photos/2023_05/1684785093-914.jpeg" text:style-name="Internet_20_link" text:visited-style-name="Visited_20_Internet_20_Link">
1684785093-91...</text:a>
', '<text:a xlink:type="simple" xlink:href="https://static.ukrinform.com/photos/2023_05/1684785092-675.jpeg" text:style-name="Internet_20_link" text:visited-style-name="Visited_20_Internet_20_Link">
1684785092-67...</text:a>
', '<text:a xlink:type="simple" xlink:href="https://static.ukrinform.com/photos/2023_05/1684785092-606.jpeg" text:style-name="Internet_20_link" text:visited-style-name="Visited_20_Internet_20_Link">
1684785092-60...</text:a>
']</text:p>
      <text:p text:style-name="P4">
标签: ['Марокко', 'Торгівля', 'Україна', 'Віза']</text:p>
      <text:p text:style-name="P4">
类型: Article</text:p>
      <!--METADATA-->
      <text:p text:style-name="P4">
<draw:frame draw:style-name="fr1" draw:name="Image223" text:anchor-type="as-char" svg:width="6.9236in" svg:height="3.956343in" draw:z-index="0">
<draw:image xlink:href="../Images/yкринформ/2023-05-22T22-53-00-03-00/630_360_1684785093-714.jpeg" xlink:type="simple" xlink:show="embed" xlink:actuate="onLoad" draw:mime-type="image/jpeg"/>
</draw:frame>
乌克兰摩洛哥将举行谈判以简化贸易，以增加供应，确定有希望的经济互动方向并振兴业务联系。</text:p>
      <text:p text:style-name="P4">
乌克兰的乌克兰·塔玛科科·库莱巴(Dmitry Kuleba)和乌克林福姆纳多·伯里塔(Nador Buryita)的外交部长达成了相应的协议。(https://mfa.gov.ua/news/dmitro-kuleba-ukrayina-ta-marokko-domovilisya-provesti-peregovori-pro-sproshchennya-torgivli-ta-vizovogo-rezhimu)。</text:p>
      <text:p text:style-name="P4">
外交负责人还同意谈判，以简化乌克兰和摩洛哥之间的签证。</text:p>
      <text:p text:style-name="P4">
<draw:frame draw:style-name="fr1" draw:name="Image224" text:anchor-type="as-char" svg:width="6.9236in" svg:height="4.60941in" draw:z-index="0">
<draw:image xlink:href="../Images/yкринформ/2023-05-22T22-53-00-03-00/1684785093-277.jpeg" xlink:type="simple" xlink:show="embed" xlink:actuate="onLoad" draw:mime-type="image/jpeg"/>
</draw:frame>
部长的会议是在乌克兰内政部元首的第二次旅行中举行的。</text:p>
      <text:p text:style-name="P4">
<draw:frame draw:style-name="fr1" draw:name="Image225" text:anchor-type="as-char" svg:width="6.9236in" svg:height="4.60941in" draw:z-index="0">
<draw:image xlink:href="../Images/yкринформ/2023-05-22T22-53-00-03-00/1684785093-914.jpeg" xlink:type="simple" xlink:show="embed" xlink:actuate="onLoad" draw:mime-type="image/jpeg"/>
</draw:frame>
正如Kuleba指出的那样，乌克兰和<text:a xlink:type="simple" xlink:href="https://www.ukrinform.ua/tag-marokko" text:style-name="Internet_20_link" text:visited-style-name="Visited_20_Internet_20_Link">
</text:a>
结合了友谊和相互尊重的长期历史。</text:p>
      <text:p text:style-name="P4">
<draw:frame draw:style-name="fr1" draw:name="Image226" text:anchor-type="as-char" svg:width="6.9236in" svg:height="4.60941in" draw:z-index="0">
<draw:image xlink:href="../Images/yкринформ/2023-05-22T22-53-00-03-00/1684785092-675.jpeg" xlink:type="simple" xlink:show="embed" xlink:actuate="onLoad" draw:mime-type="image/jpeg"/>
</draw:frame>
“摩洛哥支持乌克兰的主权和领土诚信。玛丽卡学生社区是乌克兰最大的外国社区之一。 乌克兰小麦是摩洛哥的传统组成部分之一。 今天，我们打开了为州，企业和公民带来新机会的大门。”他强调。</text:p>
      <text:p text:style-name="P4">
<draw:frame draw:style-name="fr1" draw:name="Image227" text:anchor-type="as-char" svg:width="6.9236in" svg:height="4.60941in" draw:z-index="0">
<draw:image xlink:href="../Images/yкринформ/2023-05-22T22-53-00-03-00/1684785092-606.jpeg" xlink:type="simple" xlink:show="embed" xlink:actuate="onLoad" draw:mime-type="image/jpeg"/>
</draw:frame>
乌克兰外交负责人向伯利特(Burit)告知乌克兰国防军塔苏(Tasus of the Prest)的局势，这是俄罗斯袭击的反思以及乌克兰领土从入侵者中解放的情况。</text:p>
      <text:p text:style-name="P4">
特别关注乌克兰Volodymyrazellensky总统的公式。 部长强调，战争是不稳定的，这在非洲非常敏锐。</text:p>
      <text:p text:style-name="P4">
库勒巴(Kuleba)邀请摩洛哥加入乌克兰和平配方的体现。 用话语而言，这不仅在乌克兰，而且是纳夫里亚大陆的真正贡献。</text:p>
      <text:p text:style-name="P4">
外交部长讨论了非洲的食品安全，表示需要进一步的黑海谷物，这在全球供应食品中起着重要作用。 在这种情况下，摩洛哥一方提出了摩洛哥摩洛克大门前往非洲的可能性。根据谈判的结果，部长们签署了与Gennady Udovenko合作的备忘录，以及Gennady Udovenko的摩洛哥外交学院。</text:p>
      <text:p text:style-name="P4">
在Burita会议上，他确认摩洛哥打算恢复大使馆Vykiyev的工作。</text:p>
      <text:p text:style-name="P4">
<text:span text:style-name="T4">
另请阅读：</text:span>
 <text:a xlink:type="simple" xlink:href="https://www.ukrinform.ua/rubric-polytics/3712782-mirotvorca-misia-afrikanskih-lideriv-kuleba-vkazav-na-vazlivu-detal.html" text:style-name="Internet_20_link" text:visited-style-name="Visited_20_Internet_20_Link">
<text:span text:style-name="T4">
 Cooleba </text:span>
</text:a>
库勒巴(Kuleba)邀请一位同事访问乌克兰。 他还报道了关于摩洛哥关于与假货的军事外交官主题的独特课程的发展。</text:p>
      <text:p text:style-name="P4">
“从我的第一次巡回演出开始，乌克兰外交部非洲的非洲就为来自16个国家的200多名非洲外交官进行了培训。 这是第一次这样的尝试和成功的巨大历史。 我们已经同意开发摩洛哥的独特课程，我们将分享乌克兰军事外交，战略沟通，反对伪造和宣传的斗争以及公众外交的经验。这将是我们实践的贡献，以增强增强的稳定性非洲国家，”部长说。</text:p>
      <text:p text:style-name="P4">
在库勒巴(Kuleba)的工作访问中，他访问了穆罕默德(Mohammed v Mausoleum)，在那里他给了现代摩洛哥国家和摩洛哥人民的创始人。</text:p>
      <text:p text:style-name="P4">
正如乌克林福姆报道的那样，外交大臣开始了第二次非洲之旅，并在双边关系史上首先<text:a xlink:type="simple" xlink:href="https://www.ukrinform.ua/rubric-polytics/3712498-kuleba-pribuv-u-marokko.html" text:style-name="Internet_20_link" text:visited-style-name="Visited_20_Internet_20_Link">
</text:a>
。</text:p>
      <text:p text:style-name="P4">
<text:span text:style-name="T5">
foto：mfa.gov.ua</text:span>
</text:p>
      <text:p text:style-name="P4">
News Source: <text:a xlink:type="simple" xlink:href="https://www.ukrinform.ua/rubric-polytics/3712806-ukraina-i-marokko-provedut-peregovori-pro-sprosenna-torgivli-ta-vizovogo-rezimu-mzs.html" text:style-name="Internet_20_link" text:visited-style-name="Visited_20_Internet_20_Link">
https://www.ukrinform.ua/rubric-polytics/3712806-ukraina-i-marokko-provedut-peregovori-pro-sprosenna-torgivli-ta-vizovogo-rezimu-mzs.html</text:a>
</text:p>
      <!--NEWS-->
      <text:h text:style-name="P10" text:outline-level="1">
<text:span text:style-name="T4">
各州正式确认瓦格纳通过小型武器运送武器的尝试不成功</text:span>
</text:h>
      <text:p text:style-name="P4">
作者: Ukrinform (Person)</text:p>
      <text:p text:style-name="P4">
出版商: Укринформ (Organization)</text:p>
      <text:p text:style-name="P4">
出版时间: 2023-05-22T22:57:00+03:00</text:p>
      <text:p text:style-name="P4">
修改时间: 2023-05-22T22:57:00+03:00</text:p>
      <text:p text:style-name="P4">
描述: 美国国务院已确认，俄罗斯PEC“瓦格纳”试图实施一项武器，跨越了小规模，以便在对乌克兰的战争中使用。  - 乌克林。</text:p>
      <text:p text:style-name="P4">
图片: ['<text:a xlink:type="simple" xlink:href="https://static.ukrinform.com/photos/2021_03/thumb_files/630_360_1615804184-969.jpg" text:style-name="Internet_20_link" text:visited-style-name="Visited_20_Internet_20_Link">
630_360_16158...</text:a>
']</text:p>
      <text:p text:style-name="P4">
标签: ['Малі', 'США', 'Зброя', 'Держдеп', 'Російські військові', 'ПВК "Вагнера"', 'Війна з Росією']</text:p>
      <text:p text:style-name="P4">
类型: Article</text:p>
      <!--METADATA-->
      <text:p text:style-name="P4">
<draw:frame draw:style-name="fr1" draw:name="Image228" text:anchor-type="as-char" svg:width="6.9236in" svg:height="3.956343in" draw:z-index="0">
<draw:image xlink:href="../Images/yкринформ/2023-05-22T22-57-00-03-00/630_360_1615804184-969.jpg" xlink:type="simple" xlink:show="embed" xlink:actuate="onLoad" draw:mime-type="image/jpeg"/>
</draw:frame>
美国国务院已经确认，俄罗斯PEC“瓦格纳”试图出售越过武器的武器，因为它在反乌克兰战争中使用了。</text:p>
      <text:p text:style-name="P4">
国务院发言人马修·米勒(Matthew Miller)周一表示，这是乌克林福姆自己的记者。</text:p>
      <text:p text:style-name="P4">
“我们相信 <text:a xlink:type="simple" xlink:href="https://www.ukrinform.ua/tag-pvk-vagnera" text:style-name="Internet_20_link" text:visited-style-name="Visited_20_Internet_20_Link">
</text:a>
他正试图努力购买军事装备在乌克兰使用，包括通过他们拥有基地的第三国，”美国外交部说。</text:p>
      <text:p text:style-name="P4">
他确认，国务院有有关瓦格纳·佩克(Wagner PEC)试图通过小企图跨越军品的信息，以协助俄罗斯联邦对乌克兰战争。</text:p>
      <text:p text:style-name="P4">
“有迹象表明，瓦格纳(Wagner)试图购买插入式供应商的军事系统，并通过小型武器将其作为第三方发送。 我们还没有看到任何迹象表明这些交货已经弯曲或执行，但我们密切监视了情况。”国务院代表说。</text:p>
      <text:p text:style-name="P4">
米勒回忆说，美国对涉及的许多大陆的组织和人员施加了制裁，包括瓦格纳计划。</text:p>
      <text:p text:style-name="P4">
<text:span text:style-name="T4">
另请阅读：</text:span>
 <text:a xlink:type="simple" xlink:href="https://www.ukrinform.ua/rubric-world/3707177-parlament-francii-zaklikav-es-viznati-pvk-vagner-teroristicnou-organizacieu.html" text:style-name="Internet_20_link" text:visited-style-name="Visited_20_Internet_20_Link">
<text:span text:style-name="T4">
 Wagner </text:span>
</text:a>
正如乌克林福姆报道的那样，上周美国与G7和其他国际合作伙伴进行了协调<text:a xlink:type="simple" xlink:href="https://www.ukrinform.ua/rubric-world/3711568-urad-ssa-ogolosiv-pro-kompleksni-sankcii-proti-sotni-fizicnih-osib-ta-organizacij-v-rf.html" text:style-name="Internet_20_link" text:visited-style-name="Visited_20_Internet_20_Link">
</text:a>
和对俄罗斯的经济惩罚。 美国列出了来自俄罗斯联邦和其他国家的大约300人和组织的限制清单，这些国家暴露了克里姆林宫政权，以绕过以前对美国的制裁，即合伙人的盟友。</text:p>
      <text:p text:style-name="P4">
News Source: <text:a xlink:type="simple" xlink:href="https://www.ukrinform.ua/rubric-ato/3712807-ssa-oficijno-pidtverdili-nevdali-sprobi-vagnera-perepraviti-zbrou-cerez-mali.html" text:style-name="Internet_20_link" text:visited-style-name="Visited_20_Internet_20_Link">
https://www.ukrinform.ua/rubric-ato/3712807-ssa-oficijno-pidtverdili-nevdali-sprobi-vagnera-perepraviti-zbrou-cerez-mali.html</text:a>
</text:p>
      <!--NEWS-->
      <text:h text:style-name="P10" text:outline-level="1">
<text:span text:style-name="T4">
一天之内的敌人是萨姆地区边界的12倍 - 受伤了</text:span>
</text:h>
      <text:p text:style-name="P4">
作者: Ukrinform (Person)</text:p>
      <text:p text:style-name="P4">
出版商: Укринформ (Organization)</text:p>
      <text:p text:style-name="P4">
出版时间: 2023-05-22T23:05:00+03:00</text:p>
      <text:p text:style-name="P4">
修改时间: 2023-05-22T23:05:00+03:00</text:p>
      <text:p text:style-name="P4">
描述: 白天，俄罗斯军队向Sumy地区的边境社区开火，造成80次爆炸，一名和平的居民炸伤了敌对的大火。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Обстріл', 'Поранені', 'Сумщина', 'Війна з Росією']</text:p>
      <text:p text:style-name="P4">
类型: Article</text:p>
      <!--METADATA-->
      <text:p text:style-name="P4">
<draw:frame draw:style-name="fr1" draw:name="Image229" text:anchor-type="as-char" svg:width="6.9236in" svg:height="3.956343in" draw:z-index="0">
<draw:image xlink:href="../Images/yкринформ/2023-05-22T23-05-00-03-00/630_360_1640330796-210.jpeg" xlink:type="simple" xlink:show="embed" xlink:actuate="onLoad" draw:mime-type="image/jpeg"/>
</draw:frame>
白天，俄罗斯军队向Sumy地区的边境社区开火，造成80次爆炸，一名和平的居民炸伤了敌对的大火。</text:p>
      <text:p text:style-name="P4">
根据乌克林福姆的说法，Sumy地区军事行政部门在[]中报道了(https://t.me/Sumy_news_ODA/16340)。</text:p>
      <text:p text:style-name="P4">
是的，在Velikopysariv社区的领土上听到了13次爆炸声 - 他们从炮兵身上入侵。</text:p>
      <text:p text:style-name="P4">
由于[]的脆弱伤害(https://www.ukrinform.ua/tag-obstril)细节。 受害人被带到医疗机构。 损坏还推出了私人房屋，汽车，附属建筑和围栏。</text:p>
      <text:p text:style-name="P4">
在同一社区中，俄罗斯人袭击了迫击炮 - 听到了9次爆炸。</text:p>
      <text:p text:style-name="P4">
敌人也从迫击炮中向Belopilian社区开火，导致了12次爆炸。 它的领土俄罗斯军队受到画架格兰道托斯的袭击(ths) - 记录了34起爆炸。</text:p>
      <text:p text:style-name="P4">
Novoslobid社区遭受了入侵者的三只火箭。</text:p>
      <text:p text:style-name="P4">
<text:span text:style-name="T4">
另请阅读：</text:span>
 <text:a xlink:type="simple" xlink:href="https://www.ukrinform.ua/rubric-ato/3712785-vijska-rf-za-den-dvici-obstrilali-nikopolskij-rajon.html" text:style-name="Internet_20_link" text:visited-style-name="Visited_20_Internet_20_Link">
<text:span text:style-name="T4">
射击</text:span>
</text:a>
在Miropil社区，借助无人机，敌人制作了倾倒装置(VOG) - 有一次爆炸。</text:p>
      <text:p text:style-name="P4">
年轻的社区被炮兵从炮兵中解雇，导致行李爆炸。</text:p>
      <text:p text:style-name="P4">
如报道<text:a xlink:type="simple" xlink:href="https://www.ukrinform.ua/rubric-ato/3712365-vorog-za-den-obstrilav-sim-gromad-sumsini-poskodzeni-zitlovi-budinki.html" text:style-name="Internet_20_link" text:visited-style-name="Visited_20_Internet_20_Link">
</text:a>
，5月21日，俄罗斯军队向苏米地区的七个社区开火，破坏了住房。</text:p>
      <text:p text:style-name="P4">
News Source: <text:a xlink:type="simple" xlink:href="https://www.ukrinform.ua/rubric-ato/3712809-vorog-za-dobu-12-raziv-obstrilav-prikordonna-sumsini-e-poranenij.html" text:style-name="Internet_20_link" text:visited-style-name="Visited_20_Internet_20_Link">
https://www.ukrinform.ua/rubric-ato/3712809-vorog-za-dobu-12-raziv-obstrilav-prikordonna-sumsini-e-poranenij.html</text:a>
</text:p>
      <!--NEWS-->
      <text:h text:style-name="P10" text:outline-level="1">
<text:span text:style-name="T4">
乌克兰正在传播空气警报</text:span>
</text:h>
      <text:p text:style-name="P4">
作者: Ukrinform (Person)</text:p>
      <text:p text:style-name="P4">
出版商: Укринформ (Organization)</text:p>
      <text:p text:style-name="P4">
出版时间: 2023-05-22T23:09:00+03:00</text:p>
      <text:p text:style-name="P4">
修改时间: 2023-05-22T23:09:00+03:00</text:p>
      <text:p text:style-name="P4">
描述: 在基辅和乌克兰的许多地区，已经宣布了空气警报。  - 乌克林。</text:p>
      <text:p text:style-name="P4">
图片: ['<text:a xlink:type="simple" xlink:href="https://static.ukrinform.com/photos/2022_02/thumb_files/630_360_1645871571-868.jpg" text:style-name="Internet_20_link" text:visited-style-name="Visited_20_Internet_20_Link">
630_360_16458...</text:a>
', '<text:a xlink:type="simple" xlink:href="https://static.ukrinform.com/photos/2023_05/1684786168-935.png" text:style-name="Internet_20_link" text:visited-style-name="Visited_20_Internet_20_Link">
1684786168-93...</text:a>
']</text:p>
      <text:p text:style-name="P4">
标签: ['Війна з Росією', 'Повітряна тривога']</text:p>
      <text:p text:style-name="P4">
类型: Article</text:p>
      <!--METADATA-->
      <text:p text:style-name="P4">
<draw:frame draw:style-name="fr1" draw:name="Image230" text:anchor-type="as-char" svg:width="6.9236in" svg:height="3.956343in" draw:z-index="0">
<draw:image xlink:href="../Images/yкринформ/2023-05-22T23-09-00-03-00/630_360_1645871571-868.jpg" xlink:type="simple" xlink:show="embed" xlink:actuate="onLoad" draw:mime-type="image/jpeg"/>
</draw:frame>
在基辅，乌克兰地区的坦萨斯宣布空气警报。</text:p>
      <text:p text:style-name="P4">
[]证明了这一点(https://map.ukrainealarm.com/)据报道，空气焦虑。</text:p>
      <text:p text:style-name="P4">
目前，该警报已在基辅，基辅，切尔尼希夫，波尔塔瓦，苏米，哈尔基夫，dnipropetrovsk，顿涅茨克，扎帕里兹希亚，卢甘斯克，odessa，odessa，mykolaiv，mykolaiv和Kherson地区宣布。</text:p>
      <text:p text:style-name="P4">
<draw:frame draw:style-name="fr1" draw:name="Image231" text:anchor-type="as-char" svg:width="6.9236in" svg:height="3.89773in" draw:z-index="0">
<draw:image xlink:href="../Images/yкринформ/2023-05-22T23-09-00-03-00/1684786168-935.png" xlink:type="simple" xlink:show="embed" xlink:actuate="onLoad" draw:mime-type="image/png"/>
</draw:frame>
监视TG频道报告<text:a xlink:type="simple" xlink:href="https://www.ukrinform.ua/tag-povitrana-trivoga" text:style-name="Internet_20_link" text:visited-style-name="Visited_20_Internet_20_Link">
</text:a>
由于敌人的攻击威胁而宣布。</text:p>
      <text:p text:style-name="P4">
<text:span text:style-name="T4">
另请阅读：</text:span>
 <text:a xlink:type="simple" xlink:href="https://www.ukrinform.ua/rubric-ato/3712534-pidgotovkou-ukrainskih-pilotiv-na-f16-zahid-posilae-signal-putinu-solc.html" text:style-name="Internet_20_link" text:visited-style-name="Visited_20_Internet_20_Link">
</text:a>
早些时(https://www.ukrinform.ua/rubric-ato/3712570-mobilni-grupi-ppo-pracuut-na-riznih-napramkah-naev.html)他们不仅要在基辅附近承担战斗职责，而且还在其他领域执行任务。</text:p>
      <text:p text:style-name="P4">
News Source: <text:a xlink:type="simple" xlink:href="https://www.ukrinform.ua/rubric-ato/3712810-ukrainou-siritsa-povitrana-trivoga.html" text:style-name="Internet_20_link" text:visited-style-name="Visited_20_Internet_20_Link">
https://www.ukrinform.ua/rubric-ato/3712810-ukrainou-siritsa-povitrana-trivoga.html</text:a>
</text:p>
      <!--NEWS-->
      <text:h text:style-name="P10" text:outline-level="1">
<text:span text:style-name="T4">
保加利亚没有推迟使用俄罗斯核反应堆的核电计划</text:span>
</text:h>
      <text:p text:style-name="P4">
作者: Ukrinform (Person)</text:p>
      <text:p text:style-name="P4">
出版商: Укринформ (Organization)</text:p>
      <text:p text:style-name="P4">
出版时间: 2023-05-22T23:19:00+03:00</text:p>
      <text:p text:style-name="P4">
修改时间: 2023-05-22T23:19:00+03:00</text:p>
      <text:p text:style-name="P4">
描述: 保加利亚并没有用六年前从侵略者国家获得的俄罗斯核反应堆延迟多瑙河海岸上第二核电站的建设计划。  - 乌克林。</text:p>
      <text:p text:style-name="P4">
图片: ['<text:a xlink:type="simple" xlink:href="https://static.ukrinform.com/photos/2023_05/thumb_files/630_360_1684767335-815.jpg" text:style-name="Internet_20_link" text:visited-style-name="Visited_20_Internet_20_Link">
630_360_16847...</text:a>
']</text:p>
      <text:p text:style-name="P4">
标签: ['АЕС', 'Болгарія', 'Росія', 'Атомна енергетика']</text:p>
      <text:p text:style-name="P4">
类型: Article</text:p>
      <!--METADATA-->
      <text:p text:style-name="P4">
<draw:frame draw:style-name="fr1" draw:name="Image232" text:anchor-type="as-char" svg:width="6.9236in" svg:height="3.956343in" draw:z-index="0">
<draw:image xlink:href="../Images/yкринформ/2023-05-22T23-19-00-03-00/630_360_1684767335-815.jpg" xlink:type="simple" xlink:show="embed" xlink:actuate="onLoad" draw:mime-type="image/jpeg"/>
</draw:frame>
保加利亚的计划计划由俄罗斯核反应堆在多瑙河银行上建造第二核电站，这是她六年前从侵略者国家获得的。</text:p>
      <text:p text:style-name="P4">
正如乌克林福姆报道的那样，它报告了<text:a xlink:type="simple" xlink:href="https://www.euractiv.com/section/politics/news/bulgaria-banks-on-western-technology-to-use-its-russian-nuclear-reactors/" text:style-name="Internet_20_link" text:visited-style-name="Visited_20_Internet_20_Link">
</text:a>
。</text:p>
      <text:p text:style-name="P4">
保加利亚政府打算指示法国公司“ EDF”分析建筑项目完成的曙光<text:a xlink:type="simple" xlink:href="https://www.ukrinform.ua/tag-aes" text:style-name="Internet_20_link" text:visited-style-name="Visited_20_Internet_20_Link">
</text:a>
在40年前开始的贝琳市，已经被各个政府冻结了多次。</text:p>
      <text:p text:style-name="P4">
六年前，保加利亚下令在贝伦的一个项目中下令两个俄罗斯核反应堆，但是在开始对乌克兰俄罗斯的全面入侵开始，俄罗斯公司就不可能。</text:p>
      <text:p text:style-name="P4">
另一种选择是在Kozloidi的Miscinin NPP上构建了两个新的美国核反应堆。</text:p>
      <text:p text:style-name="P4">
保加利亚总统拉德夫(Rumen Radev)任命的临时政府希望议会决定是继续在贝伦(Belen)继续核项目还是希望购买俄罗斯设备。</text:p>
      <text:p text:style-name="P4">
同时，保加利亚能源部正在等待EDF提出的关于在没有俄罗斯参与的情况下与俄罗斯反应堆完成该项目的成本。</text:p>
      <text:p text:style-name="P4">
<text:span text:style-name="T4">
另请阅读：</text:span>
 <text:a xlink:type="simple" xlink:href="https://www.ukrinform.ua/rubric-world/3680258-tri-kraini-es-blokuut-sankcii-proti-rosijskogo-atomu-zmi.html" text:style-name="Internet_20_link" text:visited-style-name="Visited_20_Internet_20_Link">
</text:a>
该国还等待美国公司Westinghouse的建议，将新反应堆带到Kozlodua的NPP。</text:p>
      <text:p text:style-name="P4">
5月19日，基督能源大臣报告说，保加利亚的国家投资是NPP的12.5亿欧元。</text:p>
      <text:p text:style-name="P4">
基督说：“我们拥有12.5亿欧元的资产，为此我们每年有数百万美元的资产，而保加利亚长期以来一直是对重要州资产做出决定的时间。”</text:p>
      <text:p text:style-name="P4">
如报道<text:a xlink:type="simple" xlink:href="https://www.ukrinform.ua/rubric-economy/3681804-francia-planue-modernizuvati-ta-rozvivati-vlasnu-atomnu-energetiku.html" text:style-name="Internet_20_link" text:visited-style-name="Visited_20_Internet_20_Link">
</text:a>
，法国计划现代化和发展自己的核能。</text:p>
      <text:p text:style-name="P4">
<text:span text:style-name="T5">
foto：Shutterstock/Penka Todorova Vitkova</text:span>
</text:p>
      <text:p text:style-name="P4">
News Source: <text:a xlink:type="simple" xlink:href="https://www.ukrinform.ua/rubric-economy/3712703-bolgaria-ne-vidkladae-planiv-budivnictva-aes-z-rosijskimi-adernimi-reaktorami.html" text:style-name="Internet_20_link" text:visited-style-name="Visited_20_Internet_20_Link">
https://www.ukrinform.ua/rubric-economy/3712703-bolgaria-ne-vidkladae-planiv-budivnictva-aes-z-rosijskimi-adernimi-reaktorami.html</text:a>
</text:p>
      <!--NEWS-->
      <text:h text:style-name="P10" text:outline-level="1">
<text:span text:style-name="T4">
在基辅和许多领域 - 空气焦虑的漏洞</text:span>
</text:h>
      <text:p text:style-name="P4">
作者: Ukrinform (Person)</text:p>
      <text:p text:style-name="P4">
出版商: Укринформ (Organization)</text:p>
      <text:p text:style-name="P4">
出版时间: 2023-05-22T23:25:00+03:00</text:p>
      <text:p text:style-name="P4">
修改时间: 2023-05-22T23:25:00+03:00</text:p>
      <text:p text:style-name="P4">
描述: 在基辅和几个地区宣布了空气警报。  - 乌克林。</text:p>
      <text:p text:style-name="P4">
图片: ['<text:a xlink:type="simple" xlink:href="https://static.ukrinform.com/photos/2023_02/thumb_files/630_360_1677573461-244.jpg" text:style-name="Internet_20_link" text:visited-style-name="Visited_20_Internet_20_Link">
630_360_16775...</text:a>
', '<text:a xlink:type="simple" xlink:href="https://static.ukrinform.com/photos/2023_05/1684787022-823.png" text:style-name="Internet_20_link" text:visited-style-name="Visited_20_Internet_20_Link">
1684787022-82...</text:a>
']</text:p>
      <text:p text:style-name="P4">
标签: ['Війна з Росією', 'Повітряна тривога']</text:p>
      <text:p text:style-name="P4">
类型: Article</text:p>
      <!--METADATA-->
      <text:p text:style-name="P4">
<draw:frame draw:style-name="fr1" draw:name="Image233" text:anchor-type="as-char" svg:width="6.9236in" svg:height="3.956343in" draw:z-index="0">
<draw:image xlink:href="../Images/yкринформ/2023-05-22T23-25-00-03-00/630_360_1677573461-244.jpg" xlink:type="simple" xlink:show="embed" xlink:actuate="onLoad" draw:mime-type="image/jpeg"/>
</draw:frame>
在基辅，空气警报宣布了旧的地区。</text:p>
      <text:p text:style-name="P4">
[]证明了这一点(https://map.ukrainealarm.com/)据报道，空气焦虑。</text:p>
      <text:p text:style-name="P4">
<draw:frame draw:style-name="fr1" draw:name="Image234" text:anchor-type="as-char" svg:width="6.9236in" svg:height="3.89773in" draw:z-index="0">
<draw:image xlink:href="../Images/yкринформ/2023-05-22T23-25-00-03-00/1684787022-823.png" xlink:type="simple" xlink:show="embed" xlink:actuate="onLoad" draw:mime-type="image/png"/>
</draw:frame>
当前模式<text:a xlink:type="simple" xlink:href="https://www.ukrinform.ua/tag-povitrana-trivoga" text:style-name="Internet_20_link" text:visited-style-name="Visited_20_Internet_20_Link">
</text:a>
它存储在Sumy，Zaporizhia，Donetsk和Luhansk地区，以及Crimea Arc。</text:p>
      <text:p text:style-name="P4">
<text:span text:style-name="T4">
另请阅读：</text:span>
 <text:a xlink:type="simple" xlink:href="https://www.ukrinform.ua/rubric-ato/3712437-vorog-prodovzue-sprobi-visnaziti-nasu-ppo-gumenuk.html" text:style-name="Internet_20_link" text:visited-style-name="Visited_20_Internet_20_Link">
<text:span text:style-name="T4">
防空</text:span>
</text:a>
正如乌克林福姆报道的那样，空军发言人尤里·伊格纳特(Yuri Ignat)说<text:a xlink:type="simple" xlink:href="https://www.ukrinform.ua/rubric-ato/3712539-ignat-pro-f16-dostatno-mati-zasobi-abi-vorozi-litaki-ne-nablizalisa-do-kordoniv-ukraini.html" text:style-name="Internet_20_link" text:visited-style-name="Visited_20_Internet_20_Link">
</text:a>
乌克兰人一定会击倒俄罗斯领土上的空中目标，足以拥有一个本地人，这将反映出俄罗斯航空对接近乌克兰边界的愿望。</text:p>
      <text:p text:style-name="P4">
News Source: <text:a xlink:type="simple" xlink:href="https://www.ukrinform.ua/rubric-ato/3712811-u-kievi-ta-nizci-oblastej-vidbij-povitranoi-trivogi.html" text:style-name="Internet_20_link" text:visited-style-name="Visited_20_Internet_20_Link">
https://www.ukrinform.ua/rubric-ato/3712811-u-kievi-ta-nizci-oblastej-vidbij-povitranoi-trivogi.html</text:a>
</text:p>
      <!--NEWS-->
      <text:h text:style-name="P10" text:outline-level="1">
<text:span text:style-name="T4">
国家安全局警告说，黑客对乌克兰和六个国家的间谍活动</text:span>
</text:h>
      <text:p text:style-name="P4">
作者: Ukrinform (Person)</text:p>
      <text:p text:style-name="P4">
出版商: Укринформ (Organization)</text:p>
      <text:p text:style-name="P4">
出版时间: 2023-05-22T23:46:00+03:00</text:p>
      <text:p text:style-name="P4">
修改时间: 2023-05-22T23:46:00+03:00</text:p>
      <text:p text:style-name="P4">
描述: 政府响应小组对乌克兰证书的计算机紧急情况的专家揭示了黑客对乌克兰，哈萨克斯坦，吉尔吉斯斯坦，蒙古，以色列，以色列，伊朗和印度组织的间谍活动。  - 乌克林。</text:p>
      <text:p text:style-name="P4">
图片: ['<text:a xlink:type="simple" xlink:href="https://static.ukrinform.com/photos/2022_01/thumb_files/630_360_1642582753-405.jpg" text:style-name="Internet_20_link" text:visited-style-name="Visited_20_Internet_20_Link">
630_360_16425...</text:a>
']</text:p>
      <text:p text:style-name="P4">
标签: ['Кібератака', 'Україна', "Держспецзв'язку", 'Хакери']</text:p>
      <text:p text:style-name="P4">
类型: Article</text:p>
      <!--METADATA-->
      <text:p text:style-name="P4">
<draw:frame draw:style-name="fr1" draw:name="Image235" text:anchor-type="as-char" svg:width="6.9236in" svg:height="3.951463in" draw:z-index="0">
<draw:image xlink:href="../Images/yкринформ/2023-05-22T23-46-00-03-00/630_360_1642582753-405.jpg" xlink:type="simple" xlink:show="embed" xlink:actuate="onLoad" draw:mime-type="image/jpeg"/>
</draw:frame>
对乌克兰证书的计算机紧急情况的反应的专业团队 - “对乌克兰，哈萨克斯坦，吉尔吉斯斯坦，蒙古，以色列，以色列，伊朗和印度组织进行了间谍活动。</text:p>
      <text:p text:style-name="P4">
正如乌克林福姆报道的那样，它报告了<text:a xlink:type="simple" xlink:href="https://cip.gov.ua/ua/news/viyavlena-shpigunska-aktivnist-khakeriv-stosovno-organizacii-ukrayini-kazakhstanu-kirgizstanu-mongoliyi-izrayilyu-iranu-ta-indiyi-doslidzhennya-cert-ua" text:style-name="Internet_20_link" text:visited-style-name="Visited_20_Internet_20_Link">
</text:a>
。</text:p>
      <text:p text:style-name="P4">
“政府响应团队的专家对乌克兰塞特 -  UA的计算机紧急情况(在国家通讯秘书处运作)采取了措施来识别和响应<text:a xlink:type="simple" xlink:href="https://www.ukrinform.ua/tag-kiberataka" text:style-name="Internet_20_link" text:visited-style-name="Visited_20_Internet_20_Link">
</text:a>
在乌克兰国家机构之一的信息和通信系统中。</text:p>
      <text:p text:style-name="P4">
值得注意的是，2023年4月18日和20日在塔吉克斯坦大使馆的大使馆乌克兰驻乌克兰大使馆塔吉克斯坦大使馆(可能受到妥协)已收到危险的电子邮件。 其中一个包含带有宏的文档，另一个是对同一文档的引用。 尤其是在间谍程序的设备上引起文档加载和宏激活。</text:p>
      <text:p text:style-name="P4">
“对基础设施和相关文件的进一步研究使专家得出结论，在犯罪集团感兴趣的对象中，蒙古组织，吉尔吉斯斯坦，哈萨克斯坦，以色列，以色列，伊朗，印度，”  - 国家的秘密。”</text:p>
      <text:p text:style-name="P4">
<text:span text:style-name="T4">
另请阅读：</text:span>
 <text:a xlink:type="simple" xlink:href="https://www.ukrinform.ua/rubric-technology/3712173-rosijski-hakeri-zdijsnili-podvijnu-kiberataku-proti-ministerstva-i-zmi-ukraini-derzspeczvazku.html" text:style-name="Internet_20_link" text:visited-style-name="Visited_20_Internet_20_Link">
<text:span text:style-name="T4">
 hacker </text:span>
</text:a>
据报道，俄罗斯人正在寻找新的方法来获得乌克兰组织和公民的信息系统，特别是<text:a xlink:type="simple" xlink:href="https://www.ukrinform.ua/rubric-technology/3712715-rosiani-vikoristovuut-piratski-programi-dla-dostupu-do-pristroiv-ukrainciv.html" text:style-name="Internet_20_link" text:visited-style-name="Visited_20_Internet_20_Link">
</text:a>
 .</text:p>
      <text:p text:style-name="P4">
News Source: <text:a xlink:type="simple" xlink:href="https://www.ukrinform.ua/rubric-technology/3712711-derzspeczvazku-poperedzae-pro-spigunsku-aktivnist-hakeriv-sodo-ukraini-ta-sesti-krain.html" text:style-name="Internet_20_link" text:visited-style-name="Visited_20_Internet_20_Link">
https://www.ukrinform.ua/rubric-technology/3712711-derzspeczvazku-poperedzae-pro-spigunsku-aktivnist-hakeriv-sodo-ukraini-ta-sesti-krain.html</text:a>
</text:p>
      <!--NEWS-->
      <text:h text:style-name="P10" text:outline-level="1">
<text:span text:style-name="T4">
A系列：尤文图斯被拆除的罚款</text:span>
</text:h>
      <text:p text:style-name="P4">
作者: Ukrinform (Person)</text:p>
      <text:p text:style-name="P4">
出版商: Укринформ (Organization)</text:p>
      <text:p text:style-name="P4">
出版时间: 2023-05-22T23:46:03+03:00</text:p>
      <text:p text:style-name="P4">
修改时间: 2023-05-22T23:46:03+03:00</text:p>
      <text:p text:style-name="P4">
描述: 在尤文图斯足球俱乐部举行的金融欺诈案件的新听证会之后，意大利联邦上诉法院决定在系列赛的积分榜上罚款10分10分。</text:p>
      <text:p text:style-name="P4">
图片: ['<text:a xlink:type="simple" xlink:href="https://static.ukrinform.com/photos/2023_05/thumb_files/630_360_1684788316-960.jpg" text:style-name="Internet_20_link" text:visited-style-name="Visited_20_Internet_20_Link">
630_360_16847...</text:a>
']</text:p>
      <text:p text:style-name="P4">
标签: None</text:p>
      <text:p text:style-name="P4">
类型: Article</text:p>
      <!--METADATA-->
      <text:p text:style-name="P4">
<draw:frame draw:style-name="fr1" draw:name="Image236" text:anchor-type="as-char" svg:width="6.9236in" svg:height="3.956343in" draw:z-index="0">
<draw:image xlink:href="../Images/yкринформ/2023-05-22T23-46-03-03-00/630_360_1684788316-960.jpg" xlink:type="simple" xlink:show="embed" xlink:actuate="onLoad" draw:mime-type="image/jpeg"/>
</draw:frame>
意大利联邦上诉法院在尤文图斯足球俱乐部进行财务欺诈的情况下举行了下午的听证会，决定在A系列赛的积分榜上以10点罚款。</text:p>
      <text:p text:style-name="P4">
如报告<text:a xlink:type="simple" xlink:href="https://www.gazzetta.it/" text:style-name="Internet_20_link" text:visited-style-name="Visited_20_Internet_20_Link">
</text:a>
乌克兰福姆报道，拉加兹塔·德洛斯波特(La Gazzeta Dellosport)在尤文图斯(Juventus)的新决定中以10分的成绩发生了罚款。</text:p>
      <text:p text:style-name="P4">
从第二名开始，罗马“ Lazio”保证了提前前往欧洲橄榄球联赛的门票，而都灵俱乐部跌至第七位，有可能在下个赛季没有欧洲杯的情况下离开。</text:p>
      <text:p text:style-name="P4">
<text:span text:style-name="T4">
另请阅读：</text:span>
 <text:a xlink:type="simple" xlink:href="https://www.ukrinform.ua/rubric-sports/3712493-futbolnij-vidbirkovij-matc-evro2024-italia-ukraina-projde-v-milani.html" text:style-name="Internet_20_link" text:visited-style-name="Visited_20_Internet_20_Link">
<text:span text:style-name="T4">
足球</text:span>
</text:a>
应当指出的是，今天尤文图斯在出口时失去了Empoli(1：4).</text:p>
      <text:p text:style-name="P4">
Фото: Getty Images.</text:p>
      <text:p text:style-name="P4">
News Source: <text:a xlink:type="simple" xlink:href="https://www.ukrinform.ua/rubric-sports/3712814-seria-a-uventus-ostrafuvali-znattam-ocok.html" text:style-name="Internet_20_link" text:visited-style-name="Visited_20_Internet_20_Link">
https://www.ukrinform.ua/rubric-sports/3712814-seria-a-uventus-ostrafuvali-znattam-ocok.html</text:a>
</text:p>
      <!--NEWS-->
      <text:h text:style-name="P10" text:outline-level="1">
<text:span text:style-name="T4">
战士成功通过了测试-Sergey Naev</text:span>
</text:h>
      <text:p text:style-name="P4">
作者: ['АРМІЯINFORM']</text:p>
      <text:p text:style-name="P4">
时间: 2023-05-22T28:00:00-04:00</text:p>
      <text:p text:style-name="P4">
描述: ZS乌克兰人Opniyan部队的指挥官Sergey Nah中尉：“否决，ALE ...与乌克兰2022年的战争，与乌克兰的最新新闻，今天与乌克兰的新闻战争，今天与乌克兰2022年的新闻战争，乌克兰和乌克兰之间的战争将会发生一场战争俄罗斯以及2022年与乌克兰的战争将在不久的将来与乌克兰战争，与乌克兰的战争，今天的乌克兰新闻，乌克兰新闻，乌克兰媒体在俄罗斯的乌克兰新闻</text:p>
      <text:p text:style-name="P4">
图片: ['<text:a xlink:type="simple" xlink:href="https://armyinform.com.ua/wp-content/uploads/2023/05/347242707_2094660757408010_125252544146958829_n.jpg" text:style-name="Internet_20_link" text:visited-style-name="Visited_20_Internet_20_Link">
347242707_2094660757408010_125252544146958829_n.jpg</text:a>
', '<text:a xlink:type="simple" xlink:href="https://armyinform.com.ua/wp-content/uploads/2023/05/347226407_6133319956791237_8102267455714839814_n-150x150.jpg" text:style-name="Internet_20_link" text:visited-style-name="Visited_20_Internet_20_Link">
347226407_6133319956791237_8102267455714839814_n-150x150.jpg</text:a>
', '<text:a xlink:type="simple" xlink:href="https://armyinform.com.ua/wp-content/uploads/2023/05/347599037_772542574331314_2214182127101257612_n-150x150.jpg" text:style-name="Internet_20_link" text:visited-style-name="Visited_20_Internet_20_Link">
347599037_772542574331314_2214182127101257612_n-150x150.jpg</text:a>
', '<text:a xlink:type="simple" xlink:href="https://armyinform.com.ua/wp-content/uploads/2023/05/347255267_266757885713293_5637832383264781179_n-150x150.jpg" text:style-name="Internet_20_link" text:visited-style-name="Visited_20_Internet_20_Link">
347255267_266757885713293_5637832383264781179_n-150x150.jpg</text:a>
']</text:p>
      <text:p text:style-name="P4">
标签: ['STOPRUSSIA', 'АГРЕСІЯ РФ', 'ВІЙНА', 'ВІЙСЬКОВІ НАВЧАННЯ', 'ВТОРГНЕННЯ РФ', 'СЕРГІЙ НАЄВ']</text:p>
      <text:p text:style-name="P4">
类别: News</text:p>
      <!--METADATA-->
      <text:p text:style-name="P4">
<draw:frame draw:style-name="fr1" draw:name="Image237" text:anchor-type="as-char" svg:width="6.9236in" svg:height="5.1927in" draw:z-index="0">
<draw:image xlink:href="../Images/AРМІЯINFORM/2023-05-22T28-00-00-04-00/347242707_2094660757408010_125252544146958829_n.jpg" xlink:type="simple" xlink:show="embed" xlink:actuate="onLoad" draw:mime-type="image/jpeg"/>
</draw:frame>
乌克兰中尉谢尔盖·纳夫(Sergey Naev)武装部队联合部队的指挥官：</text:p>
      <text:p text:style-name="P4">
“累了但快乐。 这就是我们的战士在每个测试阶段之后的感觉。 谢谢所有士兵和指挥官!我们保留线条!让我们一起做吧”!</text:p>
      <text:p text:style-name="P4">
<text:a xlink:type="simple" xlink:href="https://armyinform.com.ua/wp-content/uploads/2023/05/347226407_6133319956791237_8102267455714839814_n.jpg" text:style-name="Internet_20_link" text:visited-style-name="Visited_20_Internet_20_Link">
!(Images/AРМІЯINFORM/2023-05-22T28-00-00-04-00/347226407_6133319956791237_8102267455714839814_n-150x150.jpg)</text:a>
</text:p>
      <text:p text:style-name="P4">
<text:a xlink:type="simple" xlink:href="https://armyinform.com.ua/wp-content/uploads/2023/05/347599037_772542574331314_2214182127101257612_n.jpg" text:style-name="Internet_20_link" text:visited-style-name="Visited_20_Internet_20_Link">
<draw:frame draw:style-name="fr1" draw:name="Image238" text:anchor-type="as-char" svg:width="6.9236in" svg:height="6.9236in" draw:z-index="0">
<draw:image xlink:href="../Images/AРМІЯINFORM/2023-05-22T28-00-00-04-00/347599037_772542574331314_2214182127101257612_n-150x150.jpg" xlink:type="simple" xlink:show="embed" xlink:actuate="onLoad" draw:mime-type="image/jpeg"/>
</draw:frame>
</text:a>
</text:p>
      <text:p text:style-name="P4">
<text:a xlink:type="simple" xlink:href="https://armyinform.com.ua/wp-content/uploads/2023/05/347255267_266757885713293_5637832383264781179_n.jpg" text:style-name="Internet_20_link" text:visited-style-name="Visited_20_Internet_20_Link">
<draw:frame draw:style-name="fr1" draw:name="Image239" text:anchor-type="as-char" svg:width="6.9236in" svg:height="6.9236in" draw:z-index="0">
<draw:image xlink:href="../Images/AРМІЯINFORM/2023-05-22T28-00-00-04-00/347255267_266757885713293_5637832383264781179_n-150x150.jpg" xlink:type="simple" xlink:show="embed" xlink:actuate="onLoad" draw:mime-type="image/jpeg"/>
</draw:frame>
</text:a>
<text:span text:style-name="T4">
来源：</text:span>
 <text:a xlink:type="simple" xlink:href="https://www.facebook.com/JointForcesCommandAFU/posts/pfbid0295SsdECHiEUNMPDrtsFNDk22stoKfg7Q94i7Nwxp5XnArQP9CuEb1UCH7xe8r9BYl" text:style-name="Internet_20_link" text:visited-style-name="Visited_20_Internet_20_Link">
_ _乌克兰联合部队的命令</text:a>
</text:p>
      <text:p text:style-name="P4">
News Source: <text:a xlink:type="simple" xlink:href="https://armyinform.com.ua/2023/05/22/bijczi-uspishno-projshly-vyprobuvannya-sergij-nayev/" text:style-name="Internet_20_link" text:visited-style-name="Visited_20_Internet_20_Link">
https://armyinform.com.ua/2023/05/22/bijczi-uspishno-projshly-vyprobuvannya-sergij-nayev/</text:a>
</text:p>
      <!--NEWS-->
      <text:h text:style-name="P10" text:outline-level="1">
<text:span text:style-name="T4">
乌克兰和世界 - 反对俄罗斯侵略</text:span>
</text:h>
      <text:p text:style-name="P4">
作者: ['АРМІЯINFORM']</text:p>
      <text:p text:style-name="P4">
时间: 2023-05-22T29:00:00-04:00</text:p>
      <text:p text:style-name="P4">
描述: 关于乌克兰卡里安玫瑰木的控制权 - 在自己的公司Storinzi上与乌克兰2022年的战争，与乌克兰的最新新闻，今天与乌克兰的新闻战争，今天与乌克兰的新闻战争，今天上次与乌克兰的新闻战争，乌克兰和俄罗斯，俄罗斯和俄罗斯，俄罗斯，俄罗斯和俄罗斯和俄罗斯和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2/09/golovna-37.jpg" text:style-name="Internet_20_link" text:visited-style-name="Visited_20_Internet_20_Link">
golovna-37.jpg</text:a>
']</text:p>
      <text:p text:style-name="P4">
标签: ['STOPRUSSIA', 'АГРЕСІЯ РФ', 'ВІЙНА', 'ВТОРГНЕННЯ РФ', 'СЛУЖБА ЗОВНІШНЬОЇ РОЗВІДКИ УКРАЇНИ']</text:p>
      <text:p text:style-name="P4">
类别: News</text:p>
      <!--METADATA-->
      <text:p text:style-name="P4">
<draw:frame draw:style-name="fr1" draw:name="Image240" text:anchor-type="as-char" svg:width="6.9236in" svg:height="6.820353in" draw:z-index="0">
<draw:image xlink:href="../Images/AРМІЯINFORM/2023-05-22T29-00-00-04-00/golovna-37.jpg" xlink:type="simple" xlink:show="embed" xlink:actuate="onLoad" draw:mime-type="image/jpeg"/>
</draw:frame>
关于它<text:a xlink:type="simple" xlink:href="https://www.facebook.com/SZRUkraine/posts/pfbid06jNWgh4AZ3fBmQTd7n5wfLMdw48hHQcBAvQxUzMiRWvb5aY5RCwM9YP7LrcZCB5gl" text:style-name="Internet_20_link" text:visited-style-name="Visited_20_Internet_20_Link">
报告</text:a>
乌克兰在其官方Facebook页面上的外部情报服务。</text:p>
      <text:p text:style-name="P4">
“我们确认我们对乌克兰的坚定支持是实现全面，公正和长期的和平的必要条件，” G7将进入G7的联合公报。 峰会还批准了俄罗斯能源勒索的PlanProtidia。</text:p>
      <text:p text:style-name="P4">
葡萄牙宣布加入“战斗机联盟”，霍丹在其中帮助训练乌克兰飞行员和机械师。</text:p>
      <text:p text:style-name="P4">
“英国将与美国，荷兰，比利时塔达尼亚合作，为乌克兰提供她需要的战斗航空能力。 我们将一起祈祷。</text:p>
      <text:p text:style-name="P4">
V. O. 丹麦国防部长特洛伊尔斯·隆德·波尔森(Troyels Lund Poulsen)宣布讨论该国参加乌克兰“战斗机联盟”的计划。</text:p>
      <text:p text:style-name="P4">
美国总统顾问杰克·沙利文(Jake Sullivan)证实，第四代F-16战斗人员的其他州都将参与其他州教授乌克兰飞行员战斗机的努力(“战斗机联盟”). Салліванпідтвердив, що у подальші місяці США і союзники обговорюватимуть, коли і вякій кількості Україна отримає сучасні винищувачі.</text:p>
      <text:p text:style-name="P4">
Помічниця міністра оборони США з питань стратегії, планів та можливостей МараКарлін повідомила, що Сполучені Штати і надалі заохочуватимуть союзників допосилення стримування росії у Чорноморському регіоні — це передбачає Стратегіянаціональної оборони Штатів.</text:p>
      <text:p text:style-name="P4">
Польський збройовий концерн Polska Grupa Zbrojeniowa (PGZ)豹2坦克制造商完成了有关实施转移到乌克兰的设备的实施的谈判。</text:p>
      <text:p text:style-name="P4">
Yamal Gas Pipeline欧洲刑警组织的波兰部分的所有者提出了成人俄罗斯天然气工业股份公司的索赔，总计约为60亿个Zlotys($ 1.4illard).</text:p>
      <text:p text:style-name="P4">
Президент Євроради Шарль Мішель підтвердив, що ЄС зберігає солідарність зУкраїною у її боротьбі проти агресії рф та розробляє новий пакет фінансовоїдопомоги на період після 2023 року.</text:p>
      <text:p text:style-name="P4">
Президентка Молдови Мая Санду вважає, що росія не є стратегічним партнером дляїї країни з огляду на її дії, і що не знає, коли таке партнерство було.</text:p>
      <text:p text:style-name="P4">
News Source: <text:a xlink:type="simple" xlink:href="https://armyinform.com.ua/2023/05/22/ukrayina-i-svit-proty-rosijskoyi-agresiyi-14/" text:style-name="Internet_20_link" text:visited-style-name="Visited_20_Internet_20_Link">
https://armyinform.com.ua/2023/05/22/ukrayina-i-svit-proty-rosijskoyi-agresiyi-14/</text:a>
</text:p>
      <!--NEWS-->
      <text:h text:style-name="P10" text:outline-level="1">
<text:span text:style-name="T4">
我们必须共同满足Irina Vereshchuk的需求</text:span>
</text:h>
      <text:p text:style-name="P4">
作者: ['АРМІЯINFORM']</text:p>
      <text:p text:style-name="P4">
时间: 2023-05-22T30:00:00-04:00</text:p>
      <text:p text:style-name="P4">
描述: 关于Zavidannya坐标总部Zwann，TA Areaizatsya的PID小时是正确的...与乌克兰2022年的战争，与乌克兰的最新消息，今天与乌克兰的新闻战争，今天与乌克兰2022年上次与乌克兰的新闻战争，乌克兰和俄罗斯之间的战争是否会发生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1/cb066413-f6d3-4a26-aa2c-84aa7a569a5f.jpeg" text:style-name="Internet_20_link" text:visited-style-name="Visited_20_Internet_20_Link">
cb066413-f6d3-4a26-aa2c-84aa7a569a5f.jpeg</text:a>
']</text:p>
      <text:p text:style-name="P4">
标签: ['STOPRUSSIA', 'АГРЕСІЯ РФ', 'ВІЙНА', 'ВТОРГНЕННЯ РФ', 'ДОПОМОГА ВПО', 'ІРИНА ВЕРЕЩУК', 'МІНРЕІНТЕГРАЦІЇ']</text:p>
      <text:p text:style-name="P4">
类别: News</text:p>
      <!--METADATA-->
      <text:p text:style-name="P4">
<draw:frame draw:style-name="fr1" draw:name="Image241" text:anchor-type="as-char" svg:width="6.9236in" svg:height="4.984992in" draw:z-index="0">
<draw:image xlink:href="../Images/AРМІЯINFORM/2023-05-22T30-00-00-04-00/cb066413-f6d3-4a26-aa2c-84aa7a569a5f.jpeg" xlink:type="simple" xlink:show="embed" xlink:actuate="onLoad" draw:mime-type="image/jpeg"/>
</draw:frame>
关于<text:a xlink:type="simple" xlink:href="https://minre.gov.ua/2023/05/21/iryna-vereshhuk-mayemo-spilno-zabezpechyty-potreby-vpo/" text:style-name="Internet_20_link" text:visited-style-name="Visited_20_Internet_20_Link">
会议</text:a>
Viceremier-Minister Vereshchuk指出了有关IDP的权利和自由的提供和实现的协调总部。</text:p>
      <text:p text:style-name="P4">
在会议期间，他们讨论了为支持国内流离失所者的区域目标计划的制定。 目前，有几个领域已经在此计划上工作。</text:p>
      <text:p text:style-name="P4">
他们还讨论了一项法律法案的发展状态，该法案确定成员和紧凑型定居点的运作程序。</text:p>
      <text:p text:style-name="P4">
他们认为有可能为弱势群体提供额外的援助，这些团体从进行积极战斗的领土上撤离。 国际捐助者目前正在开发向他们支付经济援助的可能性。</text:p>
      <text:p text:style-name="P4">
“我们需要提供一切必要的东西。 特别是提供他们的免费住宿和社会保证!”</text:p>
      <text:p text:style-name="P4">
News Source: <text:a xlink:type="simple" xlink:href="https://armyinform.com.ua/2023/05/22/mayemo-spilno-zabezpechyty-potreby-vpo-iryna-vereshhuk/" text:style-name="Internet_20_link" text:visited-style-name="Visited_20_Internet_20_Link">
https://armyinform.com.ua/2023/05/22/mayemo-spilno-zabezpechyty-potreby-vpo-iryna-vereshhuk/</text:a>
</text:p>
      <!--NEWS-->
      <text:h text:style-name="P10" text:outline-level="1">
<text:span text:style-name="T4">
敌人通过黑客攻击和虚假新闻结合使用复杂行动</text:span>
</text:h>
      <text:p text:style-name="P4">
作者: ['АРМІЯINFORM']</text:p>
      <text:p text:style-name="P4">
时间: 2023-05-22T31:00:00-04:00</text:p>
      <text:p text:style-name="P4">
描述: 关于TSE，电报持有。 对于向埃斯蒂致敬的肥沃，与乌克兰2022的战争，与乌克兰的战争是今天的最新消息，与乌克兰2022年的新闻战，今天的最后一场新闻，乌克兰和俄罗斯之间的战争，以及何时会发生战争，何时会发生战争2022年与乌克兰的战争将是不久的</text:p>
      <text:p text:style-name="P4">
图片: ['<text:a xlink:type="simple" xlink:href="https://armyinform.com.ua/wp-content/uploads/2023/03/fishyng-rosijski-hakery.jpg" text:style-name="Internet_20_link" text:visited-style-name="Visited_20_Internet_20_Link">
fishyng-rosijski-hakery.jpg</text:a>
']</text:p>
      <text:p text:style-name="P4">
标签: ['STOPRUSSIA', 'АГРЕСІЯ РФ', 'ВІЙНА', 'ВТОРГНЕННЯ РФ', 'ДЕРЖСПЕЦЗВ’ЯЗОК', 'ХАКЕРИ']</text:p>
      <text:p text:style-name="P4">
类别: News</text:p>
      <!--METADATA-->
      <text:p text:style-name="P4">
<draw:frame draw:style-name="fr1" draw:name="Image242" text:anchor-type="as-char" svg:width="6.9236in" svg:height="4.279411in" draw:z-index="0">
<draw:image xlink:href="../Images/AРМІЯINFORM/2023-05-22T31-00-00-04-00/fishyng-rosijski-hakery.jpg" xlink:type="simple" xlink:show="embed" xlink:actuate="onLoad" draw:mime-type="image/jpeg"/>
</draw:frame>
说明性照片。 国家安全</text:p>
      <text:p text:style-name="P4">
关于它<text:a xlink:type="simple" xlink:href="https://t.me/dsszzi_official/5842" text:style-name="Internet_20_link" text:visited-style-name="Visited_20_Internet_20_Link">
报告</text:a>
电报特定连接。</text:p>
      <text:p text:style-name="P4">
为了增强效果，俄罗斯经常同时使用网络和信息攻击。</text:p>
      <text:p text:style-name="P4">
因此，在四月，俄罗斯黑客进行了不寻常的基础，该基础是由双重网络攻击和信息影响力的操作制成的。</text:p>
      <text:p text:style-name="P4">
最初，网络攻击发生在乌克兰的一个部委，然后是乌克兰媒体之一。 黑客打破了出版物的现场，并发布了该部的消息，并批评了Cert-UA活动。</text:p>
      <text:p text:style-name="P4">
敌人可能试图使乌克兰人不信任媒体和国家机构。</text:p>
      <text:p text:style-name="P4">
回想一下，自2023年初以来，与国家秘书处合作的CERT-UA计算机密集型活动的政府响应团队已在手动制度中运营了700多个Cyber​​incyders和Cyber​​incards。 政府组织在敌对黑客的聚光灯下对当局居住。</text:p>
      <text:p text:style-name="P4">
News Source: <text:a xlink:type="simple" xlink:href="https://armyinform.com.ua/2023/05/22/vorog-realizovuye-skladni-operacziyi-z-poyednannyam-hakerskyh-atak-ta-fejkovyh-novyn/" text:style-name="Internet_20_link" text:visited-style-name="Visited_20_Internet_20_Link">
https://armyinform.com.ua/2023/05/22/vorog-realizovuye-skladni-operacziyi-z-poyednannyam-hakerskyh-atak-ta-fejkovyh-novyn/</text:a>
</text:p>
      <!--NEWS-->
      <text:h text:style-name="P10" text:outline-level="1">
<text:span text:style-name="T4">
从天上到地面：AFU伞兵表演令人兴奋的降落伞跳跃</text:span>
</text:h>
      <text:p text:style-name="P4">
作者: ['АРМІЯINFORM']</text:p>
      <text:p text:style-name="P4">
时间: 2023-05-22T32:00:00-04:00</text:p>
      <text:p text:style-name="P4">
描述: 关于乌克兰Zbroychy部队的着陆和齿轮TSE Dologram。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193bbed3-4d18-4419-9dd5-11bd55cd7414.jpg" text:style-name="Internet_20_link" text:visited-style-name="Visited_20_Internet_20_Link">
193bbed3-4d18-4419-9dd5-11bd55cd7414.jpg</text:a>
', '<text:a xlink:type="simple" xlink:href="https://armyinform.com.ua/wp-content/uploads/2023/05/7cad4d0d-95e9-49a0-8a28-9d4d875248fe-150x150.jpg" text:style-name="Internet_20_link" text:visited-style-name="Visited_20_Internet_20_Link">
7cad4d0d-95e9-49a0-8a28-9d4d875248fe-150x150.jpg</text:a>
', '<text:a xlink:type="simple" xlink:href="https://armyinform.com.ua/wp-content/uploads/2023/05/20e4fbdc-fd63-41a6-a861-04d6ed9c13dd-150x150.jpg" text:style-name="Internet_20_link" text:visited-style-name="Visited_20_Internet_20_Link">
20e4fbdc-fd63-41a6-a861-04d6ed9c13dd-150x150.jpg</text:a>
', '<text:a xlink:type="simple" xlink:href="https://armyinform.com.ua/wp-content/uploads/2023/05/b006a224-48d9-4717-8007-b04b812364b3-150x150.jpg" text:style-name="Internet_20_link" text:visited-style-name="Visited_20_Internet_20_Link">
b006a224-48d9-4717-8007-b04b812364b3-150x150.jpg</text:a>
', '<text:a xlink:type="simple" xlink:href="https://armyinform.com.ua/wp-content/uploads/2023/05/4b2d33d0-a366-403d-9412-61ef01ffbe56-150x150.jpg" text:style-name="Internet_20_link" text:visited-style-name="Visited_20_Internet_20_Link">
4b2d33d0-a366-403d-9412-61ef01ffbe56-150x150.jpg</text:a>
']</text:p>
      <text:p text:style-name="P4">
标签: ['STOPRUSSIA', 'АГРЕСІЯ РФ', 'ВІЙНА', 'ВТОРГНЕННЯ РФ', 'ДШВ ЗСУ']</text:p>
      <text:p text:style-name="P4">
类别: News</text:p>
      <!--METADATA-->
      <text:p text:style-name="P4">
<draw:frame draw:style-name="fr1" draw:name="Image243" text:anchor-type="as-char" svg:width="6.9236in" svg:height="6.698583in" draw:z-index="0">
<draw:image xlink:href="../Images/AРМІЯINFORM/2023-05-22T32-00-00-04-00/193bbed3-4d18-4419-9dd5-11bd55cd7414.jpg" xlink:type="simple" xlink:show="embed" xlink:actuate="onLoad" draw:mime-type="image/jpeg"/>
</draw:frame>
关于它<text:a xlink:type="simple" xlink:href="https://t.me/ua_dshv/1154" text:style-name="Internet_20_link" text:visited-style-name="Visited_20_Internet_20_Link">
报告</text:a>
在电报中，乌克兰的武装部队。</text:p>
      <text:p text:style-name="P4">
<text:a xlink:type="simple" xlink:href="https://armyinform.com.ua/wp-content/uploads/2023/05/7cad4d0d-95e9-49a0-8a28-9d4d875248fe.jpg" text:style-name="Internet_20_link" text:visited-style-name="Visited_20_Internet_20_Link">
!(Images/AРМІЯINFORM/2023-05-22T32-00-00-04-00/7cad4d0d-95e9-49a0-8a28-9d4d875248fe-150x150.jpg)</text:a>
</text:p>
      <text:p text:style-name="P4">
<text:a xlink:type="simple" xlink:href="https://armyinform.com.ua/wp-content/uploads/2023/05/20e4fbdc-fd63-41a6-a861-04d6ed9c13dd.jpg" text:style-name="Internet_20_link" text:visited-style-name="Visited_20_Internet_20_Link">
<draw:frame draw:style-name="fr1" draw:name="Image244" text:anchor-type="as-char" svg:width="6.9236in" svg:height="6.9236in" draw:z-index="0">
<draw:image xlink:href="../Images/AРМІЯINFORM/2023-05-22T32-00-00-04-00/20e4fbdc-fd63-41a6-a861-04d6ed9c13dd-150x150.jpg" xlink:type="simple" xlink:show="embed" xlink:actuate="onLoad" draw:mime-type="image/jpeg"/>
</draw:frame>
</text:a>
</text:p>
      <text:p text:style-name="P4">
<text:a xlink:type="simple" xlink:href="https://armyinform.com.ua/wp-content/uploads/2023/05/b006a224-48d9-4717-8007-b04b812364b3.jpg" text:style-name="Internet_20_link" text:visited-style-name="Visited_20_Internet_20_Link">
<draw:frame draw:style-name="fr1" draw:name="Image245" text:anchor-type="as-char" svg:width="6.9236in" svg:height="6.9236in" draw:z-index="0">
<draw:image xlink:href="../Images/AРМІЯINFORM/2023-05-22T32-00-00-04-00/b006a224-48d9-4717-8007-b04b812364b3-150x150.jpg" xlink:type="simple" xlink:show="embed" xlink:actuate="onLoad" draw:mime-type="image/jpeg"/>
</draw:frame>
</text:a>
</text:p>
      <text:p text:style-name="P4">
<text:a xlink:type="simple" xlink:href="https://armyinform.com.ua/wp-content/uploads/2023/05/4b2d33d0-a366-403d-9412-61ef01ffbe56.jpg" text:style-name="Internet_20_link" text:visited-style-name="Visited_20_Internet_20_Link">
<draw:frame draw:style-name="fr1" draw:name="Image246" text:anchor-type="as-char" svg:width="6.9236in" svg:height="6.9236in" draw:z-index="0">
<draw:image xlink:href="../Images/AРМІЯINFORM/2023-05-22T32-00-00-04-00/4b2d33d0-a366-403d-9412-61ef01ffbe56-150x150.jpg" xlink:type="simple" xlink:show="embed" xlink:actuate="onLoad" draw:mime-type="image/jpeg"/>
</draw:frame>
</text:a>
乌克兰武装部队的着陆部队士兵进行降落伞跳跃。</text:p>
      <text:p text:style-name="P4">
在一起胜利!DSHV-永远是第一个!荣耀乌克兰!</text:p>
      <text:p text:style-name="P4">
News Source: <text:a xlink:type="simple" xlink:href="https://armyinform.com.ua/2023/05/22/z-neba-na-zemlyu-desantnyky-zsu-vykonuyut-zahoplyuyuchi-strybky-z-parashutom/" text:style-name="Internet_20_link" text:visited-style-name="Visited_20_Internet_20_Link">
https://armyinform.com.ua/2023/05/22/z-neba-na-zemlyu-desantnyky-zsu-vykonuyut-zahoplyuyuchi-strybky-z-parashutom/</text:a>
</text:p>
      <!--NEWS-->
      <text:h text:style-name="P10" text:outline-level="1">
<text:span text:style-name="T4">
乌克兰的SCO对对手进行了真正的追捕</text:span>
</text:h>
      <text:p text:style-name="P4">
作者: ['АРМІЯINFORM']</text:p>
      <text:p text:style-name="P4">
时间: 2023-05-22T33:00:00-04:00</text:p>
      <text:p text:style-name="P4">
描述: 提案被阻止，啤酒对工资单是致命的。 TSE-关于Mar'anka，...与乌克兰2022年的战争，与乌克兰的最新新闻，今天与乌克兰2022年的新闻战争，乌克兰和俄罗斯之间的战争以及2022年与乌克兰的战争时会发生战争他们说，与否，他们会在不久的将来与乌克兰战争，他们说，与乌克兰的战争，今天的乌克兰新闻，乌克兰新闻，乌克兰媒体在俄罗斯的乌克兰新闻</text:p>
      <text:p text:style-name="P4">
图片: []</text:p>
      <text:p text:style-name="P4">
标签: ['STOPRUSSIA', 'АГРЕСІЯ РФ', 'ВІЙНА', 'ВТОРГНЕННЯ РФ', 'ССО']</text:p>
      <text:p text:style-name="P4">
类别: News</text:p>
      <!--METADATA-->
      <text:p text:style-name="P4">
对占领者完全摧毁但致命。 这是关于Marinka，Donetsk。</text:p>
      <text:p text:style-name="P4">
在那里，乌克兰的SCO经营者对敌人进行了真正的追捕。 他躲在曾经是当地居民定居点的废墟中。</text:p>
      <text:p text:style-name="P4">
但是，SCO士兵一直在看着俄罗斯人的运动，并找到他们 - 他们在无人驾驶飞机的帮助下放下了公寓套件。</text:p>
      <text:p text:style-name="P4">
<text:span text:style-name="T4">
来源：</text:span>
 <text:a xlink:type="simple" xlink:href="https://www.facebook.com/usofcom/videos/6586612968050526" text:style-name="Internet_20_link" text:visited-style-name="Visited_20_Internet_20_Link">
_ _命令乌克兰的特种作战部队</text:a>
</text:p>
      <text:p text:style-name="P4">
News Source: <text:a xlink:type="simple" xlink:href="https://armyinform.com.ua/2023/05/22/sso-ukrayiny-vlashtuvaly-spravzhnye-polyuvannya-na-protyvnyka/" text:style-name="Internet_20_link" text:visited-style-name="Visited_20_Internet_20_Link">
https://armyinform.com.ua/2023/05/22/sso-ukrayiny-vlashtuvaly-spravzhnye-polyuvannya-na-protyvnyka/</text:a>
</text:p>
      <!--NEWS-->
      <text:h text:style-name="P10" text:outline-level="1">
<text:span text:style-name="T4">
虚假新闻：TG敌对的塔纳尔人在使用“新邮件”来运输军事设备时传播了错误信息</text:span>
</text:h>
      <text:p text:style-name="P4">
作者: ['АРМІЯINFORM']</text:p>
      <text:p text:style-name="P4">
时间: 2023-05-22T34:00:00-04:00</text:p>
      <text:p text:style-name="P4">
描述: Facebook上的Wizin -Format中心一直在Facebook上谈论假货，缝制...与乌克兰2022年的战争，与乌克兰与乌克兰的最新新闻，今天与乌克兰2022年的新闻战争，今天与乌克兰的新闻战争，乌克兰与俄罗斯和俄罗斯和俄罗斯和俄罗斯与他们说，与乌克兰的战争将在2022年，是否会在不久的将来与乌克兰进行战争，他们说，与乌克兰的战争，今天的乌克兰新闻，乌克兰的新闻，乌克兰媒体在俄罗斯的乌克兰新闻</text:p>
      <text:p text:style-name="P4">
图片: ['<text:a xlink:type="simple" xlink:href="https://armyinform.com.ua/wp-content/uploads/2023/05/348566598_579836647335718_865205568015242688_n-e1684661626645.jpg" text:style-name="Internet_20_link" text:visited-style-name="Visited_20_Internet_20_Link">
348566598_579836647335718_865205568015242688_n-e1684661626645.jpg</text:a>
']</text:p>
      <text:p text:style-name="P4">
标签: ['STOPRUSSIA', 'АГРЕСІЯ РФ', 'ВІЙНА', 'ВТОРГНЕННЯ РФ', 'ЦЕНТР ПРОТИДІЇ ДЕЗІНФОРМАЦІЇ']</text:p>
      <text:p text:style-name="P4">
类别: News</text:p>
      <!--METADATA-->
      <text:p text:style-name="P4">
<draw:frame draw:style-name="fr1" draw:name="Image247" text:anchor-type="as-char" svg:width="6.9236in" svg:height="4.478704in" draw:z-index="0">
<draw:image xlink:href="../Images/AРМІЯINFORM/2023-05-22T34-00-00-04-00/348566598_579836647335718_865205568015242688_n-e1684661626645.jpg" xlink:type="simple" xlink:show="embed" xlink:actuate="onLoad" draw:mime-type="image/jpeg"/>
</draw:frame>
在其Facebook页面上打击错误信息的中心<text:a xlink:type="simple" xlink:href="https://www.facebook.com/photo" text:style-name="Internet_20_link" text:visited-style-name="Visited_20_Internet_20_Link">
报告</text:a>
关于敌对宣传者常见的假货。</text:p>
      <text:p text:style-name="P4">
TG敌对渠道传播错误信息，据称使用民用物流公司(包括“新邮件”)携带军事设备。</text:p>
      <text:p text:style-name="P4">
<text:span text:style-name="T4">
实际上!</text:span>
</text:p>
      <text:p text:style-name="P4">
俄罗斯联合会媒体分发的视频是Zhrospropaganda本身创建的信息“投掷”。 新邮件假横幅被添加到了照片编辑器中，但即使是肉眼也很明显。</text:p>
      <text:p text:style-name="P4">
创建了类似的假货，以证明俄罗斯联邦武装部队在乌克兰平民身上以寻找武装部队的军事装备为借口。</text:p>
      <text:p text:style-name="P4">
<text:span text:style-name="T4">
仅信任验证信息的来源!</text:span>
</text:p>
      <text:p text:style-name="P4">
News Source: <text:a xlink:type="simple" xlink:href="https://armyinform.com.ua/2023/05/22/fejkovi-novyny-vorozhi-tg-kanaly-poshyryuyut-dezinformacziyu-pro-vykorystannya-novoyi-poshty-dlya-perevezennya-vijskovoyi-tehniky/" text:style-name="Internet_20_link" text:visited-style-name="Visited_20_Internet_20_Link">
https://armyinform.com.ua/2023/05/22/fejkovi-novyny-vorozhi-tg-kanaly-poshyryuyut-dezinformacziyu-pro-vykorystannya-novoyi-poshty-dlya-perevezennya-vijskovoyi-tehniky/</text:a>
</text:p>
      <!--NEWS-->
      <text:h text:style-name="P10" text:outline-level="1">
<text:span text:style-name="T4">
打击错误信息的中心信息：促进世界媒体的主要假货</text:span>
</text:h>
      <text:p text:style-name="P4">
作者: ['АРМІЯINFORM']</text:p>
      <text:p text:style-name="P4">
时间: 2023-05-22T35:00:00-04:00</text:p>
      <text:p text:style-name="P4">
描述: Facebook上的Wizin -Format中心一直在Facebook上谈论假货，缝制...与乌克兰2022年的战争，与乌克兰与乌克兰的最新新闻，今天与乌克兰2022年的新闻战争，今天与乌克兰的新闻战争，乌克兰与俄罗斯和俄罗斯和俄罗斯和俄罗斯与他们说，与乌克兰的战争将在2022年，是否会在不久的将来与乌克兰进行战争，他们说，与乌克兰的战争，今天的乌克兰新闻，乌克兰的新闻，乌克兰媒体在俄罗斯的乌克兰新闻</text:p>
      <text:p text:style-name="P4">
图片: ['<text:a xlink:type="simple" xlink:href="https://armyinform.com.ua/wp-content/uploads/2023/01/fejk-5.jpg" text:style-name="Internet_20_link" text:visited-style-name="Visited_20_Internet_20_Link">
fejk-5.jpg</text:a>
']</text:p>
      <text:p text:style-name="P4">
标签: ['STOPRUSSIA', 'АГРЕСІЯ РФ', 'ВІЙНА', 'ВТОРГНЕННЯ РФ', 'ЦЕНТР ПРОТИДІЇ ДЕЗІНФОРМАЦІЇ']</text:p>
      <text:p text:style-name="P4">
类别: News</text:p>
      <!--METADATA-->
      <text:p text:style-name="P4">
<draw:frame draw:style-name="fr1" draw:name="Image248" text:anchor-type="as-char" svg:width="6.9236in" svg:height="4.713818in" draw:z-index="0">
<draw:image xlink:href="../Images/AРМІЯINFORM/2023-05-22T35-00-00-04-00/fejk-5.jpg" xlink:type="simple" xlink:show="embed" xlink:actuate="onLoad" draw:mime-type="image/jpeg"/>
</draw:frame>
在其Facebook页面上打击错误信息的中心<text:a xlink:type="simple" xlink:href="https://www.facebook.com/protydiyadezinformatsiyi.cpd/posts/pfbid02z5RQMFfQfxzm2axq8aXLRKiRdsr9RS6Z38iqjCMNxZWgWFRQkFDuLs4iX8NCoEf1l" text:style-name="Internet_20_link" text:visited-style-name="Visited_20_Internet_20_Link">
报告</text:a>
关于敌对宣传者常见的假货。</text:p>
      <text:p text:style-name="P4">
<text:span text:style-name="T5">
风暴阴影的转移风暴暗弹导弹到乌克兰是个坏消息，因为西方辩称俄罗斯本身可以到达基辅。 </text:span>
乌克兰政府及其与北约的支持者害怕独立专家，因为他们可以揭露他们。 <text:span text:style-name="T5">
乌克兰西部弹药的一系列爆炸导致伽玛辐射大幅增加。 </text:span>
波兰，匈牙利，立陶宛，爱沙尼亚，捷克斯洛伐克和拉脱维亚诱使泽伦斯基辞职。 <text:span text:style-name="T5">
北约在乌克兰的战略导弹中风将他退回到联盟将军，并消除了乌克兰军队进行进攻行动的任何机会。 </text:span>
美国将乌克兰变成了败类的悲惨巢。 *在乌克兰的情况下，世界不支持美国。</text:p>
      <text:p text:style-name="P4">
News Source: <text:a xlink:type="simple" xlink:href="https://armyinform.com.ua/2023/05/22/czentr-protydiyi-dezinformacziyi-informuye-osnovni-fejky-shho-prosuvaly-svitovi-media/" text:style-name="Internet_20_link" text:visited-style-name="Visited_20_Internet_20_Link">
https://armyinform.com.ua/2023/05/22/czentr-protydiyi-dezinformacziyi-informuye-osnovni-fejky-shho-prosuvaly-svitovi-media/</text:a>
</text:p>
      <!--NEWS-->
      <text:h text:style-name="P10" text:outline-level="1">
<text:span text:style-name="T4">
俄罗斯军方的囚犯被向乌克兰犯下的战争犯罪展示了电影《绝对邪恶》</text:span>
</text:h>
      <text:p text:style-name="P4">
作者: ['АРМІЯINFORM']</text:p>
      <text:p text:style-name="P4">
时间: 2023-05-22T36:00:00-04:00</text:p>
      <text:p text:style-name="P4">
描述: 关于为乌克兰人，德米特罗人民的权利，至高无上的主权...与乌克兰2022年的战争，与乌克兰的战争是今天的最新新闻，《与乌克兰2022年的新闻战》是今天的最后一场新闻乌克兰和俄罗斯之间会发生战争吗？当与乌克兰与乌克兰的战争在不久的将来与乌克兰发生战争，他们说，与乌克兰与乌克兰的战争，今天，乌克兰新闻，乌克兰新闻，乌克兰新闻在俄罗斯的乌克兰媒体</text:p>
      <text:p text:style-name="P4">
图片: ['<text:a xlink:type="simple" xlink:href="https://armyinform.com.ua/wp-content/uploads/2023/05/343578151_789054289403959_2944866762790458455_n.png" text:style-name="Internet_20_link" text:visited-style-name="Visited_20_Internet_20_Link">
343578151_789054289403959_2944866762790458455_n.png</text:a>
']</text:p>
      <text:p text:style-name="P4">
标签: ['STOPRUSSIA', 'АГРЕСІЯ РФ', 'ВІЙНА', 'ВТОРГНЕННЯ РФ', 'РОСІЙСЬКІ ВІЙСЬКОВОПОЛОНЕНІ']</text:p>
      <text:p text:style-name="P4">
类别: News</text:p>
      <!--METADATA-->
      <text:p text:style-name="P4">
<draw:frame draw:style-name="fr1" draw:name="Image249" text:anchor-type="as-char" svg:width="6.9236in" svg:height="4.067615in" draw:z-index="0">
<draw:image xlink:href="../Images/AРМІЯINFORM/2023-05-22T36-00-00-04-00/343578151_789054289403959_2944866762790458455_n.png" xlink:type="simple" xlink:show="embed" xlink:actuate="onLoad" draw:mime-type="image/png"/>
</draw:frame>
关于它，乌克兰人权dmitry lubinets的Verkhovna Rada专员<text:a xlink:type="simple" xlink:href="https://t.me/dmytro_lubinetzs/2503" text:style-name="Internet_20_link" text:visited-style-name="Visited_20_Internet_20_Link">
写</text:a>
在他的电报频道中。</text:p>
      <text:p text:style-name="P4">
“这些人的脑海中 - 未知，在眼中 - 寻找自己 - 说 “我希望在观看之后，他们意识到谁是这个世界上绝对的差距。”</text:p>
      <text:p text:style-name="P4">
<text:span text:style-name="T4">
帮助：</text:span>
“ <text:a xlink:type="simple" xlink:href="https://www.youtube.com/watch" text:style-name="Internet_20_link" text:visited-style-name="Visited_20_Internet_20_Link">
绝对邪恶</text:a>
» - 纪录片新闻记者Andriy Tsaplienko关于俄罗斯的战争罪行 没有笔记和修饰。 平民处决。 处决囚犯。轰炸住宅高层建筑。 残酷杀害儿童和成人。人质。 这部电影指的是那些犯下这些罪行的人的名字，即乌克兰人作为族裔的毁灭是俄罗斯军事战略。</text:p>
      <text:p text:style-name="P4">
News Source: <text:a xlink:type="simple" xlink:href="https://armyinform.com.ua/2023/05/22/polonenym-rosijskym-vijskovym-pokazaly-film-absolyutne-zlo-pro-voyenni-zlochyny-shho-vony-chynyly-v-ukrayini/" text:style-name="Internet_20_link" text:visited-style-name="Visited_20_Internet_20_Link">
https://armyinform.com.ua/2023/05/22/polonenym-rosijskym-vijskovym-pokazaly-film-absolyutne-zlo-pro-voyenni-zlochyny-shho-vony-chynyly-v-ukrayini/</text:a>
</text:p>
      <!--NEWS-->
      <text:h text:style-name="P10" text:outline-level="1">
<text:span text:style-name="T4">
土地部队指挥官在巴赫穆特的战斗中授予了30 Ombr的勇士</text:span>
</text:h>
      <text:p text:style-name="P4">
作者: ['АРМІЯINFORM']</text:p>
      <text:p text:style-name="P4">
时间: 2023-05-22T37:00:00-04:00</text:p>
      <text:p text:style-name="P4">
描述: 地面Viisk ZSU上校Oleksandr Sirskaya Sirskaya Syrsky Nagorodiv Vinniv的指挥官...与乌克兰2022年的战争，与乌克兰的最新消息，今天与乌克兰的新闻，今天与乌克兰的新闻进行战争，今天与乌克兰2022年上次与乌克兰战争，乌克兰和俄罗斯之间的战争将会发生，当时，乌克兰和俄罗斯之间的战争会他们在2022年与乌克兰有一年</text:p>
      <text:p text:style-name="P4">
图片: ['<text:a xlink:type="simple" xlink:href="https://armyinform.com.ua/wp-content/uploads/2023/05/348216675_262499802975436_8861051287268540888_n.jpg" text:style-name="Internet_20_link" text:visited-style-name="Visited_20_Internet_20_Link">
348216675_262499802975436_8861051287268540888_n.jpg</text:a>
', '<text:a xlink:type="simple" xlink:href="https://armyinform.com.ua/wp-content/uploads/2023/05/347137934_959512255500101_6522407003607457652_n.jpg" text:style-name="Internet_20_link" text:visited-style-name="Visited_20_Internet_20_Link">
347137934_959512255500101_6522407003607457652_n.jpg</text:a>
']</text:p>
      <text:p text:style-name="P4">
标签: ['STOPRUSSIA', 'АГРЕСІЯ РФ', 'ВІЙНА', 'ВТОРГНЕННЯ РФ', 'ОЛЕКСАНДР СИРСЬКИЙ']</text:p>
      <text:p text:style-name="P4">
类别: News</text:p>
      <!--METADATA-->
      <text:p text:style-name="P4">
<draw:frame draw:style-name="fr1" draw:name="Image250" text:anchor-type="as-char" svg:width="6.9236in" svg:height="5.400408in" draw:z-index="0">
<draw:image xlink:href="../Images/AРМІЯINFORM/2023-05-22T37-00-00-04-00/348216675_262499802975436_8861051287268540888_n.jpg" xlink:type="simple" xlink:show="embed" xlink:actuate="onLoad" draw:mime-type="image/jpeg"/>
</draw:frame>
武装部队武装部队的指挥官亚历山大·塞尔斯基上校诞生了勇士30 Ombr，他在Podbakhmut的战斗中表现出勇气和专业精神，荣誉为“个人勇气”和“ For Tanning”，以及“ For Tanning”，以及提供礼物和金钱。</text:p>
      <text:p text:style-name="P4">
<draw:frame draw:style-name="fr1" draw:name="Image251" text:anchor-type="as-char" svg:width="6.9236in" svg:height="4.736896in" draw:z-index="0">
<draw:image xlink:href="../Images/AРМІЯINFORM/2023-05-22T37-00-00-04-00/347137934_959512255500101_6522407003607457652_n.jpg" xlink:type="simple" xlink:show="embed" xlink:actuate="onLoad" draw:mime-type="image/jpeg"/>
</draw:frame>
 - 利用主动防御原则，我们诉诸于巴赫穆特(Bakhmut)领导下的某些地区的抵押人。 敌人有更多的资源，但我们正在制定他的计划。 他们与单位和单位的指挥官一起讨论了继续辩护行动的必要决定。 分发了所有可能的事件场景。”</text:p>
      <text:p text:style-name="P4">
<text:span text:style-name="T4">
来源：</text:span>
 <text:a xlink:type="simple" xlink:href="https://www.facebook.com/100064859553417/posts/pfbid02e21KLEUJkSCdxA3abKoB8niJGUZKvULgic6FELWBvSvphdsgRXypTB6oCdc91Btxl/" text:style-name="Internet_20_link" text:visited-style-name="Visited_20_Internet_20_Link">
_30单独的机械团队。 君士坦丁·奥斯特罗兹基王子</text:a>
</text:p>
      <text:p text:style-name="P4">
News Source: <text:a xlink:type="simple" xlink:href="https://armyinform.com.ua/2023/05/22/komanduvach-suhoputnyh-vijsk-nagorodyv-voyiniv-30-ombr-za-yihnij-geroyizm-u-boyah-pid-bahmutom/" text:style-name="Internet_20_link" text:visited-style-name="Visited_20_Internet_20_Link">
https://armyinform.com.ua/2023/05/22/komanduvach-suhoputnyh-vijsk-nagorodyv-voyiniv-30-ombr-za-yihnij-geroyizm-u-boyah-pid-bahmutom/</text:a>
</text:p>
      <!--NEWS-->
      <text:h text:style-name="P10" text:outline-level="1">
<text:span text:style-name="T4">
协调人员的会议：保护儿童武术权的权利</text:span>
</text:h>
      <text:p text:style-name="P4">
作者: ['АРМІЯINFORM']</text:p>
      <text:p text:style-name="P4">
时间: 2023-05-22T38:00:00-04:00</text:p>
      <text:p text:style-name="P4">
描述: 关于CED Doimlay minrintegratige。 杆的坐标总部的Vidbulo Zhidannya ...与乌克兰2022年的战争，与乌克兰的最新新闻战争，今天与乌克兰的新闻战争，今天与乌克兰的《新闻战》，乌克兰和俄罗斯之间的战争，以及乌克兰之间的战争，以及与乌克兰之间的战争他们说，是否会在不久的将来与乌克兰进行战争，他们说，今天与乌克兰的战争，今天的乌克兰新闻，乌克兰的新闻，乌克兰新闻在俄罗斯的乌克兰媒体</text:p>
      <text:p text:style-name="P4">
图片: ['<text:a xlink:type="simple" xlink:href="https://armyinform.com.ua/wp-content/uploads/2023/05/2815903.jpg" text:style-name="Internet_20_link" text:visited-style-name="Visited_20_Internet_20_Link">
2815903.jpg</text:a>
']</text:p>
      <text:p text:style-name="P4">
标签: ['STOPRUSSIA', 'АГРЕСІЯ РФ', 'ВІЙНА', 'ВТОРГНЕННЯ РФ', 'ДІТИ ВІЙНИ', 'МІНРЕІНТЕГРАЦІЇ']</text:p>
      <text:p text:style-name="P4">
类别: News</text:p>
      <!--METADATA-->
      <text:p text:style-name="P4">
<draw:frame draw:style-name="fr1" draw:name="Image252" text:anchor-type="as-char" svg:width="6.9236in" svg:height="4.369813in" draw:z-index="0">
<draw:image xlink:href="../Images/AРМІЯINFORM/2023-05-22T38-00-00-04-00/2815903.jpg" xlink:type="simple" xlink:show="embed" xlink:actuate="onLoad" draw:mime-type="image/jpeg"/>
</draw:frame>
插图照片</text:p>
      <text:p text:style-name="P4">
关于它<text:a xlink:type="simple" xlink:href="https://t.me/minre_ua/3380" text:style-name="Internet_20_link" text:visited-style-name="Visited_20_Internet_20_Link">
报告</text:a>
重返社会部。</text:p>
      <text:p text:style-name="P4">
协调总部的会议就武装法律的权利进行了会议。</text:p>
      <text:p text:style-name="P4">
该活动由Viceremer-Minister Irina Vereshchuk主持。撤离身份的儿童遗嘱的返回被剥夺了乌克兰造成的父母关怀的想法。</text:p>
      <text:p text:style-name="P4">
会议的参与者强调，当他们返回儿童跟随家庭而不是机构时，尤其是当他们不具备繁荣时。 当地政府对儿童返回的所有行动应仅在立法范围内，并由国民服务服务协调。</text:p>
      <text:p text:style-name="P4">
同样在协调员的会议上，讨论了统一信息分析系统“儿童”的引入，以及由儿童照顾的国际慈善组织的活动。</text:p>
      <text:p text:style-name="P4">
News Source: <text:a xlink:type="simple" xlink:href="https://armyinform.com.ua/2023/05/22/zasidannya-koordynaczijnogo-shtabu-zahyst-prav-dytyny-v-umovah-voyennogo-stanu/" text:style-name="Internet_20_link" text:visited-style-name="Visited_20_Internet_20_Link">
https://armyinform.com.ua/2023/05/22/zasidannya-koordynaczijnogo-shtabu-zahyst-prav-dytyny-v-umovah-voyennogo-stanu/</text:a>
</text:p>
      <!--NEWS-->
      <text:h text:style-name="P10" text:outline-level="1">
<text:span text:style-name="T4">
在俄罗斯军队看来，巴赫穆特居民撤离</text:span>
</text:h>
      <text:p text:style-name="P4">
作者: ['АРМІЯINFORM']</text:p>
      <text:p text:style-name="P4">
时间: 2023-05-22T39:00:00-04:00</text:p>
      <text:p text:style-name="P4">
描述: Evakuaciyina grup polizhi“ Biliy Yangol”，乌克兰Visyskove pid Office Vognem ...与乌克兰2022年的战争，与乌克兰与乌克兰的最新消息，今天与乌克兰2022年的战争，今天与乌克兰的战争，今天与乌克兰和俄罗斯之间的战争，乌克兰和乌克兰之间的战争将会他们说，在2022年，是否会在不久的将来与乌克兰进行战争</text:p>
      <text:p text:style-name="P4">
图片: []</text:p>
      <text:p text:style-name="P4">
标签: ['STOPRUSSIA', 'АГРЕСІЯ РФ', 'БІЛИЙ ЯНГОЛ', 'ВІЙНА', 'ВТОРГНЕННЯ РФ']</text:p>
      <text:p text:style-name="P4">
类别: News</text:p>
      <!--METADATA-->
      <text:p text:style-name="P4">
在俄罗斯军队的视线下，包括儿童在内的十个人将白色天使疏散组织和乌克兰军队从巴赫穆特撤离。</text:p>
      <text:p text:style-name="P4">
关于<text:a xlink:type="simple" xlink:href="https://t.me/mvs_ukraine/25493" text:style-name="Internet_20_link" text:visited-style-name="Visited_20_Internet_20_Link">
电报</text:a>
内政部报告。</text:p>
      <text:p text:style-name="P4">
“救援行动在矿山和大火之下的整个道路上都很困难。 目前，居民已被撤离，其中包括14岁的Alina和她的父母是安全的。”消息说。</text:p>
      <text:p text:style-name="P4">
News Source: <text:a xlink:type="simple" xlink:href="https://armyinform.com.ua/2023/05/22/evakuacziya-zhyteliv-bahmuta-pid-pryczilnym-vognem-rosijskyh-vijsk/" text:style-name="Internet_20_link" text:visited-style-name="Visited_20_Internet_20_Link">
https://armyinform.com.ua/2023/05/22/evakuacziya-zhyteliv-bahmuta-pid-pryczilnym-vognem-rosijskyh-vijsk/</text:a>
</text:p>
      <!--NEWS-->
      <text:h text:style-name="P10" text:outline-level="1">
<text:span text:style-name="T4">
俄罗斯殖民者最好将克里米亚留给他的职-Irina Vereshchuk</text:span>
</text:h>
      <text:p text:style-name="P4">
作者: ['АРМІЯINFORM']</text:p>
      <text:p text:style-name="P4">
时间: 2023-05-22T40:00:00-04:00</text:p>
      <text:p text:style-name="P4">
描述: 关于TSE副局长Irina Vereshchuk，Telegram Voidomel：关于...与乌克兰2022年的战争，与乌克兰与乌克兰的最新新闻，今天与乌克兰的新闻，乌克兰2022年上次与乌克兰的新闻战，乌克兰和俄罗斯之间的战争以及战争，战争，战争，战争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5/3c15c9d-krym.jpg" text:style-name="Internet_20_link" text:visited-style-name="Visited_20_Internet_20_Link">
3c15c9d-krym.jpg</text:a>
']</text:p>
      <text:p text:style-name="P4">
标签: ['STOPRUSSIA', 'АГРЕСІЯ РФ', 'ВІЙНА', 'ВТОРГНЕННЯ РФ', 'КРИМ - ЦЕ УКРАЇНА']</text:p>
      <text:p text:style-name="P4">
类别: News</text:p>
      <!--METADATA-->
      <text:p text:style-name="P4">
<draw:frame draw:style-name="fr1" draw:name="Image253" text:anchor-type="as-char" svg:width="6.9236in" svg:height="3.903305in" draw:z-index="0">
<draw:image xlink:href="../Images/AРМІЯINFORM/2023-05-22T40-00-00-04-00/3c15c9d-krym.jpg" xlink:type="simple" xlink:show="embed" xlink:actuate="onLoad" draw:mime-type="image/jpeg"/>
</draw:frame>
说明性照片</text:p>
      <text:p text:style-name="P4">
关于这个Viceremier-Minister Irina Vereshchuk <text:a xlink:type="simple" xlink:href="https://t.me/minre_ua/3382" text:style-name="Internet_20_link" text:visited-style-name="Visited_20_Internet_20_Link">
报告</text:a>
在电报中：</text:p>
      <text:p text:style-name="P4">
Irina Vereshchuk说，这位Viceremier-Minister Irina Vereshchuk。 根据她的说法，在半岛发行后，乌克兰将为许多任务提供动力。 优先事项包括icoaborator的殖民主义者的命运。</text:p>
      <text:p text:style-name="P4">
前者是俄罗斯联邦的公民，他们在克里米亚 - 乌克兰立法中发现自己。</text:p>
      <text:p text:style-name="P4">
“我对殖民主义者的第一个建议：尽可能自愿离开克里米亚。 不要期望您被要求您留下问候方式。” Viceremier总结道。</text:p>
      <text:p text:style-name="P4">
News Source: <text:a xlink:type="simple" xlink:href="https://armyinform.com.ua/2023/05/22/rosijskym-kolonizatoram-krashhe-dobrovilno-zalyshyty-krym-do-jogo-deokupacziyi-iryna-vereshhuk/" text:style-name="Internet_20_link" text:visited-style-name="Visited_20_Internet_20_Link">
https://armyinform.com.ua/2023/05/22/rosijskym-kolonizatoram-krashhe-dobrovilno-zalyshyty-krym-do-jogo-deokupacziyi-iryna-vereshhuk/</text:a>
</text:p>
      <!--NEWS-->
      <text:h text:style-name="P10" text:outline-level="1">
<text:span text:style-name="T4">
士兵正在锻炼手动反坦克手榴弹发射器RPG-7的射击</text:span>
</text:h>
      <text:p text:style-name="P4">
作者: ['АРМІЯINFORM']</text:p>
      <text:p text:style-name="P4">
时间: 2023-05-22T41:00:00-04:00</text:p>
      <text:p text:style-name="P4">
描述: “ Pivnich”的运营司令与他的电报Channalan猎杀……与乌克兰2022年的战争，与乌克兰的最新消息交战，乌克兰2022年的新闻是今天的最后一场，乌克兰和俄罗斯之间以及俄罗斯之间的战争，以及什么时候进行战争，战争，战争，与乌克兰的战争将于2022</text:p>
      <text:p text:style-name="P4">
图片: ['<text:a xlink:type="simple" xlink:href="https://armyinform.com.ua/wp-content/uploads/2023/05/rpg-7.jpg" text:style-name="Internet_20_link" text:visited-style-name="Visited_20_Internet_20_Link">
rpg-7.jpg</text:a>
']</text:p>
      <text:p text:style-name="P4">
标签: ['STOPRUSSIA', 'АГРЕСІЯ РФ', 'ВІЙНА', 'ВІЙСЬКОВІ НАВЧАННЯ', 'ВТОРГНЕННЯ РФ', 'ОК «ПІВНІЧ»', 'РПГ-7']</text:p>
      <text:p text:style-name="P4">
类别: News</text:p>
      <!--METADATA-->
      <text:p text:style-name="P4">
<draw:frame draw:style-name="fr1" draw:name="Image254" text:anchor-type="as-char" svg:width="6.9236in" svg:height="4.615733in" draw:z-index="0">
<draw:image xlink:href="../Images/AРМІЯINFORM/2023-05-22T41-00-00-04-00/rpg-7.jpg" xlink:type="simple" xlink:show="embed" xlink:actuate="onLoad" draw:mime-type="image/jpeg"/>
</draw:frame>
北操作命令在其电报频道<text:a xlink:type="simple" xlink:href="https://t.me/ok_pivnich1/2718" text:style-name="Internet_20_link" text:visited-style-name="Visited_20_Internet_20_Link">
报告</text:a>
，这样的练习有助于服务人员感到手榴弹发射器的重量，以生存第一杆，以适应其能力。</text:p>
      <text:p text:style-name="P4">
重要的是要在心理上准备能够进行战斗，能够使用不同类型的武器并在道德上准备完成情况的战斗机。</text:p>
      <text:p text:style-name="P4">
News Source: <text:a xlink:type="simple" xlink:href="https://armyinform.com.ua/2023/05/22/vijskovosluzhbovczi-vidpraczovuyut-strilby-iz-ruchnogo-protytankovogo-granatometa-rpg-7/" text:style-name="Internet_20_link" text:visited-style-name="Visited_20_Internet_20_Link">
https://armyinform.com.ua/2023/05/22/vijskovosluzhbovczi-vidpraczovuyut-strilby-iz-ruchnogo-protytankovogo-granatometa-rpg-7/</text:a>
</text:p>
      <!--NEWS-->
      <text:h text:style-name="P10" text:outline-level="1">
<text:span text:style-name="T4">
乌克兰的国防军继续摧毁巴赫穆特的俄罗斯占领军。</text:span>
</text:h>
      <text:p text:style-name="P4">
作者: ['АРМІЯINFORM']</text:p>
      <text:p text:style-name="P4">
时间: 2023-05-22T42:00:00-04:00</text:p>
      <text:p text:style-name="P4">
描述: 关于Cordon，乌克兰的Prosordonna服务的君主。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p>
      <text:p text:style-name="P4">
标签: ['STOPRUSSIA', 'АГРЕСІЯ РФ', 'ВІЙНА', 'ВТОРГНЕННЯ РФ', 'ВТРАТИ ВОРОГА', 'ДЕРЖПРИКОРДОНСЛУЖБА']</text:p>
      <text:p text:style-name="P4">
类别: News</text:p>
      <!--METADATA-->
      <text:p text:style-name="P4">
关于它<text:a xlink:type="simple" xlink:href="https://dpsu.gov.ua/ua/news/%20VIDEO%20-U-Bahmuti-prikordonniki-z-minometiv-zirvali-ataku-zagarbnikiv/" text:style-name="Internet_20_link" text:visited-style-name="Visited_20_Internet_20_Link">
报告</text:a>
乌克兰国家边境教学大学。</text:p>
      <text:p text:style-name="P4">
在巴赫穆特(Bakhmut)，来自迫击炮的边防部队破坏了入侵者的袭击。</text:p>
      <text:p text:style-name="P4">
乌克兰国防军，包括国家边防部队服务的军人，继续摧毁巴赫穆特的俄罗斯占领部队。</text:p>
      <text:p text:style-name="P4">
尤其是前几天，迫击炮和空气智能官员在巴赫穆特(Bakhmut)的入侵者沉迷。</text:p>
      <text:p text:style-name="P4">
乌克兰的捍卫者通过对空中的监视确立了侵略者国家人民积累的地位。 敌军计划在该地区进行进攻。</text:p>
      <text:p text:style-name="P4">
等待在一定数量的入侵者废墟中积累的积累，边界的警卫正在听到迫击炮的地形。</text:p>
      <text:p text:style-name="P4">
由于火灾破坏，敌人失去了至少一个袭击团体，大约有7人被摧毁，另外4人受伤。</text:p>
      <text:p text:style-name="P4">
失去了活力后，敌人从未朝这个方向发动进攻。</text:p>
      <text:p text:style-name="P4">
News Source: <text:a xlink:type="simple" xlink:href="https://armyinform.com.ua/2023/05/22/syly-oborony-ukrayiny-prodovzhuyut-nyshhyty-rosijsko-okupaczijni-vijska-u-misti-forteczi-bahmut/" text:style-name="Internet_20_link" text:visited-style-name="Visited_20_Internet_20_Link">
https://armyinform.com.ua/2023/05/22/syly-oborony-ukrayiny-prodovzhuyut-nyshhyty-rosijsko-okupaczijni-vijska-u-misti-forteczi-bahmut/</text:a>
</text:p>
      <!--NEWS-->
      <text:h text:style-name="P10" text:outline-level="1">
<text:span text:style-name="T4">
巴赫穆特的战斗正在进行中。 敌人未能成功地试图恢复伊瓦诺沃以南的失落位置</text:span>
</text:h>
      <text:p text:style-name="P4">
作者: ['АРМІЯINFORM']</text:p>
      <text:p text:style-name="P4">
时间: 2023-05-22T43:00:00-04:00</text:p>
      <text:p text:style-name="P4">
描述: 敌人是利利亚斯基库普基扬斯基的Zoedzhuvati Basic Zuill的沉没...与乌克兰2022年的战争，与乌克兰的最新新闻战争，今天与乌克兰2022年的新闻战争，今天，乌克兰和俄罗斯之间的战争是否会发生战争与乌克兰与乌克兰的战争将是不可行</text:p>
      <text:p text:style-name="P4">
图片: ['<text:a xlink:type="simple" xlink:href="https://armyinform.com.ua/wp-content/uploads/2023/05/gsh-1-1.jpg" text:style-name="Internet_20_link" text:visited-style-name="Visited_20_Internet_20_Link">
gsh-1-1.jpg</text:a>
']</text:p>
      <text:p text:style-name="P4">
标签: ['STOPRUSSIA', 'АГРЕСІЯ РФ', 'ВІЙНА', 'ВТОРГНЕННЯ РФ', 'ГЕНЕРАЛЬНИЙ ШТАБ ЗС УКРАЇНИ', 'РАНКОВЕ ЗВЕДЕННЯ', 'ХРОНІКА ОБОРОНИ', 'ХРОНІКА ОБОРОНИ УКРАЇНИ']</text:p>
      <text:p text:style-name="P4">
类别: News</text:p>
      <!--METADATA-->
      <text:p text:style-name="P4">
<draw:frame draw:style-name="fr1" draw:name="Image255" text:anchor-type="as-char" svg:width="6.9236in" svg:height="6.9236in" draw:z-index="0">
<draw:image xlink:href="../Images/AРМІЯINFORM/2023-05-22T43-00-00-04-00/gsh-1-1.jpg" xlink:type="simple" xlink:show="embed" xlink:actuate="onLoad" draw:mime-type="image/jpeg"/>
</draw:frame>
<text:span text:style-name="T4">
🔥俄罗斯入侵的情况</text:span>
</text:p>
      <text:p text:style-name="P4">
敌人继续专注于对库平，莱曼，巴赫穆特，阿夫迪夫和玛丽斯基的主要努力。 前线这些地区发生了37次战斗碰撞。 Bakhmut和Marinka的勇士。</text:p>
      <text:p text:style-name="P4">
关于这个<text:a xlink:type="simple" xlink:href="https://www.facebook.com/GeneralStaff.ua/posts/pfbid0HgsC6V8vR681X4GbB6xq7EytryP41HpYkwBL2tzdaBtHVyZ5HJzbRVxt2P3xmz83l" text:style-name="Internet_20_link" text:visited-style-name="Visited_20_Internet_20_Link">
被引用</text:a>
早晨，总结了乌克兰武装部队的总人员。</text:p>
      <text:p text:style-name="P4">
在<text:span text:style-name="T4">
 volyn和polissya的方向</text:span>
操作情况没有重大变化。</text:p>
      <text:p text:style-name="P4">
在Siversky和Slobozhansky的指示中**敌人继续将军队保留在与乌克兰边界的边界，在国家边境的某些地区，有敌对的破坏和情报团体。 当天，入侵者向切尔尼希夫地区的Pettymikolaivka的迫击炮和炮兵开火。 Progress，Studenok，Belokopitov，Vovkivka，Volfine，Zozillya和Sumy地区的Mikhailivka以及Uda，Graniv，Zelene，Zelene，Staritsa，Ogirtsa，Ogirtseve，Gatyshche，Gatyshche，Pletenivka，Pletenivka，Pletenivka，Vovchansk，Vovchansk，vovchansk，vovchansk，sisterne anderterne和budarkaarkivshchyna。</text:p>
      <text:p text:style-name="P4">
在<text:span text:style-name="T4">
 kupyansk方向</text:span>
敌人不会停止尝试改善战术。 在白天，在Masyutivka地区失败的进攻行动。</text:p>
      <text:p text:style-name="P4">
敌人在Liman方向**的前一天，敌人进行了Unapryamka Ivano-Darjivka的进攻行动，没有成功。 他击中了空军。</text:p>
      <text:p text:style-name="P4">
在<text:span text:style-name="T4">
 bakhmut方向</text:span>
敌人继续采取进攻行动。 巴赫穆特的战斗正在进行中。 在最后一天，敌人失败了，试图确定伊万诺夫斯克以南的失落位置。 此外，在格里戈里夫卡(Grigorivka)方向上的进攻行动没有成功。 他引起了巴赫穆特和伊万诺夫斯基的空军。 Vasyukivka，Orikhovo-Vasylivka，Markovo，Ivanivske，Stupochka，White Gora，Toretsk和Donetsk地区的纽约地区受到敌人的炮击受伤。在<text:span text:style-name="T4">
 Marinskaya方向</text:span>
防御部队继续反映了Marinka地区的攻击。 在它附近和Novomikhailivka地区，是Voegodaar。 同时，顿涅茨克地区的诺维奥米卡利夫卡副瓦利德(Valid)遭受了敌对的炮击。</text:p>
      <text:p text:style-name="P4">
在<text:span text:style-name="T4">
采矿方向</text:span>
没有采取进攻行动的对手。 同时，他使用航空在水，沃德里安，祝福，士兵和大诺瓦西卡附近进行打击。 水塔夫加尔达是通过定居点的炮击制成的。</text:p>
      <text:p text:style-name="P4">
在<text:span text:style-name="T4">
 Zaporizhzhya和Kherson的指示中</text:span>
敌人正在捍卫。 破坏定居点的基础架构，这是无与伦比的。 在最后一天，他击中了牧师的航空中风，Stepovo Zaporizhhya地区，Stanislav和Kizomis Nakherson地区，并在Uremivka，Burlatske，Novosilka，Novosilka，Novosilka，Zelena，Zelena，Zelena donetsk地区的Novopoil five的定居点开火； Olgivske，Gulyaipole，Railway，Gulyaypil，Belogorye，Little Tokmachka，Mali Shcherbaki和Kamianske Zaporizhzhya Oblast和Kherson和Kherson，Mikhailivka，Cossack，Cossack，Cossack，Burguna，Burguna，Tyaginka，Tyaginka，tyaginka，tyaginka，in ikizomis in Kherserson地区。</text:p>
      <text:p text:style-name="P4">
News Source: <text:a xlink:type="simple" xlink:href="https://armyinform.com.ua/2023/05/22/boyi-za-misto-bahmut-tryvayut-protyvnyk-bezuspishno-namagavsya-vidnovyty-vtracheni-pozycziyi-pivdennishe-naselenogo-punktu-ivanivske/" text:style-name="Internet_20_link" text:visited-style-name="Visited_20_Internet_20_Link">
https://armyinform.com.ua/2023/05/22/boyi-za-misto-bahmut-tryvayut-protyvnyk-bezuspishno-namagavsya-vidnovyty-vtracheni-pozycziyi-pivdennishe-naselenogo-punktu-ivanivske/</text:a>
</text:p>
      <!--NEWS-->
      <text:h text:style-name="P10" text:outline-level="1">
<text:span text:style-name="T4">
在卢森堡北约议会议会的一次会议上，他们谈到了乌克兰的支持，以加入北约</text:span>
</text:h>
      <text:p text:style-name="P4">
作者: ['АРМІЯINFORM']</text:p>
      <text:p text:style-name="P4">
时间: 2023-05-22T44:00:00-04:00</text:p>
      <text:p text:style-name="P4">
描述: 关于乌克兰的奥尔坎德尔（Oleksandr）的pershester座谈会戈洛维（Golovy）至高无上...与乌克兰2022年的战争，与乌克兰的战争是今天的最新消息，与乌克兰2022年的新闻战是今天的最后一场，乌克兰之间会发生战争和俄罗斯，当与乌克兰的战争将在2022年，他们会在不久的将来与乌克兰发生战争，他们说，与乌克兰的战争，今天的乌克兰新闻，乌克兰的新闻，乌克兰媒体在俄罗斯的乌克兰新闻</text:p>
      <text:p text:style-name="P4">
图片: ['<text:a xlink:type="simple" xlink:href="https://armyinform.com.ua/wp-content/uploads/2023/05/347244184_149026798150335_1055448340152785006_n.jpg" text:style-name="Internet_20_link" text:visited-style-name="Visited_20_Internet_20_Link">
347244184_149026798150335_1055448340152785006_n.jpg</text:a>
']</text:p>
      <text:p text:style-name="P4">
标签: ['STOPRUSSIA', 'ВЕРХОВНА РАДА УКРАЇНИ', 'ВСТУП ДО НАТО', 'ВТОРГНЕННЯ РФ', 'ЛЮКСЕМБУРГ', 'ПАРЛАМЕНТСЬКА АСАМБЛЕЯ НАТО']</text:p>
      <text:p text:style-name="P4">
类别: News</text:p>
      <!--METADATA-->
      <text:p text:style-name="P4">
<draw:frame draw:style-name="fr1" draw:name="Image256" text:anchor-type="as-char" svg:width="6.9236in" svg:height="5.1927in" draw:z-index="0">
<draw:image xlink:href="../Images/AРМІЯINFORM/2023-05-22T44-00-00-04-00/347244184_149026798150335_1055448340152785006_n.jpg" xlink:type="simple" xlink:show="embed" xlink:actuate="onLoad" draw:mime-type="image/jpeg"/>
</draw:frame>
关于这是乌克兰Oleksandr Kornienko的Verkhovna Rada的第一任副主席[(https://www.facebook.com/verkhovna.rada.ukraine/posts/pfbid0tegLaPR6YUV2irzZTdh4HjU2p4V8pEYTFfyQpfcEAyuoCzPU9GJt7jqxWtt8tdmvl)在Facebook官方议会页面上的出版物中。</text:p>
      <text:p text:style-name="P4">
他们感谢英国的一种新武器，使我们的胜利更接近我们的战士。 这对乌克兰是非常重要和真正的帮助。</text:p>
      <text:p text:style-name="P4">
他们讨论了乌克兰与西班牙代表的必要支持，特别是对我们加入北约的询问。</text:p>
      <text:p text:style-name="P4">
他们告知欧洲议员，有关收到候选人身份和协会协议后做出的七项承诺的执行。 此外，他们讨论了让·莫奈(Jean Monet)对话的结果，并进一步加强了乌克兰的Verkhovna Rada与欧洲议会之间的情报。</text:p>
      <text:p text:style-name="P4">
卢森堡代表团谈到了建立公平可口外交的经验。 除了我们朝着欧洲和欧洲 - 大西洋融合方向发展的进一步步骤的愿景 - 乌克兰今年加入欧盟的谈判阶段的开幕阶段，以及我们国家要求在北大西洋条约组织中的成员资格。</text:p>
      <text:p text:style-name="P4">
在与芬兰代表团对话的框架内，他们强调了我们对维尔尼乌斯峰会接缝的期望 - 这是该运动的明确算法，达拉豪乌克兰的邀请和安全保证。</text:p>
      <text:p text:style-name="P4">
我们非常感谢国际合作伙伴的支持和所有愿望的大力帮助。 我们期待他们的延续。</text:p>
      <text:p text:style-name="P4">
News Source: <text:a xlink:type="simple" xlink:href="https://armyinform.com.ua/2023/05/22/na-sesiyi-parlamentskoyi-asambleyi-nato-v-lyuksemburzi-govoryly-pro-pidtrymku-ukrayiny-v-yiyi-pragnenni-vstupyty-do-nato/" text:style-name="Internet_20_link" text:visited-style-name="Visited_20_Internet_20_Link">
https://armyinform.com.ua/2023/05/22/na-sesiyi-parlamentskoyi-asambleyi-nato-v-lyuksemburzi-govoryly-pro-pidtrymku-ukrayiny-v-yiyi-pragnenni-vstupyty-do-nato/</text:a>
</text:p>
      <!--NEWS-->
      <text:h text:style-name="P10" text:outline-level="1">
<text:span text:style-name="T4">
根据河口的说法，敌人击败了S-300 SCRS导弹</text:span>
</text:h>
      <text:p text:style-name="P4">
作者: ['АРМІЯINFORM']</text:p>
      <text:p text:style-name="P4">
时间: 2023-05-22T45:00:00-04:00</text:p>
      <text:p text:style-name="P4">
描述: 借出了敌人，这是52 Aviece的第六枚导弹的反对者，击中了……与乌克兰2022年的战争，与乌克兰的战争是今天的最新消息，是与乌克兰的新闻战争，2022年的新闻战乌克兰与俄罗斯之间的战争，以及2022年与乌克兰的战争，这将是与否，他们说在不久的将来会与乌克兰发生战争，他们说，与乌克兰的战争，今天的乌克兰新闻，乌克兰的新闻，乌克兰媒体的新闻在俄罗斯</text:p>
      <text:p text:style-name="P4">
图片: ['<text:a xlink:type="simple" xlink:href="https://armyinform.com.ua/wp-content/uploads/2023/05/gsh-2-zrk-s-300.jpg" text:style-name="Internet_20_link" text:visited-style-name="Visited_20_Internet_20_Link">
gsh-2-zrk-s-300.jpg</text:a>
']</text:p>
      <text:p text:style-name="P4">
标签: ['STOPRUSSIA', 'АГРЕСІЯ РФ', 'ВІЙНА', 'ВТОРГНЕННЯ РФ', 'РАКЕТНИЙ ОБСТРІЛ', 'С-300']</text:p>
      <text:p text:style-name="P4">
类别: News</text:p>
      <!--METADATA-->
      <text:p text:style-name="P4">
<draw:frame draw:style-name="fr1" draw:name="Image257" text:anchor-type="as-char" svg:width="6.9236in" svg:height="4.402256in" draw:z-index="0">
<draw:image xlink:href="../Images/AРМІЯINFORM/2023-05-22T45-00-00-04-00/gsh-2-zrk-s-300.jpg" xlink:type="simple" xlink:show="embed" xlink:actuate="onLoad" draw:mime-type="image/jpeg"/>
</draw:frame>
<text:span text:style-name="T4">
🔥俄罗斯入侵的情况</text:span>
</text:p>
      <text:p text:style-name="P4">
在过去的一天中，敌人击中了6枚火箭弹和52架飞机罢工，并进行了65架火箭发射器的炮击。 私人住宅和其他平民基础设施被破坏。</text:p>
      <text:p text:style-name="P4">
关于您早上的摘要<text:a xlink:type="simple" xlink:href="https://www.facebook.com/GeneralStaff.ua/posts/pfbid0HgsC6V8vR681X4GbB6xq7EytryP41HpYkwBL2tzdaBtHVyZ5HJzbRVxt2P3xmz83l" text:style-name="Internet_20_link" text:visited-style-name="Visited_20_Internet_20_Link">
报告</text:a>
乌克兰武装部队的总参谋部。</text:p>
      <text:p text:style-name="P4">
为了打击乌克兰城市Lyman，Slavyansk和Konstantinovka，敌人使用了S-300 SPR，这不是高精度武器。 这再次强调了俄罗斯联邦对恐怖的恐惧。</text:p>
      <text:p text:style-name="P4">
乌克兰在整个乌克兰的火箭和航空罢工的可能性很高。</text:p>
      <text:p text:style-name="P4">
武装部队的总参谋部还告知，俄罗斯的入侵者对这一完成的火箭和航空罢工进行了巨大的袭击。 澄清后将发布有关它的信息。</text:p>
      <text:p text:style-name="P4">
News Source: <text:a xlink:type="simple" xlink:href="https://armyinform.com.ua/2023/05/22/po-lymanu-slovyansku-ta-kostyantynivczi-protyvnyk-byv-raketamy-zrk-s-300/" text:style-name="Internet_20_link" text:visited-style-name="Visited_20_Internet_20_Link">
https://armyinform.com.ua/2023/05/22/po-lymanu-slovyansku-ta-kostyantynivczi-protyvnyk-byv-raketamy-zrk-s-300/</text:a>
</text:p>
      <!--NEWS-->
      <text:h text:style-name="P10" text:outline-level="1">
<text:span text:style-name="T4">
国防军在人员和敌方设备的集中领域中击中了19杆</text:span>
</text:h>
      <text:p text:style-name="P4">
作者: ['АРМІЯINFORM']</text:p>
      <text:p text:style-name="P4">
时间: 2023-05-22T46:00:00-04:00</text:p>
      <text:p text:style-name="P4">
描述: Avisaats的Yya国防部队过去的DOB在Zserdzhennya的地区进行了14次罢工...尤其是与乌克兰2022年的战争，与乌克兰的最新新闻，今天与乌克兰2022年的新闻战争，今天，乌克兰和俄罗斯之间的战争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gsh-3.png" text:style-name="Internet_20_link" text:visited-style-name="Visited_20_Internet_20_Link">
gsh-3.png</text:a>
']</text:p>
      <text:p text:style-name="P4">
标签: ['STOPRUSSIA', 'АВІАЦІЯ ЗСУ', 'АГРЕСІЯ РФ', 'ВІЙНА', 'ВТОРГНЕННЯ РФ', 'ГЕНЕРАЛЬНИЙ ШТАБ ЗС УКРАЇНИ', 'РАКЕТНІ ВІЙСЬКА', 'РАНКОВЕ ЗВЕДЕННЯ', 'СИЛИ ОБОРОНИ', 'УКРАЇНСЬКА АРТИЛЕРІЯ', 'ХРОНІКА ОБОРОНИ']</text:p>
      <text:p text:style-name="P4">
类别: News</text:p>
      <!--METADATA-->
      <text:p text:style-name="P4">
<draw:frame draw:style-name="fr1" draw:name="Image258" text:anchor-type="as-char" svg:width="6.9236in" svg:height="3.606042in" draw:z-index="0">
<draw:image xlink:href="../Images/AРМІЯINFORM/2023-05-22T46-00-00-04-00/gsh-3.png" xlink:type="simple" xlink:show="embed" xlink:actuate="onLoad" draw:mime-type="image/png"/>
</draw:frame>
<text:span text:style-name="T4">
🔥俄罗斯入侵的情况</text:span>
</text:p>
      <text:p text:style-name="P4">
在过去的一天中，国防军的航空在敌人的个人工作人员和军事装备以及其防空导弹综合体中的集中率达到了14次。</text:p>
      <text:p text:style-name="P4">
关于这个<text:a xlink:type="simple" xlink:href="https://www.facebook.com/GeneralStaff.ua/posts/pfbid0HgsC6V8vR681X4GbB6xq7EytryP41HpYkwBL2tzdaBtHVyZ5HJzbRVxt2P3xmz83l" text:style-name="Internet_20_link" text:visited-style-name="Visited_20_Internet_20_Link">
被引用</text:a>
早晨，总结了乌克兰武装部队的总人员。</text:p>
      <text:p text:style-name="P4">
3敌人侦察无人机的不同类型的无人机被摧毁，还有5个冲击。</text:p>
      <text:p text:style-name="P4">
火箭部队和炮兵部门袭击了个人工作人员的5个地区，2个弹药仓库，3个炮兵部队，2点管理，一场无线电战斗，一场防空导弹综合体以及敌人的另一个重要目标。</text:p>
      <text:p text:style-name="P4">
News Source: <text:a xlink:type="simple" xlink:href="https://armyinform.com.ua/2023/05/22/syly-oborony-zavdaly-19-udariv-po-rajonah-zoseredzhennya-osobovogo-skladu-ta-tehniky-protyvnyka/" text:style-name="Internet_20_link" text:visited-style-name="Visited_20_Internet_20_Link">
https://armyinform.com.ua/2023/05/22/syly-oborony-zavdaly-19-udariv-po-rajonah-zoseredzhennya-osobovogo-skladu-ta-tehniky-protyvnyka/</text:a>
</text:p>
      <!--NEWS-->
      <text:h text:style-name="P10" text:outline-level="1">
<text:span text:style-name="T4">
囚犯的补充决定不做一个月，而是只有10天</text:span>
</text:h>
      <text:p text:style-name="P4">
作者: ['АРМІЯINFORM']</text:p>
      <text:p text:style-name="P4">
时间: 2023-05-22T47:00:00-04:00</text:p>
      <text:p text:style-name="P4">
描述: 同样重要的是，苏菲（Suphi）的剧烈力量，罗西斯科夫（Rosiskov）的剧烈力量是斯科洛蒂蒂（Skorotiti）……与乌克兰2022年的战争，与乌克兰今天与乌克兰的最新新闻，乌克兰2022年的新闻战争，乌克兰和俄罗斯的最后一场战争，乌克兰和俄罗斯的最后一场战争，当与乌克兰的战争将是不久的</text:p>
      <text:p text:style-name="P4">
图片: ['<text:a xlink:type="simple" xlink:href="https://armyinform.com.ua/wp-content/uploads/2023/05/gsh-3.jpg" text:style-name="Internet_20_link" text:visited-style-name="Visited_20_Internet_20_Link">
gsh-3.jpg</text:a>
']</text:p>
      <text:p text:style-name="P4">
标签: ['STOPRUSSIA', 'АГРЕСІЯ РФ', 'ВІЙНА', 'ВТОРГНЕННЯ РФ', 'ГЕНЕРАЛЬНИЙ ШТАБ ЗС УКРАЇНИ', 'ЗАСУДЖЕНІ']</text:p>
      <text:p text:style-name="P4">
类别: News</text:p>
      <!--METADATA-->
      <text:p text:style-name="P4">
<draw:frame draw:style-name="fr1" draw:name="Image259" text:anchor-type="as-char" svg:width="6.9236in" svg:height="3.894525in" draw:z-index="0">
<draw:image xlink:href="../Images/AРМІЯINFORM/2023-05-22T47-00-00-04-00/gsh-3.jpg" xlink:type="simple" xlink:show="embed" xlink:actuate="onLoad" draw:mime-type="image/jpeg"/>
</draw:frame>
照片：盖蒂图像</text:p>
      <text:p text:style-name="P4">
在重大损失活力的背景下，俄罗斯军事领导层决定在囚犯准备工作的任期内喷涂长达10天，后者的大本营被部署在卢汉斯克地区的Starobilsky地区。</text:p>
      <text:p text:style-name="P4">
关于它<text:a xlink:type="simple" xlink:href="https://www.facebook.com/GeneralStaff.ua/posts/pfbid0HgsC6V8vR681X4GbB6xq7EytryP41HpYkwBL2tzdaBtHVyZ5HJzbRVxt2P3xmz83l" text:style-name="Internet_20_link" text:visited-style-name="Visited_20_Internet_20_Link">
报告</text:a>
乌克兰武装部队的总人员在早上的官方Facebook页面上。</text:p>
      <text:p text:style-name="P4">
早些时候，大约有1000人被带到俄罗斯领土的上述营地。 然后计划进行两周的准备工作。</text:p>
      <text:p text:style-name="P4">
News Source: <text:a xlink:type="simple" xlink:href="https://armyinform.com.ua/2023/05/22/popovnennya-iz-chysla-zasudzhenyh-rosiyany-vyrishyly-gotuvaty-ne-misyacz-a-lyshe-10-dniv/" text:style-name="Internet_20_link" text:visited-style-name="Visited_20_Internet_20_Link">
https://armyinform.com.ua/2023/05/22/popovnennya-iz-chysla-zasudzhenyh-rosiyany-vyrishyly-gotuvaty-ne-misyacz-a-lyshe-10-dniv/</text:a>
</text:p>
      <!--NEWS-->
      <text:h text:style-name="P10" text:outline-level="1">
<text:span text:style-name="T4">
乌克兰捍卫者消除了700多名入侵者，降落了飞机并摧毁了20个手工系统</text:span>
</text:h>
      <text:p text:style-name="P4">
作者: ['АРМІЯINFORM']</text:p>
      <text:p text:style-name="P4">
时间: 2023-05-22T48:00:00-04:00</text:p>
      <text:p text:style-name="P4">
描述: Zagalni Boyov，将敌人于02/24/22到05.22.23 Orintovo成为：...与乌克兰2022年战争，与乌克兰的战争，今天与乌克兰的最新新闻，今天与乌克兰的新闻战争，今天与乌克兰2022年，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5/4007055c-8399-4fbc-ad6a-10feade3bb30-scaled.jpg" text:style-name="Internet_20_link" text:visited-style-name="Visited_20_Internet_20_Link">
4007055c-8399-4fbc-ad6a-10feade3bb30-scaled.jpg</text:a>
']</text:p>
      <text:p text:style-name="P4">
标签: ['STOPRUSSIA', 'АГРЕСІЯ РФ', 'ВТОРГНЕННЯ РФ', 'ВТРАТИ ВОРОГА', 'ГШ ЗСУ']</text:p>
      <text:p text:style-name="P4">
类别: News</text:p>
      <!--METADATA-->
      <text:p text:style-name="P4">
<draw:frame draw:style-name="fr1" draw:name="Image260" text:anchor-type="as-char" svg:width="6.9236in" svg:height="6.975527in" draw:z-index="0">
<draw:image xlink:href="../Images/AРМІЯINFORM/2023-05-22T48-00-00-04-00/4007055c-8399-4fbc-ad6a-10feade3bb30-scaled.jpg" xlink:type="simple" xlink:show="embed" xlink:actuate="onLoad" draw:mime-type="image/jpeg"/>
</draw:frame>
从24.02.22到22.05.23的敌人的总损失将是定向的：</text:p>
      <text:p text:style-name="P4">
<text:span text:style-name="T4">
<text:span text:style-name="T5">
人员 -  </text:span>
* 203880(+720)淘汰的人</text:span>
<text:span text:style-name="T5">
坦克 -  </text:span>
<text:span text:style-name="T5">
 3785(+2)</text:span>
<text:span text:style-name="T4">
战斗装甲车 -  </text:span>
 7407(+9)<text:span text:style-name="T4">
<text:span text:style-name="T5">
炮兵系统 -  </text:span>
<text:span text:style-name="T5">
 3278(+20)</text:span>
 </text:span>
 rszv- <text:span text:style-name="T4">
 565(+1)</text:span>
<text:span text:style-name="T5">
防空 -  </text:span>
<text:span text:style-name="T5">
 327(0)</text:span>
<text:span text:style-name="T4">
飞机 -  </text:span>
 309(+1)<text:span text:style-name="T4">
<text:span text:style-name="T5">
直升机 -  </text:span>
* 294(0)</text:span>
<text:span text:style-name="T5">
无人机手术战术水平 -  </text:span>
<text:span text:style-name="T5">
 2830(+8)</text:span>
<text:span text:style-name="T4">
有翼导弹 -  </text:span>
 1011(0)<text:span text:style-name="T4">
<text:span text:style-name="T5">
船 /船 -  </text:span>
* 18(0)</text:span>
<text:span text:style-name="T5">
汽车设备和坦克 -  </text:span>
<text:span text:style-name="T5">
 6129(+14)</text:span>
<text:span text:style-name="T4">
特殊设备 -  </text:span>
 427(+2)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2.05.23。</text:p>
      <text:p text:style-name="P4">
News Source: <text:a xlink:type="simple" xlink:href="https://armyinform.com.ua/2023/05/22/ukrayinski-zahysnyky-likviduvaly-ponad-700-okupantiv-pryzemlyly-litak-i-znyshhyly-20-artsystem/" text:style-name="Internet_20_link" text:visited-style-name="Visited_20_Internet_20_Link">
https://armyinform.com.ua/2023/05/22/ukrayinski-zahysnyky-likviduvaly-ponad-700-okupantiv-pryzemlyly-litak-i-znyshhyly-20-artsystem/</text:a>
</text:p>
      <!--NEWS-->
      <text:h text:style-name="P10" text:outline-level="1">
<text:span text:style-name="T4">
空中国防军摧毁了四翼火箭和敌人在晚上指示的所有20个无人机</text:span>
</text:h>
      <text:p text:style-name="P4">
作者: ['АРМІЯINFORM']</text:p>
      <text:p text:style-name="P4">
时间: 2023-05-22T49:00:00-04:00</text:p>
      <text:p text:style-name="P4">
描述: 俄罗斯联邦对Dniproprokenskiki Rhissid的良好袭击的PID小时IS和20种动力的Drony类型...与乌克兰2022年的战争，与乌克兰的最新新闻，今天与乌克兰的新闻，今天与乌克兰2022年的新闻，今天，乌克兰之间的战争将会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5/ac10b75f77b68d55169cd416d9754442.jpg" text:style-name="Internet_20_link" text:visited-style-name="Visited_20_Internet_20_Link">
ac10b75f77b68d55169cd416d9754442.jpg</text:a>
']</text:p>
      <text:p text:style-name="P4">
标签: ['АГРЕСІЯ РФ', 'ВІЙНА', 'ПОВІТРЯНІ СИЛИ ЗБРОЙНИХ СИЛ УКРАЇНИ', 'ХРОНІКА ОБОРОНИ']</text:p>
      <text:p text:style-name="P4">
类别: News</text:p>
      <!--METADATA-->
      <text:p text:style-name="P4">
<draw:frame draw:style-name="fr1" draw:name="Image261" text:anchor-type="as-char" svg:width="6.9236in" svg:height="5.1927in" draw:z-index="0">
<draw:image xlink:href="../Images/AРМІЯINFORM/2023-05-22T49-00-00-04-00/ac10b75f77b68d55169cd416d9754442.jpg" xlink:type="simple" xlink:show="embed" xlink:actuate="onLoad" draw:mime-type="image/jpeg"/>
</draw:frame>
在俄罗斯联邦对DNIEPER的夜间袭击中，乌克兰的防守者摧毁了20个Shahd Shockroots和4枚有翼的X-101/X-555导弹。</text:p>
      <text:p text:style-name="P4">
关于它<text:a xlink:type="simple" xlink:href="https://t.me/kpszsu/2529" text:style-name="Internet_20_link" text:visited-style-name="Visited_20_Internet_20_Link">
报告</text:a>
武装部队司令部。</text:p>
      <text:p text:style-name="P4">
“ 5月22日，入侵者袭击了乌克兰东部哨所-Dnipro的军事和基础设施对象。 这次袭击是由16个火箭发射器和20次冲击无人机SHAHD-136/131进行的。”</text:p>
      <text:p text:style-name="P4">
<text:span text:style-name="T4">
敌人一般释放：</text:span>
</text:p>
      <text:p text:style-name="P4">
<text:span text:style-name="T4">
<text:span text:style-name="T5">
 4 </text:span>
*来自里海海的TU-95MC战略轰炸机的有翼空气基导弹X-101/X-555； </text:span>
<text:span text:style-name="T5">
 5 </text:span>
<text:span text:style-name="T5">
来自不同方向的远程Tu-22m3轰炸机的有翼的X-22火箭 - 阿索夫海和库尔斯克地区； </text:span>
<text:span text:style-name="T4">
 2 </text:span>
来自临时占领克里米亚的Iskander-M弹道导弹； <text:span text:style-name="T4">
<text:span text:style-name="T5">
 5 </text:span>
* C-300 Zaporizhhya地区临时占领领土的防空导弹； </text:span>
<text:span text:style-name="T5">
 20 </text:span>
*伊朗冲击无人机从南方和北方的方向萨赫德136/131。</text:p>
      <text:p text:style-name="P4">
空军补充说，在5月21日的一天结束时，在霍森地区乌克兰地区的领土上，捍卫者摧毁了一名俄罗斯战斗机<text:span text:style-name="T4">
 su-35 </text:span>
。俄罗斯飞机的情况得到了完善。</text:p>
      <text:p text:style-name="P4">
News Source: <text:a xlink:type="simple" xlink:href="https://armyinform.com.ua/2023/05/22/syly-ppo-znyshhyly-chotyry-krylatyh-rakety-ta-usi-20-bpla-yaki-vorog-vnochi-spryamuvav-na-dnipro/" text:style-name="Internet_20_link" text:visited-style-name="Visited_20_Internet_20_Link">
https://armyinform.com.ua/2023/05/22/syly-ppo-znyshhyly-chotyry-krylatyh-rakety-ta-usi-20-bpla-yaki-vorog-vnochi-spryamuvav-na-dnipro/</text:a>
</text:p>
      <!--NEWS-->
      <text:h text:style-name="P10" text:outline-level="1">
<text:span text:style-name="T4">
欧盟任务已经准备了近3500名乌克兰军队</text:span>
</text:h>
      <text:p text:style-name="P4">
作者: ['АРМІЯINFORM']</text:p>
      <text:p text:style-name="P4">
时间: 2023-05-22T50:00:00-04:00</text:p>
      <text:p text:style-name="P4">
描述: Mixiy是乌克兰人的Nadannya Viskovo Dopomi的联盟...与乌克兰2022年的战争，与乌克兰与乌克兰的最新新闻战争，《与乌克兰的新闻战》，乌克兰2022年，今天将在乌克兰和俄罗斯之间以及俄罗斯之间以及俄罗斯之间的战争，当他们说，乌克兰在2022年将是与乌克兰的战争</text:p>
      <text:p text:style-name="P4">
图片: ['<text:a xlink:type="simple" xlink:href="https://armyinform.com.ua/wp-content/uploads/2023/05/348571233_204785675264677_5369849050056871517_n.jpg" text:style-name="Internet_20_link" text:visited-style-name="Visited_20_Internet_20_Link">
348571233_204785675264677_5369849050056871517_n.jpg</text:a>
', '<text:a xlink:type="simple" xlink:href="https://armyinform.com.ua/wp-content/uploads/2023/05/348569272_6145851378825352_1975598736135507770_n-150x150.jpg" text:style-name="Internet_20_link" text:visited-style-name="Visited_20_Internet_20_Link">
348569272_6145851378825352_1975598736135507770_n-150x150.jpg</text:a>
', '<text:a xlink:type="simple" xlink:href="https://armyinform.com.ua/wp-content/uploads/2023/05/348281351_972350837546070_4288364650635750425_n-150x150.jpg" text:style-name="Internet_20_link" text:visited-style-name="Visited_20_Internet_20_Link">
348281351_972350837546070_4288364650635750425_n-150x150.jpg</text:a>
']</text:p>
      <text:p text:style-name="P4">
标签: ['ДОПОМОГА ПАРТНЕРІВ', 'МІСІЯ ЄС З НАДАННЯ ВІЙСЬКОВОЇ ДОПОМОГИ', 'НАВЧАННЯ ЗА КОРДОНОМ', 'НІМЕЧЧИНА', 'СВІТ ПІДТРИМУЄ УКРАЇНУ']</text:p>
      <text:p text:style-name="P4">
类别: News</text:p>
      <!--METADATA-->
      <text:p text:style-name="P4">
<draw:frame draw:style-name="fr1" draw:name="Image262" text:anchor-type="as-char" svg:width="6.9236in" svg:height="4.615733in" draw:z-index="0">
<draw:image xlink:href="../Images/AРМІЯINFORM/2023-05-22T50-00-00-04-00/348571233_204785675264677_5369849050056871517_n.jpg" xlink:type="simple" xlink:show="embed" xlink:actuate="onLoad" draw:mime-type="image/jpeg"/>
</draw:frame>
欧盟向乌克兰提供军事援助的使命教授德国和波兰的乌克兰军事。 仅在德国，就有十个国家正在为士兵准备与俄罗斯作战，并计划到今年年底计划多达10,000名乌克兰捍卫者。</text:p>
      <text:p text:style-name="P4">
关于它<text:a xlink:type="simple" xlink:href="https://www.bundeswehr.de/de/aktuelles/meldungen/nachgefragt-gespraeche-zum-ukrainekrieg" text:style-name="Internet_20_link" text:visited-style-name="Visited_20_Internet_20_Link">
报告</text:a>
德国联邦共和国武装部队的新闻服务。</text:p>
      <text:p text:style-name="P4">
欧盟对乌克兰军事援助的特殊培训特殊培训的参谋长盖科·迪尔(Gaiko Dil)上校与代表欧盟对乌克兰军事援助的乌克兰军事席位一致。</text:p>
      <ul>
        <li>
          <ul>
            <li>
说：“我们与合作伙伴提供了非常广泛的学习。” 该培训与新兵的基础培训不同，以供西方武器和部队训练进行特殊培训，在此期间，有500多名士兵为战斗做准备。</li>
          </ul>
        </li>
      </ul>
      <text:p text:style-name="P4">
此外，培训师，指挥官和医务人员还将学习。 “今天我们已经准备了近3500名乌克兰军队，”迪尔丘陵科说。</text:p>
      <text:p text:style-name="P4">
<text:a xlink:type="simple" xlink:href="https://armyinform.com.ua/wp-content/uploads/2023/05/348569272_6145851378825352_1975598736135507770_n.jpg" text:style-name="Internet_20_link" text:visited-style-name="Visited_20_Internet_20_Link">
!(Images/AРМІЯINFORM/2023-05-22T50-00-00-04-00/348569272_6145851378825352_1975598736135507770_n-150x150.jpg)</text:a>
</text:p>
      <text:p text:style-name="P4">
<text:a xlink:type="simple" xlink:href="https://armyinform.com.ua/wp-content/uploads/2023/05/348281351_972350837546070_4288364650635750425_n.jpg" text:style-name="Internet_20_link" text:visited-style-name="Visited_20_Internet_20_Link">
<draw:frame draw:style-name="fr1" draw:name="Image263" text:anchor-type="as-char" svg:width="6.9236in" svg:height="6.9236in" draw:z-index="0">
<draw:image xlink:href="../Images/AРМІЯINFORM/2023-05-22T50-00-00-04-00/348281351_972350837546070_4288364650635750425_n-150x150.jpg" xlink:type="simple" xlink:show="embed" xlink:actuate="onLoad" draw:mime-type="image/jpeg"/>
</draw:frame>
</text:a>
德国及其合作伙伴有足够的机会在今年年底之前在德国土地上准备近10,000名乌克兰军队。 该研究持续四到六周，在特殊情况下，最多可以三个月。</text:p>
      <text:p text:style-name="P4">
欧盟特派团特殊准备司令官为乌克兰的军事援助指挥官说：“我们正在尝试提供最好的学习，以便乌克兰人能够完成任务。”</text:p>
      <text:p text:style-name="P4">
目前，训练的重点是为豹子1 A5的主要战斗坦克的坦克机组人员准备 - 与武装的Siladania合作，并准备为步兵准备以在营中采取行动。主要的战车豹1 A5是该模型的先驱，该模型由Bunda使用。</text:p>
      <text:p text:style-name="P4">
他说：“这项学习的特殊性是这些豹子1 A5是笔直的。”  - 向我们提供培训。 我们训练他们原始坦克的船员，然后他们将其带到乌克兰。”</text:p>
      <text:p text:style-name="P4">
丹麦的武装部队接管了对德国司机的指挥官，枪手和武装部队的培训。</text:p>
      <text:p text:style-name="P4">
News Source: <text:a xlink:type="simple" xlink:href="https://armyinform.com.ua/2023/05/22/misiya-yes-pidgotuvala-majzhe-3500-ukrayinskyh-vijskovyh/" text:style-name="Internet_20_link" text:visited-style-name="Visited_20_Internet_20_Link">
https://armyinform.com.ua/2023/05/22/misiya-yes-pidgotuvala-majzhe-3500-ukrayinskyh-vijskovyh/</text:a>
</text:p>
      <!--NEWS-->
      <text:h text:style-name="P10" text:outline-level="1">
<text:span text:style-name="T4">
白天，救援人员去消除了敌人炮击近100次的后果</text:span>
</text:h>
      <text:p text:style-name="P4">
作者: ['АРМІЯINFORM']</text:p>
      <text:p text:style-name="P4">
时间: 2023-05-22T51:00:00-04:00</text:p>
      <text:p text:style-name="P4">
描述: 最后一次，21次受伤，举行了乌克兰Zvazvichahi的服务...与乌克兰2022年的战争，与乌克兰的战争是今天的最新消息，与乌克兰2022年的新闻战是今天的最后一场新闻。乌克兰与俄罗斯之间的战争，以及2022年与乌克兰的战争，这将是与否，他们会在不久的将来与乌克兰发生战争，他们说，与乌克兰的战争，今天的乌克兰新闻，乌克兰的新闻，乌克兰媒体上的乌克兰媒体新闻俄语</text:p>
      <text:p text:style-name="P4">
图片: ['<text:a xlink:type="simple" xlink:href="https://armyinform.com.ua/wp-content/uploads/2023/03/ac9232d099cb3d54f7d73ef2deca81a2_l.jpg" text:style-name="Internet_20_link" text:visited-style-name="Visited_20_Internet_20_Link">
ac9232d099cb3d54f7d73ef2deca81a2_l.jpg</text:a>
']</text:p>
      <text:p text:style-name="P4">
标签: ['STOPRUSSIA', 'АГРЕСІЯ РФ', 'ВІЙНА', 'ВТОРГНЕННЯ РФ', 'ДСНС УКРАЇНИ', 'НАСЛІДКИ ВОРОЖИХ ОБСТРІЛІВ']</text:p>
      <text:p text:style-name="P4">
类别: News</text:p>
      <!--METADATA-->
      <text:p text:style-name="P4">
<draw:frame draw:style-name="fr1" draw:name="Image264" text:anchor-type="as-char" svg:width="6.9236in" svg:height="4.592655in" draw:z-index="0">
<draw:image xlink:href="../Images/AРМІЯINFORM/2023-05-22T51-00-00-04-00/ac9232d099cb3d54f7d73ef2deca81a2_l.jpg" xlink:type="simple" xlink:show="embed" xlink:actuate="onLoad" draw:mime-type="image/jpeg"/>
</draw:frame>
说明性照片</text:p>
      <text:p text:style-name="P4">
在5月21日<text:span text:style-name="T4">
的最后一天，</text:span>
乌克兰公务员部门不确定情况<text:span text:style-name="T4">
 74离开</text:span>
，以消除定居点和基础设施的居民的后果。 消除了3次大火。 为30人提供了心理帮助。</text:p>
      <text:p text:style-name="P4">
这在[消息]中说明了(https://dsns.gov.ua/uk/news/nadzvicaini-podiyi/operativna-informaciia-dsns-shhodo-naslidkiv-vedennia-boiovix-dii-rosiiskoiu-federacijeiu-164)乌克兰的SES。</text:p>
      <text:p text:style-name="P4">
自从俄罗斯进行大规模侵略的开始以来，乌克兰SES的单位进行了95 485次旅行，以消除炮击的后果，已爆发了14,646次大火，救出了4055人，214 771人得到了心理帮助。</text:p>
      <text:p text:style-name="P4">
News Source: <text:a xlink:type="simple" xlink:href="https://armyinform.com.ua/2023/05/22/za-dobu-ryatuvalnyky-majzhe-100-raziv-vyyizhdzhaly-na-likvidacziyu-naslidkiv-vorozhyh-obstriliv-2/" text:style-name="Internet_20_link" text:visited-style-name="Visited_20_Internet_20_Link">
https://armyinform.com.ua/2023/05/22/za-dobu-ryatuvalnyky-majzhe-100-raziv-vyyizhdzhaly-na-likvidacziyu-naslidkiv-vorozhyh-obstriliv-2/</text:a>
</text:p>
      <!--NEWS-->
      <text:h text:style-name="P10" text:outline-level="1">
<text:span text:style-name="T4">
格里芬休克23-1：大规模北约和美国国家培训正在波兰进行</text:span>
</text:h>
      <text:p text:style-name="P4">
作者: ['АРМІЯINFORM']</text:p>
      <text:p text:style-name="P4">
时间: 2023-05-22T52:00:00-04:00</text:p>
      <text:p text:style-name="P4">
描述: 在Pivnik Skhodi Polshi上，Mitsernii Vichiskovi Griffin Shock 23-1。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griffinshock02.jpg" text:style-name="Internet_20_link" text:visited-style-name="Visited_20_Internet_20_Link">
griffinshock02.jpg</text:a>
', '<text:a xlink:type="simple" xlink:href="https://armyinform.com.ua/wp-content/uploads/2023/05/griffinshock08-150x150.jpg" text:style-name="Internet_20_link" text:visited-style-name="Visited_20_Internet_20_Link">
griffinshock08-150x150.jpg</text:a>
', '<text:a xlink:type="simple" xlink:href="https://armyinform.com.ua/wp-content/uploads/2023/05/griffinshock07-150x150.jpg" text:style-name="Internet_20_link" text:visited-style-name="Visited_20_Internet_20_Link">
griffinshock07-150x150.jpg</text:a>
', '<text:a xlink:type="simple" xlink:href="https://armyinform.com.ua/wp-content/uploads/2023/05/griffinshock05-1-150x150.jpg" text:style-name="Internet_20_link" text:visited-style-name="Visited_20_Internet_20_Link">
griffinshock05-1-150x150.jpg</text:a>
', '<text:a xlink:type="simple" xlink:href="https://armyinform.com.ua/wp-content/uploads/2023/05/griffinshock01-150x150.jpg" text:style-name="Internet_20_link" text:visited-style-name="Visited_20_Internet_20_Link">
griffinshock01-150x150.jpg</text:a>
']</text:p>
      <text:p text:style-name="P4">
标签: ['GRIFFIN SHOCK 23-1', 'ВІЙСЬКОВІ НАВЧАННЯ', 'МАРІУШ БЛАЩАК', 'ПОЛЬЩА']</text:p>
      <text:p text:style-name="P4">
类别: News</text:p>
      <!--METADATA-->
      <text:p text:style-name="P4">
<draw:frame draw:style-name="fr1" draw:name="Image265" text:anchor-type="as-char" svg:width="6.9236in" svg:height="3.894525in" draw:z-index="0">
<draw:image xlink:href="../Images/AРМІЯINFORM/2023-05-22T52-00-00-04-00/griffinshock02.jpg" xlink:type="simple" xlink:show="embed" xlink:actuate="onLoad" draw:mime-type="image/jpeg"/>
</draw:frame>
在波兰东北部，格里芬·斯托克国际军事演习以23-1开始。</text:p>
      <text:p text:style-name="P4">
关于它<text:a xlink:type="simple" xlink:href="https://www.gov.pl/web/obrona-narodowa/griffin-shock-23-1---dowod-zaangazowania-sojuszniczego-na-rzecz-bezpieczenstwa-regionu" text:style-name="Internet_20_link" text:visited-style-name="Visited_20_Internet_20_Link">
报告</text:a>
波兰国防部的新闻服务。</text:p>
      <text:p text:style-name="P4">
来自5个北约国家的3,000多名军事人员参加了演习。</text:p>
      <text:p text:style-name="P4">
波兰国防部长马里乌斯·布拉斯查克(Mariusz Blaschak)在与军队的一次会议上报道说，格里芬·休克(Griffin Shock)23-1对俄罗斯的强烈波兰裔美国人合作是一个明显的信号。</text:p>
      <text:p text:style-name="P4">
<text:a xlink:type="simple" xlink:href="https://armyinform.com.ua/wp-content/uploads/2023/05/griffinshock08.jpg" text:style-name="Internet_20_link" text:visited-style-name="Visited_20_Internet_20_Link">
!(Images/AРМІЯINFORM/2023-05-22T52-00-00-04-00/griffinshock08-150x150.jpg)</text:a>
</text:p>
      <text:p text:style-name="P4">
<text:a xlink:type="simple" xlink:href="https://armyinform.com.ua/wp-content/uploads/2023/05/griffinshock07.jpg" text:style-name="Internet_20_link" text:visited-style-name="Visited_20_Internet_20_Link">
<draw:frame draw:style-name="fr1" draw:name="Image266" text:anchor-type="as-char" svg:width="6.9236in" svg:height="6.9236in" draw:z-index="0">
<draw:image xlink:href="../Images/AРМІЯINFORM/2023-05-22T52-00-00-04-00/griffinshock07-150x150.jpg" xlink:type="simple" xlink:show="embed" xlink:actuate="onLoad" draw:mime-type="image/jpeg"/>
</draw:frame>
</text:a>
“我们共同创造了盟军的力量。 我们发送了一个强大的信号主题，该主题通过攻击乌克兰解决了战争。 我们发出了一个非常强烈的信号，表明盟军是唯一的部队，并彼此完美合作。”波兰国防部负责人说。</text:p>
      <text:p text:style-name="P4">
在战术和生活演习中，来自克罗地亚，罗马尼亚，波兰，英国和拭子的士兵。 这些是在美国的联合培训，并加强了北约盟友。</text:p>
      <text:p text:style-name="P4">
“我们目睹了与波兰部队，美国北约部队进行的精彩练习。 历史上，东北跨国瓦解的指挥官首次服从于波兰部队，而且属于美国陆军部队。”波兰国防部长Mariusz Blaschak说。</text:p>
      <text:p text:style-name="P4">
<text:a xlink:type="simple" xlink:href="https://armyinform.com.ua/wp-content/uploads/2023/05/griffinshock05-1.jpg" text:style-name="Internet_20_link" text:visited-style-name="Visited_20_Internet_20_Link">
!(Images/AРМІЯINFORM/2023-05-22T52-00-00-04-00/griffinshock05-1-150x150.jpg)</text:a>
</text:p>
      <text:p text:style-name="P4">
<text:a xlink:type="simple" xlink:href="https://armyinform.com.ua/wp-content/uploads/2023/05/griffinshock01.jpg" text:style-name="Internet_20_link" text:visited-style-name="Visited_20_Internet_20_Link">
<draw:frame draw:style-name="fr1" draw:name="Image267" text:anchor-type="as-char" svg:width="6.9236in" svg:height="6.9236in" draw:z-index="0">
<draw:image xlink:href="../Images/AРМІЯINFORM/2023-05-22T52-00-00-04-00/griffinshock01-150x150.jpg" xlink:type="simple" xlink:show="embed" xlink:actuate="onLoad" draw:mime-type="image/jpeg"/>
</draw:frame>
</text:a>
</text:p>
      <text:p text:style-name="P4">
“您还可以在[Himars]中看到发射器(https://armyinform.com.ua/2022/06/25/chym-vidriznyayutsya-mlrs-ta-himars/). Перші пускові установки вже в Польщі. Це є ознакою розбудови тісноїспівпраці між Об’єднаними силами. Польські HIMARS будуть саме тут, напівнічному сході нашої країни, а саме в 16-й механізованій дивізії, щобстримувати агресора», — наголосив міністр національної оборони Польщі.</text:p>
      <text:p text:style-name="P4">
News Source: <text:a xlink:type="simple" xlink:href="https://armyinform.com.ua/2023/05/22/griffin-shock-23-1-u-polshhi-vidbuvayutsya-masshtabni-navchannya-krayin-nato-ta-ssha/" text:style-name="Internet_20_link" text:visited-style-name="Visited_20_Internet_20_Link">
https://armyinform.com.ua/2023/05/22/griffin-shock-23-1-u-polshhi-vidbuvayutsya-masshtabni-navchannya-krayin-nato-ta-ssha/</text:a>
</text:p>
      <!--NEWS-->
      <text:h text:style-name="P10" text:outline-level="1">
<text:span text:style-name="T4">
Zaporizhzhia NPP已切换到停电模式：发电机中的燃油供应将足够10天</text:span>
</text:h>
      <text:p text:style-name="P4">
作者: ['АРМІЯINFORM']</text:p>
      <text:p text:style-name="P4">
时间: 2023-05-22T53:00:00-04:00</text:p>
      <text:p text:style-name="P4">
描述: Zaporizka Atomona Elektrostani Veskhgov进入了Vnaslikov，Vnaslikov模式的政权...与乌克兰2022年的战争，与乌克兰的最新新闻，今天与乌克兰2022年与乌克兰的新闻战争，今天与乌克兰2022年的新闻战争，乌克兰和俄罗斯之间的战争将在乌克兰和俄罗斯之间发生。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5/06151bca-002c-418f-ab3b-4d9f6832d6e6.jpg" text:style-name="Internet_20_link" text:visited-style-name="Visited_20_Internet_20_Link">
06151bca-002c-418f-ab3b-4d9f6832d6e6.jpg</text:a>
']</text:p>
      <text:p text:style-name="P4">
标签: ['ВІЙНА', 'КРАЇНА-ТЕРОРИСТ РФ', 'НАЕК ЕНЕРГОАТОМ', 'ЯДЕРНА БЕЗПЕКА']</text:p>
      <text:p text:style-name="P4">
类别: News</text:p>
      <!--METADATA-->
      <text:p text:style-name="P4">
<draw:frame draw:style-name="fr1" draw:name="Image268" text:anchor-type="as-char" svg:width="6.9236in" svg:height="4.61393in" draw:z-index="0">
<draw:image xlink:href="../Images/AРМІЯINFORM/2023-05-22T53-00-00-04-00/06151bca-002c-418f-ab3b-4d9f6832d6e6.jpg" xlink:type="simple" xlink:show="embed" xlink:actuate="onLoad" draw:mime-type="image/jpeg"/>
</draw:frame>
由于俄罗斯军队的恐怖炮击，Zaporizhzhya核电站再次进入了全面停电的模式。 这是俄罗斯恐怖分子占领的第七案。</text:p>
      <text:p text:style-name="P4">
关于它<text:a xlink:type="simple" xlink:href="https://t.me/energoatom_ua/13192" text:style-name="Internet_20_link" text:visited-style-name="Visited_20_Internet_20_Link">
报告</text:a>
SE“ Energoatom”。</text:p>
      <text:p text:style-name="P4">
“由于在5月22日晚上对Rashist的毫无意义的恐怖炮击，O5：26 Dniprovska 750kV的最后一个高压齿轮线被打开，暂时占据了Zaporizhzhia npps，”该消息在此信息中。</text:p>
      <text:p text:style-name="P4">
Energoatom解释说，损失外部电源后，燃料将为十天。 如果不可能更新 - 可能会对整个世界造成辐射后果的偶然后果。</text:p>
      <text:p text:style-name="P4">
“进一步占领俄罗斯，占主导地位的违法准备的Rashist领导层，该领导不承担对物体的核和辐射安全的任何责任，不断损害在核和辐射事故边缘维持位置的条件，声明说。</text:p>
      <text:p text:style-name="P4">
企业强调，俄罗斯的核恐怖主义应该立即停止。</text:p>
      <text:p text:style-name="P4">
“目前，整个国际社会的行动迫切需要从Zaporizhzhya NPP领土上取消恐怖组织，这是其在有能力的合法运营商 - 乌克兰能源的完全控制下的传播，以及恢复核保护条件以保护核的条件。 ，核物体的辐射和物理安全，”</text:p>
      <text:p text:style-name="P4">
News Source: <text:a xlink:type="simple" xlink:href="https://armyinform.com.ua/2023/05/22/zaporizka-aes-perejshla-v-rezhym-blekautu-zapasu-palyva-v-generatorah-vystachyt-na-10-dib/" text:style-name="Internet_20_link" text:visited-style-name="Visited_20_Internet_20_Link">
https://armyinform.com.ua/2023/05/22/zaporizka-aes-perejshla-v-rezhym-blekautu-zapasu-palyva-v-generatorah-vystachyt-na-10-dib/</text:a>
</text:p>
      <!--NEWS-->
      <text:h text:style-name="P10" text:outline-level="1">
<text:span text:style-name="T4">
在DNIEPER中，占用者撞击了SES部分，将20多件设备销毁</text:span>
</text:h>
      <text:p text:style-name="P4">
作者: ['АРМІЯINFORM']</text:p>
      <text:p text:style-name="P4">
时间: 2023-05-22T54:00:00-04:00</text:p>
      <text:p text:style-name="P4">
描述: NICH在第22次佩德小时的草药中，不错的bun bun rosiykikekesniyinis vissyca发音...与乌克兰2022年的战争，与乌克兰的最新新闻，今天与乌克兰2022年的新闻战争是今天的最后一场，将是今天的最后一项成为乌克兰与俄罗斯之间的战争，以及2022年与乌克兰的战争在不久的将来会与乌克兰发生战争，他们说，与乌克兰的战争，今天的乌克兰新闻，乌克兰的新闻，乌克兰的新闻俄罗斯的媒体</text:p>
      <text:p text:style-name="P4">
图片: ['<text:a xlink:type="simple" xlink:href="https://armyinform.com.ua/wp-content/uploads/2023/05/fa1de6a7-ddbb-413d-a1cd-847ae233439b.jpg" text:style-name="Internet_20_link" text:visited-style-name="Visited_20_Internet_20_Link">
fa1de6a7-ddbb-413d-a1cd-847ae233439b.jpg</text:a>
']</text:p>
      <text:p text:style-name="P4">
标签: ['ВОРОЖІ ОБСТРІЛИ', 'ДНІПРО', 'ДСНС УКРАЇНИ', 'ХАРКІВСЬКИЙ ТРИБУНАЛ']</text:p>
      <text:p text:style-name="P4">
类别: News</text:p>
      <!--METADATA-->
      <text:p text:style-name="P4">
<draw:frame draw:style-name="fr1" draw:name="Image269" text:anchor-type="as-char" svg:width="6.9236in" svg:height="4.615733in" draw:z-index="0">
<draw:image xlink:href="../Images/AРМІЯINFORM/2023-05-22T54-00-00-04-00/fa1de6a7-ddbb-413d-a1cd-847ae233439b.jpg" xlink:type="simple" xlink:show="embed" xlink:actuate="onLoad" draw:mime-type="image/jpeg"/>
</draw:frame>
5月22日晚上，在夜间导弹罢工中，俄罗斯Okupatiivka亲吻了Dnipro Fire and Rescue部门。 为保护人们免受俄罗斯侵略并消除种子的人而言，另一根愤世嫉俗的绳子。</text:p>
      <text:p text:style-name="P4">
关于它<text:a xlink:type="simple" xlink:href="https://t.me/dsns_telegram/16959" text:style-name="Internet_20_link" text:visited-style-name="Visited_20_Internet_20_Link">
报告</text:a>
紧急情况下的乌克兰国家服务。</text:p>
      <text:p text:style-name="P4">
«dnipro。 到了晚上，敌人在紧急情况和救援部分开火。3座建筑物被摧毁，销毁了20多件设备。 一名单一的救援人员受伤。</text:p>
      <text:p text:style-name="P4">
News Source: <text:a xlink:type="simple" xlink:href="https://armyinform.com.ua/2023/05/22/u-dnipri-okupanty-zavdaly-udaru-po-chastyni-dsns-znyshheno-ponad-20-odynycz-tehniky/" text:style-name="Internet_20_link" text:visited-style-name="Visited_20_Internet_20_Link">
https://armyinform.com.ua/2023/05/22/u-dnipri-okupanty-zavdaly-udaru-po-chastyni-dsns-znyshheno-ponad-20-odynycz-tehniky/</text:a>
</text:p>
      <!--NEWS-->
      <text:h text:style-name="P10" text:outline-level="1">
<text:span text:style-name="T4">
在SES的烟火当天，处理了100多个爆炸性物品</text:span>
</text:h>
      <text:p text:style-name="P4">
作者: ['АРМІЯINFORM']</text:p>
      <text:p text:style-name="P4">
时间: 2023-05-22T55:00:00-04:00</text:p>
      <text:p text:style-name="P4">
描述: 借出了21次伤害，pirotechnicly，乌克罗兹尼的乌克兰服务部门的持有...与乌克兰2022年的战争，与乌克兰的最新新闻，今天与乌克兰2022年的新闻战争，今天将在乌克兰和俄罗斯和俄罗斯和俄罗斯和俄罗斯和俄罗斯与俄罗斯和俄罗斯之间发生战争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3/nebezpechno-miny.jpg" text:style-name="Internet_20_link" text:visited-style-name="Visited_20_Internet_20_Link">
nebezpechno-miny.jpg</text:a>
', '<text:a xlink:type="simple" xlink:href="https://armyinform.com.ua/wp-content/uploads/2023/05/e82ac3fd-9857-4958-8cfb-62ef9dbc619c.jpg" text:style-name="Internet_20_link" text:visited-style-name="Visited_20_Internet_20_Link">
e82ac3fd-9857-4958-8cfb-62ef9dbc619c.jpg</text:a>
']</text:p>
      <text:p text:style-name="P4">
标签: ['STOPRUSSIA', 'АГРЕСІЯ РФ', 'ВІЙНА', 'ВТОРГНЕННЯ РФ', 'ДСНС УКРАЇНИ', 'РОЗМІНУВАННЯ']</text:p>
      <text:p text:style-name="P4">
类别: News</text:p>
      <!--METADATA-->
      <text:p text:style-name="P4">
<draw:frame draw:style-name="fr1" draw:name="Image270" text:anchor-type="as-char" svg:width="6.9236in" svg:height="4.619339in" draw:z-index="0">
<draw:image xlink:href="../Images/AРМІЯINFORM/2023-05-22T55-00-00-04-00/nebezpechno-miny.jpg" xlink:type="simple" xlink:show="embed" xlink:actuate="onLoad" draw:mime-type="image/jpeg"/>
</draw:frame>
“危险地。 地雷。” 说明性照片</text:p>
      <text:p text:style-name="P4">
在5月21日<text:span text:style-name="T4">
的最后一天，乌克兰州政府服务处的烟火单位为紧急情况</text:span>
 56次**参与执行Demining。</text:p>
      <text:p text:style-name="P4">
关于它_ <text:a xlink:type="simple" xlink:href="https://dsns.gov.ua/uk/news/nadzvicaini-podiyi/operativna-informaciia-shhodo-roboti-pirotexnicnix-pidrozdiliv-dsns-ukrayini-54" text:style-name="Internet_20_link" text:visited-style-name="Visited_20_Internet_20_Link">
报告</text:a>
_乌克兰的SES。</text:p>
      <text:p text:style-name="P4">
<text:span text:style-name="T4">
 145 </text:span>
<text:span text:style-name="T4">
爆炸性</text:span>
 <text:span text:style-name="T4">
项目。(清除)重点区域的领土</text:span>
 8公顷**。</text:p>
      <text:p text:style-name="P4">
最常见的烟火单元工作：在Kharkiv地区18 273次，Kyiv地区-7748，Donetsk地区-5339 -5339，Mykolaiv地区-4935，Kherson地区-4965 -4965，Chernihiv地区-4623，Sumy地区，Sumy地区-2042，Cherkasy地区-Cherkasy地区-1108。</text:p>
      <text:p text:style-name="P4">
参考：383 027单位和2891公斤的爆炸性物质，包括2241枚iViation炸弹，自大规模军事入侵乌克兰领土上大规模军事入侵以来，已经解散了。 调查了约86 179公顷。</text:p>
      <text:p text:style-name="P4">
总共剩下174,000平方米。 潜在危险领土的公里，占该州总面积的30％。</text:p>
      <text:p text:style-name="P4">
<draw:frame draw:style-name="fr1" draw:name="Image271" text:anchor-type="as-char" svg:width="6.9236in" svg:height="8.6545in" draw:z-index="0">
<draw:image xlink:href="../Images/AРМІЯINFORM/2023-05-22T55-00-00-04-00/e82ac3fd-9857-4958-8cfb-62ef9dbc619c.jpg" xlink:type="simple" xlink:show="embed" xlink:actuate="onLoad" draw:mime-type="image/jpeg"/>
</draw:frame>
我们想提醒您，如果您发现与火箭或火箭的残骸类似的可疑物体，绝不会触摸您的发现，并且不允许别人制作它。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5/22/za-dobu-pirotehniky-dsns-zneshkodyly-ponad-100-vybuhonebezpechnyh-predmetiv-8/" text:style-name="Internet_20_link" text:visited-style-name="Visited_20_Internet_20_Link">
https://armyinform.com.ua/2023/05/22/za-dobu-pirotehniky-dsns-zneshkodyly-ponad-100-vybuhonebezpechnyh-predmetiv-8/</text:a>
</text:p>
      <!--NEWS-->
      <text:h text:style-name="P10" text:outline-level="1">
<text:span text:style-name="T4">
我们没有足够的飞机可以击倒敌对的弹道导弹-Yuri Ignat</text:span>
</text:h>
      <text:p text:style-name="P4">
作者: ['Андрій Агєєв']</text:p>
      <text:p text:style-name="P4">
时间: 2023-05-22T56:00:00-04:00</text:p>
      <text:p text:style-name="P4">
描述: “胡子，他们可以 - 他们知道一切！ 我们缺乏PPO，Yaki Zdatni Zbivati Vorozhis ...与乌克兰2022年的战争，与乌克兰的最新消息，今天与乌克兰的新闻，乌克兰2022年最后一次与乌克兰进行战争，乌克兰与俄罗斯和俄罗斯之间以及俄罗斯和俄罗斯之间的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2/07/2-86.jpg" text:style-name="Internet_20_link" text:visited-style-name="Visited_20_Internet_20_Link">
2-86.jpg</text:a>
']</text:p>
      <text:p text:style-name="P4">
标签: ['ОБОРОНА УКРАЇНИ', 'ХРОНІКА ОБОРОНИ', 'ЮРІЙ ІГНАТ']</text:p>
      <text:p text:style-name="P4">
类别: News</text:p>
      <!--METADATA-->
      <text:p text:style-name="P4">
<draw:frame draw:style-name="fr1" draw:name="Image272" text:anchor-type="as-char" svg:width="6.9236in" svg:height="4.788823in" draw:z-index="0">
<draw:image xlink:href="../Images/AРМІЯINFORM/2023-05-22T56-00-00-04-00/2-86.jpg" xlink:type="simple" xlink:show="embed" xlink:actuate="onLoad" draw:mime-type="image/jpeg"/>
</draw:frame>
Yuri Ignat</text:p>
      <text:p text:style-name="P4">
“我们可以的一切 - 我们摧毁了一切!我们没有足够的防空意味着能够成为敌对的弹道导弹。”  - 昨晚在乌克兰的导弹袭击说。乌克兰的武装力量。</text:p>
      <ul>
        <li>
敌人从阿佐夫海和库尔斯克地区的各个头部，从被占领的克里米亚，防空导弹C-300发射了来自里海的有翼的导弹。 Zaporozhye地区和20个伊朗冲击无人机，来自北方的南部。 东方空气和南空气司令部的防空力和手段，四翼火箭101/x-555和shahd类型的20次冲击无人机被摧毁，-said yuri ignat，并补充说，空军说。米科拉·奥尔什丘克(Mykola Oleshchuk)中尉总结了防空的工作，他说：“我们一切都可以 - 我们摧毁了一切!”。</li>
      </ul>
      <text:p text:style-name="P4">
空军发言人还强调，我们仍然需要更具体的防空系统，例如爱国者和SAMP/T，它们能够击倒敌对的弹道岩石，以增强大城市的防空，所有重要的关键基础设施，整个国家是反fibibical。</text:p>
      <ul>
        <li>
我们已经说服了在基辅地区最近的战斗中爱国者制度的可能性，当时我们的战斗计算摧毁了六个“匕首”，约有十几枚弹道导弹。</li>
      </ul>
      <text:p text:style-name="P4">
News Source: <text:a xlink:type="simple" xlink:href="https://armyinform.com.ua/2023/05/22/u-nas-nedostatno-zasobiv-ppo-yaki-zdatni-zbyvaty-vorozhi-balistychni-rakety-yurij-igna/" text:style-name="Internet_20_link" text:visited-style-name="Visited_20_Internet_20_Link">
https://armyinform.com.ua/2023/05/22/u-nas-nedostatno-zasobiv-ppo-yaki-zdatni-zbyvaty-vorozhi-balistychni-rakety-yurij-igna/</text:a>
</text:p>
      <!--NEWS-->
      <text:h text:style-name="P10" text:outline-level="1">
<text:span text:style-name="T4">
一个纠正俄罗斯炸毁在米科洛地区的叛徒威胁着终生</text:span>
</text:h>
      <text:p text:style-name="P4">
作者: ['АРМІЯINFORM']</text:p>
      <text:p text:style-name="P4">
时间: 2023-05-22T57:00:00-04:00</text:p>
      <text:p text:style-name="P4">
描述: 在同一位Rosieki代理的Mikolavshin上，通过转移到该地点的付款人...与乌克兰2022的战争，与乌克兰的战争是今天的最新消息，今天是与乌克兰2022年的新闻战争，今天会有一个新闻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5/31c3b6785e26c95d142a63f9be137c94-e1684740151944.jpeg" text:style-name="Internet_20_link" text:visited-style-name="Visited_20_Internet_20_Link">
31c3b6785e26c95d142a63f9be137c94-e1684740151944.jpeg</text:a>
']</text:p>
      <text:p text:style-name="P4">
标签: ['STOPRUSSIA', 'АГРЕСІЯ РФ', 'ВТОРГНЕННЯ РФ', 'КОЛАБОРАНТ', 'СБУ']</text:p>
      <text:p text:style-name="P4">
类别: News</text:p>
      <!--METADATA-->
      <text:p text:style-name="P4">
<draw:frame draw:style-name="fr1" draw:name="Image273" text:anchor-type="as-char" svg:width="6.9236in" svg:height="4.066684in" draw:z-index="0">
<draw:image xlink:href="../Images/AРМІЯINFORM/2023-05-22T57-00-00-04-00/31c3b6785e26c95d142a63f9be137c94-e1684740151944.jpeg" xlink:type="simple" xlink:show="embed" xlink:actuate="onLoad" draw:mime-type="image/jpeg"/>
</draw:frame>
另一位俄罗斯特工被拘留在尼古拉夫地区，该地区被转移到国防军的位置。 因此，在侵略者的指示下，参与该地区道路的人并隐藏了乌克兰捍卫者的人员组成和设备的位置。</text:p>
      <text:p text:style-name="P4">
他还试图用武器和武装部队的弹药，特别是外国生产来确定仓库。 此外，攻击者还向占用者传达了有关使用磷弹药，冰雹和伊朗无人机的反应性系统的空气攻击后果的信息。</text:p>
      <text:p text:style-name="P4">
获得的侦察入侵者被用来准备该地区的新重复节拍，尤其是在Ochakov上。</text:p>
      <text:p text:style-name="P4">
SBU反情绪在发烧时拘留了俄罗斯特工。 他原来是一位当地居民，参与了沉默的合作。</text:p>
      <text:p text:style-name="P4">
在搜索过程中，攻击者找到了他用来与入侵者通信的手机。</text:p>
      <text:p text:style-name="P4">
安全局的调查人员报告说，被拘留者涉嫌对戒严令中犯下的国家叛国罪。 进行了预审的调查，以确定犯罪的所有情况。</text:p>
      <text:p text:style-name="P4">
攻击者受到生命监禁的威胁。</text:p>
      <text:p text:style-name="P4">
<text:span text:style-name="T4">
来源：</text:span>
 <text:a xlink:type="simple" xlink:href="https://ssu.gov.ua/novyny/sbu-zatrymala-zradnyka-yakyi-koryhuvav-udary-po-mykolaivshchyni-shakhedamy-ta-fosfornymy-snariadamy-rf" text:style-name="Internet_20_link" text:visited-style-name="Visited_20_Internet_20_Link">
<text:span text:style-name="T5">
sbu</text:span>
</text:a>
</text:p>
      <text:p text:style-name="P4">
News Source: <text:a xlink:type="simple" xlink:href="https://armyinform.com.ua/2023/05/22/zradnyku-yakyj-koryguvav-rosijski-udary-po-mykolayivshhyni-zagrozhuye-dovichne/" text:style-name="Internet_20_link" text:visited-style-name="Visited_20_Internet_20_Link">
https://armyinform.com.ua/2023/05/22/zradnyku-yakyj-koryguvav-rosijski-udary-po-mykolayivshhyni-zagrozhuye-dovichne/</text:a>
</text:p>
      <!--NEWS-->
      <text:h text:style-name="P10" text:outline-level="1">
<text:span text:style-name="T4">
F-16将反映俄罗斯航空飞往我们的边界Yuri Ignat的愿望</text:span>
</text:h>
      <text:p text:style-name="P4">
作者: ['Андрій Агєєв']</text:p>
      <text:p text:style-name="P4">
时间: 2023-05-22T58:00:00-04:00</text:p>
      <text:p text:style-name="P4">
描述:  - 超级人没有宣布Vorozhoy Su-35 Uchora Blizo Opisthe，Mi Lisha的Zbitty ...与乌克兰2022年的战争，与乌克兰的战争是今天的最新新闻，《与乌克兰2022年的新闻战》是最后一场。今天，乌克兰和俄罗斯之间是否会发生战争，何时在2022年与乌克兰的战争将在不久俄罗斯的乌克兰媒体</text:p>
      <text:p text:style-name="P4">
图片: ['<text:a xlink:type="simple" xlink:href="https://armyinform.com.ua/wp-content/uploads/2023/03/fmsx1tcxoamfrmp-scaled.jpg" text:style-name="Internet_20_link" text:visited-style-name="Visited_20_Internet_20_Link">
fmsx1tcxoamfrmp-scaled.jpg</text:a>
']</text:p>
      <text:p text:style-name="P4">
标签: ['F-16', 'СУ-35', 'ЮРІЙ ІГНАТ']</text:p>
      <text:p text:style-name="P4">
类别: News</text:p>
      <!--METADATA-->
      <text:p text:style-name="P4">
<draw:frame draw:style-name="fr1" draw:name="Image274" text:anchor-type="as-char" svg:width="6.9236in" svg:height="4.609964in" draw:z-index="0">
<draw:image xlink:href="../Images/AРМІЯINFORM/2023-05-22T58-00-00-04-00/fmsx1tcxoamfrmp-scaled.jpg" xlink:type="simple" xlink:show="embed" xlink:actuate="onLoad" draw:mime-type="image/jpeg"/>
</draw:frame>
 - 空军没有在午夜宣布击败敌人的Su-35，我们只是在乌克兰地区的乌克兰地区报告了他的“ Porticacelide”。 也许这是一个“布莱恩斯克鬼魂”，不到一天，那里有五架俄罗斯直升机和直升机，即空军新闻，空军空军空军。</text:p>
      <text:p text:style-name="P4">
在谈到我们西方合作伙伴对使用F-16俄罗斯联邦F-16的保留时，尤其是在我们的天空中，特别是我们不必在占领者领土上敲击目标。</text:p>
      <ul>
        <li>
敌对飞机不太可能接近托管飞机的发射区域，好像夫妻或更多的F-16值班一样，就像他们现在正在积极行动一样。 空军发言人说，我们没有必要在占领国的领土上敲击目标，这阻止了我们的手段，这将反映俄罗斯航空公司飞越边界的愿望。</li>
      </ul>
      <text:p text:style-name="P4">
News Source: <text:a xlink:type="simple" xlink:href="https://armyinform.com.ua/2023/05/22/f-16-vidibyut-bazhannya-rosijskij-aviacziyi-pidlitaty-do-nashyh-kordoniv-yurij-ignat/" text:style-name="Internet_20_link" text:visited-style-name="Visited_20_Internet_20_Link">
https://armyinform.com.ua/2023/05/22/f-16-vidibyut-bazhannya-rosijskij-aviacziyi-pidlitaty-do-nashyh-kordoniv-yurij-ignat/</text:a>
</text:p>
      <!--NEWS-->
      <text:h text:style-name="P10" text:outline-level="1">
<text:span text:style-name="T4">
乌克兰检察长办公室：已记录了17,000多名针对国家安全罪</text:span>
</text:h>
      <text:p text:style-name="P4">
作者: ['АРМІЯINFORM']</text:p>
      <text:p text:style-name="P4">
时间: 2023-05-22T59: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5/warcrime-21052023ua.jpg" text:style-name="Internet_20_link" text:visited-style-name="Visited_20_Internet_20_Link">
warcrime-21052023ua.jpg</text:a>
', '<text:a xlink:type="simple" xlink:href="https://armyinform.com.ua/wp-content/uploads/2023/05/warcrime-21052023en.jpg" text:style-name="Internet_20_link" text:visited-style-name="Visited_20_Internet_20_Link">
warcrime-2105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275" text:anchor-type="as-char" svg:width="6.9236in" svg:height="4.448413in" draw:z-index="0">
<draw:image xlink:href="../Images/AРМІЯINFORM/2023-05-22T59-00-00-04-00/warcrime-2105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text:span>
 <text:span text:style-name="T4">
 </text:span>
 22 <text:span text:style-name="T4">
 </text:span>
可能**注册：</text:p>
      <ul>
        <li>
88 517军事犯罪， * 17 211针对乌克兰国家安全的罪行。</li>
      </ul>
      <text:p text:style-name="P4">
此外，根据少年检察官的官方数据，由于俄罗斯联邦的侵略，<text:span text:style-name="T4">
 1463名儿童已成为</text:span>
，包括：</text:p>
      <ul>
        <li>
482-儿童被杀， * 981-儿童因严重程度不同。</li>
      </ul>
      <text:p text:style-name="P4">
该部门强调，这些数字不是最终的，因为在暂时占据的有形领土上的积极战斗场所的安装中继续进行工作。</text:p>
      <text:p text:style-name="P4">
<draw:frame draw:style-name="fr1" draw:name="Image276" text:anchor-type="as-char" svg:width="6.9236in" svg:height="4.448413in" draw:z-index="0">
<draw:image xlink:href="../Images/AРМІЯINFORM/2023-05-22T59-00-00-04-00/warcrime-21052023en.jpg" xlink:type="simple" xlink:show="embed" xlink:actuate="onLoad" draw:mime-type="image/jpeg"/>
</draw:frame>
</text:p>
      <text:p text:style-name="P4">
News Source: <text:a xlink:type="simple" xlink:href="https://armyinform.com.ua/2023/05/22/ofis-genprokurora-ukrayiny-zadokumentovano-ponad-17-tysyach-zlochyniv-proty-naczbezpeky-5/" text:style-name="Internet_20_link" text:visited-style-name="Visited_20_Internet_20_Link">
https://armyinform.com.ua/2023/05/22/ofis-genprokurora-ukrayiny-zadokumentovano-ponad-17-tysyach-zlochyniv-proty-naczbezpeky-5/</text:a>
</text:p>
      <!--NEWS-->
      <text:h text:style-name="P10" text:outline-level="1">
<text:span text:style-name="T4">
美国正在有力地回应俄罗斯退出RSMD -Andriy Haruk教授</text:span>
</text:h>
      <text:p text:style-name="P4">
作者: ['Олег Мащенко']</text:p>
      <text:p text:style-name="P4">
时间: 2023-05-22T60:00:00-04:00</text:p>
      <text:p text:style-name="P4">
描述: 在2023 Rock的收入中，洛克希德·马丁（Lockheed Martin）的关注点是美国陆军原型摩托维（Fromotypovy）提出的...与乌克兰2022年的战争，与乌克兰的最新新闻，今天与乌克兰的新闻战争，今天与乌克兰的新闻战争，今天将在乌克兰之间发生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5/foto1-mrc-typhon3.jpg" text:style-name="Internet_20_link" text:visited-style-name="Visited_20_Internet_20_Link">
foto1-mrc-typhon3.jpg</text:a>
', '<text:a xlink:type="simple" xlink:href="https://armyinform.com.ua/wp-content/uploads/2023/05/foto2-andrij-haruk.jpg" text:style-name="Internet_20_link" text:visited-style-name="Visited_20_Internet_20_Link">
foto2-andrij-haruk.jpg</text:a>
', '<text:a xlink:type="simple" xlink:href="https://armyinform.com.ua/wp-content/uploads/2023/05/foto3-mrc-typhon.jpg" text:style-name="Internet_20_link" text:visited-style-name="Visited_20_Internet_20_Link">
foto3-mrc-typhon.jpg</text:a>
', '<text:a xlink:type="simple" xlink:href="https://armyinform.com.ua/wp-content/uploads/2023/05/foto4-mrc-typhon2.jpeg" text:style-name="Internet_20_link" text:visited-style-name="Visited_20_Internet_20_Link">
foto4-mrc-typhon2.jpeg</text:a>
', '<text:a xlink:type="simple" xlink:href="https://armyinform.com.ua/wp-content/uploads/2023/05/foto5-mrc-typhon4.jpg" text:style-name="Internet_20_link" text:visited-style-name="Visited_20_Internet_20_Link">
foto5-mrc-typhon4.jpg</text:a>
']</text:p>
      <text:p text:style-name="P4">
标签: ['ВТОРГНЕННЯ РФ', 'ОВТ', 'ОЗБРОЄННЯ']</text:p>
      <text:p text:style-name="P4">
类别: News</text:p>
      <!--METADATA-->
      <text:p text:style-name="P4">
<draw:frame draw:style-name="fr1" draw:name="Image277" text:anchor-type="as-char" svg:width="6.9236in" svg:height="4.415384in" draw:z-index="0">
<draw:image xlink:href="../Images/AРМІЯINFORM/2023-05-22T60-00-00-04-00/foto1-mrc-typhon3.jpg" xlink:type="simple" xlink:show="embed" xlink:actuate="onLoad" draw:mime-type="image/jpeg"/>
</draw:frame>
MRC Typhon导弹套装。 照片：美国陆军。</text:p>
      <text:p text:style-name="P4">
<text:span text:style-name="T4">
在2023年初，洛克希德·马丁(Lockheed Martin)的关注正式移交给了美国陆军原型电池套件MRC Typhon。 这样，解除国家朝着部署导弹系统的方向迈出了又一步(RCMD). З нього фактично вийшла росія(为Iskander综合体带有有翼的火箭。  -  ed。)分别是美国，美国没有符合本文档的规定。</text:span>
</text:p>
      <text:p text:style-name="P4">
<text:span text:style-name="T4">
关于最近美国陆军记者的火箭系统告诉武器和军事装备的研究者，历史科学博士，专业的土地部队以Hetman Petman Petman Petman Petman Petman Sagaidachnya Andnyi Haruk的名字命名。</text:span>
</text:p>
      <text:p text:style-name="P4">
<draw:frame draw:style-name="fr1" draw:name="Image278" text:anchor-type="as-char" svg:width="6.9236in" svg:height="4.630158in" draw:z-index="0">
<draw:image xlink:href="../Images/AРМІЯINFORM/2023-05-22T60-00-00-04-00/foto2-andrij-haruk.jpg" xlink:type="simple" xlink:show="embed" xlink:actuate="onLoad" draw:mime-type="image/jpeg"/>
</draw:frame>
Andriy Haruk。 来自A. Haruk的个人档案的照片</text:p>
      <text:p text:style-name="P4">
<text:span text:style-name="T4">
  - 安德里·伊万诺维奇(Andriy Ivanovich)，这类型武器的史前历史是什么？</text:span>
</text:p>
      <ul>
        <li>
RSMD合同禁止使用500-2500公里的土地基础导弹部署，但并没有限制相同的海上基地武器。 美国摧毁了陆地BGM-109G Glcm“ Griffin”的有翼景观，成功地开发了海洋模拟 - 托马霍克导弹。 也就是说，为了部署非名称kr，只需迈出一步即可创建适当的植物。</li>
      </ul>
      <text:p text:style-name="P4">
美国人走了最简单的方法：安装在“一半”的相应底盘上，该船的垂直启动MK 41.在船上建造中，这样的模块包含八个火箭，只有四个火箭。(TPK)四种类型-MK 14 mod 2(对于“ tomatovs”)，MK 21 mod 3(用于导弹SM-6块I)，MK 21mod 4(用于导弹SM-6 IA)cim 29 mod 1(对于SM-6 IB导弹). Стартвідбувається «гарячим» способом — з пуском двигуна ракети (启动-up -awrapping)内部TPK。</text:p>
      <text:p text:style-name="P4">
<text:span text:style-name="T4">
  - 这些安装的布局和应用中是否有任何功能？</text:span>
从Typhon开始，与Griffin不同，是垂直进行的，而不是专用。 另一个区别是电池上只有一个BKP。 格里芬(Griffin)在格里芬(Griffin)中，电池由四个PU和两个BCP组成，由地下土壤部分划分。 从理论上讲，这提供了更大的使用灵活性，但没有意义。</text:p>
      <text:p text:style-name="P4">
<draw:frame draw:style-name="fr1" draw:name="Image279" text:anchor-type="as-char" svg:width="6.9236in" svg:height="5.123464in" draw:z-index="0">
<draw:image xlink:href="../Images/AРМІЯINFORM/2023-05-22T60-00-00-04-00/foto3-mrc-typhon.jpg" xlink:type="simple" xlink:show="embed" xlink:actuate="onLoad" draw:mime-type="image/jpeg"/>
</draw:frame>
Mrctyphon导弹系统的战斗部署和弹药的计划。 信息图表：美国陆军。</text:p>
      <text:p text:style-name="P4">
“格里芬”在储物衣架中持续不断的战斗义务(在英国，德国，意大利和比利时)在焦虑的情况下，离开家园后，他们不得不立即从基地开始。 他们只使用热融合弹头(W84可调能力 - 从0.3到150 kW)，起点的努力达到2500公里。 但是“伤寒”甚至都不被视为载体武器。</text:p>
      <text:p text:style-name="P4">
*!</text:p>
      <text:p text:style-name="P4">
-MRC的缩写意味着中端功能 - 即“平均半径的能力”。 Typhon应该在PRSM的有前途的导弹系统和LRHW之间取代。 第一个是ATCMS替代品，但较轻的两倍，范围为500 km(将来-650甚至1000公里). Друга — це гіперзвуковаракета з дальністю пуску 2775 км.</text:p>
      <text:p text:style-name="P4">
Для «Тифона» дальність пуску окреслюється в 1000-1100 миль (约1,600-1800公里)即他将与Opfires系统竞争(范围约1000英里). Загальна кількість «Тифонів», що буде придбана для армії, поки неоголошувалась. Вважається, що вона може сягнути 15 батарей (5个部落戴森).</text:p>
      <text:p text:style-name="P4">
<draw:frame draw:style-name="fr1" draw:name="Image280" text:anchor-type="as-char" svg:width="6.9236in" svg:height="3.894525in" draw:z-index="0">
<draw:image xlink:href="../Images/AРМІЯINFORM/2023-05-22T60-00-00-04-00/foto4-mrc-typhon2.jpeg" xlink:type="simple" xlink:show="embed" xlink:actuate="onLoad" draw:mime-type="image/jpeg"/>
</draw:frame>
MMRC Typhon导弹系统的电池套件的战斗部署方案。 图：美国陆军。</text:p>
      <text:p text:style-name="P4">
<text:span text:style-name="T4">
  -  Andriy Ivanovich，您能告诉这个复合物的导弹？</text:span>
第二种类型的火箭更加困难。 事实是，SM-6是RIM-174，是一款Cesuitous Rocket，是一个大型“标准”导弹家族的代表。 SM-6 IA目前已重新定位(RIM-174A). Він використовуєкорпус і двигуни (开始和游行)SM-2ER IV导弹(RIM-156A)，在最后阶段，Aleks是一个新的指导系统，是一个主动雷达，Zanten，类似于AIM-12C-12C Amraam空中空中导弹中使用的引导系统。</text:p>
      <text:p text:style-name="P4">
美国海军正式不提供SM-6 IA射击，对于SM-2RBLOCK IV(185-370公里). Для SM-6 Block IА «гуляє» цифра 460 км, але вона малоймовірна,враховуючи, що двигуни на цій ракеті аналогічні SM-2ER Block IV, а сама вонанавіть трохи важча (1497公斤而不是1466). До того ж SM-6 Block IА шаленодорога — 14 млн доларів за одиницю (只有更昂贵的SM-3 Block IIA反蛋黄酱的成本超过4500万!- <text:span text:style-name="T5">
在。</text:span>
). Для порівняння: ракети«Томагавк» Block V за грудневим контрактом купуються десь по 1,54 млн заштуку. Тобто SM-6 Block IА — це зброя, яка не може бути масовою.</text:p>
      <text:p text:style-name="P4">
<draw:frame draw:style-name="fr1" draw:name="Image281" text:anchor-type="as-char" svg:width="6.9236in" svg:height="4.431104in" draw:z-index="0">
<draw:image xlink:href="../Images/AРМІЯINFORM/2023-05-22T60-00-00-04-00/foto5-mrc-typhon4.jpg" xlink:type="simple" xlink:show="embed" xlink:actuate="onLoad" draw:mime-type="image/jpeg"/>
</draw:frame>
从理论上讲，将这种火箭用于陆地开火是可能的，但实际上是毫无意义的。 是的，鉴于超音速速度，它们的盖时间很小，但是战斗单元的质量仅为63.5公斤。 简而言之，在Typhon的弹药中纳入SM-6的问题比答案提出了更多的问题。</text:p>
      <text:p text:style-name="P4">
<text:span text:style-name="T4">
  - 是否对LRF建筑群的底盘有任何特殊要求？</text:span>
</text:p>
      <ul>
        <li>
我已经提到了KMP购买的“ Tomahavki”。 海洋步兵开发了其通讯员“ typhone”  - 一个简单名称LRF的综合大楼(远程大火). По суті, це та ж сама половинка від Mk 41, змонтована нанапівпричепі. Ось тільки тягач — «морпіхівський», тривісний «Ошкош» MTVR Mk31.</li>
      </ul>
      <text:p text:style-name="P4">
Паралельно американська промисловість готуватиме серійне виробництво новоїтехніки, і після 2023 року Пентагону передадуть такі батареї. Будівництвокомплексів для п’яти дивізіонів займе ще кілька років, і після цього армія СШАотримає бажані можливості середньої дальності. Як бачимо, у США досить широкимфронтом ведуться роботи зі створення наземних ракетних комплексів середньоїдальності. Байден наздоганяє путіна!</text:p>
      <text:p text:style-name="P4">
<text:span text:style-name="T4">
<text:span text:style-name="T5">
Відео:</text:span>
</text:span>
 <text:span text:style-name="T5">
Нова ера для крилатої ракети «Томагавк».</text:span>
</text:p>
      <text:p text:style-name="P4">
News Source: <text:a xlink:type="simple" xlink:href="https://armyinform.com.ua/2023/05/22/ssha-potuzhno-vidpovily-na-vyhid-rosiyi-z-ugody-pro-rsmd-profesor-andrij-haruk/" text:style-name="Internet_20_link" text:visited-style-name="Visited_20_Internet_20_Link">
https://armyinform.com.ua/2023/05/22/ssha-potuzhno-vidpovily-na-vyhid-rosiyi-z-ugody-pro-rsmd-profesor-andrij-haruk/</text:a>
</text:p>
      <!--NEWS-->
      <text:h text:style-name="P10" text:outline-level="1">
<text:span text:style-name="T4">
138个定居点在过去的一天发射了敌人</text:span>
</text:h>
      <text:p text:style-name="P4">
作者: ['АРМІЯINFORM']</text:p>
      <text:p text:style-name="P4">
时间: 2023-05-22T61:00:00-04:00</text:p>
      <text:p text:style-name="P4">
描述: Rosiyski visyska的最后一遍是由乌克兰9个地区的三位一体炮击。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5/2aeb57c3-72a5-4935-a9fc-b9e33c5b8998.jpg" text:style-name="Internet_20_link" text:visited-style-name="Visited_20_Internet_20_Link">
2aeb57c3-72a5-4935-a9fc-b9e33c5b8998.jpg</text:a>
']</text:p>
      <text:p text:style-name="P4">
标签: ['STOPRUSSIA', 'АГРЕСІЯ РФ', 'ВТОРГНЕННЯ РФ', 'ОБСТРІЛИ ІНФРАСТРУКТУРИ', 'ХАРКІВСЬКИЙ ТРИБУНАЛ']</text:p>
      <text:p text:style-name="P4">
类别: News</text:p>
      <!--METADATA-->
      <text:p text:style-name="P4">
<draw:frame draw:style-name="fr1" draw:name="Image282" text:anchor-type="as-char" svg:width="6.9236in" svg:height="4.509994in" draw:z-index="0">
<draw:image xlink:href="../Images/AРМІЯINFORM/2023-05-22T61-00-00-04-00/2aeb57c3-72a5-4935-a9fc-b9e33c5b8998.jpg" xlink:type="simple" xlink:show="embed" xlink:actuate="onLoad" draw:mime-type="image/jpeg"/>
</draw:frame>
在最后一天，俄罗斯军队向乌克兰9个地区的领土开火。</text:p>
      <text:p text:style-name="P4">
关于它<text:a xlink:type="simple" xlink:href="https://t.me/militarymediacenter/1998" text:style-name="Internet_20_link" text:visited-style-name="Visited_20_Internet_20_Link">
报告</text:a>
军事媒体中心。</text:p>
      <text:p text:style-name="P4">
通常，不同类型的武器(迫击炮，坦克，炮兵，RSZV，SCR，无人机，战术和战略航空)138个居住的费用和161个基础设施被解雇。</text:p>
      <text:p text:style-name="P4">
根据初步信息，在平民中被杀害和受伤。澄清了受害者的数量。</text:p>
      <text:p text:style-name="P4">
News Source: <text:a xlink:type="simple" xlink:href="https://armyinform.com.ua/2023/05/22/138-naselenyh-punktiv-obstrilyav-vorog-za-mynulu-dobu/" text:style-name="Internet_20_link" text:visited-style-name="Visited_20_Internet_20_Link">
https://armyinform.com.ua/2023/05/22/138-naselenyh-punktiv-obstrilyav-vorog-za-mynulu-dobu/</text:a>
</text:p>
      <!--NEWS-->
      <text:h text:style-name="P10" text:outline-level="1">
<text:span text:style-name="T4">
日本将把100辆军车交给乌克兰和30,000个口粮</text:span>
</text:h>
      <text:p text:style-name="P4">
作者: ['АРМІЯINFORM']</text:p>
      <text:p text:style-name="P4">
时间: 2023-05-22T62:00:00-04:00</text:p>
      <text:p text:style-name="P4">
描述: 愤怒的日本纳米尔（Namir）转移乌克兰布里斯科（Ukrainian Blizko）100年份为兹布罗因（Zbroin）部队...与乌克兰2022年的战争，与乌克兰与乌克兰的最新新闻，今天与乌克兰的新闻战争，今天与乌克兰2022年上次与乌克兰的新闻战，乌克兰和俄罗斯之间的战争以及何时与俄罗斯之间的战争，以及一场战争，一场战争，一场战争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5/630_360_1568725858-695.jpg" text:style-name="Internet_20_link" text:visited-style-name="Visited_20_Internet_20_Link">
630_360_1568725858-695.jpg</text:a>
']</text:p>
      <text:p text:style-name="P4">
标签: ['ДОПОМОГА ПАРТНЕРІВ', 'ПІДТРИМКА УКРАЇНИ', 'СВІТ ПІДТРИМУЄ УКРАЇНУ', 'ЯПОНІЯ']</text:p>
      <text:p text:style-name="P4">
类别: News</text:p>
      <!--METADATA-->
      <text:p text:style-name="P4">
<draw:frame draw:style-name="fr1" draw:name="Image283" text:anchor-type="as-char" svg:width="6.9236in" svg:height="3.956343in" draw:z-index="0">
<draw:image xlink:href="../Images/AРМІЯINFORM/2023-05-22T62-00-00-04-00/630_360_1568725858-695.jpg" xlink:type="simple" xlink:show="embed" xlink:actuate="onLoad" draw:mime-type="image/jpeg"/>
</draw:frame>
日本政府打算将约100辆军用卡车移交给乌克兰，并将约30,000个口粮交给乌克兰。</text:p>
      <text:p text:style-name="P4">
关于它<text:a xlink:type="simple" xlink:href="https://www.mofa.go.jp/erp/c_see/ua/page4e_001424.html" text:style-name="Internet_20_link" text:visited-style-name="Visited_20_Internet_20_Link">
报告</text:a>
日本外交部。</text:p>
      <text:p text:style-name="P4">
注意到，根据乌克兰页面的要求提供了这种帮助。</text:p>
      <text:p text:style-name="P4">
日本还计划在战后以76亿美元的价格协助恢复乌克兰。 出于同样的目的，成立了理事会，以准备促进乌克兰经济重建。</text:p>
      <text:p text:style-name="P4">
此外，日本国际合作银行(JBIC)武士的债券价值约930亿日元，该债券将提供杆子，以帮助乌克兰流离失所者。</text:p>
      <text:p text:style-name="P4">
如前所述，日本首次<text:a xlink:type="simple" xlink:href="https://armyinform.com.ua/2023/05/19/yaponiya-vpershe-pryjme-na-likuvannya-poranenyh-ukrayinskyh-vijskovyh/" text:style-name="Internet_20_link" text:visited-style-name="Visited_20_Internet_20_Link">
接受</text:a>
治疗受伤的乌克兰军队。</text:p>
      <text:p text:style-name="P4">
News Source: <text:a xlink:type="simple" xlink:href="https://armyinform.com.ua/2023/05/22/yaponiya-peredast-ukrayini-100-vijskovyh-avtomobiliv-ta-30-tysyach-pajkiv/" text:style-name="Internet_20_link" text:visited-style-name="Visited_20_Internet_20_Link">
https://armyinform.com.ua/2023/05/22/yaponiya-peredast-ukrayini-100-vijskovyh-avtomobiliv-ta-30-tysyach-pajkiv/</text:a>
</text:p>
      <!--NEWS-->
      <text:h text:style-name="P10" text:outline-level="1">
<text:span text:style-name="T4">
在巴赫穆特（Bakhmut），敌人的进攻潜力大大减少了，他造成了巨大的损失-Anna Malyar</text:span>
</text:h>
      <text:p text:style-name="P4">
作者: ['АРМІЯINFORM']</text:p>
      <text:p text:style-name="P4">
时间: 2023-05-22T63:00:00-04:00</text:p>
      <text:p text:style-name="P4">
描述: 在上学期间，萨托（Sutto）的巴赫穆特斯基（Bakhmutsky）拉直的情况没有蛇。 公司的特里瓦亚。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zsu-1.jpg" text:style-name="Internet_20_link" text:visited-style-name="Visited_20_Internet_20_Link">
zsu-1.jpg</text:a>
']</text:p>
      <text:p text:style-name="P4">
标签: ['АГРЕСІЯ РФ', 'БАХМУТ', 'ВТОРГНЕННЯ РФ', 'ГАННА МАЛЯР']</text:p>
      <text:p text:style-name="P4">
类别: News</text:p>
      <!--METADATA-->
      <text:p text:style-name="P4">
<draw:frame draw:style-name="fr1" draw:name="Image284" text:anchor-type="as-char" svg:width="6.9236in" svg:height="3.992609in" draw:z-index="0">
<draw:image xlink:href="../Images/AРМІЯINFORM/2023-05-22T63-00-00-04-00/zsu-1.jpg" xlink:type="simple" xlink:show="embed" xlink:actuate="onLoad" draw:mime-type="image/jpeg"/>
</draw:frame>
从昨天开始，巴赫穆特方向的局势并没有发生重大变化。战斗是存储的。</text:p>
      <text:p text:style-name="P4">
关于它<text:a xlink:type="simple" xlink:href="https://t.me/annamaliar/779" text:style-name="Internet_20_link" text:visited-style-name="Visited_20_Internet_20_Link">
陈述</text:a>
乌克兰国防部副部长安娜·马利亚(Anna Malyar)。</text:p>
      <text:p text:style-name="P4">
“我们在巴赫穆特的部队控制着某些物体和飞机的私营部门。 敌人在控制的城市地区清洗。 我们的战斗机没有给敌人提供解决的机会，”安娜·马里亚尔说。</text:p>
      <text:p text:style-name="P4">
根据她的说法，敌人向其他力量和手段收取费用。</text:p>
      <text:p text:style-name="P4">
“巴赫穆特的辩护执行了他的军事任务。 敌人的进攻潜力减少了，敌人是由巨大的损失造成的，我们赢得了某些人的时间，我们可以稍后告诉我们。”乌克兰副部长写道。</text:p>
      <text:p text:style-name="P4">
News Source: <text:a xlink:type="simple" xlink:href="https://armyinform.com.ua/2023/05/22/u-bahmuti-nastupalnyj-potenczial-voroga-suttyevo-znyzhenyj-jomu-zavdani-velychezni-vtraty-ganna-malyar/" text:style-name="Internet_20_link" text:visited-style-name="Visited_20_Internet_20_Link">
https://armyinform.com.ua/2023/05/22/u-bahmuti-nastupalnyj-potenczial-voroga-suttyevo-znyzhenyj-jomu-zavdani-velychezni-vtraty-ganna-malyar/</text:a>
</text:p>
      <!--NEWS-->
      <text:h text:style-name="P10" text:outline-level="1">
<text:span text:style-name="T4">
俄罗斯针对乌克兰联合北约的战争 - 托尼·劳伦斯</text:span>
</text:h>
      <text:p text:style-name="P4">
作者: ['Єгор Брайлян']</text:p>
      <text:p text:style-name="P4">
时间: 2023-05-22T64:00:00-04:00</text:p>
      <text:p text:style-name="P4">
描述: 关于TS Kerivnik的迹象，表明了捍卫一半的战略家Scum Spialbitnik ...与乌克兰2022年的战争，与乌克兰的最新新闻，今天与乌克兰的新闻战争，乌克兰2022年最后一次，乌克兰和俄罗斯之间将发生战争他们说，当2022年与乌克兰的战争在2022年是否有一年的战争时，他们会在不久的将来与乌克兰发生战争，他们说，与乌克兰的战争，今天的乌克兰新闻，乌克兰的新闻，乌克兰媒体在俄罗斯的乌克兰新闻</text:p>
      <text:p text:style-name="P4">
图片: ['<text:a xlink:type="simple" xlink:href="https://armyinform.com.ua/wp-content/uploads/2023/05/photo_2023-05-22_13-13-44.jpg" text:style-name="Internet_20_link" text:visited-style-name="Visited_20_Internet_20_Link">
photo_2023-05-22_13-13-44.jpg</text:a>
']</text:p>
      <text:p text:style-name="P4">
标签: []</text:p>
      <text:p text:style-name="P4">
类别: News</text:p>
      <!--METADATA-->
      <text:p text:style-name="P4">
<draw:frame draw:style-name="fr1" draw:name="Image285" text:anchor-type="as-char" svg:width="6.9236in" svg:height="4.615733in" draw:z-index="0">
<draw:image xlink:href="../Images/AРМІЯINFORM/2023-05-22T64-00-00-04-00/photo_2023-05-22_13-13-44.jpg" xlink:type="simple" xlink:show="embed" xlink:actuate="onLoad" draw:mime-type="image/jpeg"/>
</draw:frame>
关于这是国防政策和战略计划的负责人，国际国防与安全中心的科学贸易(塔林)托尼·劳伦斯(Tony Lawrence)在[独家访谈]中告诉(https://armyinform.com.ua/2023/05/22/yednist-nato-sygnal-dlya-rosiyi-ne-vtruchatysya-v-bezpeku-inshyh-krayin-toni-lourens/)Lennart Mary _-自2007年以来一直在爱沙尼亚举行的年度安全论坛期间的通讯员。 该活动以纪念著名的夏季政治家和外交大臣为纪念(1990-1992)先锋(1992-2001)爱沙尼亚。 会议组织者是国际央行和安全和伦纳特·玛丽的欧洲基金会。</text:p>
      <text:p text:style-name="P4">
托尼·劳伦斯(Tony Lawrence)先生指出，只有联盟的统一才能有效解决乌克兰和整个欧洲的“俄罗斯问题”，以免在俄罗斯联邦的侵略中失去侵略，而是击败俄罗斯和欧洲的“俄罗斯问题”。确保世界上长期的和平。</text:p>
      <ul>
        <li>
很明显，欧洲应该在其安全方面更加团结和凝聚力。 在过去的20年中，北大西洋联盟对如何应对威胁以及如何识别威胁有不同的看法。</li>
      </ul>
      <text:p text:style-name="P4">
俄罗斯针对乌克兰的战争实际上团结了联盟。 建立了协调的强大阵线，这对俄罗斯来说是一个非常重要的信号，并没有干扰其他国家的安全。</text:p>
      <text:p text:style-name="P4">
因此，例如，加入瑞典和芬兰到北约的过程很重要(_Finland于4月4日成为第31个联盟国家。). Йдеться простворення ще одного міцного блоку об’єднаних націй, — сказав Тоні Лоуренс.</text:p>
      <text:p text:style-name="P4">
News Source: <text:a xlink:type="simple" xlink:href="https://armyinform.com.ua/2023/05/22/rosijska-vijna-proty-ukrayiny-obyednala-nato-toni-lourens/" text:style-name="Internet_20_link" text:visited-style-name="Visited_20_Internet_20_Link">
https://armyinform.com.ua/2023/05/22/rosijska-vijna-proty-ukrayiny-obyednala-nato-toni-lourens/</text:a>
</text:p>
      <!--NEWS-->
      <text:h text:style-name="P10" text:outline-level="1">
<text:span text:style-name="T4">
5月23日，将有关于进行领土的撤离的简报</text:span>
</text:h>
      <text:p text:style-name="P4">
作者: ['АРМІЯINFORM']</text:p>
      <text:p text:style-name="P4">
时间: 2023-05-22T65:00:00-04:00</text:p>
      <text:p text:style-name="P4">
描述: 23 Road在Briffy的军事媒体中心大约10:00，这个话题是“ Rosinwannia ...与乌克兰2022年的战争，与乌克兰与乌克兰的最新新闻，今天与乌克兰2022年的新闻战争，乌克兰与俄罗斯之间的战争将发生战争何时，何时，何时，何时，何时，何时，何时，何时，何时与乌克兰在2022年将是与乌克兰的战争在俄罗斯的乌克兰媒体</text:p>
      <text:p text:style-name="P4">
图片: ['<text:a xlink:type="simple" xlink:href="https://armyinform.com.ua/wp-content/uploads/2023/04/military-media-center.jpg" text:style-name="Internet_20_link" text:visited-style-name="Visited_20_Internet_20_Link">
military-media-center.jpg</text:a>
']</text:p>
      <text:p text:style-name="P4">
标签: ['БРИФІНГ', 'ДЕРЖСПЕЦТРАНССЛУЖБА', 'РОЗМІНУВАННЯ']</text:p>
      <text:p text:style-name="P4">
类别: News</text:p>
      <!--METADATA-->
      <text:p text:style-name="P4">
<draw:frame draw:style-name="fr1" draw:name="Image286" text:anchor-type="as-char" svg:width="6.9236in" svg:height="3.894525in" draw:z-index="0">
<draw:image xlink:href="../Images/AРМІЯINFORM/2023-05-22T65-00-00-04-00/military-media-center.jpg" xlink:type="simple" xlink:show="embed" xlink:actuate="onLoad" draw:mime-type="image/jpeg"/>
</draw:frame>
<text:span text:style-name="T4">
 5月23日10:00 </text:span>
武装媒体中心将进行简报和主题<text:span text:style-name="T4">
“国家特殊运输国防服务部门要求领土的要求” </text:span>
乌克兰运输运输运输。</text:p>
      <text:p text:style-name="P4">
简报将在讨论：</text:p>
      <text:p text:style-name="P4">
1.通过国家支持服务部​​门将履行领土的任务履行进展； 2.考虑当前风险的经验，准备袋。</text:p>
      <text:p text:style-name="P4">
媒体代表的认证是必须的，将于5月22日继续<text:span text:style-name="T4">
 18:00。</text:span>
</text:p>
      <text:p text:style-name="P4">
认证申请发送到E -MAIL地址：<text:a xlink:type="simple" xlink:href="https://armyinform.com.ua/cdn-cgi/l/email-protection" text:style-name="Internet_20_link" text:visited-style-name="Visited_20_Internet_20_Link">
[EmailProtected]</text:a>
指示记者的名称，名称和愿望，出版物的名称，武装部队的认证数量，联系电话。</text:p>
      <text:p text:style-name="P4">
News Source: <text:a xlink:type="simple" xlink:href="https://armyinform.com.ua/2023/05/22/23-travnya-vidbudetsya-bryfing-shhodo-rozminuvannya-terytorij-yake-provodyat-pidrozdily-derzhspecztranssluzhby/" text:style-name="Internet_20_link" text:visited-style-name="Visited_20_Internet_20_Link">
https://armyinform.com.ua/2023/05/22/23-travnya-vidbudetsya-bryfing-shhodo-rozminuvannya-terytorij-yake-provodyat-pidrozdily-derzhspecztranssluzhby/</text:a>
</text:p>
      <!--NEWS-->
      <text:h text:style-name="P10" text:outline-level="1">
<text:span text:style-name="T4">
我们在巴赫穆特（Bakhmut）的部队控制着飞机的某些物体和私营部门-Anna Malyar</text:span>
</text:h>
      <text:p text:style-name="P4">
作者: ['Анастасія Богач']</text:p>
      <text:p text:style-name="P4">
时间: 2023-05-22T66:00:00-04:00</text:p>
      <text:p text:style-name="P4">
描述: 关于电视马拉松“єIini新闻”的Pid时，Minstra的代祷者，与乌克兰2022年的战争，与乌克兰的战争是今天的最新消息，即与乌克兰2022年的新闻战争，这是战争的最后一场战争，将会发生一场战争他们说，在乌克兰和俄罗斯之间，当与乌克兰在2022年与乌克兰进行战争时，是否会在不久的将来与乌克兰进行战争，他们说，与乌克兰的战争，今天的乌克兰新闻，乌克兰的新闻，乌克兰的乌克兰媒体新闻</text:p>
      <text:p text:style-name="P4">
图片: ['<text:a xlink:type="simple" xlink:href="https://armyinform.com.ua/wp-content/uploads/2023/04/317089427.jpg" text:style-name="Internet_20_link" text:visited-style-name="Visited_20_Internet_20_Link">
317089427.jpg</text:a>
']</text:p>
      <text:p text:style-name="P4">
标签: ['ГАННА МАЛЯР']</text:p>
      <text:p text:style-name="P4">
类别: News</text:p>
      <!--METADATA-->
      <text:p text:style-name="P4">
<draw:frame draw:style-name="fr1" draw:name="Image287" text:anchor-type="as-char" svg:width="6.9236in" svg:height="4.615733in" draw:z-index="0">
<draw:image xlink:href="../Images/AРМІЯINFORM/2023-05-22T66-00-00-04-00/317089427.jpg" xlink:type="simple" xlink:show="embed" xlink:actuate="onLoad" draw:mime-type="image/jpeg"/>
</draw:frame>
在电视马拉松比赛中<text:a xlink:type="simple" xlink:href="https://www.youtube.com/watch" text:style-name="Internet_20_link" text:visited-style-name="Visited_20_Internet_20_Link">
“ unin”</text:a>
告知乌克兰国防副部长安娜·马利亚(Anna Malyar)。</text:p>
      <text:p text:style-name="P4">
据她说，最激烈的战斗现在是在Marinka，Avdiivka和Nabakhmut的方向上。 敌人的大多数力量都在巴赫穆特溪流上拉。</text:p>
      <ul>
        <li>
届时，我们的武装部队仍然控制着某些基础设施和工业地点以及西南地区的私营部门 - 地区“气道”。 今天，我们也控制着这座城市的这一部分。战斗。 安娜·马里亚尔(Anna Malyar)说，在这一晚上，敌人仍在清洁他在城市中所占的领土。</li>
      </ul>
      <text:p text:style-name="P4">
她说，此外，俄罗斯人在巴赫穆特(Bakhmut)举办了音乐会，以创造他们设法控制的宣传外观。 但是，这不是真的。</text:p>
      <ul>
        <li>
由于我们沿着侧面移动并占据了主导地位，因此我们的武装部队极大地复杂了留在城市的敌人。 实际上，我们继续前进。 因此，在由敌人控制的巴赫穆特(Bakhmut)的某些地方，他被迫进行辩护。 乌克兰国防部副部长说，俄罗斯人的进攻潜力大大减少了，因此我们赢得了某些行动的时间。</li>
      </ul>
      <text:p text:style-name="P4">
News Source: <text:a xlink:type="simple" xlink:href="https://armyinform.com.ua/2023/05/22/nashi-vijska-u-bahmuti-kontrolyuyut-pevni-obyekty-ta-pryvatnyj-sektor-u-rajoni-litak-ganna-malyar/" text:style-name="Internet_20_link" text:visited-style-name="Visited_20_Internet_20_Link">
https://armyinform.com.ua/2023/05/22/nashi-vijska-u-bahmuti-kontrolyuyut-pevni-obyekty-ta-pryvatnyj-sektor-u-rajoni-litak-ganna-malyar/</text:a>
</text:p>
      <!--NEWS-->
      <text:h text:style-name="P10" text:outline-level="1">
<text:span text:style-name="T4">
Volodymyr Zelenskyy：返回正义并保证乌克兰的自由 - 我们的历史任务</text:span>
</text:h>
      <text:p text:style-name="P4">
作者: ['АРМІЯINFORM']</text:p>
      <text:p text:style-name="P4">
时间: 2023-05-22T67:00:00-04:00</text:p>
      <text:p text:style-name="P4">
描述: 乌克兰沃迪米尔·泽伦斯基（Volodymyr Zelensky）总统服从，对所有人来说是公平的...与乌克兰2022年的战争，与乌克兰的最新新闻战争，今天与乌克兰2022年的新闻战争，乌克兰和俄罗斯之间以及战争之间会发生战争他们在2022年与乌克兰有一年</text:p>
      <text:p text:style-name="P4">
图片: ['<text:a xlink:type="simple" xlink:href="https://armyinform.com.ua/wp-content/uploads/2023/05/photo_5429368455406145974_y.jpg" text:style-name="Internet_20_link" text:visited-style-name="Visited_20_Internet_20_Link">
photo_5429368455406145974_y.jpg</text:a>
', '<text:a xlink:type="simple" xlink:href="https://armyinform.com.ua/wp-content/uploads/2023/05/photo_5429368455406145970_y-150x150.jpg" text:style-name="Internet_20_link" text:visited-style-name="Visited_20_Internet_20_Link">
photo_5429368455406145970_y-150x150.jpg</text:a>
', '<text:a xlink:type="simple" xlink:href="https://armyinform.com.ua/wp-content/uploads/2023/05/photo_5429368455406145973_y-150x150.jpg" text:style-name="Internet_20_link" text:visited-style-name="Visited_20_Internet_20_Link">
photo_5429368455406145973_y-150x150.jpg</text:a>
', '<text:a xlink:type="simple" xlink:href="https://armyinform.com.ua/wp-content/uploads/2023/05/photo_5429368455406145977_y-150x150.jpg" text:style-name="Internet_20_link" text:visited-style-name="Visited_20_Internet_20_Link">
photo_5429368455406145977_y-150x150.jpg</text:a>
', '<text:a xlink:type="simple" xlink:href="https://armyinform.com.ua/wp-content/uploads/2023/05/photo_5429368455406145975_y-150x150.jpg" text:style-name="Internet_20_link" text:visited-style-name="Visited_20_Internet_20_Link">
photo_5429368455406145975_y-150x150.jpg</text:a>
']</text:p>
      <text:p text:style-name="P4">
标签: ['ВІЙНА', 'ВОЛОДИМИР ЗЕЛЕНСЬКИЙ', 'ВТОРГНЕННЯ РФ', 'ПРЕЗИДЕНТ УКРАЇНИ']</text:p>
      <text:p text:style-name="P4">
类别: News</text:p>
      <!--METADATA-->
      <text:p text:style-name="P4">
<draw:frame draw:style-name="fr1" draw:name="Image288" text:anchor-type="as-char" svg:width="6.9236in" svg:height="4.615733in" draw:z-index="0">
<draw:image xlink:href="../Images/AРМІЯINFORM/2023-05-22T67-00-00-04-00/photo_5429368455406145974_y.jpg" xlink:type="simple" xlink:show="embed" xlink:actuate="onLoad" draw:mime-type="image/jpeg"/>
</draw:frame>
乌克兰沃迪米尔Zelensky总统强调，将正义归还给我们所有的人民，以确保整个国家的自由而没有任何概述是我们的历史任务。</text:p>
      <text:p text:style-name="P4">
国家元首<text:a xlink:type="simple" xlink:href="https://t.me/V_Zelenskiy_official/6307" text:style-name="Internet_20_link" text:visited-style-name="Visited_20_Internet_20_Link">
写</text:a>
Utegram。</text:p>
      <text:p text:style-name="P4">
Volodymyr Zelenskyy说，这是所有保护国家的人的任务，所有选择乌克兰并因此获胜的人。</text:p>
      <text:p text:style-name="P4">
<text:a xlink:type="simple" xlink:href="https://armyinform.com.ua/wp-content/uploads/2023/05/photo_5429368455406145970_y.jpg" text:style-name="Internet_20_link" text:visited-style-name="Visited_20_Internet_20_Link">
!(Images/AРМІЯINFORM/2023-05-22T67-00-00-04-00/photo_5429368455406145970_y-150x150.jpg)</text:a>
</text:p>
      <text:p text:style-name="P4">
<text:a xlink:type="simple" xlink:href="https://armyinform.com.ua/wp-content/uploads/2023/05/photo_5429368455406145973_y.jpg" text:style-name="Internet_20_link" text:visited-style-name="Visited_20_Internet_20_Link">
<draw:frame draw:style-name="fr1" draw:name="Image289" text:anchor-type="as-char" svg:width="6.9236in" svg:height="6.9236in" draw:z-index="0">
<draw:image xlink:href="../Images/AРМІЯINFORM/2023-05-22T67-00-00-04-00/photo_5429368455406145973_y-150x150.jpg" xlink:type="simple" xlink:show="embed" xlink:actuate="onLoad" draw:mime-type="image/jpeg"/>
</draw:frame>
</text:a>
</text:p>
      <text:p text:style-name="P4">
<text:a xlink:type="simple" xlink:href="https://armyinform.com.ua/wp-content/uploads/2023/05/photo_5429368455406145977_y.jpg" text:style-name="Internet_20_link" text:visited-style-name="Visited_20_Internet_20_Link">
<draw:frame draw:style-name="fr1" draw:name="Image290" text:anchor-type="as-char" svg:width="6.9236in" svg:height="6.9236in" draw:z-index="0">
<draw:image xlink:href="../Images/AРМІЯINFORM/2023-05-22T67-00-00-04-00/photo_5429368455406145977_y-150x150.jpg" xlink:type="simple" xlink:show="embed" xlink:actuate="onLoad" draw:mime-type="image/jpeg"/>
</draw:frame>
</text:a>
</text:p>
      <text:p text:style-name="P4">
<text:a xlink:type="simple" xlink:href="https://armyinform.com.ua/wp-content/uploads/2023/05/photo_5429368455406145975_y.jpg" text:style-name="Internet_20_link" text:visited-style-name="Visited_20_Internet_20_Link">
<draw:frame draw:style-name="fr1" draw:name="Image291" text:anchor-type="as-char" svg:width="6.9236in" svg:height="6.9236in" draw:z-index="0">
<draw:image xlink:href="../Images/AРМІЯINFORM/2023-05-22T67-00-00-04-00/photo_5429368455406145975_y-150x150.jpg" xlink:type="simple" xlink:show="embed" xlink:actuate="onLoad" draw:mime-type="image/jpeg"/>
</draw:frame>
</text:a>
</text:p>
      <text:p text:style-name="P4">
News Source: <text:a xlink:type="simple" xlink:href="https://armyinform.com.ua/2023/05/22/volodymyr-zelenskyj-povernuty-spravedlyvist-ta-garantuvaty-svobodu-dlya-ukrayiny-nashe-istorychne-zavdannya/" text:style-name="Internet_20_link" text:visited-style-name="Visited_20_Internet_20_Link">
https://armyinform.com.ua/2023/05/22/volodymyr-zelenskyj-povernuty-spravedlyvist-ta-garantuvaty-svobodu-dlya-ukrayiny-nashe-istorychne-zavdannya/</text:a>
</text:p>
      <!--NEWS-->
      <text:h text:style-name="P10" text:outline-level="1">
<text:span text:style-name="T4">
敌人使用海盗计划来访问公民的设备 - 国家秘密’</text:span>
</text:h>
      <text:p text:style-name="P4">
作者: ['АРМІЯINFORM']</text:p>
      <text:p text:style-name="P4">
时间: 2023-05-22T68:00:00-04:00</text:p>
      <text:p text:style-name="P4">
描述: 凭借元模特，一无所获，可以访问组织的ILNFORMATION系统...与乌克兰2022年的战争，与乌克兰的最新新闻，今天与乌克兰2022年的新闻战争，乌克兰和俄罗斯之间的战争将发生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5/site000303.png" text:style-name="Internet_20_link" text:visited-style-name="Visited_20_Internet_20_Link">
site000303.png</text:a>
']</text:p>
      <text:p text:style-name="P4">
标签: ['STOPRUSSIA', 'АГРЕСІЯ РФ', 'ВІЙНА', 'ВТОРГНЕННЯ РФ', "ДЕРЖАВНА СЛУЖБА СПЕЦІАЛЬНОГО ЗВ'ЯЗКУ ТА ЗАХИСТУ ІНФОРМАЦІЇ УКРАЇНИ"]</text:p>
      <text:p text:style-name="P4">
类别: News</text:p>
      <!--METADATA-->
      <text:p text:style-name="P4">
<draw:frame draw:style-name="fr1" draw:name="Image292" text:anchor-type="as-char" svg:width="6.9236in" svg:height="5.204239in" draw:z-index="0">
<draw:image xlink:href="../Images/AРМІЯINFORM/2023-05-22T68-00-00-04-00/site000303.png" xlink:type="simple" xlink:show="embed" xlink:actuate="onLoad" draw:mime-type="image/png"/>
</draw:frame>
为了获得未经授权的信息系统组织和乌克兰公民的访问，俄罗斯黑客一直在寻找新的方法。政府响应团队对计算机紧急情况的因素<text:a xlink:type="simple" xlink:href="https://cert.gov.ua/" text:style-name="Internet_20_link" text:visited-style-name="Visited_20_Internet_20_Link">
CERT-UA</text:a>
警告：使用无牌的使用越来越危险(海盗)软件。 这样的惩罚甚至通过乌克兰龙队传播 - 国家秘书处已经<text:a xlink:type="simple" xlink:href="https://cip.gov.ua/ua/news/russian-hackers-spread-infected-software-through-torrents" text:style-name="Internet_20_link" text:visited-style-name="Visited_20_Internet_20_Link">
警告</text:a>
以前。</text:p>
      <text:p text:style-name="P4">
“重要的是要记住：即使是一个“破碎”程序(无论是办公室包的程序还是Skovyans“ Kosinka”，等等。)，安装在一个计算机组织上，可以打开俄罗斯黑客和俄罗斯关于乌克兰组织预先形成的特殊服务的大门。”  - 在[消息]中说。(https://cip.gov.ua/ua/news/rosiyani-vikoristovuyut-piratski-programi-dlya-otrimannya-dostupu-do-pristroyiv-gromadyan)国家安全服务和乌克兰信息保护。</text:p>
      <text:p text:style-name="P4">
预测国家秘书处的使用将继续增长。 乌克兰洪流跟踪器将出现越来越多的用户，这些用户将分发危险的海盗软件。</text:p>
      <text:p text:style-name="P4">
在这种情况下，黑客的动机可能会有所不同：从刺激作用的网络启动到绑架银行卡数据，以及随后的 -  costers； 或随后赎回的战士感染。</text:p>
      <text:p text:style-name="P4">
回想一下，4月初在CERT-UA <text:a xlink:type="simple" xlink:href="https://cip.gov.ua/ua/news/piratski-programi-vidkriti-dlya-khakeriv-dveri-do-komp-yuternikh-sistem-pidpriyemstv-ta-organizacii" text:style-name="Internet_20_link" text:visited-style-name="Visited_20_Internet_20_Link">
报告</text:a>
关于由于安装无执照程序而导致的网络事件。</text:p>
      <text:p text:style-name="P4">
News Source: <text:a xlink:type="simple" xlink:href="https://armyinform.com.ua/2023/05/22/vorog-vykorystovuye-piratski-programy-dlya-otrymannya-dostupu-do-prystroyiv-gromadyan-derzhspeczzvyazok/" text:style-name="Internet_20_link" text:visited-style-name="Visited_20_Internet_20_Link">
https://armyinform.com.ua/2023/05/22/vorog-vykorystovuye-piratski-programy-dlya-otrymannya-dostupu-do-prystroyiv-gromadyan-derzhspeczzvyazok/</text:a>
</text:p>
      <!--NEWS-->
      <text:h text:style-name="P10" text:outline-level="1">
<text:span text:style-name="T4">
在基辅地区，博客作者报告了对蒂克托克的怀疑，否认了俄罗斯联邦的侵略</text:span>
</text:h>
      <text:p text:style-name="P4">
作者: ['АРМІЯINFORM']</text:p>
      <text:p text:style-name="P4">
时间: 2023-05-22T69:00:00-04:00</text:p>
      <text:p text:style-name="P4">
描述: 在凯里维尼特瓦科（Kerivnitvva Kyivko）的过程中他们说，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5/7-38-e1684750496379.jpg" text:style-name="Internet_20_link" text:visited-style-name="Visited_20_Internet_20_Link">
7-38-e1684750496379.jpg</text:a>
']</text:p>
      <text:p text:style-name="P4">
标签: ['STOPRUSSIA', 'АГРЕСІЯ РФ', 'ВТОРГНЕННЯ РФ']</text:p>
      <text:p text:style-name="P4">
类别: News</text:p>
      <!--METADATA-->
      <text:p text:style-name="P4">
<draw:frame draw:style-name="fr1" draw:name="Image293" text:anchor-type="as-char" svg:width="6.9236in" svg:height="6.642768in" draw:z-index="0">
<draw:image xlink:href="../Images/AРМІЯINFORM/2023-05-22T69-00-00-04-00/7-38-e1684750496379.jpg" xlink:type="simple" xlink:show="embed" xlink:actuate="onLoad" draw:mime-type="image/jpeg"/>
</draw:frame>
在基辅市检察官办公室的程序领导下，据报道，基辅居民涉嫌否认俄罗斯联邦对乌克兰的武装侵略。</text:p>
      <text:p text:style-name="P4">
根据调查，在乌克兰俄罗斯联邦的全面入侵开始之后，一个squeeze创建了一段视频，否认了俄罗斯与反对乌克兰的武装侵略，随后在蒂克托克(Tiktok)发布了视频。</text:p>
      <text:p text:style-name="P4">
犯罪嫌疑人在他的视频材料中试图消除乌克兰的充满战争的责任，并指责撒旦的撒旦黑手党。</text:p>
      <text:p text:style-name="P4">
法医语言考试的结论证实，释放材料的陈述是宣传，目的是针对俄罗斯联邦对乌克兰的武装侵略的名称。</text:p>
      <text:p text:style-name="P4">
目前正在解决一项可疑预防措施的选举问题。</text:p>
      <text:p text:style-name="P4">
刑事诉讼中的 - 审判前调查是由乌克兰在基辅和基辅地区的安全局进行的。</text:p>
      <text:p text:style-name="P4">
<text:span text:style-name="T4">
资料来源：</text:span>
 <text:a xlink:type="simple" xlink:href="https://www.gp.gov.ua/ua/posts/zaperecuvav-zbroinu-agresiyu-rf-ta-zvinuvacuvav-u-viini-sataninsku-mafiyu-tiktok-blogeru-povidomleno-pro-pidozru" text:style-name="Internet_20_link" text:visited-style-name="Visited_20_Internet_20_Link">
_乌克兰检察长_的_PICE</text:a>
</text:p>
      <text:p text:style-name="P4">
News Source: <text:a xlink:type="simple" xlink:href="https://armyinform.com.ua/2023/05/22/na-kyyivshhyny-povidomleno-pro-pidozru-tiktok-blogeru-shho-zaperechuvav-agresiyu-rf/" text:style-name="Internet_20_link" text:visited-style-name="Visited_20_Internet_20_Link">
https://armyinform.com.ua/2023/05/22/na-kyyivshhyny-povidomleno-pro-pidozru-tiktok-blogeru-shho-zaperechuvav-agresiyu-rf/</text:a>
</text:p>
      <!--NEWS-->
      <text:h text:style-name="P10" text:outline-level="1">
<text:span text:style-name="T4">
在乌克兰脱颖而出的预测中吸引欧盟资源的努力正在进行中</text:span>
</text:h>
      <text:p text:style-name="P4">
作者: ['АРМІЯINFORM']</text:p>
      <text:p text:style-name="P4">
时间: 2023-05-22T70:00:00-04:00</text:p>
      <text:p text:style-name="P4">
描述: 关于一般服务Zv'yazkiv，Zbroyshi的Piditrims指挥的指挥...与乌克兰2022年的战争，与乌克兰的最新新闻，今天与乌克兰2022年的新闻战争，今天将在乌克兰和乌克兰之间发生战争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5/348493216_994382555037100_608758148425477919_n.jpg" text:style-name="Internet_20_link" text:visited-style-name="Visited_20_Internet_20_Link">
348493216_994382555037100_608758148425477919_n.jpg</text:a>
', '<text:a xlink:type="simple" xlink:href="https://armyinform.com.ua/wp-content/uploads/2023/05/348547380_956402135786603_1206802066915415259_n.jpg" text:style-name="Internet_20_link" text:visited-style-name="Visited_20_Internet_20_Link">
348547380_956402135786603_1206802066915415259_n.jpg</text:a>
', '<text:a xlink:type="simple" xlink:href="https://armyinform.com.ua/wp-content/uploads/2023/05/347637367_624374019334914_772244345199540418_n-1-150x150.jpg" text:style-name="Internet_20_link" text:visited-style-name="Visited_20_Internet_20_Link">
347637367_624374019334914_772244345199540418_n-1-150x150.jpg</text:a>
', '<text:a xlink:type="simple" xlink:href="https://armyinform.com.ua/wp-content/uploads/2023/05/347648834_661228619163793_6281342040913599218_n-150x150.jpg" text:style-name="Internet_20_link" text:visited-style-name="Visited_20_Internet_20_Link">
347648834_661228619163793_6281342040913599218_n-150x150.jpg</text:a>
', '<text:a xlink:type="simple" xlink:href="https://armyinform.com.ua/wp-content/uploads/2023/05/348215960_920420862345531_3658173103044254399_n-150x150.jpg" text:style-name="Internet_20_link" text:visited-style-name="Visited_20_Internet_20_Link">
348215960_920420862345531_3658173103044254399_n-150x150.jpg</text:a>
']</text:p>
      <text:p text:style-name="P4">
标签: ['КОМАНДУВАННЯ СИЛ ЛОГІСТИКИ ЗС УКРАЇНИ']</text:p>
      <text:p text:style-name="P4">
类别: News</text:p>
      <!--METADATA-->
      <text:p text:style-name="P4">
<draw:frame draw:style-name="fr1" draw:name="Image294" text:anchor-type="as-char" svg:width="6.9236in" svg:height="4.619642in" draw:z-index="0">
<draw:image xlink:href="../Images/AРМІЯINFORM/2023-05-22T70-00-00-04-00/348493216_994382555037100_608758148425477919_n.jpg" xlink:type="simple" xlink:show="embed" xlink:actuate="onLoad" draw:mime-type="image/jpeg"/>
</draw:frame>
关于它<text:a xlink:type="simple" xlink:href="https://www.facebook.com/KSP.ZSU" text:style-name="Internet_20_link" text:visited-style-name="Visited_20_Internet_20_Link">
报告</text:a>
公共关系服务，以支持乌克兰武装部队的支持。</text:p>
      <text:p text:style-name="P4">
值得注意的是，最近，武装部队代表团由乌克兰武装部队养犬部负责人，彼得罗布鲁兹纳上校参加了欧盟-SSS联合工作组的会议，就搜索犬的准备。</text:p>
      <text:p text:style-name="P4">
<draw:frame draw:style-name="fr1" draw:name="Image295" text:anchor-type="as-char" svg:width="6.9236in" svg:height="4.613779in" draw:z-index="0">
<draw:image xlink:href="../Images/AРМІЯINFORM/2023-05-22T70-00-00-04-00/348547380_956402135786603_1206802066915415259_n.jpg" xlink:type="simple" xlink:show="embed" xlink:actuate="onLoad" draw:mime-type="image/jpeg"/>
</draw:frame>
该项目是由欧盟代表创建的，是乌克兰定居点从爆炸物中的安全桥梁的一部分，通过向负责矿山活动的乌克兰当局提供搜索工程师。</text:p>
      <text:p text:style-name="P4">
<text:a xlink:type="simple" xlink:href="https://armyinform.com.ua/wp-content/uploads/2023/05/347637367_624374019334914_772244345199540418_n-1.jpg" text:style-name="Internet_20_link" text:visited-style-name="Visited_20_Internet_20_Link">
!(Images/AРМІЯINFORM/2023-05-22T70-00-00-04-00/347637367_624374019334914_772244345199540418_n-1-150x150.jpg)</text:a>
</text:p>
      <text:p text:style-name="P4">
<text:a xlink:type="simple" xlink:href="https://armyinform.com.ua/wp-content/uploads/2023/05/347648834_661228619163793_6281342040913599218_n.jpg" text:style-name="Internet_20_link" text:visited-style-name="Visited_20_Internet_20_Link">
<draw:frame draw:style-name="fr1" draw:name="Image296" text:anchor-type="as-char" svg:width="6.9236in" svg:height="6.9236in" draw:z-index="0">
<draw:image xlink:href="../Images/AРМІЯINFORM/2023-05-22T70-00-00-04-00/347648834_661228619163793_6281342040913599218_n-150x150.jpg" xlink:type="simple" xlink:show="embed" xlink:actuate="onLoad" draw:mime-type="image/jpeg"/>
</draw:frame>
</text:a>
</text:p>
      <text:p text:style-name="P4">
<text:a xlink:type="simple" xlink:href="https://armyinform.com.ua/wp-content/uploads/2023/05/348215960_920420862345531_3658173103044254399_n.jpg" text:style-name="Internet_20_link" text:visited-style-name="Visited_20_Internet_20_Link">
<draw:frame draw:style-name="fr1" draw:name="Image297" text:anchor-type="as-char" svg:width="6.9236in" svg:height="6.9236in" draw:z-index="0">
<draw:image xlink:href="../Images/AРМІЯINFORM/2023-05-22T70-00-00-04-00/348215960_920420862345531_3658173103044254399_n-150x150.jpg" xlink:type="simple" xlink:show="embed" xlink:actuate="onLoad" draw:mime-type="image/jpeg"/>
</draw:frame>
</text:a>
我们的朋友和同事，欧盟的国际专家和美国参加了此次活动。 已经讨论了有关认证过程以及有关炸药和枪支搜索犬的相关搜索的许多重要问题。 此外，国际合作伙伴还通过我们在矿山起草项目框架内进一步合作的各个方面发展。顺便说一句，在该项目的框架中，第一批服务犬是由武装部队的王权单位训练和传播的。 他们中的一些人已经开始完成任务。 四头脚的助手帮助我们的洗手师发现俄罗斯占领者本身留下的瞄准剂铁。</text:p>
      <text:p text:style-name="P4">
News Source: <text:a xlink:type="simple" xlink:href="https://armyinform.com.ua/2023/05/22/robota-iz-zaluchennya-resursiv-yevropejskogo-soyuzu-do-proyektiv-rozminuvannya-v-ukrayini-tryvaye/" text:style-name="Internet_20_link" text:visited-style-name="Visited_20_Internet_20_Link">
https://armyinform.com.ua/2023/05/22/robota-iz-zaluchennya-resursiv-yevropejskogo-soyuzu-do-proyektiv-rozminuvannya-v-ukrayini-tryvaye/</text:a>
</text:p>
      <!--NEWS-->
      <text:h text:style-name="P10" text:outline-level="1">
<text:span text:style-name="T4">
西里尔市长对俄罗斯军人的讲话</text:span>
</text:h>
      <text:p text:style-name="P4">
作者: ['АРМІЯINFORM']</text:p>
      <text:p text:style-name="P4">
时间: 2023-05-22T71:00:00-04:00</text:p>
      <text:p text:style-name="P4">
描述: 乌克兰国防部罗斯维克（Rosveski）负责人管理部主管负责他们说，当2022年与乌克兰的战争将在不久的将来与乌克兰发生战争时，他们说，与乌克兰的战争，乌克兰的新闻今天，乌克兰的新闻，乌克兰媒体在俄罗斯的乌克兰新闻</text:p>
      <text:p text:style-name="P4">
图片: []</text:p>
      <text:p text:style-name="P4">
标签: ['ЗВЕРНЕННЯ ДО РОСІЙСЬКИХ ВІЙСЬКОВИХ', 'КИРИЛО БУДАНОВ']</text:p>
      <text:p text:style-name="P4">
类别: News</text:p>
      <!--METADATA-->
      <text:p text:style-name="P4">
乌克兰国防部少将基里尔·布达马诺夫(Kirill Budanov)国防部情报局主要局长向俄罗斯的代表致辞：俄罗斯联邦军的代表：</text:p>
      <text:p text:style-name="P4">
** _“会有一件好事。 您有选择 - 赢得生命或挽救生命。</text:p>
      <text:p text:style-name="P4">
凯里尔·布达塔诺夫(Kirill Budanov)少将说，有必要让俄罗斯军队生存。</text:p>
      <text:p text:style-name="P4">
_ **“乌克兰给俄罗斯的机会在克里姆林宫争论的憎恶中没有性牺牲的机会，并将将房子归还为生活。</text:p>
      <text:p text:style-name="P4">
GUR MOU打电话给：<text:span text:style-name="T5">
 <text:span text:style-name="T4">
“分发此vidoo，可以用您的全国人或贵族给您的信息寿命。” </text:span>
 _ </text:span>
 _ _</text:p>
      <text:p text:style-name="P4">
<text:a xlink:type="simple" xlink:href="https://t.me/spasisebyabot" text:style-name="Internet_20_link" text:visited-style-name="Visited_20_Internet_20_Link">
聊天机器人“我想活着”</text:a>
<text:span text:style-name="T4">
来源：</text:span>
 _ <text:a xlink:type="simple" xlink:href="https://t.me/DIUkraine/2336" text:style-name="Internet_20_link" text:visited-style-name="Visited_20_Internet_20_Link">
GUR MOU</text:a>
_</text:p>
      <text:p text:style-name="P4">
News Source: <text:a xlink:type="simple" xlink:href="https://armyinform.com.ua/2023/05/22/zvernennya-general-majora-kyryla-budanova-do-rosijskyh-vijskovosluzhbovcziv/" text:style-name="Internet_20_link" text:visited-style-name="Visited_20_Internet_20_Link">
https://armyinform.com.ua/2023/05/22/zvernennya-general-majora-kyryla-budanova-do-rosijskyh-vijskovosluzhbovcziv/</text:a>
</text:p>
      <!--NEWS-->
      <text:h text:style-name="P10" text:outline-level="1">
<text:span text:style-name="T4">
缺少照片 - 与战俘或官方确认的视频不会影响交换协调总部</text:span>
</text:h>
      <text:p text:style-name="P4">
作者: ['АРМІЯINFORM']</text:p>
      <text:p text:style-name="P4">
时间: 2023-05-22T72:00:00-04:00</text:p>
      <text:p text:style-name="P4">
描述: Obotziyny Piditziyny pest-trinnnya的Vidsutniy照片不是P. pistava ...与乌克兰2022年的战争，与乌克兰的最新新闻，今天与乌克兰2022年的新闻战争，今天，乌克兰和俄罗斯之间的战争将在乌克兰和俄罗斯之间发生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5/630_360_1681138038-498.jpg" text:style-name="Internet_20_link" text:visited-style-name="Visited_20_Internet_20_Link">
630_360_1681138038-498.jpg</text:a>
']</text:p>
      <text:p text:style-name="P4">
标签: ['ВІЙНА', 'ВІЙСЬКОВОПОЛОНЕНІ', 'КООРДИНАЦІЙНИЙ ШТАБ З ПИТАНЬ ПОВОДЖЕННЯ З ВІЙСЬКОВОПОЛОНЕНИМИ']</text:p>
      <text:p text:style-name="P4">
类别: News</text:p>
      <!--METADATA-->
      <text:p text:style-name="P4">
<draw:frame draw:style-name="fr1" draw:name="Image298" text:anchor-type="as-char" svg:width="6.9236in" svg:height="3.956343in" draw:z-index="0">
<draw:image xlink:href="../Images/AРМІЯINFORM/2023-05-22T72-00-00-04-00/630_360_1681138038-498.jpg" xlink:type="simple" xlink:show="embed" xlink:actuate="onLoad" draw:mime-type="image/jpeg"/>
</draw:frame>
没有照片或视频材料被囚禁或官方确认的缺乏，并不是要包括一名服务员进行交换。</text:p>
      <text:p text:style-name="P4">
关于这个<text:a xlink:type="simple" xlink:href="https://t.me/Koord_shtab/1096" text:style-name="Internet_20_link" text:visited-style-name="Visited_20_Internet_20_Link">
一个正在说话</text:a>
在与协调总部的一个单独的飞行器旅的家人会面。</text:p>
      <text:p text:style-name="P4">
“我们正在从囚禁中返回到注册表中的所有人。 如果发生新的信息或丢失的证据，则可能是更改其会计类别的基础。”</text:p>
      <text:p text:style-name="P4">
工作人员指出，有关辩护人的其他信息，敌人囚禁的证据或俄罗斯国防部对囚禁的证据很重要，但没有直接影响。</text:p>
      <text:p text:style-name="P4">
关于与军事部队的沟通，员工代表指出，必须提供家庭的文件是一份通知。 除访问权限的人以外，您还可以通过人员配备和社会支持中心获得相应的请求。</text:p>
      <text:p text:style-name="P4">
会议在会议上分别讨论了乌克兰国家警察的财政支持和沟通问题。</text:p>
      <text:p text:style-name="P4">
News Source: <text:a xlink:type="simple" xlink:href="https://armyinform.com.ua/2023/05/22/vidsutnist-foto-video-z-vijskovopolonenym-abo-oficzijnogo-pidtverdzhennya-ne-vplyvaye-na-obmin-koordynaczijnyj-shtab/" text:style-name="Internet_20_link" text:visited-style-name="Visited_20_Internet_20_Link">
https://armyinform.com.ua/2023/05/22/vidsutnist-foto-video-z-vijskovopolonenym-abo-oficzijnogo-pidtverdzhennya-ne-vplyvaye-na-obmin-koordynaczijnyj-shtab/</text:a>
</text:p>
      <!--NEWS-->
      <text:h text:style-name="P10" text:outline-level="1">
<text:span text:style-name="T4">
“被俄罗斯占领者摧毁的巴赫穆特现在是全世界的外观”  - 古尔穆尔的代表</text:span>
</text:h>
      <text:p text:style-name="P4">
作者: ['Андрій Агєєв']</text:p>
      <text:p text:style-name="P4">
时间: 2023-05-22T73:00:00-04:00</text:p>
      <text:p text:style-name="P4">
描述:  - 数据dati term inni，如果rosieska宣传Nykrachny可以Vicorista Nitudomalene ...与2022年与乌克兰的战争，与乌克兰的最新新闻进行战争，《与乌克兰的新闻战》，《与乌克兰的新闻》 2022年，乌克兰和俄罗斯和俄罗斯和俄罗斯之间的战争将会发生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4/bahmut-3.jpg" text:style-name="Internet_20_link" text:visited-style-name="Visited_20_Internet_20_Link">
bahmut-3.jpg</text:a>
']</text:p>
      <text:p text:style-name="P4">
标签: ['АНДРІЙ ЮСОВ']</text:p>
      <text:p text:style-name="P4">
类别: News</text:p>
      <!--METADATA-->
      <text:p text:style-name="P4">
<draw:frame draw:style-name="fr1" draw:name="Image299" text:anchor-type="as-char" svg:width="6.9236in" svg:height="3.894525in" draw:z-index="0">
<draw:image xlink:href="../Images/AРМІЯINFORM/2023-05-22T73-00-00-04-00/bahmut-3.jpg" xlink:type="simple" xlink:show="embed" xlink:actuate="onLoad" draw:mime-type="image/jpeg"/>
</draw:frame>
说明性照片</text:p>
      <ul>
        <li>
          <text:p text:style-name="P4">
所有日期和条款何时最好使用巴赫穆特(Bakhmut)的报告早已结束。 后者是第9。 就在那时，出于宣传目的，普京的集体至少必须在So被称赞的成就的背景下提出占领乌克兰ISOV国防部情报部的占领。</text:p>
        </li>
        <li>
          <text:p text:style-name="P4">
此外，重要的是，Prigogin，Shogu Tagerasimov和Prigogine宣布这一消息的事实很重要，很明显，对于俄罗斯国防部的官方结构是不是好消息。 唯一可以“问候”种族主义者的是破坏大多数砖头。 这就是整个世界现在所关注的，下一城市在乌克兰的控制下发展了 - 雷神cale式入侵，现在已经被摧毁了。 这是对乌克兰的军事犯罪和种族灭绝战争的另一个例子。 而且，实际上，安德烈·尤索夫(Andrei Yusov)说，带有他“俄罗斯措施”的情况。</text:p>
        </li>
      </ul>
      <text:p text:style-name="P4">
在谈到俄罗斯计划将巴赫穆特扔进的储备时，古尔·穆乌库(Gur Muuuku)的代表说，占领者并没有押注他们作为数量的准备质量。</text:p>
      <ul>
        <li>
他们将它们扔到巴赫穆特(Bakhmut)的事实意味着这些单元不会出现在前线的另一部分。 这也是乌克兰堡垒堡垒的捍卫者乌克兰Siloborovnes的成就。 在艰难的条件下，以高昂的成本，超过9个月的时间限制了敌人，并造成了重大的生活力量和技术人员损失。 安德烈·尤索夫(Andrei Yusov)表示，在巴赫穆特(Bakhmut)领导下的俄罗斯人的损失是巨大的，绝对与目标的结果也不相对。</li>
      </ul>
      <text:p text:style-name="P4">
News Source: <text:a xlink:type="simple" xlink:href="https://armyinform.com.ua/2023/05/22/zrujnovanyj-rosijskymy-okupantamy-bahmut-cze-te-na-shho-zaraz-dyvytsya-ves-svit-predstavnyk-gur-mou/" text:style-name="Internet_20_link" text:visited-style-name="Visited_20_Internet_20_Link">
https://armyinform.com.ua/2023/05/22/zrujnovanyj-rosijskymy-okupantamy-bahmut-cze-te-na-shho-zaraz-dyvytsya-ves-svit-predstavnyk-gur-mou/</text:a>
</text:p>
      <!--NEWS-->
      <text:h text:style-name="P10" text:outline-level="1">
<text:span text:style-name="T4">
国防部满足了夏季供应的需求。 冬天的储备是形成的</text:span>
</text:h>
      <text:p text:style-name="P4">
作者: ['АРМІЯINFORM']</text:p>
      <text:p text:style-name="P4">
时间: 2023-05-22T74:00:00-04:00</text:p>
      <text:p text:style-name="P4">
描述: Minobornoi Zdiysny，Ildhidnis，Iza Viexkovo服务LITNOY ...与乌克兰2022年的战争，与乌克兰的最新新闻战争，与乌克兰2022年的新闻战争，乌克兰和俄罗斯的新闻战，以及乌克兰的战争将在2022年或不在2022年，他们说，在不久的将来，乌克兰与乌克兰发动了战争</text:p>
      <text:p text:style-name="P4">
图片: ['<text:a xlink:type="simple" xlink:href="https://armyinform.com.ua/wp-content/uploads/2023/05/photo_5431343105275185796_y.jpg" text:style-name="Internet_20_link" text:visited-style-name="Visited_20_Internet_20_Link">
photo_5431343105275185796_y.jpg</text:a>
', '<text:a xlink:type="simple" xlink:href="https://armyinform.com.ua/wp-content/uploads/2023/05/photo_5431343105275185795_y-150x150.jpg" text:style-name="Internet_20_link" text:visited-style-name="Visited_20_Internet_20_Link">
photo_5431343105275185795_y-150x150.jpg</text:a>
', '<text:a xlink:type="simple" xlink:href="https://armyinform.com.ua/wp-content/uploads/2023/05/photo_5431343105275185797_y-150x150.jpg" text:style-name="Internet_20_link" text:visited-style-name="Visited_20_Internet_20_Link">
photo_5431343105275185797_y-150x150.jpg</text:a>
', '<text:a xlink:type="simple" xlink:href="https://armyinform.com.ua/wp-content/uploads/2023/05/photo_5431343105275185800_y-150x150.jpg" text:style-name="Internet_20_link" text:visited-style-name="Visited_20_Internet_20_Link">
photo_5431343105275185800_y-150x150.jpg</text:a>
']</text:p>
      <text:p text:style-name="P4">
标签: ['ГАННА МАЛЯР', 'ЛІТНЯ ФОРМА']</text:p>
      <text:p text:style-name="P4">
类别: News</text:p>
      <!--METADATA-->
      <text:p text:style-name="P4">
<draw:frame draw:style-name="fr1" draw:name="Image300" text:anchor-type="as-char" svg:width="6.9236in" svg:height="3.850197in" draw:z-index="0">
<draw:image xlink:href="../Images/AРМІЯINFORM/2023-05-22T74-00-00-04-00/photo_5431343105275185796_y.jpg" xlink:type="simple" xlink:show="embed" xlink:actuate="onLoad" draw:mime-type="image/jpeg"/>
</draw:frame>
国防部采取所有必要的措施来提供军事人员。</text:p>
      <text:p text:style-name="P4">
关于它<text:a xlink:type="simple" xlink:href="https://t.me/annamaliar/785" text:style-name="Internet_20_link" text:visited-style-name="Visited_20_Internet_20_Link">
报告</text:a>
乌克兰国防部副部长安娜·马利亚(Anna Malyar)。</text:p>
      <text:p text:style-name="P4">
“根据武装部队提供财产的财产规范，计划了该过程。 对于不动产的所有对象，考虑到敌对行动的条件，就可以建立定期操作。”她说。</text:p>
      <text:p text:style-name="P4">
<text:a xlink:type="simple" xlink:href="https://armyinform.com.ua/wp-content/uploads/2023/05/photo_5431343105275185795_y.jpg" text:style-name="Internet_20_link" text:visited-style-name="Visited_20_Internet_20_Link">
!(Images/AРМІЯINFORM/2023-05-22T74-00-00-04-00/photo_5431343105275185795_y-150x150.jpg)</text:a>
</text:p>
      <text:p text:style-name="P4">
<text:a xlink:type="simple" xlink:href="https://armyinform.com.ua/wp-content/uploads/2023/05/photo_5431343105275185797_y.jpg" text:style-name="Internet_20_link" text:visited-style-name="Visited_20_Internet_20_Link">
<draw:frame draw:style-name="fr1" draw:name="Image301" text:anchor-type="as-char" svg:width="6.9236in" svg:height="6.9236in" draw:z-index="0">
<draw:image xlink:href="../Images/AРМІЯINFORM/2023-05-22T74-00-00-04-00/photo_5431343105275185797_y-150x150.jpg" xlink:type="simple" xlink:show="embed" xlink:actuate="onLoad" draw:mime-type="image/jpeg"/>
</draw:frame>
</text:a>
</text:p>
      <text:p text:style-name="P4">
<text:a xlink:type="simple" xlink:href="https://armyinform.com.ua/wp-content/uploads/2023/05/photo_5431343105275185800_y.jpg" text:style-name="Internet_20_link" text:visited-style-name="Visited_20_Internet_20_Link">
<draw:frame draw:style-name="fr1" draw:name="Image302" text:anchor-type="as-char" svg:width="6.9236in" svg:height="6.9236in" draw:z-index="0">
<draw:image xlink:href="../Images/AРМІЯINFORM/2023-05-22T74-00-00-04-00/photo_5431343105275185800_y-150x150.jpg" xlink:type="simple" xlink:show="embed" xlink:actuate="onLoad" draw:mime-type="image/jpeg"/>
</draw:frame>
</text:a>
截至目前，据安娜·马利亚(Anna Malyar)称，夏季服装的供应应被纳入满足需求的计划的速度。</text:p>
      <text:p text:style-name="P4">
乌克兰国防部副部长说：“ 20023年购买的表格和前期的残留物足以确保所需的军人和储备金的创建。”</text:p>
      <text:p text:style-name="P4">
国防部还结束了购买真正的Minasm命名法的新合同。</text:p>
      <text:p text:style-name="P4">
News Source: <text:a xlink:type="simple" xlink:href="https://armyinform.com.ua/2023/05/22/minoborony-zadovolnyly-potrebu-shhodo-postachannya-litnoyi-formy-formuyetsya-rezerv-na-zymu/" text:style-name="Internet_20_link" text:visited-style-name="Visited_20_Internet_20_Link">
https://armyinform.com.ua/2023/05/22/minoborony-zadovolnyly-potrebu-shhodo-postachannya-litnoyi-formy-formuyetsya-rezerv-na-zymu/</text:a>
</text:p>
      <!--NEWS-->
      <text:h text:style-name="P10" text:outline-level="1">
<text:span text:style-name="T4">
Zaporizhzhya NPP的电源已恢复</text:span>
</text:h>
      <text:p text:style-name="P4">
作者: ['АРМІЯINFORM']</text:p>
      <text:p text:style-name="P4">
时间: 2023-05-22T75:00:00-04:00</text:p>
      <text:p text:style-name="P4">
描述: “ ukrenergo”是Elektro -Prime，Yaku Live Zaporizka aes的界限。 车站...与乌克兰2022年的战争，与乌克兰的最新消息，今天与乌克兰的新闻战争，2022年的《新闻战》，今天将在乌克兰和俄罗斯之间发生战争，当2022年与乌克兰的战争将在他们说，在不久的将来与乌克兰发动了战争</text:p>
      <text:p text:style-name="P4">
图片: ['<text:a xlink:type="simple" xlink:href="https://armyinform.com.ua/wp-content/uploads/2023/05/zaes.jpg" text:style-name="Internet_20_link" text:visited-style-name="Visited_20_Internet_20_Link">
zaes.jpg</text:a>
']</text:p>
      <text:p text:style-name="P4">
标签: ['STOPRUSSIA', 'АГРЕСІЯ РФ', 'ВТОРГНЕННЯ РФ', 'ЗАЕС']</text:p>
      <text:p text:style-name="P4">
类别: News</text:p>
      <!--METADATA-->
      <text:p text:style-name="P4">
<draw:frame draw:style-name="fr1" draw:name="Image303" text:anchor-type="as-char" svg:width="6.9236in" svg:height="3.894525in" draw:z-index="0">
<draw:image xlink:href="../Images/AРМІЯINFORM/2023-05-22T75-00-00-04-00/zaes.jpg" xlink:type="simple" xlink:show="embed" xlink:actuate="onLoad" draw:mime-type="image/jpeg"/>
</draw:frame>
Ukrenergo恢复了为Zaporizhhya NPP提供的输电线路。该电台从乌克兰电力系统上电力。</text:p>
      <text:p text:style-name="P4">
关于它<text:a xlink:type="simple" xlink:href="https://t.me/Ukrenergo/2100" text:style-name="Internet_20_link" text:visited-style-name="Visited_20_Internet_20_Link">
报告</text:a>
Ukrenergo的新闻服务 - 主电网传输，管理和操作系统的运营商。</text:p>
      <text:p text:style-name="P4">
“由于对高压线路的损害，Zaporizhzhia核电站的电力厂增加了电网的功率，并从柴油发电机上工作。 自从Zaporizhhya NPP的临时职业以来，这已经知道这一点，俄罗斯人在NPP地区造成了核辐射危险。 乌克兰戈(Ukrenergo)竭尽全力和核电站的力量，乌克兰电力系统(Ukrainian Power System)。”</text:p>
      <text:p text:style-name="P4">
我们将提醒，由于俄罗斯入侵者在2023年5月22日晚上5:26遭受恐怖炮击的结果<text:a xlink:type="simple" xlink:href="https://armyinform.com.ua/2023/05/22/zaporizka-aes-perejshla-v-rezhym-blekautu-zapasu-palyva-v-generatorah-vystachyt-na-10-dib/" text:style-name="Internet_20_link" text:visited-style-name="Visited_20_Internet_20_Link">
关闭</text:a>
Dniprovskaya的最后一条高速公路750KV，暂时占据了Zaporizhhya npp。</text:p>
      <text:p text:style-name="P4">
News Source: <text:a xlink:type="simple" xlink:href="https://armyinform.com.ua/2023/05/22/vidnovleno-elektrozhyvlennya-zaporizkoyi-aes/" text:style-name="Internet_20_link" text:visited-style-name="Visited_20_Internet_20_Link">
https://armyinform.com.ua/2023/05/22/vidnovleno-elektrozhyvlennya-zaporizkoyi-aes/</text:a>
</text:p>
      <!--NEWS-->
      <text:h text:style-name="P10" text:outline-level="1">
<text:span text:style-name="T4">
从直升机，迫击炮和炮兵中，俄罗斯联邦的军队向苏米和切尼希夫地区开火</text:span>
</text:h>
      <text:p text:style-name="P4">
作者: ['АРМІЯINFORM']</text:p>
      <text:p text:style-name="P4">
时间: 2023-05-22T76:00:00-04:00</text:p>
      <text:p text:style-name="P4">
描述: Syogodnis，22种草药，13:00 Rosiskis Puptepatziseynis visska v 5次建立...与乌克兰2022年的战争，与乌克兰与乌克兰的最新新闻交战，与乌克兰的新闻，与乌克兰2022年的新闻战争，乌克兰和俄罗斯最后一次与乌克兰和俄罗斯进行了何时，什么时候何时，何时，何时，何时，何时，何时，何时，何时，何时，何时，与乌克兰在2022年的战争将在不久的将来与乌克兰进行战争，与乌克兰的战争，乌克兰的新闻，今天，乌克兰的新闻乌克兰媒体的新闻在俄罗斯</text:p>
      <text:p text:style-name="P4">
图片: ['<text:a xlink:type="simple" xlink:href="https://armyinform.com.ua/wp-content/uploads/2023/05/obstrily-prykordonnya-1.jpg" text:style-name="Internet_20_link" text:visited-style-name="Visited_20_Internet_20_Link">
obstrily-prykordonnya-1.jpg</text:a>
']</text:p>
      <text:p text:style-name="P4">
标签: ['АГРЕСІЯ РФ', 'ВТОРГНЕННЯ РФ', 'ОБСТРІЛИ ПРИКОРДОННЯ', 'СУМЩИНА', 'ЧЕРНІГІВЩИНА']</text:p>
      <text:p text:style-name="P4">
类别: News</text:p>
      <!--METADATA-->
      <text:p text:style-name="P4">
<draw:frame draw:style-name="fr1" draw:name="Image304" text:anchor-type="as-char" svg:width="6.9236in" svg:height="4.50034in" draw:z-index="0">
<draw:image xlink:href="../Images/AРМІЯINFORM/2023-05-22T76-00-00-04-00/obstrily-prykordonnya-1.jpg" xlink:type="simple" xlink:show="embed" xlink:actuate="onLoad" draw:mime-type="image/jpeg"/>
</draw:frame>
说明性照片</text:p>
      <text:p text:style-name="P4">
今天，截至5月22日，截至下午1:00，俄罗斯占领部队被切尔尼希夫和苏米地区的边境地区开火了5次。</text:p>
      <text:p text:style-name="P4">
关于它<text:a xlink:type="simple" xlink:href="https://t.me/ok_pivnich1/2738" text:style-name="Internet_20_link" text:visited-style-name="Visited_20_Internet_20_Link">
报告</text:a>
操作命令“北”。</text:p>
      <text:p text:style-name="P4">
从00:00到00:10，有2个教区，大概是在霍迪恩地区占地面积的120毫米的120毫米。</text:p>
      <text:p text:style-name="P4">
从05:40到05:50，有4个教区，大概是从该地区占有的Katerynivka的120毫米的迫击炮。</text:p>
      <text:p text:style-name="P4">
大约09:15，有1到达，可能是从直升机的戈尔基(Gorky)地区的火箭。</text:p>
      <text:p text:style-name="P4">
从09:05到11:20，在蒂莫诺维奇定居点定居点中记录了20个教区，可能是炮兵。</text:p>
      <text:p text:style-name="P4">
从12:00到12:05记录了3个教区，可能是从120毫米的迫击炮录中，位于Galaganivka地区。</text:p>
      <text:p text:style-name="P4">
没有关于当地群体损失或对平民基础设施损失的信息。</text:p>
      <text:p text:style-name="P4">
News Source: <text:a xlink:type="simple" xlink:href="https://armyinform.com.ua/2023/05/22/z-gelikopteru-minometiv-ta-artyleriyi-armiya-rf-obstrilyala-sumshhynu-i-chernigivshhynu/" text:style-name="Internet_20_link" text:visited-style-name="Visited_20_Internet_20_Link">
https://armyinform.com.ua/2023/05/22/z-gelikopteru-minometiv-ta-artyleriyi-armiya-rf-obstrilyala-sumshhynu-i-chernigivshhynu/</text:a>
</text:p>
      <!--NEWS-->
      <text:h text:style-name="P10" text:outline-level="1">
<text:span text:style-name="T4">
在波兰，北部集团的国防部长会议开始：重点 - 增强乌克兰的国防能力</text:span>
</text:h>
      <text:p text:style-name="P4">
作者: ['АРМІЯINFORM']</text:p>
      <text:p text:style-name="P4">
时间: 2023-05-22T77:00:00-04:00</text:p>
      <text:p text:style-name="P4">
描述: 在波兰米斯蒂·勒克诺沃（Poland Misti Lexonovo Pid Warsaw），Zustych Min）捍卫这种格式...与乌克兰2022年的战争，与乌克兰的最新新闻，今天与乌克兰的新闻战争，乌克兰2022年最后一次与乌克兰的新闻战争，乌克兰和俄罗斯和俄罗斯和俄罗斯之间以及俄罗斯和俄罗斯之间的战争都会与乌克兰与乌克兰的战争将是不可行</text:p>
      <text:p text:style-name="P4">
图片: ['<text:a xlink:type="simple" xlink:href="https://armyinform.com.ua/wp-content/uploads/2023/05/northerngroup01.jpg" text:style-name="Internet_20_link" text:visited-style-name="Visited_20_Internet_20_Link">
northerngroup01.jpg</text:a>
', '<text:a xlink:type="simple" xlink:href="https://armyinform.com.ua/wp-content/uploads/2023/05/northerngroup02.jpg" text:style-name="Internet_20_link" text:visited-style-name="Visited_20_Internet_20_Link">
northerngroup02.jpg</text:a>
']</text:p>
      <text:p text:style-name="P4">
标签: ['ДОПОМОГА ПАРТНЕРІВ', 'МІНІСТРИ ОБОРОНИ', 'ОБОРОНОЗДАТНІСТЬ УКРАЇНИ', 'ПОЛЬЩА', 'СВІТ ПІДТРИМУЄ УКРАЇНУ']</text:p>
      <text:p text:style-name="P4">
类别: News</text:p>
      <!--METADATA-->
      <text:p text:style-name="P4">
<draw:frame draw:style-name="fr1" draw:name="Image305" text:anchor-type="as-char" svg:width="6.9236in" svg:height="3.894525in" draw:z-index="0">
<draw:image xlink:href="../Images/AРМІЯINFORM/2023-05-22T77-00-00-04-00/northerngroup01.jpg" xlink:type="simple" xlink:show="embed" xlink:actuate="onLoad" draw:mime-type="image/jpeg"/>
</draw:frame>
以So称为北部集团国家形式的部长会议开始在华沙附近的波兰城市Legyonovo。</text:p>
      <text:p text:style-name="P4">
关于它<text:a xlink:type="simple" xlink:href="https://twitter.com/MON_GOV_PL/status/1660580237892022273" text:style-name="Internet_20_link" text:visited-style-name="Visited_20_Internet_20_Link">
报告</text:a>
波兰国防部的新闻服务。</text:p>
      <text:p text:style-name="P4">
在议程上 - 北约东部侧面的安全以及乌克兰早熟的加强。</text:p>
      <text:p text:style-name="P4">
消息说：“这将是增强俄罗斯日常进攻潜力的约束和防御能力的机制。”</text:p>
      <text:p text:style-name="P4">
他们还将讨论议程[北约峰会(https://armyinform.com.ua/2022/11/09/nastupnyj-samit-nato-vidbudetsya-vlitku-2023-roku-v-lytvi/).</text:p>
      <text:p text:style-name="P4">
Зібрання проходить на чолі міністра національної оборони Польщі МаріушаБлащака.</text:p>
      <text:p text:style-name="P4">
<draw:frame draw:style-name="fr1" draw:name="Image306" text:anchor-type="as-char" svg:width="6.9236in" svg:height="3.894525in" draw:z-index="0">
<draw:image xlink:href="../Images/AРМІЯINFORM/2023-05-22T77-00-00-04-00/northerngroup02.jpg" xlink:type="simple" xlink:show="embed" xlink:actuate="onLoad" draw:mime-type="image/jpeg"/>
</draw:frame>
<text:span text:style-name="T4">
北部集团</text:span>
是一种形式，用于分享与欧洲安全环境状况以及北约和欧盟政治和军事倡议的发展有关的主题的一种形式。 该论坛由12个北欧国家组成，即北欧或欧盟：英国，荷兰，德国，波兰，丹麦，芬兰，冰岛，挪威，挪威和瑞典，爱沙尼亚，立陶宛和拉脱维亚。 小组是根据英国的倡议创建的，该倡议于2010年11月举行了国防部长的第一次会议。</text:p>
      <text:p text:style-name="P4">
News Source: <text:a xlink:type="simple" xlink:href="https://armyinform.com.ua/2023/05/22/u-polshhi-pochalasya-zustrich-ministriv-oborony-krayin-pivnichnoyi-grupy-u-fokusi-zmicznennya-oborony-ukrayiny/" text:style-name="Internet_20_link" text:visited-style-name="Visited_20_Internet_20_Link">
https://armyinform.com.ua/2023/05/22/u-polshhi-pochalasya-zustrich-ministriv-oborony-krayin-pivnichnoyi-grupy-u-fokusi-zmicznennya-oborony-ukrayiny/</text:a>
</text:p>
      <!--NEWS-->
      <text:h text:style-name="P10" text:outline-level="1">
<text:span text:style-name="T4">
皇家旅被俄罗斯MI-24直升机击倒</text:span>
</text:h>
      <text:p text:style-name="P4">
作者: ['АРМІЯINFORM']</text:p>
      <text:p text:style-name="P4">
时间: 2023-05-22T78:00:00-04:00</text:p>
      <text:p text:style-name="P4">
描述: Syogodnis，22种草药，Vissysovo服务的Imeni King Danil的冠冕机械化旅...与乌克兰2022年的战争，与乌克兰的最新新闻，今天与乌克兰2022年的新闻战争，今天，乌克兰和俄罗斯之间的战争会发生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5/348595591_1492681024597599_7065050270775790306_n.jpg" text:style-name="Internet_20_link" text:visited-style-name="Visited_20_Internet_20_Link">
348595591_1492681024597599_7065050270775790306_n.jpg</text:a>
']</text:p>
      <text:p text:style-name="P4">
标签: ['АГРЕСІЯ РФ', 'ВТОРГНЕННЯ РФ', 'КОРОЛІВСЬКА БРИГАДА', 'МІ-24', 'ХРОНІКА ОБОРОНИ']</text:p>
      <text:p text:style-name="P4">
类别: News</text:p>
      <!--METADATA-->
      <text:p text:style-name="P4">
<draw:frame draw:style-name="fr1" draw:name="Image307" text:anchor-type="as-char" svg:width="6.9236in" svg:height="4.615733in" draw:z-index="0">
<draw:image xlink:href="../Images/AРМІЯINFORM/2023-05-22T78-00-00-04-00/348595591_1492681024597599_7065050270775790306_n.jpg" xlink:type="simple" xlink:show="embed" xlink:actuate="onLoad" draw:mime-type="image/jpeg"/>
</draw:frame>
今天，5月22日，Danylo独立的机械大队由敌方直升机降落。</text:p>
      <text:p text:style-name="P4">
关于它<text:a xlink:type="simple" xlink:href="https://www.facebook.com/UALandForces/posts/pfbid02kBfoTCsJzzfkNjjaPrePA9tbkEb8kxqaL5z7HzzX5d277rsAWMVcQnfSGmTBxdJFl" text:style-name="Internet_20_link" text:visited-style-name="Visited_20_Internet_20_Link">
报告</text:a>
武装部队陆军司令部的公共关系服务。</text:p>
      <text:p text:style-name="P4">
消息写道：“敌方直升机Helloper Mi-24被皇家旅的部队和手段淘汰。”</text:p>
      <text:p text:style-name="P4">
News Source: <text:a xlink:type="simple" xlink:href="https://armyinform.com.ua/2023/05/22/vijskovi-korolivskoyi-brygady-zbyly-rosijskyj-gelikopter-mi-24/" text:style-name="Internet_20_link" text:visited-style-name="Visited_20_Internet_20_Link">
https://armyinform.com.ua/2023/05/22/vijskovi-korolivskoyi-brygady-zbyly-rosijskyj-gelikopter-mi-24/</text:a>
</text:p>
      <!--NEWS-->
      <text:h text:style-name="P10" text:outline-level="1">
<text:span text:style-name="T4">
在黑海，俄罗斯“口径”的载体减少了</text:span>
</text:h>
      <text:p text:style-name="P4">
作者: ['АРМІЯINFORM']</text:p>
      <text:p text:style-name="P4">
时间: 2023-05-22T79:00:00-04:00</text:p>
      <text:p text:style-name="P4">
描述: Boting Cherguvanni的22个Adstent和Beal Mornis的村庄是众所周知的6艘浇注船，...与乌克兰2022年的战争，与乌克兰与乌克兰的最新新闻，今天与乌克兰2022年的新闻战争，乌克兰和乌克兰之间的战争，乌克兰和俄罗斯，当他们在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2/10/630_360_1447753045-4415-korabli-rf.jpg" text:style-name="Internet_20_link" text:visited-style-name="Visited_20_Internet_20_Link">
630_360_1447753045-4415-korabli-rf.jpg</text:a>
']</text:p>
      <text:p text:style-name="P4">
标签: ['ВМС ЗС УКРАЇНИ']</text:p>
      <text:p text:style-name="P4">
类别: News</text:p>
      <!--METADATA-->
      <text:p text:style-name="P4">
<draw:frame draw:style-name="fr1" draw:name="Image308" text:anchor-type="as-char" svg:width="6.9236in" svg:height="3.956343in" draw:z-index="0">
<draw:image xlink:href="../Images/AРМІЯINFORM/2023-05-22T79-00-00-04-00/630_360_1447753045-4415-korabli-rf.jpg" xlink:type="simple" xlink:show="embed" xlink:actuate="onLoad" draw:mime-type="image/jpeg"/>
</draw:frame>
截至5月22日，黑海有6艘精美的船只，其中-1枚托架导弹“机芯”，总高达8枚火箭。</text:p>
      <text:p text:style-name="P4">
关于它<text:a xlink:type="simple" xlink:href="https://t.me/ukrainian_navy/3163" text:style-name="Internet_20_link" text:visited-style-name="Visited_20_Internet_20_Link">
报告</text:a>
乌克兰武装部队海军的指挥。</text:p>
      <text:p text:style-name="P4">
在亚齐夫的海洋-1艘敌船； 在地中海中，战斗采矿中最多有7艘敌船，其中1艘是1艘马车导弹“机芯”，总计高达4枚火箭。</text:p>
      <text:p text:style-name="P4">
在白天，为了俄罗斯联邦的利益，凯希·耶尼卡尔海峡的通过：</text:p>
      <text:p text:style-name="P4">
<text:span text:style-name="T5">
到亚佐夫海-26艘船，其中11艘继续从博斯普鲁斯海峡继续运动； </text:span>
到黑海-33艘船，其中15艘继续沿Bosphorus的方向移动。</text:p>
      <text:p text:style-name="P4">
俄罗斯联邦继续违反《 1974年海洋保护人类生命的国际公约》。(Solas)通过关闭自动识别系统(AIS)，纳粹船只在亚佐夫海。</text:p>
      <text:p text:style-name="P4">
News Source: <text:a xlink:type="simple" xlink:href="https://armyinform.com.ua/2023/05/22/u-chornomu-mori-pomenshalo-nosiyiv-rosijskyh-kalibriv/" text:style-name="Internet_20_link" text:visited-style-name="Visited_20_Internet_20_Link">
https://armyinform.com.ua/2023/05/22/u-chornomu-mori-pomenshalo-nosiyiv-rosijskyh-kalibriv/</text:a>
</text:p>
      <!--NEWS-->
      <text:h text:style-name="P10" text:outline-level="1">
<text:span text:style-name="T4">
乌克兰飞行员已经在训练F-16飞机 - 欧洲外交主管</text:span>
</text:h>
      <text:p text:style-name="P4">
作者: ['АРМІЯINFORM']</text:p>
      <text:p text:style-name="P4">
时间: 2023-05-22T80:00:00-04:00</text:p>
      <text:p text:style-name="P4">
描述: 乌克兰的Trenuvannia同时在Vinishchuychi F-16上。 关于……与乌克兰2022年的战争，与乌克兰的战争是今天的最新消息，与乌克兰2022年的新闻战是今天的最后一场新闻，乌克兰和俄罗斯之间以及与俄罗斯之间的战争以及与与俄罗斯之间的战争乌克兰在2022年将与否，他们会与乌克兰发生战争，在不久的将来，他们说，今天与乌克兰的战争，今天的乌克兰新闻，乌克兰的新闻，乌克兰媒体在俄罗斯的乌克兰媒体</text:p>
      <text:p text:style-name="P4">
图片: ['<text:a xlink:type="simple" xlink:href="https://armyinform.com.ua/wp-content/uploads/2023/05/9e66d4dc-cbc6-4808-b07b-0f48bb226bb0.jpg" text:style-name="Internet_20_link" text:visited-style-name="Visited_20_Internet_20_Link">
9e66d4dc-cbc6-4808-b07b-0f48bb226bb0.jpg</text:a>
']</text:p>
      <text:p text:style-name="P4">
标签: ['F-16', 'ЖОЗЕП БОРРЕЛЬ', 'ТРЕНУВАННЯ ПІЛОТІВ']</text:p>
      <text:p text:style-name="P4">
类别: News</text:p>
      <!--METADATA-->
      <text:p text:style-name="P4">
<draw:frame draw:style-name="fr1" draw:name="Image309" text:anchor-type="as-char" svg:width="6.9236in" svg:height="3.894525in" draw:z-index="0">
<draw:image xlink:href="../Images/AРМІЯINFORM/2023-05-22T80-00-00-04-00/9e66d4dc-cbc6-4808-b07b-0f48bb226bb0.jpg" xlink:type="simple" xlink:show="embed" xlink:actuate="onLoad" draw:mime-type="image/jpeg"/>
</draw:frame>
乌克兰飞行员对F-16战斗机的培训已经开始。</text:p>
      <text:p text:style-name="P4">
在布鲁塞尔欧盟外交大臣理事会会议之前，就这一点<text:a xlink:type="simple" xlink:href="https://newsroom.consilium.europa.eu/events/20230522-foreign-affairs-council-may-2023/139927-arrival-and-doorstep-eu-hr-borrell-20230522" text:style-name="Internet_20_link" text:visited-style-name="Visited_20_Internet_20_Link">
报告</text:a>
欧洲外交与安全政策的高级代表约瑟夫·博雷尔(Josep Borrel)。</text:p>
      <text:p text:style-name="P4">
“它(<text:span text:style-name="T5">
乌克兰飞行员的转移</text:span>
 -ed ._)- 好主意。 它来自“七大”，他们最终决定用战斗机为乌克兰提供土壤。 我希望我们很快能为乌克兰提供这类武器。”他说。</text:p>
      <text:p text:style-name="P4">
我们将在日本广岛领导人的“七大”会议上提醒<text:a xlink:type="simple" xlink:href="https://armyinform.com.ua/2023/05/19/lidery-velykoyi-simky-obgovoryat-postachannya-vynyshhuvachiv-f-16-dlya-ukrayiny/" text:style-name="Internet_20_link" text:visited-style-name="Visited_20_Internet_20_Link">
讨论</text:a>
乌克兰F-16的供应。</text:p>
      <text:p text:style-name="P4">
空军司令部Yuri Ignat上校<text:a xlink:type="simple" xlink:href="https://armyinform.com.ua/2023/05/22/f-16-vidibyut-bazhannya-rosijskij-aviacziyi-pidlitaty-do-nashyh-kordoniv-yurij-ignat/" text:style-name="Internet_20_link" text:visited-style-name="Visited_20_Internet_20_Link">
报告</text:a>
可以将数十架F-16飞机转移到乌克兰以解决当前的存款。</text:p>
      <text:p text:style-name="P4">
News Source: <text:a xlink:type="simple" xlink:href="https://armyinform.com.ua/2023/05/22/ukrayinski-piloty-vzhe-trenuyutsya-na-litakah-f-16-glava-yevropejskoyi-dyplomatiyi/" text:style-name="Internet_20_link" text:visited-style-name="Visited_20_Internet_20_Link">
https://armyinform.com.ua/2023/05/22/ukrayinski-piloty-vzhe-trenuyutsya-na-litakah-f-16-glava-yevropejskoyi-dyplomatiyi/</text:a>
</text:p>
      <!--NEWS-->
      <text:h text:style-name="P10" text:outline-level="1">
<text:span text:style-name="T4">
北约大会一致认可俄罗斯犯罪针对乌克兰种族灭绝的罪行</text:span>
</text:h>
      <text:p text:style-name="P4">
作者: ['АРМІЯINFORM']</text:p>
      <text:p text:style-name="P4">
时间: 2023-05-22T81:00:00-04:00</text:p>
      <text:p text:style-name="P4">
描述: 北约阿斯马布里亚议会议会的呼声是相同的，罗西斯科联邦的呼声被压迫...与乌克兰2022年的战争，与乌克兰的最新消息，今天与乌克兰2022年的新闻战争今天，乌克兰和俄罗斯与俄罗斯和俄罗斯之间的战争将会当他们在不久的将来与乌克兰与乌克兰战争时，与乌克兰的战争是否会在2022年发生的战争，他们说，与乌克兰的战争，今天的乌克兰新闻，乌克兰的新闻，乌克兰媒体在俄罗斯的乌克兰新闻</text:p>
      <text:p text:style-name="P4">
图片: ['<text:a xlink:type="simple" xlink:href="https://armyinform.com.ua/wp-content/uploads/2023/05/180335-1_large.jpg" text:style-name="Internet_20_link" text:visited-style-name="Visited_20_Internet_20_Link">
180335-1_large.jpg</text:a>
']</text:p>
      <text:p text:style-name="P4">
标签: ['ГЕНОЦИД УКРАЇНЦІВ', 'ЄГОР ЧЕРНЄВ', 'ЗЛОЧИНИ РФ', 'САМІТ НАТО']</text:p>
      <text:p text:style-name="P4">
类别: News</text:p>
      <!--METADATA-->
      <text:p text:style-name="P4">
<draw:frame draw:style-name="fr1" draw:name="Image310" text:anchor-type="as-char" svg:width="6.9236in" svg:height="4.615733in" draw:z-index="0">
<draw:image xlink:href="../Images/AРМІЯINFORM/2023-05-22T81-00-00-04-00/180335-1_large.jpg" xlink:type="simple" xlink:show="embed" xlink:actuate="onLoad" draw:mime-type="image/jpeg"/>
</draw:frame>
北约议会议会一致认可了俄罗斯联邦的罪行，乌克兰与种族灭绝与俄罗斯联邦的恐怖主义政权形成了鲜明对比。</text:p>
      <text:p text:style-name="P4">
这是由乌克兰代表团主管在[Facebook]上的北约Pa Yegor Chernev报道的(https://www.facebook.com/cherneve/posts/6383859644986097).</text:p>
      <text:p text:style-name="P4">
За його словами, на сесії Асамблеї в Люксембурзі українська делегація досяглаприйняття надзвичайно сильної декларації, яка буде мати далекосяжні політичнінаслідки. Крім того, ПА НАТО закликала уряди своїх країн відкрито оголосити насаміті у Вільнюсі про те, що Україна стане членом Альянсу і погодити наступніконкретні кроки для вступу України до НАТО.</text:p>
      <text:p text:style-name="P4">
«Це наша дипломатична перемога. Всі наші ключові побажання щодо фінальноготексту декларації враховані. Там є і підтримка міжнародного трибуналу, ідопомога Україні до перемоги і після неї, і засудження ідеології рашизму, івідновлення територіальної цілісності, і санкції, і репарації, і планМаршалла, і багато іншого», — зазначив Єгор Чернєв.</text:p>
      <text:p text:style-name="P4">
Він заявив, що цю декларацію допомагав готувати та просувати наш польськийдруг <text:a xlink:type="simple" xlink:href="https://www.facebook.com/szczerba.michal" text:style-name="Internet_20_link" text:visited-style-name="Visited_20_Internet_20_Link">
MichałSzczerba.</text:a>
“奠定了维尔纽斯北约峰会的基础。 表达了联盟国家的议员。 现在政府是。</text:p>
      <text:p text:style-name="P4">
News Source: <text:a xlink:type="simple" xlink:href="https://armyinform.com.ua/2023/05/22/asambleya-nato-odnostajno-vyznala-zlochyny-rf-proty-ukrayiny-genoczydom/" text:style-name="Internet_20_link" text:visited-style-name="Visited_20_Internet_20_Link">
https://armyinform.com.ua/2023/05/22/asambleya-nato-odnostajno-vyznala-zlochyny-rf-proty-ukrayiny-genoczydom/</text:a>
</text:p>
      <!--NEWS-->
      <text:h text:style-name="P10" text:outline-level="1">
<text:span text:style-name="T4">
欧盟增加了军事生产的能力来支持乌克兰</text:span>
</text:h>
      <text:p text:style-name="P4">
作者: ['АРМІЯINFORM']</text:p>
      <text:p text:style-name="P4">
时间: 2023-05-22T82:00:00-04:00</text:p>
      <text:p text:style-name="P4">
描述: Hovropysky Union I Piditrimvatima Ukrainian洒满了Zhdl Tsyoy Vobronichi ...与乌克兰2022年的战争，与乌克兰今天与乌克兰的最新新闻，与乌克兰2022年的新闻战争，今天上次与乌克兰的新闻战争，乌克兰和俄罗斯和俄罗斯之间的战争将会发生，当他们说，乌克兰在2022年是否会有一年的时间，在不久的将来是否会与乌克兰进行战争</text:p>
      <text:p text:style-name="P4">
图片: ['<text:a xlink:type="simple" xlink:href="https://armyinform.com.ua/wp-content/uploads/2023/05/weapons-8.jpg" text:style-name="Internet_20_link" text:visited-style-name="Visited_20_Internet_20_Link">
weapons-8.jpg</text:a>
']</text:p>
      <text:p text:style-name="P4">
标签: ['YES', 'РАДА МІНІСТРІВ ЗАКОРДОННИХ СПРАВ']</text:p>
      <text:p text:style-name="P4">
类别: News</text:p>
      <!--METADATA-->
      <text:p text:style-name="P4">
<draw:frame draw:style-name="fr1" draw:name="Image311" text:anchor-type="as-char" svg:width="6.9236in" svg:height="3.894525in" draw:z-index="0">
<draw:image xlink:href="../Images/AРМІЯINFORM/2023-05-22T82-00-00-04-00/weapons-8.jpg" xlink:type="simple" xlink:show="embed" xlink:actuate="onLoad" draw:mime-type="image/jpeg"/>
</draw:frame>
欧盟将继续支持乌克兰，从而增强了欧洲军事工业的生产能力。</text:p>
      <text:p text:style-name="P4">
在布鲁塞尔的欧盟外交部长会议之前，(https://newsroom.consilium.europa.eu/permalink/245327)法国外交事务凯瑟琳·科隆纳(Catherine Colonna)。</text:p>
      <text:p text:style-name="P4">
“我的意思是，军事援助方案的第三部分可以增加欧洲生产设施。 也就是说，要加强意识，即它能够向乌克兰提供弹药。 这应该很快做。”法国外交负责人强调。</text:p>
      <text:p text:style-name="P4">
她补充说，法国已经准备好与其他欧洲合作伙伴一起参加乌克兰飞行员的准备。 这将需要几个月的时间。此外，巴黎官方帮助基辅满足贫困，装甲车，坦克及其维护的需求。</text:p>
      <text:p text:style-name="P4">
“我们做出诺言。 法国决定提供的一切，这将及时地支持乌克兰，”卡特林·科隆纳(Katrin Kolonsna)说。</text:p>
      <text:p text:style-name="P4">
我们将提醒，在2023年5月14日的正式访问中，Zelensky的Volodymyr乌克兰与法国总统Emmanuelmakron(讨论过)(https://armyinform.com.ua/2023/05/15/emmanyuel-makron-ukrayinky-ta-ukrayinczi-mozhete-rozrahovuvaty-na-pidtrymku-franczuzkoyi-nacziyi/)乌克兰对俄罗斯侵略的运营需求。 同时，法国领导人强调法国将提供乌克兰政治，金融，人道主义和军事支持。</text:p>
      <text:p text:style-name="P4">
News Source: <text:a xlink:type="simple" xlink:href="https://armyinform.com.ua/2023/05/22/yes-zbilshuye-potuzhnosti-vijskovogo-vyrobnycztva-dlya-pidtrymky-ukrayiny/" text:style-name="Internet_20_link" text:visited-style-name="Visited_20_Internet_20_Link">
https://armyinform.com.ua/2023/05/22/yes-zbilshuye-potuzhnosti-vijskovogo-vyrobnycztva-dlya-pidtrymky-ukrayiny/</text:a>
</text:p>
      <!--NEWS-->
      <text:h text:style-name="P10" text:outline-level="1">
<text:span text:style-name="T4">
外交部命名了与非洲国家合作的三个关键任务</text:span>
</text:h>
      <text:p text:style-name="P4">
作者: ['АРМІЯINFORM']</text:p>
      <text:p text:style-name="P4">
时间: 2023-05-22T83:00:00-04:00</text:p>
      <text:p text:style-name="P4">
描述: 乌克兰库莱巴（Kuleba）执法人员的主要负责人曾乘朋友参加非洲国家之旅。乌克兰和俄罗斯之间以及乌克兰与乌克兰的战争之间的战争将是一场战争，无论是否将在不久的将来与乌克兰进行战争，与乌克兰的战争，今天的乌克兰新闻，乌克兰新闻，乌克兰新闻，乌克兰媒体在乌克兰媒体上俄罗斯人将在俄罗斯</text:p>
      <text:p text:style-name="P4">
图片: ['<text:a xlink:type="simple" xlink:href="https://armyinform.com.ua/wp-content/uploads/2023/05/630_360_1683309948-158.png" text:style-name="Internet_20_link" text:visited-style-name="Visited_20_Internet_20_Link">
630_360_1683309948-158.png</text:a>
', '<text:a xlink:type="simple" xlink:href="https://armyinform.com.ua/wp-content/uploads/2023/05/1684744435-493-e1684752211504.png" text:style-name="Internet_20_link" text:visited-style-name="Visited_20_Internet_20_Link">
1684744435-493-e1684752211504.png</text:a>
']</text:p>
      <text:p text:style-name="P4">
标签: ['ДМИТРО КУЛЕБА', 'КРАЇНИ АФРИКИ', 'МАРОККО', 'МЗС', 'УКРАЇНА-АФРИКА', 'ФОРМУЛА МИРУ']</text:p>
      <text:p text:style-name="P4">
类别: News</text:p>
      <!--METADATA-->
      <text:p text:style-name="P4">
<draw:frame draw:style-name="fr1" draw:name="Image312" text:anchor-type="as-char" svg:width="6.9236in" svg:height="3.956343in" draw:z-index="0">
<draw:image xlink:href="../Images/AРМІЯINFORM/2023-05-22T83-00-00-04-00/630_360_1683309948-158.png" xlink:type="simple" xlink:show="embed" xlink:actuate="onLoad" draw:mime-type="image/png"/>
</draw:frame>
乌克兰Dmytro Kuleba外交部长发起了第二次非洲国家之旅，这是双边关系历史上的第一次参观摩洛哥。</text:p>
      <text:p text:style-name="P4">
乌克兰外交负责人<text:a xlink:type="simple" xlink:href="https://www.instagram.com/p/CsiRwwFNDJc/" text:style-name="Internet_20_link" text:visited-style-name="Visited_20_Internet_20_Link">
报告</text:a>
在[Instagram]中(https://www.instagram.com/p/CsiRwwFNDJc/).</text:p>
      <text:p text:style-name="P4">
«Марокко. На початку другого турне країнами Африки марокканські партнеризапросили відвідати прекрасну мечеть Хасана ІІ в Касабланці — найбільшу діючумечеть в Африці. Це справжній витвір мистецтва, над яким впродовж семи роківпрацювали понад 10 тисяч марокканських художників та ремісників.</text:p>
      <text:p text:style-name="P4">
А головне — двері цієї мечеті вилиті з українського титану. Такого ж міцного,як українські воїни, які нині боронять нашу Україну від ворога», — написавДмитро Кулеба.</text:p>
      <text:p text:style-name="P4">
Він зазначив, що це перший візит міністра закордонних справ України до Мароккоз часу встановлення двосторонніх відносин.</text:p>
      <text:p text:style-name="P4">
<draw:frame draw:style-name="fr1" draw:name="Image313" text:anchor-type="as-char" svg:width="6.9236in" svg:height="5.867661in" draw:z-index="0">
<draw:image xlink:href="../Images/AРМІЯINFORM/2023-05-22T83-00-00-04-00/1684744435-493-e1684752211504.png" xlink:type="simple" xlink:show="embed" xlink:actuate="onLoad" draw:mime-type="image/png"/>
</draw:frame>
“ 2022年10月，这是特恩非洲国家历史上的第一个。 然后参观了塞内加尔，科特·戴瓦尔，加纳和肯尼亚。</text:p>
      <text:p text:style-name="P4">
这是乌克兰与非洲之间关系文艺复兴的开始。 我们一直在不断前进的复杂过程。</text:p>
      <text:p text:style-name="P4">
第一次巡回演出是历史，第二个是系统。 在秋天，从北到南部，地理一直访问了非洲各地的sub -sub -sub -sub -akhar非洲国家。 后勤工作很残酷，但是欧罗博特的工作。”外交部长写道。</text:p>
      <text:p text:style-name="P4">
乌克兰外交负责人还指出，非洲领导人和商业有重要的谈判，将乌克兰的三个关键任务分开。</text:p>
      <text:p text:style-name="P4">
<text:span text:style-name="T4">
 </text:span>
 <text:span text:style-name="T4">
三个关键任务：</text:span>
</text:p>
      <text:p text:style-name="P4">
<text:span text:style-name="T4">
第一个</text:span>
：在弗拉基米尔·泽伦斯基(Vladimir Zelensky)的配方中，吸引尽可能多的非洲国家。</text:p>
      <text:p text:style-name="P4">
<text:span text:style-name="T4">
第二：</text:span>
在Black Sern Sern倡议和谷物总统计划中对不间断出口的支持。</text:p>
      <text:p text:style-name="P4">
<text:span text:style-name="T4">
第三：</text:span>
为乌克兰业务创造新的机会。</text:p>
      <text:p text:style-name="P4">
对于乌克兰人来说，非洲大陆似乎似乎很远。 实际上，非洲是异质的，她过着现代生活。 我们，外交官，来到雷弗里奇国家打开大门。 其他国家机构，公民和业务将有新的机会，” Dmytro Kuleba写道。“我们将在一周内进行这项工作。 跟踪新闻，”外交部宣布。</text:p>
      <text:p text:style-name="P4">
News Source: <text:a xlink:type="simple" xlink:href="https://armyinform.com.ua/2023/05/22/u-mzs-nazvaly-try-klyuchovi-zavdannya-v-roboti-z-krayinamy-afryky/" text:style-name="Internet_20_link" text:visited-style-name="Visited_20_Internet_20_Link">
https://armyinform.com.ua/2023/05/22/u-mzs-nazvaly-try-klyuchovi-zavdannya-v-roboti-z-krayinamy-afryky/</text:a>
</text:p>
      <!--NEWS-->
      <text:h text:style-name="P10" text:outline-level="1">
<text:span text:style-name="T4">
超过300名运动员参加了武装部队CSC的击剑比赛</text:span>
</text:h>
      <text:p text:style-name="P4">
作者: ['АРМІЯINFORM']</text:p>
      <text:p text:style-name="P4">
时间: 2023-05-22T84:00:00-04:00</text:p>
      <text:p text:style-name="P4">
描述: 在ZSU的中央体育俱乐部的基地，ETAP“ Ligi Miroko”  -  All -Ukrainian ...与乌克兰2022年的战争，今天与乌克兰的最新新闻，今天与乌克兰的新闻战争，今天与乌克兰2022年的新闻战，将在那里，将在那里成为乌克兰与俄罗斯之间的战争，以及2022年与乌克兰战争时，他们会在不久的将来与乌克兰发生战争，他们说，与乌克兰的战争，今天的乌克兰新闻，乌克兰媒体的新闻，乌克兰的新闻在俄罗斯</text:p>
      <text:p text:style-name="P4">
图片: ['<text:a xlink:type="simple" xlink:href="https://armyinform.com.ua/wp-content/uploads/2023/05/347250347_226480843424329_92871125563591758_n.jpg" text:style-name="Internet_20_link" text:visited-style-name="Visited_20_Internet_20_Link">
347250347_226480843424329_92871125563591758_n.jpg</text:a>
', '<text:a xlink:type="simple" xlink:href="https://armyinform.com.ua/wp-content/uploads/2023/05/347243978_593832162844901_1120574334866398271_n.jpg" text:style-name="Internet_20_link" text:visited-style-name="Visited_20_Internet_20_Link">
347243978_593832162844901_1120574334866398271_n.jpg</text:a>
']</text:p>
      <text:p text:style-name="P4">
标签: ['ВСЕУКРАЇНСЬКІ ЗМАГАННЯ', 'ФЕХТУВАННЯ', 'ЦСК ЗСУ']</text:p>
      <text:p text:style-name="P4">
类别: News</text:p>
      <!--METADATA-->
      <text:p text:style-name="P4">
<draw:frame draw:style-name="fr1" draw:name="Image314" text:anchor-type="as-char" svg:width="6.9236in" svg:height="4.84652in" draw:z-index="0">
<draw:image xlink:href="../Images/AРМІЯINFORM/2023-05-22T84-00-00-04-00/347250347_226480843424329_92871125563591758_n.jpg" xlink:type="simple" xlink:show="embed" xlink:actuate="onLoad" draw:mime-type="image/jpeg"/>
</draw:frame>
根据武装部队的中央体育俱乐部，舞台是“米罗尼克联盟”  - 所有 - 乌克兰人的击剑比赛2008年。 更少的“基辅”。</text:p>
      <text:p text:style-name="P4">
关于它<text:a xlink:type="simple" xlink:href="https://www.facebook.com/plugins/post.php" text:style-name="Internet_20_link" text:visited-style-name="Visited_20_Internet_20_Link">
报告</text:a>
Ufeysbook武装部队的CSC。</text:p>
      <text:p text:style-name="P4">
<draw:frame draw:style-name="fr1" draw:name="Image315" text:anchor-type="as-char" svg:width="6.9236in" svg:height="3.915097in" draw:z-index="0">
<draw:image xlink:href="../Images/AРМІЯINFORM/2023-05-22T84-00-00-04-00/347243978_593832162844901_1120574334866398271_n.jpg" xlink:type="simple" xlink:show="embed" xlink:actuate="onLoad" draw:mime-type="image/jpeg"/>
</draw:frame>
值得注意的是，来自乌克兰不同零件的300多名运动员参加了比赛。</text:p>
      <text:p text:style-name="P4">
在一周内，他们参加了各种武器 - 剑，剑和剑杆。</text:p>
      <text:p text:style-name="P4">
陆军以前报道说，武装部队的代表是击剑的妇女国家队的一部分<text:a xlink:type="simple" xlink:href="https://armyinform.com.ua/2023/05/15/predstavnyczi-zsu-v-skladi-zhinochoyi-zbirnoyi-ukrayiny-z-fehtuvannya-vygraly-kubok-svitu/" text:style-name="Internet_20_link" text:visited-style-name="Visited_20_Internet_20_Link">
Won</text:a>
世界杯。</text:p>
      <text:p text:style-name="P4">
News Source: <text:a xlink:type="simple" xlink:href="https://armyinform.com.ua/2023/05/22/ponad-300-sportsmeniv-vzyaly-uchast-u-zmagannyah-z-fehtuvannya-na-bazi-czsk-zsu/" text:style-name="Internet_20_link" text:visited-style-name="Visited_20_Internet_20_Link">
https://armyinform.com.ua/2023/05/22/ponad-300-sportsmeniv-vzyaly-uchast-u-zmagannyah-z-fehtuvannya-na-bazi-czsk-zsu/</text:a>
</text:p>
      <!--NEWS-->
      <text:h text:style-name="P10" text:outline-level="1">
<text:span text:style-name="T4">
乌克兰需要与北欧建立合作以加强该地区的安全 - 托尼·劳伦斯</text:span>
</text:h>
      <text:p text:style-name="P4">
作者: ['Єгор Брайлян']</text:p>
      <text:p text:style-name="P4">
时间: 2023-05-22T85:00:00-04:00</text:p>
      <text:p text:style-name="P4">
描述: 关于TS Kerivnik的迹象，表明了捍卫一半的战略家Scum Spialbitnik ...与乌克兰2022年的战争，与乌克兰的最新新闻，今天与乌克兰的新闻战争，乌克兰2022年最后一次，乌克兰和俄罗斯之间将发生战争他们说，当2022年与乌克兰的战争在2022年是否有一年的战争时，他们会在不久的将来与乌克兰发生战争，他们说，与乌克兰的战争，今天的乌克兰新闻，乌克兰的新闻，乌克兰媒体在俄罗斯的乌克兰新闻</text:p>
      <text:p text:style-name="P4">
图片: ['<text:a xlink:type="simple" xlink:href="https://armyinform.com.ua/wp-content/uploads/2023/05/5-3-1-e1684750294455.jpg" text:style-name="Internet_20_link" text:visited-style-name="Visited_20_Internet_20_Link">
5-3-1-e1684750294455.jpg</text:a>
']</text:p>
      <text:p text:style-name="P4">
标签: ['JEF', 'ЛЕННАРТ МЕРІ', 'ОБ’ЄДНАНІ ЕКСПЕДИЦІЙНІ СИЛИ', 'ТАЛЛІН', 'ТОНІ ЛОУРЕНС']</text:p>
      <text:p text:style-name="P4">
类别: News</text:p>
      <!--METADATA-->
      <text:p text:style-name="P4">
<draw:frame draw:style-name="fr1" draw:name="Image316" text:anchor-type="as-char" svg:width="6.9236in" svg:height="7.642087in" draw:z-index="0">
<draw:image xlink:href="../Images/AРМІЯINFORM/2023-05-22T85-00-00-04-00/5-3-1-e1684750294455.jpg" xlink:type="simple" xlink:show="embed" xlink:actuate="onLoad" draw:mime-type="image/jpeg"/>
</draw:frame>
关于这是国防政策和战略计划的负责人，国际国防与安全中心的科学贸易(塔林)<text:span text:style-name="T4">
托尼·劳伦斯(Tony Lawrence)</text:span>
在Lennart Mary _-年度安全论坛期间对陆军通讯员的独家采访中说，该论坛自2007年以来一直在韦斯顿举行。</text:p>
      <text:p text:style-name="P4">
托尼·劳伦斯(Tony Lawrence)先生指出，英国扮演着领导角色(杰夫)由于没有欧洲和波罗的海国家的国防力量的协调。 这种格式对于加强区域安全很重要。</text:p>
      <ul>
        <li>
我认为对北欧人民保护自己很重要。 CID状态具有迅速响应的通用格式，可能比当前情况的DIT快。 因此它可以保持一定的安全。</li>
      </ul>
      <text:p text:style-name="P4">
_发展。 联合远征军是2015年成立的跨国武装部队。 他由英国领导，由爱沙尼亚，拉脱维亚，立陶宛，芬兰，瑞典，丹麦，荷兰，荷兰，挪威，冰岛组成。</text:p>
      <text:p text:style-name="P4">
杰夫(Jef)主要是海洋方向。 同时，乌克兰和北欧国家之间还有很多事情要做。 并且有必要在将来建立一项工作。</text:p>
      <text:p text:style-name="P4">
JEF的优点之一是非常灵活的格式。 因此，最大的探险集中在英国，但国家可以像他们一样加入。 这样的灵活性当然可以包括乌克兰元素的共同利益。</text:p>
      <text:p text:style-name="P4">
杰夫不仅是军事形成，而且是讨论区域问题的政治论坛。</text:p>
      <text:p text:style-name="P4">
News Source: <text:a xlink:type="simple" xlink:href="https://armyinform.com.ua/2023/05/22/ukrayini-potribno-rozbudovuvaty-spivpraczyu-z-krayinamy-pivnichnoyi-yevropy-dlya-zmicznennya-bezpeky-v-regioni-toni-lourens/" text:style-name="Internet_20_link" text:visited-style-name="Visited_20_Internet_20_Link">
https://armyinform.com.ua/2023/05/22/ukrayini-potribno-rozbudovuvaty-spivpraczyu-z-krayinamy-pivnichnoyi-yevropy-dlya-zmicznennya-bezpeky-v-regioni-toni-lourens/</text:a>
</text:p>
      <!--NEWS-->
      <text:h text:style-name="P10" text:outline-level="1">
<text:span text:style-name="T4">
乌克兰捍卫者每天摧毁了俄罗斯联邦在乌克兰发起的各种类型的20多个导弹</text:span>
</text:h>
      <text:p text:style-name="P4">
作者: ['АРМІЯINFORM']</text:p>
      <text:p text:style-name="P4">
时间: 2023-05-22T86:00:00-04:00</text:p>
      <text:p text:style-name="P4">
描述: 关于ZS乌克兰人的总部。 “ Triva Chotirist P'Atyth-第三...与乌克兰2022年的战争，与乌克兰的最新消息，今天与乌克兰的新闻战争，与乌克兰2022年最后一次，将在乌克兰和俄罗斯之间以及2022年2022年与乌克兰战争之间发动战争他们说，与否，是否会在不久的将来与乌克兰进行战争</text:p>
      <text:p text:style-name="P4">
图片: ['<text:a xlink:type="simple" xlink:href="https://armyinform.com.ua/wp-content/uploads/2023/05/raketnyj-udar.jpg" text:style-name="Internet_20_link" text:visited-style-name="Visited_20_Internet_20_Link">
raketnyj-udar.jpg</text:a>
']</text:p>
      <text:p text:style-name="P4">
标签: ['STOPRUSSIA', 'АГРЕСІЯ РФ', 'ВТОРГНЕННЯ РФ', 'ГШ ЗСУ']</text:p>
      <text:p text:style-name="P4">
类别: News</text:p>
      <!--METADATA-->
      <text:p text:style-name="P4">
<draw:frame draw:style-name="fr1" draw:name="Image317" text:anchor-type="as-char" svg:width="6.9236in" svg:height="3.893007in" draw:z-index="0">
<draw:image xlink:href="../Images/AРМІЯINFORM/2023-05-22T86-00-00-04-00/raketnyj-udar.jpg" xlink:type="simple" xlink:show="embed" xlink:actuate="onLoad" draw:mime-type="image/jpeg"/>
</draw:frame>
照片说明性<text:span text:style-name="T4">
🔥俄罗斯入侵的情况</text:span>
</text:p>
      <text:p text:style-name="P4">
关于它<text:a xlink:type="simple" xlink:href="https://www.facebook.com/GeneralStaff.ua/posts/pfbid0xKy2dS43VHq8ZQTCVLVuSACkkFBWbgV1yifkRuhDJYZdTqiqDMKFHFnwFAiqrWgRl" text:style-name="Internet_20_link" text:visited-style-name="Visited_20_Internet_20_Link">
报告</text:a>
乌克兰武装部队的总参谋部。</text:p>
      <text:p text:style-name="P4">
“四百五十三天的大规模武装侵略俄罗斯联邦正在进行中。</text:p>
      <text:p text:style-name="P4">
俄罗斯侵略者并没有放弃其占领乌克兰的意图。 敌人愤世嫉俗地继续采用恐怖策略。</text:p>
      <text:p text:style-name="P4">
这个时代，俄罗斯Zavdafla联合会，这是乌克兰民事和关键基础设施对象的另一个巨大的导弹tauvation罢工。</text:p>
      <text:p text:style-name="P4">
在白天，敌人在德尼普罗(Dnipro)的城市，Zaporozhye和Kharkiv地区的定居点中击中了21次火箭行动。</text:p>
      <text:p text:style-name="P4">
4翼空军导弹X-101/X-555(被我们的防御摧毁)，5翼X-22导弹，2枚Iskander-M弹道导弹和</text:p>
      <text:p text:style-name="P4">
5防空导弹C-300和4其他(设置了类型).</text:p>
      <text:p text:style-name="P4">
Крім того, ворог завдав 42 авіаційних ударів, зокрема, застосувавши іранськіударні БПЛА „Shahed“. За уточненою інформацією 21 із 21 було знищено нашимизахисниками. Також окупанти здійснили близько 50 обстрілів з реактивних системзалпового вогню по позиціях наших військ та населених пунктах. Нажаль, єпораненні серед мирного населення, пошкоджено житлові багатоквартирні будинки,приватні будинки, дитячий садочок та інша цивільна інфраструктура.</text:p>
      <text:p text:style-name="P4">
Ймовірність завдання ракетних та авіаційних ударів по всій території України інадалі залишається дуже високою», — йдеться в повідомленні.</text:p>
      <text:p text:style-name="P4">
News Source: <text:a xlink:type="simple" xlink:href="https://armyinform.com.ua/2023/05/22/ukrayinski-zahysnyky-za-dobu-znyshhyly-ponad-20-raket-riznogo-typu-zapushhenyh-rf-po-ukrayini/" text:style-name="Internet_20_link" text:visited-style-name="Visited_20_Internet_20_Link">
https://armyinform.com.ua/2023/05/22/ukrayinski-zahysnyky-za-dobu-znyshhyly-ponad-20-raket-riznogo-typu-zapushhenyh-rf-po-ukrayini/</text:a>
</text:p>
      <!--NEWS-->
      <text:h text:style-name="P10" text:outline-level="1">
<text:span text:style-name="T4">
我们从维尔纽斯的北约峰会添加了乌克兰的内容-Volodymyr Zelenskyy</text:span>
</text:h>
      <text:p text:style-name="P4">
作者: ['АРМІЯINFORM']</text:p>
      <text:p text:style-name="P4">
时间: 2023-05-22T87:00:00-04:00</text:p>
      <text:p text:style-name="P4">
描述: https://youtu.be/raacfamr5kg健康，Shanovna Ukrainian！ MI在其他时候...与乌克兰2022年的战争，与乌克兰的战争是今天的最新消息，与乌克兰2022的新闻战是今天的最后一场新闻，乌克兰和俄罗斯之间的战争是否会发生战争他们在2022年与乌克兰有与否，他们说，在不久的将来，乌克兰与乌克兰与乌克兰的战争今天，今天的乌克兰新闻，乌克兰新闻，乌克兰媒体在俄罗斯的乌克兰新闻</text:p>
      <text:p text:style-name="P4">
图片: []</text:p>
      <text:p text:style-name="P4">
标签: ['ВІДЕОЗВЕРНЕННЯ ПРЕЗИДЕНТА УКРАЇНИ', 'ВОЛОДИМИР ЗЕЛЕНСЬКИЙ', 'ПРЕЗИДЕНТ УКРАЇНИ']</text:p>
      <text:p text:style-name="P4">
类别: News</text:p>
      <!--METADATA-->
      <text:p text:style-name="P4">
<text:span text:style-name="T4">
 <text:span text:style-name="T5">
我希望健康，亲爱的乌克兰人!</text:span>
 </text:span>
</text:p>
      <text:p text:style-name="P4">
在接下来的几周里，我们已经开始烹饪。 我们预计，只要拜访我们，我们的国家就会新的会议和间隔。 我们的士兵将有更多武器。</text:p>
      <text:p text:style-name="P4">
我们从维尔纽斯的峰会为乌克兰每周添加内容。 我们会尽力为我们为峰会提供峰会。 让我们看看，但这还不到，我们正在努力。</text:p>
      <text:p text:style-name="P4">
顺便说一句，今天，北约议会议会发表了重要的声明。 事物以其名字命名 - 对俄罗斯针对我们国家罪的种族灭绝的种族灭绝是明显谴责的，这是对拉什主义意识形态的明确谴责。 这是其他国际组织的正确基础。</text:p>
      <text:p text:style-name="P4">
我们正在为邻国的几项中级安全措施做准备，这些措施最支持我们。 为了理解乌克兰世界，将有新的呼吁，以加强与合作伙伴的联系。</text:p>
      <text:p text:style-name="P4">
如此强烈的外交政策，各种非标准格式，世界对乌克兰的最大有用的关注，对我们的辩护 - 我们将成为一切。 每次乌克兰都有更多结果 - 防空，火炮，装甲车，炮弹，训练 - 这都是必须的。</text:p>
      <text:p text:style-name="P4">
我要感谢今天保护天空的所有士兵。 大约在今天早上，25个“ shahmed”被击落。 25个发展中的25个。 每个这样的混乱都是人们挽救的生命，这是一个基础设施。 谢谢你!</text:p>
      <text:p text:style-name="P4">
一些恐怖分子的导弹也设法了，但不幸的是，不是全部。 不幸的是，钻探。 Dnipro和Kharkiv，Odesa和Lviv，Kyiv和Zaporizhzhia-我们所有的Igromades城市都应获得全面的气盾。 我们与合作伙伴一起在P中非常活跃。</text:p>
      <text:p text:style-name="P4">
如今，值得注意的是，Khortytsa OSV的单位是最持久的Taine，最有效的。 第三和第五单独的突击旅，当时80个着陆旅，第93个单独的机械化旅“ Kholodnoyar”，第214个独立的特殊目的营...谢谢勇士!tsebakhmut方向，这是我们人民的非凡力量。</text:p>
      <text:p text:style-name="P4">
荣耀我们所有摧毁敌人的士兵!</text:p>
      <text:p text:style-name="P4">
荣耀所有保护我们城市免受恐怖分子的人!</text:p>
      <text:p text:style-name="P4">
荣耀每天使我们的胜利更加接近!</text:p>
      <text:p text:style-name="P4">
感谢您支持我们的世界上的所有人!谢谢你!</text:p>
      <text:p text:style-name="P4">
<text:span text:style-name="T4">
 <text:span text:style-name="T5">
荣耀与乌克兰!</text:span>
 </text:span>
</text:p>
      <text:p text:style-name="P4">
News Source: <text:a xlink:type="simple" xlink:href="https://armyinform.com.ua/2023/05/22/shhotyzhnya-dodayemo-zmistu-dlya-ukrayiny-vid-samitu-nato-u-vilnyusi-volodymyr-zelenskyj/" text:style-name="Internet_20_link" text:visited-style-name="Visited_20_Internet_20_Link">
https://armyinform.com.ua/2023/05/22/shhotyzhnya-dodayemo-zmistu-dlya-ukrayiny-vid-samitu-nato-u-vilnyusi-volodymyr-zelenskyj/</text:a>
</text:p>
      <!--NEWS-->
      <text:h text:style-name="P10" text:outline-level="1">
<text:span text:style-name="T4">
Bakhmut和Marinka的激烈战斗 - 武装部队的武装部队继续</text:span>
</text:h>
      <text:p text:style-name="P4">
作者: ['АРМІЯINFORM']</text:p>
      <text:p text:style-name="P4">
时间: 2023-05-22T88:00:00-04:00</text:p>
      <text:p text:style-name="P4">
描述: 关于ZS乌克兰人的总部。 “对手是对佐塞德式的沉没……与乌克兰2022年的战争，与乌克兰的战争是今天的最新消息，今天与乌克兰2022年的战争是今天的最后一场新闻，乌克兰和俄罗斯之间的战争是否会发生战争，什么时候，什么时候， 2022年与乌克兰与乌克兰的战争将在不久的将来与乌克兰进行战争，这是与乌克兰的战争，今天与乌克兰的战争，今天的乌克兰新闻，乌克兰的新闻，乌克兰媒体在俄罗斯的乌克兰新闻</text:p>
      <text:p text:style-name="P4">
图片: ['<text:a xlink:type="simple" xlink:href="https://armyinform.com.ua/wp-content/uploads/2023/03/artyleriya.jpg" text:style-name="Internet_20_link" text:visited-style-name="Visited_20_Internet_20_Link">
artyleriya.jpg</text:a>
']</text:p>
      <text:p text:style-name="P4">
标签: ['STOPRUSSIA', 'АГРЕСІЯ РФ', 'ВТОРГНЕННЯ РФ', 'ГШ ЗСУ']</text:p>
      <text:p text:style-name="P4">
类别: News</text:p>
      <!--METADATA-->
      <text:p text:style-name="P4">
<draw:frame draw:style-name="fr1" draw:name="Image318" text:anchor-type="as-char" svg:width="6.9236in" svg:height="4.615733in" draw:z-index="0">
<draw:image xlink:href="../Images/AРМІЯINFORM/2023-05-22T88-00-00-04-00/artyleriya.jpg" xlink:type="simple" xlink:show="embed" xlink:actuate="onLoad" draw:mime-type="image/jpeg"/>
</draw:frame>
说明性照片<text:span text:style-name="T4">
🔥俄罗斯入侵的情况</text:span>
</text:p>
      <text:p text:style-name="P4">
关于它<text:a xlink:type="simple" xlink:href="https://www.facebook.com/GeneralStaff.ua/posts/pfbid0xKy2dS43VHq8ZQTCVLVuSACkkFBWbgV1yifkRuhDJYZdTqiqDMKFHFnwFAiqrWgRl" text:style-name="Internet_20_link" text:visited-style-name="Visited_20_Internet_20_Link">
报告</text:a>
乌克兰武装部队的总参谋部。</text:p>
      <text:p text:style-name="P4">
“敌人继续专注于Kupyansk，Lyman，Bakhmut，Avdiiv和Mariinsky的主要努力。</text:p>
      <text:p text:style-name="P4">
白天，在教堂前，巴赫穆特(Bakhmut)和马林卡(Marinka)的这些地区总共发生了25次战斗冲突。</text:p>
      <text:p text:style-name="P4">
<text:span text:style-name="T4">
在Volyn和Polissya的指示中</text:span>
没有发生重大变化的操作情况，未发现敌人进攻群体的迹象。</text:p>
      <text:p text:style-name="P4">
<text:span text:style-name="T4">
在西弗斯基(Siversky)和斯洛博兹(Slobozhansky)的指示</text:span>
敌人继续在与乌克兰边境地区保留军事存在。 在Chernihiv地区的Timonovichi，Halaganivka和Zarichchy的定居点的先发制性迫击炮和炮击期间； Walking, slides, booths, Katerynivka, Timofeevka, Oleksandrivka of Sumy region, as well as Morozovadolin, Shevchenko, Kozacha Lopan, Goptivka, Lukyanka, Green, Old Taritsa, Hatyshche, Pletenivka, Vovchansk, Varvarka, Nesterne, Budarki.</text:p>
      <text:p text:style-name="P4">
**在库皮斯克的方向上，白天，敌人被该地区，卢汉斯克地区的Berestoharkiv地区和Stelmakhivka击中。</text:p>
      <text:p text:style-name="P4">
<text:span text:style-name="T4">
朝利马方向</text:span>
敌人在卢汉斯克地区居住的Blogorovka地区和顿涅茨克地区的Verkhnyamyansk袭击了航空。争议和维塞尔·顿涅茨克地区。</text:p>
      <text:p text:style-name="P4">
在巴赫穆特(Bakhmut)的方向上，敌人继续采取进攻行动。 争取城市的战斗继续。 入侵者在巴赫穆特(Bakhmut)和伊万诺夫斯基(Ivanovsky)附近引起了空袭。<text:span text:style-name="T4">
在Mariinsky方向</text:span>
防御部队反映了Marinka地区的众多攻击。 此外，唐内茨克地区的村民遭受了敌人的炮击。</text:p>
      <text:p text:style-name="P4">
<text:span text:style-name="T4">
在矿物方向上</text:span>
未采取进攻行动的对手。 同时，航空在Valwar，Prechistivka和Golden Niva的地区爆炸。陈述了所谓的定居点，Novoukrainka和Prechistivka的Artobplas。</text:p>
      <text:p text:style-name="P4">
<text:span text:style-name="T4">
在Zaporizhzhya和Kherson的指示</text:span>
敌人继续行动。 同时，它不会停止破坏居住的笔的基础设施，这些笔与战斗碰撞线一起。 在这个时代，小型Tokmachka和Novodanylivka Zaporizhhya地区的中风。 在诺茨克地区的Uremivka定居点被解雇； Olgivske，Gulyaipole，Belogorya，Mala Tokmachka，Novodanilovka，Novoandriivka，Zaporizhzhya地区的Mali Shcherbaki和Zaporizhzhia市；</text:p>
      <text:p text:style-name="P4">
News Source: <text:a xlink:type="simple" xlink:href="https://armyinform.com.ua/2023/05/22/tryvayut-zapekli-boyi-za-bahmut-ta-maryinku-gsh-zsu/" text:style-name="Internet_20_link" text:visited-style-name="Visited_20_Internet_20_Link">
https://armyinform.com.ua/2023/05/22/tryvayut-zapekli-boyi-za-bahmut-ta-maryinku-gsh-zsu/</text:a>
</text:p>
      <!--NEWS-->
      <text:h text:style-name="P10" text:outline-level="1">
<text:span text:style-name="T4">
飞机国防军每天对占领者进行8次跳动</text:span>
</text:h>
      <text:p text:style-name="P4">
作者: ['АРМІЯINFORM']</text:p>
      <text:p text:style-name="P4">
时间: 2023-05-22T89:00:00-04:00</text:p>
      <text:p text:style-name="P4">
描述: 关于ZS乌克兰人的总部。 “阿维亚西亚国防军（Dob）的国防军……与乌克兰2022年的战争，与乌克兰的最新新闻战争，与乌克兰的新闻战争，与乌克兰2022年的新闻战争，今天将在乌克兰和俄罗斯之间发生战争，当与乌克兰在2022年与乌克兰战争时他们说，与否，他们会在不久的将来与乌克兰战争，他们说，与乌克兰的战争，今天的乌克兰新闻，乌克兰新闻，乌克兰媒体在俄罗斯的乌克兰新闻</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STOPRUSSIA', 'АГРЕСІЯ РФ', 'ВТОРГНЕННЯ РФ', 'ГШ ЗСУ', 'ХРОНІКА ОБОРОНИ']</text:p>
      <text:p text:style-name="P4">
类别: News</text:p>
      <!--METADATA-->
      <text:p text:style-name="P4">
<draw:frame draw:style-name="fr1" draw:name="Image319" text:anchor-type="as-char" svg:width="6.9236in" svg:height="3.894525in" draw:z-index="0">
<draw:image xlink:href="../Images/AРМІЯINFORM/2023-05-22T89-00-00-04-00/aviacziya-syl-oborony-ukrayiny.jpg" xlink:type="simple" xlink:show="embed" xlink:actuate="onLoad" draw:mime-type="image/jpeg"/>
</draw:frame>
说明性照片<text:span text:style-name="T4">
🔥俄罗斯完成的情况</text:span>
</text:p>
      <text:p text:style-name="P4">
关于它<text:a xlink:type="simple" xlink:href="https://www.facebook.com/GeneralStaff.ua/posts/pfbid0xKy2dS43VHq8ZQTCVLVuSACkkFBWbgV1yifkRuhDJYZdTqiqDMKFHFnwFAiqrWgRl" text:style-name="Internet_20_link" text:visited-style-name="Visited_20_Internet_20_Link">
报告</text:a>
乌克兰武装部队的总参谋部。</text:p>
      <text:p text:style-name="P4">
«国防军的航空在敌人的个人人员和军事装备以及2对抗飞行导弹的综合大楼的集中领域进行了8杆。</text:p>
      <text:p text:style-name="P4">
我们的后卫摧毁了俄罗斯冲击直升机24和敌人侦察无人机。”</text:p>
      <text:p text:style-name="P4">
News Source: <text:a xlink:type="simple" xlink:href="https://armyinform.com.ua/2023/05/22/aviacziya-syl-oborony-za-dobu-zavdala-8-udariv-po-rajonah-zoseredzhennya-osobovogo-skladu-ta-tehniky-rosiyan/" text:style-name="Internet_20_link" text:visited-style-name="Visited_20_Internet_20_Link">
https://armyinform.com.ua/2023/05/22/aviacziya-syl-oborony-za-dobu-zavdala-8-udariv-po-rajonah-zoseredzhennya-osobovogo-skladu-ta-tehniky-rosiyan/</text:a>
</text:p>
      <!--NEWS-->
      <text:h text:style-name="P10" text:outline-level="1">
<text:span text:style-name="T4">
基辅（22:03）。 红色警报：空中威胁。 警笛声。 立即掩盖！</text:span>
</text:h>
      <text:p text:style-name="P4">
作者: liveuamap (Language: en)</text:p>
      <text:p text:style-name="P4">
时间: 2023-05-22T8:04:00</text:p>
      <text:p text:style-name="P4">
地点: Kyiv (Latitude:50.44404 Longtitude:30.53096)</text:p>
      <text:p text:style-name="P4">
视频: []</text:p>
      <text:p text:style-name="P4">
图片: []</text:p>
      <text:p text:style-name="P4">
标签: ["Europe", "Central and Eastern Europe"]</text:p>
      <text:p text:style-name="P4">
Id: 22564712</text:p>
      <!--METADATA-->
      <text:p text:style-name="P4">
基辅(22:03). Red Alert: aerial threat. Sirens sounding. Take cover now!</text:p>
      <text:p text:style-name="P4">
News Collection Link: <text:a xlink:type="simple" xlink:href="https://liveuamap.com/en/2023/22-may-kyiv2203-red-alert-aerial-threat-sireng" text:style-name="Internet_20_link" text:visited-style-name="Visited_20_Internet_20_Link">
https://liveuamap.com/en/2023/22-may-kyiv2203-red-alert-aerial-threat-sireng</text:a>
</text:p>
      <text:p text:style-name="P4">
News Source: <text:a xlink:type="simple" xlink:href="https://t.me/air_alert_ua/46305" text:style-name="Internet_20_link" text:visited-style-name="Visited_20_Internet_20_Link">
https://t.me/air_alert_ua/46305</text:a>
</text:p>
      <!--NEWS-->
      <text:h text:style-name="P10" text:outline-level="1">
<text:span text:style-name="T4">
武装部队的导弹和炮兵摧毁了三弹弹药</text:span>
</text:h>
      <text:p text:style-name="P4">
作者: ['АРМІЯINFORM']</text:p>
      <text:p text:style-name="P4">
时间: 2023-05-22T90:00:00-04:00</text:p>
      <text:p text:style-name="P4">
描述: 关于ZS乌克兰人的总部。 “导弹的皮德罗迪（Pidrodili）……与乌克兰2022年的战争，与乌克兰的最新新闻，今天与乌克兰2022年的新闻战争，乌克兰和俄罗斯之间的战争，乌克兰和俄罗斯之间的战争将在2022年在2022年与乌克兰进行战争。是否会在不久的将来说，是否会有与乌克兰的战争，这是与乌克兰的战争，今天与乌克兰的战争，今天的乌克兰新闻，乌克兰的新闻，乌克兰媒体在俄罗斯媒体</text:p>
      <text:p text:style-name="P4">
图片: ['<text:a xlink:type="simple" xlink:href="https://armyinform.com.ua/wp-content/uploads/2023/02/323438263_687407886219153_7819518616379973794_n.webp" text:style-name="Internet_20_link" text:visited-style-name="Visited_20_Internet_20_Link">
323438263_687407886219153_7819518616379973794_n.webp</text:a>
']</text:p>
      <text:p text:style-name="P4">
标签: ['STOPRUSSIA', 'АГРЕСІЯ РФ', 'ВТОРГНЕННЯ РФ', 'ГШ ЗСУ']</text:p>
      <text:p text:style-name="P4">
类别: News</text:p>
      <!--METADATA-->
      <text:p text:style-name="P4">
<draw:frame draw:style-name="fr1" draw:name="Image320" text:anchor-type="as-char" svg:width="6.9236in" svg:height="4.622144in" draw:z-index="0">
<draw:image xlink:href="../ConvertedIMGs/AРМІЯINFORM/2023-05-22T90-00-00-04-00/323438263_687407886219153_7819518616379973794_n.png" xlink:type="simple" xlink:show="embed" xlink:actuate="onLoad" draw:mime-type="image/png"/>
</draw:frame>
说明性照片<text:span text:style-name="T4">
🔥俄罗斯入侵的情况</text:span>
</text:p>
      <text:p text:style-name="P4">
关于它<text:a xlink:type="simple" xlink:href="https://www.facebook.com/GeneralStaff.ua/posts/pfbid0xKy2dS43VHq8ZQTCVLVuSACkkFBWbgV1yifkRuhDJYZdTqiqDMKFHFnwFAiqrWgRl" text:style-name="Internet_20_link" text:visited-style-name="Visited_20_Internet_20_Link">
报告</text:a>
乌克兰武装部队的总参谋部。</text:p>
      <text:p text:style-name="P4">
该声明说：“导弹和炮兵部队击中了3个集中和军事装备，3个弹药仓库，11个炮兵设施和一个敌方雷达站。”</text:p>
      <text:p text:style-name="P4">
News Source: <text:a xlink:type="simple" xlink:href="https://armyinform.com.ua/2023/05/22/raketni-vijska-ta-artyleriya-zsu-znyshhyla-try-sklady-boyeprypasiv-rosiyan/" text:style-name="Internet_20_link" text:visited-style-name="Visited_20_Internet_20_Link">
https://armyinform.com.ua/2023/05/22/raketni-vijska-ta-artyleriya-zsu-znyshhyla-try-sklady-boyeprypasiv-rosiyan/</text:a>
</text:p>
      <!--NEWS-->
      <text:h text:style-name="P10" text:outline-level="1">
<text:span text:style-name="T4">
敌人试图捕获西南巴赫穆特，我们的国防部队在侧面塞里维蒂（Cherevaty）上反击</text:span>
</text:h>
      <text:p text:style-name="P4">
作者: ['Андрій Агєєв']</text:p>
      <text:p text:style-name="P4">
时间: 2023-05-22T91:00:00-04:00</text:p>
      <text:p text:style-name="P4">
描述: Bakhmut被Pri -Rosieki Pay -In -law淹没。 Vorog Vorog Tisnuti I ...与乌克兰2022年的战争，与乌克兰的最新新闻，今天与乌克兰的新闻战争，今天的最后一场新闻战争，今天将在乌克兰和俄罗斯之间发动战争，当2022年与乌克兰的战争将在2022年与乌克兰战争时是否会有吗</text:p>
      <text:p text:style-name="P4">
图片: ['<text:a xlink:type="simple" xlink:href="https://armyinform.com.ua/wp-content/uploads/2023/03/cherevatyj.jpg" text:style-name="Internet_20_link" text:visited-style-name="Visited_20_Internet_20_Link">
cherevatyj.jpg</text:a>
']</text:p>
      <text:p text:style-name="P4">
标签: ['STOPRUSSIA', 'АГРЕСІЯ РФ', 'ВІЙНА', 'ВТОРГНЕННЯ РФ', 'СЕРГІЙ ЧЕРЕВАТИЙ']</text:p>
      <text:p text:style-name="P4">
类别: News</text:p>
      <!--METADATA-->
      <text:p text:style-name="P4">
<draw:frame draw:style-name="fr1" draw:name="Image321" text:anchor-type="as-char" svg:width="6.9236in" svg:height="4.611226in" draw:z-index="0">
<draw:image xlink:href="../Images/AРМІЯINFORM/2023-05-22T91-00-00-04-00/cherevatyj.jpg" xlink:type="simple" xlink:show="embed" xlink:actuate="onLoad" draw:mime-type="image/jpeg"/>
</draw:frame>
巴赫穆特仍然是俄罗斯入侵者的优先目标。 乌克兰武装部队的发言人谢尔盖·切里维蒂上校说，敌人继续抓住并试图占领这座城市的西南部，我们的勇士队拥有许多建筑物和其他防御工事。</text:p>
      <ul>
        <li>
在侧面，我们的部队正试图按下敌人，并在可能的情况下巩固它。 Sergey Cherevaty说，在这一天，在Bakhmut领域的不同部分中，乌克兰的国防军将占领者的深度卖给了200至400米的深度。</li>
      </ul>
      <text:p text:style-name="P4">
关于巴赫穆特·普里戈宁(Bakhmut Prigogine)的陈述出口及其敬佩的军事团体，谢尔盖·奇雷维蒂(Sergei Cherevaty)怀疑是否会完全授予他们的莫斯科策展人。 毕竟，俄罗斯没有能力的单位，他们准备去巴赫穆特(Bakhmut)并立即进行激烈的进攻战斗。</text:p>
      <text:p text:style-name="P4">
关于利马 - 库皮斯克方向的情况，东部集团的发言人建议占领者的武装阵型集中在那里，主要是炮兵的名字。</text:p>
      <ul>
        <li>
白天，敌人从枪管和反应式炮弹中向前列的mirnin人口点火，我们在坦普里姆卡(Tampryamka)的位置发射了16次航空突袭，发生了6次战斗冲突。 我们摧毁了54名占领者，84人受伤，1人被捕。 Sergius Cherevaty说，还用弹药摧毁了4个BMP，1 BMD，1 BMD，1 BMD，1 Howy和2个田野仓库。</li>
      </ul>
      <text:p text:style-name="P4">
News Source: <text:a xlink:type="simple" xlink:href="https://armyinform.com.ua/2023/05/22/vorog-namagayetsya-zahopyty-pivdenno-zahidnu-chastynu-bahmuta-nashi-syly-oborony-kontratakuyut-okupanta-na-flangah-sergij-cherevatyj/" text:style-name="Internet_20_link" text:visited-style-name="Visited_20_Internet_20_Link">
https://armyinform.com.ua/2023/05/22/vorog-namagayetsya-zahopyty-pivdenno-zahidnu-chastynu-bahmuta-nashi-syly-oborony-kontratakuyut-okupanta-na-flangah-sergij-cherevatyj/</text:a>
</text:p>
      <!--NEWS-->
      <text:h text:style-name="P10" text:outline-level="1">
<text:span text:style-name="T4">
关于G7的结果：整个文明世界将继续支持乌克兰</text:span>
</text:h>
      <text:p text:style-name="P4">
作者: ['Анатолій Бальчос']</text:p>
      <text:p text:style-name="P4">
时间: 2023-05-22T92:00:00-04:00</text:p>
      <text:p text:style-name="P4">
描述: 奇异果主席的Syogodni由Verkhovniy Radi Ukrainian（彗星的成员...与乌克兰战争2022年的战争），与乌克兰与乌克兰的最新新闻，与乌克兰2022年的新闻战争进行战争，今天将在今天的战争之间发生战争，将在今天发动战争，将在乌克兰和俄罗斯以及2022年与乌克兰的战争将是与否，他们会在不久的将来与乌克兰发生战争，他们说，与乌克兰的战争，今天的乌克兰新闻，乌克兰的新闻，乌克兰媒体的乌克兰新闻</text:p>
      <text:p text:style-name="P4">
图片: ['<text:a xlink:type="simple" xlink:href="https://armyinform.com.ua/wp-content/uploads/2023/05/01-bryfing-f.venislavskogo-golovna.jpg" text:style-name="Internet_20_link" text:visited-style-name="Visited_20_Internet_20_Link">
01-bryfing-f.venislavskogo-golovna.jpg</text:a>
', '<text:a xlink:type="simple" xlink:href="https://armyinform.com.ua/wp-content/uploads/2023/05/02-f.venislavskogo-portret.jpg" text:style-name="Internet_20_link" text:visited-style-name="Visited_20_Internet_20_Link">
02-f.venislavskogo-portret.jpg</text:a>
']</text:p>
      <text:p text:style-name="P4">
标签: ['G7', 'ЗАСІДАННЯ КРАЇН G7', 'СВІТ ПІДТРИМУЄ УКРАЇНУ', 'ФЕДІР ВЕНІСЛАВСЬКИЙ']</text:p>
      <text:p text:style-name="P4">
类别: News</text:p>
      <!--METADATA-->
      <text:p text:style-name="P4">
<draw:frame draw:style-name="fr1" draw:name="Image322" text:anchor-type="as-char" svg:width="6.9236in" svg:height="4.615733in" draw:z-index="0">
<draw:image xlink:href="../Images/AРМІЯINFORM/2023-05-22T92-00-00-04-00/01-bryfing-f.venislavskogo-golovna.jpg" xlink:type="simple" xlink:show="embed" xlink:actuate="onLoad" draw:mime-type="image/jpeg"/>
</draw:frame>
<text:span text:style-name="T4">
今天在基辅，乌克兰乌克兰乌克兰雷达总统的代表，乌克兰的乌克霍夫纳雷达(Verkhovna Rada)，一名成员</text:span>
 <text:span text:style-name="T4">
 </text:span>
 <text:span text:style-name="T4">
 </text:span>
 verkhovna rada委员会关于国家安全，国防和情报局Fedirvenislavsky进行<text:a xlink:type="simple" xlink:href="https://www.youtube.com/watch" text:style-name="Internet_20_link" text:visited-style-name="Visited_20_Internet_20_Link">
简介</text:a>
世界领先国家国际会议的储备<text:span text:style-name="T4">
** G7，这次代表是乌克兰。</text:span>
</text:p>
      <text:p text:style-name="P4">
他认为，日本的会议因历史事件而没有夸大。 G7峰会的G7峰会举行了，此前是亚洲大陆和SO被称为阿拉伯世界的弗拉基米尔·泽伦斯基总统的大规模正式会议。</text:p>
      <text:p text:style-name="P4">
评估乌克兰代表团与大七个国家国际组织成员的沟通结果，费多·韦斯利斯拉夫斯基(Fedor Venislavsky军事飞行员。 Verkhovna RadA国家安全，国防与情报委员会成员的监督，G7国家的税收是一个明确的证词，即乌克兰国家必须加入世界上最强大的发达国家。</text:p>
      <text:p text:style-name="P4">
<draw:frame draw:style-name="fr1" draw:name="Image323" text:anchor-type="as-char" svg:width="6.9236in" svg:height="4.615733in" draw:z-index="0">
<draw:image xlink:href="../Images/AРМІЯINFORM/2023-05-22T92-00-00-04-00/02-f.venislavskogo-portret.jpg" xlink:type="simple" xlink:show="embed" xlink:actuate="onLoad" draw:mime-type="image/jpeg"/>
</draw:frame>
 - 乌克兰飞行员对这些战士的培训是长期的 - 几个月的时间 - 重复我们在最初研究军事专家的“坦克联盟”的情况下观看的赛道，然后是设备被传输。 我坚信今年乌克兰不仅会收到传单! - 费多·韦尼斯拉夫斯基(Fedor Venislavsky)说。  - 除了F-16外，乌克兰的武装部队将被转移到高半径，防空系统的火箭弹，当然，乌克兰居住的居民军事领导人一再被坚持。 这些是范围内的弹药和炮兵系统。 Fedor Venislavsky说，所有这些共同表明，全世界最有权势的经济体尤其是世界上最有权势的经济体支持塔博达(Toboda)以支持乌克兰。回答有关乌克兰参加北约峰会计划的问题，该计划计划于今年7月在维尔纽斯举行，费多·韦斯利斯拉夫斯基指出，乌克兰州在联盟中获得正式成员的全部成员不一定是收到地图(北约会员行动计划).</text:p>
      <text:p text:style-name="P4">
— Україна, її Збройні Сили вже виконали переважну більшість тих вимог, якізазвичай висуваються країнам-кандидатам. Після деокупації територій таостаточної перемоги над російським агресором Україна розраховує на швидкупроцедуру прийняття в родину НАТО, — заявив Федір Веніславський.</text:p>
      <text:p text:style-name="P4">
<text:span text:style-name="T5">
Ілюстративне фото в відкритих джерел</text:span>
</text:p>
      <text:p text:style-name="P4">
News Source: <text:a xlink:type="simple" xlink:href="https://armyinform.com.ua/2023/05/22/pro-pidsumky-g7-uves-czyvilizovanyj-svit-i-nadali-pidtrymuvatyme-ukrayinu/" text:style-name="Internet_20_link" text:visited-style-name="Visited_20_Internet_20_Link">
https://armyinform.com.ua/2023/05/22/pro-pidsumky-g7-uves-czyvilizovanyj-svit-i-nadali-pidtrymuvatyme-ukrayinu/</text:a>
</text:p>
      <!--NEWS-->
      <text:h text:style-name="P10" text:outline-level="1">
<text:span text:style-name="T4">
德米特里·库勒巴（Dmitry Kuleba）访问非洲是乌克兰实施Zelensky的“和平公式”的又一步</text:span>
</text:h>
      <text:p text:style-name="P4">
作者: ['АРМІЯINFORM']</text:p>
      <text:p text:style-name="P4">
时间: 2023-05-22T93:00:00-04:00</text:p>
      <text:p text:style-name="P4">
描述: 乌克兰库莱巴（Kuleba）执法人员的主要负责人曾乘朋友参加非洲国家之旅。乌克兰和俄罗斯之间以及乌克兰与乌克兰的战争之间的战争将是一场战争，无论是否将在不久的将来与乌克兰进行战争，与乌克兰的战争，今天的乌克兰新闻，乌克兰新闻，乌克兰新闻，乌克兰媒体在乌克兰媒体上俄罗斯人将在俄罗斯</text:p>
      <text:p text:style-name="P4">
图片: ['<text:a xlink:type="simple" xlink:href="https://armyinform.com.ua/wp-content/uploads/2023/01/dyplomatychnyj-2023-rik-dlya-ukrayiny.jpg" text:style-name="Internet_20_link" text:visited-style-name="Visited_20_Internet_20_Link">
dyplomatychnyj-2023-rik-dlya-ukrayiny.jpg</text:a>
']</text:p>
      <text:p text:style-name="P4">
标签: ['ДМИТРО КУЛЕБА']</text:p>
      <text:p text:style-name="P4">
类别: News</text:p>
      <!--METADATA-->
      <text:p text:style-name="P4">
<draw:frame draw:style-name="fr1" draw:name="Image324" text:anchor-type="as-char" svg:width="6.9236in" svg:height="4.615733in" draw:z-index="0">
<draw:image xlink:href="../Images/AРМІЯINFORM/2023-05-22T93-00-00-04-00/dyplomatychnyj-2023-rik-dlya-ukrayiny.jpg" xlink:type="simple" xlink:show="embed" xlink:actuate="onLoad" draw:mime-type="image/jpeg"/>
</draw:frame>
乌克兰Dmytro Kuleba外交部长发起了第二次非洲国家之旅，这是双边关系历史上的第一次参观摩洛哥。 关于乌克兰外交负责人<text:a xlink:type="simple" xlink:href="https://www.instagram.com/p/CsiRwwFNDJc/" text:style-name="Internet_20_link" text:visited-style-name="Visited_20_Internet_20_Link">
报告</text:a>
Winstagram。</text:p>
      <text:p text:style-name="P4">
乌克兰外交负责人指出，访问非洲国家很重要，对于弗拉基米尔·泽伦斯基(Vladimir Zelensky)的“和平公式”的体现”。</text:p>
      <ul>
        <li>
我们需要在弗拉基米尔·泽伦斯基(Vladimir Zelensky)的“和平公式”的体现中吸引尽可能多的非洲国家……非洲大陆似乎很遥远。 实际上，非洲是异质的，它具有现代生活。 我们，外交官，来到非洲国家打开大门。 我们将遵循其他政府机构，公民和业务。</li>
      </ul>
      <text:p text:style-name="P4">
他报告说，这是自双边关系建立以来乌克兰多马洛科外交部长的首次访问。  -  2022年10月，这是特恩非洲国家历史上的第一个。 然后部署了塞内加尔，COT-DIAWAR，GANA和肯尼亚。 这是乌克兰与非洲文艺复兴时期的开始。 我们一直在移动的复杂过程。 第一次巡回演出是历史，第二个是系统。 在秋天，从北到南部，地理一直访问了非洲各地的sub -sub -sub -sub -akhar非洲国家。 外交部长写道，后勤工作很残酷，但是埃博斯特的工作写道。</text:p>
      <text:p text:style-name="P4">
News Source: <text:a xlink:type="simple" xlink:href="https://armyinform.com.ua/2023/05/22/vizyt-dmytra-kuleby-do-afryky-shhe-odyn-krok-ukrayiny-do-vtilennya-formuly-myru-zelenskogo/" text:style-name="Internet_20_link" text:visited-style-name="Visited_20_Internet_20_Link">
https://armyinform.com.ua/2023/05/22/vizyt-dmytra-kuleby-do-afryky-shhe-odyn-krok-ukrayiny-do-vtilennya-formuly-myru-zelenskogo/</text:a>
</text:p>
      <!--NEWS-->
      <text:h text:style-name="P10" text:outline-level="1">
<text:span text:style-name="T4">
乌克兰俄罗斯联邦性犯罪的残酷犯罪是我们社会的巨大挑战-Anna Malyar</text:span>
</text:h>
      <text:p text:style-name="P4">
作者: ['АРМІЯINFORM']</text:p>
      <text:p text:style-name="P4">
时间: 2023-05-22T94:00:00-04:00</text:p>
      <text:p text:style-name="P4">
描述: 关于TSE的捍卫捍卫加纳·马勒尔（Ganna Malel）的捍卫者用电报写道。 -Kyogodn-与猕猴桃...与乌克兰2022年的战争，与乌克兰的最新新闻，与乌克兰的新闻战争，与乌克兰2022年的新闻战争，今天将在乌克兰和俄罗斯之间发生战争，当2022年与乌克兰的战争将在2022年与乌克兰战争时不论是否会有，是否会在不久的将来与乌克兰的战争说，与乌克兰的战争，今天的乌克兰新闻，乌克兰新闻，乌克兰媒体在俄罗斯媒体</text:p>
      <text:p text:style-name="P4">
图片: ['<text:a xlink:type="simple" xlink:href="https://armyinform.com.ua/wp-content/uploads/2023/05/photo_5431343105275186369_y.jpg" text:style-name="Internet_20_link" text:visited-style-name="Visited_20_Internet_20_Link">
photo_5431343105275186369_y.jpg</text:a>
', '<text:a xlink:type="simple" xlink:href="https://armyinform.com.ua/wp-content/uploads/2023/05/photo_5431343105275186371_y-150x150.jpg" text:style-name="Internet_20_link" text:visited-style-name="Visited_20_Internet_20_Link">
photo_5431343105275186371_y-150x150.jpg</text:a>
', '<text:a xlink:type="simple" xlink:href="https://armyinform.com.ua/wp-content/uploads/2023/05/photo_5431343105275186370_y-150x150.jpg" text:style-name="Internet_20_link" text:visited-style-name="Visited_20_Internet_20_Link">
photo_5431343105275186370_y-150x150.jpg</text:a>
']</text:p>
      <text:p text:style-name="P4">
标签: []</text:p>
      <text:p text:style-name="P4">
类别: News</text:p>
      <!--METADATA-->
      <text:p text:style-name="P4">
<draw:frame draw:style-name="fr1" draw:name="Image325" text:anchor-type="as-char" svg:width="6.9236in" svg:height="5.987832in" draw:z-index="0">
<draw:image xlink:href="../Images/AРМІЯINFORM/2023-05-22T94-00-00-04-00/photo_5431343105275186369_y.jpg" xlink:type="simple" xlink:show="embed" xlink:actuate="onLoad" draw:mime-type="image/jpeg"/>
</draw:frame>
关于这位国防部副部长安娜·马利尔(Anna Malyar)<text:a xlink:type="simple" xlink:href="https://t.me/annamaliar/789" text:style-name="Internet_20_link" text:visited-style-name="Visited_20_Internet_20_Link">
写道</text:a>
在电报中。</text:p>
      <ul>
        <li>
今天，在基辅举行了一个重要的事件<text:a xlink:type="simple" xlink:href="tg：// search_hashtag？hashtag = u4j" text:style-name="Internet_20_link" text:visited-style-name="Visited_20_Internet_20_Link">
#u4j</text:a>
： 尊重。 支持。 正义 - 尊重。 司法专门用于记录，调查俄罗斯联邦对我们公民造成的性暴力的这种粘液。 这种犯罪的群众和残酷对乌克兰社会是一个巨大的挑战。</li>
      </ul>
      <text:p text:style-name="P4">
<text:a xlink:type="simple" xlink:href="https://armyinform.com.ua/wp-content/uploads/2023/05/photo_5431343105275186371_y.jpg" text:style-name="Internet_20_link" text:visited-style-name="Visited_20_Internet_20_Link">
!(Images/AРМІЯINFORM/2023-05-22T94-00-00-04-00/photo_5431343105275186371_y-150x150.jpg)</text:a>
</text:p>
      <text:p text:style-name="P4">
<text:a xlink:type="simple" xlink:href="https://armyinform.com.ua/wp-content/uploads/2023/05/photo_5431343105275186370_y.jpg" text:style-name="Internet_20_link" text:visited-style-name="Visited_20_Internet_20_Link">
<draw:frame draw:style-name="fr1" draw:name="Image326" text:anchor-type="as-char" svg:width="6.9236in" svg:height="6.9236in" draw:z-index="0">
<draw:image xlink:href="../Images/AРМІЯINFORM/2023-05-22T94-00-00-04-00/photo_5431343105275186370_y-150x150.jpg" xlink:type="simple" xlink:show="embed" xlink:actuate="onLoad" draw:mime-type="image/jpeg"/>
</draw:frame>
</text:a>
关于入侵者在性暴力中幸存下来的大多数人都被告知。 性暴力仍然是一种“隐藏的犯罪”，造成严重伤害，破坏了人们，家庭和整个社区的命运。 以性为由进行暴力并不容易，这是一种有意识的敌对国家的政策，该政策针对恐吓，沮丧，对平民人口尊严的屈辱。 GPU和检察官安德里·科斯汀(Andriy Kostin)将这一主题进行了广泛的专业和公众讨论。 对于这种类型的罪行来说，重要的是。 毕竟，在我们对受害者暴力的共同地位和态度上，取决于他们是否转向仍然犹豫或羞愧的人的执法机构。 我们所有人都必须共同保护他们，不仅要对表演者进行惩罚，而且还必须构成丘宾政策的人。”</text:p>
      <text:p text:style-name="P4">
News Source: <text:a xlink:type="simple" xlink:href="https://armyinform.com.ua/2023/05/22/seksualni-zlochyny-pid-chas-vijny-ye-systemnoyu-politykoyu-rosiyi-ganna-malyar/" text:style-name="Internet_20_link" text:visited-style-name="Visited_20_Internet_20_Link">
https://armyinform.com.ua/2023/05/22/seksualni-zlochyny-pid-chas-vijny-ye-systemnoyu-politykoyu-rosiyi-ganna-malyar/</text:a>
</text:p>
      <!--NEWS-->
      <text:h text:style-name="P10" text:outline-level="1">
<text:span text:style-name="T4">
5月25日至26日将举行第15届基辅安全论坛</text:span>
</text:h>
      <text:p text:style-name="P4">
作者: ['Єгор Брайлян']</text:p>
      <text:p text:style-name="P4">
时间: 2023-05-22T95:00:00-04:00</text:p>
      <text:p text:style-name="P4">
描述: 中央蒂米论坛（Central Timy Forum）是乌克兰在Pivnis -Atlant Alliance中的受欢迎程度。...与乌克兰2022年的战争，与乌克兰的最新新闻，今天与乌克兰的新闻战争，乌克兰2022年上次与乌克兰的新闻战，乌克兰和俄罗斯之间将发生战争他们说，当2022年与乌克兰的战争在2022年是否有一年的战争时，他们会在不久的将来与乌克兰发生战争，他们说，与乌克兰的战争，今天的乌克兰新闻，乌克兰的新闻，乌克兰媒体在俄罗斯的乌克兰新闻</text:p>
      <text:p text:style-name="P4">
图片: ['<text:a xlink:type="simple" xlink:href="https://armyinform.com.ua/wp-content/uploads/2023/05/kbf_anonc.jpg" text:style-name="Internet_20_link" text:visited-style-name="Visited_20_Internet_20_Link">
kbf_anonc.jpg</text:a>
']</text:p>
      <text:p text:style-name="P4">
标签: ['КИЇВСЬКИЙ БЕЗПЕКОВИЙ ФОРУМ']</text:p>
      <text:p text:style-name="P4">
类别: News</text:p>
      <!--METADATA-->
      <text:p text:style-name="P4">
<draw:frame draw:style-name="fr1" draw:name="Image327" text:anchor-type="as-char" svg:width="6.9236in" svg:height="3.63489in" draw:z-index="0">
<draw:image xlink:href="../Images/AРМІЯINFORM/2023-05-22T95-00-00-04-00/kbf_anonc.jpg" xlink:type="simple" xlink:show="embed" xlink:actuate="onLoad" draw:mime-type="image/jpeg"/>
</draw:frame>
论坛的中心主题是收购乌克兰在北大西洋别名的会员资格。 事件口号 - “为北约而战。 为我们和您的自由。”</text:p>
      <text:p text:style-name="P4">
该论坛将由广为人知的国际人物，国际关系和安全问题的全球专家，外交官，记者和公共活动家参加。</text:p>
      <text:p text:style-name="P4">
该论坛和所有乌克兰的参与者将于2019  -  2022年美国第43总统乔治·布什(George Bush Jr.美国国务卿维多利亚·纳特兰(Victoria Nutland)于2005  -  2009年，赖斯·康多扎(Rice Condoliza)，贝布·布拉兹(Baib Brazhe)公共外交助理秘书处，议会议会主席，杰尔·加里奥·米利(Jeel Garrio-Millee)，美国哲学家，斯坦福大学教授。</text:p>
      <text:p text:style-name="P4">
在论坛的参与者中，有诺贝尔和平奖获得者是2022年的诺贝尔·马特维库克(Oleksandra Matviychuk) 2008  -  2010年，彼得鲁斯将军，美国驻俄罗斯大使在2011  -  2014年迈克尔·麦克福尔(Michael McFol)。</text:p>
      <text:p text:style-name="P4">
基辅安全论坛是由Arseniy Yatsenyuk基金会于2007年创立的。 CBF是乌克兰讨论战争与和平，国家与世界安全问题的主要平台。</text:p>
      <text:p text:style-name="P4">
论坛的合作伙伴是大西洋委员会，北约信息和文献中心，国家民主研究所，乌克兰妇女大会，埃伯特·法里卡(Ebert Faricha)，欧洲 - 大西洋课程。</text:p>
      <text:p text:style-name="P4">
直播将于5月25日14:00在[资源]上开始(https://www.youtube.com/channel/UCEBAPyQINZeF1XDNaIhhJsg?view_as=subscriber)KBF。</text:p>
      <text:p text:style-name="P4">
军队也将成为论坛的信息合作伙伴。 讨论将在在线广播和我们的[YouTub频道]期间进行监视(https://www.youtube.com/@ArmyInform).</text:p>
      <text:p text:style-name="P4">
News Source: <text:a xlink:type="simple" xlink:href="https://armyinform.com.ua/2023/05/22/25-26-travnya-vidbudetsya-15-j-shhorichnyj-kyyivskyj-bezpekovyj-forum/" text:style-name="Internet_20_link" text:visited-style-name="Visited_20_Internet_20_Link">
https://armyinform.com.ua/2023/05/22/25-26-travnya-vidbudetsya-15-j-shhorichnyj-kyyivskyj-bezpekovyj-forum/</text:a>
</text:p>
      <!--NEWS-->
      <text:h text:style-name="P10" text:outline-level="1">
<text:span text:style-name="T4">
武装部队联合部队的指挥官就军事心理康复计划的实施签署了一份备忘录</text:span>
</text:h>
      <text:p text:style-name="P4">
作者: ['АРМІЯINFORM']</text:p>
      <text:p text:style-name="P4">
时间: 2023-05-22T96:00:00-04:00</text:p>
      <text:p text:style-name="P4">
描述: ZK乌克兰人Obnanniy部队的指挥官Sergii Nav Pideptus中尉，“备忘录……与乌克兰2022年的战争，与乌克兰与乌克兰的最新新闻，《与乌克兰2022年新闻》的战争，今天上次与乌克兰的新闻战争，乌克兰和俄罗斯和俄罗斯之间的战争将会当他们在2022年与乌克兰战争时，他们是否会在不久的将来与乌克兰进行战争，他们说，今天与乌克兰的战争，今天的乌克兰新闻，乌克兰媒体在俄罗斯的乌克兰新闻</text:p>
      <text:p text:style-name="P4">
图片: ['<text:a xlink:type="simple" xlink:href="https://armyinform.com.ua/wp-content/uploads/2023/05/348588075_786188496214618_6831847218146149759_n.jpg" text:style-name="Internet_20_link" text:visited-style-name="Visited_20_Internet_20_Link">
348588075_786188496214618_6831847218146149759_n.jpg</text:a>
', '<text:a xlink:type="simple" xlink:href="https://armyinform.com.ua/wp-content/uploads/2023/05/347241607_635973001740303_1262649732273458137_n-150x150.jpg" text:style-name="Internet_20_link" text:visited-style-name="Visited_20_Internet_20_Link">
347241607_635973001740303_1262649732273458137_n-150x150.jpg</text:a>
', '<text:a xlink:type="simple" xlink:href="https://armyinform.com.ua/wp-content/uploads/2023/05/347228410_1285113282379839_715635472999584151_n-150x150.jpg" text:style-name="Internet_20_link" text:visited-style-name="Visited_20_Internet_20_Link">
347228410_1285113282379839_715635472999584151_n-150x150.jpg</text:a>
', '<text:a xlink:type="simple" xlink:href="https://armyinform.com.ua/wp-content/uploads/2023/05/347398211_6719616718082769_2302976597799176246_n-150x150.jpg" text:style-name="Internet_20_link" text:visited-style-name="Visited_20_Internet_20_Link">
347398211_6719616718082769_2302976597799176246_n-150x150.jpg</text:a>
']</text:p>
      <text:p text:style-name="P4">
标签: ['КОМАНДУВАННЯ ОБ’ЄДНАНИХ СИЛ ЗС УКРАЇНИ', 'НАЦІОНАЛЬНИЙ МУЗЕЙ НАРОДНОЇ АРХІТЕКТУРИ ТА ПОБУТУ УКРАЇНИ', 'ПСИХОЛОГІЧНА РЕАБІЛІТАЦІЯ', 'СЕРГІЙ НАЄВ']</text:p>
      <text:p text:style-name="P4">
类别: News</text:p>
      <!--METADATA-->
      <text:p text:style-name="P4">
<draw:frame draw:style-name="fr1" draw:name="Image328" text:anchor-type="as-char" svg:width="6.9236in" svg:height="4.621503in" draw:z-index="0">
<draw:image xlink:href="../Images/AРМІЯINFORM/2023-05-22T96-00-00-04-00/348588075_786188496214618_6831847218146149759_n.jpg" xlink:type="simple" xlink:show="embed" xlink:actuate="onLoad" draw:mime-type="image/jpeg"/>
</draw:frame>
美国乌克兰中尉的武装部队司令谢尔盖·纳夫(Sergey Naev)签署了一份关于指挥与国家国际建筑博物馆与乌克兰生活博物馆之间合作的备忘录，以实施对服务服务员及其家人的心理康复计划的实施。</text:p>
      <ul>
        <li>
我们正在尽力确保乌克兰军队总是感到漠不关心和好人的支持，即Sergeyev中将。</li>
      </ul>
      <text:p text:style-name="P4">
<text:a xlink:type="simple" xlink:href="https://armyinform.com.ua/wp-content/uploads/2023/05/347241607_635973001740303_1262649732273458137_n.jpg" text:style-name="Internet_20_link" text:visited-style-name="Visited_20_Internet_20_Link">
!(Images/AРМІЯINFORM/2023-05-22T96-00-00-04-00/347241607_635973001740303_1262649732273458137_n-150x150.jpg)</text:a>
</text:p>
      <text:p text:style-name="P4">
<text:a xlink:type="simple" xlink:href="https://armyinform.com.ua/wp-content/uploads/2023/05/347228410_1285113282379839_715635472999584151_n.jpg" text:style-name="Internet_20_link" text:visited-style-name="Visited_20_Internet_20_Link">
<draw:frame draw:style-name="fr1" draw:name="Image329" text:anchor-type="as-char" svg:width="6.9236in" svg:height="6.9236in" draw:z-index="0">
<draw:image xlink:href="../Images/AРМІЯINFORM/2023-05-22T96-00-00-04-00/347228410_1285113282379839_715635472999584151_n-150x150.jpg" xlink:type="simple" xlink:show="embed" xlink:actuate="onLoad" draw:mime-type="image/jpeg"/>
</draw:frame>
</text:a>
</text:p>
      <text:p text:style-name="P4">
<text:a xlink:type="simple" xlink:href="https://armyinform.com.ua/wp-content/uploads/2023/05/347398211_6719616718082769_2302976597799176246_n.jpg" text:style-name="Internet_20_link" text:visited-style-name="Visited_20_Internet_20_Link">
<draw:frame draw:style-name="fr1" draw:name="Image330" text:anchor-type="as-char" svg:width="6.9236in" svg:height="6.9236in" draw:z-index="0">
<draw:image xlink:href="../Images/AРМІЯINFORM/2023-05-22T96-00-00-04-00/347398211_6719616718082769_2302976597799176246_n-150x150.jpg" xlink:type="simple" xlink:show="embed" xlink:actuate="onLoad" draw:mime-type="image/jpeg"/>
</draw:frame>
</text:a>
该文件设想了旨在为军事，战斗人员和意识到俄罗斯武装侵略的人及其家庭成员实施心理康复计划的联合活动。</text:p>
      <text:p text:style-name="P4">
根据上述倡议，国家人民建筑博物馆和乌克兰生活博物馆的领土将被宣布为心理康复的区域，这将使军人在情感上放松身心，使乌克兰和文化认同感到。</text:p>
      <text:p text:style-name="P4">
该计划的参与者将参与广泛的博物馆活动：互动节目，讲座，讲习班，任务和游览。</text:p>
      <text:p text:style-name="P4">
News Source: <text:a xlink:type="simple" xlink:href="https://armyinform.com.ua/2023/05/22/komanduvach-obyednanyh-syl-zsu-pidpysav-memorandum-shhodo-realizacziyi-programy-psyhologichnoyi-reabilitacziyi-vijskovyh/" text:style-name="Internet_20_link" text:visited-style-name="Visited_20_Internet_20_Link">
https://armyinform.com.ua/2023/05/22/komanduvach-obyednanyh-syl-zsu-pidpysav-memorandum-shhodo-realizacziyi-programy-psyhologichnoyi-reabilitacziyi-vijskovyh/</text:a>
</text:p>
      <!--NEWS-->
      <text:h text:style-name="P10" text:outline-level="1">
<text:span text:style-name="T4">
在英国，乌克兰军队在防御和进攻行动中正在开火</text:span>
</text:h>
      <text:p text:style-name="P4">
作者: ['АРМІЯINFORM']</text:p>
      <text:p text:style-name="P4">
时间: 2023-05-22T97:00:00-04:00</text:p>
      <text:p text:style-name="P4">
描述: 挪威人的本地人，在Bagatonatziyonnaya行动的框架内...与乌克兰2022年的战争，与乌克兰的战争，今天的最新消息，与乌克兰2022的战争是今天的最后一场战争，将是乌克兰之间的战争俄罗斯以及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5/348623908_3272399829724128_318739533279149688_n.jpg" text:style-name="Internet_20_link" text:visited-style-name="Visited_20_Internet_20_Link">
348623908_3272399829724128_318739533279149688_n.jpg</text:a>
', '<text:a xlink:type="simple" xlink:href="https://armyinform.com.ua/wp-content/uploads/2023/05/348552758_1170662483602021_6726873052936498747_n-150x150.jpg" text:style-name="Internet_20_link" text:visited-style-name="Visited_20_Internet_20_Link">
348552758_1170662483602021_6726873052936498747_n-150x150.jpg</text:a>
', '<text:a xlink:type="simple" xlink:href="https://armyinform.com.ua/wp-content/uploads/2023/05/348714322_576978624573318_3514559600016380196_n-150x150.jpg" text:style-name="Internet_20_link" text:visited-style-name="Visited_20_Internet_20_Link">
348714322_576978624573318_3514559600016380196_n-150x150.jpg</text:a>
', '<text:a xlink:type="simple" xlink:href="https://armyinform.com.ua/wp-content/uploads/2023/05/348706211_956655098790214_8393838425044210115_n-150x150.jpg" text:style-name="Internet_20_link" text:visited-style-name="Visited_20_Internet_20_Link">
348706211_956655098790214_8393838425044210115_n-150x150.jpg</text:a>
', '<text:a xlink:type="simple" xlink:href="https://armyinform.com.ua/wp-content/uploads/2023/05/348558040_266529032565100_4220193247742412649_n-150x150.jpg" text:style-name="Internet_20_link" text:visited-style-name="Visited_20_Internet_20_Link">
348558040_266529032565100_4220193247742412649_n-150x150.jpg</text:a>
', '<text:a xlink:type="simple" xlink:href="https://armyinform.com.ua/wp-content/uploads/2023/05/348474664_2054391248226170_441415345465345654_n-150x150.jpg" text:style-name="Internet_20_link" text:visited-style-name="Visited_20_Internet_20_Link">
348474664_2054391248226170_441415345465345654_n-150x150.jpg</text:a>
', '<text:a xlink:type="simple" xlink:href="https://armyinform.com.ua/wp-content/uploads/2023/05/348639524_3555966737958236_1764349418200415156_n-150x150.jpg" text:style-name="Internet_20_link" text:visited-style-name="Visited_20_Internet_20_Link">
348639524_3555966737958236_1764349418200415156_n-150x150.jpg</text:a>
']</text:p>
      <text:p text:style-name="P4">
标签: ['ВЕЛИКА БРИТАНІЯ', 'ДОПОМОГА ПАРТНЕРІВ', 'ЗС НОРВЕГІЇ', 'НАВЧАННЯ', 'НОРВЕГІЯ']</text:p>
      <text:p text:style-name="P4">
类别: News</text:p>
      <!--METADATA-->
      <text:p text:style-name="P4">
<draw:frame draw:style-name="fr1" draw:name="Image331" text:anchor-type="as-char" svg:width="6.9236in" svg:height="3.894525in" draw:z-index="0">
<draw:image xlink:href="../Images/AРМІЯINFORM/2023-05-22T97-00-00-04-00/348623908_3272399829724128_318739533279149688_n.jpg" xlink:type="simple" xlink:show="embed" xlink:actuate="onLoad" draw:mime-type="image/jpeg"/>
</draw:frame>
挪威国民警卫队在跨国教育行动“ Interflex”框架内，在乌克兰武装部队的个人组成的基本一般培训下，在史特拉维利亚英国英国和北爱尔兰的指导下乌克兰战士大火。</text:p>
      <text:p text:style-name="P4">
这在[消息]中说明了(https://www.facebook.com/GeneralStaff.ua/posts/pfbid0ij9CdZbusbJzaDD7DG5hyy3yCMjuNokBHpmXMykkcAG558CxGoiKBnam1ysdDXGDl)乌克兰武装部队的总参谋部。</text:p>
      <text:p text:style-name="P4">
总参谋部强调，这项培训使得在乌克兰武装部队行动的各种情况下，可以改善被收购的战斗机，以改善该部门的个人安全和安全性，以便服务人员可以巧妙地使用必要的战术知识来保护乌克兰。 在挪威王国武装部队的专家指导下，乌克兰武装部队的新兵为战斗条件做好了准备。</text:p>
      <text:p text:style-name="P4">
<text:a xlink:type="simple" xlink:href="https://armyinform.com.ua/wp-content/uploads/2023/05/348552758_1170662483602021_6726873052936498747_n.jpg" text:style-name="Internet_20_link" text:visited-style-name="Visited_20_Internet_20_Link">
!(Images/AРМІЯINFORM/2023-05-22T97-00-00-04-00/348552758_1170662483602021_6726873052936498747_n-150x150.jpg)</text:a>
</text:p>
      <text:p text:style-name="P4">
<text:a xlink:type="simple" xlink:href="https://armyinform.com.ua/wp-content/uploads/2023/05/348714322_576978624573318_3514559600016380196_n.jpg" text:style-name="Internet_20_link" text:visited-style-name="Visited_20_Internet_20_Link">
<draw:frame draw:style-name="fr1" draw:name="Image332" text:anchor-type="as-char" svg:width="6.9236in" svg:height="6.9236in" draw:z-index="0">
<draw:image xlink:href="../Images/AРМІЯINFORM/2023-05-22T97-00-00-04-00/348714322_576978624573318_3514559600016380196_n-150x150.jpg" xlink:type="simple" xlink:show="embed" xlink:actuate="onLoad" draw:mime-type="image/jpeg"/>
</draw:frame>
</text:a>
</text:p>
      <text:p text:style-name="P4">
<text:a xlink:type="simple" xlink:href="https://armyinform.com.ua/wp-content/uploads/2023/05/348706211_956655098790214_8393838425044210115_n.jpg" text:style-name="Internet_20_link" text:visited-style-name="Visited_20_Internet_20_Link">
<draw:frame draw:style-name="fr1" draw:name="Image333" text:anchor-type="as-char" svg:width="6.9236in" svg:height="6.9236in" draw:z-index="0">
<draw:image xlink:href="../Images/AРМІЯINFORM/2023-05-22T97-00-00-04-00/348706211_956655098790214_8393838425044210115_n-150x150.jpg" xlink:type="simple" xlink:show="embed" xlink:actuate="onLoad" draw:mime-type="image/jpeg"/>
</draw:frame>
</text:a>
</text:p>
      <text:p text:style-name="P4">
<text:a xlink:type="simple" xlink:href="https://armyinform.com.ua/wp-content/uploads/2023/05/348558040_266529032565100_4220193247742412649_n.jpg" text:style-name="Internet_20_link" text:visited-style-name="Visited_20_Internet_20_Link">
<draw:frame draw:style-name="fr1" draw:name="Image334" text:anchor-type="as-char" svg:width="6.9236in" svg:height="6.9236in" draw:z-index="0">
<draw:image xlink:href="../Images/AРМІЯINFORM/2023-05-22T97-00-00-04-00/348558040_266529032565100_4220193247742412649_n-150x150.jpg" xlink:type="simple" xlink:show="embed" xlink:actuate="onLoad" draw:mime-type="image/jpeg"/>
</draw:frame>
</text:a>
</text:p>
      <text:p text:style-name="P4">
<text:a xlink:type="simple" xlink:href="https://armyinform.com.ua/wp-content/uploads/2023/05/348474664_2054391248226170_441415345465345654_n.jpg" text:style-name="Internet_20_link" text:visited-style-name="Visited_20_Internet_20_Link">
<draw:frame draw:style-name="fr1" draw:name="Image335" text:anchor-type="as-char" svg:width="6.9236in" svg:height="6.9236in" draw:z-index="0">
<draw:image xlink:href="../Images/AРМІЯINFORM/2023-05-22T97-00-00-04-00/348474664_2054391248226170_441415345465345654_n-150x150.jpg" xlink:type="simple" xlink:show="embed" xlink:actuate="onLoad" draw:mime-type="image/jpeg"/>
</draw:frame>
</text:a>
</text:p>
      <text:p text:style-name="P4">
<text:a xlink:type="simple" xlink:href="https://armyinform.com.ua/wp-content/uploads/2023/05/348639524_3555966737958236_1764349418200415156_n.jpg" text:style-name="Internet_20_link" text:visited-style-name="Visited_20_Internet_20_Link">
<draw:frame draw:style-name="fr1" draw:name="Image336" text:anchor-type="as-char" svg:width="6.9236in" svg:height="6.9236in" draw:z-index="0">
<draw:image xlink:href="../Images/AРМІЯINFORM/2023-05-22T97-00-00-04-00/348639524_3555966737958236_1764349418200415156_n-150x150.jpg" xlink:type="simple" xlink:show="embed" xlink:actuate="onLoad" draw:mime-type="image/jpeg"/>
</draw:frame>
</text:a>
</text:p>
      <text:p text:style-name="P4">
这是非常宝贵的，因为乌克兰人民继续为自己的生活权利，独立和民主国家而战。”</text:p>
      <text:p text:style-name="P4">
在2022年到达英国之后，挪威王国武装部队的临时军人参与了在英国领导下与伙伴国家一起准备乌克兰新兵的计划。</text:p>
      <text:p text:style-name="P4">
News Source: <text:a xlink:type="simple" xlink:href="https://armyinform.com.ua/2023/05/22/u-brytaniyi-ukrayinski-vijskovi-vidpraczovuyut-vedennya-vognyu-pid-chas-oboronnyh-ta-nastupalnyh-dij/" text:style-name="Internet_20_link" text:visited-style-name="Visited_20_Internet_20_Link">
https://armyinform.com.ua/2023/05/22/u-brytaniyi-ukrayinski-vijskovi-vidpraczovuyut-vedennya-vognyu-pid-chas-oboronnyh-ta-nastupalnyh-dij/</text:a>
</text:p>
      <!--NEWS-->
      <text:h text:style-name="P10" text:outline-level="1">
<text:span text:style-name="T4">
截至5月22日，对俄罗斯联邦的制裁 - 乌克兰SPR</text:span>
</text:h>
      <text:p text:style-name="P4">
作者: ['АРМІЯINFORM']</text:p>
      <text:p text:style-name="P4">
时间: 2023-05-22T98:00:00-04:00</text:p>
      <text:p text:style-name="P4">
描述: 乌克兰霍夫多利亚关于圣克苏里亚联邦政府的Cindlelings的服务...与乌克兰2022年的战争，与乌克兰的最新新闻，今天与乌克兰的最新新闻，今天与乌克兰的新闻战争，今天与乌克兰的新闻战争，乌克兰与俄罗斯与俄罗斯之间以及俄罗斯和俄罗斯之间的战争将发生，当他们说，乌克兰在2022年将是与乌克兰的战争</text:p>
      <text:p text:style-name="P4">
图片: ['<text:a xlink:type="simple" xlink:href="https://armyinform.com.ua/wp-content/uploads/2023/03/antyrosijski-sankcziyi.jpg" text:style-name="Internet_20_link" text:visited-style-name="Visited_20_Internet_20_Link">
antyrosijski-sankcziyi.jpg</text:a>
']</text:p>
      <text:p text:style-name="P4">
标签: ['АНТИРОСІЙСЬКІ САНКЦІЇ', 'СЛУЖБА ЗОВНІШНЬОЇ РОЗВІДКИ УКРАЇНИ']</text:p>
      <text:p text:style-name="P4">
类别: News</text:p>
      <!--METADATA-->
      <text:p text:style-name="P4">
<draw:frame draw:style-name="fr1" draw:name="Image337" text:anchor-type="as-char" svg:width="6.9236in" svg:height="3.894525in" draw:z-index="0">
<draw:image xlink:href="../Images/AРМІЯINFORM/2023-05-22T98-00-00-04-00/antyrosijski-sankcziyi.jpg" xlink:type="simple" xlink:show="embed" xlink:actuate="onLoad" draw:mime-type="image/jpeg"/>
</draw:frame>
乌克兰的外国情报服务<text:a xlink:type="simple" xlink:href="https://szru.gov.ua/news-media/publications/220523-ukraina-i-svit--proty-rosiiskoi-ahresii-sanktsii-v-dii" text:style-name="Internet_20_link" text:visited-style-name="Visited_20_Internet_20_Link">
报告</text:a>
关于截至5月22日对俄罗斯联邦的制裁。</text:p>
      <text:p text:style-name="P4">
美国已分配了一个新的3.75亿美元的帮助套餐。该软件包包括：HIMARS弹药，155毫米和105毫米炮弹，带有tow Zptic Tracking的导弹，标枪和AT-4反坦克建筑群，带有激光系统，激光系统，激光系统，带有激光系统的弹药桥梁，桥梁，桥梁。装甲卫生机械，卡车和拖车，用于运输重型设备，热成像器，备件和其他现场设备。</text:p>
      <text:p text:style-name="P4">
“我们与七个小组的合作伙伴一起，我们再次强调了灵活性(乌克兰)，在联合国宪章中规定的原则。”乔·拜登总统说。</text:p>
      <text:p text:style-name="P4">
美国总统乔·拜登(Joe Biden)说，乌克兰武装部队的飞行员将开始第四代任务飞机，包括美国战士FL-16，以支持乌克兰保护自己以保护自己以保护塞贝克里奇。”</text:p>
      <text:p text:style-name="P4">
日本总理福米奥·基西达(Fumio Kisida)表示，七个群体国家尽快寻求“乌克兰公正和强烈的平静”。</text:p>
      <text:p text:style-name="P4">
英国总理说：“乌克兰不仅要赢得战争，而且还必须达到公正和干旱的和平。”</text:p>
      <text:p text:style-name="P4">
加拿大总理贾斯汀·特鲁多(Justin Trudeau)报告说，该国将继续在乌克兰军队中进行训练，并可以加入飞行员的F-16。</text:p>
      <text:p text:style-name="P4">
意大利总理格鲁吉亚伦(Georgianlon)在日本逗留的结果之后说：“乌克兰知道它可以依靠对此的全面支持。 在这两天中，我们传达了我们的立场。” 梅洛尼还报告说，意大利可以加入国际努力，为乌克兰战斗机准备现代F-16战斗机。</text:p>
      <text:p text:style-name="P4">
德国总理奥拉夫·舒尔茨(Olaf Scholtz)表示，训练乌克兰飞行员对F-16战斗机的潜在计划是俄罗斯的信号，因此即使在冲突的情况下，它也不依赖于入侵乌克兰的成功。</text:p>
      <text:p text:style-name="P4">
德国关注的“莱茵金属”计划在与乌克罗龙普罗姆(Ukroboronprom)的一家合资企业中开始生产富奇(Fuchs)装甲运输车。“……在第十一套制裁措施中，我们在世界各地有90多家公司，我们有明确的证据表明，它们违反了制裁，也就是说，从欧盟旁路旁路直接向俄罗斯提供制裁。</text:p>
      <text:p text:style-name="P4">
摩尔多瓦总统玛雅·桑杜(Maya Sandu)支持该国逐步退出独联体，并解释说，事实上的俄罗斯鄙视了奇西诺(Chisinau)在那里的利益。</text:p>
      <h5>
        <text:span text:style-name="T4">
 rf </text:span>
      </h5>
      <text:p text:style-name="P4">
在一月至4月在Suberbank期间，他减少了在俄罗斯的186个分支机构(在过去的几个月中，银行每月不断淘汰40-60个办公室，并在20122年9月 -  527个分支机构).</text:p>
      <text:p text:style-name="P4">
російська авіакомпанія «ютейр» протягом року зупинить 30 % свого вертолітногопарку через неможливість замінити агрегати, що вийшли з ладу, та закупитипотрібні комплектувальні. Найбільша проблема виникла із ремонтом двигунівіноземного виробництва.</text:p>
      <text:p text:style-name="P4">
Внесок найбільших російських операторів зв’язку у ввп рф знизився вдвічі — дотридцятирічного мінімуму.</text:p>
      <text:p text:style-name="P4">
Розпочати широке впровадження технології стільникового зв’язку 5G росіязбирається після 2030 року, водночас заявивши, що мережі будуть «проєктуватисядля потреб держуправління, оборони, безпеки та правопорядку». 2023 рокузбираються започаткувати пілотний проєкт, розраховують підключити 100 тис.абонентів (为了进行比较：世界97个国家的249家运营商已经使用5G，订户数量已超过10亿).</text:p>
      <text:p text:style-name="P4">
росіянам усе більше не вистачає грошей на купівлю автомобілів: кількістьвзятих автокредитів зросла в 3,7 раза, до 68,9 тис., а в грошах — учетверо, до90,4 млрд руб. Водночас рекордною стала кількість прострочених понад 90 днівкредитів — 16,7 %, до 68,3 млрд руб.</text:p>
      <text:p text:style-name="P4">
За даними останнього опитування, через російську кризу 44 % росіян шукаютьдодаткову роботу, 22 % опитаних уже підробляють.</text:p>
      <text:p text:style-name="P4">
36 % студентів заявили, що через російську агресію проти України в нихпревалюють тривога та страх, 20 % — обурені та розчаровані діями рф,«гордість» за росію відчувають лише 12–14 % опитаних. 44 % назвали нинішнюситуацію на рф як «кризисну», 32 % — «занепад». Третина студентів виявилибажання емігрувати, у вищій школі економіки такі настрої у 58 % студентів.Найменше студентів турбує «участь у житті росії та підтримка держави» — 10 %,лише 19 % заявили про «повагу до країни, її історії та традиційних цінностей».Опитування проводилось у понад 500 російських вишах.</text:p>
      <text:p text:style-name="P4">
普京批准了“到2030年，奉献的ezoasicity对pierodia的折磨，在那里他确定互联网“对环境的质量产生负面影响，从而发展了孩子的个性”。 在六个月内，俄罗斯联邦政府必须确定如何限制儿童进入互联网，以防止“外部破坏性信息和心理行动”和“外部意识形态和价值扩张”。</text:p>
      <text:p text:style-name="P4">
到今年年底，俄罗斯联邦发展部将改变木制建设领域的标准，从而使房屋建造到12层。 在第一个计划的地点中，有莫斯科，莫斯科和伊库茨卡亚地区，卡雷利亚和高加索地区俄罗斯地区的酒店综合大楼。 2月，普京被指派使用低层木制的设施，以使俄罗斯人脱离紧急住房。</text:p>
      <text:p text:style-name="P4">
当地的Transbaikal首都正在阅读当地人的垃圾和粪便。这些地区没有污水：他们要么在家里进入水桶，道歉将所有东西都倒入院子，要么进入拥挤的木厕所。</text:p>
      <text:p text:style-name="P4">
俄罗斯当局继续禁止卡车骑在克里米亚桥上。</text:p>
      <text:p text:style-name="P4">
拉脱维亚公民和移民部门以及法院拒绝提供俄罗斯公民的支持，俄罗斯公民声称俄罗斯当局想派他在乌克兰与他作战。</text:p>
      <text:p text:style-name="P4">
美国国务卿安东尼·眨眼(Anthony Blinken)表示，华盛顿因维护白俄罗斯的1,500多名囚犯而受到谴责，并呼吁他们的“立即营地”。 Blinken在白俄罗斯的政治日子前夕的讲话中强调，许多诉讼落后于门，“受到“免受公众对责任的控制”。 家人，朋友，政治犯和其他人“每天生活在亲人遭受监狱的想法”。</text:p>
      <text:p text:style-name="P4">
波兰，立陶宛，拉脱维亚，爱沙尼亚和其他欧洲国家的代表也发表了支持，以支持白俄罗斯的政治犯。</text:p>
      <text:p text:style-name="P4">
从20141年至2042年，将白俄罗斯NPP从土地税，纳鲁霍夫的税，盈利，转移到部分利润的预算以及国家目标预算基金中的土地税，转移到一部分利润的预算以及国家目标预算基金的任期内，从20141年到2042年。 核电站的税收优惠与信用承诺有关。 为了建设Polees Minsk筹集了100亿美元。</text:p>
      <text:p text:style-name="P4">
News Source: <text:a xlink:type="simple" xlink:href="https://armyinform.com.ua/2023/05/22/sankcziyi-proty-rosijskoyi-federacziyi-stanom-na-22-travnya-szr-ukrayiny/" text:style-name="Internet_20_link" text:visited-style-name="Visited_20_Internet_20_Link">
https://armyinform.com.ua/2023/05/22/sankcziyi-proty-rosijskoyi-federacziyi-stanom-na-22-travnya-szr-ukrayiny/</text:a>
</text:p>
      <!--NEWS-->
      <text:h text:style-name="P10" text:outline-level="1">
<text:span text:style-name="T4">
短的。 战争。 第453天</text:span>
</text:h>
      <text:p text:style-name="P4">
作者: ['АРМІЯINFORM']</text:p>
      <text:p text:style-name="P4">
时间: 2023-05-22T99:00:00-04:00</text:p>
      <text:p text:style-name="P4">
描述: ＆nbsp; ＆nbsp;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АГРЕСІЯ РФ', 'ВІЙНА', 'ВТОРГНЕННЯ РФ', 'ГЕНЕРАЛЬНИЙ ШТАБ ЗС УКРАЇНИ']</text:p>
      <text:p text:style-name="P4">
类别: News</text:p>
      <!--METADATA-->
      <text:p text:style-name="P4">
News Source: <text:a xlink:type="simple" xlink:href="https://armyinform.com.ua/2023/05/22/korotko-vijna-den-453-videodajdzhest/" text:style-name="Internet_20_link" text:visited-style-name="Visited_20_Internet_20_Link">
https://armyinform.com.ua/2023/05/22/korotko-vijna-den-453-videodajdzhest/</text:a>
</text:p>
      <!--NEWS-->
      <text:h text:style-name="P10" text:outline-level="1">
<text:span text:style-name="T4">
乌克兰击倒“匕首”的能力对俄罗斯造成心理打击 - 爱沙尼亚军队</text:span>
</text:h>
      <text:p text:style-name="P4">
作者: Ukrinform (Person)</text:p>
      <text:p text:style-name="P4">
出版商: Укринформ (Organization)</text:p>
      <text:p text:style-name="P4">
出版时间: 2023-05-23T-31:58:00+03:00</text:p>
      <text:p text:style-name="P4">
修改时间: 2023-05-23T00:58:00+03:00</text:p>
      <text:p text:style-name="P4">
描述: 乌克兰军队反映俄罗斯高血压弹道导弹“匕首”的能力对俄罗斯造成了心理打击，并将迫使莫斯科调整其计划。  - 乌克林。</text:p>
      <text:p text:style-name="P4">
图片: ['<text:a xlink:type="simple" xlink:href="https://static.ukrinform.com/photos/2022_03/thumb_files/630_360_1647805913-592.jpg" text:style-name="Internet_20_link" text:visited-style-name="Visited_20_Internet_20_Link">
630_360_16478...</text:a>
', '<text:a xlink:type="simple" xlink:href="https://static.ukrinform.com/photos/2023_05/1684792548-455.jpg" text:style-name="Internet_20_link" text:visited-style-name="Visited_20_Internet_20_Link">
1684792548-45...</text:a>
']</text:p>
      <text:p text:style-name="P4">
标签: ['Естонія', 'НАТО', 'Ракета', 'Росія', 'Повітряні сили ЗСУ', 'Війна з Росією', 'ППО']</text:p>
      <text:p text:style-name="P4">
类型: Article</text:p>
      <!--METADATA-->
      <text:p text:style-name="P4">
<draw:frame draw:style-name="fr1" draw:name="Image338" text:anchor-type="as-char" svg:width="6.9236in" svg:height="3.956343in" draw:z-index="0">
<draw:image xlink:href="../Images/yкринформ/2023-05-23T-31-58-00-03-00/630_360_1647805913-592.jpg" xlink:type="simple" xlink:show="embed" xlink:actuate="onLoad" draw:mime-type="image/jpeg"/>
</draw:frame>
乌克兰军队反映俄罗斯高血压弹道导弹“匕首”的能力对俄罗斯造成了心理打击，并将迫使莫斯科调整计划。</text:p>
      <text:p text:style-name="P4">
这说明了(https://rus.err.ee/1608984598/polkovnik-vendla-poterja-kinzhalov-nanesla-psihologicheskij-udar-rossii)，报道乌克林福姆。</text:p>
      <text:p text:style-name="P4">
<draw:frame draw:style-name="fr1" draw:name="Image339" text:anchor-type="as-char" svg:width="6.9236in" svg:height="4.32725in" draw:z-index="0">
<draw:image xlink:href="../Images/yкринформ/2023-05-23T-31-58-00-03-00/1684792548-455.jpg" xlink:type="simple" xlink:show="embed" xlink:actuate="onLoad" draw:mime-type="image/jpeg"/>
</draw:frame>
<text:span text:style-name="T5">
foto：err</text:span>
</text:p>
      <text:p text:style-name="P4">
Wendla上校说：“首先，击倒导弹“匕首”证明了乌克兰方面目前是保护自己及其重要物体免受超音速火箭的机会。”</text:p>
      <text:p text:style-name="P4">
<text:span text:style-name="T4">
另请阅读：</text:span>
 <text:a xlink:type="simple" xlink:href="https://www.ukrinform.ua/rubric-other_news/3710322-zdatnist-ukrainskoi-ppo-zbivati-kindzali-stala-dla-rosii-nespodivankou-britanska-rozvidka.html" text:style-name="Internet_20_link" text:visited-style-name="Visited_20_Internet_20_Link">
<text:span text:style-name="T4">
匕首</text:span>
</text:a>
周二，乌克兰宣布，它设法击倒了六枚俄罗斯高音弹道导弹“匕首”，莫斯科早日确认了世界上存在的防空系统将无法应对它们。 美国爱国者防空系统击落的“匕首”于5月6日首次报道。</text:p>
      <text:p text:style-name="P4">
“正如公共资料中已经提到的那样，这对俄罗斯的最大影响之一就是心理。已经表明这可以做到。” Wandla解释说。</text:p>
      <text:p text:style-name="P4">
据他说，现在预计俄罗斯将非常谨慎地研究使用历史并开发这些导弹。 “有关于镇压的对话，那些从事“匕首”发展的科学家。最有可能的是，正在寻找有罪或tsaps侵犯以证明失败是合理的，这表明了俄罗斯一方与此相关的挫败感。同时，此类行动(镇压科学家)- 命令。)上校说：“可能会影响开发此类武器系统的能力。”</text:p>
      <text:p text:style-name="P4">
<text:span text:style-name="T4">
另请阅读：</text:span>
 <text:a xlink:type="simple" xlink:href="https://www.ukrinform.ua/rubric-polytics/3710540-parlament-estonii-uhvaliv-zaavu-na-pidtrimku-clenstva-ukraini-v-nato.html" text:style-name="Internet_20_link" text:visited-style-name="Visited_20_Internet_20_Link">
</text:a>
但是，据他认为，“匕首”的破坏不会显着降低俄罗斯提供战术核武器的能力。他强调说，乌克兰的“匕首”拍摄表明，西方国家加强防空的努力是有意义的，应该奉献。</text:p>
      <text:p text:style-name="P4">
“北约国家使用相同或相似的系统，这些系统目前对乌克兰的高音导弹有效。因此，北约国家被确认(效率 -  ed。)eCheloric防空及其重要性的发展。” Wendla说。</text:p>
      <text:p text:style-name="P4">
据他说，这也适用于<text:a xlink:type="simple" xlink:href="https://www.ukrinform.ua/tag-estonia" text:style-name="Internet_20_link" text:visited-style-name="Visited_20_Internet_20_Link">
</text:a>
。 温德拉说：“爱沙尼亚是北约的成员。总的来说，它还证实北约的防空防御也对俄罗斯“奇迹武器”有效。</text:p>
      <text:p text:style-name="P4">
<text:span text:style-name="T4">
另请阅读：</text:span>
 <text:a xlink:type="simple" xlink:href="https://www.ukrinform.ua/rubric-polytics/3706267-formuetsa-koalicia-krain-dla-pidtrimki-evroatlanticnoi-integracii-ukraini-kornienko.html" text:style-name="Internet_20_link" text:visited-style-name="Visited_20_Internet_20_Link">
</text:a>
正如乌克林福姆报道的<text:a xlink:type="simple" xlink:href="https://www.ukrinform.ua/rubric-world/3712280-estonia-ta-latvia-obrali-irist-dla-svoei-ppo-serednoi-dalnosti.html" text:style-name="Internet_20_link" text:visited-style-name="Visited_20_Internet_20_Link">
</text:a>
对于中等范围的防空系统，德国生产的Iris-T系统。 这些国家在2022年6月在马德里的北约峰会上共同购买中等范围的意图签署了一项协议。</text:p>
      <text:p text:style-name="P4">
News Source: <text:a xlink:type="simple" xlink:href="https://www.ukrinform.ua/rubric-ato/3712820-zdatnist-ukraini-zbivati-kindzali-zavdae-rosii-psihologicnogo-udaru-genstab-estonii.html" text:style-name="Internet_20_link" text:visited-style-name="Visited_20_Internet_20_Link">
https://www.ukrinform.ua/rubric-ato/3712820-zdatnist-ukraini-zbivati-kindzali-zavdae-rosii-psihologicnogo-udaru-genstab-estonii.html</text:a>
</text:p>
      <!--NEWS-->
      <text:h text:style-name="P10" text:outline-level="1">
<text:span text:style-name="T4">
乌克兰可以在今年7月获得安全担保协议-WSJ</text:span>
</text:h>
      <text:p text:style-name="P4">
作者: Ukrinform (Person)</text:p>
      <text:p text:style-name="P4">
出版商: Укринформ (Organization)</text:p>
      <text:p text:style-name="P4">
出版时间: 2023-05-23T-33:40:00+03:00</text:p>
      <text:p text:style-name="P4">
修改时间: 2023-05-23T00:40:00+03:00</text:p>
      <text:p text:style-name="P4">
描述: 北大西洋联盟的成员国考虑签署乌克兰的一项安全协议，这是今年7月在维尔纽斯举行的北约峰会的结果之后，今年7月的一个例子。  - 乌克林。</text:p>
      <text:p text:style-name="P4">
图片: ['<text:a xlink:type="simple" xlink:href="https://static.ukrinform.com/photos/2017_12/thumb_files/630_360_1513595168-1855.jpg" text:style-name="Internet_20_link" text:visited-style-name="Visited_20_Internet_20_Link">
630_360_15135...</text:a>
']</text:p>
      <text:p text:style-name="P4">
标签: ['Дуда', 'Польща', 'Саміт НАТО', 'Україна', 'Безпека', 'Війна з Росією', 'The Wall Street Journal ']</text:p>
      <text:p text:style-name="P4">
类型: Article</text:p>
      <!--METADATA-->
      <text:p text:style-name="P4">
<draw:frame draw:style-name="fr1" draw:name="Image340" text:anchor-type="as-char" svg:width="6.9236in" svg:height="3.953152in" draw:z-index="0">
<draw:image xlink:href="../Images/yкринформ/2023-05-23T-33-40-00-03-00/630_360_1513595168-1855.jpg" xlink:type="simple" xlink:show="embed" xlink:actuate="onLoad" draw:mime-type="image/jpeg"/>
</draw:frame>
北大西洋联盟的成员国认为，由于维尔纽斯举行的北约峰会，乌克兰签署安全协议的可能性是7月以色列模式的一个例子。</text:p>
      <text:p text:style-name="P4">
他在一次采访中讲述了这一点<text:a xlink:type="simple" xlink:href="https://www.wsj.com/articles/to-aid-ukraine-in-fight-against-russia-allies-look-to-security-model-like-israels-8a05f0e5" text:style-name="Internet_20_link" text:visited-style-name="Visited_20_Internet_20_Link">
</text:a>
乌克林福姆报道，波兰安德烈·杜达共和国总统。</text:p>
      <text:p text:style-name="P4">
“拜登(Biden)于2月访问了波兰，讨论了以色列模式的概念。 现在，这是北约日峰会的一部分，将在7月在维尔纽斯举行。”波兰领导人在这方面指出。</text:p>
      <text:p text:style-name="P4">
安全协议预计将基于提案，称为Yakivka条约<text:a xlink:type="simple" xlink:href="https://www.ukrinform.ua/tag-nacbezpeka" text:style-name="Internet_20_link" text:visited-style-name="Visited_20_Internet_20_Link">
</text:a>
，将由于北约峰会而签署。 根据杜达(Duda)的说法，该协议将确定武器和先进技术转移到乌克兰的优先事项。</text:p>
      <text:p text:style-name="P4">
同时，根据熟悉谈判的西方官员的说法，该协议将与将乌克兰晋升为未来北约成员的过程有关，但不允许事实上，事实上，事实上，与俄罗斯与俄罗斯与俄罗斯组织的组织无关。俄罗斯。</text:p>
      <text:p text:style-name="P4">
<text:span text:style-name="T4">
另请阅读：</text:span>
 <text:a xlink:type="simple" xlink:href="https://www.ukrinform.ua/rubric-world/3711057-nato-na-samiti-u-vilnusi-zatverdit-velikij-plan-reaguvanna-na-vipadok-ataki-rosii-zmi.html" text:style-name="Internet_20_link" text:visited-style-name="Visited_20_Internet_20_Link">
<text:span text:style-name="T4">
北约</text:span>
</text:a>
杜达说：“讨论正在进行中。”</text:p>
      <text:p text:style-name="P4">
正如乌克兰(Ukrinform)在上周在日本举行的峰会上乌克兰·沃罗迪米尔·泽伦斯基(Ukraine Volodymyr Zelensky)总裁乌克林福姆(Ukrinform)报道的那样，呼吁七个群体国家决定乌克兰的安全保证，要求乌克兰与北约领导人见面。</text:p>
      <text:p text:style-name="P4">
News Source: <text:a xlink:type="simple" xlink:href="https://www.ukrinform.ua/rubric-polytics/3712818-ukraina-moze-otrimati-ugodu-pro-garantii-bezpeki-v-lipni-cogo-roku-wsj.html" text:style-name="Internet_20_link" text:visited-style-name="Visited_20_Internet_20_Link">
https://www.ukrinform.ua/rubric-polytics/3712818-ukraina-moze-otrimati-ugodu-pro-garantii-bezpeki-v-lipni-cogo-roku-wsj.html</text:a>
</text:p>
      <!--NEWS-->
      <text:h text:style-name="P10" text:outline-level="1">
<text:span text:style-name="T4">
在Belgorod的中心发生了爆炸</text:span>
</text:h>
      <text:p text:style-name="P4">
作者: Ukrinform (Person)</text:p>
      <text:p text:style-name="P4">
出版商: Укринформ (Organization)</text:p>
      <text:p text:style-name="P4">
出版时间: 2023-05-23T-35:15:00+03:00</text:p>
      <text:p text:style-name="P4">
修改时间: 2023-05-23T00:15:00+03:00</text:p>
      <text:p text:style-name="P4">
描述: 在Belgorod的中心，FSB建筑物发生了爆炸。  - 乌克林。</text:p>
      <text:p text:style-name="P4">
图片: ['<text:a xlink:type="simple" xlink:href="https://static.ukrinform.com/photos/2023_05/thumb_files/630_360_1684790100-121.jpeg" text:style-name="Internet_20_link" text:visited-style-name="Visited_20_Internet_20_Link">
630_360_16847...</text:a>
']</text:p>
      <text:p text:style-name="P4">
标签: ['фсб рф', 'Вибух', 'Росія', 'Бєлгород']</text:p>
      <text:p text:style-name="P4">
类型: Article</text:p>
      <!--METADATA-->
      <text:p text:style-name="P4">
<draw:frame draw:style-name="fr1" draw:name="Image341" text:anchor-type="as-char" svg:width="6.9236in" svg:height="3.956343in" draw:z-index="0">
<draw:image xlink:href="../Images/yкринформ/2023-05-23T-35-15-00-03-00/630_360_1684790100-121.jpeg" xlink:type="simple" xlink:show="embed" xlink:actuate="onLoad" draw:mime-type="image/jpeg"/>
</draw:frame>
Centribelgorod发生了爆炸-FSB建筑物的爆炸。</text:p>
      <text:p text:style-name="P4">
这是由当地的[]报道的(https://t.me/belgorod_informant/3699)，报道乌克林福姆。</text:p>
      <text:p text:style-name="P4">
“ <text:a xlink:type="simple" xlink:href="https://www.ukrinform.ua/tag-vibuh" text:style-name="Internet_20_link" text:visited-style-name="Visited_20_Internet_20_Link">
</text:a>
。 我们指定的是，防空，可能的部门的工作，”  - 消息写着。</text:p>
      <text:p text:style-name="P4">
<text:span text:style-name="T4">
另请阅读：</text:span>
 <text:a xlink:type="simple" xlink:href="https://www.ukrinform.ua/rubric-world/3712744-situacia-u-belgorodskij-oblasti-e-vnutrisnim-konfliktom-gur.html" text:style-name="Internet_20_link" text:visited-style-name="Visited_20_Internet_20_Link">
<text:span text:style-name="T4">
 belgorod </text:span>
</text:a>
正如Belgorod地区RIANO州长Ukrinform报道的(RF)Vyacheslav Gladkov说，在该地区<text:a xlink:type="simple" xlink:href="https://www.ukrinform.ua/rubric-world/3712730-u-belgorodskij-oblasti-ogolosili-rezim-kontrteroristicnoi-operacii.html" text:style-name="Internet_20_link" text:visited-style-name="Visited_20_Internet_20_Link">
</text:a>
反恐操作。</text:p>
      <text:p text:style-name="P4">
News Source: <text:a xlink:type="simple" xlink:href="https://www.ukrinform.ua/rubric-world/3712817-u-centri-belgoroda-stavsa-vibuh.html" text:style-name="Internet_20_link" text:visited-style-name="Visited_20_Internet_20_Link">
https://www.ukrinform.ua/rubric-world/3712817-u-centri-belgoroda-stavsa-vibuh.html</text:a>
</text:p>
      <!--NEWS-->
      <text:h text:style-name="P10" text:outline-level="1">
<text:span text:style-name="T4">
俄罗斯对波兰的制裁声明是一场宣传游戏-Moravtsky</text:span>
</text:h>
      <text:p text:style-name="P4">
作者: Ukrinform (Person)</text:p>
      <text:p text:style-name="P4">
出版商: Укринформ (Organization)</text:p>
      <text:p text:style-name="P4">
出版时间: 2023-05-23T-37:04:00+03:00</text:p>
      <text:p text:style-name="P4">
修改时间: 2023-05-23T00:04:00+03:00</text:p>
      <text:p text:style-name="P4">
描述: 国家元首杜马·维亚切斯拉夫·沃罗丁（Duma Vyacheslav Volodin）关于对波兰实施制裁的必要性的声明是一款旨在分散注意力的注意力的“宣传游戏”，尤其是对乌克兰的犯罪。  - 乌克林。</text:p>
      <text:p text:style-name="P4">
图片: ['<text:a xlink:type="simple" xlink:href="https://static.ukrinform.com/photos/2022_10/thumb_files/630_360_1665060299-269.jpg" text:style-name="Internet_20_link" text:visited-style-name="Visited_20_Internet_20_Link">
630_360_16650...</text:a>
']</text:p>
      <text:p text:style-name="P4">
标签: ['Польща', 'Росія', 'Репарації', 'Моравецький', 'СРСР']</text:p>
      <text:p text:style-name="P4">
类型: Article</text:p>
      <!--METADATA-->
      <text:p text:style-name="P4">
<draw:frame draw:style-name="fr1" draw:name="Image342" text:anchor-type="as-char" svg:width="6.9236in" svg:height="3.956343in" draw:z-index="0">
<draw:image xlink:href="../Images/yкринформ/2023-05-23T-37-04-00-03-00/630_360_1665060299-269.jpg" xlink:type="simple" xlink:show="embed" xlink:actuate="onLoad" draw:mime-type="image/jpeg"/>
</draw:frame>
俄罗斯联合会Vyacheslav Volodin关于将俄罗斯cogies强加于波兰的国家杜马的声明是一款“宣传游戏”，旨在吸引自己的犯罪，尤其是对乌克兰的犯罪。</text:p>
      <text:p text:style-name="P4">
乌克兰特许记者报道说，这是在周一在波兰北部的格迪纳(Gdyna)举行的，这是乌克兰代表通讯员报告的RP Mateusz Moravtsky的简报。</text:p>
      <text:p text:style-name="P4">
据他说，俄罗斯负责造成乌克兰，俄罗斯当今及以前的苏联造成巨大损失，也负责破坏波兰的大部分基础设施。 因此，他称莫斯科的举动为“ Typoradian，今天在俄罗斯的宣传中”。</text:p>
      <text:p text:style-name="P4">
<text:span text:style-name="T4">
另请阅读：</text:span>
 <text:a xlink:type="simple" xlink:href="https://www.ukrinform.ua/rubric-ato/3695588-porazka-ukraini-oznacatime-kinec-zolotogo-viku-zahodu-moraveckij.html" text:style-name="Internet_20_link" text:visited-style-name="Visited_20_Internet_20_Link">
<text:span text:style-name="T4">
 Moravetsky </text:span>
</text:a>
他补充说，俄罗斯的宣传被这些罪行巧妙地分散了注意力。</text:p>
      <text:p text:style-name="P4">
“首先，他们试图采用这种策略来爱抚周围的每个人。 这正是我认为今天试图代表俄罗斯人的原因。”摩拉维茨基强调。</text:p>
      <text:p text:style-name="P4">
他补充说<text:a xlink:type="simple" xlink:href="https://www.ukrinform.ua/tag-rosia" text:style-name="Internet_20_link" text:visited-style-name="Visited_20_Internet_20_Link">
</text:a>
“它肯定必须在乌克兰以及其他人支付大量赔偿(国家 -  ed。)，警告战争罪和巨大的经济损失。”</text:p>
      <text:p text:style-name="P4">
<text:span text:style-name="T4">
另请阅读：</text:span>
 <text:a xlink:type="simple" xlink:href="https://www.ukrinform.ua/rubric-world/3703819-moraveckij-vidreaguvav-na-pogrozi-polskomu-poslu-v-moskvi.html" text:style-name="Internet_20_link" text:visited-style-name="Visited_20_Internet_20_Link">
<text:span text:style-name="T4">
 Moravetsky </text:span>
</text:a>
众所周知，俄罗斯杜马州杜马(Vyacheslav Volodin)在一封电报中写道，“背叛了历史记忆”。 据他说：“向苏联士兵移走纪念碑，关闭俄罗斯学校并窃取俄罗斯财产，波兰在火腿上行事。” 因此，俄罗斯必须从波兰要求“第二次世界大战后收到的领土返回，赔偿损失的赔偿(超过7500亿美元)这是由战争造成的。” 他说，此外，俄罗斯应禁止通过其领土。</text:p>
      <text:p text:style-name="P4">
News Source: <text:a xlink:type="simple" xlink:href="https://www.ukrinform.ua/rubric-world/3712638-zaava-rosii-pro-sankcii-proti-polsi-e-propagandistskou-grou-moraveckij.html" text:style-name="Internet_20_link" text:visited-style-name="Visited_20_Internet_20_Link">
https://www.ukrinform.ua/rubric-world/3712638-zaava-rosii-pro-sankcii-proti-polsi-e-propagandistskou-grou-moraveckij.html</text:a>
</text:p>
      <!--NEWS-->
      <text:h text:style-name="P10" text:outline-level="1">
<text:span text:style-name="T4">
俄罗斯对波兰的制裁声明是一场宣传游戏-Moravtsky</text:span>
</text:h>
      <text:p text:style-name="P4">
作者: Ukrinform (Person)</text:p>
      <text:p text:style-name="P4">
出版商: Укринформ (Organization)</text:p>
      <text:p text:style-name="P4">
出版时间: 2023-05-23T00:04:00+03:00</text:p>
      <text:p text:style-name="P4">
修改时间: 2023-05-23T00:04:00+03:00</text:p>
      <text:p text:style-name="P4">
描述: 国家元首杜马·维亚切斯拉夫·沃罗丁（Duma Vyacheslav Volodin）关于对波兰实施制裁的必要性的声明是一款旨在分散注意力的注意力的“宣传游戏”，尤其是对乌克兰的犯罪。  - 乌克林。</text:p>
      <text:p text:style-name="P4">
图片: ['<text:a xlink:type="simple" xlink:href="https://static.ukrinform.com/photos/2022_10/thumb_files/630_360_1665060299-269.jpg" text:style-name="Internet_20_link" text:visited-style-name="Visited_20_Internet_20_Link">
630_360_16650...</text:a>
']</text:p>
      <text:p text:style-name="P4">
标签: ['Польща', 'Росія', 'Репарації', 'Моравецький', 'СРСР']</text:p>
      <text:p text:style-name="P4">
类型: Article</text:p>
      <!--METADATA-->
      <text:p text:style-name="P4">
<draw:frame draw:style-name="fr1" draw:name="Image343" text:anchor-type="as-char" svg:width="6.9236in" svg:height="3.956343in" draw:z-index="0">
<draw:image xlink:href="../Images/yкринформ/2023-05-23T00-04-00-03-00/630_360_1665060299-269.jpg" xlink:type="simple" xlink:show="embed" xlink:actuate="onLoad" draw:mime-type="image/jpeg"/>
</draw:frame>
俄罗斯联合会Vyacheslav Volodin关于将俄罗斯cogies强加于波兰的国家杜马的声明是一款“宣传游戏”，旨在吸引自己的犯罪，尤其是对乌克兰的犯罪。</text:p>
      <text:p text:style-name="P4">
乌克兰特许记者报道说，这是在周一在波兰北部的格迪纳(Gdyna)举行的，这是乌克兰代表通讯员报告的RP Mateusz Moravtsky的简报。</text:p>
      <text:p text:style-name="P4">
据他说，俄罗斯负责造成乌克兰，俄罗斯当今及以前的苏联造成巨大损失，也负责破坏波兰的大部分基础设施。 因此，他称莫斯科的举动为“ Typoradian，今天在俄罗斯的宣传中”。</text:p>
      <text:p text:style-name="P4">
<text:span text:style-name="T4">
另请阅读：</text:span>
 <text:a xlink:type="simple" xlink:href="https://www.ukrinform.ua/rubric-ato/3695588-porazka-ukraini-oznacatime-kinec-zolotogo-viku-zahodu-moraveckij.html" text:style-name="Internet_20_link" text:visited-style-name="Visited_20_Internet_20_Link">
<text:span text:style-name="T4">
 Moravetsky </text:span>
</text:a>
他补充说，俄罗斯的宣传被这些罪行巧妙地分散了注意力。</text:p>
      <text:p text:style-name="P4">
“首先，他们试图采用这种策略来爱抚周围的每个人。 这正是我认为今天试图代表俄罗斯人的原因。”摩拉维茨基强调。</text:p>
      <text:p text:style-name="P4">
他补充说<text:a xlink:type="simple" xlink:href="https://www.ukrinform.ua/tag-rosia" text:style-name="Internet_20_link" text:visited-style-name="Visited_20_Internet_20_Link">
</text:a>
“它肯定必须在乌克兰以及其他人支付大量赔偿(国家 -  ed。)，警告战争罪和巨大的经济损失。”</text:p>
      <text:p text:style-name="P4">
<text:span text:style-name="T4">
另请阅读：</text:span>
 <text:a xlink:type="simple" xlink:href="https://www.ukrinform.ua/rubric-world/3703819-moraveckij-vidreaguvav-na-pogrozi-polskomu-poslu-v-moskvi.html" text:style-name="Internet_20_link" text:visited-style-name="Visited_20_Internet_20_Link">
<text:span text:style-name="T4">
 Moravetsky </text:span>
</text:a>
众所周知，俄罗斯杜马州杜马(Vyacheslav Volodin)在一封电报中写道，“背叛了历史记忆”。 据他说：“向苏联士兵移走纪念碑，关闭俄罗斯学校并窃取俄罗斯财产，波兰在火腿上行事。” 因此，俄罗斯必须从波兰要求“第二次世界大战后收到的领土返回，赔偿损失的赔偿(超过7500亿美元)这是由战争造成的。” 他说，此外，俄罗斯应禁止通过其领土。</text:p>
      <text:p text:style-name="P4">
News Source: <text:a xlink:type="simple" xlink:href="https://www.ukrinform.ua/rubric-world/3712638-zaava-rosii-pro-sankcii-proti-polsi-e-propagandistskou-grou-moraveckij.html" text:style-name="Internet_20_link" text:visited-style-name="Visited_20_Internet_20_Link">
https://www.ukrinform.ua/rubric-world/3712638-zaava-rosii-pro-sankcii-proti-polsi-e-propagandistskou-grou-moraveckij.html</text:a>
</text:p>
      <!--NEWS-->
      <text:h text:style-name="P10" text:outline-level="1">
<text:span text:style-name="T4">
在Belgorod的中心发生了爆炸</text:span>
</text:h>
      <text:p text:style-name="P4">
作者: Ukrinform (Person)</text:p>
      <text:p text:style-name="P4">
出版商: Укринформ (Organization)</text:p>
      <text:p text:style-name="P4">
出版时间: 2023-05-23T00:15:00+03:00</text:p>
      <text:p text:style-name="P4">
修改时间: 2023-05-23T00:15:00+03:00</text:p>
      <text:p text:style-name="P4">
描述: 在Belgorod的中心，FSB建筑物发生了爆炸。  - 乌克林。</text:p>
      <text:p text:style-name="P4">
图片: ['<text:a xlink:type="simple" xlink:href="https://static.ukrinform.com/photos/2023_05/thumb_files/630_360_1684790100-121.jpeg" text:style-name="Internet_20_link" text:visited-style-name="Visited_20_Internet_20_Link">
630_360_16847...</text:a>
']</text:p>
      <text:p text:style-name="P4">
标签: ['фсб рф', 'Вибух', 'Росія', 'Бєлгород']</text:p>
      <text:p text:style-name="P4">
类型: Article</text:p>
      <!--METADATA-->
      <text:p text:style-name="P4">
<draw:frame draw:style-name="fr1" draw:name="Image344" text:anchor-type="as-char" svg:width="6.9236in" svg:height="3.956343in" draw:z-index="0">
<draw:image xlink:href="../Images/yкринформ/2023-05-23T00-15-00-03-00/630_360_1684790100-121.jpeg" xlink:type="simple" xlink:show="embed" xlink:actuate="onLoad" draw:mime-type="image/jpeg"/>
</draw:frame>
Centribelgorod发生了爆炸-FSB建筑物的爆炸。</text:p>
      <text:p text:style-name="P4">
这是由当地的[]报道的(https://t.me/belgorod_informant/3699)，报道乌克林福姆。</text:p>
      <text:p text:style-name="P4">
“ <text:a xlink:type="simple" xlink:href="https://www.ukrinform.ua/tag-vibuh" text:style-name="Internet_20_link" text:visited-style-name="Visited_20_Internet_20_Link">
</text:a>
。 我们指定的是，防空，可能的部门的工作，”  - 消息写着。</text:p>
      <text:p text:style-name="P4">
<text:span text:style-name="T4">
另请阅读：</text:span>
 <text:a xlink:type="simple" xlink:href="https://www.ukrinform.ua/rubric-world/3712744-situacia-u-belgorodskij-oblasti-e-vnutrisnim-konfliktom-gur.html" text:style-name="Internet_20_link" text:visited-style-name="Visited_20_Internet_20_Link">
<text:span text:style-name="T4">
 belgorod </text:span>
</text:a>
正如Belgorod地区RIANO州长Ukrinform报道的(RF)Vyacheslav Gladkov说，在该地区<text:a xlink:type="simple" xlink:href="https://www.ukrinform.ua/rubric-world/3712730-u-belgorodskij-oblasti-ogolosili-rezim-kontrteroristicnoi-operacii.html" text:style-name="Internet_20_link" text:visited-style-name="Visited_20_Internet_20_Link">
</text:a>
反恐操作。</text:p>
      <text:p text:style-name="P4">
News Source: <text:a xlink:type="simple" xlink:href="https://www.ukrinform.ua/rubric-world/3712817-u-centri-belgoroda-stavsa-vibuh.html" text:style-name="Internet_20_link" text:visited-style-name="Visited_20_Internet_20_Link">
https://www.ukrinform.ua/rubric-world/3712817-u-centri-belgoroda-stavsa-vibuh.html</text:a>
</text:p>
      <!--NEWS-->
      <text:h text:style-name="P10" text:outline-level="1">
<text:span text:style-name="T4">
乌克兰可以在今年7月获得安全担保协议-WSJ</text:span>
</text:h>
      <text:p text:style-name="P4">
作者: Ukrinform (Person)</text:p>
      <text:p text:style-name="P4">
出版商: Укринформ (Organization)</text:p>
      <text:p text:style-name="P4">
出版时间: 2023-05-23T00:40:00+03:00</text:p>
      <text:p text:style-name="P4">
修改时间: 2023-05-23T00:40:00+03:00</text:p>
      <text:p text:style-name="P4">
描述: 北大西洋联盟的成员国考虑签署乌克兰的一项安全协议，这是今年7月在维尔纽斯举行的北约峰会的结果之后，今年7月的一个例子。  - 乌克林。</text:p>
      <text:p text:style-name="P4">
图片: ['<text:a xlink:type="simple" xlink:href="https://static.ukrinform.com/photos/2017_12/thumb_files/630_360_1513595168-1855.jpg" text:style-name="Internet_20_link" text:visited-style-name="Visited_20_Internet_20_Link">
630_360_15135...</text:a>
']</text:p>
      <text:p text:style-name="P4">
标签: ['Дуда', 'Польща', 'Саміт НАТО', 'Україна', 'Безпека', 'Війна з Росією', 'The Wall Street Journal ']</text:p>
      <text:p text:style-name="P4">
类型: Article</text:p>
      <!--METADATA-->
      <text:p text:style-name="P4">
<draw:frame draw:style-name="fr1" draw:name="Image345" text:anchor-type="as-char" svg:width="6.9236in" svg:height="3.953152in" draw:z-index="0">
<draw:image xlink:href="../Images/yкринформ/2023-05-23T00-40-00-03-00/630_360_1513595168-1855.jpg" xlink:type="simple" xlink:show="embed" xlink:actuate="onLoad" draw:mime-type="image/jpeg"/>
</draw:frame>
北大西洋联盟的成员国认为，由于维尔纽斯举行的北约峰会，乌克兰签署安全协议的可能性是7月以色列模式的一个例子。</text:p>
      <text:p text:style-name="P4">
他在一次采访中讲述了这一点<text:a xlink:type="simple" xlink:href="https://www.wsj.com/articles/to-aid-ukraine-in-fight-against-russia-allies-look-to-security-model-like-israels-8a05f0e5" text:style-name="Internet_20_link" text:visited-style-name="Visited_20_Internet_20_Link">
</text:a>
乌克林福姆报道，波兰安德烈·杜达共和国总统。</text:p>
      <text:p text:style-name="P4">
“拜登(Biden)于2月访问了波兰，讨论了以色列模式的概念。 现在，这是北约日峰会的一部分，将在7月在维尔纽斯举行。”波兰领导人在这方面指出。</text:p>
      <text:p text:style-name="P4">
安全协议预计将基于提案，称为Yakivka条约<text:a xlink:type="simple" xlink:href="https://www.ukrinform.ua/tag-nacbezpeka" text:style-name="Internet_20_link" text:visited-style-name="Visited_20_Internet_20_Link">
</text:a>
，将由于北约峰会而签署。 根据杜达(Duda)的说法，该协议将确定武器和先进技术转移到乌克兰的优先事项。</text:p>
      <text:p text:style-name="P4">
同时，根据熟悉谈判的西方官员的说法，该协议将与将乌克兰晋升为未来北约成员的过程有关，但不允许事实上，事实上，事实上，与俄罗斯与俄罗斯与俄罗斯组织的组织无关。俄罗斯。</text:p>
      <text:p text:style-name="P4">
<text:span text:style-name="T4">
另请阅读：</text:span>
 <text:a xlink:type="simple" xlink:href="https://www.ukrinform.ua/rubric-world/3711057-nato-na-samiti-u-vilnusi-zatverdit-velikij-plan-reaguvanna-na-vipadok-ataki-rosii-zmi.html" text:style-name="Internet_20_link" text:visited-style-name="Visited_20_Internet_20_Link">
<text:span text:style-name="T4">
北约</text:span>
</text:a>
杜达说：“讨论正在进行中。”</text:p>
      <text:p text:style-name="P4">
正如乌克兰(Ukrinform)在上周在日本举行的峰会上乌克兰·沃罗迪米尔·泽伦斯基(Ukraine Volodymyr Zelensky)总裁乌克林福姆(Ukrinform)报道的那样，呼吁七个群体国家决定乌克兰的安全保证，要求乌克兰与北约领导人见面。</text:p>
      <text:p text:style-name="P4">
News Source: <text:a xlink:type="simple" xlink:href="https://www.ukrinform.ua/rubric-polytics/3712818-ukraina-moze-otrimati-ugodu-pro-garantii-bezpeki-v-lipni-cogo-roku-wsj.html" text:style-name="Internet_20_link" text:visited-style-name="Visited_20_Internet_20_Link">
https://www.ukrinform.ua/rubric-polytics/3712818-ukraina-moze-otrimati-ugodu-pro-garantii-bezpeki-v-lipni-cogo-roku-wsj.html</text:a>
</text:p>
      <!--NEWS-->
      <text:h text:style-name="P10" text:outline-level="1">
<text:span text:style-name="T4">
乌克兰击倒“匕首”的能力对俄罗斯造成心理打击 - 爱沙尼亚军队</text:span>
</text:h>
      <text:p text:style-name="P4">
作者: Ukrinform (Person)</text:p>
      <text:p text:style-name="P4">
出版商: Укринформ (Organization)</text:p>
      <text:p text:style-name="P4">
出版时间: 2023-05-23T00:58:00+03:00</text:p>
      <text:p text:style-name="P4">
修改时间: 2023-05-23T00:58:00+03:00</text:p>
      <text:p text:style-name="P4">
描述: 乌克兰军队反映俄罗斯高血压弹道导弹“匕首”的能力对俄罗斯造成了心理打击，并将迫使莫斯科调整其计划。  - 乌克林。</text:p>
      <text:p text:style-name="P4">
图片: ['<text:a xlink:type="simple" xlink:href="https://static.ukrinform.com/photos/2022_03/thumb_files/630_360_1647805913-592.jpg" text:style-name="Internet_20_link" text:visited-style-name="Visited_20_Internet_20_Link">
630_360_16478...</text:a>
', '<text:a xlink:type="simple" xlink:href="https://static.ukrinform.com/photos/2023_05/1684792548-455.jpg" text:style-name="Internet_20_link" text:visited-style-name="Visited_20_Internet_20_Link">
1684792548-45...</text:a>
']</text:p>
      <text:p text:style-name="P4">
标签: ['Естонія', 'НАТО', 'Ракета', 'Росія', 'Повітряні сили ЗСУ', 'Війна з Росією', 'ППО']</text:p>
      <text:p text:style-name="P4">
类型: Article</text:p>
      <!--METADATA-->
      <text:p text:style-name="P4">
<draw:frame draw:style-name="fr1" draw:name="Image346" text:anchor-type="as-char" svg:width="6.9236in" svg:height="3.956343in" draw:z-index="0">
<draw:image xlink:href="../Images/yкринформ/2023-05-23T00-58-00-03-00/630_360_1647805913-592.jpg" xlink:type="simple" xlink:show="embed" xlink:actuate="onLoad" draw:mime-type="image/jpeg"/>
</draw:frame>
乌克兰军队反映俄罗斯高血压弹道导弹“匕首”的能力对俄罗斯造成了心理打击，并将迫使莫斯科调整计划。</text:p>
      <text:p text:style-name="P4">
这说明了(https://rus.err.ee/1608984598/polkovnik-vendla-poterja-kinzhalov-nanesla-psihologicheskij-udar-rossii)，报道乌克林福姆。</text:p>
      <text:p text:style-name="P4">
<draw:frame draw:style-name="fr1" draw:name="Image347" text:anchor-type="as-char" svg:width="6.9236in" svg:height="4.32725in" draw:z-index="0">
<draw:image xlink:href="../Images/yкринформ/2023-05-23T00-58-00-03-00/1684792548-455.jpg" xlink:type="simple" xlink:show="embed" xlink:actuate="onLoad" draw:mime-type="image/jpeg"/>
</draw:frame>
<text:span text:style-name="T5">
foto：err</text:span>
</text:p>
      <text:p text:style-name="P4">
Wendla上校说：“首先，击倒导弹“匕首”证明了乌克兰方面目前是保护自己及其重要物体免受超音速火箭的机会。”</text:p>
      <text:p text:style-name="P4">
<text:span text:style-name="T4">
另请阅读：</text:span>
 <text:a xlink:type="simple" xlink:href="https://www.ukrinform.ua/rubric-other_news/3710322-zdatnist-ukrainskoi-ppo-zbivati-kindzali-stala-dla-rosii-nespodivankou-britanska-rozvidka.html" text:style-name="Internet_20_link" text:visited-style-name="Visited_20_Internet_20_Link">
<text:span text:style-name="T4">
匕首</text:span>
</text:a>
周二，乌克兰宣布，它设法击倒了六枚俄罗斯高音弹道导弹“匕首”，莫斯科早日确认了世界上存在的防空系统将无法应对它们。 美国爱国者防空系统击落的“匕首”于5月6日首次报道。</text:p>
      <text:p text:style-name="P4">
“正如公共资料中已经提到的那样，这对俄罗斯的最大影响之一就是心理。已经表明这可以做到。” Wandla解释说。</text:p>
      <text:p text:style-name="P4">
据他说，现在预计俄罗斯将非常谨慎地研究使用历史并开发这些导弹。 “有关于镇压的对话，那些从事“匕首”发展的科学家。最有可能的是，正在寻找有罪或tsaps侵犯以证明失败是合理的，这表明了俄罗斯一方与此相关的挫败感。同时，此类行动(镇压科学家)- 命令。)上校说：“可能会影响开发此类武器系统的能力。”</text:p>
      <text:p text:style-name="P4">
<text:span text:style-name="T4">
另请阅读：</text:span>
 <text:a xlink:type="simple" xlink:href="https://www.ukrinform.ua/rubric-polytics/3710540-parlament-estonii-uhvaliv-zaavu-na-pidtrimku-clenstva-ukraini-v-nato.html" text:style-name="Internet_20_link" text:visited-style-name="Visited_20_Internet_20_Link">
</text:a>
但是，据他认为，“匕首”的破坏不会显着降低俄罗斯提供战术核武器的能力。他强调说，乌克兰的“匕首”拍摄表明，西方国家加强防空的努力是有意义的，应该奉献。</text:p>
      <text:p text:style-name="P4">
“北约国家使用相同或相似的系统，这些系统目前对乌克兰的高音导弹有效。因此，北约国家被确认(效率 -  ed。)eCheloric防空及其重要性的发展。” Wendla说。</text:p>
      <text:p text:style-name="P4">
据他说，这也适用于<text:a xlink:type="simple" xlink:href="https://www.ukrinform.ua/tag-estonia" text:style-name="Internet_20_link" text:visited-style-name="Visited_20_Internet_20_Link">
</text:a>
。 温德拉说：“爱沙尼亚是北约的成员。总的来说，它还证实北约的防空防御也对俄罗斯“奇迹武器”有效。</text:p>
      <text:p text:style-name="P4">
<text:span text:style-name="T4">
另请阅读：</text:span>
 <text:a xlink:type="simple" xlink:href="https://www.ukrinform.ua/rubric-polytics/3706267-formuetsa-koalicia-krain-dla-pidtrimki-evroatlanticnoi-integracii-ukraini-kornienko.html" text:style-name="Internet_20_link" text:visited-style-name="Visited_20_Internet_20_Link">
</text:a>
正如乌克林福姆报道的<text:a xlink:type="simple" xlink:href="https://www.ukrinform.ua/rubric-world/3712280-estonia-ta-latvia-obrali-irist-dla-svoei-ppo-serednoi-dalnosti.html" text:style-name="Internet_20_link" text:visited-style-name="Visited_20_Internet_20_Link">
</text:a>
对于中等范围的防空系统，德国生产的Iris-T系统。 这些国家在2022年6月在马德里的北约峰会上共同购买中等范围的意图签署了一项协议。</text:p>
      <text:p text:style-name="P4">
News Source: <text:a xlink:type="simple" xlink:href="https://www.ukrinform.ua/rubric-ato/3712820-zdatnist-ukraini-zbivati-kindzali-zavdae-rosii-psihologicnogo-udaru-genstab-estonii.html" text:style-name="Internet_20_link" text:visited-style-name="Visited_20_Internet_20_Link">
https://www.ukrinform.ua/rubric-ato/3712820-zdatnist-ukraini-zbivati-kindzali-zavdae-rosii-psihologicnogo-udaru-genstab-estonii.html</text:a>
</text:p>
      <!--NEWS-->
      <text:h text:style-name="P10" text:outline-level="1">
<text:span text:style-name="T4">
在过去的一个月中，搜索人员能够找到50尸体失踪的乌克兰人-Oleg Kotenko</text:span>
</text:h>
      <text:p text:style-name="P4">
作者: ['АРМІЯINFORM']</text:p>
      <text:p text:style-name="P4">
时间: 2023-05-23T98:00:00-04:00</text:p>
      <text:p text:style-name="P4">
描述: Lesha为剩下的Mysyak -Mosyokov团体，Zwan oses of，Blagic Heslich ...与乌克兰2022年的战争，与乌克兰的最新新闻，今天与乌克兰的新闻，乌克兰2022年的战争，今天与乌克兰的新闻战争，乌克兰和俄罗斯之间的战争将是一场战争，他们在2022年与乌克兰的战争，无论是否将在不久的将来与乌克兰战争，他们说，与乌克兰的战争，今天的乌克兰新闻，乌克兰的新闻，乌克兰媒体在俄罗斯的乌克兰新闻</text:p>
      <text:p text:style-name="P4">
图片: ['<text:a xlink:type="simple" xlink:href="https://armyinform.com.ua/wp-content/uploads/2023/05/photo_5429218002701764490_y.jpg" text:style-name="Internet_20_link" text:visited-style-name="Visited_20_Internet_20_Link">
photo_5429218002701764490_y.jpg</text:a>
', '<text:a xlink:type="simple" xlink:href="https://armyinform.com.ua/wp-content/uploads/2023/05/photo_5429218002701764495_y-150x150.jpg" text:style-name="Internet_20_link" text:visited-style-name="Visited_20_Internet_20_Link">
photo_5429218002701764495_y-150x150.jpg</text:a>
', '<text:a xlink:type="simple" xlink:href="https://armyinform.com.ua/wp-content/uploads/2023/05/photo_5429218002701764494_y-150x150.jpg" text:style-name="Internet_20_link" text:visited-style-name="Visited_20_Internet_20_Link">
photo_5429218002701764494_y-150x150.jpg</text:a>
', '<text:a xlink:type="simple" xlink:href="https://armyinform.com.ua/wp-content/uploads/2023/05/photo_5429218002701764493_y-150x150.jpg" text:style-name="Internet_20_link" text:visited-style-name="Visited_20_Internet_20_Link">
photo_5429218002701764493_y-150x150.jpg</text:a>
']</text:p>
      <text:p text:style-name="P4">
标签: ['ОЛЕГ КОТЕНКО', 'УПОВНОВАЖЕНИЙ ЗІ ЗНИКЛИХ БЕЗВІСТИ']</text:p>
      <text:p text:style-name="P4">
类别: News</text:p>
      <!--METADATA-->
      <text:p text:style-name="P4">
<draw:frame draw:style-name="fr1" draw:name="Image348" text:anchor-type="as-char" svg:width="6.9236in" svg:height="3.799866in" draw:z-index="0">
<draw:image xlink:href="../Images/AРМІЯINFORM/2023-05-23T98-00-00-04-00/photo_5429218002701764490_y.jpg" xlink:type="simple" xlink:show="embed" xlink:actuate="onLoad" draw:mime-type="image/jpeg"/>
</draw:frame>
仅在上个月，在特殊情况下缺失的人的专员搜索小组才能够找到50具乌克兰人不言语的机构。</text:p>
      <text:p text:style-name="P4">
Oleg Kotenko <text:a xlink:type="simple" xlink:href="https://t.me/Oleg_Kotenko_Patriot/144" text:style-name="Internet_20_link" text:visited-style-name="Visited_20_Internet_20_Link">
报告</text:a>
在电报中。</text:p>
      <text:p text:style-name="P4">
他还出版了Donetsk，Luhansk和Kharkiv地区Alexei Yukov提供的搜索小组提供的照片。</text:p>
      <text:p text:style-name="P4">
<text:a xlink:type="simple" xlink:href="https://armyinform.com.ua/wp-content/uploads/2023/05/photo_5429218002701764495_y.jpg" text:style-name="Internet_20_link" text:visited-style-name="Visited_20_Internet_20_Link">
!(Images/AРМІЯINFORM/2023-05-23T98-00-00-04-00/photo_5429218002701764495_y-150x150.jpg)</text:a>
</text:p>
      <text:p text:style-name="P4">
<text:a xlink:type="simple" xlink:href="https://armyinform.com.ua/wp-content/uploads/2023/05/photo_5429218002701764494_y.jpg" text:style-name="Internet_20_link" text:visited-style-name="Visited_20_Internet_20_Link">
<draw:frame draw:style-name="fr1" draw:name="Image349" text:anchor-type="as-char" svg:width="6.9236in" svg:height="6.9236in" draw:z-index="0">
<draw:image xlink:href="../Images/AРМІЯINFORM/2023-05-23T98-00-00-04-00/photo_5429218002701764494_y-150x150.jpg" xlink:type="simple" xlink:show="embed" xlink:actuate="onLoad" draw:mime-type="image/jpeg"/>
</draw:frame>
</text:a>
</text:p>
      <text:p text:style-name="P4">
<text:a xlink:type="simple" xlink:href="https://armyinform.com.ua/wp-content/uploads/2023/05/photo_5429218002701764493_y.jpg" text:style-name="Internet_20_link" text:visited-style-name="Visited_20_Internet_20_Link">
<draw:frame draw:style-name="fr1" draw:name="Image350" text:anchor-type="as-char" svg:width="6.9236in" svg:height="6.9236in" draw:z-index="0">
<draw:image xlink:href="../Images/AРМІЯINFORM/2023-05-23T98-00-00-04-00/photo_5429218002701764493_y-150x150.jpg" xlink:type="simple" xlink:show="embed" xlink:actuate="onLoad" draw:mime-type="image/jpeg"/>
</draw:frame>
</text:a>
“这些人员是在地点发展期间在解放的领土上建立的。 仅在上个月，搜索人员才设法举起了五十具尸体。”专员说。</text:p>
      <text:p text:style-name="P4">
Kotenko呼吁每个了解可能的埋葬地点的人，在工作日报告专员的热线：0 800 339 247，输出在输出中，按数字向Weiber和Telegram发送消息：(095)896-04-21。</text:p>
      <text:p text:style-name="P4">
News Source: <text:a xlink:type="simple" xlink:href="https://armyinform.com.ua/2023/05/23/za-ostannij-misyacz-poshukovczyam-vdalosya-znajty-50-til-znyklyh-bezvisty-ukrayincziv-oleg-kotenko/" text:style-name="Internet_20_link" text:visited-style-name="Visited_20_Internet_20_Link">
https://armyinform.com.ua/2023/05/23/za-ostannij-misyacz-poshukovczyam-vdalosya-znajty-50-til-znyklyh-bezvisty-ukrayincziv-oleg-kotenko/</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